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35pt"/>
    </style:style>
    <style:style style:name="co2" style:family="table-column">
      <style:table-column-properties fo:break-before="auto" style:column-width="61.71pt"/>
    </style:style>
    <style:style style:name="co3" style:family="table-column">
      <style:table-column-properties fo:break-before="auto" style:column-width="37.9pt"/>
    </style:style>
    <style:style style:name="co4" style:family="table-column">
      <style:table-column-properties fo:break-before="auto" style:column-width="180.74pt"/>
    </style:style>
    <style:style style:name="co5" style:family="table-column">
      <style:table-column-properties fo:break-before="auto" style:column-width="51.7pt"/>
    </style:style>
    <style:style style:name="co6" style:family="table-column">
      <style:table-column-properties fo:break-before="auto" style:column-width="76.31pt"/>
    </style:style>
    <style:style style:name="co7" style:family="table-column">
      <style:table-column-properties fo:break-before="auto" style:column-width="72.4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4.74pt"/>
    </style:style>
    <style:style style:name="co10" style:family="table-column">
      <style:table-column-properties fo:break-before="auto" style:column-width="298.29pt"/>
    </style:style>
    <style:style style:name="co11" style:family="table-column">
      <style:table-column-properties fo:break-before="auto" style:column-width="311.36pt"/>
    </style:style>
    <style:style style:name="co12" style:family="table-column">
      <style:table-column-properties fo:break-before="auto" style:column-width="452.69pt"/>
    </style:style>
    <style:style style:name="co13" style:family="table-column">
      <style:table-column-properties fo:break-before="auto" style:column-width="406.6pt"/>
    </style:style>
    <style:style style:name="co14" style:family="table-column">
      <style:table-column-properties fo:break-before="auto" style:column-width="178.44pt"/>
    </style:style>
    <style:style style:name="co15" style:family="table-column">
      <style:table-column-properties fo:break-before="auto" style:column-width="103.95pt"/>
    </style:style>
    <style:style style:name="co16" style:family="table-column">
      <style:table-column-properties fo:break-before="auto" style:column-width="78.6pt"/>
    </style:style>
    <style:style style:name="co17" style:family="table-column">
      <style:table-column-properties fo:break-before="auto" style:column-width="163.76pt"/>
    </style:style>
    <style:style style:name="co18" style:family="table-column">
      <style:table-column-properties fo:break-before="auto" style:column-width="307.5pt"/>
    </style:style>
    <style:style style:name="co19" style:family="table-column">
      <style:table-column-properties fo:break-before="auto" style:column-width="1223.9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varian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8" table:number-columns-repeated="1005" table:default-cell-style-name="ce2"/>
        <table:table-row table:style-name="ro1">
          <table:table-cell office:value-type="string" calcext:value-type="string">
            <text:p>HGMD Variant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MUT</text:p>
          </table:table-cell>
          <table:table-cell table:style-name="ce1" office:value-type="string" calcext:value-type="string">
            <text:p>AL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STRAND</text:p>
          </table:table-cell>
          <table:table-cell table:style-name="ce1" office:value-type="string" calcext:value-type="string">
            <text:p>CHROM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string" calcext:value-type="string">
            <text:p>PHEN</text:p>
          </table:table-cell>
          <table:table-cell table:style-name="ce1" office:value-type="string" calcext:value-type="string">
            <text:p>LOF</text:p>
          </table:table-cell>
          <table:table-cell table:style-name="ce1" office:value-type="string" calcext:value-type="string">
            <text:p>NMD</text:p>
          </table:table-cell>
          <table:table-cell table:style-name="ce1" office:value-type="string" calcext:value-type="string">
            <text:p>PROT</text:p>
          </table:table-cell>
          <table:table-cell table:style-name="ce1" office:value-type="string" calcext:value-type="string">
            <text:p>RANKSCORE</text:p>
          </table:table-cell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ANN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variant_type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CM153945</text:p>
          </table:table-cell>
          <table:table-cell office:value-type="string" calcext:value-type="string">
            <text:p>CSF1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50078115" calcext:value-type="float">
            <text:p>15007811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5211.3:c.726C&gt;T</text:p>
          </table:table-cell>
          <table:table-cell office:value-type="string" calcext:value-type="string">
            <text:p>"Loss_of_enhancer_activity"</text:p>
          </table:table-cell>
          <table:table-cell table:number-columns-repeated="2"/>
          <table:table-cell office:value-type="string" calcext:value-type="string">
            <text:p>NP_005202.2:p.T242%3D</text:p>
          </table:table-cell>
          <table:table-cell/>
          <table:table-cell office:value-type="string" calcext:value-type="string">
            <text:p>rs2228422</text:p>
          </table:table-cell>
          <table:table-cell office:value-type="string" calcext:value-type="string">
            <text:p>A|synonymous_variant|LOW|CSF1R|ENSG00000182578|transcript|ENST00000286301.7|protein_coding|5/22|c.726C&gt;T|p.Thr242Thr|1018/3989|726/2919|242/972||,A|synonymous_variant|LOW|CSF1R|ENSG00000182578|transcript|ENST00000504875.5|nonsense_mediated_decay|4/20|c.726C&gt;T|p.Thr242Thr|889/3697|726/2016|242/671||,A|synonymous_variant|LOW|CSF1R|ENSG00000182578|transcript|ENST00000543093.1|protein_coding|4/6|c.726C&gt;T|p.Thr242Thr|726/921|726/921|242/306||,A|downstream_gene_variant|MODIFIER|CSF1R|ENSG00000182578|transcript|ENST00000511344.1|protein_coding||c.*1937C&gt;T|||||1937|WARNING_TRANSCRIPT_INCOMPLETE,A|non_coding_transcript_exon_variant|MODIFIER|CSF1R|ENSG00000182578|transcript|ENST00000502660.5|retained_intron|4/5|n.853C&gt;T||||||</text:p>
          </table:table-cell>
          <table:table-cell office:value-type="string" calcext:value-type="string">
            <text:p>{'LOW': 3, 'MODIFIER': 2}</text:p>
          </table:table-cell>
          <table:table-cell office:value-type="string" calcext:value-type="string">
            <text:p>{'synonymous_variant': 3, 'down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0217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50137031" calcext:value-type="float">
            <text:p>15013703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2609.3:c.17C&gt;T</text:p>
          </table:table-cell>
          <table:table-cell office:value-type="string" calcext:value-type="string">
            <text:p>"Response_to_regorafenib"</text:p>
          </table:table-cell>
          <table:table-cell table:number-columns-repeated="2"/>
          <table:table-cell office:value-type="string" calcext:value-type="string">
            <text:p>NP_002600.1:p.A6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50173975</text:p>
          </table:table-cell>
          <table:table-cell office:value-type="string" calcext:value-type="string">
            <text:p>A|missense_variant|MODERATE|PDGFRB|ENSG00000113721|transcript|ENST00000261799.8|protein_coding|2/23|c.17C&gt;T|p.Ala6Val|487/5717|17/3321|6/1106||,A|missense_variant|MODERATE|PDGFRB|ENSG00000113721|transcript|ENST00000520579.5|nonsense_mediated_decay|2/23|c.17C&gt;T|p.Ala6Val|486/3860|17/720|6/239||,A|missense_variant|MODERATE|PDGFRB|ENSG00000113721|transcript|ENST00000517957.1|protein_coding|2/4|c.17C&gt;T|p.Ala6Val|61/568|17/524|6/173||WARNING_TRANSCRIPT_INCOMPLETE,A|upstream_gene_variant|MODIFIER|PDGFRB|ENSG00000113721|transcript|ENST00000522466.1|retained_intron||n.-2921C&gt;T|||||2921|,A|downstream_gene_variant|MODIFIER|PDGFRB|ENSG00000113721|transcript|ENST00000517660.1|processed_transcript||n.*273C&gt;T|||||273|,A|intron_variant|MODIFIER|PDGFRB|ENSG00000113721|transcript|ENST00000517488.1|protein_coding|1/2|c.-152-1153C&gt;T||||||WARNING_TRANSCRIPT_INCOMPLETE</text:p>
          </table:table-cell>
          <table:table-cell office:value-type="string" calcext:value-type="string">
            <text:p>{'MODERATE': 3, 'MODIFIER': 3}</text:p>
          </table:table-cell>
          <table:table-cell office:value-type="string" calcext:value-type="string">
            <text:p>{'missense_variant': 3, 'upstream_gene_variant': 1, 'downstream_gene_variant': 1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72807</text:p>
          </table:table-cell>
          <table:table-cell office:value-type="string" calcext:value-type="string">
            <text:p>VEGF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43785314" calcext:value-type="float">
            <text:p>43785314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expression"</text:p>
          </table:table-cell>
          <table:table-cell table:number-columns-repeated="4"/>
          <table:table-cell office:value-type="string" calcext:value-type="string">
            <text:p>rs3025040</text:p>
          </table:table-cell>
          <table:table-cell office:value-type="string" calcext:value-type="string">
            <text:p>T|3_prime_UTR_variant|MODIFIER|VEGFA|ENSG00000112715|transcript|ENST00000611736.4|protein_coding|8/8|c.*752C&gt;T|||||752|,T|3_prime_UTR_variant|MODIFIER|VEGFA|ENSG00000112715|transcript|ENST00000615393.4|protein_coding|6/6|c.*752C&gt;T|||||752|,T|3_prime_UTR_variant|MODIFIER|VEGFA|ENSG00000112715|transcript|ENST00000617771.4|protein_coding|5/5|c.*752C&gt;T|||||752|,T|3_prime_UTR_variant|MODIFIER|VEGFA|ENSG00000112715|transcript|ENST00000621747.4|protein_coding|7/7|c.*752C&gt;T|||||752|,T|3_prime_UTR_variant|MODIFIER|VEGFA|ENSG00000112715|transcript|ENST00000372067.7|protein_coding|7/7|c.*752C&gt;T|||||752|,T|3_prime_UTR_variant|MODIFIER|VEGFA|ENSG00000112715|transcript|ENST00000372064.8|protein_coding|6/6|c.*752C&gt;T|||||752|,T|3_prime_UTR_variant|MODIFIER|VEGFA|ENSG00000112715|transcript|ENST00000372077.8|protein_coding|6/6|c.*752C&gt;T|||||752|,T|downstream_gene_variant|MODIFIER|VEGFA|ENSG00000112715|transcript|ENST00000372055.8|protein_coding||c.*752C&gt;T|||||705|,T|downstream_gene_variant|MODIFIER|VEGFA|ENSG00000112715|transcript|ENST00000324450.10|protein_coding||c.*752C&gt;T|||||752|,T|downstream_gene_variant|MODIFIER|VEGFA|ENSG00000112715|transcript|ENST00000417285.6|protein_coding||c.*768C&gt;T|||||752|,T|downstream_gene_variant|MODIFIER|VEGFA|ENSG00000112715|transcript|ENST00000413642.7|protein_coding||c.*752C&gt;T|||||725|,T|downstream_gene_variant|MODIFIER|VEGFA|ENSG00000112715|transcript|ENST00000482630.6|protein_coding||c.*686C&gt;T|||||656|,T|downstream_gene_variant|MODIFIER|VEGFA|ENSG00000112715|transcript|ENST00000425836.6|protein_coding||c.*752C&gt;T|||||365|,T|downstream_gene_variant|MODIFIER|VEGFA|ENSG00000112715|transcript|ENST00000520948.5|protein_coding||c.*752C&gt;T|||||365|,T|downstream_gene_variant|MODIFIER|VEGFA|ENSG00000112715|transcript|ENST00000523873.5|protein_coding||c.*752C&gt;T|||||705|,T|downstream_gene_variant|MODIFIER|VEGFA|ENSG00000112715|transcript|ENST00000523950.5|protein_coding||c.*752C&gt;T|||||412|,T|downstream_gene_variant|MODIFIER|VEGFA|ENSG00000112715|transcript|ENST00000457104.6|protein_coding||c.*752C&gt;T|||||752|,T|downstream_gene_variant|MODIFIER|VEGFA|ENSG00000112715|transcript|ENST00000518689.5|protein_coding||c.*752C&gt;T|||||752|,T|downstream_gene_variant|MODIFIER|VEGFA|ENSG00000112715|transcript|ENST00000523125.5|protein_coding||c.*768C&gt;T|||||752|,T|downstream_gene_variant|MODIFIER|VEGFA|ENSG00000112715|transcript|ENST00000518824.5|protein_coding||c.*686C&gt;T|||||656|,T|downstream_gene_variant|MODIFIER|VEGFA|ENSG00000112715|transcript|ENST00000493786.2|retained_intron||n.*750C&gt;T|||||750|,T|downstream_gene_variant|MODIFIER|VEGFA|ENSG00000112715|transcript|ENST00000230480.10|protein_coding||c.*752C&gt;T|||||379|,T|downstream_gene_variant|MODIFIER|VEGFA|ENSG00000112715|transcript|ENST00000519767.5|protein_coding||c.*752C&gt;T|||||752|WARNING_TRANSCRIPT_NO_START_CODON,T|downstream_gene_variant|MODIFIER|VEGFA|ENSG00000112715|transcript|ENST00000520265.1|protein_coding||c.*752C&gt;T|||||752|WARNING_TRANSCRIPT_NO_START_CODON,T|non_coding_transcript_exon_variant|MODIFIER|VEGFA|ENSG00000112715|transcript|ENST00000480614.1|retained_intron|3/3|n.10997C&gt;T||||||,T|non_coding_transcript_exon_variant|MODIFIER|VEGFA|ENSG00000112715|transcript|ENST00000497139.5|retained_intron|3/3|n.1621C&gt;T||||||</text:p>
          </table:table-cell>
          <table:table-cell office:value-type="string" calcext:value-type="string">
            <text:p>{'MODIFIER': 26}</text:p>
          </table:table-cell>
          <table:table-cell office:value-type="string" calcext:value-type="string">
            <text:p>{'3_prime_UTR_variant': 7, 'downstream_gene_variant': 17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9940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37198445" calcext:value-type="float">
            <text:p>13719844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416.2:c.1056A&gt;G</text:p>
          </table:table-cell>
          <table:table-cell office:value-type="string" calcext:value-type="string">
            <text:p>"Reduced_expression"</text:p>
          </table:table-cell>
          <table:table-cell table:number-columns-repeated="2"/>
          <table:table-cell office:value-type="string" calcext:value-type="string">
            <text:p>NP_000407.1:p.I352M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rs199641966</text:p>
          </table:table-cell>
          <table:table-cell office:value-type="string" calcext:value-type="string">
            <text:p>C|missense_variant|MODERATE|IFNGR1|ENSG00000027697|transcript|ENST00000367739.8|protein_coding|7/7|c.1056A&gt;G|p.Ile352Met|1178/2139|1056/1470|352/489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9939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37198497" calcext:value-type="float">
            <text:p>13719849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416.2:c.1004A&gt;C</text:p>
          </table:table-cell>
          <table:table-cell office:value-type="string" calcext:value-type="string">
            <text:p>"Reduced_expression"</text:p>
          </table:table-cell>
          <table:table-cell table:number-columns-repeated="2"/>
          <table:table-cell office:value-type="string" calcext:value-type="string">
            <text:p>NP_000407.1:p.H335P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7175350</text:p>
          </table:table-cell>
          <table:table-cell office:value-type="string" calcext:value-type="string">
            <text:p>G|missense_variant|MODERATE|IFNGR1|ENSG00000027697|transcript|ENST00000367739.8|protein_coding|7/7|c.1004A&gt;C|p.His335Pro|1126/2139|1004/1470|335/489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9938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37219288" calcext:value-type="float">
            <text:p>13721928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416.2:c.40G&gt;A</text:p>
          </table:table-cell>
          <table:table-cell office:value-type="string" calcext:value-type="string">
            <text:p>"Reduced_expression"</text:p>
          </table:table-cell>
          <table:table-cell table:number-columns-repeated="2"/>
          <table:table-cell office:value-type="string" calcext:value-type="string">
            <text:p>NP_000407.1:p.V14M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s11575936</text:p>
          </table:table-cell>
          <table:table-cell office:value-type="string" calcext:value-type="string">
            <text:p>T|missense_variant|MODERATE|IFNGR1|ENSG00000027697|transcript|ENST00000367739.8|protein_coding|1/7|c.40G&gt;A|p.Val14Met|162/2139|40/1470|14/489||,T|missense_variant|MODERATE|IFNGR1|ENSG00000027697|transcript|ENST00000458076.5|protein_coding|1/5|c.40G&gt;A|p.Val14Met|162/753|40/631|14/209||WARNING_TRANSCRIPT_INCOMPLETE,T|5_prime_UTR_premature_start_codon_gain_variant|LOW|IFNGR1|ENSG00000027697|transcript|ENST00000414770.5|protein_coding|1/5|c.-102G&gt;A||||||WARNING_TRANSCRIPT_INCOMPLETE,T|5_prime_UTR_variant|MODIFIER|IFNGR1|ENSG00000027697|transcript|ENST00000414770.5|protein_coding|1/5|c.-102G&gt;A|||||3967|WARNING_TRANSCRIPT_INCOMPLETE,T|non_coding_transcript_exon_variant|MODIFIER|IFNGR1|ENSG00000027697|transcript|ENST00000478333.1|processed_transcript|1/2|n.162G&gt;A||||||</text:p>
          </table:table-cell>
          <table:table-cell office:value-type="string" calcext:value-type="string">
            <text:p>{'MODERATE': 2, 'LOW': 1, 'MODIFIER': 2}</text:p>
          </table:table-cell>
          <table:table-cell office:value-type="string" calcext:value-type="string">
            <text:p>{'missense_variant': 2, '5_prime_UTR_premature_start_codon_gain_variant': 1, '5_prime_UTR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45895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37219938" calcext:value-type="float">
            <text:p>137219938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promoter_activity"</text:p>
          </table:table-cell>
          <table:table-cell table:number-columns-repeated="4"/>
          <table:table-cell office:value-type="string" calcext:value-type="string">
            <text:p>rs1327474</text:p>
          </table:table-cell>
          <table:table-cell office:value-type="string" calcext:value-type="string">
            <text:p>T|upstream_gene_variant|MODIFIER|IFNGR1|ENSG00000027697|transcript|ENST00000367739.8|protein_coding||c.-611G&gt;A|||||489|,T|upstream_gene_variant|MODIFIER|IFNGR1|ENSG00000027697|transcript|ENST00000478333.1|processed_transcript||n.-489G&gt;A|||||489|,T|upstream_gene_variant|MODIFIER|IFNGR1|ENSG00000027697|transcript|ENST00000458076.5|protein_coding||c.-611G&gt;A|||||489|WARNING_TRANSCRIPT_INCOMPLETE,T|upstream_gene_variant|MODIFIER|IFNGR1|ENSG00000027697|transcript|ENST00000414770.5|protein_coding||c.-4617G&gt;A|||||489|WARNING_TRANSCRIPT_INCOMPLETE,T|intergenic_region|MODIFIER|IFNGR1-OLIG3|ENSG00000027697-ENSG00000177468|intergenic_region|ENSG00000027697-ENSG00000177468|||n.137219938C&gt;T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upstream_gene_variant': 4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615218</text:p>
          </table:table-cell>
          <table:table-cell office:value-type="string" calcext:value-type="string">
            <text:p>ES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151632630" calcext:value-type="float">
            <text:p>151632630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enhancer_activity"</text:p>
          </table:table-cell>
          <table:table-cell table:number-columns-repeated="4"/>
          <table:table-cell office:value-type="string" calcext:value-type="string">
            <text:p>rs9383590</text:p>
          </table:table-cell>
          <table:table-cell office:value-type="string" calcext:value-type="string">
            <text:p>C|intergenic_region|MODIFIER|CCDC170-ESR1|ENSG00000120262-ENSG00000091831|intergenic_region|ENSG00000120262-ENSG00000091831|||n.151632630T&gt;C||||||</text:p>
          </table:table-cell>
          <table:table-cell office:value-type="string" calcext:value-type="string">
            <text:p>{'MODIFIER': 1}</text:p>
          </table:table-cell>
          <table:table-cell office:value-type="string" calcext:value-type="string">
            <text:p>{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615219</text:p>
          </table:table-cell>
          <table:table-cell office:value-type="string" calcext:value-type="string">
            <text:p>ES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151632724" calcext:value-type="float">
            <text:p>151632724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enhancer_activity"</text:p>
          </table:table-cell>
          <table:table-cell table:number-columns-repeated="4"/>
          <table:table-cell office:value-type="string" calcext:value-type="string">
            <text:p>rs9397068</text:p>
          </table:table-cell>
          <table:table-cell office:value-type="string" calcext:value-type="string">
            <text:p>A|intergenic_region|MODIFIER|CCDC170-ESR1|ENSG00000120262-ENSG00000091831|intergenic_region|ENSG00000120262-ENSG00000091831|||n.151632724G&gt;A||||||</text:p>
          </table:table-cell>
          <table:table-cell office:value-type="string" calcext:value-type="string">
            <text:p>{'MODIFIER': 1}</text:p>
          </table:table-cell>
          <table:table-cell office:value-type="string" calcext:value-type="string">
            <text:p>{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93128</text:p>
          </table:table-cell>
          <table:table-cell office:value-type="string" calcext:value-type="string">
            <text:p>ESR1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151804452" calcext:value-type="float">
            <text:p>151804452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transcriptional_regulation"</text:p>
          </table:table-cell>
          <table:table-cell table:number-columns-repeated="4"/>
          <table:table-cell office:value-type="string" calcext:value-type="string">
            <text:p>rs9478245</text:p>
          </table:table-cell>
          <table:table-cell office:value-type="string" calcext:value-type="string">
            <text:p>C|5_prime_UTR_premature_start_codon_gain_variant|LOW|ESR1|ENSG00000091831|transcript|ENST00000338799.9|protein_coding|1/9|c.-1439T&gt;C||||||,C|5_prime_UTR_variant|MODIFIER|ESR1|ENSG00000091831|transcript|ENST00000338799.9|protein_coding|1/9|c.-1439T&gt;C|||||3461|,C|upstream_gene_variant|MODIFIER|ESR1|ENSG00000091831|transcript|ENST00000206249.7|protein_coding||c.-3461T&gt;C|||||3099|,C|upstream_gene_variant|MODIFIER|ESR1|ENSG00000091831|transcript|ENST00000446550.1|protein_coding||c.-3461T&gt;C|||||2744|WARNING_TRANSCRIPT_INCOMPLETE,C|upstream_gene_variant|MODIFIER|ESR1|ENSG00000091831|transcript|ENST00000406599.5|protein_coding||c.-3461T&gt;C|||||3227|,C|upstream_gene_variant|MODIFIER|ESR1|ENSG00000091831|transcript|ENST00000456483.3|protein_coding||c.-3461T&gt;C|||||3227|,C|upstream_gene_variant|MODIFIER|ESR1|ENSG00000091831|transcript|ENST00000427531.6|protein_coding||c.-38212T&gt;C|||||4655|,C|upstream_gene_variant|MODIFIER|ESR1|ENSG00000091831|transcript|ENST00000488573.1|processed_transcript||n.-3653T&gt;C|||||3653|,C|upstream_gene_variant|MODIFIER|ESR1|ENSG00000091831|transcript|ENST00000443427.5|protein_coding||c.-3461T&gt;C|||||2867|,C|intron_variant|MODIFIER|ESR1|ENSG00000091831|transcript|ENST00000473497.5|processed_transcript|2/2|n.205-3391T&gt;C||||||,C|intron_variant|MODIFIER|ESR1|ENSG00000091831|transcript|ENST00000404742.5|protein_coding|2/2|c.-70-3391T&gt;C||||||WARNING_TRANSCRIPT_INCOMPLETE,C|intron_variant|MODIFIER|ESR1|ENSG00000091831|transcript|ENST00000440973.5|protein_coding|2/9|c.-70-3391T&gt;C||||||</text:p>
          </table:table-cell>
          <table:table-cell office:value-type="string" calcext:value-type="string">
            <text:p>{'LOW': 1, 'MODIFIER': 11}</text:p>
          </table:table-cell>
          <table:table-cell office:value-type="string" calcext:value-type="string">
            <text:p>{'5_prime_UTR_premature_start_codon_gain_variant': 1, '5_prime_UTR_variant': 1, 'upstream_gene_variant': 7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85799</text:p>
          </table:table-cell>
          <table:table-cell office:value-type="string" calcext:value-type="string">
            <text:p>IL6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22720869" calcext:value-type="float">
            <text:p>22720869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gene_expression"</text:p>
          </table:table-cell>
          <table:table-cell table:number-columns-repeated="4"/>
          <table:table-cell office:value-type="string" calcext:value-type="string">
            <text:p>rs10499563</text:p>
          </table:table-cell>
          <table:table-cell office:value-type="string" calcext:value-type="string">
            <text:p>C|downstream_gene_variant|MODIFIER|AC073072.5|ENSG00000179428|transcript|ENST00000325042.2|antisense||n.*4526A&gt;G|||||4526|,C|intergenic_region|MODIFIER|AC002480.2-AC073072.5|ENSG00000238033-ENSG00000179428|intergenic_region|ENSG00000238033-ENSG00000179428|||n.22720869T&gt;C||||||</text:p>
          </table:table-cell>
          <table:table-cell office:value-type="string" calcext:value-type="string">
            <text:p>{'MODIFIER': 2}</text:p>
          </table:table-cell>
          <table:table-cell office:value-type="string" calcext:value-type="string">
            <text:p>{'downstream_gene_variant': 1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16149</text:p>
          </table:table-cell>
          <table:table-cell office:value-type="string" calcext:value-type="string">
            <text:p>IL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22726602" calcext:value-type="float">
            <text:p>22726602</text:p>
          </table:table-cell>
          <table:table-cell office:value-type="string" calcext:value-type="string">
            <text:p>DFP</text:p>
          </table:table-cell>
          <table:table-cell/>
          <table:table-cell office:value-type="string" calcext:value-type="string">
            <text:p>"Altered_transcriptional_activity"</text:p>
          </table:table-cell>
          <table:table-cell table:number-columns-repeated="4"/>
          <table:table-cell office:value-type="string" calcext:value-type="string">
            <text:p>rs1800797</text:p>
          </table:table-cell>
          <table:table-cell office:value-type="string" calcext:value-type="string">
            <text:p>G|upstream_gene_variant|MODIFIER|IL6|ENSG00000136244|transcript|ENST00000258743.9|protein_coding||c.-661A&gt;G|||||545|,G|upstream_gene_variant|MODIFIER|IL6|ENSG00000136244|transcript|ENST00000485300.1|retained_intron||n.-598A&gt;G|||||598|,G|upstream_gene_variant|MODIFIER|IL6|ENSG00000136244|transcript|ENST00000426291.5|protein_coding||c.-661A&gt;G|||||545|WARNING_TRANSCRIPT_INCOMPLETE,G|upstream_gene_variant|MODIFIER|IL6|ENSG00000136244|transcript|ENST00000401651.5|protein_coding||c.-2109A&gt;G|||||545|,G|upstream_gene_variant|MODIFIER|IL6|ENSG00000136244|transcript|ENST00000406575.1|protein_coding||c.-661A&gt;G|||||638|,G|upstream_gene_variant|MODIFIER|IL6|ENSG00000136244|transcript|ENST00000407492.5|protein_coding||c.-2109A&gt;G|||||612|,G|upstream_gene_variant|MODIFIER|IL6|ENSG00000136244|transcript|ENST00000464710.1|retained_intron||n.-1898A&gt;G|||||1898|,G|upstream_gene_variant|MODIFIER|IL6|ENSG00000136244|transcript|ENST00000401630.7|protein_coding||c.-661A&gt;G|||||622|,G|intron_variant|MODIFIER|IL6|ENSG00000136244|transcript|ENST00000404625.5|protein_coding|1/5|c.-85+344A&gt;G||||||,G|non_coding_transcript_exon_variant|MODIFIER|AC073072.5|ENSG00000179428|transcript|ENST00000325042.2|antisense|2/2|n.157T&gt;C||||||</text:p>
          </table:table-cell>
          <table:table-cell office:value-type="string" calcext:value-type="string">
            <text:p>{'MODIFIER': 10}</text:p>
          </table:table-cell>
          <table:table-cell office:value-type="string" calcext:value-type="string">
            <text:p>{'upstream_gene_variant': 8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42312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55161562" calcext:value-type="float">
            <text:p>55161562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NM_005228.4:c.1562G&gt;A</text:p>
          </table:table-cell>
          <table:table-cell office:value-type="string" calcext:value-type="string">
            <text:p>"Altered_transmembrane_signaling"</text:p>
          </table:table-cell>
          <table:table-cell table:number-columns-repeated="2"/>
          <table:table-cell office:value-type="string" calcext:value-type="string">
            <text:p>NP_005219.2:p.R521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2227983</text:p>
          </table:table-cell>
          <table:table-cell office:value-type="string" calcext:value-type="string">
            <text:p>A|missense_variant|MODERATE|EGFR|ENSG00000146648|transcript|ENST00000275493.6|protein_coding|13/28|c.1562G&gt;A|p.Arg521Lys|1739/9821|1562/3633|521/1210||,A|missense_variant|MODERATE|EGFR|ENSG00000146648|transcript|ENST00000455089.5|protein_coding|12/26|c.1427G&gt;A|p.Arg476Lys|1684/3844|1427/3276|476/1091||,A|missense_variant|MODERATE|EGFR|ENSG00000146648|transcript|ENST00000342916.7|protein_coding|13/16|c.1562G&gt;A|p.Arg521Lys|1808/2239|1562/1887|521/628||,A|missense_variant|MODERATE|EGFR|ENSG00000146648|transcript|ENST00000454757.6|protein_coding|12/27|c.1427G&gt;A|p.Arg476Lys|1673/5464|1427/3498|476/1165||,A|missense_variant|MODERATE|EGFR|ENSG00000146648|transcript|ENST00000344576.6|protein_coding|13/16|c.1562G&gt;A|p.Arg521Lys|1807/2864|1562/2118|521/705||,A|downstream_gene_variant|MODIFIER|EGFR|ENSG00000146648|transcript|ENST00000420316.6|protein_coding||c.*4719G&gt;A|||||4611|</text:p>
          </table:table-cell>
          <table:table-cell office:value-type="string" calcext:value-type="string">
            <text:p>{'MODERATE': 5, 'MODIFIER': 1}</text:p>
          </table:table-cell>
          <table:table-cell office:value-type="string" calcext:value-type="string">
            <text:p>{'missense_variant': 5, 'down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1614394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55186493" calcext:value-type="float">
            <text:p>5518649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5228.4:c.2469+5015G&gt;A</text:p>
          </table:table-cell>
          <table:table-cell office:value-type="string" calcext:value-type="string">
            <text:p>"Reduced_transcriptional_response_to_hypoxia"</text:p>
          </table:table-cell>
          <table:table-cell table:number-columns-repeated="4"/>
          <table:table-cell office:value-type="string" calcext:value-type="string">
            <text:p>rs6593210</text:p>
          </table:table-cell>
          <table:table-cell office:value-type="string" calcext:value-type="string">
            <text:p>A|intron_variant|MODIFIER|EGFR|ENSG00000146648|transcript|ENST00000275493.6|protein_coding|20/27|c.2469+5015G&gt;A||||||,A|intron_variant|MODIFIER|EGFR|ENSG00000146648|transcript|ENST00000455089.5|protein_coding|19/25|c.2334+5015G&gt;A||||||,A|intron_variant|MODIFIER|EGFR|ENSG00000146648|transcript|ENST00000454757.6|protein_coding|19/26|c.2334+5015G&gt;A||||||,A|intron_variant|MODIFIER|EGFR-AS1|ENSG00000224057|transcript|ENST00000442411.1|antisense|1/1|n.78+2364C&gt;T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intron_variant': 4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067531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50113" calcext:value-type="float">
            <text:p>99650113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M_000777.4:c.1372delG</text:p>
          </table:table-cell>
          <table:table-cell office:value-type="string" calcext:value-type="string">
            <text:p>"CYP3A5_deficiency_association_with"</text:p>
          </table:table-cell>
          <table:table-cell office:value-type="string" calcext:value-type="string">
            <text:p>(CYP3A5|ENSG00000106258|15|0.07)</text:p>
          </table:table-cell>
          <table:table-cell/>
          <table:table-cell office:value-type="string" calcext:value-type="string">
            <text:p>NP_000768.1:p.(Val458Serfs*17)</text:p>
          </table:table-cell>
          <table:table-cell/>
          <table:table-cell office:value-type="string" calcext:value-type="string">
            <text:p>rs547253411</text:p>
          </table:table-cell>
          <table:table-cell office:value-type="string" calcext:value-type="string">
            <text:p>A|frameshift_variant|HIGH|CYP3A5|ENSG00000106258|transcript|ENST00000222982.8|protein_coding|12/13|c.1372delG|p.Val458fs|1472/1720|1372/1509|458/502||,A|3_prime_UTR_variant|MODIFIER|CYP3A5|ENSG00000106258|transcript|ENST00000339843.6|protein_coding|12/13|c.*2856delG|||||26414|,A|downstream_gene_variant|MODIFIER|CYP3A5|ENSG00000106258|transcript|ENST00000488187.1|retained_intron||n.*2177delG|||||2177|,A|non_coding_transcript_exon_variant|MODIFIER|CYP3A5|ENSG00000106258|transcript|ENST00000461920.5|retained_intron|13/14|n.1964delG||||||,A|non_coding_transcript_exon_variant|MODIFIER|CYP3A5|ENSG00000106258|transcript|ENST00000469887.5|retained_intron|11/12|n.2905delG||||||</text:p>
          </table:table-cell>
          <table:table-cell office:value-type="string" calcext:value-type="string">
            <text:p>{'HIGH': 1, 'MODIFIER': 4}</text:p>
          </table:table-cell>
          <table:table-cell office:value-type="string" calcext:value-type="string">
            <text:p>{'frameshift_variant': 1, '3_prime_UTR_variant': 1, 'down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33965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50149" calcext:value-type="float">
            <text:p>9965014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7.4:c.1337T&gt;C</text:p>
          </table:table-cell>
          <table:table-cell office:value-type="string" calcext:value-type="string">
            <text:p>"Altered_gene_expression"</text:p>
          </table:table-cell>
          <table:table-cell table:number-columns-repeated="2"/>
          <table:table-cell office:value-type="string" calcext:value-type="string">
            <text:p>NP_000768.1:p.F446S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rs41279854</text:p>
          </table:table-cell>
          <table:table-cell office:value-type="string" calcext:value-type="string">
            <text:p>G|missense_variant|MODERATE|CYP3A5|ENSG00000106258|transcript|ENST00000222982.8|protein_coding|12/13|c.1337T&gt;C|p.Phe446Ser|1437/1720|1337/1509|446/502||,G|3_prime_UTR_variant|MODIFIER|CYP3A5|ENSG00000106258|transcript|ENST00000339843.6|protein_coding|12/13|c.*2821T&gt;C|||||26379|,G|downstream_gene_variant|MODIFIER|CYP3A5|ENSG00000106258|transcript|ENST00000488187.1|retained_intron||n.*2142T&gt;C|||||2142|,G|non_coding_transcript_exon_variant|MODIFIER|CYP3A5|ENSG00000106258|transcript|ENST00000461920.5|retained_intron|13/14|n.1929T&gt;C||||||,G|non_coding_transcript_exon_variant|MODIFIER|CYP3A5|ENSG00000106258|transcript|ENST00000469887.5|retained_intron|11/12|n.2870T&gt;C||||||</text:p>
          </table:table-cell>
          <table:table-cell office:value-type="string" calcext:value-type="string">
            <text:p>{'MODERATE': 1, 'MODIFIER': 4}</text:p>
          </table:table-cell>
          <table:table-cell office:value-type="string" calcext:value-type="string">
            <text:p>{'missense_variant': 1, '3_prime_UTR_variant': 1, 'down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067572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52770" calcext:value-type="float">
            <text:p>99652770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M_000777.4:c.1035dupT</text:p>
          </table:table-cell>
          <table:table-cell office:value-type="string" calcext:value-type="string">
            <text:p>"CYP3A5_deficiency_association_with"</text:p>
          </table:table-cell>
          <table:table-cell office:value-type="string" calcext:value-type="string">
            <text:p>(CYP3A5|ENSG00000106258|15|0.07)</text:p>
          </table:table-cell>
          <table:table-cell table:number-columns-repeated="3"/>
          <table:table-cell office:value-type="string" calcext:value-type="string">
            <text:p>rs41303343</text:p>
          </table:table-cell>
          <table:table-cell office:value-type="string" calcext:value-type="string">
            <text:p>TA|frameshift_variant|HIGH|CYP3A5|ENSG00000106258|transcript|ENST00000222982.8|protein_coding|11/13|c.1035dupT|p.Thr346fs|1135/1720|1035/1509|345/502||,TA|3_prime_UTR_variant|MODIFIER|CYP3A5|ENSG00000106258|transcript|ENST00000339843.6|protein_coding|11/13|c.*2519dupT|||||23757|,TA|non_coding_transcript_exon_variant|MODIFIER|CYP3A5|ENSG00000106258|transcript|ENST00000461920.5|retained_intron|12/14|n.1627dupT||||||,TA|non_coding_transcript_exon_variant|MODIFIER|CYP3A5|ENSG00000106258|transcript|ENST00000469887.5|retained_intron|10/12|n.2568dupT||||||,TA|non_coding_transcript_exon_variant|MODIFIER|CYP3A5|ENSG00000106258|transcript|ENST00000488187.1|retained_intron|2/2|n.113dupT||||||</text:p>
          </table:table-cell>
          <table:table-cell office:value-type="string" calcext:value-type="string">
            <text:p>{'HIGH': 1, 'MODIFIER': 4}</text:p>
          </table:table-cell>
          <table:table-cell office:value-type="string" calcext:value-type="string">
            <text:p>{'frameshift_variant': 1, '3_prime_UTR_variant': 1, 'non_coding_transcript_ex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33964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60516" calcext:value-type="float">
            <text:p>9966051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7.4:c.1009G&gt;A</text:p>
          </table:table-cell>
          <table:table-cell office:value-type="string" calcext:value-type="string">
            <text:p>"Altered_gene_expression"</text:p>
          </table:table-cell>
          <table:table-cell table:number-columns-repeated="2"/>
          <table:table-cell office:value-type="string" calcext:value-type="string">
            <text:p>NP_000768.1:p.A337T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s28383479</text:p>
          </table:table-cell>
          <table:table-cell office:value-type="string" calcext:value-type="string">
            <text:p>T|missense_variant|MODERATE|CYP3A5|ENSG00000106258|transcript|ENST00000222982.8|protein_coding|10/13|c.1009G&gt;A|p.Ala337Thr|1109/1720|1009/1509|337/502||,T|3_prime_UTR_variant|MODIFIER|CYP3A5|ENSG00000106258|transcript|ENST00000339843.6|protein_coding|10/13|c.*2493G&gt;A|||||16012|,T|downstream_gene_variant|MODIFIER|CYP3A5|ENSG00000106258|transcript|ENST00000466061.5|retained_intron||n.*3026G&gt;A|||||3026|,T|non_coding_transcript_exon_variant|MODIFIER|CYP3A5|ENSG00000106258|transcript|ENST00000463364.5|retained_intron|12/12|n.1328G&gt;A||||||,T|non_coding_transcript_exon_variant|MODIFIER|CYP3A5|ENSG00000106258|transcript|ENST00000481825.5|retained_intron|10/11|n.2694G&gt;A||||||,T|non_coding_transcript_exon_variant|MODIFIER|CYP3A5|ENSG00000106258|transcript|ENST00000461920.5|retained_intron|11/14|n.1601G&gt;A||||||,T|non_coding_transcript_exon_variant|MODIFIER|CYP3A5|ENSG00000106258|transcript|ENST00000473347.1|retained_intron|2/2|n.911G&gt;A||||||,T|non_coding_transcript_exon_variant|MODIFIER|CYP3A5|ENSG00000106258|transcript|ENST00000469887.5|retained_intron|9/12|n.2542G&gt;A||||||,T|non_coding_transcript_exon_variant|MODIFIER|CYP3A5|ENSG00000106258|transcript|ENST00000488187.1|retained_intron|1/2|n.87G&gt;A||||||</text:p>
          </table:table-cell>
          <table:table-cell office:value-type="string" calcext:value-type="string">
            <text:p>{'MODERATE': 1, 'MODIFIER': 8}</text:p>
          </table:table-cell>
          <table:table-cell office:value-type="string" calcext:value-type="string">
            <text:p>{'missense_variant': 1, '3_prime_UTR_variant': 1, 'downstream_gene_variant': 1, 'non_coding_transcript_exon_variant': 6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15291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65212" calcext:value-type="float">
            <text:p>9966521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7.4:c.624G&gt;A</text:p>
          </table:table-cell>
          <table:table-cell office:value-type="string" calcext:value-type="string">
            <text:p>"Altered_gene_expression"</text:p>
          </table:table-cell>
          <table:table-cell table:number-columns-repeated="4"/>
          <table:table-cell office:value-type="string" calcext:value-type="string">
            <text:p>rs10264272</text:p>
          </table:table-cell>
          <table:table-cell office:value-type="string" calcext:value-type="string">
            <text:p>T|synonymous_variant|LOW|CYP3A5|ENSG00000106258|transcript|ENST00000222982.8|protein_coding|7/13|c.624G&gt;A|p.Lys208Lys|724/1720|624/1509|208/502||,T|3_prime_UTR_variant|MODIFIER|CYP3A5|ENSG00000106258|transcript|ENST00000339843.6|protein_coding|8/13|c.*1023G&gt;A|||||11316|,T|upstream_gene_variant|MODIFIER|CYP3A5|ENSG00000106258|transcript|ENST00000473347.1|retained_intron||n.-1630G&gt;A|||||1630|,T|upstream_gene_variant|MODIFIER|CYP3A5|ENSG00000106258|transcript|ENST00000488187.1|retained_intron||n.-4610G&gt;A|||||4610|,T|downstream_gene_variant|MODIFIER|CYP3A5|ENSG00000106258|transcript|ENST00000480723.5|processed_transcript||n.*1504G&gt;A|||||1504|,T|non_coding_transcript_exon_variant|MODIFIER|CYP3A5|ENSG00000106258|transcript|ENST00000463364.5|retained_intron|9/12|n.943G&gt;A||||||,T|non_coding_transcript_exon_variant|MODIFIER|CYP3A5|ENSG00000106258|transcript|ENST00000481825.5|retained_intron|8/11|n.1224G&gt;A||||||,T|non_coding_transcript_exon_variant|MODIFIER|CYP3A5|ENSG00000106258|transcript|ENST00000466061.5|retained_intron|9/10|n.964G&gt;A||||||,T|non_coding_transcript_exon_variant|MODIFIER|CYP3A5|ENSG00000106258|transcript|ENST00000461920.5|retained_intron|8/14|n.1216G&gt;A||||||,T|non_coding_transcript_exon_variant|MODIFIER|CYP3A5|ENSG00000106258|transcript|ENST00000469887.5|retained_intron|7/12|n.1072G&gt;A||||||</text:p>
          </table:table-cell>
          <table:table-cell office:value-type="string" calcext:value-type="string">
            <text:p>{'LOW': 1, 'MODIFIER': 9}</text:p>
          </table:table-cell>
          <table:table-cell office:value-type="string" calcext:value-type="string">
            <text:p>{'synonymous_variant': 1, '3_prime_UTR_variant': 1, 'upstream_gene_variant': 2, 'downstream_gene_variant': 1, 'non_coding_transcript_exon_variant': 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16166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66950" calcext:value-type="float">
            <text:p>9966695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7.4:c.432+2T&gt;C</text:p>
          </table:table-cell>
          <table:table-cell office:value-type="string" calcext:value-type="string">
            <text:p>"Altered_gene_expression"</text:p>
          </table:table-cell>
          <table:table-cell office:value-type="string" calcext:value-type="string">
            <text:p>(CYP3A5|ENSG00000106258|15|0.13)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string" calcext:value-type="string">
            <text:p>rs55965422</text:p>
          </table:table-cell>
          <table:table-cell office:value-type="string" calcext:value-type="string">
            <text:p>G|splice_donor_variant&amp;intron_variant|HIGH|CYP3A5|ENSG00000106258|transcript|ENST00000222982.8|protein_coding|5/12|c.432+2T&gt;C||||||,G|splice_donor_variant&amp;intron_variant|HIGH|CYP3A5|ENSG00000106258|transcript|ENST00000339843.6|protein_coding|6/12|c.*831+2T&gt;C||||||,G|splice_donor_variant&amp;intron_variant|HIGH|CYP3A5|ENSG00000106258|transcript|ENST00000463364.5|retained_intron|7/11|n.742+2T&gt;C||||||,G|splice_donor_variant&amp;intron_variant|HIGH|CYP3A5|ENSG00000106258|transcript|ENST00000481825.5|retained_intron|6/10|n.1032+2T&gt;C||||||,G|splice_donor_variant&amp;intron_variant|HIGH|CYP3A5|ENSG00000106258|transcript|ENST00000466061.5|retained_intron|7/9|n.772+2T&gt;C||||||,G|splice_donor_variant&amp;intron_variant|HIGH|CYP3A5|ENSG00000106258|transcript|ENST00000461920.5|retained_intron|6/13|n.1024+2T&gt;C||||||,G|splice_donor_variant&amp;intron_variant|HIGH|CYP3A5|ENSG00000106258|transcript|ENST00000480723.5|processed_transcript|5/5|n.489+2T&gt;C||||||,G|splice_donor_variant&amp;intron_variant|HIGH|CYP3A5|ENSG00000106258|transcript|ENST00000469887.5|retained_intron|5/11|n.880+2T&gt;C||||||,G|upstream_gene_variant|MODIFIER|CYP3A5|ENSG00000106258|transcript|ENST00000473347.1|retained_intron||n.-3368T&gt;C|||||3368|,G|downstream_gene_variant|MODIFIER|CYP3A5|ENSG00000106258|transcript|ENST00000463907.5|retained_intron||n.*3960T&gt;C|||||3960|,G|downstream_gene_variant|MODIFIER|CYP3A5|ENSG00000106258|transcript|ENST00000439761.1|protein_coding||c.*4824T&gt;C|||||4272|</text:p>
          </table:table-cell>
          <table:table-cell office:value-type="string" calcext:value-type="string">
            <text:p>{'HIGH': 8, 'MODIFIER': 3}</text:p>
          </table:table-cell>
          <table:table-cell office:value-type="string" calcext:value-type="string">
            <text:p>{'splice_donor_variant&amp;intron_variant': 8, 'upstream_gene_variant': 1, 'downstream_gene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67369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72599" calcext:value-type="float">
            <text:p>9967259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7.4:c.299C&gt;A</text:p>
          </table:table-cell>
          <table:table-cell office:value-type="string" calcext:value-type="string">
            <text:p>"CYP3A5_variant"</text:p>
          </table:table-cell>
          <table:table-cell table:number-columns-repeated="2"/>
          <table:table-cell office:value-type="string" calcext:value-type="string">
            <text:p>NP_000768.1:p.S100Y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rs41279857</text:p>
          </table:table-cell>
          <table:table-cell office:value-type="string" calcext:value-type="string">
            <text:p>T|missense_variant|MODERATE|CYP3A5|ENSG00000106258|transcript|ENST00000222982.8|protein_coding|4/13|c.299C&gt;A|p.Ser100Tyr|399/1720|299/1509|100/502||,T|missense_variant|MODERATE|CYP3A5|ENSG00000106258|transcript|ENST00000439761.1|protein_coding|4/5|c.299C&gt;A|p.Ser100Tyr|399/1075|299/423|100/140||,T|3_prime_UTR_variant|MODIFIER|CYP3A5|ENSG00000106258|transcript|ENST00000339843.6|protein_coding|5/13|c.*698C&gt;A|||||3929|,T|downstream_gene_variant|MODIFIER|CYP3A5|ENSG00000106258|transcript|ENST00000489231.1|retained_intron||n.*1627C&gt;A|||||1627|,T|downstream_gene_variant|MODIFIER|CYP3A5|ENSG00000106258|transcript|ENST00000456417.5|nonsense_mediated_decay||c.*3929C&gt;A|||||62|,T|non_coding_transcript_exon_variant|MODIFIER|CYP3A5|ENSG00000106258|transcript|ENST00000463364.5|retained_intron|5/12|n.501C&gt;A||||||,T|non_coding_transcript_exon_variant|MODIFIER|CYP3A5|ENSG00000106258|transcript|ENST00000481825.5|retained_intron|5/11|n.899C&gt;A||||||,T|non_coding_transcript_exon_variant|MODIFIER|CYP3A5|ENSG00000106258|transcript|ENST00000466061.5|retained_intron|5/10|n.531C&gt;A||||||,T|non_coding_transcript_exon_variant|MODIFIER|CYP3A5|ENSG00000106258|transcript|ENST00000461920.5|retained_intron|5/14|n.891C&gt;A||||||,T|non_coding_transcript_exon_variant|MODIFIER|CYP3A5|ENSG00000106258|transcript|ENST00000463907.5|retained_intron|4/5|n.635C&gt;A||||||,T|non_coding_transcript_exon_variant|MODIFIER|CYP3A5|ENSG00000106258|transcript|ENST00000480723.5|processed_transcript|4/6|n.356C&gt;A||||||,T|non_coding_transcript_exon_variant|MODIFIER|CYP3A5|ENSG00000106258|transcript|ENST00000469622.5|retained_intron|5/5|n.546C&gt;A||||||,T|non_coding_transcript_exon_variant|MODIFIER|CYP3A5|ENSG00000106258|transcript|ENST00000469887.5|retained_intron|4/12|n.747C&gt;A||||||</text:p>
          </table:table-cell>
          <table:table-cell office:value-type="string" calcext:value-type="string">
            <text:p>{'MODERATE': 2, 'MODIFIER': 11}</text:p>
          </table:table-cell>
          <table:table-cell office:value-type="string" calcext:value-type="string">
            <text:p>{'missense_variant': 2, '3_prime_UTR_variant': 1, 'downstream_gene_variant': 2, 'non_coding_transcript_exon_variant': 8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33963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72653" calcext:value-type="float">
            <text:p>9967265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7.4:c.245T&gt;G</text:p>
          </table:table-cell>
          <table:table-cell office:value-type="string" calcext:value-type="string">
            <text:p>"Altered_gene_expression"</text:p>
          </table:table-cell>
          <table:table-cell table:number-columns-repeated="2"/>
          <table:table-cell office:value-type="string" calcext:value-type="string">
            <text:p>NP_000768.1:p.L82R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s56244447</text:p>
          </table:table-cell>
          <table:table-cell office:value-type="string" calcext:value-type="string">
            <text:p>C|missense_variant|MODERATE|CYP3A5|ENSG00000106258|transcript|ENST00000222982.8|protein_coding|4/13|c.245T&gt;G|p.Leu82Arg|345/1720|245/1509|82/502||,C|missense_variant|MODERATE|CYP3A5|ENSG00000106258|transcript|ENST00000439761.1|protein_coding|4/5|c.245T&gt;G|p.Leu82Arg|345/1075|245/423|82/140||,C|3_prime_UTR_variant|MODIFIER|CYP3A5|ENSG00000106258|transcript|ENST00000339843.6|protein_coding|5/13|c.*644T&gt;G|||||3875|,C|downstream_gene_variant|MODIFIER|CYP3A5|ENSG00000106258|transcript|ENST00000489231.1|retained_intron||n.*1573T&gt;G|||||1573|,C|downstream_gene_variant|MODIFIER|CYP3A5|ENSG00000106258|transcript|ENST00000456417.5|nonsense_mediated_decay||c.*3875T&gt;G|||||8|,C|non_coding_transcript_exon_variant|MODIFIER|CYP3A5|ENSG00000106258|transcript|ENST00000463364.5|retained_intron|5/12|n.447T&gt;G||||||,C|non_coding_transcript_exon_variant|MODIFIER|CYP3A5|ENSG00000106258|transcript|ENST00000481825.5|retained_intron|5/11|n.845T&gt;G||||||,C|non_coding_transcript_exon_variant|MODIFIER|CYP3A5|ENSG00000106258|transcript|ENST00000466061.5|retained_intron|5/10|n.477T&gt;G||||||,C|non_coding_transcript_exon_variant|MODIFIER|CYP3A5|ENSG00000106258|transcript|ENST00000461920.5|retained_intron|5/14|n.837T&gt;G||||||,C|non_coding_transcript_exon_variant|MODIFIER|CYP3A5|ENSG00000106258|transcript|ENST00000463907.5|retained_intron|4/5|n.581T&gt;G||||||,C|non_coding_transcript_exon_variant|MODIFIER|CYP3A5|ENSG00000106258|transcript|ENST00000480723.5|processed_transcript|4/6|n.302T&gt;G||||||,C|non_coding_transcript_exon_variant|MODIFIER|CYP3A5|ENSG00000106258|transcript|ENST00000469622.5|retained_intron|5/5|n.492T&gt;G||||||,C|non_coding_transcript_exon_variant|MODIFIER|CYP3A5|ENSG00000106258|transcript|ENST00000469887.5|retained_intron|4/12|n.693T&gt;G||||||</text:p>
          </table:table-cell>
          <table:table-cell office:value-type="string" calcext:value-type="string">
            <text:p>{'MODERATE': 2, 'MODIFIER': 11}</text:p>
          </table:table-cell>
          <table:table-cell office:value-type="string" calcext:value-type="string">
            <text:p>{'missense_variant': 2, '3_prime_UTR_variant': 1, 'downstream_gene_variant': 2, 'non_coding_transcript_exon_variant': 8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7525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76122" calcext:value-type="float">
            <text:p>9967612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7.4:c.158A&gt;G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8.1:p.Y53C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rs72552791</text:p>
          </table:table-cell>
          <table:table-cell office:value-type="string" calcext:value-type="string">
            <text:p>C|missense_variant|MODERATE|CYP3A5|ENSG00000106258|transcript|ENST00000222982.8|protein_coding|2/13|c.158A&gt;G|p.Tyr53Cys|258/1720|158/1509|53/502||,C|missense_variant|MODERATE|CYP3A5|ENSG00000106258|transcript|ENST00000439761.1|protein_coding|2/5|c.158A&gt;G|p.Tyr53Cys|258/1075|158/423|53/140||,C|3_prime_UTR_variant|MODIFIER|CYP3A5|ENSG00000106258|transcript|ENST00000339843.6|protein_coding|2/13|c.*406A&gt;G|||||406|,C|3_prime_UTR_variant|MODIFIER|CYP3A5|ENSG00000106258|transcript|ENST00000456417.5|nonsense_mediated_decay|3/5|c.*298A&gt;G|||||406|,C|non_coding_transcript_exon_variant|MODIFIER|CYP3A5|ENSG00000106258|transcript|ENST00000463364.5|retained_intron|2/12|n.228A&gt;G||||||,C|non_coding_transcript_exon_variant|MODIFIER|CYP3A5|ENSG00000106258|transcript|ENST00000481825.5|retained_intron|2/11|n.626A&gt;G||||||,C|non_coding_transcript_exon_variant|MODIFIER|CYP3A5|ENSG00000106258|transcript|ENST00000466061.5|retained_intron|2/10|n.258A&gt;G||||||,C|non_coding_transcript_exon_variant|MODIFIER|CYP3A5|ENSG00000106258|transcript|ENST00000461920.5|retained_intron|2/14|n.618A&gt;G||||||,C|non_coding_transcript_exon_variant|MODIFIER|CYP3A5|ENSG00000106258|transcript|ENST00000463907.5|retained_intron|2/5|n.258A&gt;G||||||,C|non_coding_transcript_exon_variant|MODIFIER|CYP3A5|ENSG00000106258|transcript|ENST00000489231.1|retained_intron|2/3|n.255A&gt;G||||||,C|non_coding_transcript_exon_variant|MODIFIER|CYP3A5|ENSG00000106258|transcript|ENST00000480723.5|processed_transcript|2/6|n.215A&gt;G||||||,C|non_coding_transcript_exon_variant|MODIFIER|CYP3A5|ENSG00000106258|transcript|ENST00000469622.5|retained_intron|2/5|n.255A&gt;G||||||,C|non_coding_transcript_exon_variant|MODIFIER|CYP3A5|ENSG00000106258|transcript|ENST00000469887.5|retained_intron|1/12|n.455A&gt;G||||||</text:p>
          </table:table-cell>
          <table:table-cell office:value-type="string" calcext:value-type="string">
            <text:p>{'MODERATE': 2, 'MODIFIER': 11}</text:p>
          </table:table-cell>
          <table:table-cell office:value-type="string" calcext:value-type="string">
            <text:p>{'missense_variant': 2, '3_prime_UTR_variant': 2, 'non_coding_transcript_exon_variant': 9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067571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76187" calcext:value-type="float">
            <text:p>99676187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M_000777.4:c.92dupG</text:p>
          </table:table-cell>
          <table:table-cell office:value-type="string" calcext:value-type="string">
            <text:p>"CYP3A5_deficiency_association_with"</text:p>
          </table:table-cell>
          <table:table-cell office:value-type="string" calcext:value-type="string">
            <text:p>(CYP3A5|ENSG00000106258|15|0.13)</text:p>
          </table:table-cell>
          <table:table-cell table:number-columns-repeated="3"/>
          <table:table-cell office:value-type="string" calcext:value-type="string">
            <text:p>rs200579169</text:p>
          </table:table-cell>
          <table:table-cell office:value-type="string" calcext:value-type="string">
            <text:p>TC|frameshift_variant|HIGH|CYP3A5|ENSG00000106258|transcript|ENST00000222982.8|protein_coding|2/13|c.92dupG|p.Leu32fs|192/1720|92/1509|31/502||,TC|frameshift_variant|HIGH|CYP3A5|ENSG00000106258|transcript|ENST00000439761.1|protein_coding|2/5|c.92dupG|p.Leu32fs|192/1075|92/423|31/140||,TC|3_prime_UTR_variant|MODIFIER|CYP3A5|ENSG00000106258|transcript|ENST00000339843.6|protein_coding|2/13|c.*340dupG|||||340|,TC|3_prime_UTR_variant|MODIFIER|CYP3A5|ENSG00000106258|transcript|ENST00000456417.5|nonsense_mediated_decay|3/5|c.*232dupG|||||340|,TC|non_coding_transcript_exon_variant|MODIFIER|CYP3A5|ENSG00000106258|transcript|ENST00000463364.5|retained_intron|2/12|n.162dupG||||||,TC|non_coding_transcript_exon_variant|MODIFIER|CYP3A5|ENSG00000106258|transcript|ENST00000481825.5|retained_intron|2/11|n.560dupG||||||,TC|non_coding_transcript_exon_variant|MODIFIER|CYP3A5|ENSG00000106258|transcript|ENST00000466061.5|retained_intron|2/10|n.192dupG||||||,TC|non_coding_transcript_exon_variant|MODIFIER|CYP3A5|ENSG00000106258|transcript|ENST00000461920.5|retained_intron|2/14|n.552dupG||||||,TC|non_coding_transcript_exon_variant|MODIFIER|CYP3A5|ENSG00000106258|transcript|ENST00000463907.5|retained_intron|2/5|n.192dupG||||||,TC|non_coding_transcript_exon_variant|MODIFIER|CYP3A5|ENSG00000106258|transcript|ENST00000489231.1|retained_intron|2/3|n.189dupG||||||,TC|non_coding_transcript_exon_variant|MODIFIER|CYP3A5|ENSG00000106258|transcript|ENST00000480723.5|processed_transcript|2/6|n.149dupG||||||,TC|non_coding_transcript_exon_variant|MODIFIER|CYP3A5|ENSG00000106258|transcript|ENST00000469622.5|retained_intron|2/5|n.189dupG||||||,TC|non_coding_transcript_exon_variant|MODIFIER|CYP3A5|ENSG00000106258|transcript|ENST00000469887.5|retained_intron|1/12|n.389dupG||||||</text:p>
          </table:table-cell>
          <table:table-cell office:value-type="string" calcext:value-type="string">
            <text:p>{'HIGH': 2, 'MODIFIER': 11}</text:p>
          </table:table-cell>
          <table:table-cell office:value-type="string" calcext:value-type="string">
            <text:p>{'frameshift_variant': 2, '3_prime_UTR_variant': 2, 'non_coding_transcript_exon_variant': 9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33962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76198" calcext:value-type="float">
            <text:p>9967619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7.4:c.82C&gt;T</text:p>
          </table:table-cell>
          <table:table-cell office:value-type="string" calcext:value-type="string">
            <text:p>"Altered_gene_expression"</text:p>
          </table:table-cell>
          <table:table-cell table:number-columns-repeated="2"/>
          <table:table-cell office:value-type="string" calcext:value-type="string">
            <text:p>NP_000768.1:p.R28C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s55817950</text:p>
          </table:table-cell>
          <table:table-cell office:value-type="string" calcext:value-type="string">
            <text:p>A|missense_variant|MODERATE|CYP3A5|ENSG00000106258|transcript|ENST00000222982.8|protein_coding|2/13|c.82C&gt;T|p.Arg28Cys|182/1720|82/1509|28/502||,A|missense_variant|MODERATE|CYP3A5|ENSG00000106258|transcript|ENST00000439761.1|protein_coding|2/5|c.82C&gt;T|p.Arg28Cys|182/1075|82/423|28/140||,A|3_prime_UTR_variant|MODIFIER|CYP3A5|ENSG00000106258|transcript|ENST00000339843.6|protein_coding|2/13|c.*330C&gt;T|||||330|,A|3_prime_UTR_variant|MODIFIER|CYP3A5|ENSG00000106258|transcript|ENST00000456417.5|nonsense_mediated_decay|3/5|c.*222C&gt;T|||||330|,A|non_coding_transcript_exon_variant|MODIFIER|CYP3A5|ENSG00000106258|transcript|ENST00000463364.5|retained_intron|2/12|n.152C&gt;T||||||,A|non_coding_transcript_exon_variant|MODIFIER|CYP3A5|ENSG00000106258|transcript|ENST00000481825.5|retained_intron|2/11|n.550C&gt;T||||||,A|non_coding_transcript_exon_variant|MODIFIER|CYP3A5|ENSG00000106258|transcript|ENST00000466061.5|retained_intron|2/10|n.182C&gt;T||||||,A|non_coding_transcript_exon_variant|MODIFIER|CYP3A5|ENSG00000106258|transcript|ENST00000461920.5|retained_intron|2/14|n.542C&gt;T||||||,A|non_coding_transcript_exon_variant|MODIFIER|CYP3A5|ENSG00000106258|transcript|ENST00000463907.5|retained_intron|2/5|n.182C&gt;T||||||,A|non_coding_transcript_exon_variant|MODIFIER|CYP3A5|ENSG00000106258|transcript|ENST00000489231.1|retained_intron|2/3|n.179C&gt;T||||||,A|non_coding_transcript_exon_variant|MODIFIER|CYP3A5|ENSG00000106258|transcript|ENST00000480723.5|processed_transcript|2/6|n.139C&gt;T||||||,A|non_coding_transcript_exon_variant|MODIFIER|CYP3A5|ENSG00000106258|transcript|ENST00000469622.5|retained_intron|2/5|n.179C&gt;T||||||,A|non_coding_transcript_exon_variant|MODIFIER|CYP3A5|ENSG00000106258|transcript|ENST00000469887.5|retained_intron|1/12|n.379C&gt;T||||||</text:p>
          </table:table-cell>
          <table:table-cell office:value-type="string" calcext:value-type="string">
            <text:p>{'MODERATE': 2, 'MODIFIER': 11}</text:p>
          </table:table-cell>
          <table:table-cell office:value-type="string" calcext:value-type="string">
            <text:p>{'missense_variant': 2, '3_prime_UTR_variant': 2, 'non_coding_transcript_exon_variant': 9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67510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79915" calcext:value-type="float">
            <text:p>99679915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gene_expression"</text:p>
          </table:table-cell>
          <table:table-cell table:number-columns-repeated="4"/>
          <table:table-cell office:value-type="string" calcext:value-type="string">
            <text:p>rs4646441</text:p>
          </table:table-cell>
          <table:table-cell office:value-type="string" calcext:value-type="string">
            <text:p>G|5_prime_UTR_premature_start_codon_gain_variant|LOW|CYP3A5|ENSG00000106258|transcript|ENST00000222982.8|protein_coding|1/13|c.-19T&gt;C||||||,G|5_prime_UTR_premature_start_codon_gain_variant|LOW|CYP3A5|ENSG00000106258|transcript|ENST00000339843.6|protein_coding|1/13|c.-19T&gt;C||||||,G|5_prime_UTR_premature_start_codon_gain_variant|LOW|CYP3A5|ENSG00000106258|transcript|ENST00000439761.1|protein_coding|1/5|c.-19T&gt;C||||||,G|5_prime_UTR_premature_start_codon_gain_variant|LOW|CYP3A5|ENSG00000106258|transcript|ENST00000456417.5|nonsense_mediated_decay|1/5|c.-19T&gt;C||||||,G|5_prime_UTR_variant|MODIFIER|CYP3A5|ENSG00000106258|transcript|ENST00000222982.8|protein_coding|1/13|c.-19T&gt;C|||||19|,G|5_prime_UTR_variant|MODIFIER|CYP3A5|ENSG00000106258|transcript|ENST00000339843.6|protein_coding|1/13|c.-19T&gt;C|||||19|,G|5_prime_UTR_variant|MODIFIER|CYP3A5|ENSG00000106258|transcript|ENST00000439761.1|protein_coding|1/5|c.-19T&gt;C|||||19|,G|5_prime_UTR_variant|MODIFIER|CYP3A5|ENSG00000106258|transcript|ENST00000456417.5|nonsense_mediated_decay|1/5|c.-19T&gt;C|||||19|,G|upstream_gene_variant|MODIFIER|CYP3A5|ENSG00000106258|transcript|ENST00000469887.5|retained_intron||n.-3339T&gt;C|||||3339|,G|non_coding_transcript_exon_variant|MODIFIER|CYP3A5|ENSG00000106258|transcript|ENST00000463364.5|retained_intron|1/12|n.52T&gt;C||||||,G|non_coding_transcript_exon_variant|MODIFIER|CYP3A5|ENSG00000106258|transcript|ENST00000481825.5|retained_intron|1/11|n.82T&gt;C||||||,G|non_coding_transcript_exon_variant|MODIFIER|CYP3A5|ENSG00000106258|transcript|ENST00000466061.5|retained_intron|1/10|n.82T&gt;C||||||,G|non_coding_transcript_exon_variant|MODIFIER|CYP3A5|ENSG00000106258|transcript|ENST00000461920.5|retained_intron|1/14|n.74T&gt;C||||||,G|non_coding_transcript_exon_variant|MODIFIER|CYP3A5|ENSG00000106258|transcript|ENST00000463907.5|retained_intron|1/5|n.82T&gt;C||||||,G|non_coding_transcript_exon_variant|MODIFIER|CYP3A5|ENSG00000106258|transcript|ENST00000489231.1|retained_intron|1/3|n.79T&gt;C||||||,G|non_coding_transcript_exon_variant|MODIFIER|CYP3A5|ENSG00000106258|transcript|ENST00000480723.5|processed_transcript|1/6|n.39T&gt;C||||||,G|non_coding_transcript_exon_variant|MODIFIER|CYP3A5|ENSG00000106258|transcript|ENST00000469622.5|retained_intron|1/5|n.79T&gt;C||||||</text:p>
          </table:table-cell>
          <table:table-cell office:value-type="string" calcext:value-type="string">
            <text:p>{'LOW': 4, 'MODIFIER': 13}</text:p>
          </table:table-cell>
          <table:table-cell office:value-type="string" calcext:value-type="string">
            <text:p>{'5_prime_UTR_premature_start_codon_gain_variant': 4, '5_prime_UTR_variant': 4, 'upstream_gene_variant': 1, 'non_coding_transcript_exon_variant': 8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04855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80043" calcext:value-type="float">
            <text:p>99680043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gene_expression"</text:p>
          </table:table-cell>
          <table:table-cell table:number-columns-repeated="5"/>
          <table:table-cell office:value-type="string" calcext:value-type="string">
            <text:p>T|upstream_gene_variant|MODIFIER|CYP3A5|ENSG00000106258|transcript|ENST00000222982.8|protein_coding||c.-147G&gt;A|||||47|,T|upstream_gene_variant|MODIFIER|CYP3A5|ENSG00000106258|transcript|ENST00000339843.6|protein_coding||c.-147G&gt;A|||||45|,T|upstream_gene_variant|MODIFIER|CYP3A5|ENSG00000106258|transcript|ENST00000463364.5|retained_intron||n.-77G&gt;A|||||77|,T|upstream_gene_variant|MODIFIER|CYP3A5|ENSG00000106258|transcript|ENST00000481825.5|retained_intron||n.-47G&gt;A|||||47|,T|upstream_gene_variant|MODIFIER|CYP3A5|ENSG00000106258|transcript|ENST00000466061.5|retained_intron||n.-47G&gt;A|||||47|,T|upstream_gene_variant|MODIFIER|CYP3A5|ENSG00000106258|transcript|ENST00000461920.5|retained_intron||n.-55G&gt;A|||||55|,T|upstream_gene_variant|MODIFIER|CYP3A5|ENSG00000106258|transcript|ENST00000463907.5|retained_intron||n.-47G&gt;A|||||47|,T|upstream_gene_variant|MODIFIER|CYP3A5|ENSG00000106258|transcript|ENST00000439761.1|protein_coding||c.-147G&gt;A|||||47|,T|upstream_gene_variant|MODIFIER|CYP3A5|ENSG00000106258|transcript|ENST00000489231.1|retained_intron||n.-50G&gt;A|||||50|,T|upstream_gene_variant|MODIFIER|CYP3A5|ENSG00000106258|transcript|ENST00000480723.5|processed_transcript||n.-90G&gt;A|||||90|,T|upstream_gene_variant|MODIFIER|CYP3A5|ENSG00000106258|transcript|ENST00000469622.5|retained_intron||n.-50G&gt;A|||||50|,T|upstream_gene_variant|MODIFIER|CYP3A5|ENSG00000106258|transcript|ENST00000469887.5|retained_intron||n.-3467G&gt;A|||||3467|,T|upstream_gene_variant|MODIFIER|CYP3A5|ENSG00000106258|transcript|ENST00000456417.5|nonsense_mediated_decay||c.-147G&gt;A|||||50|,T|downstream_gene_variant|MODIFIER|CYP3A7-CYP3A51P|ENSG00000282301|transcript|ENST00000620220.4|protein_coding||c.*5097G&gt;A|||||4914|,T|intergenic_region|MODIFIER|CYP3A5-CYP3A7-CYP3A51P|ENSG00000106258-ENSG00000282301|intergenic_region|ENSG00000106258-ENSG00000282301|||n.99680043C&gt;T||||||</text:p>
          </table:table-cell>
          <table:table-cell office:value-type="string" calcext:value-type="string">
            <text:p>{'MODIFIER': 15}</text:p>
          </table:table-cell>
          <table:table-cell office:value-type="string" calcext:value-type="string">
            <text:p>{'upstream_gene_variant': 13, 'downstream_gene_variant': 1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04856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680367" calcext:value-type="float">
            <text:p>99680367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gene_expression"</text:p>
          </table:table-cell>
          <table:table-cell table:number-columns-repeated="5"/>
          <table:table-cell office:value-type="string" calcext:value-type="string">
            <text:p>C|upstream_gene_variant|MODIFIER|CYP3A5|ENSG00000106258|transcript|ENST00000222982.8|protein_coding||c.-471T&gt;G|||||371|,C|upstream_gene_variant|MODIFIER|CYP3A5|ENSG00000106258|transcript|ENST00000339843.6|protein_coding||c.-471T&gt;G|||||369|,C|upstream_gene_variant|MODIFIER|CYP3A5|ENSG00000106258|transcript|ENST00000463364.5|retained_intron||n.-401T&gt;G|||||401|,C|upstream_gene_variant|MODIFIER|CYP3A5|ENSG00000106258|transcript|ENST00000481825.5|retained_intron||n.-371T&gt;G|||||371|,C|upstream_gene_variant|MODIFIER|CYP3A5|ENSG00000106258|transcript|ENST00000466061.5|retained_intron||n.-371T&gt;G|||||371|,C|upstream_gene_variant|MODIFIER|CYP3A5|ENSG00000106258|transcript|ENST00000461920.5|retained_intron||n.-379T&gt;G|||||379|,C|upstream_gene_variant|MODIFIER|CYP3A5|ENSG00000106258|transcript|ENST00000463907.5|retained_intron||n.-371T&gt;G|||||371|,C|upstream_gene_variant|MODIFIER|CYP3A5|ENSG00000106258|transcript|ENST00000439761.1|protein_coding||c.-471T&gt;G|||||371|,C|upstream_gene_variant|MODIFIER|CYP3A5|ENSG00000106258|transcript|ENST00000489231.1|retained_intron||n.-374T&gt;G|||||374|,C|upstream_gene_variant|MODIFIER|CYP3A5|ENSG00000106258|transcript|ENST00000480723.5|processed_transcript||n.-414T&gt;G|||||414|,C|upstream_gene_variant|MODIFIER|CYP3A5|ENSG00000106258|transcript|ENST00000469622.5|retained_intron||n.-374T&gt;G|||||374|,C|upstream_gene_variant|MODIFIER|CYP3A5|ENSG00000106258|transcript|ENST00000469887.5|retained_intron||n.-3791T&gt;G|||||3791|,C|upstream_gene_variant|MODIFIER|CYP3A5|ENSG00000106258|transcript|ENST00000456417.5|nonsense_mediated_decay||c.-471T&gt;G|||||374|,C|downstream_gene_variant|MODIFIER|CYP3A7-CYP3A51P|ENSG00000282301|transcript|ENST00000620220.4|protein_coding||c.*4773T&gt;G|||||4590|,C|downstream_gene_variant|MODIFIER|CYP3A7-CYP3A51P|ENSG00000282301|transcript|ENST00000611620.4|protein_coding||c.*4859T&gt;G|||||4859|,C|downstream_gene_variant|MODIFIER|CYP3A51P|ENSG00000282277|transcript|ENST00000633513.1|unprocessed_pseudogene||n.*4778T&gt;G|||||4778|,C|intergenic_region|MODIFIER|CYP3A5-CYP3A7-CYP3A51P|ENSG00000106258-ENSG00000282301|intergenic_region|ENSG00000106258-ENSG00000282301|||n.99680367A&gt;C||||||</text:p>
          </table:table-cell>
          <table:table-cell office:value-type="string" calcext:value-type="string">
            <text:p>{'MODIFIER': 17}</text:p>
          </table:table-cell>
          <table:table-cell office:value-type="string" calcext:value-type="string">
            <text:p>{'upstream_gene_variant': 13, 'downstream_gene_variant': 3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8399</text:p>
          </table:table-cell>
          <table:table-cell office:value-type="string" calcext:value-type="string">
            <text:p>CYP3A7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09062" calcext:value-type="float">
            <text:p>9970906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5.4:c.1226G&gt;C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56.3:p.R409T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s2257401</text:p>
          </table:table-cell>
          <table:table-cell office:value-type="string" calcext:value-type="string">
            <text:p>C|missense_variant|MODERATE|CYP3A7|ENSG00000160870|transcript|ENST00000336374.3|protein_coding|11/13|c.1226C&gt;G|p.Thr409Arg|1229/1971|1226/1512|409/503||,C|missense_variant|MODERATE|CYP3A7-CYP3A51P|ENSG00000282301|transcript|ENST00000620220.4|protein_coding|11/13|c.1226C&gt;G|p.Thr409Arg|1235/1704|1226/1512|409/503||,C|missense_variant|MODERATE|CYP3A7-CYP3A51P|ENSG00000282301|transcript|ENST00000611620.4|protein_coding|11/15|c.1226C&gt;G|p.Thr409Arg|1226/1608|1226/1608|409/535||,C|non_coding_transcript_exon_variant|MODIFIER|CYP3A7|ENSG00000160870|transcript|ENST00000477357.5|retained_intron|8/10|n.1565C&gt;G||||||</text:p>
          </table:table-cell>
          <table:table-cell office:value-type="string" calcext:value-type="string">
            <text:p>{'MODERATE': 3, 'MODIFIER': 1}</text:p>
          </table:table-cell>
          <table:table-cell office:value-type="string" calcext:value-type="string">
            <text:p>{'missense_variant': 3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096316</text:p>
          </table:table-cell>
          <table:table-cell office:value-type="string" calcext:value-type="string">
            <text:p>CYP3A7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31083" calcext:value-type="float">
            <text:p>99731083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NM_000765.4:c.140dupT</text:p>
          </table:table-cell>
          <table:table-cell office:value-type="string" calcext:value-type="string">
            <text:p>"Null_allele"</text:p>
          </table:table-cell>
          <table:table-cell office:value-type="string" calcext:value-type="string">
            <text:p>(CYP3A7|ENSG00000160870|4|0.25),(CYP3A7-CYP3A51P|ENSG00000282301|2|1.00)</text:p>
          </table:table-cell>
          <table:table-cell table:number-columns-repeated="3"/>
          <table:table-cell office:value-type="string" calcext:value-type="string">
            <text:p>rs779179631</text:p>
          </table:table-cell>
          <table:table-cell office:value-type="string" calcext:value-type="string">
            <text:p>CA|frameshift_variant|HIGH|CYP3A7|ENSG00000160870|transcript|ENST00000336374.3|protein_coding|2/13|c.140dupT|p.Leu47fs|143/1971|140/1512|47/503||,CA|frameshift_variant|HIGH|CYP3A7-CYP3A51P|ENSG00000282301|transcript|ENST00000620220.4|protein_coding|2/13|c.140dupT|p.Leu47fs|149/1704|140/1512|47/503||,CA|frameshift_variant|HIGH|CYP3A7-CYP3A51P|ENSG00000282301|transcript|ENST00000611620.4|protein_coding|2/15|c.140dupT|p.Leu47fs|140/1608|140/1608|47/535||,CA|non_coding_transcript_exon_variant|MODIFIER|CYP3A7|ENSG00000160870|transcript|ENST00000467776.1|retained_intron|2/2|n.243dupT||||||</text:p>
          </table:table-cell>
          <table:table-cell office:value-type="string" calcext:value-type="string">
            <text:p>{'HIGH': 3, 'MODIFIER': 1}</text:p>
          </table:table-cell>
          <table:table-cell office:value-type="string" calcext:value-type="string">
            <text:p>{'frameshift_variant': 3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15452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57165" calcext:value-type="float">
            <text:p>99757165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CYP3A4_variant"</text:p>
          </table:table-cell>
          <table:table-cell table:number-columns-repeated="4"/>
          <table:table-cell office:value-type="string" calcext:value-type="string">
            <text:p>rs912216009</text:p>
          </table:table-cell>
          <table:table-cell office:value-type="string" calcext:value-type="string">
            <text:p>T|3_prime_UTR_variant|MODIFIER|CYP3A4|ENSG00000160868|transcript|ENST00000354593.6|protein_coding|8/8|c.*968G&gt;A|||||968|,T|downstream_gene_variant|MODIFIER|CYP3A4|ENSG00000160868|transcript|ENST00000336411.6|protein_coding||c.*968G&gt;A|||||511|</text:p>
          </table:table-cell>
          <table:table-cell office:value-type="string" calcext:value-type="string">
            <text:p>{'MODIFIER': 2}</text:p>
          </table:table-cell>
          <table:table-cell office:value-type="string" calcext:value-type="string">
            <text:p>{'3_prime_UTR_variant': 1, 'down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057815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58183" calcext:value-type="float">
            <text:p>9975818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1461dupA</text:p>
          </table:table-cell>
          <table:table-cell office:value-type="string" calcext:value-type="string">
            <text:p>"CYP3A4_null_allele"</text:p>
          </table:table-cell>
          <table:table-cell table:number-columns-repeated="4"/>
          <table:table-cell office:value-type="string" calcext:value-type="string">
            <text:p>rs67666821</text:p>
          </table:table-cell>
          <table:table-cell office:value-type="string" calcext:value-type="string">
            <text:p>GT|frameshift_variant|HIGH|CYP3A4|ENSG00000160868|transcript|ENST00000336411.6|protein_coding|13/13|c.1461dupA|p.Pro488fs|1645/2153|1461/1512|487/503||,GT|frameshift_variant|HIGH|CYP3A4|ENSG00000160868|transcript|ENST00000354593.6|protein_coding|8/8|c.1011dupA|p.Pro338fs|1118/2342|1011/1062|337/353||</text:p>
          </table:table-cell>
          <table:table-cell office:value-type="string" calcext:value-type="string">
            <text:p>{'HIGH': 2}</text:p>
          </table:table-cell>
          <table:table-cell office:value-type="string" calcext:value-type="string">
            <text:p>{'frameshift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652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58222" calcext:value-type="float">
            <text:p>9975822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1423C&gt;G</text:p>
          </table:table-cell>
          <table:table-cell office:value-type="string" calcext:value-type="string">
            <text:p>"Lower_activity"</text:p>
          </table:table-cell>
          <table:table-cell table:number-columns-repeated="2"/>
          <table:table-cell office:value-type="string" calcext:value-type="string">
            <text:p>NP_059488.2:p.L475V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C|structural_interaction_variant|HIGH|CYP3A4|ENSG00000160868|interaction|1TQN:A_319-A_475:ENST00000336411|protein_coding|13/13|c.1423C&gt;G||||||,C|structural_interaction_variant|HIGH|CYP3A4|ENSG00000160868|interaction|2V0M:D_319-D_475:ENST00000336411|protein_coding|13/13|c.1423C&gt;G||||||,C|structural_interaction_variant|HIGH|CYP3A4|ENSG00000160868|interaction|3NXU:B_319-B_475:ENST00000336411|protein_coding|13/13|c.1423C&gt;G||||||,C|structural_interaction_variant|HIGH|CYP3A4|ENSG00000160868|interaction|3TJS:A_319-A_475:ENST00000336411|protein_coding|13/13|c.1423C&gt;G||||||,C|structural_interaction_variant|HIGH|CYP3A4|ENSG00000160868|interaction|4I4G:A_319-A_475:ENST00000336411|protein_coding|13/13|c.1423C&gt;G||||||,C|structural_interaction_variant|HIGH|CYP3A4|ENSG00000160868|interaction|4K9T:A_319-A_475:ENST00000336411|protein_coding|13/13|c.1423C&gt;G||||||,C|structural_interaction_variant|HIGH|CYP3A4|ENSG00000160868|interaction|4K9U:A_319-A_475:ENST00000336411|protein_coding|13/13|c.1423C&gt;G||||||,C|structural_interaction_variant|HIGH|CYP3A4|ENSG00000160868|interaction|4K9V:A_319-A_475:ENST00000336411|protein_coding|13/13|c.1423C&gt;G||||||,C|structural_interaction_variant|HIGH|CYP3A4|ENSG00000160868|interaction|4K9W:B_319-B_475:ENST00000336411|protein_coding|13/13|c.1423C&gt;G||||||,C|structural_interaction_variant|HIGH|CYP3A4|ENSG00000160868|interaction|4K9W:C_319-C_475:ENST00000336411|protein_coding|13/13|c.1423C&gt;G||||||,C|structural_interaction_variant|HIGH|CYP3A4|ENSG00000160868|interaction|4NY4:A_319-A_475:ENST00000336411|protein_coding|13/13|c.1423C&gt;G||||||,C|missense_variant|MODERATE|CYP3A4|ENSG00000160868|transcript|ENST00000336411.6|protein_coding|13/13|c.1423C&gt;G|p.Leu475Val|1607/2153|1423/1512|475/503||,C|missense_variant|MODERATE|CYP3A4|ENSG00000160868|transcript|ENST00000354593.6|protein_coding|8/8|c.973C&gt;G|p.Leu325Val|1080/2342|973/1062|325/353||</text:p>
          </table:table-cell>
          <table:table-cell office:value-type="string" calcext:value-type="string">
            <text:p>{'HIGH': 11, 'MODERATE': 2}</text:p>
          </table:table-cell>
          <table:table-cell office:value-type="string" calcext:value-type="string">
            <text:p>{'structural_interaction_variant': 11, 'missense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4350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0836" calcext:value-type="float">
            <text:p>9976083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1399C&gt;T</text:p>
          </table:table-cell>
          <table:table-cell office:value-type="string" calcext:value-type="string">
            <text:p>"CYP3A4_variant"</text:p>
          </table:table-cell>
          <table:table-cell table:number-columns-repeated="2"/>
          <table:table-cell office:value-type="string" calcext:value-type="string">
            <text:p>NP_059488.2:p.P467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4986913</text:p>
          </table:table-cell>
          <table:table-cell office:value-type="string" calcext:value-type="string">
            <text:p>A|structural_interaction_variant|HIGH|CYP3A4|ENSG00000160868|interaction|1W0G:A_467-A_492:ENST00000336411|protein_coding|12/13|c.1399C&gt;T||||||,A|missense_variant|MODERATE|CYP3A4|ENSG00000160868|transcript|ENST00000336411.6|protein_coding|12/13|c.1399C&gt;T|p.Pro467Ser|1583/2153|1399/1512|467/503||,A|missense_variant|MODERATE|CYP3A4|ENSG00000160868|transcript|ENST00000354593.6|protein_coding|7/8|c.949C&gt;T|p.Pro317Ser|1056/2342|949/1062|317/353||</text:p>
          </table:table-cell>
          <table:table-cell office:value-type="string" calcext:value-type="string">
            <text:p>{'HIGH': 1, 'MODERATE': 2}</text:p>
          </table:table-cell>
          <table:table-cell office:value-type="string" calcext:value-type="string">
            <text:p>{'structural_interaction_variant': 1, 'missense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045908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0875" calcext:value-type="float">
            <text:p>9976087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1359dupA</text:p>
          </table:table-cell>
          <table:table-cell office:value-type="string" calcext:value-type="string">
            <text:p>"CYP3A4_null_allele"</text:p>
          </table:table-cell>
          <table:table-cell office:value-type="string" calcext:value-type="string">
            <text:p>(CYP3A4|ENSG00000160868|4|0.50)</text:p>
          </table:table-cell>
          <table:table-cell table:number-columns-repeated="3"/>
          <table:table-cell office:value-type="string" calcext:value-type="string">
            <text:p>rs750735864</text:p>
          </table:table-cell>
          <table:table-cell office:value-type="string" calcext:value-type="string">
            <text:p>GT|frameshift_variant|HIGH|CYP3A4|ENSG00000160868|transcript|ENST00000336411.6|protein_coding|12/13|c.1359dupA|p.Leu454fs|1543/2153|1359/1512|453/503||,GT|frameshift_variant|HIGH|CYP3A4|ENSG00000160868|transcript|ENST00000354593.6|protein_coding|7/8|c.909dupA|p.Leu304fs|1016/2342|909/1062|303/353||,GT|structural_interaction_variant|HIGH|CYP3A4|ENSG00000160868|interaction|1TQN:A_357-A_453:ENST00000336411|protein_coding|12/13|c.1359dupA||||||,GT|structural_interaction_variant|HIGH|CYP3A4|ENSG00000160868|interaction|1W0G:A_357-A_453:ENST00000336411|protein_coding|12/13|c.1359dupA||||||,GT|structural_interaction_variant|HIGH|CYP3A4|ENSG00000160868|interaction|2J0D:A_357-A_453:ENST00000336411|protein_coding|12/13|c.1359dupA||||||,GT|structural_interaction_variant|HIGH|CYP3A4|ENSG00000160868|interaction|2J0D:B_357-B_453:ENST00000336411|protein_coding|12/13|c.1359dupA||||||,GT|structural_interaction_variant|HIGH|CYP3A4|ENSG00000160868|interaction|2V0M:A_357-A_453:ENST00000336411|protein_coding|12/13|c.1359dupA||||||,GT|structural_interaction_variant|HIGH|CYP3A4|ENSG00000160868|interaction|2V0M:B_357-B_453:ENST00000336411|protein_coding|12/13|c.1359dupA||||||,GT|structural_interaction_variant|HIGH|CYP3A4|ENSG00000160868|interaction|2V0M:C_357-C_453:ENST00000336411|protein_coding|12/13|c.1359dupA||||||,GT|structural_interaction_variant|HIGH|CYP3A4|ENSG00000160868|interaction|2V0M:D_357-D_453:ENST00000336411|protein_coding|12/13|c.1359dupA||||||,GT|structural_interaction_variant|HIGH|CYP3A4|ENSG00000160868|interaction|3NXU:A_357-A_453:ENST00000336411|protein_coding|12/13|c.1359dupA||||||,GT|structural_interaction_variant|HIGH|CYP3A4|ENSG00000160868|interaction|3NXU:B_357-B_453:ENST00000336411|protein_coding|12/13|c.1359dupA||||||,GT|structural_interaction_variant|HIGH|CYP3A4|ENSG00000160868|interaction|3TJS:A_357-A_453:ENST00000336411|protein_coding|12/13|c.1359dupA||||||,GT|structural_interaction_variant|HIGH|CYP3A4|ENSG00000160868|interaction|3UA1:A_357-A_453:ENST00000336411|protein_coding|12/13|c.1359dupA||||||,GT|structural_interaction_variant|HIGH|CYP3A4|ENSG00000160868|interaction|4I3Q:A_357-A_453:ENST00000336411|protein_coding|12/13|c.1359dupA||||||,GT|structural_interaction_variant|HIGH|CYP3A4|ENSG00000160868|interaction|4I4H:A_357-A_453:ENST00000336411|protein_coding|12/13|c.1359dupA||||||,GT|structural_interaction_variant|HIGH|CYP3A4|ENSG00000160868|interaction|4K9T:A_357-A_453:ENST00000336411|protein_coding|12/13|c.1359dupA||||||,GT|structural_interaction_variant|HIGH|CYP3A4|ENSG00000160868|interaction|4K9U:A_357-A_453:ENST00000336411|protein_coding|12/13|c.1359dupA||||||,GT|structural_interaction_variant|HIGH|CYP3A4|ENSG00000160868|interaction|4K9V:A_357-A_453:ENST00000336411|protein_coding|12/13|c.1359dupA||||||,GT|structural_interaction_variant|HIGH|CYP3A4|ENSG00000160868|interaction|4K9W:B_357-B_453:ENST00000336411|protein_coding|12/13|c.1359dupA||||||,GT|structural_interaction_variant|HIGH|CYP3A4|ENSG00000160868|interaction|4K9W:C_357-C_453:ENST00000336411|protein_coding|12/13|c.1359dupA||||||,GT|structural_interaction_variant|HIGH|CYP3A4|ENSG00000160868|interaction|4K9X:A_357-A_453:ENST00000336411|protein_coding|12/13|c.1359dupA||||||,GT|structural_interaction_variant|HIGH|CYP3A4|ENSG00000160868|interaction|4NY4:A_357-A_453:ENST00000336411|protein_coding|12/13|c.1359dupA||||||</text:p>
          </table:table-cell>
          <table:table-cell office:value-type="string" calcext:value-type="string">
            <text:p>{'HIGH': 23}</text:p>
          </table:table-cell>
          <table:table-cell office:value-type="string" calcext:value-type="string">
            <text:p>{'frameshift_variant': 2, 'structural_interaction_variant': 2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4349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0901" calcext:value-type="float">
            <text:p>9976090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1334T&gt;C</text:p>
          </table:table-cell>
          <table:table-cell office:value-type="string" calcext:value-type="string">
            <text:p>"CYP3A4_variant"</text:p>
          </table:table-cell>
          <table:table-cell table:number-columns-repeated="2"/>
          <table:table-cell office:value-type="string" calcext:value-type="string">
            <text:p>NP_059488.2:p.M445T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s4986910</text:p>
          </table:table-cell>
          <table:table-cell office:value-type="string" calcext:value-type="string">
            <text:p>G|missense_variant|MODERATE|CYP3A4|ENSG00000160868|transcript|ENST00000336411.6|protein_coding|12/13|c.1334T&gt;C|p.Met445Thr|1518/2153|1334/1512|445/503||,G|missense_variant|MODERATE|CYP3A4|ENSG00000160868|transcript|ENST00000354593.6|protein_coding|7/8|c.884T&gt;C|p.Met295Thr|991/2342|884/1062|295/353||,G|sequence_feature|LOW|CYP3A4|ENSG00000160868|helix:combinatorial_evidence_used_in_manual_assertion|ENST00000336411|protein_coding|12/13|c.1334T&gt;C||||||</text:p>
          </table:table-cell>
          <table:table-cell office:value-type="string" calcext:value-type="string">
            <text:p>{'MODERATE': 2, 'LOW': 1}</text:p>
          </table:table-cell>
          <table:table-cell office:value-type="string" calcext:value-type="string">
            <text:p>{'missense_variant': 2, 'sequence_feature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5324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2047" calcext:value-type="float">
            <text:p>9976204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1247C&gt;T</text:p>
          </table:table-cell>
          <table:table-cell office:value-type="string" calcext:value-type="string">
            <text:p>"Lower_activity"</text:p>
          </table:table-cell>
          <table:table-cell table:number-columns-repeated="2"/>
          <table:table-cell office:value-type="string" calcext:value-type="string">
            <text:p>NP_059488.2:p.P416L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rs4986909</text:p>
          </table:table-cell>
          <table:table-cell office:value-type="string" calcext:value-type="string">
            <text:p>A|missense_variant|MODERATE|CYP3A4|ENSG00000160868|transcript|ENST00000336411.6|protein_coding|11/13|c.1247C&gt;T|p.Pro416Leu|1431/2153|1247/1512|416/503||,A|missense_variant|MODERATE|CYP3A4|ENSG00000160868|transcript|ENST00000354593.6|protein_coding|6/8|c.797C&gt;T|p.Pro266Leu|904/2342|797/1062|266/353||,A|sequence_feature|LOW|CYP3A4|ENSG00000160868|helix:combinatorial_evidence_used_in_manual_assertion|ENST00000336411|protein_coding|11/13|c.1247C&gt;T||||||,A|upstream_gene_variant|MODIFIER|RP11-757A13.1|ENSG00000273407|transcript|ENST00000608397.1|antisense||n.-4496G&gt;A|||||4496|</text:p>
          </table:table-cell>
          <table:table-cell office:value-type="string" calcext:value-type="string">
            <text:p>{'MODERATE': 2, 'LOW': 1, 'MODIFIER': 1}</text:p>
          </table:table-cell>
          <table:table-cell office:value-type="string" calcext:value-type="string">
            <text:p>{'missense_variant': 2, 'sequence_feature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651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2129" calcext:value-type="float">
            <text:p>9976212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1165C&gt;T</text:p>
          </table:table-cell>
          <table:table-cell office:value-type="string" calcext:value-type="string">
            <text:p>"Lower_activity"</text:p>
          </table:table-cell>
          <table:table-cell table:number-columns-repeated="2"/>
          <table:table-cell office:value-type="string" calcext:value-type="string">
            <text:p>NP_059488.2:p.P389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s749459749</text:p>
          </table:table-cell>
          <table:table-cell office:value-type="string" calcext:value-type="string">
            <text:p>A|missense_variant|MODERATE|CYP3A4|ENSG00000160868|transcript|ENST00000336411.6|protein_coding|11/13|c.1165C&gt;T|p.Pro389Ser|1349/2153|1165/1512|389/503||,A|missense_variant|MODERATE|CYP3A4|ENSG00000160868|transcript|ENST00000354593.6|protein_coding|6/8|c.715C&gt;T|p.Pro239Ser|822/2342|715/1062|239/353||,A|upstream_gene_variant|MODIFIER|RP11-757A13.1|ENSG00000273407|transcript|ENST00000608397.1|antisense||n.-4414G&gt;A|||||4414|</text:p>
          </table:table-cell>
          <table:table-cell office:value-type="string" calcext:value-type="string">
            <text:p>{'MODERATE': 2, 'MODIFIER': 1}</text:p>
          </table:table-cell>
          <table:table-cell office:value-type="string" calcext:value-type="string">
            <text:p>{'missense_variant': 2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5323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2177" calcext:value-type="float">
            <text:p>9976217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1117C&gt;T</text:p>
          </table:table-cell>
          <table:table-cell office:value-type="string" calcext:value-type="string">
            <text:p>"Altered_activity"</text:p>
          </table:table-cell>
          <table:table-cell table:number-columns-repeated="2"/>
          <table:table-cell office:value-type="string" calcext:value-type="string">
            <text:p>NP_059488.2:p.L373F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rs12721629</text:p>
          </table:table-cell>
          <table:table-cell office:value-type="string" calcext:value-type="string">
            <text:p>A|structural_interaction_variant|HIGH|CYP3A4|ENSG00000160868|interaction|1TQN:A_373-A_396:ENST00000336411|protein_coding|11/13|c.1117C&gt;T||||||,A|structural_interaction_variant|HIGH|CYP3A4|ENSG00000160868|interaction|1W0E:A_373-A_396:ENST00000336411|protein_coding|11/13|c.1117C&gt;T||||||,A|structural_interaction_variant|HIGH|CYP3A4|ENSG00000160868|interaction|1W0F:A_373-A_396:ENST00000336411|protein_coding|11/13|c.1117C&gt;T||||||,A|structural_interaction_variant|HIGH|CYP3A4|ENSG00000160868|interaction|1W0F:A_373-A_398:ENST00000336411|protein_coding|11/13|c.1117C&gt;T||||||,A|structural_interaction_variant|HIGH|CYP3A4|ENSG00000160868|interaction|1W0G:A_373-A_396:ENST00000336411|protein_coding|11/13|c.1117C&gt;T||||||,A|structural_interaction_variant|HIGH|CYP3A4|ENSG00000160868|interaction|2J0D:A_373-A_396:ENST00000336411|protein_coding|11/13|c.1117C&gt;T||||||,A|structural_interaction_variant|HIGH|CYP3A4|ENSG00000160868|interaction|2J0D:B_373-B_396:ENST00000336411|protein_coding|11/13|c.1117C&gt;T||||||,A|structural_interaction_variant|HIGH|CYP3A4|ENSG00000160868|interaction|2V0M:A_373-A_396:ENST00000336411|protein_coding|11/13|c.1117C&gt;T||||||,A|structural_interaction_variant|HIGH|CYP3A4|ENSG00000160868|interaction|2V0M:B_373-B_396:ENST00000336411|protein_coding|11/13|c.1117C&gt;T||||||,A|structural_interaction_variant|HIGH|CYP3A4|ENSG00000160868|interaction|2V0M:C_373-C_396:ENST00000336411|protein_coding|11/13|c.1117C&gt;T||||||,A|structural_interaction_variant|HIGH|CYP3A4|ENSG00000160868|interaction|2V0M:D_373-D_396:ENST00000336411|protein_coding|11/13|c.1117C&gt;T||||||,A|structural_interaction_variant|HIGH|CYP3A4|ENSG00000160868|interaction|3NXU:A_373-A_396:ENST00000336411|protein_coding|11/13|c.1117C&gt;T||||||,A|structural_interaction_variant|HIGH|CYP3A4|ENSG00000160868|interaction|3NXU:B_373-B_396:ENST00000336411|protein_coding|11/13|c.1117C&gt;T||||||,A|structural_interaction_variant|HIGH|CYP3A4|ENSG00000160868|interaction|3TJS:A_373-A_396:ENST00000336411|protein_coding|11/13|c.1117C&gt;T||||||,A|structural_interaction_variant|HIGH|CYP3A4|ENSG00000160868|interaction|3UA1:A_373-A_396:ENST00000336411|protein_coding|11/13|c.1117C&gt;T||||||,A|structural_interaction_variant|HIGH|CYP3A4|ENSG00000160868|interaction|4I3Q:A_373-A_396:ENST00000336411|protein_coding|11/13|c.1117C&gt;T||||||,A|structural_interaction_variant|HIGH|CYP3A4|ENSG00000160868|interaction|4I4G:A_373-A_396:ENST00000336411|protein_coding|11/13|c.1117C&gt;T||||||,A|structural_interaction_variant|HIGH|CYP3A4|ENSG00000160868|interaction|4I4H:A_373-A_396:ENST00000336411|protein_coding|11/13|c.1117C&gt;T||||||,A|structural_interaction_variant|HIGH|CYP3A4|ENSG00000160868|interaction|4K9T:A_373-A_396:ENST00000336411|protein_coding|11/13|c.1117C&gt;T||||||,A|structural_interaction_variant|HIGH|CYP3A4|ENSG00000160868|interaction|4K9U:A_373-A_396:ENST00000336411|protein_coding|11/13|c.1117C&gt;T||||||,A|structural_interaction_variant|HIGH|CYP3A4|ENSG00000160868|interaction|4K9V:A_373-A_396:ENST00000336411|protein_coding|11/13|c.1117C&gt;T||||||,A|structural_interaction_variant|HIGH|CYP3A4|ENSG00000160868|interaction|4K9W:A_373-A_396:ENST00000336411|protein_coding|11/13|c.1117C&gt;T||||||,A|structural_interaction_variant|HIGH|CYP3A4|ENSG00000160868|interaction|4K9W:B_373-B_396:ENST00000336411|protein_coding|11/13|c.1117C&gt;T||||||,A|structural_interaction_variant|HIGH|CYP3A4|ENSG00000160868|interaction|4K9W:C_373-C_396:ENST00000336411|protein_coding|11/13|c.1117C&gt;T||||||,A|structural_interaction_variant|HIGH|CYP3A4|ENSG00000160868|interaction|4K9W:D_373-D_396:ENST00000336411|protein_coding|11/13|c.1117C&gt;T||||||,A|structural_interaction_variant|HIGH|CYP3A4|ENSG00000160868|interaction|4K9X:A_373-A_396:ENST00000336411|protein_coding|11/13|c.1117C&gt;T||||||,A|structural_interaction_variant|HIGH|CYP3A4|ENSG00000160868|interaction|4NY4:A_373-A_396:ENST00000336411|protein_coding|11/13|c.1117C&gt;T||||||,A|missense_variant|MODERATE|CYP3A4|ENSG00000160868|transcript|ENST00000336411.6|protein_coding|11/13|c.1117C&gt;T|p.Leu373Phe|1301/2153|1117/1512|373/503||,A|missense_variant|MODERATE|CYP3A4|ENSG00000160868|transcript|ENST00000354593.6|protein_coding|6/8|c.667C&gt;T|p.Leu223Phe|774/2342|667/1062|223/353||,A|sequence_feature|LOW|CYP3A4|ENSG00000160868|beta-strand:combinatorial_evidence_used_in_manual_assertion|ENST00000336411|protein_coding|11/13|c.1117C&gt;T||||||,A|upstream_gene_variant|MODIFIER|RP11-757A13.1|ENSG00000273407|transcript|ENST00000608397.1|antisense||n.-4366G&gt;A|||||4366|</text:p>
          </table:table-cell>
          <table:table-cell office:value-type="string" calcext:value-type="string">
            <text:p>{'HIGH': 27, 'MODERATE': 2, 'LOW': 1, 'MODIFIER': 1}</text:p>
          </table:table-cell>
          <table:table-cell office:value-type="string" calcext:value-type="string">
            <text:p>{'structural_interaction_variant': 27, 'missense_variant': 2, 'sequence_feature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5322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2206" calcext:value-type="float">
            <text:p>9976220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1088C&gt;T</text:p>
          </table:table-cell>
          <table:table-cell office:value-type="string" calcext:value-type="string">
            <text:p>"Lower_activity"</text:p>
          </table:table-cell>
          <table:table-cell table:number-columns-repeated="2"/>
          <table:table-cell office:value-type="string" calcext:value-type="string">
            <text:p>NP_059488.2:p.T363M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s67784355</text:p>
          </table:table-cell>
          <table:table-cell office:value-type="string" calcext:value-type="string">
            <text:p>A|missense_variant|MODERATE|CYP3A4|ENSG00000160868|transcript|ENST00000336411.6|protein_coding|11/13|c.1088C&gt;T|p.Thr363Met|1272/2153|1088/1512|363/503||,A|missense_variant|MODERATE|CYP3A4|ENSG00000160868|transcript|ENST00000354593.6|protein_coding|6/8|c.638C&gt;T|p.Thr213Met|745/2342|638/1062|213/353||,A|upstream_gene_variant|MODIFIER|RP11-757A13.1|ENSG00000273407|transcript|ENST00000608397.1|antisense||n.-4337G&gt;A|||||4337|</text:p>
          </table:table-cell>
          <table:table-cell office:value-type="string" calcext:value-type="string">
            <text:p>{'MODERATE': 2, 'MODIFIER': 1}</text:p>
          </table:table-cell>
          <table:table-cell office:value-type="string" calcext:value-type="string">
            <text:p>{'missense_variant': 2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15451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3925" calcext:value-type="float">
            <text:p>9976392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956A&gt;G</text:p>
          </table:table-cell>
          <table:table-cell office:value-type="string" calcext:value-type="string">
            <text:p>"CYP3A4_variant"</text:p>
          </table:table-cell>
          <table:table-cell table:number-columns-repeated="2"/>
          <table:table-cell office:value-type="string" calcext:value-type="string">
            <text:p>NP_059488.2:p.Y319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rs201821708</text:p>
          </table:table-cell>
          <table:table-cell office:value-type="string" calcext:value-type="string">
            <text:p>C|structural_interaction_variant|HIGH|CYP3A4|ENSG00000160868|interaction|1TQN:A_319-A_475:ENST00000336411|protein_coding|10/13|c.956A&gt;G||||||,C|structural_interaction_variant|HIGH|CYP3A4|ENSG00000160868|interaction|1W0E:A_319-A_474:ENST00000336411|protein_coding|10/13|c.956A&gt;G||||||,C|structural_interaction_variant|HIGH|CYP3A4|ENSG00000160868|interaction|1W0G:A_319-A_473:ENST00000336411|protein_coding|10/13|c.956A&gt;G||||||,C|structural_interaction_variant|HIGH|CYP3A4|ENSG00000160868|interaction|1W0G:A_319-A_474:ENST00000336411|protein_coding|10/13|c.956A&gt;G||||||,C|structural_interaction_variant|HIGH|CYP3A4|ENSG00000160868|interaction|2V0M:D_319-D_475:ENST00000336411|protein_coding|10/13|c.956A&gt;G||||||,C|structural_interaction_variant|HIGH|CYP3A4|ENSG00000160868|interaction|3NXU:B_319-B_475:ENST00000336411|protein_coding|10/13|c.956A&gt;G||||||,C|structural_interaction_variant|HIGH|CYP3A4|ENSG00000160868|interaction|3TJS:A_319-A_475:ENST00000336411|protein_coding|10/13|c.956A&gt;G||||||,C|structural_interaction_variant|HIGH|CYP3A4|ENSG00000160868|interaction|4I4G:A_319-A_475:ENST00000336411|protein_coding|10/13|c.956A&gt;G||||||,C|structural_interaction_variant|HIGH|CYP3A4|ENSG00000160868|interaction|4K9T:A_319-A_475:ENST00000336411|protein_coding|10/13|c.956A&gt;G||||||,C|structural_interaction_variant|HIGH|CYP3A4|ENSG00000160868|interaction|4K9U:A_319-A_475:ENST00000336411|protein_coding|10/13|c.956A&gt;G||||||,C|structural_interaction_variant|HIGH|CYP3A4|ENSG00000160868|interaction|4K9V:A_319-A_475:ENST00000336411|protein_coding|10/13|c.956A&gt;G||||||,C|structural_interaction_variant|HIGH|CYP3A4|ENSG00000160868|interaction|4K9W:B_319-B_475:ENST00000336411|protein_coding|10/13|c.956A&gt;G||||||,C|structural_interaction_variant|HIGH|CYP3A4|ENSG00000160868|interaction|4K9W:C_319-C_475:ENST00000336411|protein_coding|10/13|c.956A&gt;G||||||,C|structural_interaction_variant|HIGH|CYP3A4|ENSG00000160868|interaction|4NY4:A_319-A_475:ENST00000336411|protein_coding|10/13|c.956A&gt;G||||||,C|missense_variant|MODERATE|CYP3A4|ENSG00000160868|transcript|ENST00000336411.6|protein_coding|10/13|c.956A&gt;G|p.Tyr319Cys|1140/2153|956/1512|319/503||,C|missense_variant|MODERATE|CYP3A4|ENSG00000160868|transcript|ENST00000354593.6|protein_coding|5/8|c.506A&gt;G|p.Tyr169Cys|613/2342|506/1062|169/353||,C|upstream_gene_variant|MODIFIER|RP11-757A13.1|ENSG00000273407|transcript|ENST00000608397.1|antisense||n.-2618T&gt;C|||||2618|</text:p>
          </table:table-cell>
          <table:table-cell office:value-type="string" calcext:value-type="string">
            <text:p>{'HIGH': 14, 'MODERATE': 2, 'MODIFIER': 1}</text:p>
          </table:table-cell>
          <table:table-cell office:value-type="string" calcext:value-type="string">
            <text:p>{'structural_interaction_variant': 14, 'missense_variant': 2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4348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4003" calcext:value-type="float">
            <text:p>9976400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878T&gt;C</text:p>
          </table:table-cell>
          <table:table-cell office:value-type="string" calcext:value-type="string">
            <text:p>"Higher_activity"</text:p>
          </table:table-cell>
          <table:table-cell table:number-columns-repeated="2"/>
          <table:table-cell office:value-type="string" calcext:value-type="string">
            <text:p>NP_059488.2:p.L293P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rs28371759</text:p>
          </table:table-cell>
          <table:table-cell office:value-type="string" calcext:value-type="string">
            <text:p>G|structural_interaction_variant|HIGH|CYP3A4|ENSG00000160868|interaction|1TQN:A_250-A_293:ENST00000336411|protein_coding|10/13|c.878T&gt;C||||||,G|missense_variant|MODERATE|CYP3A4|ENSG00000160868|transcript|ENST00000336411.6|protein_coding|10/13|c.878T&gt;C|p.Leu293Pro|1062/2153|878/1512|293/503||,G|missense_variant|MODERATE|CYP3A4|ENSG00000160868|transcript|ENST00000354593.6|protein_coding|5/8|c.428T&gt;C|p.Leu143Pro|535/2342|428/1062|143/353||,G|upstream_gene_variant|MODIFIER|RP11-757A13.1|ENSG00000273407|transcript|ENST00000608397.1|antisense||n.-2540A&gt;G|||||2540|</text:p>
          </table:table-cell>
          <table:table-cell office:value-type="string" calcext:value-type="string">
            <text:p>{'HIGH': 1, 'MODERATE': 2, 'MODIFIER': 1}</text:p>
          </table:table-cell>
          <table:table-cell office:value-type="string" calcext:value-type="string">
            <text:p>{'structural_interaction_variant': 1, 'missense_variant': 2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016168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6411" calcext:value-type="float">
            <text:p>9976641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830dupA</text:p>
          </table:table-cell>
          <table:table-cell office:value-type="string" calcext:value-type="string">
            <text:p>"CYP3A4_null_allele"</text:p>
          </table:table-cell>
          <table:table-cell office:value-type="string" calcext:value-type="string">
            <text:p>(CYP3A4|ENSG00000160868|4|0.50)</text:p>
          </table:table-cell>
          <table:table-cell table:number-columns-repeated="3"/>
          <table:table-cell office:value-type="string" calcext:value-type="string">
            <text:p>rs4646438</text:p>
          </table:table-cell>
          <table:table-cell office:value-type="string" calcext:value-type="string">
            <text:p>GT|frameshift_variant|HIGH|CYP3A4|ENSG00000160868|transcript|ENST00000336411.6|protein_coding|9/13|c.830dupA|p.Asp277fs|1014/2153|830/1512|277/503||,GT|frameshift_variant|HIGH|CYP3A4|ENSG00000160868|transcript|ENST00000354593.6|protein_coding|4/8|c.380dupA|p.Asp127fs|487/2342|380/1062|127/353||,GT|upstream_gene_variant|MODIFIER|RP11-757A13.1|ENSG00000273407|transcript|ENST00000608397.1|antisense||n.-132_-131insT|||||131|,GT|downstream_gene_variant|MODIFIER|CYP3A4|ENSG00000160868|transcript|ENST00000480043.1|retained_intron||n.*3123dupA|||||3123|,GT|downstream_gene_variant|MODIFIER|CYP3A4|ENSG00000160868|transcript|ENST00000415003.1|protein_coding||c.*3720dupA|||||3720|WARNING_TRANSCRIPT_INCOMPLETE</text:p>
          </table:table-cell>
          <table:table-cell office:value-type="string" calcext:value-type="string">
            <text:p>{'HIGH': 2, 'MODIFIER': 3}</text:p>
          </table:table-cell>
          <table:table-cell office:value-type="string" calcext:value-type="string">
            <text:p>{'frameshift_variant': 2, 'upstream_gene_variant': 1, 'downstream_gene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721877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8360" calcext:value-type="float">
            <text:p>9976836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664T&gt;C</text:p>
          </table:table-cell>
          <table:table-cell office:value-type="string" calcext:value-type="string">
            <text:p>"Lower_activity"</text:p>
          </table:table-cell>
          <table:table-cell table:number-columns-repeated="2"/>
          <table:table-cell office:value-type="string" calcext:value-type="string">
            <text:p>NP_059488.2:p.S222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G|missense_variant|MODERATE|CYP3A4|ENSG00000160868|transcript|ENST00000336411.6|protein_coding|7/13|c.664T&gt;C|p.Ser222Pro|848/2153|664/1512|222/503||,G|missense_variant|MODERATE|CYP3A4|ENSG00000160868|transcript|ENST00000354593.6|protein_coding|2/8|c.214T&gt;C|p.Ser72Pro|321/2342|214/1062|72/353||,G|downstream_gene_variant|MODIFIER|CYP3A4|ENSG00000160868|transcript|ENST00000480043.1|retained_intron||n.*1175T&gt;C|||||1175|,G|downstream_gene_variant|MODIFIER|CYP3A4|ENSG00000160868|transcript|ENST00000415003.1|protein_coding||c.*1772T&gt;C|||||1772|WARNING_TRANSCRIPT_INCOMPLETE,G|downstream_gene_variant|MODIFIER|RP11-757A13.1|ENSG00000273407|transcript|ENST00000608397.1|antisense||n.*1468A&gt;G|||||1468|</text:p>
          </table:table-cell>
          <table:table-cell office:value-type="string" calcext:value-type="string">
            <text:p>{'MODERATE': 2, 'MODIFIER': 3}</text:p>
          </table:table-cell>
          <table:table-cell office:value-type="string" calcext:value-type="string">
            <text:p>{'missense_variant': 2, 'downstream_gene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6156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8371" calcext:value-type="float">
            <text:p>9976837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653C&gt;G</text:p>
          </table:table-cell>
          <table:table-cell office:value-type="string" calcext:value-type="string">
            <text:p>"Lower_activity"</text:p>
          </table:table-cell>
          <table:table-cell table:number-columns-repeated="2"/>
          <table:table-cell office:value-type="string" calcext:value-type="string">
            <text:p>NP_059488.2:p.P218R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s55901263</text:p>
          </table:table-cell>
          <table:table-cell office:value-type="string" calcext:value-type="string">
            <text:p>C|missense_variant|MODERATE|CYP3A4|ENSG00000160868|transcript|ENST00000336411.6|protein_coding|7/13|c.653C&gt;G|p.Pro218Arg|837/2153|653/1512|218/503||,C|missense_variant|MODERATE|CYP3A4|ENSG00000160868|transcript|ENST00000354593.6|protein_coding|2/8|c.203C&gt;G|p.Pro68Arg|310/2342|203/1062|68/353||,C|sequence_feature|LOW|CYP3A4|ENSG00000160868|helix:combinatorial_evidence_used_in_manual_assertion|ENST00000336411|protein_coding|7/13|c.653C&gt;G||||||,C|downstream_gene_variant|MODIFIER|CYP3A4|ENSG00000160868|transcript|ENST00000480043.1|retained_intron||n.*1164C&gt;G|||||1164|,C|downstream_gene_variant|MODIFIER|CYP3A4|ENSG00000160868|transcript|ENST00000415003.1|protein_coding||c.*1761C&gt;G|||||1761|WARNING_TRANSCRIPT_INCOMPLETE,C|downstream_gene_variant|MODIFIER|RP11-757A13.1|ENSG00000273407|transcript|ENST00000608397.1|antisense||n.*1479G&gt;C|||||1479|</text:p>
          </table:table-cell>
          <table:table-cell office:value-type="string" calcext:value-type="string">
            <text:p>{'MODERATE': 2, 'LOW': 1, 'MODIFIER': 3}</text:p>
          </table:table-cell>
          <table:table-cell office:value-type="string" calcext:value-type="string">
            <text:p>{'missense_variant': 2, 'sequence_feature': 1, 'downstream_gene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721876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8424" calcext:value-type="float">
            <text:p>9976842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600A&gt;T</text:p>
          </table:table-cell>
          <table:table-cell office:value-type="string" calcext:value-type="string">
            <text:p>"Lower_activity"</text:p>
          </table:table-cell>
          <table:table-cell table:number-columns-repeated="2"/>
          <table:table-cell office:value-type="string" calcext:value-type="string">
            <text:p>NP_059488.2:p.Q200H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A|missense_variant|MODERATE|CYP3A4|ENSG00000160868|transcript|ENST00000336411.6|protein_coding|7/13|c.600A&gt;T|p.Gln200His|784/2153|600/1512|200/503||,A|missense_variant|MODERATE|CYP3A4|ENSG00000160868|transcript|ENST00000354593.6|protein_coding|2/8|c.150A&gt;T|p.Gln50His|257/2342|150/1062|50/353||,A|downstream_gene_variant|MODIFIER|CYP3A4|ENSG00000160868|transcript|ENST00000480043.1|retained_intron||n.*1111A&gt;T|||||1111|,A|downstream_gene_variant|MODIFIER|CYP3A4|ENSG00000160868|transcript|ENST00000415003.1|protein_coding||c.*1708A&gt;T|||||1708|WARNING_TRANSCRIPT_INCOMPLETE,A|downstream_gene_variant|MODIFIER|RP11-757A13.1|ENSG00000273407|transcript|ENST00000608397.1|antisense||n.*1532T&gt;A|||||1532|</text:p>
          </table:table-cell>
          <table:table-cell office:value-type="string" calcext:value-type="string">
            <text:p>{'MODERATE': 2, 'MODIFIER': 3}</text:p>
          </table:table-cell>
          <table:table-cell office:value-type="string" calcext:value-type="string">
            <text:p>{'missense_variant': 2, 'downstream_gene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4347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8458" calcext:value-type="float">
            <text:p>9976845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566T&gt;C</text:p>
          </table:table-cell>
          <table:table-cell office:value-type="string" calcext:value-type="string">
            <text:p>"Lower_activity"</text:p>
          </table:table-cell>
          <table:table-cell table:number-columns-repeated="2"/>
          <table:table-cell office:value-type="string" calcext:value-type="string">
            <text:p>NP_059488.2:p.F189S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s4987161</text:p>
          </table:table-cell>
          <table:table-cell office:value-type="string" calcext:value-type="string">
            <text:p>G|structural_interaction_variant|HIGH|CYP3A4|ENSG00000160868|interaction|1TQN:A_189-A_270:ENST00000336411|protein_coding|7/13|c.566T&gt;C||||||,G|structural_interaction_variant|HIGH|CYP3A4|ENSG00000160868|interaction|1W0F:A_189-A_270:ENST00000336411|protein_coding|7/13|c.566T&gt;C||||||,G|structural_interaction_variant|HIGH|CYP3A4|ENSG00000160868|interaction|1W0G:A_189-A_256:ENST00000336411|protein_coding|7/13|c.566T&gt;C||||||,G|structural_interaction_variant|HIGH|CYP3A4|ENSG00000160868|interaction|1W0G:A_189-A_260:ENST00000336411|protein_coding|7/13|c.566T&gt;C||||||,G|structural_interaction_variant|HIGH|CYP3A4|ENSG00000160868|interaction|1W0G:A_189-A_270:ENST00000336411|protein_coding|7/13|c.566T&gt;C||||||,G|structural_interaction_variant|HIGH|CYP3A4|ENSG00000160868|interaction|3UA1:A_189-A_270:ENST00000336411|protein_coding|7/13|c.566T&gt;C||||||,G|structural_interaction_variant|HIGH|CYP3A4|ENSG00000160868|interaction|4I3Q:A_189-A_270:ENST00000336411|protein_coding|7/13|c.566T&gt;C||||||,G|structural_interaction_variant|HIGH|CYP3A4|ENSG00000160868|interaction|4I4G:A_189-A_260:ENST00000336411|protein_coding|7/13|c.566T&gt;C||||||,G|structural_interaction_variant|HIGH|CYP3A4|ENSG00000160868|interaction|4I4H:A_189-A_260:ENST00000336411|protein_coding|7/13|c.566T&gt;C||||||,G|structural_interaction_variant|HIGH|CYP3A4|ENSG00000160868|interaction|4K9T:A_189-A_256:ENST00000336411|protein_coding|7/13|c.566T&gt;C||||||,G|structural_interaction_variant|HIGH|CYP3A4|ENSG00000160868|interaction|4K9T:A_189-A_272:ENST00000336411|protein_coding|7/13|c.566T&gt;C||||||,G|structural_interaction_variant|HIGH|CYP3A4|ENSG00000160868|interaction|4K9U:A_189-A_260:ENST00000336411|protein_coding|7/13|c.566T&gt;C||||||,G|structural_interaction_variant|HIGH|CYP3A4|ENSG00000160868|interaction|4K9W:C_189-C_260:ENST00000336411|protein_coding|7/13|c.566T&gt;C||||||,G|structural_interaction_variant|HIGH|CYP3A4|ENSG00000160868|interaction|4K9X:A_189-A_260:ENST00000336411|protein_coding|7/13|c.566T&gt;C||||||,G|missense_variant|MODERATE|CYP3A4|ENSG00000160868|transcript|ENST00000336411.6|protein_coding|7/13|c.566T&gt;C|p.Phe189Ser|750/2153|566/1512|189/503||,G|missense_variant|MODERATE|CYP3A4|ENSG00000160868|transcript|ENST00000354593.6|protein_coding|2/8|c.116T&gt;C|p.Phe39Ser|223/2342|116/1062|39/353||,G|downstream_gene_variant|MODIFIER|CYP3A4|ENSG00000160868|transcript|ENST00000480043.1|retained_intron||n.*1077T&gt;C|||||1077|,G|downstream_gene_variant|MODIFIER|CYP3A4|ENSG00000160868|transcript|ENST00000415003.1|protein_coding||c.*1674T&gt;C|||||1674|WARNING_TRANSCRIPT_INCOMPLETE,G|downstream_gene_variant|MODIFIER|RP11-757A13.1|ENSG00000273407|transcript|ENST00000608397.1|antisense||n.*1566A&gt;G|||||1566|</text:p>
          </table:table-cell>
          <table:table-cell office:value-type="string" calcext:value-type="string">
            <text:p>{'HIGH': 14, 'MODERATE': 2, 'MODIFIER': 3}</text:p>
          </table:table-cell>
          <table:table-cell office:value-type="string" calcext:value-type="string">
            <text:p>{'structural_interaction_variant': 14, 'missense_variant': 2, 'downstream_gene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25898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8470" calcext:value-type="float">
            <text:p>9976847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554C&gt;G</text:p>
          </table:table-cell>
          <table:table-cell office:value-type="string" calcext:value-type="string">
            <text:p>"Lower_activity"</text:p>
          </table:table-cell>
          <table:table-cell table:number-columns-repeated="2"/>
          <table:table-cell office:value-type="string" calcext:value-type="string">
            <text:p>NP_059488.2:p.T185S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rs12721627</text:p>
          </table:table-cell>
          <table:table-cell office:value-type="string" calcext:value-type="string">
            <text:p>C|missense_variant|MODERATE|CYP3A4|ENSG00000160868|transcript|ENST00000336411.6|protein_coding|7/13|c.554C&gt;G|p.Thr185Ser|738/2153|554/1512|185/503||,C|missense_variant|MODERATE|CYP3A4|ENSG00000160868|transcript|ENST00000354593.6|protein_coding|2/8|c.104C&gt;G|p.Thr35Ser|211/2342|104/1062|35/353||,C|downstream_gene_variant|MODIFIER|CYP3A4|ENSG00000160868|transcript|ENST00000480043.1|retained_intron||n.*1065C&gt;G|||||1065|,C|downstream_gene_variant|MODIFIER|CYP3A4|ENSG00000160868|transcript|ENST00000415003.1|protein_coding||c.*1662C&gt;G|||||1662|WARNING_TRANSCRIPT_INCOMPLETE,C|downstream_gene_variant|MODIFIER|RP11-757A13.1|ENSG00000273407|transcript|ENST00000608397.1|antisense||n.*1578G&gt;C|||||1578|</text:p>
          </table:table-cell>
          <table:table-cell office:value-type="string" calcext:value-type="string">
            <text:p>{'MODERATE': 2, 'MODIFIER': 3}</text:p>
          </table:table-cell>
          <table:table-cell office:value-type="string" calcext:value-type="string">
            <text:p>{'missense_variant': 2, 'downstream_gene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19345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8693" calcext:value-type="float">
            <text:p>99768693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gene_expression"</text:p>
          </table:table-cell>
          <table:table-cell table:number-columns-repeated="4"/>
          <table:table-cell office:value-type="string" calcext:value-type="string">
            <text:p>rs35599367</text:p>
          </table:table-cell>
          <table:table-cell office:value-type="string" calcext:value-type="string">
            <text:p>A|downstream_gene_variant|MODIFIER|CYP3A4|ENSG00000160868|transcript|ENST00000480043.1|retained_intron||n.*842C&gt;T|||||842|,A|downstream_gene_variant|MODIFIER|CYP3A4|ENSG00000160868|transcript|ENST00000415003.1|protein_coding||c.*1439C&gt;T|||||1439|WARNING_TRANSCRIPT_INCOMPLETE,A|downstream_gene_variant|MODIFIER|RP11-757A13.1|ENSG00000273407|transcript|ENST00000608397.1|antisense||n.*1801G&gt;A|||||1801|,A|intron_variant|MODIFIER|CYP3A4|ENSG00000160868|transcript|ENST00000336411.6|protein_coding|6/12|c.522-191C&gt;T||||||,A|intron_variant|MODIFIER|CYP3A4|ENSG00000160868|transcript|ENST00000354593.6|protein_coding|1/7|c.72-191C&gt;T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downstream_gene_variant': 3, 'intr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721875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9781" calcext:value-type="float">
            <text:p>9976978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508G&gt;A</text:p>
          </table:table-cell>
          <table:table-cell office:value-type="string" calcext:value-type="string">
            <text:p>"Lower_activity"</text:p>
          </table:table-cell>
          <table:table-cell table:number-columns-repeated="2"/>
          <table:table-cell office:value-type="string" calcext:value-type="string">
            <text:p>NP_059488.2:p.V170I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72552798</text:p>
          </table:table-cell>
          <table:table-cell office:value-type="string" calcext:value-type="string">
            <text:p>T|structural_interaction_variant|HIGH|CYP3A4|ENSG00000160868|interaction|1TQN:A_170-A_490:ENST00000336411|protein_coding|6/13|c.508G&gt;A||||||,T|structural_interaction_variant|HIGH|CYP3A4|ENSG00000160868|interaction|1TQN:A_170-A_491:ENST00000336411|protein_coding|6/13|c.508G&gt;A||||||,T|structural_interaction_variant|HIGH|CYP3A4|ENSG00000160868|interaction|1W0E:A_170-A_490:ENST00000336411|protein_coding|6/13|c.508G&gt;A||||||,T|structural_interaction_variant|HIGH|CYP3A4|ENSG00000160868|interaction|1W0E:A_170-A_491:ENST00000336411|protein_coding|6/13|c.508G&gt;A||||||,T|structural_interaction_variant|HIGH|CYP3A4|ENSG00000160868|interaction|1W0F:A_170-A_491:ENST00000336411|protein_coding|6/13|c.508G&gt;A||||||,T|structural_interaction_variant|HIGH|CYP3A4|ENSG00000160868|interaction|1W0G:A_170-A_491:ENST00000336411|protein_coding|6/13|c.508G&gt;A||||||,T|structural_interaction_variant|HIGH|CYP3A4|ENSG00000160868|interaction|2J0D:A_170-A_491:ENST00000336411|protein_coding|6/13|c.508G&gt;A||||||,T|structural_interaction_variant|HIGH|CYP3A4|ENSG00000160868|interaction|2J0D:B_170-B_491:ENST00000336411|protein_coding|6/13|c.508G&gt;A||||||,T|structural_interaction_variant|HIGH|CYP3A4|ENSG00000160868|interaction|2V0M:B_170-B_491:ENST00000336411|protein_coding|6/13|c.508G&gt;A||||||,T|structural_interaction_variant|HIGH|CYP3A4|ENSG00000160868|interaction|2V0M:C_170-C_491:ENST00000336411|protein_coding|6/13|c.508G&gt;A||||||,T|structural_interaction_variant|HIGH|CYP3A4|ENSG00000160868|interaction|2V0M:D_170-D_491:ENST00000336411|protein_coding|6/13|c.508G&gt;A||||||,T|structural_interaction_variant|HIGH|CYP3A4|ENSG00000160868|interaction|3NXU:A_170-A_491:ENST00000336411|protein_coding|6/13|c.508G&gt;A||||||,T|structural_interaction_variant|HIGH|CYP3A4|ENSG00000160868|interaction|3NXU:B_170-B_491:ENST00000336411|protein_coding|6/13|c.508G&gt;A||||||,T|structural_interaction_variant|HIGH|CYP3A4|ENSG00000160868|interaction|3UA1:A_170-A_490:ENST00000336411|protein_coding|6/13|c.508G&gt;A||||||,T|structural_interaction_variant|HIGH|CYP3A4|ENSG00000160868|interaction|3UA1:A_170-A_491:ENST00000336411|protein_coding|6/13|c.508G&gt;A||||||,T|structural_interaction_variant|HIGH|CYP3A4|ENSG00000160868|interaction|4I3Q:A_170-A_490:ENST00000336411|protein_coding|6/13|c.508G&gt;A||||||,T|structural_interaction_variant|HIGH|CYP3A4|ENSG00000160868|interaction|4I3Q:A_170-A_491:ENST00000336411|protein_coding|6/13|c.508G&gt;A||||||,T|structural_interaction_variant|HIGH|CYP3A4|ENSG00000160868|interaction|4I4G:A_170-A_490:ENST00000336411|protein_coding|6/13|c.508G&gt;A||||||,T|structural_interaction_variant|HIGH|CYP3A4|ENSG00000160868|interaction|4I4H:A_170-A_490:ENST00000336411|protein_coding|6/13|c.508G&gt;A||||||,T|structural_interaction_variant|HIGH|CYP3A4|ENSG00000160868|interaction|4I4H:A_170-A_491:ENST00000336411|protein_coding|6/13|c.508G&gt;A||||||,T|structural_interaction_variant|HIGH|CYP3A4|ENSG00000160868|interaction|4K9T:A_170-A_491:ENST00000336411|protein_coding|6/13|c.508G&gt;A||||||,T|structural_interaction_variant|HIGH|CYP3A4|ENSG00000160868|interaction|4K9U:A_170-A_491:ENST00000336411|protein_coding|6/13|c.508G&gt;A||||||,T|structural_interaction_variant|HIGH|CYP3A4|ENSG00000160868|interaction|4K9V:A_170-A_491:ENST00000336411|protein_coding|6/13|c.508G&gt;A||||||,T|structural_interaction_variant|HIGH|CYP3A4|ENSG00000160868|interaction|4K9W:A_170-A_491:ENST00000336411|protein_coding|6/13|c.508G&gt;A||||||,T|structural_interaction_variant|HIGH|CYP3A4|ENSG00000160868|interaction|4K9W:B_170-B_491:ENST00000336411|protein_coding|6/13|c.508G&gt;A||||||,T|structural_interaction_variant|HIGH|CYP3A4|ENSG00000160868|interaction|4K9W:C_170-C_491:ENST00000336411|protein_coding|6/13|c.508G&gt;A||||||,T|structural_interaction_variant|HIGH|CYP3A4|ENSG00000160868|interaction|4K9W:D_170-D_491:ENST00000336411|protein_coding|6/13|c.508G&gt;A||||||,T|structural_interaction_variant|HIGH|CYP3A4|ENSG00000160868|interaction|4K9X:A_170-A_490:ENST00000336411|protein_coding|6/13|c.508G&gt;A||||||,T|missense_variant|MODERATE|CYP3A4|ENSG00000160868|transcript|ENST00000336411.6|protein_coding|6/13|c.508G&gt;A|p.Val170Ile|692/2153|508/1512|170/503||,T|downstream_gene_variant|MODIFIER|CYP3A4|ENSG00000160868|transcript|ENST00000415003.1|protein_coding||c.*351G&gt;A|||||351|WARNING_TRANSCRIPT_INCOMPLETE,T|downstream_gene_variant|MODIFIER|RP11-757A13.1|ENSG00000273407|transcript|ENST00000608397.1|antisense||n.*2889C&gt;T|||||2889|,T|intron_variant|MODIFIER|CYP3A4|ENSG00000160868|transcript|ENST00000354593.6|protein_coding|1/7|c.72-1279G&gt;A||||||,T|non_coding_transcript_exon_variant|MODIFIER|CYP3A4|ENSG00000160868|transcript|ENST00000480043.1|retained_intron|5/5|n.405G&gt;A||||||</text:p>
          </table:table-cell>
          <table:table-cell office:value-type="string" calcext:value-type="string">
            <text:p>{'HIGH': 28, 'MODERATE': 1, 'MODIFIER': 4}</text:p>
          </table:table-cell>
          <table:table-cell office:value-type="string" calcext:value-type="string">
            <text:p>{'structural_interaction_variant': 28, 'missense_variant': 1, 'downstream_gene_variant': 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4346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69804" calcext:value-type="float">
            <text:p>9976980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485G&gt;A</text:p>
          </table:table-cell>
          <table:table-cell office:value-type="string" calcext:value-type="string">
            <text:p>"CYP3A4_variant"</text:p>
          </table:table-cell>
          <table:table-cell table:number-columns-repeated="2"/>
          <table:table-cell office:value-type="string" calcext:value-type="string">
            <text:p>NP_059488.2:p.R162Q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4986907</text:p>
          </table:table-cell>
          <table:table-cell office:value-type="string" calcext:value-type="string">
            <text:p>T|structural_interaction_variant|HIGH|CYP3A4|ENSG00000160868|interaction|2J0D:A_162-A_198:ENST00000336411|protein_coding|6/13|c.485G&gt;A||||||,T|missense_variant|MODERATE|CYP3A4|ENSG00000160868|transcript|ENST00000336411.6|protein_coding|6/13|c.485G&gt;A|p.Arg162Gln|669/2153|485/1512|162/503||,T|downstream_gene_variant|MODIFIER|CYP3A4|ENSG00000160868|transcript|ENST00000415003.1|protein_coding||c.*328G&gt;A|||||328|WARNING_TRANSCRIPT_INCOMPLETE,T|downstream_gene_variant|MODIFIER|RP11-757A13.1|ENSG00000273407|transcript|ENST00000608397.1|antisense||n.*2912C&gt;T|||||2912|,T|intron_variant|MODIFIER|CYP3A4|ENSG00000160868|transcript|ENST00000354593.6|protein_coding|1/7|c.72-1302G&gt;A||||||,T|non_coding_transcript_exon_variant|MODIFIER|CYP3A4|ENSG00000160868|transcript|ENST00000480043.1|retained_intron|5/5|n.382G&gt;A||||||</text:p>
          </table:table-cell>
          <table:table-cell office:value-type="string" calcext:value-type="string">
            <text:p>{'HIGH': 1, 'MODERATE': 1, 'MODIFIER': 4}</text:p>
          </table:table-cell>
          <table:table-cell office:value-type="string" calcext:value-type="string">
            <text:p>{'structural_interaction_variant': 1, 'missense_variant': 1, 'downstream_gene_variant': 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5321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70165" calcext:value-type="float">
            <text:p>9977016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389G&gt;A</text:p>
          </table:table-cell>
          <table:table-cell office:value-type="string" calcext:value-type="string">
            <text:p>"Lower_activity"</text:p>
          </table:table-cell>
          <table:table-cell table:number-columns-repeated="2"/>
          <table:table-cell office:value-type="string" calcext:value-type="string">
            <text:p>NP_059488.2:p.R130Q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rs72552799</text:p>
          </table:table-cell>
          <table:table-cell office:value-type="string" calcext:value-type="string">
            <text:p>T|structural_interaction_variant|HIGH|CYP3A4|ENSG00000160868|interaction|1TQN:A_130-A_439:ENST00000336411|protein_coding|5/13|c.389G&gt;A||||||,T|structural_interaction_variant|HIGH|CYP3A4|ENSG00000160868|interaction|1TQN:A_130-A_441:ENST00000336411|protein_coding|5/13|c.389G&gt;A||||||,T|structural_interaction_variant|HIGH|CYP3A4|ENSG00000160868|interaction|1W0E:A_130-A_439:ENST00000336411|protein_coding|5/13|c.389G&gt;A||||||,T|structural_interaction_variant|HIGH|CYP3A4|ENSG00000160868|interaction|1W0E:A_130-A_441:ENST00000336411|protein_coding|5/13|c.389G&gt;A||||||,T|structural_interaction_variant|HIGH|CYP3A4|ENSG00000160868|interaction|1W0F:A_130-A_441:ENST00000336411|protein_coding|5/13|c.389G&gt;A||||||,T|structural_interaction_variant|HIGH|CYP3A4|ENSG00000160868|interaction|1W0G:A_130-A_439:ENST00000336411|protein_coding|5/13|c.389G&gt;A||||||,T|structural_interaction_variant|HIGH|CYP3A4|ENSG00000160868|interaction|1W0G:A_130-A_441:ENST00000336411|protein_coding|5/13|c.389G&gt;A||||||,T|structural_interaction_variant|HIGH|CYP3A4|ENSG00000160868|interaction|2J0D:A_130-A_441:ENST00000336411|protein_coding|5/13|c.389G&gt;A||||||,T|structural_interaction_variant|HIGH|CYP3A4|ENSG00000160868|interaction|2J0D:B_130-B_439:ENST00000336411|protein_coding|5/13|c.389G&gt;A||||||,T|structural_interaction_variant|HIGH|CYP3A4|ENSG00000160868|interaction|2J0D:B_130-B_441:ENST00000336411|protein_coding|5/13|c.389G&gt;A||||||,T|structural_interaction_variant|HIGH|CYP3A4|ENSG00000160868|interaction|2V0M:A_130-A_441:ENST00000336411|protein_coding|5/13|c.389G&gt;A||||||,T|structural_interaction_variant|HIGH|CYP3A4|ENSG00000160868|interaction|2V0M:B_130-B_441:ENST00000336411|protein_coding|5/13|c.389G&gt;A||||||,T|structural_interaction_variant|HIGH|CYP3A4|ENSG00000160868|interaction|2V0M:C_130-C_441:ENST00000336411|protein_coding|5/13|c.389G&gt;A||||||,T|structural_interaction_variant|HIGH|CYP3A4|ENSG00000160868|interaction|2V0M:D_130-D_441:ENST00000336411|protein_coding|5/13|c.389G&gt;A||||||,T|structural_interaction_variant|HIGH|CYP3A4|ENSG00000160868|interaction|3NXU:A_130-A_441:ENST00000336411|protein_coding|5/13|c.389G&gt;A||||||,T|structural_interaction_variant|HIGH|CYP3A4|ENSG00000160868|interaction|3NXU:B_130-B_441:ENST00000336411|protein_coding|5/13|c.389G&gt;A||||||,T|structural_interaction_variant|HIGH|CYP3A4|ENSG00000160868|interaction|3TJS:A_130-A_441:ENST00000336411|protein_coding|5/13|c.389G&gt;A||||||,T|structural_interaction_variant|HIGH|CYP3A4|ENSG00000160868|interaction|3UA1:A_130-A_441:ENST00000336411|protein_coding|5/13|c.389G&gt;A||||||,T|structural_interaction_variant|HIGH|CYP3A4|ENSG00000160868|interaction|4I3Q:A_130-A_441:ENST00000336411|protein_coding|5/13|c.389G&gt;A||||||,T|structural_interaction_variant|HIGH|CYP3A4|ENSG00000160868|interaction|4I4G:A_130-A_439:ENST00000336411|protein_coding|5/13|c.389G&gt;A||||||,T|structural_interaction_variant|HIGH|CYP3A4|ENSG00000160868|interaction|4I4G:A_130-A_441:ENST00000336411|protein_coding|5/13|c.389G&gt;A||||||,T|structural_interaction_variant|HIGH|CYP3A4|ENSG00000160868|interaction|4I4H:A_130-A_441:ENST00000336411|protein_coding|5/13|c.389G&gt;A||||||,T|structural_interaction_variant|HIGH|CYP3A4|ENSG00000160868|interaction|4K9T:A_130-A_441:ENST00000336411|protein_coding|5/13|c.389G&gt;A||||||,T|structural_interaction_variant|HIGH|CYP3A4|ENSG00000160868|interaction|4K9U:A_130-A_441:ENST00000336411|protein_coding|5/13|c.389G&gt;A||||||,T|structural_interaction_variant|HIGH|CYP3A4|ENSG00000160868|interaction|4K9V:A_130-A_441:ENST00000336411|protein_coding|5/13|c.389G&gt;A||||||,T|structural_interaction_variant|HIGH|CYP3A4|ENSG00000160868|interaction|4K9W:A_130-A_441:ENST00000336411|protein_coding|5/13|c.389G&gt;A||||||,T|structural_interaction_variant|HIGH|CYP3A4|ENSG00000160868|interaction|4K9W:B_130-B_441:ENST00000336411|protein_coding|5/13|c.389G&gt;A||||||,T|structural_interaction_variant|HIGH|CYP3A4|ENSG00000160868|interaction|4K9W:C_130-C_441:ENST00000336411|protein_coding|5/13|c.389G&gt;A||||||,T|structural_interaction_variant|HIGH|CYP3A4|ENSG00000160868|interaction|4K9W:D_130-D_441:ENST00000336411|protein_coding|5/13|c.389G&gt;A||||||,T|structural_interaction_variant|HIGH|CYP3A4|ENSG00000160868|interaction|4K9X:A_130-A_439:ENST00000336411|protein_coding|5/13|c.389G&gt;A||||||,T|structural_interaction_variant|HIGH|CYP3A4|ENSG00000160868|interaction|4NY4:A_130-A_441:ENST00000336411|protein_coding|5/13|c.389G&gt;A||||||,T|missense_variant|MODERATE|CYP3A4|ENSG00000160868|transcript|ENST00000336411.6|protein_coding|5/13|c.389G&gt;A|p.Arg130Gln|573/2153|389/1512|130/503||,T|missense_variant|MODERATE|CYP3A4|ENSG00000160868|transcript|ENST00000415003.1|protein_coding|5/5|c.428G&gt;A|p.Arg143Gln|531/564|428/461|143/152||WARNING_TRANSCRIPT_INCOMPLETE,T|downstream_gene_variant|MODIFIER|RP11-757A13.1|ENSG00000273407|transcript|ENST00000608397.1|antisense||n.*3273C&gt;T|||||3273|,T|intron_variant|MODIFIER|CYP3A4|ENSG00000160868|transcript|ENST00000354593.6|protein_coding|1/7|c.72-1663G&gt;A||||||,T|non_coding_transcript_exon_variant|MODIFIER|CYP3A4|ENSG00000160868|transcript|ENST00000480043.1|retained_intron|4/5|n.286G&gt;A||||||</text:p>
          </table:table-cell>
          <table:table-cell office:value-type="string" calcext:value-type="string">
            <text:p>{'HIGH': 31, 'MODERATE': 2, 'MODIFIER': 3}</text:p>
          </table:table-cell>
          <table:table-cell office:value-type="string" calcext:value-type="string">
            <text:p>{'structural_interaction_variant': 31, 'missense_variant': 2, 'downstream_gene_variant': 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721874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70166" calcext:value-type="float">
            <text:p>9977016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388C&gt;T</text:p>
          </table:table-cell>
          <table:table-cell office:value-type="string" calcext:value-type="string">
            <text:p>"Lower_activity"</text:p>
          </table:table-cell>
          <table:table-cell table:number-columns-repeated="2" office:value-type="string" calcext:value-type="string">
            <text:p>(CYP3A4|ENSG00000160868|4|0.25)</text:p>
          </table:table-cell>
          <table:table-cell office:value-type="string" calcext:value-type="string">
            <text:p>NP_059488.2:p.R130*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A|stop_gained|HIGH|CYP3A4|ENSG00000160868|transcript|ENST00000336411.6|protein_coding|5/13|c.388C&gt;T|p.Arg130*|572/2153|388/1512|130/503||,A|stop_gained|HIGH|CYP3A4|ENSG00000160868|transcript|ENST00000415003.1|protein_coding|5/5|c.427C&gt;T|p.Arg143*|530/564|427/461|143/152||WARNING_TRANSCRIPT_INCOMPLETE,A|structural_interaction_variant|HIGH|CYP3A4|ENSG00000160868|interaction|1TQN:A_130-A_439:ENST00000336411|protein_coding|5/13|c.388C&gt;T||||||,A|structural_interaction_variant|HIGH|CYP3A4|ENSG00000160868|interaction|1TQN:A_130-A_441:ENST00000336411|protein_coding|5/13|c.388C&gt;T||||||,A|structural_interaction_variant|HIGH|CYP3A4|ENSG00000160868|interaction|1W0E:A_130-A_439:ENST00000336411|protein_coding|5/13|c.388C&gt;T||||||,A|structural_interaction_variant|HIGH|CYP3A4|ENSG00000160868|interaction|1W0E:A_130-A_441:ENST00000336411|protein_coding|5/13|c.388C&gt;T||||||,A|structural_interaction_variant|HIGH|CYP3A4|ENSG00000160868|interaction|1W0F:A_130-A_441:ENST00000336411|protein_coding|5/13|c.388C&gt;T||||||,A|structural_interaction_variant|HIGH|CYP3A4|ENSG00000160868|interaction|1W0G:A_130-A_439:ENST00000336411|protein_coding|5/13|c.388C&gt;T||||||,A|structural_interaction_variant|HIGH|CYP3A4|ENSG00000160868|interaction|1W0G:A_130-A_441:ENST00000336411|protein_coding|5/13|c.388C&gt;T||||||,A|structural_interaction_variant|HIGH|CYP3A4|ENSG00000160868|interaction|2J0D:A_130-A_441:ENST00000336411|protein_coding|5/13|c.388C&gt;T||||||,A|structural_interaction_variant|HIGH|CYP3A4|ENSG00000160868|interaction|2J0D:B_130-B_439:ENST00000336411|protein_coding|5/13|c.388C&gt;T||||||,A|structural_interaction_variant|HIGH|CYP3A4|ENSG00000160868|interaction|2J0D:B_130-B_441:ENST00000336411|protein_coding|5/13|c.388C&gt;T||||||,A|structural_interaction_variant|HIGH|CYP3A4|ENSG00000160868|interaction|2V0M:A_130-A_441:ENST00000336411|protein_coding|5/13|c.388C&gt;T||||||,A|structural_interaction_variant|HIGH|CYP3A4|ENSG00000160868|interaction|2V0M:B_130-B_441:ENST00000336411|protein_coding|5/13|c.388C&gt;T||||||,A|structural_interaction_variant|HIGH|CYP3A4|ENSG00000160868|interaction|2V0M:C_130-C_441:ENST00000336411|protein_coding|5/13|c.388C&gt;T||||||,A|structural_interaction_variant|HIGH|CYP3A4|ENSG00000160868|interaction|2V0M:D_130-D_441:ENST00000336411|protein_coding|5/13|c.388C&gt;T||||||,A|structural_interaction_variant|HIGH|CYP3A4|ENSG00000160868|interaction|3NXU:A_130-A_441:ENST00000336411|protein_coding|5/13|c.388C&gt;T||||||,A|structural_interaction_variant|HIGH|CYP3A4|ENSG00000160868|interaction|3NXU:B_130-B_441:ENST00000336411|protein_coding|5/13|c.388C&gt;T||||||,A|structural_interaction_variant|HIGH|CYP3A4|ENSG00000160868|interaction|3TJS:A_130-A_441:ENST00000336411|protein_coding|5/13|c.388C&gt;T||||||,A|structural_interaction_variant|HIGH|CYP3A4|ENSG00000160868|interaction|3UA1:A_130-A_441:ENST00000336411|protein_coding|5/13|c.388C&gt;T||||||,A|structural_interaction_variant|HIGH|CYP3A4|ENSG00000160868|interaction|4I3Q:A_130-A_441:ENST00000336411|protein_coding|5/13|c.388C&gt;T||||||,A|structural_interaction_variant|HIGH|CYP3A4|ENSG00000160868|interaction|4I4G:A_130-A_439:ENST00000336411|protein_coding|5/13|c.388C&gt;T||||||,A|structural_interaction_variant|HIGH|CYP3A4|ENSG00000160868|interaction|4I4G:A_130-A_441:ENST00000336411|protein_coding|5/13|c.388C&gt;T||||||,A|structural_interaction_variant|HIGH|CYP3A4|ENSG00000160868|interaction|4I4H:A_130-A_441:ENST00000336411|protein_coding|5/13|c.388C&gt;T||||||,A|structural_interaction_variant|HIGH|CYP3A4|ENSG00000160868|interaction|4K9T:A_130-A_441:ENST00000336411|protein_coding|5/13|c.388C&gt;T||||||,A|structural_interaction_variant|HIGH|CYP3A4|ENSG00000160868|interaction|4K9U:A_130-A_441:ENST00000336411|protein_coding|5/13|c.388C&gt;T||||||,A|structural_interaction_variant|HIGH|CYP3A4|ENSG00000160868|interaction|4K9V:A_130-A_441:ENST00000336411|protein_coding|5/13|c.388C&gt;T||||||,A|structural_interaction_variant|HIGH|CYP3A4|ENSG00000160868|interaction|4K9W:A_130-A_441:ENST00000336411|protein_coding|5/13|c.388C&gt;T||||||,A|structural_interaction_variant|HIGH|CYP3A4|ENSG00000160868|interaction|4K9W:B_130-B_441:ENST00000336411|protein_coding|5/13|c.388C&gt;T||||||,A|structural_interaction_variant|HIGH|CYP3A4|ENSG00000160868|interaction|4K9W:C_130-C_441:ENST00000336411|protein_coding|5/13|c.388C&gt;T||||||,A|structural_interaction_variant|HIGH|CYP3A4|ENSG00000160868|interaction|4K9W:D_130-D_441:ENST00000336411|protein_coding|5/13|c.388C&gt;T||||||,A|structural_interaction_variant|HIGH|CYP3A4|ENSG00000160868|interaction|4K9X:A_130-A_439:ENST00000336411|protein_coding|5/13|c.388C&gt;T||||||,A|structural_interaction_variant|HIGH|CYP3A4|ENSG00000160868|interaction|4NY4:A_130-A_441:ENST00000336411|protein_coding|5/13|c.388C&gt;T||||||,A|downstream_gene_variant|MODIFIER|RP11-757A13.1|ENSG00000273407|transcript|ENST00000608397.1|antisense||n.*3274G&gt;A|||||3274|,A|intron_variant|MODIFIER|CYP3A4|ENSG00000160868|transcript|ENST00000354593.6|protein_coding|1/7|c.72-1664C&gt;T||||||,A|non_coding_transcript_exon_variant|MODIFIER|CYP3A4|ENSG00000160868|transcript|ENST00000480043.1|retained_intron|4/5|n.285C&gt;T||||||</text:p>
          </table:table-cell>
          <table:table-cell office:value-type="string" calcext:value-type="string">
            <text:p>{'HIGH': 33, 'MODIFIER': 3}</text:p>
          </table:table-cell>
          <table:table-cell office:value-type="string" calcext:value-type="string">
            <text:p>{'stop_gained': 2, 'structural_interaction_variant': 31, 'downstream_gene_variant': 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043959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A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795295" calcext:value-type="float">
            <text:p>9979529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7460.5:c.-11217_-11215dupTGT</text:p>
          </table:table-cell>
          <table:table-cell office:value-type="string" calcext:value-type="string">
            <text:p>"Reduced_enhancer_activity"</text:p>
          </table:table-cell>
          <table:table-cell table:number-columns-repeated="5"/>
          <table:table-cell office:value-type="string" calcext:value-type="string">
            <text:p>CACA|intergenic_region|MODIFIER|CYP3A4-CYP3A137P|ENSG00000160868-ENSG00000261511|intergenic_region|ENSG00000160868-ENSG00000261511|||n.99795295_99795296insACA||||||</text:p>
          </table:table-cell>
          <table:table-cell office:value-type="string" calcext:value-type="string">
            <text:p>{'MODIFIER': 1}</text:p>
          </table:table-cell>
          <table:table-cell office:value-type="string" calcext:value-type="string">
            <text:p>{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713447</text:p>
          </table:table-cell>
          <table:table-cell office:value-type="string" calcext:value-type="string">
            <text:p>EPH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156481" calcext:value-type="float">
            <text:p>16156481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Decreased_transcriptional_activity"</text:p>
          </table:table-cell>
          <table:table-cell table:number-columns-repeated="4"/>
          <table:table-cell office:value-type="string" calcext:value-type="string">
            <text:p>rs6603883</text:p>
          </table:table-cell>
          <table:table-cell office:value-type="string" calcext:value-type="string">
            <text:p>G|upstream_gene_variant|MODIFIER|EPHA2|ENSG00000142627|transcript|ENST00000358432.7|protein_coding||c.-549T&gt;C|||||394|,G|upstream_gene_variant|MODIFIER|EPHA2|ENSG00000142627|transcript|ENST00000461614.1|processed_transcript||n.-429T&gt;C|||||429|,G|upstream_gene_variant|MODIFIER|RP11-276H7.3|ENSG00000224621|transcript|ENST00000426353.1|antisense||n.-2785A&gt;G|||||2785|,G|intron_variant|MODIFIER|RP11-276H7.2|ENSG00000227959|transcript|ENST00000424774.1|antisense|1/1|n.546-490A&gt;G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upstream_gene_variant': 3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864</text:p>
          </table:table-cell>
          <table:table-cell office:value-type="string" calcext:value-type="string">
            <text:p>ADRA1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26770619" calcext:value-type="float">
            <text:p>2677061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680.3:c.931G&gt;A</text:p>
          </table:table-cell>
          <table:table-cell office:value-type="string" calcext:value-type="string">
            <text:p>"Decreased_binding_affinity"</text:p>
          </table:table-cell>
          <table:table-cell table:number-columns-repeated="2"/>
          <table:table-cell office:value-type="string" calcext:value-type="string">
            <text:p>NP_000671.2:p.V311I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s267601877</text:p>
          </table:table-cell>
          <table:table-cell office:value-type="string" calcext:value-type="string">
            <text:p>T|missense_variant|MODERATE|ADRA1A|ENSG00000120907|transcript|ENST00000380586.5|protein_coding|2/3|c.931G&gt;A|p.Val311Ile|1367/2304|931/1428|311/475||,T|missense_variant|MODERATE|ADRA1A|ENSG00000120907|transcript|ENST00000380582.7|protein_coding|2/3|c.931G&gt;A|p.Val311Ile|1367/2089|931/1290|311/429||,T|missense_variant|MODERATE|ADRA1A|ENSG00000120907|transcript|ENST00000354550.4|protein_coding|2/3|c.931G&gt;A|p.Val311Ile|1131/1765|931/1368|311/455||,T|missense_variant|MODERATE|ADRA1A|ENSG00000120907|transcript|ENST00000276393.8|protein_coding|2/2|c.931G&gt;A|p.Val311Ile|1367/2281|931/1401|311/466||,T|missense_variant|MODERATE|ADRA1A|ENSG00000120907|transcript|ENST00000380573.3|protein_coding|3/3|c.931G&gt;A|p.Val311Ile|1955/2548|931/1401|311/466||,T|missense_variant|MODERATE|ADRA1A|ENSG00000120907|transcript|ENST00000519229.5|protein_coding|2/3|c.931G&gt;A|p.Val311Ile|938/1838|931/1284|311/427||,T|upstream_gene_variant|MODIFIER|RP11-384C12.1|ENSG00000240519|transcript|ENST00000486251.1|processed_pseudogene||n.-1171C&gt;T|||||1171|,T|intron_variant|MODIFIER|ADRA1A|ENSG00000120907|transcript|ENST00000519096.5|nonsense_mediated_decay|2/2|c.*83-21871G&gt;A||||||,T|intron_variant|MODIFIER|ADRA1A|ENSG00000120907|transcript|ENST00000521711.5|nonsense_mediated_decay|2/2|c.*83-13840G&gt;A||||||,T|non_coding_transcript_exon_variant|MODIFIER|ADRA1A|ENSG00000120907|transcript|ENST00000518621.1|processed_transcript|3/3|n.144G&gt;A||||||</text:p>
          </table:table-cell>
          <table:table-cell office:value-type="string" calcext:value-type="string">
            <text:p>{'MODERATE': 6, 'MODIFIER': 4}</text:p>
          </table:table-cell>
          <table:table-cell office:value-type="string" calcext:value-type="string">
            <text:p>{'missense_variant': 6, 'upstream_gene_variant': 1, 'intron_variant': 2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866</text:p>
          </table:table-cell>
          <table:table-cell office:value-type="string" calcext:value-type="string">
            <text:p>ADRA1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26864231" calcext:value-type="float">
            <text:p>2686423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680.3:c.739G&gt;A</text:p>
          </table:table-cell>
          <table:table-cell office:value-type="string" calcext:value-type="string">
            <text:p>"Increased_receptor_signalling"</text:p>
          </table:table-cell>
          <table:table-cell table:number-columns-repeated="2"/>
          <table:table-cell office:value-type="string" calcext:value-type="string">
            <text:p>NP_000671.2:p.G247R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rs3730287</text:p>
          </table:table-cell>
          <table:table-cell office:value-type="string" calcext:value-type="string">
            <text:p>T|missense_variant|MODERATE|ADRA1A|ENSG00000120907|transcript|ENST00000380586.5|protein_coding|1/3|c.739G&gt;A|p.Gly247Arg|1175/2304|739/1428|247/475||,T|missense_variant|MODERATE|ADRA1A|ENSG00000120907|transcript|ENST00000519096.5|nonsense_mediated_decay|1/3|c.739G&gt;A|p.Gly247Arg|1175/2092|739/975|247/324||,T|missense_variant|MODERATE|ADRA1A|ENSG00000120907|transcript|ENST00000380582.7|protein_coding|1/3|c.739G&gt;A|p.Gly247Arg|1175/2089|739/1290|247/429||,T|missense_variant|MODERATE|ADRA1A|ENSG00000120907|transcript|ENST00000354550.4|protein_coding|1/3|c.739G&gt;A|p.Gly247Arg|939/1765|739/1368|247/455||,T|missense_variant|MODERATE|ADRA1A|ENSG00000120907|transcript|ENST00000276393.8|protein_coding|1/2|c.739G&gt;A|p.Gly247Arg|1175/2281|739/1401|247/466||,T|missense_variant|MODERATE|ADRA1A|ENSG00000120907|transcript|ENST00000380572.3|protein_coding|1/2|c.739G&gt;A|p.Gly247Arg|1175/1697|739/1029|247/342||,T|missense_variant|MODERATE|ADRA1A|ENSG00000120907|transcript|ENST00000380573.3|protein_coding|2/3|c.739G&gt;A|p.Gly247Arg|1763/2548|739/1401|247/466||,T|missense_variant|MODERATE|ADRA1A|ENSG00000120907|transcript|ENST00000521711.5|nonsense_mediated_decay|1/3|c.739G&gt;A|p.Gly247Arg|1175/1877|739/975|247/324||,T|missense_variant|MODERATE|ADRA1A|ENSG00000120907|transcript|ENST00000519229.5|protein_coding|1/3|c.739G&gt;A|p.Gly247Arg|746/1838|739/1284|247/427||</text:p>
          </table:table-cell>
          <table:table-cell office:value-type="string" calcext:value-type="string">
            <text:p>{'MODERATE': 9}</text:p>
          </table:table-cell>
          <table:table-cell office:value-type="string" calcext:value-type="string">
            <text:p>{'missense_variant': 9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865</text:p>
          </table:table-cell>
          <table:table-cell office:value-type="string" calcext:value-type="string">
            <text:p>ADRA1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26864371" calcext:value-type="float">
            <text:p>26864371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NM_000680.3:c.599T&gt;G</text:p>
          </table:table-cell>
          <table:table-cell office:value-type="string" calcext:value-type="string">
            <text:p>"Altered_antagonist_binding"</text:p>
          </table:table-cell>
          <table:table-cell table:number-columns-repeated="2"/>
          <table:table-cell office:value-type="string" calcext:value-type="string">
            <text:p>NP_000671.2:p.I200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2229125</text:p>
          </table:table-cell>
          <table:table-cell office:value-type="string" calcext:value-type="string">
            <text:p>C|missense_variant|MODERATE|ADRA1A|ENSG00000120907|transcript|ENST00000380586.5|protein_coding|1/3|c.599T&gt;G|p.Ile200Ser|1035/2304|599/1428|200/475||,C|missense_variant|MODERATE|ADRA1A|ENSG00000120907|transcript|ENST00000519096.5|nonsense_mediated_decay|1/3|c.599T&gt;G|p.Ile200Ser|1035/2092|599/975|200/324||,C|missense_variant|MODERATE|ADRA1A|ENSG00000120907|transcript|ENST00000380582.7|protein_coding|1/3|c.599T&gt;G|p.Ile200Ser|1035/2089|599/1290|200/429||,C|missense_variant|MODERATE|ADRA1A|ENSG00000120907|transcript|ENST00000354550.4|protein_coding|1/3|c.599T&gt;G|p.Ile200Ser|799/1765|599/1368|200/455||,C|missense_variant|MODERATE|ADRA1A|ENSG00000120907|transcript|ENST00000276393.8|protein_coding|1/2|c.599T&gt;G|p.Ile200Ser|1035/2281|599/1401|200/466||,C|missense_variant|MODERATE|ADRA1A|ENSG00000120907|transcript|ENST00000380572.3|protein_coding|1/2|c.599T&gt;G|p.Ile200Ser|1035/1697|599/1029|200/342||,C|missense_variant|MODERATE|ADRA1A|ENSG00000120907|transcript|ENST00000380573.3|protein_coding|2/3|c.599T&gt;G|p.Ile200Ser|1623/2548|599/1401|200/466||,C|missense_variant|MODERATE|ADRA1A|ENSG00000120907|transcript|ENST00000521711.5|nonsense_mediated_decay|1/3|c.599T&gt;G|p.Ile200Ser|1035/1877|599/975|200/324||,C|missense_variant|MODERATE|ADRA1A|ENSG00000120907|transcript|ENST00000519229.5|protein_coding|1/3|c.599T&gt;G|p.Ile200Ser|606/1838|599/1284|200/427||</text:p>
          </table:table-cell>
          <table:table-cell office:value-type="string" calcext:value-type="string">
            <text:p>{'MODERATE': 9}</text:p>
          </table:table-cell>
          <table:table-cell office:value-type="string" calcext:value-type="string">
            <text:p>{'missense_variant': 9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863</text:p>
          </table:table-cell>
          <table:table-cell office:value-type="string" calcext:value-type="string">
            <text:p>ADRA1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26864473" calcext:value-type="float">
            <text:p>2686447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680.3:c.497G&gt;A</text:p>
          </table:table-cell>
          <table:table-cell office:value-type="string" calcext:value-type="string">
            <text:p>"Decreased_binding_affinity"</text:p>
          </table:table-cell>
          <table:table-cell table:number-columns-repeated="2"/>
          <table:table-cell office:value-type="string" calcext:value-type="string">
            <text:p>NP_000671.2:p.R166K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s56233953</text:p>
          </table:table-cell>
          <table:table-cell office:value-type="string" calcext:value-type="string">
            <text:p>T|missense_variant|MODERATE|ADRA1A|ENSG00000120907|transcript|ENST00000380586.5|protein_coding|1/3|c.497G&gt;A|p.Arg166Lys|933/2304|497/1428|166/475||,T|missense_variant|MODERATE|ADRA1A|ENSG00000120907|transcript|ENST00000519096.5|nonsense_mediated_decay|1/3|c.497G&gt;A|p.Arg166Lys|933/2092|497/975|166/324||,T|missense_variant|MODERATE|ADRA1A|ENSG00000120907|transcript|ENST00000380582.7|protein_coding|1/3|c.497G&gt;A|p.Arg166Lys|933/2089|497/1290|166/429||,T|missense_variant|MODERATE|ADRA1A|ENSG00000120907|transcript|ENST00000354550.4|protein_coding|1/3|c.497G&gt;A|p.Arg166Lys|697/1765|497/1368|166/455||,T|missense_variant|MODERATE|ADRA1A|ENSG00000120907|transcript|ENST00000276393.8|protein_coding|1/2|c.497G&gt;A|p.Arg166Lys|933/2281|497/1401|166/466||,T|missense_variant|MODERATE|ADRA1A|ENSG00000120907|transcript|ENST00000380572.3|protein_coding|1/2|c.497G&gt;A|p.Arg166Lys|933/1697|497/1029|166/342||,T|missense_variant|MODERATE|ADRA1A|ENSG00000120907|transcript|ENST00000380573.3|protein_coding|2/3|c.497G&gt;A|p.Arg166Lys|1521/2548|497/1401|166/466||,T|missense_variant|MODERATE|ADRA1A|ENSG00000120907|transcript|ENST00000521711.5|nonsense_mediated_decay|1/3|c.497G&gt;A|p.Arg166Lys|933/1877|497/975|166/324||,T|missense_variant|MODERATE|ADRA1A|ENSG00000120907|transcript|ENST00000519229.5|protein_coding|1/3|c.497G&gt;A|p.Arg166Lys|504/1838|497/1284|166/427||</text:p>
          </table:table-cell>
          <table:table-cell office:value-type="string" calcext:value-type="string">
            <text:p>{'MODERATE': 9}</text:p>
          </table:table-cell>
          <table:table-cell office:value-type="string" calcext:value-type="string">
            <text:p>{'missense_variant': 9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1952</text:p>
          </table:table-cell>
          <table:table-cell office:value-type="string" calcext:value-type="string">
            <text:p>PTGS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122377962" calcext:value-type="float">
            <text:p>12237796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962.3:c.158G&gt;A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00953.2:p.R53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s3842789</text:p>
          </table:table-cell>
          <table:table-cell office:value-type="string" calcext:value-type="string">
            <text:p>A|missense_variant|MODERATE|PTGS1|ENSG00000095303|transcript|ENST00000223423.8|protein_coding|3/11|c.158G&gt;A|p.Arg53His|163/2328|158/1689|53/562||,A|missense_variant|MODERATE|PTGS1|ENSG00000095303|transcript|ENST00000362012.6|protein_coding|3/11|c.158G&gt;A|p.Arg53His|163/4964|158/1800|53/599||,A|missense_variant|MODERATE|PTGS1|ENSG00000095303|transcript|ENST00000540753.5|protein_coding|4/12|c.83G&gt;A|p.Arg28His|686/5375|83/1614|28/537||,A|missense_variant|MODERATE|PTGS1|ENSG00000095303|transcript|ENST00000614910.4|protein_coding|3/10|c.158G&gt;A|p.Arg53His|238/4894|158/1656|53/551||,A|missense_variant|MODERATE|PTGS1|ENSG00000095303|transcript|ENST00000619306.4|protein_coding|3/11|c.251G&gt;A|p.Arg84His|251/5051|251/1893|84/630||,A|5_prime_UTR_variant|MODIFIER|PTGS1|ENSG00000095303|transcript|ENST00000373698.6|protein_coding|2/10|c.-170G&gt;A|||||587|,A|intron_variant|MODIFIER|PTGS1|ENSG00000095303|transcript|ENST00000426608.5|protein_coding|1/5|c.86-471G&gt;A||||||WARNING_TRANSCRIPT_NO_START_CODON</text:p>
          </table:table-cell>
          <table:table-cell office:value-type="string" calcext:value-type="string">
            <text:p>{'MODERATE': 5, 'MODIFIER': 2}</text:p>
          </table:table-cell>
          <table:table-cell office:value-type="string" calcext:value-type="string">
            <text:p>{'missense_variant': 5, '5_prime_UTR_variant': 1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1951</text:p>
          </table:table-cell>
          <table:table-cell office:value-type="string" calcext:value-type="string">
            <text:p>PTGS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122378453" calcext:value-type="float">
            <text:p>12237845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962.3:c.232C&gt;T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00953.2:p.R78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s181947887</text:p>
          </table:table-cell>
          <table:table-cell office:value-type="string" calcext:value-type="string">
            <text:p>T|missense_variant|MODERATE|PTGS1|ENSG00000095303|transcript|ENST00000223423.8|protein_coding|4/11|c.232C&gt;T|p.Arg78Trp|237/2328|232/1689|78/562||,T|missense_variant|MODERATE|PTGS1|ENSG00000095303|transcript|ENST00000362012.6|protein_coding|4/11|c.232C&gt;T|p.Arg78Trp|237/4964|232/1800|78/599||,T|missense_variant|MODERATE|PTGS1|ENSG00000095303|transcript|ENST00000540753.5|protein_coding|5/12|c.157C&gt;T|p.Arg53Trp|760/5375|157/1614|53/537||,T|missense_variant|MODERATE|PTGS1|ENSG00000095303|transcript|ENST00000614910.4|protein_coding|4/10|c.232C&gt;T|p.Arg78Trp|312/4894|232/1656|78/551||,T|missense_variant|MODERATE|PTGS1|ENSG00000095303|transcript|ENST00000619306.4|protein_coding|4/11|c.325C&gt;T|p.Arg109Trp|325/5051|325/1893|109/630||,T|missense_variant|MODERATE|PTGS1|ENSG00000095303|transcript|ENST00000426608.5|protein_coding|2/6|c.106C&gt;T|p.Arg36Trp|106/468|106/468|36/155||WARNING_TRANSCRIPT_NO_START_CODON,T|5_prime_UTR_premature_start_codon_gain_variant|LOW|PTGS1|ENSG00000095303|transcript|ENST00000373698.6|protein_coding|3/10|c.-96C&gt;T||||||,T|5_prime_UTR_variant|MODIFIER|PTGS1|ENSG00000095303|transcript|ENST00000373698.6|protein_coding|3/10|c.-96C&gt;T|||||96|</text:p>
          </table:table-cell>
          <table:table-cell office:value-type="string" calcext:value-type="string">
            <text:p>{'MODERATE': 6, 'LOW': 1, 'MODIFIER': 1}</text:p>
          </table:table-cell>
          <table:table-cell office:value-type="string" calcext:value-type="string">
            <text:p>{'missense_variant': 6, '5_prime_UTR_premature_start_codon_gain_variant': 1, '5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27975</text:p>
          </table:table-cell>
          <table:table-cell office:value-type="string" calcext:value-type="string">
            <text:p>PTGS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122378544" calcext:value-type="float">
            <text:p>12237854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962.3:c.323G&gt;A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00953.2:p.R108Q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rs5787</text:p>
          </table:table-cell>
          <table:table-cell office:value-type="string" calcext:value-type="string">
            <text:p>A|missense_variant|MODERATE|PTGS1|ENSG00000095303|transcript|ENST00000223423.8|protein_coding|4/11|c.323G&gt;A|p.Arg108Gln|328/2328|323/1689|108/562||,A|missense_variant|MODERATE|PTGS1|ENSG00000095303|transcript|ENST00000362012.6|protein_coding|4/11|c.323G&gt;A|p.Arg108Gln|328/4964|323/1800|108/599||,A|missense_variant|MODERATE|PTGS1|ENSG00000095303|transcript|ENST00000540753.5|protein_coding|5/12|c.248G&gt;A|p.Arg83Gln|851/5375|248/1614|83/537||,A|missense_variant|MODERATE|PTGS1|ENSG00000095303|transcript|ENST00000614910.4|protein_coding|4/10|c.323G&gt;A|p.Arg108Gln|403/4894|323/1656|108/551||,A|missense_variant|MODERATE|PTGS1|ENSG00000095303|transcript|ENST00000619306.4|protein_coding|4/11|c.416G&gt;A|p.Arg139Gln|416/5051|416/1893|139/630||,A|missense_variant|MODERATE|PTGS1|ENSG00000095303|transcript|ENST00000426608.5|protein_coding|2/6|c.197G&gt;A|p.Arg66Gln|197/468|197/468|66/155||WARNING_TRANSCRIPT_NO_START_CODON,A|5_prime_UTR_variant|MODIFIER|PTGS1|ENSG00000095303|transcript|ENST00000373698.6|protein_coding|3/10|c.-5G&gt;A|||||5|</text:p>
          </table:table-cell>
          <table:table-cell office:value-type="string" calcext:value-type="string">
            <text:p>{'MODERATE': 6, 'MODIFIER': 1}</text:p>
          </table:table-cell>
          <table:table-cell office:value-type="string" calcext:value-type="string">
            <text:p>{'missense_variant': 6, '5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1950</text:p>
          </table:table-cell>
          <table:table-cell office:value-type="string" calcext:value-type="string">
            <text:p>PTGS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122381428" calcext:value-type="float">
            <text:p>12238142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962.3:c.554A&gt;C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00953.2:p.K185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3842792</text:p>
          </table:table-cell>
          <table:table-cell office:value-type="string" calcext:value-type="string">
            <text:p>C|missense_variant|MODERATE|PTGS1|ENSG00000095303|transcript|ENST00000223423.8|protein_coding|6/11|c.554A&gt;C|p.Lys185Thr|559/2328|554/1689|185/562||,C|missense_variant|MODERATE|PTGS1|ENSG00000095303|transcript|ENST00000362012.6|protein_coding|6/11|c.554A&gt;C|p.Lys185Thr|559/4964|554/1800|185/599||,C|missense_variant|MODERATE|PTGS1|ENSG00000095303|transcript|ENST00000540753.5|protein_coding|7/12|c.479A&gt;C|p.Lys160Thr|1082/5375|479/1614|160/537||,C|missense_variant|MODERATE|PTGS1|ENSG00000095303|transcript|ENST00000373698.6|protein_coding|5/10|c.227A&gt;C|p.Lys76Thr|583/4987|227/1473|76/490||,C|missense_variant|MODERATE|PTGS1|ENSG00000095303|transcript|ENST00000614910.4|protein_coding|5/10|c.410A&gt;C|p.Lys137Thr|490/4894|410/1656|137/551||,C|missense_variant|MODERATE|PTGS1|ENSG00000095303|transcript|ENST00000619306.4|protein_coding|6/11|c.647A&gt;C|p.Lys216Thr|647/5051|647/1893|216/630||,C|intron_variant|MODIFIER|PTGS1|ENSG00000095303|transcript|ENST00000426608.5|protein_coding|3/5|c.304-68A&gt;C||||||WARNING_TRANSCRIPT_NO_START_CODON</text:p>
          </table:table-cell>
          <table:table-cell office:value-type="string" calcext:value-type="string">
            <text:p>{'MODERATE': 6, 'MODIFIER': 1}</text:p>
          </table:table-cell>
          <table:table-cell office:value-type="string" calcext:value-type="string">
            <text:p>{'missense_variant': 6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1953</text:p>
          </table:table-cell>
          <table:table-cell office:value-type="string" calcext:value-type="string">
            <text:p>PTGS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122381673" calcext:value-type="float">
            <text:p>12238167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962.3:c.688G&gt;A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00953.2:p.G230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s3842795</text:p>
          </table:table-cell>
          <table:table-cell office:value-type="string" calcext:value-type="string">
            <text:p>A|missense_variant|MODERATE|PTGS1|ENSG00000095303|transcript|ENST00000223423.8|protein_coding|7/11|c.688G&gt;A|p.Gly230Ser|693/2328|688/1689|230/562||,A|missense_variant|MODERATE|PTGS1|ENSG00000095303|transcript|ENST00000362012.6|protein_coding|7/11|c.688G&gt;A|p.Gly230Ser|693/4964|688/1800|230/599||,A|missense_variant|MODERATE|PTGS1|ENSG00000095303|transcript|ENST00000540753.5|protein_coding|8/12|c.613G&gt;A|p.Gly205Ser|1216/5375|613/1614|205/537||,A|missense_variant|MODERATE|PTGS1|ENSG00000095303|transcript|ENST00000373698.6|protein_coding|6/10|c.361G&gt;A|p.Gly121Ser|717/4987|361/1473|121/490||,A|missense_variant|MODERATE|PTGS1|ENSG00000095303|transcript|ENST00000614910.4|protein_coding|6/10|c.544G&gt;A|p.Gly182Ser|624/4894|544/1656|182/551||,A|missense_variant|MODERATE|PTGS1|ENSG00000095303|transcript|ENST00000619306.4|protein_coding|7/11|c.781G&gt;A|p.Gly261Ser|781/5051|781/1893|261/630||,A|missense_variant|MODERATE|PTGS1|ENSG00000095303|transcript|ENST00000426608.5|protein_coding|5/6|c.370G&gt;A|p.Gly124Ser|370/468|370/468|124/155||WARNING_TRANSCRIPT_NO_START_CODON</text:p>
          </table:table-cell>
          <table:table-cell office:value-type="string" calcext:value-type="string">
            <text:p>{'MODERATE': 7}</text:p>
          </table:table-cell>
          <table:table-cell office:value-type="string" calcext:value-type="string">
            <text:p>{'missense_variant': 7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1954</text:p>
          </table:table-cell>
          <table:table-cell office:value-type="string" calcext:value-type="string">
            <text:p>PTGS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122381694" calcext:value-type="float">
            <text:p>12238169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962.3:c.709C&gt;A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00953.2:p.L237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5789</text:p>
          </table:table-cell>
          <table:table-cell office:value-type="string" calcext:value-type="string">
            <text:p>A|missense_variant|MODERATE|PTGS1|ENSG00000095303|transcript|ENST00000223423.8|protein_coding|7/11|c.709C&gt;A|p.Leu237Met|714/2328|709/1689|237/562||,A|missense_variant|MODERATE|PTGS1|ENSG00000095303|transcript|ENST00000362012.6|protein_coding|7/11|c.709C&gt;A|p.Leu237Met|714/4964|709/1800|237/599||,A|missense_variant|MODERATE|PTGS1|ENSG00000095303|transcript|ENST00000540753.5|protein_coding|8/12|c.634C&gt;A|p.Leu212Met|1237/5375|634/1614|212/537||,A|missense_variant|MODERATE|PTGS1|ENSG00000095303|transcript|ENST00000373698.6|protein_coding|6/10|c.382C&gt;A|p.Leu128Met|738/4987|382/1473|128/490||,A|missense_variant|MODERATE|PTGS1|ENSG00000095303|transcript|ENST00000614910.4|protein_coding|6/10|c.565C&gt;A|p.Leu189Met|645/4894|565/1656|189/551||,A|missense_variant|MODERATE|PTGS1|ENSG00000095303|transcript|ENST00000619306.4|protein_coding|7/11|c.802C&gt;A|p.Leu268Met|802/5051|802/1893|268/630||,A|missense_variant|MODERATE|PTGS1|ENSG00000095303|transcript|ENST00000426608.5|protein_coding|5/6|c.391C&gt;A|p.Leu131Met|391/468|391/468|131/155||WARNING_TRANSCRIPT_NO_START_CODON</text:p>
          </table:table-cell>
          <table:table-cell office:value-type="string" calcext:value-type="string">
            <text:p>{'MODERATE': 7}</text:p>
          </table:table-cell>
          <table:table-cell office:value-type="string" calcext:value-type="string">
            <text:p>{'missense_variant': 7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27976</text:p>
          </table:table-cell>
          <table:table-cell office:value-type="string" calcext:value-type="string">
            <text:p>PTGS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122390342" calcext:value-type="float">
            <text:p>12239034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962.3:c.1441G&gt;A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00953.2:p.V481I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rs5794</text:p>
          </table:table-cell>
          <table:table-cell office:value-type="string" calcext:value-type="string">
            <text:p>A|missense_variant|MODERATE|PTGS1|ENSG00000095303|transcript|ENST00000223423.8|protein_coding|10/11|c.1330G&gt;A|p.Val444Ile|1335/2328|1330/1689|444/562||,A|missense_variant|MODERATE|PTGS1|ENSG00000095303|transcript|ENST00000362012.6|protein_coding|10/11|c.1441G&gt;A|p.Val481Ile|1446/4964|1441/1800|481/599||,A|missense_variant|MODERATE|PTGS1|ENSG00000095303|transcript|ENST00000540753.5|protein_coding|11/12|c.1255G&gt;A|p.Val419Ile|1858/5375|1255/1614|419/537||,A|missense_variant|MODERATE|PTGS1|ENSG00000095303|transcript|ENST00000373698.6|protein_coding|9/10|c.1114G&gt;A|p.Val372Ile|1470/4987|1114/1473|372/490||,A|missense_variant|MODERATE|PTGS1|ENSG00000095303|transcript|ENST00000614910.4|protein_coding|9/10|c.1297G&gt;A|p.Val433Ile|1377/4894|1297/1656|433/551||,A|missense_variant|MODERATE|PTGS1|ENSG00000095303|transcript|ENST00000619306.4|protein_coding|10/11|c.1534G&gt;A|p.Val512Ile|1534/5051|1534/1893|512/630||</text:p>
          </table:table-cell>
          <table:table-cell office:value-type="string" calcext:value-type="string">
            <text:p>{'MODERATE': 6}</text:p>
          </table:table-cell>
          <table:table-cell office:value-type="string" calcext:value-type="string">
            <text:p>{'missense_variant': 6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70047</text:p>
          </table:table-cell>
          <table:table-cell office:value-type="string" calcext:value-type="string">
            <text:p>IL2R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051176" calcext:value-type="float">
            <text:p>6051176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enhancer_activity"</text:p>
          </table:table-cell>
          <table:table-cell table:number-columns-repeated="4"/>
          <table:table-cell office:value-type="string" calcext:value-type="string">
            <text:p>rs12722502</text:p>
          </table:table-cell>
          <table:table-cell office:value-type="string" calcext:value-type="string">
            <text:p>T|sequence_feature|LOW|IL2RA|ENSG00000134460|domain:Sushi_1|ENST00000379959|protein_coding|1/7|c.64+10912G&gt;A||||||,T|sequence_feature|LOW|IL2RA|ENSG00000134460|topological-domain:Extracellular|ENST00000379959|protein_coding|1/7|c.64+10912G&gt;A||||||,T|intron_variant|MODIFIER|IL2RA|ENSG00000134460|transcript|ENST00000379959.7|protein_coding|1/7|c.64+10912G&gt;A||||||,T|intron_variant|MODIFIER|IL2RA|ENSG00000134460|transcript|ENST00000379954.5|protein_coding|1/6|c.64+10912G&gt;A||||||,T|intron_variant|MODIFIER|IL2RA|ENSG00000134460|transcript|ENST00000256876.10|protein_coding|1/7|c.64+10912G&gt;A||||||</text:p>
          </table:table-cell>
          <table:table-cell office:value-type="string" calcext:value-type="string">
            <text:p>{'LOW': 2, 'MODIFIER': 3}</text:p>
          </table:table-cell>
          <table:table-cell office:value-type="string" calcext:value-type="string">
            <text:p>{'sequence_feature': 2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70048</text:p>
          </table:table-cell>
          <table:table-cell office:value-type="string" calcext:value-type="string">
            <text:p>IL2R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051177" calcext:value-type="float">
            <text:p>6051177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enhancer_activity"</text:p>
          </table:table-cell>
          <table:table-cell table:number-columns-repeated="4"/>
          <table:table-cell office:value-type="string" calcext:value-type="string">
            <text:p>rs12722635</text:p>
          </table:table-cell>
          <table:table-cell office:value-type="string" calcext:value-type="string">
            <text:p>A|sequence_feature|LOW|IL2RA|ENSG00000134460|domain:Sushi_1|ENST00000379959|protein_coding|1/7|c.64+10911C&gt;T||||||,A|sequence_feature|LOW|IL2RA|ENSG00000134460|topological-domain:Extracellular|ENST00000379959|protein_coding|1/7|c.64+10911C&gt;T||||||,A|intron_variant|MODIFIER|IL2RA|ENSG00000134460|transcript|ENST00000379959.7|protein_coding|1/7|c.64+10911C&gt;T||||||,A|intron_variant|MODIFIER|IL2RA|ENSG00000134460|transcript|ENST00000379954.5|protein_coding|1/6|c.64+10911C&gt;T||||||,A|intron_variant|MODIFIER|IL2RA|ENSG00000134460|transcript|ENST00000256876.10|protein_coding|1/7|c.64+10911C&gt;T||||||</text:p>
          </table:table-cell>
          <table:table-cell office:value-type="string" calcext:value-type="string">
            <text:p>{'LOW': 2, 'MODIFIER': 3}</text:p>
          </table:table-cell>
          <table:table-cell office:value-type="string" calcext:value-type="string">
            <text:p>{'sequence_feature': 2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70044</text:p>
          </table:table-cell>
          <table:table-cell office:value-type="string" calcext:value-type="string">
            <text:p>IL2R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052734" calcext:value-type="float">
            <text:p>6052734</text:p>
          </table:table-cell>
          <table:table-cell office:value-type="string" calcext:value-type="string">
            <text:p>DFP</text:p>
          </table:table-cell>
          <table:table-cell/>
          <table:table-cell office:value-type="string" calcext:value-type="string">
            <text:p>"Reduced_enhancer_activity"</text:p>
          </table:table-cell>
          <table:table-cell table:number-columns-repeated="4"/>
          <table:table-cell office:value-type="string" calcext:value-type="string">
            <text:p>rs61839660</text:p>
          </table:table-cell>
          <table:table-cell office:value-type="string" calcext:value-type="string">
            <text:p>T|sequence_feature|LOW|IL2RA|ENSG00000134460|domain:Sushi_1|ENST00000379959|protein_coding|1/7|c.64+9354G&gt;A||||||,T|sequence_feature|LOW|IL2RA|ENSG00000134460|topological-domain:Extracellular|ENST00000379959|protein_coding|1/7|c.64+9354G&gt;A||||||,T|intron_variant|MODIFIER|IL2RA|ENSG00000134460|transcript|ENST00000379959.7|protein_coding|1/7|c.64+9354G&gt;A||||||,T|intron_variant|MODIFIER|IL2RA|ENSG00000134460|transcript|ENST00000379954.5|protein_coding|1/6|c.64+9354G&gt;A||||||,T|intron_variant|MODIFIER|IL2RA|ENSG00000134460|transcript|ENST00000256876.10|protein_coding|1/7|c.64+9354G&gt;A||||||</text:p>
          </table:table-cell>
          <table:table-cell office:value-type="string" calcext:value-type="string">
            <text:p>{'LOW': 2, 'MODIFIER': 3}</text:p>
          </table:table-cell>
          <table:table-cell office:value-type="string" calcext:value-type="string">
            <text:p>{'sequence_feature': 2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70046</text:p>
          </table:table-cell>
          <table:table-cell office:value-type="string" calcext:value-type="string">
            <text:p>IL2R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054073" calcext:value-type="float">
            <text:p>6054073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enhancer_activity"</text:p>
          </table:table-cell>
          <table:table-cell table:number-columns-repeated="4"/>
          <table:table-cell office:value-type="string" calcext:value-type="string">
            <text:p>rs115133228</text:p>
          </table:table-cell>
          <table:table-cell office:value-type="string" calcext:value-type="string">
            <text:p>T|sequence_feature|LOW|IL2RA|ENSG00000134460|domain:Sushi_1|ENST00000379959|protein_coding|1/7|c.64+8015G&gt;A||||||,T|sequence_feature|LOW|IL2RA|ENSG00000134460|topological-domain:Extracellular|ENST00000379959|protein_coding|1/7|c.64+8015G&gt;A||||||,T|intron_variant|MODIFIER|IL2RA|ENSG00000134460|transcript|ENST00000379959.7|protein_coding|1/7|c.64+8015G&gt;A||||||,T|intron_variant|MODIFIER|IL2RA|ENSG00000134460|transcript|ENST00000379954.5|protein_coding|1/6|c.64+8015G&gt;A||||||,T|intron_variant|MODIFIER|IL2RA|ENSG00000134460|transcript|ENST00000256876.10|protein_coding|1/7|c.64+8015G&gt;A||||||</text:p>
          </table:table-cell>
          <table:table-cell office:value-type="string" calcext:value-type="string">
            <text:p>{'LOW': 2, 'MODIFIER': 3}</text:p>
          </table:table-cell>
          <table:table-cell office:value-type="string" calcext:value-type="string">
            <text:p>{'sequence_feature': 2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70045</text:p>
          </table:table-cell>
          <table:table-cell office:value-type="string" calcext:value-type="string">
            <text:p>IL2R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058827" calcext:value-type="float">
            <text:p>6058827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enhancer_activity"</text:p>
          </table:table-cell>
          <table:table-cell table:number-columns-repeated="4"/>
          <table:table-cell office:value-type="string" calcext:value-type="string">
            <text:p>rs139767239</text:p>
          </table:table-cell>
          <table:table-cell office:value-type="string" calcext:value-type="string">
            <text:p>A|sequence_feature|LOW|IL2RA|ENSG00000134460|domain:Sushi_1|ENST00000379959|protein_coding|1/7|c.64+3261C&gt;T||||||,A|sequence_feature|LOW|IL2RA|ENSG00000134460|topological-domain:Extracellular|ENST00000379959|protein_coding|1/7|c.64+3261C&gt;T||||||,A|intron_variant|MODIFIER|IL2RA|ENSG00000134460|transcript|ENST00000379959.7|protein_coding|1/7|c.64+3261C&gt;T||||||,A|intron_variant|MODIFIER|IL2RA|ENSG00000134460|transcript|ENST00000379954.5|protein_coding|1/6|c.64+3261C&gt;T||||||,A|intron_variant|MODIFIER|IL2RA|ENSG00000134460|transcript|ENST00000256876.10|protein_coding|1/7|c.64+3261C&gt;T||||||</text:p>
          </table:table-cell>
          <table:table-cell office:value-type="string" calcext:value-type="string">
            <text:p>{'LOW': 2, 'MODIFIER': 3}</text:p>
          </table:table-cell>
          <table:table-cell office:value-type="string" calcext:value-type="string">
            <text:p>{'sequence_feature': 2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212036</text:p>
          </table:table-cell>
          <table:table-cell office:value-type="string" calcext:value-type="string">
            <text:p>IL2R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062779" calcext:value-type="float">
            <text:p>6062779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expression"</text:p>
          </table:table-cell>
          <table:table-cell table:number-columns-repeated="4"/>
          <table:table-cell office:value-type="string" calcext:value-type="string">
            <text:p>rs112023362</text:p>
          </table:table-cell>
          <table:table-cell office:value-type="string" calcext:value-type="string">
            <text:p>A|upstream_gene_variant|MODIFIER|IL2RA|ENSG00000134460|transcript|ENST00000379959.7|protein_coding||c.-628C&gt;T|||||454|,A|upstream_gene_variant|MODIFIER|IL2RA|ENSG00000134460|transcript|ENST00000379954.5|protein_coding||c.-628C&gt;T|||||470|,A|upstream_gene_variant|MODIFIER|IL2RA|ENSG00000134460|transcript|ENST00000256876.10|protein_coding||c.-628C&gt;T|||||489|,A|intergenic_region|MODIFIER|IL2RA-RP11-414H17.2|ENSG00000134460-ENSG00000214015|intergenic_region|ENSG00000134460-ENSG00000214015|||n.6062779G&gt;A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upstream_gene_variant': 3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14931</text:p>
          </table:table-cell>
          <table:table-cell office:value-type="string" calcext:value-type="string">
            <text:p>ALOX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45443800" calcext:value-type="float">
            <text:p>4544380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698.4:c.1646C&gt;T</text:p>
          </table:table-cell>
          <table:table-cell office:value-type="string" calcext:value-type="string">
            <text:p>"Reduced_catalytic_activity"</text:p>
          </table:table-cell>
          <table:table-cell table:number-columns-repeated="2"/>
          <table:table-cell office:value-type="string" calcext:value-type="string">
            <text:p>NP_000689.1:p.A549V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rs113388968</text:p>
          </table:table-cell>
          <table:table-cell office:value-type="string" calcext:value-type="string">
            <text:p>T|missense_variant|MODERATE|ALOX5|ENSG00000012779|transcript|ENST00000374391.6|protein_coding|12/14|c.1646C&gt;T|p.Ala549Val|1699/2506|1646/2025|549/674||,T|missense_variant|MODERATE|ALOX5|ENSG00000012779|transcript|ENST00000542434.5|protein_coding|12/13|c.1646C&gt;T|p.Ala549Val|1750/2390|1646/1854|549/617||,T|sequence_feature|LOW|ALOX5|ENSG00000012779|helix:combinatorial_evidence_used_in_manual_assertion|ENST00000374391|protein_coding|12/14|c.1646C&gt;T||||||,T|sequence_feature|LOW|ALOX5|ENSG00000012779|helix:combinatorial_evidence_used_in_manual_assertion|ENST00000542434|protein_coding|12/13|c.1646C&gt;T||||||,T|3_prime_UTR_variant|MODIFIER|ALOX5|ENSG00000012779|transcript|ENST00000612635.4|protein_coding|11/13|c.*1146C&gt;T|||||31541|,T|downstream_gene_variant|MODIFIER|RP11-67C2.2|ENSG00000231964|transcript|ENST00000435635.1|antisense||n.*770G&gt;A|||||770|,T|downstream_gene_variant|MODIFIER|ALOX5|ENSG00000012779|transcript|ENST00000475300.1|processed_transcript||n.*2215C&gt;T|||||2215|,T|downstream_gene_variant|MODIFIER|ALOX5|ENSG00000012779|transcript|ENST00000493336.1|processed_transcript||n.*353C&gt;T|||||353|,T|non_coding_transcript_exon_variant|MODIFIER|ALOX5|ENSG00000012779|transcript|ENST00000481117.1|processed_transcript|2/3|n.369C&gt;T||||||,T|non_coding_transcript_exon_variant|MODIFIER|ALOX5|ENSG00000012779|transcript|ENST00000498461.1|processed_transcript|2/2|n.190C&gt;T||||||</text:p>
          </table:table-cell>
          <table:table-cell office:value-type="string" calcext:value-type="string">
            <text:p>{'MODERATE': 2, 'LOW': 2, 'MODIFIER': 6}</text:p>
          </table:table-cell>
          <table:table-cell office:value-type="string" calcext:value-type="string">
            <text:p>{'missense_variant': 2, 'sequence_feature': 2, '3_prime_UTR_variant': 1, 'downstream_gene_variant': 3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111432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1208" calcext:value-type="float">
            <text:p>94761208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promoter_activity"</text:p>
          </table:table-cell>
          <table:table-cell table:number-columns-repeated="4"/>
          <table:table-cell office:value-type="string" calcext:value-type="string">
            <text:p>rs79654563</text:p>
          </table:table-cell>
          <table:table-cell office:value-type="string" calcext:value-type="string">
            <text:p>G|upstream_gene_variant|MODIFIER|CYP2C19|ENSG00000165841|transcript|ENST00000371321.7|protein_coding||c.-1498T&gt;G|||||1416|,G|upstream_gene_variant|MODIFIER|CYP2C19|ENSG00000165841|transcript|ENST00000480405.2|protein_coding||c.-1498T&gt;G|||||1473|,G|intron_variant|MODIFIER|RP11-400G3.5|ENSG00000276490|transcript|ENST00000464755.1|nonsense_mediated_decay|6/13|c.932-13850T&gt;G||||||WARNING_TRANSCRIPT_NO_START_CODON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111434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1264" calcext:value-type="float">
            <text:p>94761264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promoter_activity"</text:p>
          </table:table-cell>
          <table:table-cell table:number-columns-repeated="4"/>
          <table:table-cell office:value-type="string" calcext:value-type="string">
            <text:p>rs77934152</text:p>
          </table:table-cell>
          <table:table-cell office:value-type="string" calcext:value-type="string">
            <text:p>C|upstream_gene_variant|MODIFIER|CYP2C19|ENSG00000165841|transcript|ENST00000371321.7|protein_coding||c.-1442T&gt;C|||||1360|,C|upstream_gene_variant|MODIFIER|CYP2C19|ENSG00000165841|transcript|ENST00000480405.2|protein_coding||c.-1442T&gt;C|||||1417|,C|intron_variant|MODIFIER|RP11-400G3.5|ENSG00000276490|transcript|ENST00000464755.1|nonsense_mediated_decay|6/13|c.932-13794T&gt;C||||||WARNING_TRANSCRIPT_NO_START_CODON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09898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1665" calcext:value-type="float">
            <text:p>94761665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expression"</text:p>
          </table:table-cell>
          <table:table-cell table:number-columns-repeated="4"/>
          <table:table-cell office:value-type="string" calcext:value-type="string">
            <text:p>rs7902257</text:p>
          </table:table-cell>
          <table:table-cell office:value-type="string" calcext:value-type="string">
            <text:p>A|upstream_gene_variant|MODIFIER|CYP2C19|ENSG00000165841|transcript|ENST00000371321.7|protein_coding||c.-1041G&gt;A|||||959|,A|upstream_gene_variant|MODIFIER|CYP2C19|ENSG00000165841|transcript|ENST00000480405.2|protein_coding||c.-1041G&gt;A|||||1016|,A|intron_variant|MODIFIER|RP11-400G3.5|ENSG00000276490|transcript|ENST00000464755.1|nonsense_mediated_decay|6/13|c.932-13393G&gt;A||||||WARNING_TRANSCRIPT_NO_START_CODON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111433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1878" calcext:value-type="float">
            <text:p>94761878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promoter_activity"</text:p>
          </table:table-cell>
          <table:table-cell table:number-columns-repeated="4"/>
          <table:table-cell office:value-type="string" calcext:value-type="string">
            <text:p>rs74540884</text:p>
          </table:table-cell>
          <table:table-cell office:value-type="string" calcext:value-type="string">
            <text:p>A|upstream_gene_variant|MODIFIER|CYP2C19|ENSG00000165841|transcript|ENST00000371321.7|protein_coding||c.-828T&gt;A|||||746|,A|upstream_gene_variant|MODIFIER|CYP2C19|ENSG00000165841|transcript|ENST00000480405.2|protein_coding||c.-828T&gt;A|||||803|,A|intron_variant|MODIFIER|RP11-400G3.5|ENSG00000276490|transcript|ENST00000464755.1|nonsense_mediated_decay|6/13|c.932-13180T&gt;A||||||WARNING_TRANSCRIPT_NO_START_CODON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67132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1900" calcext:value-type="float">
            <text:p>94761900</text:p>
          </table:table-cell>
          <table:table-cell office:value-type="string" calcext:value-type="string">
            <text:p>DFP</text:p>
          </table:table-cell>
          <table:table-cell/>
          <table:table-cell office:value-type="string" calcext:value-type="string">
            <text:p>"Ultrarapid_metaboliser"</text:p>
          </table:table-cell>
          <table:table-cell table:number-columns-repeated="4"/>
          <table:table-cell office:value-type="string" calcext:value-type="string">
            <text:p>rs12248560</text:p>
          </table:table-cell>
          <table:table-cell office:value-type="string" calcext:value-type="string">
            <text:p>T|upstream_gene_variant|MODIFIER|CYP2C19|ENSG00000165841|transcript|ENST00000371321.7|protein_coding||c.-806C&gt;T|||||724|,T|upstream_gene_variant|MODIFIER|CYP2C19|ENSG00000165841|transcript|ENST00000480405.2|protein_coding||c.-806C&gt;T|||||781|,T|intron_variant|MODIFIER|RP11-400G3.5|ENSG00000276490|transcript|ENST00000464755.1|nonsense_mediated_decay|6/13|c.932-13158C&gt;T||||||WARNING_TRANSCRIPT_NO_START_CODON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111435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1927" calcext:value-type="float">
            <text:p>94761927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promoter_activity"</text:p>
          </table:table-cell>
          <table:table-cell table:number-columns-repeated="5"/>
          <table:table-cell office:value-type="string" calcext:value-type="string">
            <text:p>C|upstream_gene_variant|MODIFIER|CYP2C19|ENSG00000165841|transcript|ENST00000371321.7|protein_coding||c.-779A&gt;C|||||697|,C|upstream_gene_variant|MODIFIER|CYP2C19|ENSG00000165841|transcript|ENST00000480405.2|protein_coding||c.-779A&gt;C|||||754|,C|intron_variant|MODIFIER|RP11-400G3.5|ENSG00000276490|transcript|ENST00000464755.1|nonsense_mediated_decay|6/13|c.932-13131A&gt;C||||||WARNING_TRANSCRIPT_NO_START_CODON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910597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2608" calcext:value-type="float">
            <text:p>94762608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Poor_metaboliser"</text:p>
          </table:table-cell>
          <table:table-cell table:number-columns-repeated="4"/>
          <table:table-cell office:value-type="string" calcext:value-type="string">
            <text:p>rs4986894</text:p>
          </table:table-cell>
          <table:table-cell office:value-type="string" calcext:value-type="string">
            <text:p>C|upstream_gene_variant|MODIFIER|CYP2C19|ENSG00000165841|transcript|ENST00000371321.7|protein_coding||c.-98T&gt;C|||||16|,C|upstream_gene_variant|MODIFIER|CYP2C19|ENSG00000165841|transcript|ENST00000480405.2|protein_coding||c.-98T&gt;C|||||73|,C|intron_variant|MODIFIER|RP11-400G3.5|ENSG00000276490|transcript|ENST00000464755.1|nonsense_mediated_decay|6/13|c.932-12450T&gt;C||||||WARNING_TRANSCRIPT_NO_START_CODON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83291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2706" calcext:value-type="float">
            <text:p>9476270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1A&gt;G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C19|ENSG00000165841|2|1.00)</text:p>
          </table:table-cell>
          <table:table-cell/>
          <table:table-cell office:value-type="string" calcext:value-type="string">
            <text:p>NP_000760.1:p.M1?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28399504</text:p>
          </table:table-cell>
          <table:table-cell office:value-type="string" calcext:value-type="string">
            <text:p>G|start_lost|HIGH|CYP2C19|ENSG00000165841|transcript|ENST00000371321.7|protein_coding|1/9|c.1A&gt;G|p.Met1?|83/1901|1/1473|1/490||,G|start_lost|HIGH|CYP2C19|ENSG00000165841|transcript|ENST00000480405.2|protein_coding|1/3|c.1A&gt;G|p.Met1?|26/1417|1/489|1/162||,G|intron_variant|MODIFIER|RP11-400G3.5|ENSG00000276490|transcript|ENST00000464755.1|nonsense_mediated_decay|6/13|c.932-12352A&gt;G||||||WARNING_TRANSCRIPT_NO_START_CODON</text:p>
          </table:table-cell>
          <table:table-cell office:value-type="string" calcext:value-type="string">
            <text:p>{'HIGH': 2, 'MODIFIER': 1}</text:p>
          </table:table-cell>
          <table:table-cell office:value-type="string" calcext:value-type="string">
            <text:p>{'start_los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X1310128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TCTC</text:p>
          </table:table-cell>
          <table:table-cell office:value-type="string" calcext:value-type="string">
            <text:p>TCCT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2711" calcext:value-type="float">
            <text:p>9476271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7_10delCCTTinsTCTC</text:p>
          </table:table-cell>
          <table:table-cell office:value-type="string" calcext:value-type="string">
            <text:p>"Poor_metaboliser"</text:p>
          </table:table-cell>
          <table:table-cell table:number-columns-repeated="5"/>
          <table:table-cell office:value-type="string" calcext:value-type="string">
            <text:p>TTCTC|missense_variant|MODERATE|CYP2C19|ENSG00000165841|transcript|ENST00000371321.7|protein_coding|1/9|c.7_10delCCTTinsTCTC|p.ProPhe3SerLeu|89/1901|7/1473|3/490||,TTCTC|missense_variant|MODERATE|CYP2C19|ENSG00000165841|transcript|ENST00000480405.2|protein_coding|1/3|c.7_10delCCTTinsTCTC|p.ProPhe3SerLeu|32/1417|7/489|3/162||,TTCTC|intron_variant|MODIFIER|RP11-400G3.5|ENSG00000276490|transcript|ENST00000464755.1|nonsense_mediated_decay|6/13|c.932-12346_932-12343delCCTTinsTCTC||||||WARNING_TRANSCRIPT_NO_START_CODON</text:p>
          </table:table-cell>
          <table:table-cell office:value-type="string" calcext:value-type="string">
            <text:p>{'MODERATE': 2, 'MODIFIER': 1}</text:p>
          </table:table-cell>
          <table:table-cell office:value-type="string" calcext:value-type="string">
            <text:p>{'missens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81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2788" calcext:value-type="float">
            <text:p>9476278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83A&gt;T</text:p>
          </table:table-cell>
          <table:table-cell office:value-type="string" calcext:value-type="string">
            <text:p>"Reduced_expression/poor_metaboliser"</text:p>
          </table:table-cell>
          <table:table-cell table:number-columns-repeated="2"/>
          <table:table-cell office:value-type="string" calcext:value-type="string">
            <text:p>NP_000760.1:p.K28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|missense_variant|MODERATE|CYP2C19|ENSG00000165841|transcript|ENST00000371321.7|protein_coding|1/9|c.83A&gt;T|p.Lys28Ile|165/1901|83/1473|28/490||,T|missense_variant|MODERATE|CYP2C19|ENSG00000165841|transcript|ENST00000480405.2|protein_coding|1/3|c.83A&gt;T|p.Lys28Ile|108/1417|83/489|28/162||,T|intron_variant|MODIFIER|RP11-400G3.5|ENSG00000276490|transcript|ENST00000464755.1|nonsense_mediated_decay|6/13|c.932-12270A&gt;T||||||WARNING_TRANSCRIPT_NO_START_CODON</text:p>
          </table:table-cell>
          <table:table-cell office:value-type="string" calcext:value-type="string">
            <text:p>{'MODERATE': 2, 'MODIFIER': 1}</text:p>
          </table:table-cell>
          <table:table-cell office:value-type="string" calcext:value-type="string">
            <text:p>{'missens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1213437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ACC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2804" calcext:value-type="float">
            <text:p>9476280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101_102insCCTAC</text:p>
          </table:table-cell>
          <table:table-cell office:value-type="string" calcext:value-type="string">
            <text:p>"Reduced_expression/poor_metaboliser"</text:p>
          </table:table-cell>
          <table:table-cell office:value-type="string" calcext:value-type="string">
            <text:p>(CYP2C19|ENSG00000165841|2|1.00)</text:p>
          </table:table-cell>
          <table:table-cell table:number-columns-repeated="4"/>
          <table:table-cell office:value-type="string" calcext:value-type="string">
            <text:p>CACCCT|frameshift_variant|HIGH|CYP2C19|ENSG00000165841|transcript|ENST00000371321.7|protein_coding|1/9|c.101_102insCCTAC|p.Pro35fs|184/1901|102/1473|34/490||INFO_REALIGN_3_PRIME,CACCCT|frameshift_variant|HIGH|CYP2C19|ENSG00000165841|transcript|ENST00000480405.2|protein_coding|1/3|c.101_102insCCTAC|p.Pro35fs|127/1417|102/489|34/162||INFO_REALIGN_3_PRIME,CACCCT|intron_variant|MODIFIER|RP11-400G3.5|ENSG00000276490|transcript|ENST00000464755.1|nonsense_mediated_decay|6/13|c.932-12252_932-12251insCCTAC||||||WARNING_TRANSCRIPT_NO_START_CODON&amp;INFO_REALIGN_3_PRIME</text:p>
          </table:table-cell>
          <table:table-cell office:value-type="string" calcext:value-type="string">
            <text:p>{'HIGH': 2, 'MODIFIER': 1}</text:p>
          </table:table-cell>
          <table:table-cell office:value-type="string" calcext:value-type="string">
            <text:p>{'frameshift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6140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62856" calcext:value-type="float">
            <text:p>9476285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151A&gt;G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S51G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G|missense_variant|MODERATE|CYP2C19|ENSG00000165841|transcript|ENST00000371321.7|protein_coding|1/9|c.151A&gt;G|p.Ser51Gly|233/1901|151/1473|51/490||,G|missense_variant|MODERATE|CYP2C19|ENSG00000165841|transcript|ENST00000480405.2|protein_coding|1/3|c.151A&gt;G|p.Ser51Gly|176/1417|151/489|51/162||,G|intron_variant|MODIFIER|RP11-400G3.5|ENSG00000276490|transcript|ENST00000464755.1|nonsense_mediated_decay|6/13|c.932-12202A&gt;G||||||WARNING_TRANSCRIPT_NO_START_CODON</text:p>
          </table:table-cell>
          <table:table-cell office:value-type="string" calcext:value-type="string">
            <text:p>{'MODERATE': 2, 'MODIFIER': 1}</text:p>
          </table:table-cell>
          <table:table-cell office:value-type="string" calcext:value-type="string">
            <text:p>{'missens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82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106" calcext:value-type="float">
            <text:p>9477510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217C&gt;T</text:p>
          </table:table-cell>
          <table:table-cell office:value-type="string" calcext:value-type="string">
            <text:p>"Reduced_expression/poor_metaboliser"</text:p>
          </table:table-cell>
          <table:table-cell table:number-columns-repeated="2"/>
          <table:table-cell office:value-type="string" calcext:value-type="string">
            <text:p>NP_000760.1:p.R73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rs145328984</text:p>
          </table:table-cell>
          <table:table-cell office:value-type="string" calcext:value-type="string">
            <text:p>T|missense_variant|MODERATE|CYP2C19|ENSG00000165841|transcript|ENST00000371321.7|protein_coding|2/9|c.217C&gt;T|p.Arg73Cys|299/1901|217/1473|73/490||,T|missense_variant|MODERATE|RP11-400G3.5|ENSG00000276490|transcript|ENST00000464755.1|nonsense_mediated_decay|7/14|c.980C&gt;T|p.Thr327Met|980/2395|980/1005|327/334||WARNING_TRANSCRIPT_NO_START_CODON,T|missense_variant|MODERATE|CYP2C19|ENSG00000165841|transcript|ENST00000480405.2|protein_coding|2/3|c.217C&gt;T|p.Arg73Cys|242/1417|217/489|73/162||,T|upstream_gene_variant|MODIFIER|MTND4P19|ENSG00000230338|transcript|ENST00000446659.1|processed_pseudogene||n.-473G&gt;A|||||473|</text:p>
          </table:table-cell>
          <table:table-cell office:value-type="string" calcext:value-type="string">
            <text:p>{'MODERATE': 3, 'MODIFIER': 1}</text:p>
          </table:table-cell>
          <table:table-cell office:value-type="string" calcext:value-type="string">
            <text:p>{'missense_variant': 3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91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121" calcext:value-type="float">
            <text:p>9477512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232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H78Y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|missense_variant|MODERATE|CYP2C19|ENSG00000165841|transcript|ENST00000371321.7|protein_coding|2/9|c.232C&gt;T|p.His78Tyr|314/1901|232/1473|78/490||,T|missense_variant|MODERATE|RP11-400G3.5|ENSG00000276490|transcript|ENST00000464755.1|nonsense_mediated_decay|7/14|c.995C&gt;T|p.Ala332Val|995/2395|995/1005|332/334||WARNING_TRANSCRIPT_NO_START_CODON,T|missense_variant|MODERATE|CYP2C19|ENSG00000165841|transcript|ENST00000480405.2|protein_coding|2/3|c.232C&gt;T|p.His78Tyr|257/1417|232/489|78/162||,T|upstream_gene_variant|MODIFIER|MTND4P19|ENSG00000230338|transcript|ENST00000446659.1|processed_pseudogene||n.-488G&gt;A|||||488|</text:p>
          </table:table-cell>
          <table:table-cell office:value-type="string" calcext:value-type="string">
            <text:p>{'MODERATE': 3, 'MODIFIER': 1}</text:p>
          </table:table-cell>
          <table:table-cell office:value-type="string" calcext:value-type="string">
            <text:p>{'missense_variant': 3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83292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165" calcext:value-type="float">
            <text:p>9477516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276G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E92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7878459</text:p>
          </table:table-cell>
          <table:table-cell office:value-type="string" calcext:value-type="string">
            <text:p>C|missense_variant|MODERATE|CYP2C19|ENSG00000165841|transcript|ENST00000371321.7|protein_coding|2/9|c.276G&gt;C|p.Glu92Asp|358/1901|276/1473|92/490||,C|missense_variant|MODERATE|CYP2C19|ENSG00000165841|transcript|ENST00000480405.2|protein_coding|2/3|c.276G&gt;C|p.Glu92Asp|301/1417|276/489|92/162||,C|3_prime_UTR_variant|MODIFIER|RP11-400G3.5|ENSG00000276490|transcript|ENST00000464755.1|nonsense_mediated_decay|7/14|c.*34G&gt;C|||||34|WARNING_TRANSCRIPT_NO_START_CODON,C|upstream_gene_variant|MODIFIER|MTND4P19|ENSG00000230338|transcript|ENST00000446659.1|processed_pseudogene||n.-532C&gt;G|||||532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3_prime_UTR_variant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92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185" calcext:value-type="float">
            <text:p>9477518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296A&gt;G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H99R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G|missense_variant|MODERATE|CYP2C19|ENSG00000165841|transcript|ENST00000371321.7|protein_coding|2/9|c.296A&gt;G|p.His99Arg|378/1901|296/1473|99/490||,G|missense_variant|MODERATE|CYP2C19|ENSG00000165841|transcript|ENST00000480405.2|protein_coding|2/3|c.296A&gt;G|p.His99Arg|321/1417|296/489|99/162||,G|3_prime_UTR_variant|MODIFIER|RP11-400G3.5|ENSG00000276490|transcript|ENST00000464755.1|nonsense_mediated_decay|7/14|c.*54A&gt;G|||||54|WARNING_TRANSCRIPT_NO_START_CODON,G|upstream_gene_variant|MODIFIER|MTND4P19|ENSG00000230338|transcript|ENST00000446659.1|processed_pseudogene||n.-552T&gt;C|||||552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3_prime_UTR_variant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155448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367" calcext:value-type="float">
            <text:p>9477536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332-23A&gt;G</text:p>
          </table:table-cell>
          <table:table-cell office:value-type="string" calcext:value-type="string">
            <text:p>"Poor_metaboliser"</text:p>
          </table:table-cell>
          <table:table-cell table:number-columns-repeated="4"/>
          <table:table-cell office:value-type="string" calcext:value-type="string">
            <text:p>rs12769205</text:p>
          </table:table-cell>
          <table:table-cell office:value-type="string" calcext:value-type="string">
            <text:p>G|upstream_gene_variant|MODIFIER|MTND4P19|ENSG00000230338|transcript|ENST00000446659.1|processed_pseudogene||n.-734T&gt;C|||||734|,G|intron_variant|MODIFIER|CYP2C19|ENSG00000165841|transcript|ENST00000371321.7|protein_coding|2/8|c.332-23A&gt;G||||||,G|intron_variant|MODIFIER|RP11-400G3.5|ENSG00000276490|transcript|ENST00000464755.1|nonsense_mediated_decay|7/13|c.*90-23A&gt;G||||||WARNING_TRANSCRIPT_NO_START_CODON,G|intron_variant|MODIFIER|CYP2C19|ENSG00000165841|transcript|ENST00000480405.2|protein_coding|2/2|c.332-23A&gt;G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upstream_gene_variant': 1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92158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416" calcext:value-type="float">
            <text:p>9477541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358T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W120R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rs41291556</text:p>
          </table:table-cell>
          <table:table-cell office:value-type="string" calcext:value-type="string">
            <text:p>C|missense_variant|MODERATE|CYP2C19|ENSG00000165841|transcript|ENST00000371321.7|protein_coding|3/9|c.358T&gt;C|p.Trp120Arg|440/1901|358/1473|120/490||,C|missense_variant|MODERATE|CYP2C19|ENSG00000165841|transcript|ENST00000480405.2|protein_coding|3/3|c.358T&gt;C|p.Trp120Arg|383/1417|358/489|120/162||,C|3_prime_UTR_variant|MODIFIER|RP11-400G3.5|ENSG00000276490|transcript|ENST00000464755.1|nonsense_mediated_decay|8/14|c.*116T&gt;C|||||285|WARNING_TRANSCRIPT_NO_START_CODON,C|upstream_gene_variant|MODIFIER|MTND4P19|ENSG00000230338|transcript|ENST00000446659.1|processed_pseudogene||n.-783A&gt;G|||||783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3_prime_UTR_variant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93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429" calcext:value-type="float">
            <text:p>9477542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371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R124Q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rs200346442</text:p>
          </table:table-cell>
          <table:table-cell office:value-type="string" calcext:value-type="string">
            <text:p>A|missense_variant|MODERATE|CYP2C19|ENSG00000165841|transcript|ENST00000371321.7|protein_coding|3/9|c.371G&gt;A|p.Arg124Gln|453/1901|371/1473|124/490||,A|missense_variant|MODERATE|CYP2C19|ENSG00000165841|transcript|ENST00000480405.2|protein_coding|3/3|c.371G&gt;A|p.Arg124Gln|396/1417|371/489|124/162||,A|3_prime_UTR_variant|MODIFIER|RP11-400G3.5|ENSG00000276490|transcript|ENST00000464755.1|nonsense_mediated_decay|8/14|c.*129G&gt;A|||||298|WARNING_TRANSCRIPT_NO_START_CODON,A|upstream_gene_variant|MODIFIER|MTND4P19|ENSG00000230338|transcript|ENST00000446659.1|processed_pseudogene||n.-796C&gt;T|||||796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3_prime_UTR_variant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94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431" calcext:value-type="float">
            <text:p>9477543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373C&gt;G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R125G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G|missense_variant|MODERATE|CYP2C19|ENSG00000165841|transcript|ENST00000371321.7|protein_coding|3/9|c.373C&gt;G|p.Arg125Gly|455/1901|373/1473|125/490||,G|missense_variant|MODERATE|CYP2C19|ENSG00000165841|transcript|ENST00000480405.2|protein_coding|3/3|c.373C&gt;G|p.Arg125Gly|398/1417|373/489|125/162||,G|3_prime_UTR_variant|MODIFIER|RP11-400G3.5|ENSG00000276490|transcript|ENST00000464755.1|nonsense_mediated_decay|8/14|c.*131C&gt;G|||||300|WARNING_TRANSCRIPT_NO_START_CODON,G|upstream_gene_variant|MODIFIER|MTND4P19|ENSG00000230338|transcript|ENST00000446659.1|processed_pseudogene||n.-798G&gt;C|||||798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3_prime_UTR_variant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95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447" calcext:value-type="float">
            <text:p>9477544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389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T130M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rs150152656</text:p>
          </table:table-cell>
          <table:table-cell office:value-type="string" calcext:value-type="string">
            <text:p>T|missense_variant|MODERATE|CYP2C19|ENSG00000165841|transcript|ENST00000371321.7|protein_coding|3/9|c.389C&gt;T|p.Thr130Met|471/1901|389/1473|130/490||,T|missense_variant|MODERATE|CYP2C19|ENSG00000165841|transcript|ENST00000480405.2|protein_coding|3/3|c.389C&gt;T|p.Thr130Met|414/1417|389/489|130/162||,T|3_prime_UTR_variant|MODIFIER|RP11-400G3.5|ENSG00000276490|transcript|ENST00000464755.1|nonsense_mediated_decay|8/14|c.*147C&gt;T|||||316|WARNING_TRANSCRIPT_NO_START_CODON,T|upstream_gene_variant|MODIFIER|MTND4P19|ENSG00000230338|transcript|ENST00000446659.1|processed_pseudogene||n.-814G&gt;A|||||814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3_prime_UTR_variant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83293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453" calcext:value-type="float">
            <text:p>9477545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395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R132Q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rs72552267</text:p>
          </table:table-cell>
          <table:table-cell office:value-type="string" calcext:value-type="string">
            <text:p>A|missense_variant|MODERATE|CYP2C19|ENSG00000165841|transcript|ENST00000371321.7|protein_coding|3/9|c.395G&gt;A|p.Arg132Gln|477/1901|395/1473|132/490||,A|missense_variant|MODERATE|CYP2C19|ENSG00000165841|transcript|ENST00000480405.2|protein_coding|3/3|c.395G&gt;A|p.Arg132Gln|420/1417|395/489|132/162||,A|3_prime_UTR_variant|MODIFIER|RP11-400G3.5|ENSG00000276490|transcript|ENST00000464755.1|nonsense_mediated_decay|8/14|c.*153G&gt;A|||||322|WARNING_TRANSCRIPT_NO_START_CODON,A|upstream_gene_variant|MODIFIER|MTND4P19|ENSG00000230338|transcript|ENST00000446659.1|processed_pseudogene||n.-820C&gt;T|||||820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3_prime_UTR_variant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90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465" calcext:value-type="float">
            <text:p>9477546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407T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M136K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rs763625282</text:p>
          </table:table-cell>
          <table:table-cell office:value-type="string" calcext:value-type="string">
            <text:p>A|missense_variant|MODERATE|CYP2C19|ENSG00000165841|transcript|ENST00000371321.7|protein_coding|3/9|c.407T&gt;A|p.Met136Lys|489/1901|407/1473|136/490||,A|missense_variant|MODERATE|CYP2C19|ENSG00000165841|transcript|ENST00000480405.2|protein_coding|3/3|c.407T&gt;A|p.Met136Lys|432/1417|407/489|136/162||,A|3_prime_UTR_variant|MODIFIER|RP11-400G3.5|ENSG00000276490|transcript|ENST00000464755.1|nonsense_mediated_decay|8/14|c.*165T&gt;A|||||334|WARNING_TRANSCRIPT_NO_START_CODON,A|upstream_gene_variant|MODIFIER|MTND4P19|ENSG00000230338|transcript|ENST00000446659.1|processed_pseudogene||n.-832A&gt;T|||||832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3_prime_UTR_variant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24384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489" calcext:value-type="float">
            <text:p>9477548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431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R144H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rs17884712</text:p>
          </table:table-cell>
          <table:table-cell office:value-type="string" calcext:value-type="string">
            <text:p>A|missense_variant|MODERATE|CYP2C19|ENSG00000165841|transcript|ENST00000371321.7|protein_coding|3/9|c.431G&gt;A|p.Arg144His|513/1901|431/1473|144/490||,A|missense_variant|MODERATE|CYP2C19|ENSG00000165841|transcript|ENST00000480405.2|protein_coding|3/3|c.431G&gt;A|p.Arg144His|456/1417|431/489|144/162||,A|3_prime_UTR_variant|MODIFIER|RP11-400G3.5|ENSG00000276490|transcript|ENST00000464755.1|nonsense_mediated_decay|8/14|c.*189G&gt;A|||||358|WARNING_TRANSCRIPT_NO_START_CODON,A|upstream_gene_variant|MODIFIER|MTND4P19|ENSG00000230338|transcript|ENST00000446659.1|processed_pseudogene||n.-856C&gt;T|||||856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3_prime_UTR_variant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16497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75539" calcext:value-type="float">
            <text:p>9477553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481G&gt;C</text:p>
          </table:table-cell>
          <table:table-cell office:value-type="string" calcext:value-type="string">
            <text:p>"Altered_catalytic_activity"</text:p>
          </table:table-cell>
          <table:table-cell table:number-columns-repeated="2"/>
          <table:table-cell office:value-type="string" calcext:value-type="string">
            <text:p>NP_000760.1:p.A161P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s181297724</text:p>
          </table:table-cell>
          <table:table-cell office:value-type="string" calcext:value-type="string">
            <text:p>C|missense_variant&amp;splice_region_variant|MODERATE|CYP2C19|ENSG00000165841|transcript|ENST00000371321.7|protein_coding|3/9|c.481G&gt;C|p.Ala161Pro|563/1901|481/1473|161/490||,C|missense_variant|MODERATE|CYP2C19|ENSG00000165841|transcript|ENST00000480405.2|protein_coding|3/3|c.481G&gt;C|p.Gly161Arg|506/1417|481/489|161/162||,C|splice_region_variant|LOW|RP11-400G3.5|ENSG00000276490|transcript|ENST00000464755.1|nonsense_mediated_decay|8/14|c.*239G&gt;C||||||WARNING_TRANSCRIPT_NO_START_CODON,C|3_prime_UTR_variant|MODIFIER|RP11-400G3.5|ENSG00000276490|transcript|ENST00000464755.1|nonsense_mediated_decay|8/14|c.*239G&gt;C|||||408|WARNING_TRANSCRIPT_NO_START_CODON,C|upstream_gene_variant|MODIFIER|MTND4P19|ENSG00000230338|transcript|ENST00000446659.1|processed_pseudogene||n.-906C&gt;G|||||906|</text:p>
          </table:table-cell>
          <table:table-cell office:value-type="string" calcext:value-type="string">
            <text:p>{'MODERATE': 2, 'LOW': 1, 'MODIFIER': 2}</text:p>
          </table:table-cell>
          <table:table-cell office:value-type="string" calcext:value-type="string">
            <text:p>{'missense_variant&amp;splice_region_variant': 1, 'missense_variant': 1, 'splice_region_variant': 1, '3_prime_UTR_variant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3004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80574" calcext:value-type="float">
            <text:p>9478057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557G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R186P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s140278421</text:p>
          </table:table-cell>
          <table:table-cell office:value-type="string" calcext:value-type="string">
            <text:p>C|missense_variant|MODERATE|CYP2C19|ENSG00000165841|transcript|ENST00000371321.7|protein_coding|4/9|c.557G&gt;C|p.Arg186Pro|639/1901|557/1473|186/490||,C|3_prime_UTR_variant|MODIFIER|RP11-400G3.5|ENSG00000276490|transcript|ENST00000464755.1|nonsense_mediated_decay|9/14|c.*315G&gt;C|||||5443|WARNING_TRANSCRIPT_NO_START_CODON,C|downstream_gene_variant|MODIFIER|CYP2C19|ENSG00000165841|transcript|ENST00000480405.2|protein_coding||c.*5027G&gt;C|||||4124|</text:p>
          </table:table-cell>
          <table:table-cell office:value-type="string" calcext:value-type="string">
            <text:p>{'MODERATE': 1, 'MODIFIER': 2}</text:p>
          </table:table-cell>
          <table:table-cell office:value-type="string" calcext:value-type="string">
            <text:p>{'missense_variant': 1, '3_prime_UTR_variant': 1, 'down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83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80579" calcext:value-type="float">
            <text:p>9478057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562G&gt;A</text:p>
          </table:table-cell>
          <table:table-cell office:value-type="string" calcext:value-type="string">
            <text:p>"Reduced_expression/poor_metaboliser"</text:p>
          </table:table-cell>
          <table:table-cell table:number-columns-repeated="2"/>
          <table:table-cell office:value-type="string" calcext:value-type="string">
            <text:p>NP_000760.1:p.D188N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rs370803989</text:p>
          </table:table-cell>
          <table:table-cell office:value-type="string" calcext:value-type="string">
            <text:p>A|missense_variant|MODERATE|CYP2C19|ENSG00000165841|transcript|ENST00000371321.7|protein_coding|4/9|c.562G&gt;A|p.Asp188Asn|644/1901|562/1473|188/490||,A|3_prime_UTR_variant|MODIFIER|RP11-400G3.5|ENSG00000276490|transcript|ENST00000464755.1|nonsense_mediated_decay|9/14|c.*320G&gt;A|||||5448|WARNING_TRANSCRIPT_NO_START_CODON,A|downstream_gene_variant|MODIFIER|CYP2C19|ENSG00000165841|transcript|ENST00000480405.2|protein_coding||c.*5032G&gt;A|||||4129|</text:p>
          </table:table-cell>
          <table:table-cell office:value-type="string" calcext:value-type="string">
            <text:p>{'MODERATE': 1, 'MODIFIER': 2}</text:p>
          </table:table-cell>
          <table:table-cell office:value-type="string" calcext:value-type="string">
            <text:p>{'missense_variant': 1, '3_prime_UTR_variant': 1, 'down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42096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80653" calcext:value-type="float">
            <text:p>94780653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NM_000769.3:c.636G&gt;A</text:p>
          </table:table-cell>
          <table:table-cell office:value-type="string" calcext:value-type="string">
            <text:p>"Poor_metaboliser"</text:p>
          </table:table-cell>
          <table:table-cell table:number-columns-repeated="2" office:value-type="string" calcext:value-type="string">
            <text:p>(CYP2C19|ENSG00000165841|2|0.50)</text:p>
          </table:table-cell>
          <table:table-cell office:value-type="string" calcext:value-type="string">
            <text:p>NP_000760.1:p.W212*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rs4986893</text:p>
          </table:table-cell>
          <table:table-cell office:value-type="string" calcext:value-type="string">
            <text:p>A|stop_gained|HIGH|CYP2C19|ENSG00000165841|transcript|ENST00000371321.7|protein_coding|4/9|c.636G&gt;A|p.Trp212*|718/1901|636/1473|212/490||,A|3_prime_UTR_variant|MODIFIER|RP11-400G3.5|ENSG00000276490|transcript|ENST00000464755.1|nonsense_mediated_decay|9/14|c.*394G&gt;A|||||5522|WARNING_TRANSCRIPT_NO_START_CODON,A|downstream_gene_variant|MODIFIER|CYP2C19|ENSG00000165841|transcript|ENST00000480405.2|protein_coding||c.*5106G&gt;A|||||4203|</text:p>
          </table:table-cell>
          <table:table-cell office:value-type="string" calcext:value-type="string">
            <text:p>{'HIGH': 1, 'MODIFIER': 2}</text:p>
          </table:table-cell>
          <table:table-cell office:value-type="string" calcext:value-type="string">
            <text:p>{'stop_gained': 1, '3_prime_UTR_variant': 1, 'down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24385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81858" calcext:value-type="float">
            <text:p>9478185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680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P227L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rs6413438</text:p>
          </table:table-cell>
          <table:table-cell office:value-type="string" calcext:value-type="string">
            <text:p>T|missense_variant|MODERATE|CYP2C19|ENSG00000165841|transcript|ENST00000371321.7|protein_coding|5/9|c.680C&gt;T|p.Pro227Leu|762/1901|680/1473|227/490||,T|3_prime_UTR_variant|MODIFIER|RP11-400G3.5|ENSG00000276490|transcript|ENST00000464755.1|nonsense_mediated_decay|10/14|c.*438C&gt;T|||||6727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941458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81859" calcext:value-type="float">
            <text:p>94781859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NM_000769.3:c.681G&gt;A</text:p>
          </table:table-cell>
          <table:table-cell office:value-type="string" calcext:value-type="string">
            <text:p>"Poor_metaboliser"</text:p>
          </table:table-cell>
          <table:table-cell table:number-columns-repeated="4"/>
          <table:table-cell office:value-type="string" calcext:value-type="string">
            <text:p>rs4244285</text:p>
          </table:table-cell>
          <table:table-cell office:value-type="string" calcext:value-type="string">
            <text:p>A|synonymous_variant|LOW|CYP2C19|ENSG00000165841|transcript|ENST00000371321.7|protein_coding|5/9|c.681G&gt;A|p.Pro227Pro|763/1901|681/1473|227/490||,A|3_prime_UTR_variant|MODIFIER|RP11-400G3.5|ENSG00000276490|transcript|ENST00000464755.1|nonsense_mediated_decay|10/14|c.*439G&gt;A|||||6728|WARNING_TRANSCRIPT_NO_START_CODON</text:p>
          </table:table-cell>
          <table:table-cell office:value-type="string" calcext:value-type="string">
            <text:p>{'LOW': 1, 'MODIFIER': 1}</text:p>
          </table:table-cell>
          <table:table-cell office:value-type="string" calcext:value-type="string">
            <text:p>{'synonymous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96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81870" calcext:value-type="float">
            <text:p>9478187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692A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N231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C|missense_variant|MODERATE|CYP2C19|ENSG00000165841|transcript|ENST00000371321.7|protein_coding|5/9|c.692A&gt;C|p.Asn231Thr|774/1901|692/1473|231/490||,C|3_prime_UTR_variant|MODIFIER|RP11-400G3.5|ENSG00000276490|transcript|ENST00000464755.1|nonsense_mediated_decay|10/14|c.*450A&gt;C|||||6739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84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81942" calcext:value-type="float">
            <text:p>9478194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764T&gt;C</text:p>
          </table:table-cell>
          <table:table-cell office:value-type="string" calcext:value-type="string">
            <text:p>"Reduced_expression/poor_metaboliser"</text:p>
          </table:table-cell>
          <table:table-cell table:number-columns-repeated="2"/>
          <table:table-cell office:value-type="string" calcext:value-type="string">
            <text:p>NP_000760.1:p.M255T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rs749678783</text:p>
          </table:table-cell>
          <table:table-cell office:value-type="string" calcext:value-type="string">
            <text:p>C|missense_variant|MODERATE|CYP2C19|ENSG00000165841|transcript|ENST00000371321.7|protein_coding|5/9|c.764T&gt;C|p.Met255Thr|846/1901|764/1473|255/490||,C|3_prime_UTR_variant|MODIFIER|RP11-400G3.5|ENSG00000276490|transcript|ENST00000464755.1|nonsense_mediated_decay|10/14|c.*522T&gt;C|||||6811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7285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81944" calcext:value-type="float">
            <text:p>9478194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766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D256N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A|missense_variant|MODERATE|CYP2C19|ENSG00000165841|transcript|ENST00000371321.7|protein_coding|5/9|c.766G&gt;A|p.Asp256Asn|848/1901|766/1473|256/490||,A|3_prime_UTR_variant|MODIFIER|RP11-400G3.5|ENSG00000276490|transcript|ENST00000464755.1|nonsense_mediated_decay|10/14|c.*524G&gt;A|||||6813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85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81959" calcext:value-type="float">
            <text:p>9478195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781C&gt;T</text:p>
          </table:table-cell>
          <table:table-cell office:value-type="string" calcext:value-type="string">
            <text:p>"Reduced_expression/poor_metaboliser"</text:p>
          </table:table-cell>
          <table:table-cell table:number-columns-repeated="2"/>
          <table:table-cell office:value-type="string" calcext:value-type="string">
            <text:p>NP_000760.1:p.R261W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rs764137538</text:p>
          </table:table-cell>
          <table:table-cell office:value-type="string" calcext:value-type="string">
            <text:p>T|missense_variant|MODERATE|CYP2C19|ENSG00000165841|transcript|ENST00000371321.7|protein_coding|5/9|c.781C&gt;T|p.Arg261Trp|863/1901|781/1473|261/490||,T|3_prime_UTR_variant|MODIFIER|RP11-400G3.5|ENSG00000276490|transcript|ENST00000464755.1|nonsense_mediated_decay|10/14|c.*539C&gt;T|||||6828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88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81991" calcext:value-type="float">
            <text:p>9478199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813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M271I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rs778258371</text:p>
          </table:table-cell>
          <table:table-cell office:value-type="string" calcext:value-type="string">
            <text:p>A|missense_variant|MODERATE|CYP2C19|ENSG00000165841|transcript|ENST00000371321.7|protein_coding|5/9|c.813G&gt;A|p.Met271Ile|895/1901|813/1473|271/490||,A|3_prime_UTR_variant|MODIFIER|RP11-400G3.5|ENSG00000276490|transcript|ENST00000464755.1|nonsense_mediated_decay|10/14|c.*571G&gt;A|||||6860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992237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781999" calcext:value-type="float">
            <text:p>9478199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819+2T&gt;A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C19|ENSG00000165841|2|0.50),(RP11-400G3.5|ENSG00000276490|1|1.00)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string" calcext:value-type="string">
            <text:p>rs72558186</text:p>
          </table:table-cell>
          <table:table-cell office:value-type="string" calcext:value-type="string">
            <text:p>A|splice_donor_variant&amp;intron_variant|HIGH|CYP2C19|ENSG00000165841|transcript|ENST00000371321.7|protein_coding|5/8|c.819+2T&gt;A||||||,A|splice_donor_variant&amp;intron_variant|HIGH|RP11-400G3.5|ENSG00000276490|transcript|ENST00000464755.1|nonsense_mediated_decay|10/13|c.*577+2T&gt;A||||||WARNING_TRANSCRIPT_NO_START_CODON</text:p>
          </table:table-cell>
          <table:table-cell office:value-type="string" calcext:value-type="string">
            <text:p>{'HIGH': 2}</text:p>
          </table:table-cell>
          <table:table-cell office:value-type="string" calcext:value-type="string">
            <text:p>{'splice_donor_variant&amp;intr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86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820584" calcext:value-type="float">
            <text:p>9482058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908G&gt;A</text:p>
          </table:table-cell>
          <table:table-cell office:value-type="string" calcext:value-type="string">
            <text:p>"Reduced_expression/poor_metaboliser"</text:p>
          </table:table-cell>
          <table:table-cell table:number-columns-repeated="2"/>
          <table:table-cell office:value-type="string" calcext:value-type="string">
            <text:p>NP_000760.1:p.S303N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rs1349931378</text:p>
          </table:table-cell>
          <table:table-cell office:value-type="string" calcext:value-type="string">
            <text:p>A|missense_variant|MODERATE|CYP2C19|ENSG00000165841|transcript|ENST00000371321.7|protein_coding|6/9|c.908G&gt;A|p.Ser303Asn|990/1901|908/1473|303/490||,A|3_prime_UTR_variant|MODIFIER|RP11-400G3.5|ENSG00000276490|transcript|ENST00000464755.1|nonsense_mediated_decay|11/14|c.*666G&gt;A|||||45453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87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842855" calcext:value-type="float">
            <text:p>9484285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980T&gt;C</text:p>
          </table:table-cell>
          <table:table-cell office:value-type="string" calcext:value-type="string">
            <text:p>"Reduced_expression/poor_metaboliser"</text:p>
          </table:table-cell>
          <table:table-cell table:number-columns-repeated="2"/>
          <table:table-cell office:value-type="string" calcext:value-type="string">
            <text:p>NP_000760.1:p.I327T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rs1267723490</text:p>
          </table:table-cell>
          <table:table-cell office:value-type="string" calcext:value-type="string">
            <text:p>C|missense_variant|MODERATE|CYP2C19|ENSG00000165841|transcript|ENST00000371321.7|protein_coding|7/9|c.980T&gt;C|p.Ile327Thr|1062/1901|980/1473|327/490||,C|3_prime_UTR_variant|MODIFIER|RP11-400G3.5|ENSG00000276490|transcript|ENST00000464755.1|nonsense_mediated_decay|12/14|c.*738T&gt;C|||||67724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83294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842866" calcext:value-type="float">
            <text:p>9484286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991A&gt;G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I331V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s3758581</text:p>
          </table:table-cell>
          <table:table-cell office:value-type="string" calcext:value-type="string">
            <text:p>G|missense_variant|MODERATE|CYP2C19|ENSG00000165841|transcript|ENST00000371321.7|protein_coding|7/9|c.991A&gt;G|p.Ile331Val|1073/1901|991/1473|331/490||,G|3_prime_UTR_variant|MODIFIER|RP11-400G3.5|ENSG00000276490|transcript|ENST00000464755.1|nonsense_mediated_decay|12/14|c.*749A&gt;G|||||67735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78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842896" calcext:value-type="float">
            <text:p>9484289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1021G&gt;A</text:p>
          </table:table-cell>
          <table:table-cell office:value-type="string" calcext:value-type="string">
            <text:p>"Reduced_expression/poor_metaboliser"</text:p>
          </table:table-cell>
          <table:table-cell table:number-columns-repeated="2"/>
          <table:table-cell office:value-type="string" calcext:value-type="string">
            <text:p>NP_000760.1:p.D341N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s770829708</text:p>
          </table:table-cell>
          <table:table-cell office:value-type="string" calcext:value-type="string">
            <text:p>A|missense_variant|MODERATE|CYP2C19|ENSG00000165841|transcript|ENST00000371321.7|protein_coding|7/9|c.1021G&gt;A|p.Asp341Asn|1103/1901|1021/1473|341/490||,A|3_prime_UTR_variant|MODIFIER|RP11-400G3.5|ENSG00000276490|transcript|ENST00000464755.1|nonsense_mediated_decay|12/14|c.*779G&gt;A|||||67765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16498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842953" calcext:value-type="float">
            <text:p>9484295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1078G&gt;A</text:p>
          </table:table-cell>
          <table:table-cell office:value-type="string" calcext:value-type="string">
            <text:p>"Altered_catalytic_activity"</text:p>
          </table:table-cell>
          <table:table-cell table:number-columns-repeated="2"/>
          <table:table-cell office:value-type="string" calcext:value-type="string">
            <text:p>NP_000760.1:p.D360N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rs144036596</text:p>
          </table:table-cell>
          <table:table-cell office:value-type="string" calcext:value-type="string">
            <text:p>A|missense_variant|MODERATE|CYP2C19|ENSG00000165841|transcript|ENST00000371321.7|protein_coding|7/9|c.1078G&gt;A|p.Asp360Asn|1160/1901|1078/1473|360/490||,A|3_prime_UTR_variant|MODIFIER|RP11-400G3.5|ENSG00000276490|transcript|ENST00000464755.1|nonsense_mediated_decay|12/14|c.*836G&gt;A|||||67822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79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842954" calcext:value-type="float">
            <text:p>9484295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1079A&gt;T</text:p>
          </table:table-cell>
          <table:table-cell office:value-type="string" calcext:value-type="string">
            <text:p>"Reduced_expression/poor_metaboliser"</text:p>
          </table:table-cell>
          <table:table-cell table:number-columns-repeated="2"/>
          <table:table-cell office:value-type="string" calcext:value-type="string">
            <text:p>NP_000760.1:p.D360V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rs550527959</text:p>
          </table:table-cell>
          <table:table-cell office:value-type="string" calcext:value-type="string">
            <text:p>T|missense_variant|MODERATE|CYP2C19|ENSG00000165841|transcript|ENST00000371321.7|protein_coding|7/9|c.1079A&gt;T|p.Asp360Val|1161/1901|1079/1473|360/490||,T|3_prime_UTR_variant|MODIFIER|RP11-400G3.5|ENSG00000276490|transcript|ENST00000464755.1|nonsense_mediated_decay|12/14|c.*837A&gt;T|||||67823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80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849953" calcext:value-type="float">
            <text:p>9484995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1186C&gt;G</text:p>
          </table:table-cell>
          <table:table-cell office:value-type="string" calcext:value-type="string">
            <text:p>"Reduced_expression/poor_metaboliser"</text:p>
          </table:table-cell>
          <table:table-cell table:number-columns-repeated="2"/>
          <table:table-cell office:value-type="string" calcext:value-type="string">
            <text:p>NP_000760.1:p.H396D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G|missense_variant|MODERATE|CYP2C19|ENSG00000165841|transcript|ENST00000371321.7|protein_coding|8/9|c.1186C&gt;G|p.His396Asp|1268/1901|1186/1473|396/490||,G|3_prime_UTR_variant|MODIFIER|RP11-400G3.5|ENSG00000276490|transcript|ENST00000464755.1|nonsense_mediated_decay|13/14|c.*944C&gt;G|||||74822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97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849975" calcext:value-type="float">
            <text:p>9484997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1208A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N403I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rs1463550071</text:p>
          </table:table-cell>
          <table:table-cell office:value-type="string" calcext:value-type="string">
            <text:p>T|missense_variant|MODERATE|CYP2C19|ENSG00000165841|transcript|ENST00000371321.7|protein_coding|8/9|c.1208A&gt;T|p.Asn403Ile|1290/1901|1208/1473|403/490||,T|3_prime_UTR_variant|MODIFIER|RP11-400G3.5|ENSG00000276490|transcript|ENST00000464755.1|nonsense_mediated_decay|13/14|c.*966A&gt;T|||||74844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10889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850028" calcext:value-type="float">
            <text:p>9485002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1261A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K421Q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C|missense_variant|MODERATE|CYP2C19|ENSG00000165841|transcript|ENST00000371321.7|protein_coding|8/9|c.1261A&gt;C|p.Lys421Gln|1343/1901|1261/1473|421/490||,C|3_prime_UTR_variant|MODIFIER|RP11-400G3.5|ENSG00000276490|transcript|ENST00000464755.1|nonsense_mediated_decay|13/14|c.*1019A&gt;C|||||74897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83295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852738" calcext:value-type="float">
            <text:p>9485273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1297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R433W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rs56337013</text:p>
          </table:table-cell>
          <table:table-cell office:value-type="string" calcext:value-type="string">
            <text:p>T|missense_variant|MODERATE|CYP2C19|ENSG00000165841|transcript|ENST00000371321.7|protein_coding|9/9|c.1297C&gt;T|p.Arg433Trp|1379/1901|1297/1473|433/490||,T|3_prime_UTR_variant|MODIFIER|RP11-400G3.5|ENSG00000276490|transcript|ENST00000464755.1|nonsense_mediated_decay|14/14|c.*1055C&gt;T|||||77607|WARNING_TRANSCRIPT_NO_START_CODON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24386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852914" calcext:value-type="float">
            <text:p>9485291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9.3:c.1473A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0.1:p.*491C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rs55640102</text:p>
          </table:table-cell>
          <table:table-cell office:value-type="string" calcext:value-type="string">
            <text:p>C|stop_lost|HIGH|CYP2C19|ENSG00000165841|transcript|ENST00000371321.7|protein_coding|9/9|c.1473A&gt;C|p.Ter491Cysext*?|1555/1901|1473/1473|491/490||,C|3_prime_UTR_variant|MODIFIER|RP11-400G3.5|ENSG00000276490|transcript|ENST00000464755.1|nonsense_mediated_decay|14/14|c.*1231A&gt;C|||||77783|WARNING_TRANSCRIPT_NO_START_CODON</text:p>
          </table:table-cell>
          <table:table-cell office:value-type="string" calcext:value-type="string">
            <text:p>{'HIGH': 1, 'MODIFIER': 1}</text:p>
          </table:table-cell>
          <table:table-cell office:value-type="string" calcext:value-type="string">
            <text:p>{'stop_lost': 1, '3_prime_UTR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314746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36917" calcext:value-type="float">
            <text:p>94936917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promoter_activity"</text:p>
          </table:table-cell>
          <table:table-cell table:number-columns-repeated="4"/>
          <table:table-cell office:value-type="string" calcext:value-type="string">
            <text:p>rs9332094</text:p>
          </table:table-cell>
          <table:table-cell office:value-type="string" calcext:value-type="string">
            <text:p>C|upstream_gene_variant|MODIFIER|CYP2C9|ENSG00000138109|transcript|ENST00000260682.6|protein_coding||c.-1766T&gt;C|||||1754|,C|upstream_gene_variant|MODIFIER|CYP2C9|ENSG00000138109|transcript|ENST00000461906.1|processed_transcript||n.-1741T&gt;C|||||1741|,C|downstream_gene_variant|MODIFIER|MTND4P20|ENSG00000233377|transcript|ENST00000424125.1|processed_pseudogene||n.*3336A&gt;G|||||3336|,C|intergenic_region|MODIFIER|RP11-400G3.3-CYP2C9|ENSG00000225354-ENSG00000138109|intergenic_region|ENSG00000225354-ENSG00000138109|||n.94936917T&gt;C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upstream_gene_variant': 2, 'downstream_gene_variant': 1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16117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37118" calcext:value-type="float">
            <text:p>94937118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promoter_activity"</text:p>
          </table:table-cell>
          <table:table-cell table:number-columns-repeated="4"/>
          <table:table-cell office:value-type="string" calcext:value-type="string">
            <text:p>rs9332096</text:p>
          </table:table-cell>
          <table:table-cell office:value-type="string" calcext:value-type="string">
            <text:p>T|upstream_gene_variant|MODIFIER|CYP2C9|ENSG00000138109|transcript|ENST00000260682.6|protein_coding||c.-1565C&gt;T|||||1553|,T|upstream_gene_variant|MODIFIER|CYP2C9|ENSG00000138109|transcript|ENST00000461906.1|processed_transcript||n.-1540C&gt;T|||||1540|,T|upstream_gene_variant|MODIFIER|CYP2C9|ENSG00000138109|transcript|ENST00000473496.1|processed_transcript||n.-4801C&gt;T|||||4801|,T|downstream_gene_variant|MODIFIER|MTND4P20|ENSG00000233377|transcript|ENST00000424125.1|processed_pseudogene||n.*3135G&gt;A|||||3135|,T|intergenic_region|MODIFIER|RP11-400G3.3-CYP2C9|ENSG00000225354-ENSG00000138109|intergenic_region|ENSG00000225354-ENSG00000138109|||n.94937118C&gt;T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upstream_gene_variant': 3, 'downstream_gene_variant': 1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16116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37495" calcext:value-type="float">
            <text:p>94937495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promoter_activity"</text:p>
          </table:table-cell>
          <table:table-cell table:number-columns-repeated="4"/>
          <table:table-cell office:value-type="string" calcext:value-type="string">
            <text:p>rs4918758</text:p>
          </table:table-cell>
          <table:table-cell office:value-type="string" calcext:value-type="string">
            <text:p>C|upstream_gene_variant|MODIFIER|CYP2C9|ENSG00000138109|transcript|ENST00000260682.6|protein_coding||c.-1188T&gt;C|||||1176|,C|upstream_gene_variant|MODIFIER|CYP2C9|ENSG00000138109|transcript|ENST00000461906.1|processed_transcript||n.-1163T&gt;C|||||1163|,C|upstream_gene_variant|MODIFIER|CYP2C9|ENSG00000138109|transcript|ENST00000473496.1|processed_transcript||n.-4424T&gt;C|||||4424|,C|downstream_gene_variant|MODIFIER|MTND4P20|ENSG00000233377|transcript|ENST00000424125.1|processed_pseudogene||n.*2758A&gt;G|||||2758|,C|intergenic_region|MODIFIER|RP11-400G3.3-CYP2C9|ENSG00000225354-ENSG00000138109|intergenic_region|ENSG00000225354-ENSG00000138109|||n.94937495T&gt;C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upstream_gene_variant': 3, 'downstream_gene_variant': 1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16118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38521" calcext:value-type="float">
            <text:p>94938521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promoter_activity"</text:p>
          </table:table-cell>
          <table:table-cell table:number-columns-repeated="4"/>
          <table:table-cell office:value-type="string" calcext:value-type="string">
            <text:p>rs1309328671</text:p>
          </table:table-cell>
          <table:table-cell office:value-type="string" calcext:value-type="string">
            <text:p>G|upstream_gene_variant|MODIFIER|CYP2C9|ENSG00000138109|transcript|ENST00000260682.6|protein_coding||c.-162A&gt;G|||||150|,G|upstream_gene_variant|MODIFIER|CYP2C9|ENSG00000138109|transcript|ENST00000461906.1|processed_transcript||n.-137A&gt;G|||||137|,G|upstream_gene_variant|MODIFIER|CYP2C9|ENSG00000138109|transcript|ENST00000473496.1|processed_transcript||n.-3398A&gt;G|||||3398|,G|downstream_gene_variant|MODIFIER|MTND4P20|ENSG00000233377|transcript|ENST00000424125.1|processed_pseudogene||n.*1732T&gt;C|||||1732|,G|intergenic_region|MODIFIER|RP11-400G3.3-CYP2C9|ENSG00000225354-ENSG00000138109|intergenic_region|ENSG00000225354-ENSG00000138109|||n.94938521A&gt;G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upstream_gene_variant': 3, 'downstream_gene_variant': 1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10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38683" calcext:value-type="float">
            <text:p>9493868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A&gt;G</text:p>
          </table:table-cell>
          <table:table-cell office:value-type="string" calcext:value-type="string">
            <text:p>"Altered_enzyme_activity"</text:p>
          </table:table-cell>
          <table:table-cell office:value-type="string" calcext:value-type="string">
            <text:p>(CYP2C9|ENSG00000138109|3|0.33)</text:p>
          </table:table-cell>
          <table:table-cell/>
          <table:table-cell office:value-type="string" calcext:value-type="string">
            <text:p>NP_000762.2:p.M1?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s114071557</text:p>
          </table:table-cell>
          <table:table-cell office:value-type="string" calcext:value-type="string">
            <text:p>G|start_lost|HIGH|CYP2C9|ENSG00000138109|transcript|ENST00000260682.6|protein_coding|1/9|c.1A&gt;G|p.Met1?|13/1847|1/1473|1/490||,G|upstream_gene_variant|MODIFIER|CYP2C9|ENSG00000138109|transcript|ENST00000473496.1|processed_transcript||n.-3236A&gt;G|||||3236|,G|downstream_gene_variant|MODIFIER|MTND4P20|ENSG00000233377|transcript|ENST00000424125.1|processed_pseudogene||n.*1570T&gt;C|||||1570|,G|non_coding_transcript_exon_variant|MODIFIER|CYP2C9|ENSG00000138109|transcript|ENST00000461906.1|processed_transcript|1/3|n.26A&gt;G||||||</text:p>
          </table:table-cell>
          <table:table-cell office:value-type="string" calcext:value-type="string">
            <text:p>{'HIGH': 1, 'MODIFIER': 3}</text:p>
          </table:table-cell>
          <table:table-cell office:value-type="string" calcext:value-type="string">
            <text:p>{'start_lost': 1, 'upstream_gene_variant': 1, 'down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5297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38771" calcext:value-type="float">
            <text:p>9493877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89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P30L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rs142240658</text:p>
          </table:table-cell>
          <table:table-cell office:value-type="string" calcext:value-type="string">
            <text:p>T|structural_interaction_variant|HIGH|CYP2C9|ENSG00000138109|interaction|1OG2:A_30-A_66:ENST00000260682|protein_coding|1/9|c.89C&gt;T||||||,T|structural_interaction_variant|HIGH|CYP2C9|ENSG00000138109|interaction|1OG5:A_30-A_66:ENST00000260682|protein_coding|1/9|c.89C&gt;T||||||,T|structural_interaction_variant|HIGH|CYP2C9|ENSG00000138109|interaction|1OG5:B_30-B_66:ENST00000260682|protein_coding|1/9|c.89C&gt;T||||||,T|structural_interaction_variant|HIGH|CYP2C9|ENSG00000138109|interaction|1R9O:A_30-A_66:ENST00000260682|protein_coding|1/9|c.89C&gt;T||||||,T|structural_interaction_variant|HIGH|CYP2C9|ENSG00000138109|interaction|4NZ2:A_30-A_66:ENST00000260682|protein_coding|1/9|c.89C&gt;T||||||,T|structural_interaction_variant|HIGH|CYP2C9|ENSG00000138109|interaction|4NZ2:B_30-B_66:ENST00000260682|protein_coding|1/9|c.89C&gt;T||||||,T|missense_variant|MODERATE|CYP2C9|ENSG00000138109|transcript|ENST00000260682.6|protein_coding|1/9|c.89C&gt;T|p.Pro30Leu|101/1847|89/1473|30/490||,T|upstream_gene_variant|MODIFIER|CYP2C9|ENSG00000138109|transcript|ENST00000473496.1|processed_transcript||n.-3148C&gt;T|||||3148|,T|downstream_gene_variant|MODIFIER|MTND4P20|ENSG00000233377|transcript|ENST00000424125.1|processed_pseudogene||n.*1482G&gt;A|||||1482|,T|non_coding_transcript_exon_variant|MODIFIER|CYP2C9|ENSG00000138109|transcript|ENST00000461906.1|processed_transcript|1/3|n.114C&gt;T||||||</text:p>
          </table:table-cell>
          <table:table-cell office:value-type="string" calcext:value-type="string">
            <text:p>{'HIGH': 6, 'MODERATE': 1, 'MODIFIER': 3}</text:p>
          </table:table-cell>
          <table:table-cell office:value-type="string" calcext:value-type="string">
            <text:p>{'structural_interaction_variant': 6, 'missense_variant': 1, 'upstream_gene_variant': 1, 'down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11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38828" calcext:value-type="float">
            <text:p>9493882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46A&gt;G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D49G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s564813580</text:p>
          </table:table-cell>
          <table:table-cell office:value-type="string" calcext:value-type="string">
            <text:p>G|missense_variant|MODERATE|CYP2C9|ENSG00000138109|transcript|ENST00000260682.6|protein_coding|1/9|c.146A&gt;G|p.Asp49Gly|158/1847|146/1473|49/490||,G|upstream_gene_variant|MODIFIER|CYP2C9|ENSG00000138109|transcript|ENST00000473496.1|processed_transcript||n.-3091A&gt;G|||||3091|,G|downstream_gene_variant|MODIFIER|MTND4P20|ENSG00000233377|transcript|ENST00000424125.1|processed_pseudogene||n.*1425T&gt;C|||||1425|,G|non_coding_transcript_exon_variant|MODIFIER|CYP2C9|ENSG00000138109|transcript|ENST00000461906.1|processed_transcript|1/3|n.171A&gt;G||||||</text:p>
          </table:table-cell>
          <table:table-cell office:value-type="string" calcext:value-type="string">
            <text:p>{'MODERATE': 1, 'MODIFIER': 3}</text:p>
          </table:table-cell>
          <table:table-cell office:value-type="string" calcext:value-type="string">
            <text:p>{'missense_variant': 1, 'upstream_gene_variant': 1, 'down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5973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1958" calcext:value-type="float">
            <text:p>9494195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269T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L90P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72558187</text:p>
          </table:table-cell>
          <table:table-cell office:value-type="string" calcext:value-type="string">
            <text:p>C|missense_variant|MODERATE|CYP2C9|ENSG00000138109|transcript|ENST00000260682.6|protein_coding|2/9|c.269T&gt;C|p.Leu90Pro|281/1847|269/1473|90/490||,C|upstream_gene_variant|MODIFIER|MTND4P20|ENSG00000233377|transcript|ENST00000424125.1|processed_pseudogene||n.-837A&gt;G|||||837|,C|non_coding_transcript_exon_variant|MODIFIER|CYP2C9|ENSG00000138109|transcript|ENST00000461906.1|processed_transcript|2/3|n.294T&gt;C||||||,C|non_coding_transcript_exon_variant|MODIFIER|CYP2C9|ENSG00000138109|transcript|ENST00000473496.1|processed_transcript|1/4|n.40T&gt;C||||||</text:p>
          </table:table-cell>
          <table:table-cell office:value-type="string" calcext:value-type="string">
            <text:p>{'MODERATE': 1, 'MODIFIER': 3}</text:p>
          </table:table-cell>
          <table:table-cell office:value-type="string" calcext:value-type="string">
            <text:p>{'missense_variant': 1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12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1976" calcext:value-type="float">
            <text:p>9494197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287G&gt;C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G96A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C|structural_interaction_variant|HIGH|CYP2C9|ENSG00000138109|interaction|1OG2:A_96-A_369:ENST00000260682|protein_coding|2/9|c.287G&gt;C||||||,C|structural_interaction_variant|HIGH|CYP2C9|ENSG00000138109|interaction|1OG2:B_96-B_369:ENST00000260682|protein_coding|2/9|c.287G&gt;C||||||,C|structural_interaction_variant|HIGH|CYP2C9|ENSG00000138109|interaction|1OG5:B_96-B_369:ENST00000260682|protein_coding|2/9|c.287G&gt;C||||||,C|structural_interaction_variant|HIGH|CYP2C9|ENSG00000138109|interaction|4NZ2:A_96-A_369:ENST00000260682|protein_coding|2/9|c.287G&gt;C||||||,C|structural_interaction_variant|HIGH|CYP2C9|ENSG00000138109|interaction|4NZ2:B_96-B_369:ENST00000260682|protein_coding|2/9|c.287G&gt;C||||||,C|missense_variant|MODERATE|CYP2C9|ENSG00000138109|transcript|ENST00000260682.6|protein_coding|2/9|c.287G&gt;C|p.Gly96Ala|299/1847|287/1473|96/490||,C|upstream_gene_variant|MODIFIER|MTND4P20|ENSG00000233377|transcript|ENST00000424125.1|processed_pseudogene||n.-855C&gt;G|||||855|,C|non_coding_transcript_exon_variant|MODIFIER|CYP2C9|ENSG00000138109|transcript|ENST00000461906.1|processed_transcript|2/3|n.312G&gt;C||||||,C|non_coding_transcript_exon_variant|MODIFIER|CYP2C9|ENSG00000138109|transcript|ENST00000473496.1|processed_transcript|1/4|n.58G&gt;C||||||</text:p>
          </table:table-cell>
          <table:table-cell office:value-type="string" calcext:value-type="string">
            <text:p>{'HIGH': 5, 'MODERATE': 1, 'MODIFIER': 3}</text:p>
          </table:table-cell>
          <table:table-cell office:value-type="string" calcext:value-type="string">
            <text:p>{'structural_interaction_variant': 5, 'missense_variant': 1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13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1982" calcext:value-type="float">
            <text:p>9494198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293G&gt;T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G98V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s762239445</text:p>
          </table:table-cell>
          <table:table-cell office:value-type="string" calcext:value-type="string">
            <text:p>T|structural_interaction_variant|HIGH|CYP2C9|ENSG00000138109|interaction|1OG2:B_98-B_367:ENST00000260682|protein_coding|2/9|c.293G&gt;T||||||,T|structural_interaction_variant|HIGH|CYP2C9|ENSG00000138109|interaction|1OG5:A_98-A_367:ENST00000260682|protein_coding|2/9|c.293G&gt;T||||||,T|structural_interaction_variant|HIGH|CYP2C9|ENSG00000138109|interaction|1OG5:B_98-B_367:ENST00000260682|protein_coding|2/9|c.293G&gt;T||||||,T|structural_interaction_variant|HIGH|CYP2C9|ENSG00000138109|interaction|1R9O:A_98-A_367:ENST00000260682|protein_coding|2/9|c.293G&gt;T||||||,T|structural_interaction_variant|HIGH|CYP2C9|ENSG00000138109|interaction|4NZ2:A_98-A_367:ENST00000260682|protein_coding|2/9|c.293G&gt;T||||||,T|structural_interaction_variant|HIGH|CYP2C9|ENSG00000138109|interaction|4NZ2:B_98-B_367:ENST00000260682|protein_coding|2/9|c.293G&gt;T||||||,T|missense_variant|MODERATE|CYP2C9|ENSG00000138109|transcript|ENST00000260682.6|protein_coding|2/9|c.293G&gt;T|p.Gly98Val|305/1847|293/1473|98/490||,T|upstream_gene_variant|MODIFIER|MTND4P20|ENSG00000233377|transcript|ENST00000424125.1|processed_pseudogene||n.-861C&gt;A|||||861|,T|non_coding_transcript_exon_variant|MODIFIER|CYP2C9|ENSG00000138109|transcript|ENST00000461906.1|processed_transcript|2/3|n.318G&gt;T||||||,T|non_coding_transcript_exon_variant|MODIFIER|CYP2C9|ENSG00000138109|transcript|ENST00000473496.1|processed_transcript|1/4|n.64G&gt;T||||||</text:p>
          </table:table-cell>
          <table:table-cell office:value-type="string" calcext:value-type="string">
            <text:p>{'HIGH': 6, 'MODERATE': 1, 'MODIFIER': 3}</text:p>
          </table:table-cell>
          <table:table-cell office:value-type="string" calcext:value-type="string">
            <text:p>{'structural_interaction_variant': 6, 'missense_variant': 1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14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2018" calcext:value-type="float">
            <text:p>9494201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329T&gt;C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F110S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C|missense_variant&amp;splice_region_variant|MODERATE|CYP2C9|ENSG00000138109|transcript|ENST00000260682.6|protein_coding|2/9|c.329T&gt;C|p.Phe110Ser|341/1847|329/1473|110/490||,C|splice_region_variant&amp;non_coding_transcript_exon_variant|LOW|CYP2C9|ENSG00000138109|transcript|ENST00000461906.1|processed_transcript|2/3|n.354T&gt;C||||||,C|splice_region_variant&amp;non_coding_transcript_exon_variant|LOW|CYP2C9|ENSG00000138109|transcript|ENST00000473496.1|processed_transcript|1/4|n.100T&gt;C||||||,C|upstream_gene_variant|MODIFIER|MTND4P20|ENSG00000233377|transcript|ENST00000424125.1|processed_pseudogene||n.-897A&gt;G|||||897|</text:p>
          </table:table-cell>
          <table:table-cell office:value-type="string" calcext:value-type="string">
            <text:p>{'MODERATE': 1, 'LOW': 2, 'MODIFIER': 1}</text:p>
          </table:table-cell>
          <table:table-cell office:value-type="string" calcext:value-type="string">
            <text:p>{'missense_variant&amp;splice_region_variant': 1, 'splice_region_variant&amp;non_coding_transcript_exon_variant': 2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26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2216" calcext:value-type="float">
            <text:p>9494221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356A&gt;G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K119R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G|missense_variant|MODERATE|CYP2C9|ENSG00000138109|transcript|ENST00000260682.6|protein_coding|3/9|c.356A&gt;G|p.Lys119Arg|368/1847|356/1473|119/490||,G|upstream_gene_variant|MODIFIER|MTND4P20|ENSG00000233377|transcript|ENST00000424125.1|processed_pseudogene||n.-1095T&gt;C|||||1095|,G|non_coding_transcript_exon_variant|MODIFIER|CYP2C9|ENSG00000138109|transcript|ENST00000461906.1|processed_transcript|3/3|n.381A&gt;G||||||,G|non_coding_transcript_exon_variant|MODIFIER|CYP2C9|ENSG00000138109|transcript|ENST00000473496.1|processed_transcript|2/4|n.127A&gt;G||||||</text:p>
          </table:table-cell>
          <table:table-cell office:value-type="string" calcext:value-type="string">
            <text:p>{'MODERATE': 1, 'MODIFIER': 3}</text:p>
          </table:table-cell>
          <table:table-cell office:value-type="string" calcext:value-type="string">
            <text:p>{'missense_variant': 1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16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2230" calcext:value-type="float">
            <text:p>9494223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370C&gt;T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R124W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rs767576260</text:p>
          </table:table-cell>
          <table:table-cell office:value-type="string" calcext:value-type="string">
            <text:p>T|structural_interaction_variant|HIGH|CYP2C9|ENSG00000138109|interaction|1OG2:A_124-A_434:ENST00000260682|protein_coding|3/9|c.370C&gt;T||||||,T|structural_interaction_variant|HIGH|CYP2C9|ENSG00000138109|interaction|1OG2:B_124-B_434:ENST00000260682|protein_coding|3/9|c.370C&gt;T||||||,T|structural_interaction_variant|HIGH|CYP2C9|ENSG00000138109|interaction|1OG5:A_124-A_434:ENST00000260682|protein_coding|3/9|c.370C&gt;T||||||,T|structural_interaction_variant|HIGH|CYP2C9|ENSG00000138109|interaction|1OG5:B_124-B_434:ENST00000260682|protein_coding|3/9|c.370C&gt;T||||||,T|structural_interaction_variant|HIGH|CYP2C9|ENSG00000138109|interaction|1R9O:A_124-A_434:ENST00000260682|protein_coding|3/9|c.370C&gt;T||||||,T|structural_interaction_variant|HIGH|CYP2C9|ENSG00000138109|interaction|4NZ2:A_124-A_434:ENST00000260682|protein_coding|3/9|c.370C&gt;T||||||,T|structural_interaction_variant|HIGH|CYP2C9|ENSG00000138109|interaction|4NZ2:B_124-B_434:ENST00000260682|protein_coding|3/9|c.370C&gt;T||||||,T|missense_variant|MODERATE|CYP2C9|ENSG00000138109|transcript|ENST00000260682.6|protein_coding|3/9|c.370C&gt;T|p.Arg124Trp|382/1847|370/1473|124/490||,T|upstream_gene_variant|MODIFIER|MTND4P20|ENSG00000233377|transcript|ENST00000424125.1|processed_pseudogene||n.-1109G&gt;A|||||1109|,T|non_coding_transcript_exon_variant|MODIFIER|CYP2C9|ENSG00000138109|transcript|ENST00000461906.1|processed_transcript|3/3|n.395C&gt;T||||||,T|non_coding_transcript_exon_variant|MODIFIER|CYP2C9|ENSG00000138109|transcript|ENST00000473496.1|processed_transcript|2/4|n.141C&gt;T||||||</text:p>
          </table:table-cell>
          <table:table-cell office:value-type="string" calcext:value-type="string">
            <text:p>{'HIGH': 7, 'MODERATE': 1, 'MODIFIER': 3}</text:p>
          </table:table-cell>
          <table:table-cell office:value-type="string" calcext:value-type="string">
            <text:p>{'structural_interaction_variant': 7, 'missense_variant': 1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15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2231" calcext:value-type="float">
            <text:p>9494223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371G&gt;A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R124Q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rs12414460</text:p>
          </table:table-cell>
          <table:table-cell office:value-type="string" calcext:value-type="string">
            <text:p>A|structural_interaction_variant|HIGH|CYP2C9|ENSG00000138109|interaction|1OG2:A_124-A_434:ENST00000260682|protein_coding|3/9|c.371G&gt;A||||||,A|structural_interaction_variant|HIGH|CYP2C9|ENSG00000138109|interaction|1OG2:B_124-B_434:ENST00000260682|protein_coding|3/9|c.371G&gt;A||||||,A|structural_interaction_variant|HIGH|CYP2C9|ENSG00000138109|interaction|1OG5:A_124-A_434:ENST00000260682|protein_coding|3/9|c.371G&gt;A||||||,A|structural_interaction_variant|HIGH|CYP2C9|ENSG00000138109|interaction|1OG5:B_124-B_434:ENST00000260682|protein_coding|3/9|c.371G&gt;A||||||,A|structural_interaction_variant|HIGH|CYP2C9|ENSG00000138109|interaction|1R9O:A_124-A_434:ENST00000260682|protein_coding|3/9|c.371G&gt;A||||||,A|structural_interaction_variant|HIGH|CYP2C9|ENSG00000138109|interaction|4NZ2:A_124-A_434:ENST00000260682|protein_coding|3/9|c.371G&gt;A||||||,A|structural_interaction_variant|HIGH|CYP2C9|ENSG00000138109|interaction|4NZ2:B_124-B_434:ENST00000260682|protein_coding|3/9|c.371G&gt;A||||||,A|missense_variant|MODERATE|CYP2C9|ENSG00000138109|transcript|ENST00000260682.6|protein_coding|3/9|c.371G&gt;A|p.Arg124Gln|383/1847|371/1473|124/490||,A|upstream_gene_variant|MODIFIER|MTND4P20|ENSG00000233377|transcript|ENST00000424125.1|processed_pseudogene||n.-1110C&gt;T|||||1110|,A|non_coding_transcript_exon_variant|MODIFIER|CYP2C9|ENSG00000138109|transcript|ENST00000461906.1|processed_transcript|3/3|n.396G&gt;A||||||,A|non_coding_transcript_exon_variant|MODIFIER|CYP2C9|ENSG00000138109|transcript|ENST00000473496.1|processed_transcript|2/4|n.142G&gt;A||||||</text:p>
          </table:table-cell>
          <table:table-cell office:value-type="string" calcext:value-type="string">
            <text:p>{'HIGH': 7, 'MODERATE': 1, 'MODIFIER': 3}</text:p>
          </table:table-cell>
          <table:table-cell office:value-type="string" calcext:value-type="string">
            <text:p>{'structural_interaction_variant': 7, 'missense_variant': 1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836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2234" calcext:value-type="float">
            <text:p>9494223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374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R125H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rs72558189</text:p>
          </table:table-cell>
          <table:table-cell office:value-type="string" calcext:value-type="string">
            <text:p>A|missense_variant|MODERATE|CYP2C9|ENSG00000138109|transcript|ENST00000260682.6|protein_coding|3/9|c.374G&gt;A|p.Arg125His|386/1847|374/1473|125/490||,A|upstream_gene_variant|MODIFIER|MTND4P20|ENSG00000233377|transcript|ENST00000424125.1|processed_pseudogene||n.-1113C&gt;T|||||1113|,A|non_coding_transcript_exon_variant|MODIFIER|CYP2C9|ENSG00000138109|transcript|ENST00000461906.1|processed_transcript|3/3|n.399G&gt;A||||||,A|non_coding_transcript_exon_variant|MODIFIER|CYP2C9|ENSG00000138109|transcript|ENST00000473496.1|processed_transcript|2/4|n.145G&gt;A||||||</text:p>
          </table:table-cell>
          <table:table-cell office:value-type="string" calcext:value-type="string">
            <text:p>{'MODERATE': 1, 'MODIFIER': 3}</text:p>
          </table:table-cell>
          <table:table-cell office:value-type="string" calcext:value-type="string">
            <text:p>{'missense_variant': 1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17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2249" calcext:value-type="float">
            <text:p>9494224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389C&gt;T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T130M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s200965026</text:p>
          </table:table-cell>
          <table:table-cell office:value-type="string" calcext:value-type="string">
            <text:p>T|missense_variant|MODERATE|CYP2C9|ENSG00000138109|transcript|ENST00000260682.6|protein_coding|3/9|c.389C&gt;T|p.Thr130Met|401/1847|389/1473|130/490||,T|upstream_gene_variant|MODIFIER|MTND4P20|ENSG00000233377|transcript|ENST00000424125.1|processed_pseudogene||n.-1128G&gt;A|||||1128|,T|non_coding_transcript_exon_variant|MODIFIER|CYP2C9|ENSG00000138109|transcript|ENST00000461906.1|processed_transcript|3/3|n.414C&gt;T||||||,T|non_coding_transcript_exon_variant|MODIFIER|CYP2C9|ENSG00000138109|transcript|ENST00000473496.1|processed_transcript|2/4|n.160C&gt;T||||||</text:p>
          </table:table-cell>
          <table:table-cell office:value-type="string" calcext:value-type="string">
            <text:p>{'MODERATE': 1, 'MODIFIER': 3}</text:p>
          </table:table-cell>
          <table:table-cell office:value-type="string" calcext:value-type="string">
            <text:p>{'missense_variant': 1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18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2254" calcext:value-type="float">
            <text:p>9494225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394C&gt;T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R132W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s199523631</text:p>
          </table:table-cell>
          <table:table-cell office:value-type="string" calcext:value-type="string">
            <text:p>T|missense_variant|MODERATE|CYP2C9|ENSG00000138109|transcript|ENST00000260682.6|protein_coding|3/9|c.394C&gt;T|p.Arg132Trp|406/1847|394/1473|132/490||,T|upstream_gene_variant|MODIFIER|MTND4P20|ENSG00000233377|transcript|ENST00000424125.1|processed_pseudogene||n.-1133G&gt;A|||||1133|,T|non_coding_transcript_exon_variant|MODIFIER|CYP2C9|ENSG00000138109|transcript|ENST00000461906.1|processed_transcript|3/3|n.419C&gt;T||||||,T|non_coding_transcript_exon_variant|MODIFIER|CYP2C9|ENSG00000138109|transcript|ENST00000473496.1|processed_transcript|2/4|n.165C&gt;T||||||</text:p>
          </table:table-cell>
          <table:table-cell office:value-type="string" calcext:value-type="string">
            <text:p>{'MODERATE': 1, 'MODIFIER': 3}</text:p>
          </table:table-cell>
          <table:table-cell office:value-type="string" calcext:value-type="string">
            <text:p>{'missense_variant': 1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94193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2290" calcext:value-type="float">
            <text:p>9494229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430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R144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s1799853</text:p>
          </table:table-cell>
          <table:table-cell office:value-type="string" calcext:value-type="string">
            <text:p>T|structural_interaction_variant|HIGH|CYP2C9|ENSG00000138109|interaction|1OG2:A_144-A_180:ENST00000260682|protein_coding|3/9|c.430C&gt;T||||||,T|structural_interaction_variant|HIGH|CYP2C9|ENSG00000138109|interaction|1OG2:A_144-A_261:ENST00000260682|protein_coding|3/9|c.430C&gt;T||||||,T|structural_interaction_variant|HIGH|CYP2C9|ENSG00000138109|interaction|1OG2:B_144-B_261:ENST00000260682|protein_coding|3/9|c.430C&gt;T||||||,T|structural_interaction_variant|HIGH|CYP2C9|ENSG00000138109|interaction|1OG5:B_144-B_180:ENST00000260682|protein_coding|3/9|c.430C&gt;T||||||,T|structural_interaction_variant|HIGH|CYP2C9|ENSG00000138109|interaction|4NZ2:A_144-A_180:ENST00000260682|protein_coding|3/9|c.430C&gt;T||||||,T|structural_interaction_variant|HIGH|CYP2C9|ENSG00000138109|interaction|4NZ2:B_144-B_180:ENST00000260682|protein_coding|3/9|c.430C&gt;T||||||,T|structural_interaction_variant|HIGH|CYP2C9|ENSG00000138109|interaction|4NZ2:B_144-B_261:ENST00000260682|protein_coding|3/9|c.430C&gt;T||||||,T|missense_variant|MODERATE|CYP2C9|ENSG00000138109|transcript|ENST00000260682.6|protein_coding|3/9|c.430C&gt;T|p.Arg144Cys|442/1847|430/1473|144/490||,T|upstream_gene_variant|MODIFIER|MTND4P20|ENSG00000233377|transcript|ENST00000424125.1|processed_pseudogene||n.-1169G&gt;A|||||1169|,T|non_coding_transcript_exon_variant|MODIFIER|CYP2C9|ENSG00000138109|transcript|ENST00000461906.1|processed_transcript|3/3|n.455C&gt;T||||||,T|non_coding_transcript_exon_variant|MODIFIER|CYP2C9|ENSG00000138109|transcript|ENST00000473496.1|processed_transcript|2/4|n.201C&gt;T||||||</text:p>
          </table:table-cell>
          <table:table-cell office:value-type="string" calcext:value-type="string">
            <text:p>{'HIGH': 7, 'MODERATE': 1, 'MODIFIER': 3}</text:p>
          </table:table-cell>
          <table:table-cell office:value-type="string" calcext:value-type="string">
            <text:p>{'structural_interaction_variant': 7, 'missense_variant': 1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19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2305" calcext:value-type="float">
            <text:p>9494230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445G&gt;A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A149T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rs754487195</text:p>
          </table:table-cell>
          <table:table-cell office:value-type="string" calcext:value-type="string">
            <text:p>A|missense_variant|MODERATE|CYP2C9|ENSG00000138109|transcript|ENST00000260682.6|protein_coding|3/9|c.445G&gt;A|p.Ala149Thr|457/1847|445/1473|149/490||,A|upstream_gene_variant|MODIFIER|MTND4P20|ENSG00000233377|transcript|ENST00000424125.1|processed_pseudogene||n.-1184C&gt;T|||||1184|,A|non_coding_transcript_exon_variant|MODIFIER|CYP2C9|ENSG00000138109|transcript|ENST00000461906.1|processed_transcript|3/3|n.470G&gt;A||||||,A|non_coding_transcript_exon_variant|MODIFIER|CYP2C9|ENSG00000138109|transcript|ENST00000473496.1|processed_transcript|2/4|n.216G&gt;A||||||</text:p>
          </table:table-cell>
          <table:table-cell office:value-type="string" calcext:value-type="string">
            <text:p>{'MODERATE': 1, 'MODIFIER': 3}</text:p>
          </table:table-cell>
          <table:table-cell office:value-type="string" calcext:value-type="string">
            <text:p>{'missense_variant': 1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839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7782" calcext:value-type="float">
            <text:p>9494778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485C&gt;A</text:p>
          </table:table-cell>
          <table:table-cell office:value-type="string" calcext:value-type="string">
            <text:p>"Poor_metaboliser"</text:p>
          </table:table-cell>
          <table:table-cell table:number-columns-repeated="2" office:value-type="string" calcext:value-type="string">
            <text:p>(CYP2C9|ENSG00000138109|3|0.33)</text:p>
          </table:table-cell>
          <table:table-cell office:value-type="string" calcext:value-type="string">
            <text:p>NP_000762.2:p.S162*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rs72558190</text:p>
          </table:table-cell>
          <table:table-cell office:value-type="string" calcext:value-type="string">
            <text:p>A|stop_gained|HIGH|CYP2C9|ENSG00000138109|transcript|ENST00000260682.6|protein_coding|4/9|c.485C&gt;A|p.Ser162*|497/1847|485/1473|162/490||,A|downstream_gene_variant|MODIFIER|CYP2C9|ENSG00000138109|transcript|ENST00000461906.1|processed_transcript||n.*4516C&gt;A|||||4516|,A|non_coding_transcript_exon_variant|MODIFIER|CYP2C9|ENSG00000138109|transcript|ENST00000473496.1|processed_transcript|3/4|n.256C&gt;A||||||</text:p>
          </table:table-cell>
          <table:table-cell office:value-type="string" calcext:value-type="string">
            <text:p>{'HIGH': 1, 'MODIFIER': 2}</text:p>
          </table:table-cell>
          <table:table-cell office:value-type="string" calcext:value-type="string">
            <text:p>{'stop_gained': 1, 'down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20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7785" calcext:value-type="float">
            <text:p>9494778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488C&gt;T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P163L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rs774550549</text:p>
          </table:table-cell>
          <table:table-cell office:value-type="string" calcext:value-type="string">
            <text:p>T|missense_variant|MODERATE|CYP2C9|ENSG00000138109|transcript|ENST00000260682.6|protein_coding|4/9|c.488C&gt;T|p.Pro163Leu|500/1847|488/1473|163/490||,T|downstream_gene_variant|MODIFIER|CYP2C9|ENSG00000138109|transcript|ENST00000461906.1|processed_transcript||n.*4519C&gt;T|||||4519|,T|non_coding_transcript_exon_variant|MODIFIER|CYP2C9|ENSG00000138109|transcript|ENST00000473496.1|processed_transcript|3/4|n.259C&gt;T||||||</text:p>
          </table:table-cell>
          <table:table-cell office:value-type="string" calcext:value-type="string">
            <text:p>{'MODERATE': 1, 'MODIFIER': 2}</text:p>
          </table:table-cell>
          <table:table-cell office:value-type="string" calcext:value-type="string">
            <text:p>{'missense_variant': 1, 'down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21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7917" calcext:value-type="float">
            <text:p>9494791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620T&gt;C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I207T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rs1326630788</text:p>
          </table:table-cell>
          <table:table-cell office:value-type="string" calcext:value-type="string">
            <text:p>C|missense_variant|MODERATE|CYP2C9|ENSG00000138109|transcript|ENST00000260682.6|protein_coding|4/9|c.620T&gt;C|p.Ile207Thr|632/1847|620/1473|207/490||,C|downstream_gene_variant|MODIFIER|CYP2C9|ENSG00000138109|transcript|ENST00000461906.1|processed_transcript||n.*4651T&gt;C|||||4651|,C|non_coding_transcript_exon_variant|MODIFIER|CYP2C9|ENSG00000138109|transcript|ENST00000473496.1|processed_transcript|3/4|n.391T&gt;C||||||</text:p>
          </table:table-cell>
          <table:table-cell office:value-type="string" calcext:value-type="string">
            <text:p>{'MODERATE': 1, 'MODIFIER': 2}</text:p>
          </table:table-cell>
          <table:table-cell office:value-type="string" calcext:value-type="string">
            <text:p>{'missense_variant': 1, 'down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28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9129" calcext:value-type="float">
            <text:p>9494912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664A&gt;G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I222V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G|missense_variant|MODERATE|CYP2C9|ENSG00000138109|transcript|ENST00000260682.6|protein_coding|5/9|c.664A&gt;G|p.Ile222Val|676/1847|664/1473|222/490||,G|sequence_feature|LOW|CYP2C9|ENSG00000138109|helix:combinatorial_evidence_used_in_manual_assertion|ENST00000260682|protein_coding|5/9|c.664A&gt;G||||||,G|non_coding_transcript_exon_variant|MODIFIER|CYP2C9|ENSG00000138109|transcript|ENST00000473496.1|processed_transcript|4/4|n.435A&gt;G||||||</text:p>
          </table:table-cell>
          <table:table-cell office:value-type="string" calcext:value-type="string">
            <text:p>{'MODERATE': 1, 'LOW': 1, 'MODIFIER': 1}</text:p>
          </table:table-cell>
          <table:table-cell office:value-type="string" calcext:value-type="string">
            <text:p>{'missense_variant': 1, 'sequence_feature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22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9144" calcext:value-type="float">
            <text:p>9494914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679C&gt;T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P227S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T|missense_variant|MODERATE|CYP2C9|ENSG00000138109|transcript|ENST00000260682.6|protein_coding|5/9|c.679C&gt;T|p.Pro227Ser|691/1847|679/1473|227/490||,T|non_coding_transcript_exon_variant|MODIFIER|CYP2C9|ENSG00000138109|transcript|ENST00000473496.1|processed_transcript|4/4|n.450C&gt;T||||||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014776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49281" calcext:value-type="float">
            <text:p>9494928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818delA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C9|ENSG00000138109|3|0.33)</text:p>
          </table:table-cell>
          <table:table-cell/>
          <table:table-cell office:value-type="string" calcext:value-type="string">
            <text:p>NP_000762.2:p.(Lys273Argfs*34)</text:p>
          </table:table-cell>
          <table:table-cell/>
          <table:table-cell office:value-type="string" calcext:value-type="string">
            <text:p>rs9332131</text:p>
          </table:table-cell>
          <table:table-cell office:value-type="string" calcext:value-type="string">
            <text:p>G|frameshift_variant&amp;splice_region_variant|HIGH|CYP2C9|ENSG00000138109|transcript|ENST00000260682.6|protein_coding|5/9|c.818delA|p.Lys273fs|830/1847|818/1473|273/490||INFO_REALIGN_3_PRIME,G|non_coding_transcript_exon_variant|MODIFIER|CYP2C9|ENSG00000138109|transcript|ENST00000473496.1|processed_transcript|4/4|n.589delA||||||INFO_REALIGN_3_PRIME</text:p>
          </table:table-cell>
          <table:table-cell office:value-type="string" calcext:value-type="string">
            <text:p>{'HIGH': 1, 'MODIFIER': 1}</text:p>
          </table:table-cell>
          <table:table-cell office:value-type="string" calcext:value-type="string">
            <text:p>{'frameshift_variant&amp;splice_regi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838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72179" calcext:value-type="float">
            <text:p>9497217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895A&gt;G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T299A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rs72558192</text:p>
          </table:table-cell>
          <table:table-cell office:value-type="string" calcext:value-type="string">
            <text:p>G|missense_variant|MODERATE|CYP2C9|ENSG00000138109|transcript|ENST00000260682.6|protein_coding|6/9|c.895A&gt;G|p.Thr299Ala|907/1847|895/1473|299/49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23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72233" calcext:value-type="float">
            <text:p>9497223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949C&gt;T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P317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s1237225311</text:p>
          </table:table-cell>
          <table:table-cell office:value-type="string" calcext:value-type="string">
            <text:p>T|missense_variant|MODERATE|CYP2C9|ENSG00000138109|transcript|ENST00000260682.6|protein_coding|6/9|c.949C&gt;T|p.Pro317Ser|961/1847|949/1473|317/490||,T|sequence_feature|LOW|CYP2C9|ENSG00000138109|helix:combinatorial_evidence_used_in_manual_assertion|ENST00000260682|protein_coding|6/9|c.949C&gt;T||||||</text:p>
          </table:table-cell>
          <table:table-cell office:value-type="string" calcext:value-type="string">
            <text:p>{'MODERATE': 1, 'LOW': 1}</text:p>
          </table:table-cell>
          <table:table-cell office:value-type="string" calcext:value-type="string">
            <text:p>{'missense_variant': 1, 'sequence_feature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3002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1201" calcext:value-type="float">
            <text:p>9498120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980T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I327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s57505750</text:p>
          </table:table-cell>
          <table:table-cell office:value-type="string" calcext:value-type="string">
            <text:p>C|missense_variant|MODERATE|CYP2C9|ENSG00000138109|transcript|ENST00000260682.6|protein_coding|7/9|c.980T&gt;C|p.Ile327Thr|992/1847|980/1473|327/49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6574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1224" calcext:value-type="float">
            <text:p>9498122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003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R335W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rs28371685</text:p>
          </table:table-cell>
          <table:table-cell office:value-type="string" calcext:value-type="string">
            <text:p>T|structural_interaction_variant|HIGH|CYP2C9|ENSG00000138109|interaction|1OG2:A_335-A_454:ENST00000260682|protein_coding|7/9|c.1003C&gt;T||||||,T|structural_interaction_variant|HIGH|CYP2C9|ENSG00000138109|interaction|1OG5:B_335-B_454:ENST00000260682|protein_coding|7/9|c.1003C&gt;T||||||,T|structural_interaction_variant|HIGH|CYP2C9|ENSG00000138109|interaction|1R9O:A_335-A_454:ENST00000260682|protein_coding|7/9|c.1003C&gt;T||||||,T|structural_interaction_variant|HIGH|CYP2C9|ENSG00000138109|interaction|4NZ2:A_335-A_454:ENST00000260682|protein_coding|7/9|c.1003C&gt;T||||||,T|structural_interaction_variant|HIGH|CYP2C9|ENSG00000138109|interaction|4NZ2:B_335-B_454:ENST00000260682|protein_coding|7/9|c.1003C&gt;T||||||,T|missense_variant|MODERATE|CYP2C9|ENSG00000138109|transcript|ENST00000260682.6|protein_coding|7/9|c.1003C&gt;T|p.Arg335Trp|1015/1847|1003/1473|335/490||</text:p>
          </table:table-cell>
          <table:table-cell office:value-type="string" calcext:value-type="string">
            <text:p>{'HIGH': 5, 'MODERATE': 1}</text:p>
          </table:table-cell>
          <table:table-cell office:value-type="string" calcext:value-type="string">
            <text:p>{'structural_interaction_variant': 5, 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5864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1225" calcext:value-type="float">
            <text:p>9498122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004G&gt;A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R335Q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rs367826293</text:p>
          </table:table-cell>
          <table:table-cell office:value-type="string" calcext:value-type="string">
            <text:p>A|structural_interaction_variant|HIGH|CYP2C9|ENSG00000138109|interaction|1OG2:A_335-A_454:ENST00000260682|protein_coding|7/9|c.1004G&gt;A||||||,A|structural_interaction_variant|HIGH|CYP2C9|ENSG00000138109|interaction|1OG5:B_335-B_454:ENST00000260682|protein_coding|7/9|c.1004G&gt;A||||||,A|structural_interaction_variant|HIGH|CYP2C9|ENSG00000138109|interaction|1R9O:A_335-A_454:ENST00000260682|protein_coding|7/9|c.1004G&gt;A||||||,A|structural_interaction_variant|HIGH|CYP2C9|ENSG00000138109|interaction|4NZ2:A_335-A_454:ENST00000260682|protein_coding|7/9|c.1004G&gt;A||||||,A|structural_interaction_variant|HIGH|CYP2C9|ENSG00000138109|interaction|4NZ2:B_335-B_454:ENST00000260682|protein_coding|7/9|c.1004G&gt;A||||||,A|missense_variant|MODERATE|CYP2C9|ENSG00000138109|transcript|ENST00000260682.6|protein_coding|7/9|c.1004G&gt;A|p.Arg335Gln|1016/1847|1004/1473|335/490||</text:p>
          </table:table-cell>
          <table:table-cell office:value-type="string" calcext:value-type="string">
            <text:p>{'HIGH': 5, 'MODERATE': 1}</text:p>
          </table:table-cell>
          <table:table-cell office:value-type="string" calcext:value-type="string">
            <text:p>{'structural_interaction_variant': 5, 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24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1250" calcext:value-type="float">
            <text:p>9498125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029C&gt;A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S343R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s750820937</text:p>
          </table:table-cell>
          <table:table-cell office:value-type="string" calcext:value-type="string">
            <text:p>A|missense_variant|MODERATE|CYP2C9|ENSG00000138109|transcript|ENST00000260682.6|protein_coding|7/9|c.1029C&gt;A|p.Ser343Arg|1041/1847|1029/1473|343/49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4766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1281" calcext:value-type="float">
            <text:p>9498128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060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E354K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rs749060448</text:p>
          </table:table-cell>
          <table:table-cell office:value-type="string" calcext:value-type="string">
            <text:p>A|structural_interaction_variant|HIGH|CYP2C9|ENSG00000138109|interaction|1OG2:A_354-A_408:ENST00000260682|protein_coding|7/9|c.1060G&gt;A||||||,A|structural_interaction_variant|HIGH|CYP2C9|ENSG00000138109|interaction|1OG5:A_354-A_408:ENST00000260682|protein_coding|7/9|c.1060G&gt;A||||||,A|structural_interaction_variant|HIGH|CYP2C9|ENSG00000138109|interaction|1OG5:B_354-B_408:ENST00000260682|protein_coding|7/9|c.1060G&gt;A||||||,A|structural_interaction_variant|HIGH|CYP2C9|ENSG00000138109|interaction|1R9O:A_354-A_408:ENST00000260682|protein_coding|7/9|c.1060G&gt;A||||||,A|structural_interaction_variant|HIGH|CYP2C9|ENSG00000138109|interaction|1R9O:A_354-A_411:ENST00000260682|protein_coding|7/9|c.1060G&gt;A||||||,A|structural_interaction_variant|HIGH|CYP2C9|ENSG00000138109|interaction|4NZ2:A_354-A_408:ENST00000260682|protein_coding|7/9|c.1060G&gt;A||||||,A|structural_interaction_variant|HIGH|CYP2C9|ENSG00000138109|interaction|4NZ2:B_354-B_408:ENST00000260682|protein_coding|7/9|c.1060G&gt;A||||||,A|structural_interaction_variant|HIGH|CYP2C9|ENSG00000138109|interaction|4NZ2:B_354-B_411:ENST00000260682|protein_coding|7/9|c.1060G&gt;A||||||,A|missense_variant|MODERATE|CYP2C9|ENSG00000138109|transcript|ENST00000260682.6|protein_coding|7/9|c.1060G&gt;A|p.Glu354Lys|1072/1847|1060/1473|354/490||</text:p>
          </table:table-cell>
          <table:table-cell office:value-type="string" calcext:value-type="string">
            <text:p>{'HIGH': 8, 'MODERATE': 1}</text:p>
          </table:table-cell>
          <table:table-cell office:value-type="string" calcext:value-type="string">
            <text:p>{'structural_interaction_variant': 8, 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60481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1296" calcext:value-type="float">
            <text:p>94981296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NM_000771.3:c.1075A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I359L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s1057910</text:p>
          </table:table-cell>
          <table:table-cell office:value-type="string" calcext:value-type="string">
            <text:p>C|structural_interaction_variant|HIGH|CYP2C9|ENSG00000138109|interaction|4NZ2:B_359-B_478:ENST00000260682|protein_coding|7/9|c.1075A&gt;C||||||,C|missense_variant|MODERATE|CYP2C9|ENSG00000138109|transcript|ENST00000260682.6|protein_coding|7/9|c.1075A&gt;C|p.Ile359Leu|1087/1847|1075/1473|359/490||</text:p>
          </table:table-cell>
          <table:table-cell office:value-type="string" calcext:value-type="string">
            <text:p>{'HIGH': 1, 'MODERATE': 1}</text:p>
          </table:table-cell>
          <table:table-cell office:value-type="string" calcext:value-type="string">
            <text:p>{'structural_interaction_variant': 1, 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05482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1297" calcext:value-type="float">
            <text:p>9498129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076T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I359T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rs56165452</text:p>
          </table:table-cell>
          <table:table-cell office:value-type="string" calcext:value-type="string">
            <text:p>C|structural_interaction_variant|HIGH|CYP2C9|ENSG00000138109|interaction|4NZ2:B_359-B_478:ENST00000260682|protein_coding|7/9|c.1076T&gt;C||||||,C|missense_variant|MODERATE|CYP2C9|ENSG00000138109|transcript|ENST00000260682.6|protein_coding|7/9|c.1076T&gt;C|p.Ile359Thr|1088/1847|1076/1473|359/490||</text:p>
          </table:table-cell>
          <table:table-cell office:value-type="string" calcext:value-type="string">
            <text:p>{'HIGH': 1, 'MODERATE': 1}</text:p>
          </table:table-cell>
          <table:table-cell office:value-type="string" calcext:value-type="string">
            <text:p>{'structural_interaction_variant': 1, 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0527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1299" calcext:value-type="float">
            <text:p>9498129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078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D360N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rs774992703</text:p>
          </table:table-cell>
          <table:table-cell office:value-type="string" calcext:value-type="string">
            <text:p>A|structural_interaction_variant|HIGH|CYP2C9|ENSG00000138109|interaction|1OG2:A_360-A_392:ENST00000260682|protein_coding|7/9|c.1078G&gt;A||||||,A|structural_interaction_variant|HIGH|CYP2C9|ENSG00000138109|interaction|1OG2:B_360-B_392:ENST00000260682|protein_coding|7/9|c.1078G&gt;A||||||,A|structural_interaction_variant|HIGH|CYP2C9|ENSG00000138109|interaction|1OG5:A_360-A_392:ENST00000260682|protein_coding|7/9|c.1078G&gt;A||||||,A|structural_interaction_variant|HIGH|CYP2C9|ENSG00000138109|interaction|1OG5:B_360-B_392:ENST00000260682|protein_coding|7/9|c.1078G&gt;A||||||,A|structural_interaction_variant|HIGH|CYP2C9|ENSG00000138109|interaction|1R9O:A_360-A_392:ENST00000260682|protein_coding|7/9|c.1078G&gt;A||||||,A|structural_interaction_variant|HIGH|CYP2C9|ENSG00000138109|interaction|1R9O:A_360-A_478:ENST00000260682|protein_coding|7/9|c.1078G&gt;A||||||,A|structural_interaction_variant|HIGH|CYP2C9|ENSG00000138109|interaction|4NZ2:A_360-A_392:ENST00000260682|protein_coding|7/9|c.1078G&gt;A||||||,A|structural_interaction_variant|HIGH|CYP2C9|ENSG00000138109|interaction|4NZ2:A_360-A_478:ENST00000260682|protein_coding|7/9|c.1078G&gt;A||||||,A|structural_interaction_variant|HIGH|CYP2C9|ENSG00000138109|interaction|4NZ2:B_360-B_392:ENST00000260682|protein_coding|7/9|c.1078G&gt;A||||||,A|structural_interaction_variant|HIGH|CYP2C9|ENSG00000138109|interaction|4NZ2:B_360-B_478:ENST00000260682|protein_coding|7/9|c.1078G&gt;A||||||,A|missense_variant|MODERATE|CYP2C9|ENSG00000138109|transcript|ENST00000260682.6|protein_coding|7/9|c.1078G&gt;A|p.Asp360Asn|1090/1847|1078/1473|360/490||</text:p>
          </table:table-cell>
          <table:table-cell office:value-type="string" calcext:value-type="string">
            <text:p>{'HIGH': 10, 'MODERATE': 1}</text:p>
          </table:table-cell>
          <table:table-cell office:value-type="string" calcext:value-type="string">
            <text:p>{'structural_interaction_variant': 10, 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4176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1301" calcext:value-type="float">
            <text:p>9498130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080C&gt;G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D360E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s28371686</text:p>
          </table:table-cell>
          <table:table-cell office:value-type="string" calcext:value-type="string">
            <text:p>G|structural_interaction_variant|HIGH|CYP2C9|ENSG00000138109|interaction|1OG2:A_360-A_392:ENST00000260682|protein_coding|7/9|c.1080C&gt;G||||||,G|structural_interaction_variant|HIGH|CYP2C9|ENSG00000138109|interaction|1OG2:B_360-B_392:ENST00000260682|protein_coding|7/9|c.1080C&gt;G||||||,G|structural_interaction_variant|HIGH|CYP2C9|ENSG00000138109|interaction|1OG5:A_360-A_392:ENST00000260682|protein_coding|7/9|c.1080C&gt;G||||||,G|structural_interaction_variant|HIGH|CYP2C9|ENSG00000138109|interaction|1OG5:B_360-B_392:ENST00000260682|protein_coding|7/9|c.1080C&gt;G||||||,G|structural_interaction_variant|HIGH|CYP2C9|ENSG00000138109|interaction|1R9O:A_360-A_392:ENST00000260682|protein_coding|7/9|c.1080C&gt;G||||||,G|structural_interaction_variant|HIGH|CYP2C9|ENSG00000138109|interaction|1R9O:A_360-A_478:ENST00000260682|protein_coding|7/9|c.1080C&gt;G||||||,G|structural_interaction_variant|HIGH|CYP2C9|ENSG00000138109|interaction|4NZ2:A_360-A_392:ENST00000260682|protein_coding|7/9|c.1080C&gt;G||||||,G|structural_interaction_variant|HIGH|CYP2C9|ENSG00000138109|interaction|4NZ2:A_360-A_478:ENST00000260682|protein_coding|7/9|c.1080C&gt;G||||||,G|structural_interaction_variant|HIGH|CYP2C9|ENSG00000138109|interaction|4NZ2:B_360-B_392:ENST00000260682|protein_coding|7/9|c.1080C&gt;G||||||,G|structural_interaction_variant|HIGH|CYP2C9|ENSG00000138109|interaction|4NZ2:B_360-B_478:ENST00000260682|protein_coding|7/9|c.1080C&gt;G||||||,G|missense_variant|MODERATE|CYP2C9|ENSG00000138109|transcript|ENST00000260682.6|protein_coding|7/9|c.1080C&gt;G|p.Asp360Glu|1092/1847|1080/1473|360/490||</text:p>
          </table:table-cell>
          <table:table-cell office:value-type="string" calcext:value-type="string">
            <text:p>{'HIGH': 10, 'MODERATE': 1}</text:p>
          </table:table-cell>
          <table:table-cell office:value-type="string" calcext:value-type="string">
            <text:p>{'structural_interaction_variant': 10, 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25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1302" calcext:value-type="float">
            <text:p>9498130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081C&gt;A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L361I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A|structural_interaction_variant|HIGH|CYP2C9|ENSG00000138109|interaction|1OG5:A_361-A_478:ENST00000260682|protein_coding|7/9|c.1081C&gt;A||||||,A|structural_interaction_variant|HIGH|CYP2C9|ENSG00000138109|interaction|1OG5:B_361-B_478:ENST00000260682|protein_coding|7/9|c.1081C&gt;A||||||,A|structural_interaction_variant|HIGH|CYP2C9|ENSG00000138109|interaction|1R9O:A_361-A_478:ENST00000260682|protein_coding|7/9|c.1081C&gt;A||||||,A|structural_interaction_variant|HIGH|CYP2C9|ENSG00000138109|interaction|4NZ2:A_361-A_478:ENST00000260682|protein_coding|7/9|c.1081C&gt;A||||||,A|missense_variant|MODERATE|CYP2C9|ENSG00000138109|transcript|ENST00000260682.6|protein_coding|7/9|c.1081C&gt;A|p.Leu361Ile|1093/1847|1081/1473|361/490||</text:p>
          </table:table-cell>
          <table:table-cell office:value-type="string" calcext:value-type="string">
            <text:p>{'HIGH': 4, 'MODERATE': 1}</text:p>
          </table:table-cell>
          <table:table-cell office:value-type="string" calcext:value-type="string">
            <text:p>{'structural_interaction_variant': 4, 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2027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6042" calcext:value-type="float">
            <text:p>9498604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159A&gt;G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I387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764211126</text:p>
          </table:table-cell>
          <table:table-cell office:value-type="string" calcext:value-type="string">
            <text:p>G|missense_variant|MODERATE|CYP2C9|ENSG00000138109|transcript|ENST00000260682.6|protein_coding|8/9|c.1159A&gt;G|p.Ile387Val|1171/1847|1159/1473|387/49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837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6073" calcext:value-type="float">
            <text:p>9498607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190A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D397A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rs72558193</text:p>
          </table:table-cell>
          <table:table-cell office:value-type="string" calcext:value-type="string">
            <text:p>C|missense_variant|MODERATE|CYP2C9|ENSG00000138109|transcript|ENST00000260682.6|protein_coding|8/9|c.1190A&gt;C|p.Asp397Ala|1202/1847|1190/1473|397/49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55570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8917" calcext:value-type="float">
            <text:p>9498891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362G&gt;C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62.2:p.Q454H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rs769942899</text:p>
          </table:table-cell>
          <table:table-cell office:value-type="string" calcext:value-type="string">
            <text:p>C|structural_interaction_variant|HIGH|CYP2C9|ENSG00000138109|interaction|1OG2:A_335-A_454:ENST00000260682|protein_coding|9/9|c.1362G&gt;C||||||,C|structural_interaction_variant|HIGH|CYP2C9|ENSG00000138109|interaction|1OG5:B_335-B_454:ENST00000260682|protein_coding|9/9|c.1362G&gt;C||||||,C|structural_interaction_variant|HIGH|CYP2C9|ENSG00000138109|interaction|1R9O:A_332-A_454:ENST00000260682|protein_coding|9/9|c.1362G&gt;C||||||,C|structural_interaction_variant|HIGH|CYP2C9|ENSG00000138109|interaction|1R9O:A_335-A_454:ENST00000260682|protein_coding|9/9|c.1362G&gt;C||||||,C|structural_interaction_variant|HIGH|CYP2C9|ENSG00000138109|interaction|4NZ2:A_332-A_454:ENST00000260682|protein_coding|9/9|c.1362G&gt;C||||||,C|structural_interaction_variant|HIGH|CYP2C9|ENSG00000138109|interaction|4NZ2:A_335-A_454:ENST00000260682|protein_coding|9/9|c.1362G&gt;C||||||,C|structural_interaction_variant|HIGH|CYP2C9|ENSG00000138109|interaction|4NZ2:B_332-B_454:ENST00000260682|protein_coding|9/9|c.1362G&gt;C||||||,C|structural_interaction_variant|HIGH|CYP2C9|ENSG00000138109|interaction|4NZ2:B_335-B_454:ENST00000260682|protein_coding|9/9|c.1362G&gt;C||||||,C|missense_variant|MODERATE|CYP2C9|ENSG00000138109|transcript|ENST00000260682.6|protein_coding|9/9|c.1362G&gt;C|p.Gln454His|1374/1847|1362/1473|454/490||</text:p>
          </table:table-cell>
          <table:table-cell office:value-type="string" calcext:value-type="string">
            <text:p>{'HIGH': 8, 'MODERATE': 1}</text:p>
          </table:table-cell>
          <table:table-cell office:value-type="string" calcext:value-type="string">
            <text:p>{'structural_interaction_variant': 8, 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6138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9020" calcext:value-type="float">
            <text:p>94989020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NM_000771.3:c.1465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P489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s9332239</text:p>
          </table:table-cell>
          <table:table-cell office:value-type="string" calcext:value-type="string">
            <text:p>T|missense_variant|MODERATE|CYP2C9|ENSG00000138109|transcript|ENST00000260682.6|protein_coding|9/9|c.1465C&gt;T|p.Pro489Ser|1477/1847|1465/1473|489/49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3003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94989023" calcext:value-type="float">
            <text:p>9498902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1.3:c.1468G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62.2:p.V490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868182778</text:p>
          </table:table-cell>
          <table:table-cell office:value-type="string" calcext:value-type="string">
            <text:p>T|missense_variant|MODERATE|CYP2C9|ENSG00000138109|transcript|ENST00000260682.6|protein_coding|9/9|c.1468G&gt;T|p.Val490Phe|1480/1847|1468/1473|490/49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4702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5038978" calcext:value-type="float">
            <text:p>9503897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0.3:c.1210C&gt;G</text:p>
          </table:table-cell>
          <table:table-cell office:value-type="string" calcext:value-type="string">
            <text:p>"Reduced_expression"</text:p>
          </table:table-cell>
          <table:table-cell table:number-columns-repeated="2"/>
          <table:table-cell office:value-type="string" calcext:value-type="string">
            <text:p>NP_000761.3:p.P404A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rs66501115</text:p>
          </table:table-cell>
          <table:table-cell office:value-type="string" calcext:value-type="string">
            <text:p>C|structural_interaction_variant|HIGH|CYP2C8|ENSG00000138115|interaction|1PQ2:A_357-A_404:ENST00000371270|protein_coding|8/9|c.1210C&gt;G||||||,C|structural_interaction_variant|HIGH|CYP2C8|ENSG00000138115|interaction|2NNH:B_357-B_404:ENST00000371270|protein_coding|8/9|c.1210C&gt;G||||||,C|structural_interaction_variant|HIGH|CYP2C8|ENSG00000138115|interaction|2NNI:A_357-A_404:ENST00000371270|protein_coding|8/9|c.1210C&gt;G||||||,C|structural_interaction_variant|HIGH|CYP2C8|ENSG00000138115|interaction|2VN0:A_357-A_404:ENST00000371270|protein_coding|8/9|c.1210C&gt;G||||||,C|missense_variant|MODERATE|CYP2C8|ENSG00000138115|transcript|ENST00000371270.5|protein_coding|8/9|c.1210C&gt;G|p.Pro404Ala|1305/1923|1210/1473|404/490||,C|missense_variant|MODERATE|CYP2C8|ENSG00000138115|transcript|ENST00000535898.5|protein_coding|7/8|c.904C&gt;G|p.Pro302Ala|1180/1799|904/1167|302/388||,C|missense_variant|MODERATE|CYP2C8|ENSG00000138115|transcript|ENST00000623108.3|protein_coding|8/9|c.1000C&gt;G|p.Pro334Ala|1343/1962|1000/1263|334/420||,C|missense_variant|MODERATE|CYP2C8|ENSG00000138115|transcript|ENST00000539050.5|protein_coding|9/10|c.1000C&gt;G|p.Pro334Ala|1405/2024|1000/1263|334/420||,C|3_prime_UTR_variant|MODIFIER|CYP2C8|ENSG00000138115|transcript|ENST00000527420.5|nonsense_mediated_decay|9/10|c.*67C&gt;G|||||1950|,C|3_prime_UTR_variant|MODIFIER|CYP2C8|ENSG00000138115|transcript|ENST00000490994.6|nonsense_mediated_decay|8/9|c.*996C&gt;G|||||28668|,C|3_prime_UTR_variant|MODIFIER|CYP2C8|ENSG00000138115|transcript|ENST00000525991.5|nonsense_mediated_decay|7/8|c.*785C&gt;G|||||28286|,C|downstream_gene_variant|MODIFIER|CYP2C8|ENSG00000138115|transcript|ENST00000628935.1|protein_coding||c.*1950C&gt;G|||||1950|,C|non_coding_transcript_exon_variant|MODIFIER|CYP2C8|ENSG00000138115|transcript|ENST00000533320.5|retained_intron|7/8|n.1444C&gt;G||||||,C|non_coding_transcript_exon_variant|MODIFIER|CYP2C8|ENSG00000138115|transcript|ENST00000531714.1|retained_intron|1/2|n.398C&gt;G||||||,C|non_coding_transcript_exon_variant|MODIFIER|CYP2C8|ENSG00000138115|transcript|ENST00000479946.2|retained_intron|8/8|n.1553C&gt;G||||||,C|non_coding_transcript_exon_variant|MODIFIER|CYP2C8|ENSG00000138115|transcript|ENST00000526814.5|retained_intron|7/8|n.1465C&gt;G||||||,C|non_coding_transcript_exon_variant|MODIFIER|CYP2C8|ENSG00000138115|transcript|ENST00000527953.5|retained_intron|8/9|n.1504C&gt;G||||||</text:p>
          </table:table-cell>
          <table:table-cell office:value-type="string" calcext:value-type="string">
            <text:p>{'HIGH': 4, 'MODERATE': 4, 'MODIFIER': 9}</text:p>
          </table:table-cell>
          <table:table-cell office:value-type="string" calcext:value-type="string">
            <text:p>{'structural_interaction_variant': 4, 'missense_variant': 4, '3_prime_UTR_variant': 3, 'downstream_gene_variant': 1, 'non_coding_transcript_exon_variant': 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4701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5038992" calcext:value-type="float">
            <text:p>9503899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0.3:c.1196A&gt;G</text:p>
          </table:table-cell>
          <table:table-cell office:value-type="string" calcext:value-type="string">
            <text:p>"Poor_paclitaxel_metabolism"</text:p>
          </table:table-cell>
          <table:table-cell table:number-columns-repeated="2"/>
          <table:table-cell office:value-type="string" calcext:value-type="string">
            <text:p>NP_000761.3:p.K399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0509681</text:p>
          </table:table-cell>
          <table:table-cell office:value-type="string" calcext:value-type="string">
            <text:p>C|missense_variant|MODERATE|CYP2C8|ENSG00000138115|transcript|ENST00000371270.5|protein_coding|8/9|c.1196A&gt;G|p.Lys399Arg|1291/1923|1196/1473|399/490||,C|missense_variant|MODERATE|CYP2C8|ENSG00000138115|transcript|ENST00000535898.5|protein_coding|7/8|c.890A&gt;G|p.Lys297Arg|1166/1799|890/1167|297/388||,C|missense_variant|MODERATE|CYP2C8|ENSG00000138115|transcript|ENST00000623108.3|protein_coding|8/9|c.986A&gt;G|p.Lys329Arg|1329/1962|986/1263|329/420||,C|missense_variant|MODERATE|CYP2C8|ENSG00000138115|transcript|ENST00000539050.5|protein_coding|9/10|c.986A&gt;G|p.Lys329Arg|1391/2024|986/1263|329/420||,C|3_prime_UTR_variant|MODIFIER|CYP2C8|ENSG00000138115|transcript|ENST00000527420.5|nonsense_mediated_decay|9/10|c.*53A&gt;G|||||1936|,C|3_prime_UTR_variant|MODIFIER|CYP2C8|ENSG00000138115|transcript|ENST00000490994.6|nonsense_mediated_decay|8/9|c.*982A&gt;G|||||28654|,C|3_prime_UTR_variant|MODIFIER|CYP2C8|ENSG00000138115|transcript|ENST00000525991.5|nonsense_mediated_decay|7/8|c.*771A&gt;G|||||28272|,C|downstream_gene_variant|MODIFIER|CYP2C8|ENSG00000138115|transcript|ENST00000628935.1|protein_coding||c.*1936A&gt;G|||||1936|,C|non_coding_transcript_exon_variant|MODIFIER|CYP2C8|ENSG00000138115|transcript|ENST00000533320.5|retained_intron|7/8|n.1430A&gt;G||||||,C|non_coding_transcript_exon_variant|MODIFIER|CYP2C8|ENSG00000138115|transcript|ENST00000531714.1|retained_intron|1/2|n.384A&gt;G||||||,C|non_coding_transcript_exon_variant|MODIFIER|CYP2C8|ENSG00000138115|transcript|ENST00000479946.2|retained_intron|8/8|n.1539A&gt;G||||||,C|non_coding_transcript_exon_variant|MODIFIER|CYP2C8|ENSG00000138115|transcript|ENST00000526814.5|retained_intron|7/8|n.1451A&gt;G||||||,C|non_coding_transcript_exon_variant|MODIFIER|CYP2C8|ENSG00000138115|transcript|ENST00000527953.5|retained_intron|8/9|n.1490A&gt;G||||||</text:p>
          </table:table-cell>
          <table:table-cell office:value-type="string" calcext:value-type="string">
            <text:p>{'MODERATE': 4, 'MODIFIER': 9}</text:p>
          </table:table-cell>
          <table:table-cell office:value-type="string" calcext:value-type="string">
            <text:p>{'missense_variant': 4, '3_prime_UTR_variant': 3, 'downstream_gene_variant': 1, 'non_coding_transcript_exon_variant': 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15008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5045951" calcext:value-type="float">
            <text:p>9504595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0.3:c.820G&gt;T</text:p>
          </table:table-cell>
          <table:table-cell office:value-type="string" calcext:value-type="string">
            <text:p>"Poor_metaboliser"</text:p>
          </table:table-cell>
          <table:table-cell table:number-columns-repeated="2" office:value-type="string" calcext:value-type="string">
            <text:p>(CYP2C8|ENSG00000138115|13|0.46)</text:p>
          </table:table-cell>
          <table:table-cell office:value-type="string" calcext:value-type="string">
            <text:p>NP_000761.3:p.E274*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rs78637571</text:p>
          </table:table-cell>
          <table:table-cell office:value-type="string" calcext:value-type="string">
            <text:p>A|stop_gained&amp;splice_region_variant|HIGH|CYP2C8|ENSG00000138115|transcript|ENST00000371270.5|protein_coding|6/9|c.820G&gt;T|p.Glu274*|915/1923|820/1473|274/490||,A|stop_gained&amp;splice_region_variant|HIGH|CYP2C8|ENSG00000138115|transcript|ENST00000535898.5|protein_coding|5/8|c.514G&gt;T|p.Glu172*|790/1799|514/1167|172/388||,A|stop_gained&amp;splice_region_variant|HIGH|CYP2C8|ENSG00000138115|transcript|ENST00000623108.3|protein_coding|6/9|c.610G&gt;T|p.Glu204*|953/1962|610/1263|204/420||,A|stop_gained&amp;splice_region_variant|HIGH|CYP2C8|ENSG00000138115|transcript|ENST00000527420.5|nonsense_mediated_decay|6/10|c.820G&gt;T|p.Glu274*|821/1868|820/1182|274/393||,A|stop_gained&amp;splice_region_variant|HIGH|CYP2C8|ENSG00000138115|transcript|ENST00000539050.5|protein_coding|7/10|c.610G&gt;T|p.Glu204*|1015/2024|610/1263|204/420||,A|stop_gained&amp;splice_region_variant|HIGH|CYP2C8|ENSG00000138115|transcript|ENST00000628935.1|protein_coding|4/6|c.562G&gt;T|p.Glu188*|562/924|562/924|188/307||,A|splice_region_variant|LOW|CYP2C8|ENSG00000138115|transcript|ENST00000490994.6|nonsense_mediated_decay|6/9|c.*606G&gt;T||||||,A|splice_region_variant&amp;non_coding_transcript_exon_variant|LOW|CYP2C8|ENSG00000138115|transcript|ENST00000533320.5|retained_intron|5/8|n.1054G&gt;T||||||,A|splice_region_variant|LOW|CYP2C8|ENSG00000138115|transcript|ENST00000525991.5|nonsense_mediated_decay|5/8|c.*395G&gt;T||||||,A|splice_region_variant&amp;non_coding_transcript_exon_variant|LOW|CYP2C8|ENSG00000138115|transcript|ENST00000479946.2|retained_intron|5/8|n.1124G&gt;T||||||,A|splice_region_variant&amp;non_coding_transcript_exon_variant|LOW|CYP2C8|ENSG00000138115|transcript|ENST00000526814.5|retained_intron|5/8|n.1075G&gt;T||||||,A|splice_region_variant&amp;non_coding_transcript_exon_variant|LOW|CYP2C8|ENSG00000138115|transcript|ENST00000527953.5|retained_intron|5/9|n.1075G&gt;T||||||,A|3_prime_UTR_variant|MODIFIER|CYP2C8|ENSG00000138115|transcript|ENST00000490994.6|nonsense_mediated_decay|6/9|c.*606G&gt;T|||||21695|,A|3_prime_UTR_variant|MODIFIER|CYP2C8|ENSG00000138115|transcript|ENST00000525991.5|nonsense_mediated_decay|5/8|c.*395G&gt;T|||||21313|</text:p>
          </table:table-cell>
          <table:table-cell office:value-type="string" calcext:value-type="string">
            <text:p>{'HIGH': 6, 'LOW': 6, 'MODIFIER': 2}</text:p>
          </table:table-cell>
          <table:table-cell office:value-type="string" calcext:value-type="string">
            <text:p>{'stop_gained&amp;splice_region_variant': 6, 'splice_region_variant': 2, 'splice_region_variant&amp;non_coding_transcript_exon_variant': 4, '3_prime_UTR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6067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5058349" calcext:value-type="float">
            <text:p>9505834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0.3:c.805A&gt;T</text:p>
          </table:table-cell>
          <table:table-cell office:value-type="string" calcext:value-type="string">
            <text:p>"Poor_paclitaxel_metabolism"</text:p>
          </table:table-cell>
          <table:table-cell table:number-columns-repeated="2"/>
          <table:table-cell office:value-type="string" calcext:value-type="string">
            <text:p>NP_000761.3:p.I269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1572103</text:p>
          </table:table-cell>
          <table:table-cell office:value-type="string" calcext:value-type="string">
            <text:p>A|missense_variant|MODERATE|CYP2C8|ENSG00000138115|transcript|ENST00000371270.5|protein_coding|5/9|c.805A&gt;T|p.Ile269Phe|900/1923|805/1473|269/490||,A|missense_variant|MODERATE|CYP2C8|ENSG00000138115|transcript|ENST00000535898.5|protein_coding|4/8|c.499A&gt;T|p.Ile167Phe|775/1799|499/1167|167/388||,A|missense_variant|MODERATE|CYP2C8|ENSG00000138115|transcript|ENST00000623108.3|protein_coding|5/9|c.595A&gt;T|p.Ile199Phe|938/1962|595/1263|199/420||,A|missense_variant|MODERATE|CYP2C8|ENSG00000138115|transcript|ENST00000527420.5|nonsense_mediated_decay|5/10|c.805A&gt;T|p.Ile269Phe|806/1868|805/1182|269/393||,A|missense_variant|MODERATE|CYP2C8|ENSG00000138115|transcript|ENST00000539050.5|protein_coding|6/10|c.595A&gt;T|p.Ile199Phe|1000/2024|595/1263|199/420||,A|missense_variant|MODERATE|CYP2C8|ENSG00000138115|transcript|ENST00000628935.1|protein_coding|3/6|c.547A&gt;T|p.Ile183Phe|547/924|547/924|183/307||,A|3_prime_UTR_variant|MODIFIER|CYP2C8|ENSG00000138115|transcript|ENST00000490994.6|nonsense_mediated_decay|5/9|c.*591A&gt;T|||||9297|,A|3_prime_UTR_variant|MODIFIER|CYP2C8|ENSG00000138115|transcript|ENST00000525991.5|nonsense_mediated_decay|4/8|c.*380A&gt;T|||||8915|,A|non_coding_transcript_exon_variant|MODIFIER|CYP2C8|ENSG00000138115|transcript|ENST00000533320.5|retained_intron|4/8|n.1039A&gt;T||||||,A|non_coding_transcript_exon_variant|MODIFIER|CYP2C8|ENSG00000138115|transcript|ENST00000479946.2|retained_intron|4/8|n.1109A&gt;T||||||,A|non_coding_transcript_exon_variant|MODIFIER|CYP2C8|ENSG00000138115|transcript|ENST00000526814.5|retained_intron|4/8|n.1060A&gt;T||||||,A|non_coding_transcript_exon_variant|MODIFIER|CYP2C8|ENSG00000138115|transcript|ENST00000527953.5|retained_intron|4/9|n.1060A&gt;T||||||</text:p>
          </table:table-cell>
          <table:table-cell office:value-type="string" calcext:value-type="string">
            <text:p>{'MODERATE': 6, 'MODIFIER': 6}</text:p>
          </table:table-cell>
          <table:table-cell office:value-type="string" calcext:value-type="string">
            <text:p>{'missense_variant': 6, '3_prime_UTR_variant': 2, 'non_coding_transcript_exon_variant': 4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666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5064886" calcext:value-type="float">
            <text:p>9506488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0.3:c.556C&gt;G</text:p>
          </table:table-cell>
          <table:table-cell office:value-type="string" calcext:value-type="string">
            <text:p>"Reduced_expression"</text:p>
          </table:table-cell>
          <table:table-cell table:number-columns-repeated="2"/>
          <table:table-cell office:value-type="string" calcext:value-type="string">
            <text:p>NP_000761.3:p.R186G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rs72558195</text:p>
          </table:table-cell>
          <table:table-cell office:value-type="string" calcext:value-type="string">
            <text:p>C|structural_interaction_variant|HIGH|CYP2C8|ENSG00000138115|interaction|1PQ2:B_151-B_186:ENST00000371270|protein_coding|4/9|c.556C&gt;G||||||,C|structural_interaction_variant|HIGH|CYP2C8|ENSG00000138115|interaction|2NNH:A_148-A_186:ENST00000371270|protein_coding|4/9|c.556C&gt;G||||||,C|structural_interaction_variant|HIGH|CYP2C8|ENSG00000138115|interaction|2NNH:B_148-B_186:ENST00000371270|protein_coding|4/9|c.556C&gt;G||||||,C|structural_interaction_variant|HIGH|CYP2C8|ENSG00000138115|interaction|2NNI:A_148-A_186:ENST00000371270|protein_coding|4/9|c.556C&gt;G||||||,C|structural_interaction_variant|HIGH|CYP2C8|ENSG00000138115|interaction|2NNJ:A_148-A_186:ENST00000371270|protein_coding|4/9|c.556C&gt;G||||||,C|structural_interaction_variant|HIGH|CYP2C8|ENSG00000138115|interaction|2VN0:A_148-A_186:ENST00000371270|protein_coding|4/9|c.556C&gt;G||||||,C|missense_variant|MODERATE|CYP2C8|ENSG00000138115|transcript|ENST00000371270.5|protein_coding|4/9|c.556C&gt;G|p.Arg186Gly|651/1923|556/1473|186/490||,C|missense_variant|MODERATE|CYP2C8|ENSG00000138115|transcript|ENST00000535898.5|protein_coding|3/8|c.250C&gt;G|p.Arg84Gly|526/1799|250/1167|84/388||,C|missense_variant|MODERATE|CYP2C8|ENSG00000138115|transcript|ENST00000623108.3|protein_coding|4/9|c.346C&gt;G|p.Arg116Gly|689/1962|346/1263|116/420||,C|missense_variant|MODERATE|CYP2C8|ENSG00000138115|transcript|ENST00000527420.5|nonsense_mediated_decay|4/10|c.556C&gt;G|p.Arg186Gly|557/1868|556/1182|186/393||,C|missense_variant|MODERATE|CYP2C8|ENSG00000138115|transcript|ENST00000539050.5|protein_coding|5/10|c.346C&gt;G|p.Arg116Gly|751/2024|346/1263|116/420||,C|missense_variant|MODERATE|CYP2C8|ENSG00000138115|transcript|ENST00000628935.1|protein_coding|2/6|c.298C&gt;G|p.Arg100Gly|298/924|298/924|100/307||,C|3_prime_UTR_variant|MODIFIER|CYP2C8|ENSG00000138115|transcript|ENST00000490994.6|nonsense_mediated_decay|4/9|c.*342C&gt;G|||||2760|,C|3_prime_UTR_variant|MODIFIER|CYP2C8|ENSG00000138115|transcript|ENST00000525991.5|nonsense_mediated_decay|3/8|c.*131C&gt;G|||||2378|,C|non_coding_transcript_exon_variant|MODIFIER|CYP2C8|ENSG00000138115|transcript|ENST00000533320.5|retained_intron|3/8|n.790C&gt;G||||||,C|non_coding_transcript_exon_variant|MODIFIER|CYP2C8|ENSG00000138115|transcript|ENST00000479946.2|retained_intron|3/8|n.860C&gt;G||||||,C|non_coding_transcript_exon_variant|MODIFIER|CYP2C8|ENSG00000138115|transcript|ENST00000526814.5|retained_intron|3/8|n.811C&gt;G||||||,C|non_coding_transcript_exon_variant|MODIFIER|CYP2C8|ENSG00000138115|transcript|ENST00000527953.5|retained_intron|3/9|n.811C&gt;G||||||</text:p>
          </table:table-cell>
          <table:table-cell office:value-type="string" calcext:value-type="string">
            <text:p>{'HIGH': 6, 'MODERATE': 6, 'MODIFIER': 6}</text:p>
          </table:table-cell>
          <table:table-cell office:value-type="string" calcext:value-type="string">
            <text:p>{'structural_interaction_variant': 6, 'missense_variant': 6, '3_prime_UTR_variant': 2, 'non_coding_transcript_exon_variant': 4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667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5064886" calcext:value-type="float">
            <text:p>9506488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0.3:c.556C&gt;T</text:p>
          </table:table-cell>
          <table:table-cell office:value-type="string" calcext:value-type="string">
            <text:p>"CYP2C8_deficiency"</text:p>
          </table:table-cell>
          <table:table-cell table:number-columns-repeated="2" office:value-type="string" calcext:value-type="string">
            <text:p>(CYP2C8|ENSG00000138115|13|0.46)</text:p>
          </table:table-cell>
          <table:table-cell office:value-type="string" calcext:value-type="string">
            <text:p>NP_000761.3:p.R186*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rs72558195</text:p>
          </table:table-cell>
          <table:table-cell office:value-type="string" calcext:value-type="string">
            <text:p>A|stop_gained|HIGH|CYP2C8|ENSG00000138115|transcript|ENST00000371270.5|protein_coding|4/9|c.556C&gt;T|p.Arg186*|651/1923|556/1473|186/490||,A|stop_gained|HIGH|CYP2C8|ENSG00000138115|transcript|ENST00000535898.5|protein_coding|3/8|c.250C&gt;T|p.Arg84*|526/1799|250/1167|84/388||,A|stop_gained|HIGH|CYP2C8|ENSG00000138115|transcript|ENST00000623108.3|protein_coding|4/9|c.346C&gt;T|p.Arg116*|689/1962|346/1263|116/420||,A|stop_gained|HIGH|CYP2C8|ENSG00000138115|transcript|ENST00000527420.5|nonsense_mediated_decay|4/10|c.556C&gt;T|p.Arg186*|557/1868|556/1182|186/393||,A|stop_gained|HIGH|CYP2C8|ENSG00000138115|transcript|ENST00000539050.5|protein_coding|5/10|c.346C&gt;T|p.Arg116*|751/2024|346/1263|116/420||,A|stop_gained|HIGH|CYP2C8|ENSG00000138115|transcript|ENST00000628935.1|protein_coding|2/6|c.298C&gt;T|p.Arg100*|298/924|298/924|100/307||,A|structural_interaction_variant|HIGH|CYP2C8|ENSG00000138115|interaction|1PQ2:B_151-B_186:ENST00000371270|protein_coding|4/9|c.556C&gt;T||||||,A|structural_interaction_variant|HIGH|CYP2C8|ENSG00000138115|interaction|2NNH:A_148-A_186:ENST00000371270|protein_coding|4/9|c.556C&gt;T||||||,A|structural_interaction_variant|HIGH|CYP2C8|ENSG00000138115|interaction|2NNH:B_148-B_186:ENST00000371270|protein_coding|4/9|c.556C&gt;T||||||,A|structural_interaction_variant|HIGH|CYP2C8|ENSG00000138115|interaction|2NNI:A_148-A_186:ENST00000371270|protein_coding|4/9|c.556C&gt;T||||||,A|structural_interaction_variant|HIGH|CYP2C8|ENSG00000138115|interaction|2NNJ:A_148-A_186:ENST00000371270|protein_coding|4/9|c.556C&gt;T||||||,A|structural_interaction_variant|HIGH|CYP2C8|ENSG00000138115|interaction|2VN0:A_148-A_186:ENST00000371270|protein_coding|4/9|c.556C&gt;T||||||,A|3_prime_UTR_variant|MODIFIER|CYP2C8|ENSG00000138115|transcript|ENST00000490994.6|nonsense_mediated_decay|4/9|c.*342C&gt;T|||||2760|,A|3_prime_UTR_variant|MODIFIER|CYP2C8|ENSG00000138115|transcript|ENST00000525991.5|nonsense_mediated_decay|3/8|c.*131C&gt;T|||||2378|,A|non_coding_transcript_exon_variant|MODIFIER|CYP2C8|ENSG00000138115|transcript|ENST00000533320.5|retained_intron|3/8|n.790C&gt;T||||||,A|non_coding_transcript_exon_variant|MODIFIER|CYP2C8|ENSG00000138115|transcript|ENST00000479946.2|retained_intron|3/8|n.860C&gt;T||||||,A|non_coding_transcript_exon_variant|MODIFIER|CYP2C8|ENSG00000138115|transcript|ENST00000526814.5|retained_intron|3/8|n.811C&gt;T||||||,A|non_coding_transcript_exon_variant|MODIFIER|CYP2C8|ENSG00000138115|transcript|ENST00000527953.5|retained_intron|3/9|n.811C&gt;T||||||</text:p>
          </table:table-cell>
          <table:table-cell office:value-type="string" calcext:value-type="string">
            <text:p>{'HIGH': 12, 'MODIFIER': 6}</text:p>
          </table:table-cell>
          <table:table-cell office:value-type="string" calcext:value-type="string">
            <text:p>{'stop_gained': 6, 'structural_interaction_variant': 6, '3_prime_UTR_variant': 2, 'non_coding_transcript_exon_variant': 4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4700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5067273" calcext:value-type="float">
            <text:p>9506727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0.3:c.416G&gt;A</text:p>
          </table:table-cell>
          <table:table-cell office:value-type="string" calcext:value-type="string">
            <text:p>"Poor_paclitaxel_metabolism"</text:p>
          </table:table-cell>
          <table:table-cell table:number-columns-repeated="2"/>
          <table:table-cell office:value-type="string" calcext:value-type="string">
            <text:p>NP_000761.3:p.R139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1572080</text:p>
          </table:table-cell>
          <table:table-cell office:value-type="string" calcext:value-type="string">
            <text:p>T|missense_variant|MODERATE|CYP2C8|ENSG00000138115|transcript|ENST00000371270.5|protein_coding|3/9|c.416G&gt;A|p.Arg139Lys|511/1923|416/1473|139/490||,T|missense_variant|MODERATE|CYP2C8|ENSG00000138115|transcript|ENST00000535898.5|protein_coding|2/8|c.110G&gt;A|p.Arg37Lys|386/1799|110/1167|37/388||,T|missense_variant|MODERATE|CYP2C8|ENSG00000138115|transcript|ENST00000623108.3|protein_coding|3/9|c.206G&gt;A|p.Arg69Lys|549/1962|206/1263|69/420||,T|missense_variant|MODERATE|CYP2C8|ENSG00000138115|transcript|ENST00000527420.5|nonsense_mediated_decay|3/10|c.416G&gt;A|p.Arg139Lys|417/1868|416/1182|139/393||,T|missense_variant|MODERATE|CYP2C8|ENSG00000138115|transcript|ENST00000539050.5|protein_coding|4/10|c.206G&gt;A|p.Arg69Lys|611/2024|206/1263|69/420||,T|missense_variant|MODERATE|CYP2C8|ENSG00000138115|transcript|ENST00000628935.1|protein_coding|1/6|c.158G&gt;A|p.Arg53Lys|158/924|158/924|53/307||,T|synonymous_variant|LOW|CYP2C8|ENSG00000138115|transcript|ENST00000525991.5|nonsense_mediated_decay|2/8|c.291G&gt;A|p.Glu97Glu|386/1587|291/300|97/99||,T|3_prime_UTR_variant|MODIFIER|CYP2C8|ENSG00000138115|transcript|ENST00000490994.6|nonsense_mediated_decay|3/9|c.*202G&gt;A|||||373|,T|non_coding_transcript_exon_variant|MODIFIER|CYP2C8|ENSG00000138115|transcript|ENST00000533320.5|retained_intron|2/8|n.650G&gt;A||||||,T|non_coding_transcript_exon_variant|MODIFIER|CYP2C8|ENSG00000138115|transcript|ENST00000479946.2|retained_intron|2/8|n.720G&gt;A||||||,T|non_coding_transcript_exon_variant|MODIFIER|CYP2C8|ENSG00000138115|transcript|ENST00000526814.5|retained_intron|2/8|n.671G&gt;A||||||,T|non_coding_transcript_exon_variant|MODIFIER|CYP2C8|ENSG00000138115|transcript|ENST00000527953.5|retained_intron|2/9|n.671G&gt;A||||||</text:p>
          </table:table-cell>
          <table:table-cell office:value-type="string" calcext:value-type="string">
            <text:p>{'MODERATE': 6, 'LOW': 1, 'MODIFIER': 5}</text:p>
          </table:table-cell>
          <table:table-cell office:value-type="string" calcext:value-type="string">
            <text:p>{'missense_variant': 6, 'synonymous_variant': 1, '3_prime_UTR_variant': 1, 'non_coding_transcript_exon_variant': 4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81915</text:p>
          </table:table-cell>
          <table:table-cell office:value-type="string" calcext:value-type="string">
            <text:p>FGFR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21574483" calcext:value-type="float">
            <text:p>12157448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41.4:c.110-8779G&gt;A</text:p>
          </table:table-cell>
          <table:table-cell office:value-type="string" calcext:value-type="string">
            <text:p>"Reduced_transcription"</text:p>
          </table:table-cell>
          <table:table-cell table:number-columns-repeated="4"/>
          <table:table-cell office:value-type="string" calcext:value-type="string">
            <text:p>rs7895676</text:p>
          </table:table-cell>
          <table:table-cell office:value-type="string" calcext:value-type="string">
            <text:p>T|intron_variant|MODIFIER|FGFR2|ENSG00000066468|transcript|ENST00000457416.6|protein_coding|2/17|c.110-8779G&gt;A||||||,T|intron_variant|MODIFIER|FGFR2|ENSG00000066468|transcript|ENST00000369061.8|protein_coding|1/14|c.110-8779G&gt;A||||||,T|intron_variant|MODIFIER|FGFR2|ENSG00000066468|transcript|ENST00000358487.9|protein_coding|2/17|c.110-8779G&gt;A||||||,T|intron_variant|MODIFIER|FGFR2|ENSG00000066468|transcript|ENST00000356226.8|protein_coding|2/15|c.109+19226G&gt;A||||||,T|intron_variant|MODIFIER|FGFR2|ENSG00000066468|transcript|ENST00000369060.8|protein_coding|2/15|c.110-8779G&gt;A||||||,T|intron_variant|MODIFIER|FGFR2|ENSG00000066468|transcript|ENST00000604236.5|nonsense_mediated_decay|2/16|c.109+19226G&gt;A||||||,T|intron_variant|MODIFIER|FGFR2|ENSG00000066468|transcript|ENST00000369056.5|protein_coding|1/16|c.110-8779G&gt;A||||||,T|intron_variant|MODIFIER|FGFR2|ENSG00000066468|transcript|ENST00000369058.7|protein_coding|2/16|c.110-8779G&gt;A||||||WARNING_TRANSCRIPT_NO_STOP_CODON,T|intron_variant|MODIFIER|FGFR2|ENSG00000066468|transcript|ENST00000490349.5|processed_transcript|2/8|n.371-8779G&gt;A||||||,T|intron_variant|MODIFIER|FGFR2|ENSG00000066468|transcript|ENST00000359354.6|protein_coding|2/6|c.110-8779G&gt;A||||||,T|intron_variant|MODIFIER|FGFR2|ENSG00000066468|transcript|ENST00000357555.9|protein_coding|2/16|c.110-9904G&gt;A||||||,T|intron_variant|MODIFIER|FGFR2|ENSG00000066468|transcript|ENST00000360144.7|protein_coding|2/16|c.110-9904G&gt;A||||||,T|intron_variant|MODIFIER|FGFR2|ENSG00000066468|transcript|ENST00000613324.4|protein_coding|1/2|c.56-8779G&gt;A||||||WARNING_TRANSCRIPT_NO_START_CODON,T|intron_variant|MODIFIER|FGFR2|ENSG00000066468|transcript|ENST00000611527.1|protein_coding|1/1|c.110-9904G&gt;A||||||,T|intron_variant|MODIFIER|FGFR2|ENSG00000066468|transcript|ENST00000613048.4|protein_coding|2/16|c.110-9904G&gt;A||||||,T|intron_variant|MODIFIER|FGFR2|ENSG00000066468|transcript|ENST00000369059.5|protein_coding|2/15|c.109+19226G&gt;A||||||,T|intron_variant|MODIFIER|FGFR2|ENSG00000066468|transcript|ENST00000346997.6|protein_coding|1/16|c.110-8779G&gt;A||||||,T|intron_variant|MODIFIER|FGFR2|ENSG00000066468|transcript|ENST00000351936.10|protein_coding|1/17|c.110-8779G&gt;A||||||,T|intron_variant|MODIFIER|FGFR2|ENSG00000066468|transcript|ENST00000336553.10|protein_coding|2/15|c.110-9904G&gt;A||||||WARNING_TRANSCRIPT_INCOMPLETE,T|intron_variant|MODIFIER|FGFR2|ENSG00000066468|transcript|ENST00000636922.1|non_stop_decay|2/3|c.110-8779G&gt;A||||||WARNING_TRANSCRIPT_NO_STOP_CODON</text:p>
          </table:table-cell>
          <table:table-cell office:value-type="string" calcext:value-type="string">
            <text:p>{'MODIFIER': 20}</text:p>
          </table:table-cell>
          <table:table-cell office:value-type="string" calcext:value-type="string">
            <text:p>{'intron_variant': 20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984706</text:p>
          </table:table-cell>
          <table:table-cell office:value-type="string" calcext:value-type="string">
            <text:p>CYP2E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133527325" calcext:value-type="float">
            <text:p>133527325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transcriptional_activity"</text:p>
          </table:table-cell>
          <table:table-cell table:number-columns-repeated="4"/>
          <table:table-cell office:value-type="string" calcext:value-type="string">
            <text:p>rs6413420</text:p>
          </table:table-cell>
          <table:table-cell office:value-type="string" calcext:value-type="string">
            <text:p>T|upstream_gene_variant|MODIFIER|CYP2E1|ENSG00000130649|transcript|ENST00000252945.7|protein_coding||c.-71G&gt;T|||||38|,T|upstream_gene_variant|MODIFIER|CYP2E1|ENSG00000130649|transcript|ENST00000418356.1|protein_coding||c.-172G&gt;T|||||172|WARNING_TRANSCRIPT_NO_START_CODON,T|upstream_gene_variant|MODIFIER|CYP2E1|ENSG00000130649|transcript|ENST00000421586.5|protein_coding||c.-172G&gt;T|||||172|WARNING_TRANSCRIPT_NO_START_CODON,T|upstream_gene_variant|MODIFIER|CYP2E1|ENSG00000130649|transcript|ENST00000541080.5|nonsense_mediated_decay||c.-173G&gt;T|||||172|WARNING_TRANSCRIPT_NO_START_CODON,T|upstream_gene_variant|MODIFIER|CYP2E1|ENSG00000130649|transcript|ENST00000368520.1|retained_intron||n.-4251G&gt;T|||||4251|,T|upstream_gene_variant|MODIFIER|CYP2E1|ENSG00000130649|transcript|ENST00000480558.1|processed_transcript||n.-754G&gt;T|||||754|,T|upstream_gene_variant|MODIFIER|CYP2E1|ENSG00000130649|transcript|ENST00000477500.5|processed_transcript||n.-110G&gt;T|||||110|,T|downstream_gene_variant|MODIFIER|SCART1|ENSG00000214279|transcript|ENST00000488261.6|retained_intron||n.*3767G&gt;T|||||3767|,T|intron_variant|MODIFIER|CYP2E1|ENSG00000130649|transcript|ENST00000541261.1|protein_coding|2/3|c.-39-32G&gt;T||||||WARNING_TRANSCRIPT_INCOMPLETE,T|intron_variant|MODIFIER|CYP2E1|ENSG00000130649|transcript|ENST00000463117.6|protein_coding|2/10|c.-39-32G&gt;T||||||,T|non_coding_transcript_exon_variant|MODIFIER|RP11-108K14.12|ENSG00000278518|transcript|ENST00000622716.1|antisense|1/1|n.189C&gt;A||||||</text:p>
          </table:table-cell>
          <table:table-cell office:value-type="string" calcext:value-type="string">
            <text:p>{'MODIFIER': 11}</text:p>
          </table:table-cell>
          <table:table-cell office:value-type="string" calcext:value-type="string">
            <text:p>{'upstream_gene_variant': 7, 'downstream_gene_variant': 1, 'intron_variant': 2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5015</text:p>
          </table:table-cell>
          <table:table-cell office:value-type="string" calcext:value-type="string">
            <text:p>CYP2E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133527462" calcext:value-type="float">
            <text:p>13352746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3.3:c.67T&gt;C</text:p>
          </table:table-cell>
          <table:table-cell office:value-type="string" calcext:value-type="string">
            <text:p>"Altered_targeting_efficiency"</text:p>
          </table:table-cell>
          <table:table-cell table:number-columns-repeated="2"/>
          <table:table-cell office:value-type="string" calcext:value-type="string">
            <text:p>NP_000764.1:p.W23R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string" calcext:value-type="string">
            <text:p>C|missense_variant|MODERATE|CYP2E1|ENSG00000130649|transcript|ENST00000252945.7|protein_coding|1/9|c.67T&gt;C|p.Trp23Arg|100/1667|67/1482|23/493||,C|missense_variant|MODERATE|CYP2E1|ENSG00000130649|transcript|ENST00000541261.1|protein_coding|3/4|c.67T&gt;C|p.Trp23Arg|282/475|67/260|23/85||WARNING_TRANSCRIPT_INCOMPLETE,C|missense_variant|MODERATE|CYP2E1|ENSG00000130649|transcript|ENST00000463117.6|protein_coding|3/11|c.67T&gt;C|p.Trp23Arg|339/1912|67/1482|23/493||,C|upstream_gene_variant|MODIFIER|CYP2E1|ENSG00000130649|transcript|ENST00000418356.1|protein_coding||c.-35T&gt;C|||||35|WARNING_TRANSCRIPT_NO_START_CODON,C|upstream_gene_variant|MODIFIER|CYP2E1|ENSG00000130649|transcript|ENST00000421586.5|protein_coding||c.-35T&gt;C|||||35|WARNING_TRANSCRIPT_NO_START_CODON,C|upstream_gene_variant|MODIFIER|CYP2E1|ENSG00000130649|transcript|ENST00000541080.5|nonsense_mediated_decay||c.-36T&gt;C|||||35|WARNING_TRANSCRIPT_NO_START_CODON,C|upstream_gene_variant|MODIFIER|CYP2E1|ENSG00000130649|transcript|ENST00000368520.1|retained_intron||n.-4114T&gt;C|||||4114|,C|upstream_gene_variant|MODIFIER|CYP2E1|ENSG00000130649|transcript|ENST00000480558.1|processed_transcript||n.-617T&gt;C|||||617|,C|downstream_gene_variant|MODIFIER|SCART1|ENSG00000214279|transcript|ENST00000488261.6|retained_intron||n.*3904T&gt;C|||||3904|,C|non_coding_transcript_exon_variant|MODIFIER|CYP2E1|ENSG00000130649|transcript|ENST00000477500.5|processed_transcript|1/4|n.28T&gt;C||||||,C|non_coding_transcript_exon_variant|MODIFIER|RP11-108K14.12|ENSG00000278518|transcript|ENST00000622716.1|antisense|1/1|n.52A&gt;G||||||</text:p>
          </table:table-cell>
          <table:table-cell office:value-type="string" calcext:value-type="string">
            <text:p>{'MODERATE': 3, 'MODIFIER': 8}</text:p>
          </table:table-cell>
          <table:table-cell office:value-type="string" calcext:value-type="string">
            <text:p>{'missense_variant': 3, 'upstream_gene_variant': 5, 'down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5016</text:p>
          </table:table-cell>
          <table:table-cell office:value-type="string" calcext:value-type="string">
            <text:p>CYP2E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133527483" calcext:value-type="float">
            <text:p>13352748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3.3:c.88T&gt;C</text:p>
          </table:table-cell>
          <table:table-cell office:value-type="string" calcext:value-type="string">
            <text:p>"Altered_targeting_efficiency"</text:p>
          </table:table-cell>
          <table:table-cell table:number-columns-repeated="2"/>
          <table:table-cell office:value-type="string" calcext:value-type="string">
            <text:p>NP_000764.1:p.W30R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C|missense_variant|MODERATE|CYP2E1|ENSG00000130649|transcript|ENST00000252945.7|protein_coding|1/9|c.88T&gt;C|p.Trp30Arg|121/1667|88/1482|30/493||,C|missense_variant|MODERATE|CYP2E1|ENSG00000130649|transcript|ENST00000541261.1|protein_coding|3/4|c.88T&gt;C|p.Trp30Arg|303/475|88/260|30/85||WARNING_TRANSCRIPT_INCOMPLETE,C|missense_variant|MODERATE|CYP2E1|ENSG00000130649|transcript|ENST00000463117.6|protein_coding|3/11|c.88T&gt;C|p.Trp30Arg|360/1912|88/1482|30/493||,C|upstream_gene_variant|MODIFIER|CYP2E1|ENSG00000130649|transcript|ENST00000418356.1|protein_coding||c.-14T&gt;C|||||14|WARNING_TRANSCRIPT_NO_START_CODON,C|upstream_gene_variant|MODIFIER|CYP2E1|ENSG00000130649|transcript|ENST00000421586.5|protein_coding||c.-14T&gt;C|||||14|WARNING_TRANSCRIPT_NO_START_CODON,C|upstream_gene_variant|MODIFIER|CYP2E1|ENSG00000130649|transcript|ENST00000541080.5|nonsense_mediated_decay||c.-15T&gt;C|||||14|WARNING_TRANSCRIPT_NO_START_CODON,C|upstream_gene_variant|MODIFIER|CYP2E1|ENSG00000130649|transcript|ENST00000368520.1|retained_intron||n.-4093T&gt;C|||||4093|,C|upstream_gene_variant|MODIFIER|CYP2E1|ENSG00000130649|transcript|ENST00000480558.1|processed_transcript||n.-596T&gt;C|||||596|,C|downstream_gene_variant|MODIFIER|SCART1|ENSG00000214279|transcript|ENST00000488261.6|retained_intron||n.*3925T&gt;C|||||3925|,C|non_coding_transcript_exon_variant|MODIFIER|CYP2E1|ENSG00000130649|transcript|ENST00000477500.5|processed_transcript|1/4|n.49T&gt;C||||||,C|non_coding_transcript_exon_variant|MODIFIER|RP11-108K14.12|ENSG00000278518|transcript|ENST00000622716.1|antisense|1/1|n.31A&gt;G||||||</text:p>
          </table:table-cell>
          <table:table-cell office:value-type="string" calcext:value-type="string">
            <text:p>{'MODERATE': 3, 'MODIFIER': 8}</text:p>
          </table:table-cell>
          <table:table-cell office:value-type="string" calcext:value-type="string">
            <text:p>{'missense_variant': 3, 'upstream_gene_variant': 5, 'down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X135018</text:p>
          </table:table-cell>
          <table:table-cell office:value-type="string" calcext:value-type="string">
            <text:p>CYP2E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AAT</text:p>
          </table:table-cell>
          <table:table-cell office:value-type="string" calcext:value-type="string">
            <text:p>TCT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133527488" calcext:value-type="float">
            <text:p>13352748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3.3:c.94_96delCTGinsAAT</text:p>
          </table:table-cell>
          <table:table-cell office:value-type="string" calcext:value-type="string">
            <text:p>"Altered_targeting_efficiency"</text:p>
          </table:table-cell>
          <table:table-cell table:number-columns-repeated="5"/>
          <table:table-cell office:value-type="string" calcext:value-type="string">
            <text:p>TAAT|missense_variant|MODERATE|CYP2E1|ENSG00000130649|transcript|ENST00000252945.7|protein_coding|1/9|c.94_96delCTGinsAAT|p.Leu32Asn|127/1667|94/1482|32/493||,TAAT|missense_variant|MODERATE|CYP2E1|ENSG00000130649|transcript|ENST00000541261.1|protein_coding|3/4|c.94_96delCTGinsAAT|p.Leu32Asn|309/475|94/260|32/85||WARNING_TRANSCRIPT_INCOMPLETE,TAAT|missense_variant|MODERATE|CYP2E1|ENSG00000130649|transcript|ENST00000463117.6|protein_coding|3/11|c.94_96delCTGinsAAT|p.Leu32Asn|366/1912|94/1482|32/493||,TAAT|upstream_gene_variant|MODIFIER|CYP2E1|ENSG00000130649|transcript|ENST00000418356.1|protein_coding||c.-8_-6delCTGinsAAT|||||8|WARNING_TRANSCRIPT_NO_START_CODON,TAAT|upstream_gene_variant|MODIFIER|CYP2E1|ENSG00000130649|transcript|ENST00000421586.5|protein_coding||c.-8_-6delCTGinsAAT|||||8|WARNING_TRANSCRIPT_NO_START_CODON,TAAT|upstream_gene_variant|MODIFIER|CYP2E1|ENSG00000130649|transcript|ENST00000541080.5|nonsense_mediated_decay||c.-9_-7delCTGinsAAT|||||8|WARNING_TRANSCRIPT_NO_START_CODON,TAAT|upstream_gene_variant|MODIFIER|CYP2E1|ENSG00000130649|transcript|ENST00000368520.1|retained_intron||n.-4087_-4085delCTGinsAAT|||||4087|,TAAT|upstream_gene_variant|MODIFIER|CYP2E1|ENSG00000130649|transcript|ENST00000480558.1|processed_transcript||n.-590_-588delCTGinsAAT|||||590|,TAAT|downstream_gene_variant|MODIFIER|SCART1|ENSG00000214279|transcript|ENST00000488261.6|retained_intron||n.*3931_*3933delCTGinsAAT|||||3931|,TAAT|non_coding_transcript_exon_variant|MODIFIER|CYP2E1|ENSG00000130649|transcript|ENST00000477500.5|processed_transcript|1/4|n.55_57delCTGinsAAT||||||,TAAT|non_coding_transcript_exon_variant|MODIFIER|RP11-108K14.12|ENSG00000278518|transcript|ENST00000622716.1|antisense|1/1|n.23_25delCAGinsATT||||||</text:p>
          </table:table-cell>
          <table:table-cell office:value-type="string" calcext:value-type="string">
            <text:p>{'MODERATE': 3, 'MODIFIER': 8}</text:p>
          </table:table-cell>
          <table:table-cell office:value-type="string" calcext:value-type="string">
            <text:p>{'missense_variant': 3, 'upstream_gene_variant': 5, 'down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24566</text:p>
          </table:table-cell>
          <table:table-cell office:value-type="string" calcext:value-type="string">
            <text:p>CYP2E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133528530" calcext:value-type="float">
            <text:p>13352853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73.3:c.227G&gt;A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00764.1:p.R76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rs72559710</text:p>
          </table:table-cell>
          <table:table-cell office:value-type="string" calcext:value-type="string">
            <text:p>A|structural_interaction_variant|HIGH|CYP2E1|ENSG00000130649|interaction|3E4E:B_76-B_388:ENST00000252945|protein_coding|2/9|c.227G&gt;A||||||,A|structural_interaction_variant|HIGH|CYP2E1|ENSG00000130649|interaction|3GPH:B_76-B_388:ENST00000252945|protein_coding|2/9|c.227G&gt;A||||||,A|structural_interaction_variant|HIGH|CYP2E1|ENSG00000130649|interaction|3KOH:A_76-A_388:ENST00000252945|protein_coding|2/9|c.227G&gt;A||||||,A|structural_interaction_variant|HIGH|CYP2E1|ENSG00000130649|interaction|3KOH:B_76-B_387:ENST00000252945|protein_coding|2/9|c.227G&gt;A||||||,A|structural_interaction_variant|HIGH|CYP2E1|ENSG00000130649|interaction|3E4E:B_76-B_388:ENST00000463117|protein_coding|4/11|c.227G&gt;A||||||,A|structural_interaction_variant|HIGH|CYP2E1|ENSG00000130649|interaction|3GPH:B_76-B_388:ENST00000463117|protein_coding|4/11|c.227G&gt;A||||||,A|structural_interaction_variant|HIGH|CYP2E1|ENSG00000130649|interaction|3KOH:A_76-A_388:ENST00000463117|protein_coding|4/11|c.227G&gt;A||||||,A|structural_interaction_variant|HIGH|CYP2E1|ENSG00000130649|interaction|3KOH:B_76-B_387:ENST00000463117|protein_coding|4/11|c.227G&gt;A||||||,A|missense_variant|MODERATE|CYP2E1|ENSG00000130649|transcript|ENST00000252945.7|protein_coding|2/9|c.227G&gt;A|p.Arg76His|260/1667|227/1482|76/493||,A|missense_variant|MODERATE|CYP2E1|ENSG00000130649|transcript|ENST00000541261.1|protein_coding|4/4|c.227G&gt;A|p.Arg76His|442/475|227/260|76/85||WARNING_TRANSCRIPT_INCOMPLETE,A|missense_variant|MODERATE|CYP2E1|ENSG00000130649|transcript|ENST00000463117.6|protein_coding|4/11|c.227G&gt;A|p.Arg76His|499/1912|227/1482|76/493||,A|upstream_gene_variant|MODIFIER|CYP2E1|ENSG00000130649|transcript|ENST00000368520.1|retained_intron||n.-3046G&gt;A|||||3046|,A|upstream_gene_variant|MODIFIER|RP11-108K14.12|ENSG00000278518|transcript|ENST00000622716.1|antisense||n.-1017C&gt;T|||||1017|,A|downstream_gene_variant|MODIFIER|SCART1|ENSG00000214279|transcript|ENST00000488261.6|retained_intron||n.*4972G&gt;A|||||4972|,A|intron_variant|MODIFIER|CYP2E1|ENSG00000130649|transcript|ENST00000418356.1|protein_coding|1/6|c.76+958G&gt;A||||||WARNING_TRANSCRIPT_NO_START_CODON,A|intron_variant|MODIFIER|CYP2E1|ENSG00000130649|transcript|ENST00000421586.5|protein_coding|1/7|c.76+958G&gt;A||||||WARNING_TRANSCRIPT_NO_START_CODON,A|intron_variant|MODIFIER|CYP2E1|ENSG00000130649|transcript|ENST00000541080.5|nonsense_mediated_decay|1/5|c.75+958G&gt;A||||||WARNING_TRANSCRIPT_NO_START_CODON,A|non_coding_transcript_exon_variant|MODIFIER|CYP2E1|ENSG00000130649|transcript|ENST00000480558.1|processed_transcript|1/3|n.452G&gt;A||||||,A|non_coding_transcript_exon_variant|MODIFIER|CYP2E1|ENSG00000130649|transcript|ENST00000477500.5|processed_transcript|2/4|n.188G&gt;A||||||</text:p>
          </table:table-cell>
          <table:table-cell office:value-type="string" calcext:value-type="string">
            <text:p>{'HIGH': 8, 'MODERATE': 3, 'MODIFIER': 8}</text:p>
          </table:table-cell>
          <table:table-cell office:value-type="string" calcext:value-type="string">
            <text:p>{'structural_interaction_variant': 8, 'missense_variant': 3, 'upstream_gene_variant': 2, 'downstream_gene_variant': 1, 'intron_variant': 3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35992</text:p>
          </table:table-cell>
          <table:table-cell office:value-type="string" calcext:value-type="string">
            <text:p>FMO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171248552" calcext:value-type="float">
            <text:p>171248552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promoter_activity"</text:p>
          </table:table-cell>
          <table:table-cell table:number-columns-repeated="4"/>
          <table:table-cell office:value-type="string" calcext:value-type="string">
            <text:p>rs12720462</text:p>
          </table:table-cell>
          <table:table-cell office:value-type="string" calcext:value-type="string">
            <text:p>A|5_prime_UTR_variant|MODIFIER|FMO1|ENSG00000010932|transcript|ENST00000617670.4|protein_coding|1/9|c.-78C&gt;A|||||9536|,A|5_prime_UTR_variant|MODIFIER|FMO1|ENSG00000010932|transcript|ENST00000367750.7|protein_coding|1/9|c.-69C&gt;A|||||9536|,A|5_prime_UTR_variant|MODIFIER|FMO1|ENSG00000010932|transcript|ENST00000402921.6|protein_coding|1/8|c.-78C&gt;A|||||9536|,A|5_prime_UTR_variant|MODIFIER|FMO1|ENSG00000010932|transcript|ENST00000433267.5|protein_coding|1/5|c.-78C&gt;A|||||9536|WARNING_TRANSCRIPT_INCOMPLETE,A|intron_variant|MODIFIER|RP1-45C12.1|ENSG00000231424|transcript|ENST00000455124.2|antisense|1/1|n.273-829G&gt;T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5_prime_UTR_variant': 4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111532</text:p>
          </table:table-cell>
          <table:table-cell office:value-type="string" calcext:value-type="string">
            <text:p>PTGS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6674705" calcext:value-type="float">
            <text:p>18667470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963.3:c.1463A&gt;G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954.1:p.E488G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rs5272</text:p>
          </table:table-cell>
          <table:table-cell office:value-type="string" calcext:value-type="string">
            <text:p>C|missense_variant|MODERATE|PTGS2|ENSG00000073756|transcript|ENST00000367468.9|protein_coding|10/10|c.1463A&gt;G|p.Glu488Gly|1600/4514|1463/1815|488/604||,C|3_prime_UTR_variant|MODIFIER|PTGS2|ENSG00000073756|transcript|ENST00000559627.1|nonsense_mediated_decay|10/10|c.*861A&gt;G|||||2981|,C|downstream_gene_variant|MODIFIER|PTGS2|ENSG00000073756|transcript|ENST00000559800.1|processed_transcript||n.*3565A&gt;G|||||3565|,C|non_coding_transcript_exon_variant|MODIFIER|PTGS2|ENSG00000073756|transcript|ENST00000490885.6|processed_transcript|9/9|n.1878A&gt;G||||||,C|non_coding_transcript_exon_variant|MODIFIER|PTGS2|ENSG00000073756|transcript|ENST00000466691.1|processed_transcript|2/2|n.679A&gt;G||||||</text:p>
          </table:table-cell>
          <table:table-cell office:value-type="string" calcext:value-type="string">
            <text:p>{'MODERATE': 1, 'MODIFIER': 4}</text:p>
          </table:table-cell>
          <table:table-cell office:value-type="string" calcext:value-type="string">
            <text:p>{'missense_variant': 1, '3_prime_UTR_variant': 1, 'down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32721</text:p>
          </table:table-cell>
          <table:table-cell office:value-type="string" calcext:value-type="string">
            <text:p>PTGS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6681189" calcext:value-type="float">
            <text:p>186681189</text:p>
          </table:table-cell>
          <table:table-cell office:value-type="string" calcext:value-type="string">
            <text:p>DFP</text:p>
          </table:table-cell>
          <table:table-cell/>
          <table:table-cell office:value-type="string" calcext:value-type="string">
            <text:p>"Reduced_promoter_activity_association_with"</text:p>
          </table:table-cell>
          <table:table-cell table:number-columns-repeated="4"/>
          <table:table-cell office:value-type="string" calcext:value-type="string">
            <text:p>rs20417</text:p>
          </table:table-cell>
          <table:table-cell office:value-type="string" calcext:value-type="string">
            <text:p>G|upstream_gene_variant|MODIFIER|PTGS2|ENSG00000073756|transcript|ENST00000367468.9|protein_coding||c.-899G&gt;C|||||762|,G|upstream_gene_variant|MODIFIER|PTGS2|ENSG00000073756|transcript|ENST00000490885.6|processed_transcript||n.-766G&gt;C|||||766|,G|upstream_gene_variant|MODIFIER|PTGS2|ENSG00000073756|transcript|ENST00000559627.1|nonsense_mediated_decay||c.-899G&gt;C|||||899|,G|upstream_gene_variant|MODIFIER|PTGS2|ENSG00000073756|transcript|ENST00000559800.1|processed_transcript||n.-766G&gt;C|||||766|,G|non_coding_transcript_exon_variant|MODIFIER|PACERR|ENSG00000273129|transcript|ENST00000608917.1|lincRNA|1/1|n.568C&gt;G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upstream_gene_variant': 4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6195</text:p>
          </table:table-cell>
          <table:table-cell office:value-type="string" calcext:value-type="string">
            <text:p>CHRM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62909852" calcext:value-type="float">
            <text:p>6290985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38.2:c.1249T&gt;C</text:p>
          </table:table-cell>
          <table:table-cell office:value-type="string" calcext:value-type="string">
            <text:p>"Receptor_variant"</text:p>
          </table:table-cell>
          <table:table-cell table:number-columns-repeated="2"/>
          <table:table-cell office:value-type="string" calcext:value-type="string">
            <text:p>NP_000729.2:p.C417R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G|missense_variant|MODERATE|CHRM1|ENSG00000168539|transcript|ENST00000306960.3|protein_coding|2/2|c.1249T&gt;C|p.Cys417Arg|1791/2964|1249/1383|417/460||,G|missense_variant|MODERATE|CHRM1|ENSG00000168539|transcript|ENST00000543973.1|protein_coding|3/3|c.1249T&gt;C|p.Cys417Arg|2009/2123|1249/1363|417/453||WARNING_TRANSCRIPT_INCOMPLETE,G|downstream_gene_variant|MODIFIER|CHRM1|ENSG00000168539|transcript|ENST00000536524.1|protein_coding||c.*846T&gt;C|||||846|WARNING_TRANSCRIPT_INCOMPLETE,G|intron_variant|MODIFIER|AP000438.2|ENSG00000257002|transcript|ENST00000543624.1|antisense|1/2|n.70+237A&gt;G|||||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downstream_gene_variant': 1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25411</text:p>
          </table:table-cell>
          <table:table-cell office:value-type="string" calcext:value-type="string">
            <text:p>IFNG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68159923" calcext:value-type="float">
            <text:p>68159923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transcription"</text:p>
          </table:table-cell>
          <table:table-cell table:number-columns-repeated="4"/>
          <table:table-cell office:value-type="string" calcext:value-type="string">
            <text:p>rs2069709</text:p>
          </table:table-cell>
          <table:table-cell office:value-type="string" calcext:value-type="string">
            <text:p>A|upstream_gene_variant|MODIFIER|IFNG|ENSG00000111537|transcript|ENST00000229135.3|protein_coding||c.-308G&gt;T|||||176|,A|intron_variant|MODIFIER|IFNG-AS1|ENSG00000255733|transcript|ENST00000536914.1|antisense|5/5|n.337-74606C&gt;A||||||</text:p>
          </table:table-cell>
          <table:table-cell office:value-type="string" calcext:value-type="string">
            <text:p>{'MODIFIER': 2}</text:p>
          </table:table-cell>
          <table:table-cell office:value-type="string" calcext:value-type="string">
            <text:p>{'upstream_gene_variant': 1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70423</text:p>
          </table:table-cell>
          <table:table-cell office:value-type="string" calcext:value-type="string">
            <text:p>IFNG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68160508" calcext:value-type="float">
            <text:p>68160508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Higher_promoter_activity"</text:p>
          </table:table-cell>
          <table:table-cell table:number-columns-repeated="4"/>
          <table:table-cell office:value-type="string" calcext:value-type="string">
            <text:p>rs2069707</text:p>
          </table:table-cell>
          <table:table-cell office:value-type="string" calcext:value-type="string">
            <text:p>C|upstream_gene_variant|MODIFIER|IFNG|ENSG00000111537|transcript|ENST00000229135.3|protein_coding||c.-893C&gt;G|||||761|,C|intron_variant|MODIFIER|IFNG-AS1|ENSG00000255733|transcript|ENST00000536914.1|antisense|5/5|n.337-74021G&gt;C||||||</text:p>
          </table:table-cell>
          <table:table-cell office:value-type="string" calcext:value-type="string">
            <text:p>{'MODIFIER': 2}</text:p>
          </table:table-cell>
          <table:table-cell office:value-type="string" calcext:value-type="string">
            <text:p>{'upstream_gene_variant': 1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6864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8495805" calcext:value-type="float">
            <text:p>28495805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response_to_p53"</text:p>
          </table:table-cell>
          <table:table-cell table:number-columns-repeated="4"/>
          <table:table-cell office:value-type="string" calcext:value-type="string">
            <text:p>rs111458691</text:p>
          </table:table-cell>
          <table:table-cell office:value-type="string" calcext:value-type="string">
            <text:p>A|upstream_gene_variant|MODIFIER|FLT1|ENSG00000102755|transcript|ENST00000282397.8|protein_coding||c.-962C&gt;T|||||710|,A|upstream_gene_variant|MODIFIER|FLT1|ENSG00000102755|transcript|ENST00000541932.5|protein_coding||c.-962C&gt;T|||||677|,A|upstream_gene_variant|MODIFIER|FLT1|ENSG00000102755|transcript|ENST00000615840.4|protein_coding||c.-962C&gt;T|||||726|,A|upstream_gene_variant|MODIFIER|FLT1|ENSG00000102755|transcript|ENST00000539099.1|protein_coding||c.-962C&gt;T|||||677|,A|non_coding_transcript_exon_variant|MODIFIER|RP11-95G6.1|ENSG00000279393|transcript|ENST00000623899.1|TEC|1/1|n.173G&gt;A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upstream_gene_variant': 4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314321</text:p>
          </table:table-cell>
          <table:table-cell office:value-type="string" calcext:value-type="string">
            <text:p>HTR2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46831526" calcext:value-type="float">
            <text:p>46831526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mRNA_expression"</text:p>
          </table:table-cell>
          <table:table-cell table:number-columns-repeated="4"/>
          <table:table-cell office:value-type="string" calcext:value-type="string">
            <text:p>rs76665058</text:p>
          </table:table-cell>
          <table:table-cell office:value-type="string" calcext:value-type="string">
            <text:p>G|downstream_gene_variant|MODIFIER|HTR2A|ENSG00000102468|transcript|ENST00000378688.8|protein_coding||c.*3311T&gt;C|||||24|,G|downstream_gene_variant|MODIFIER|HTR2A|ENSG00000102468|transcript|ENST00000542664.3|protein_coding||c.*3311T&gt;C|||||29|,G|downstream_gene_variant|MODIFIER|HTR2A|ENSG00000102468|transcript|ENST00000543956.4|protein_coding||c.*3311T&gt;C|||||29|,G|intergenic_region|MODIFIER|ESD-HTR2A|ENSG00000139684-ENSG00000102468|intergenic_region|ENSG00000139684-ENSG00000102468|||n.46831526A&gt;G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downstream_gene_variant': 3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15490</text:p>
          </table:table-cell>
          <table:table-cell office:value-type="string" calcext:value-type="string">
            <text:p>HTR2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46834913" calcext:value-type="float">
            <text:p>4683491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621.4:c.1340C&gt;T</text:p>
          </table:table-cell>
          <table:table-cell office:value-type="string" calcext:value-type="string">
            <text:p>"Altered_affinity_for_atypical_antipsychotic_drugs"</text:p>
          </table:table-cell>
          <table:table-cell table:number-columns-repeated="2"/>
          <table:table-cell office:value-type="string" calcext:value-type="string">
            <text:p>NP_000612.1:p.A447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6308</text:p>
          </table:table-cell>
          <table:table-cell office:value-type="string" calcext:value-type="string">
            <text:p>A|missense_variant|MODERATE|HTR2A|ENSG00000102468|transcript|ENST00000378688.8|protein_coding|3/3|c.1340C&gt;T|p.Ala447Val|1472/4835|1340/1416|447/471||,A|missense_variant|MODERATE|HTR2A|ENSG00000102468|transcript|ENST00000542664.3|protein_coding|4/4|c.1340C&gt;T|p.Ala447Val|2071/5429|1340/1416|447/471||,A|missense_variant|MODERATE|HTR2A|ENSG00000102468|transcript|ENST00000543956.4|protein_coding|3/3|c.1088C&gt;T|p.Ala363Val|1331/4689|1088/1164|363/387||</text:p>
          </table:table-cell>
          <table:table-cell office:value-type="string" calcext:value-type="string">
            <text:p>{'MODERATE': 3}</text:p>
          </table:table-cell>
          <table:table-cell office:value-type="string" calcext:value-type="string">
            <text:p>{'missense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1314322</text:p>
          </table:table-cell>
          <table:table-cell office:value-type="string" calcext:value-type="string">
            <text:p>HTR2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46893240" calcext:value-type="float">
            <text:p>4689324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621.4:c.413-650C&gt;G</text:p>
          </table:table-cell>
          <table:table-cell office:value-type="string" calcext:value-type="string">
            <text:p>"Altered_splicing"</text:p>
          </table:table-cell>
          <table:table-cell table:number-columns-repeated="4"/>
          <table:table-cell office:value-type="string" calcext:value-type="string">
            <text:p>rs1003040897</text:p>
          </table:table-cell>
          <table:table-cell office:value-type="string" calcext:value-type="string">
            <text:p>C|downstream_gene_variant|MODIFIER|HTR2A|ENSG00000102468|transcript|ENST00000612998.1|protein_coding||c.*2241C&gt;G|||||2065|WARNING_TRANSCRIPT_NO_START_CODON,C|intron_variant|MODIFIER|HTR2A|ENSG00000102468|transcript|ENST00000378688.8|protein_coding|1/2|c.413-650C&gt;G||||||,C|intron_variant|MODIFIER|HTR2A|ENSG00000102468|transcript|ENST00000542664.3|protein_coding|2/3|c.413-650C&gt;G||||||,C|intron_variant|MODIFIER|HTR2A|ENSG00000102468|transcript|ENST00000543956.4|protein_coding|1/2|c.161-650C&gt;G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downstream_gene_variant': 1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15489</text:p>
          </table:table-cell>
          <table:table-cell office:value-type="string" calcext:value-type="string">
            <text:p>HTR2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46895833" calcext:value-type="float">
            <text:p>4689583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621.4:c.74C&gt;A</text:p>
          </table:table-cell>
          <table:table-cell office:value-type="string" calcext:value-type="string">
            <text:p>"Altered_potency_of_atypical_antipsychotic_drugs"</text:p>
          </table:table-cell>
          <table:table-cell table:number-columns-repeated="2"/>
          <table:table-cell office:value-type="string" calcext:value-type="string">
            <text:p>NP_000612.1:p.T25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805055</text:p>
          </table:table-cell>
          <table:table-cell office:value-type="string" calcext:value-type="string">
            <text:p>T|missense_variant|MODERATE|HTR2A|ENSG00000102468|transcript|ENST00000378688.8|protein_coding|1/3|c.74C&gt;A|p.Thr25Asn|206/4835|74/1416|25/471||,T|missense_variant|MODERATE|HTR2A|ENSG00000102468|transcript|ENST00000542664.3|protein_coding|2/4|c.74C&gt;A|p.Thr25Asn|805/5429|74/1416|25/471||,T|upstream_gene_variant|MODIFIER|HTR2A|ENSG00000102468|transcript|ENST00000612998.1|protein_coding||c.-20C&gt;A|||||20|WARNING_TRANSCRIPT_NO_START_CODON,T|intron_variant|MODIFIER|HTR2A|ENSG00000102468|transcript|ENST00000543956.4|protein_coding|1/2|c.160+841C&gt;A|||||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upstream_gene_variant': 1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6262</text:p>
          </table:table-cell>
          <table:table-cell office:value-type="string" calcext:value-type="string">
            <text:p>LHCG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8694299" calcext:value-type="float">
            <text:p>4869429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233.3:c.872A&gt;G</text:p>
          </table:table-cell>
          <table:table-cell office:value-type="string" calcext:value-type="string">
            <text:p>"Increased_receptor_sensitivity"</text:p>
          </table:table-cell>
          <table:table-cell table:number-columns-repeated="2"/>
          <table:table-cell office:value-type="string" calcext:value-type="string">
            <text:p>NP_000224.2:p.N291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2470652</text:p>
          </table:table-cell>
          <table:table-cell office:value-type="string" calcext:value-type="string">
            <text:p>C|missense_variant|MODERATE|LHCGR|ENSG00000138039|transcript|ENST00000294954.11|protein_coding|10/11|c.872A&gt;G|p.Asn291Ser|894/3044|872/2100|291/699||,C|missense_variant|MODERATE|LHCGR|ENSG00000138039|transcript|ENST00000401907.5|protein_coding|10/11|c.872A&gt;G|p.Asn291Ser|931/1477|872/978|291/325||,C|missense_variant|MODERATE|LHCGR|ENSG00000138039|transcript|ENST00000403273.5|protein_coding|10/11|c.872A&gt;G|p.Asn291Ser|931/1921|872/990|291/329||,C|sequence_feature|MODERATE|LHCGR|ENSG00000138039|glycosylation-site:N-linked_(GlcNAc...)|ENST00000294954|protein_coding|10/11|c.872A&gt;G||||||,C|3_prime_UTR_variant|MODIFIER|RP11-310N16.1|ENSG00000279956|transcript|ENST00000602369.3|nonsense_mediated_decay|9/13|c.*145A&gt;G|||||4455|,C|intron_variant|MODIFIER|STON1-GTF2A1L|ENSG00000068781|transcript|ENST00000402114.6|protein_coding|10/10|c.3441+22619T&gt;C||||||,C|intron_variant|MODIFIER|GTF2A1L|ENSG00000242441|transcript|ENST00000508440.1|protein_coding|2/2|c.276+22619T&gt;C||||||WARNING_TRANSCRIPT_NO_START_CODON,C|intron_variant|MODIFIER|LHCGR|ENSG00000138039|transcript|ENST00000405626.5|protein_coding|9/9|c.866+4316A&gt;G||||||</text:p>
          </table:table-cell>
          <table:table-cell office:value-type="string" calcext:value-type="string">
            <text:p>{'MODERATE': 4, 'MODIFIER': 4}</text:p>
          </table:table-cell>
          <table:table-cell office:value-type="string" calcext:value-type="string">
            <text:p>{'missense_variant': 3, 'sequence_feature': 1, '3_prime_UTR_variant': 1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99354</text:p>
          </table:table-cell>
          <table:table-cell office:value-type="string" calcext:value-type="string">
            <text:p>PARP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20345130" calcext:value-type="float">
            <text:p>2034513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5484.3:c.241+4G&gt;A</text:p>
          </table:table-cell>
          <table:table-cell office:value-type="string" calcext:value-type="string">
            <text:p>"Altered_splicing"</text:p>
          </table:table-cell>
          <table:table-cell table:number-columns-repeated="4"/>
          <table:table-cell office:value-type="string" calcext:value-type="string">
            <text:p>rs2297616</text:p>
          </table:table-cell>
          <table:table-cell office:value-type="string" calcext:value-type="string">
            <text:p>A|splice_region_variant&amp;intron_variant|LOW|PARP2|ENSG00000129484|transcript|ENST00000250416.9|protein_coding|2/15|c.241+4G&gt;A||||||,A|splice_region_variant&amp;intron_variant|LOW|PARP2|ENSG00000129484|transcript|ENST00000527915.5|protein_coding|2/14|c.241+4G&gt;A||||||,A|upstream_gene_variant|MODIFIER|RPPH1|ENSG00000259001|transcript|ENST00000554988.1|antisense||n.-1445C&gt;T|||||1445|,A|upstream_gene_variant|MODIFIER|RPPH1|ENSG00000277209|transcript|ENST00000516869.1|ribozyme||n.-1723C&gt;T|||||1723|,A|intron_variant|MODIFIER|PARP2|ENSG00000129484|transcript|ENST00000429687.7|protein_coding|2/15|c.202+43G&gt;A||||||,A|intron_variant|MODIFIER|RP11-203M5.2|ENSG00000254846|transcript|ENST00000528210.1|antisense|1/1|n.325-754C&gt;T||||||,A|intron_variant|MODIFIER|PARP2|ENSG00000129484|transcript|ENST00000529465.6|nonsense_mediated_decay|2/6|c.202+43G&gt;A||||||</text:p>
          </table:table-cell>
          <table:table-cell office:value-type="string" calcext:value-type="string">
            <text:p>{'LOW': 2, 'MODIFIER': 5}</text:p>
          </table:table-cell>
          <table:table-cell office:value-type="string" calcext:value-type="string">
            <text:p>{'splice_region_variant&amp;intron_variant': 2, 'upstream_gene_variant': 2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2030</text:p>
          </table:table-cell>
          <table:table-cell office:value-type="string" calcext:value-type="string">
            <text:p>ESR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64257358" calcext:value-type="float">
            <text:p>6425735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437.2:c.959T&gt;G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01428.1:p.V320G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rs769145181</text:p>
          </table:table-cell>
          <table:table-cell office:value-type="string" calcext:value-type="string">
            <text:p>C|missense_variant|MODERATE|ESR2|ENSG00000140009|transcript|ENST00000341099.5|protein_coding|6/9|c.959T&gt;G|p.Val320Gly|1377/2060|959/1593|320/530||,C|missense_variant|MODERATE|ESR2|ENSG00000140009|transcript|ENST00000554572.5|protein_coding|11/14|c.959T&gt;G|p.Val320Gly|2233/3588|959/1488|320/495||,C|missense_variant|MODERATE|ESR2|ENSG00000140009|transcript|ENST00000353772.7|protein_coding|6/9|c.959T&gt;G|p.Val320Gly|1427/2454|959/1488|320/495||,C|missense_variant|MODERATE|ESR2|ENSG00000140009|transcript|ENST00000555278.5|protein_coding|5/8|c.959T&gt;G|p.Val320Gly|959/1883|959/1446|320/481||,C|missense_variant|MODERATE|ESR2|ENSG00000140009|transcript|ENST00000553796.5|protein_coding|5/8|c.959T&gt;G|p.Val320Gly|959/1634|959/1425|320/474||,C|missense_variant|MODERATE|ESR2|ENSG00000140009|transcript|ENST00000557772.5|protein_coding|5/7|c.959T&gt;G|p.Val320Gly|959/5458|959/1419|320/472||,C|missense_variant|MODERATE|ESR2|ENSG00000140009|transcript|ENST00000556275.5|protein_coding|6/9|c.959T&gt;G|p.Val320Gly|1427/2695|959/1542|320/513||,C|missense_variant|MODERATE|ESR2|ENSG00000140009|transcript|ENST00000358599.9|protein_coding|6/9|c.959T&gt;G|p.Val320Gly|1264/1899|959/1488|320/495||,C|intron_variant|MODIFIER|ESR2|ENSG00000140009|transcript|ENST00000344288.10|nonsense_mediated_decay|4/6|c.952+3091T&gt;G||||||,C|intron_variant|MODIFIER|ESR2|ENSG00000140009|transcript|ENST00000267525.10|protein_coding|4/5|c.952+3091T&gt;G||||||,C|intron_variant|MODIFIER|ESR2|ENSG00000140009|transcript|ENST00000554520.1|processed_transcript|4/5|n.780+3091T&gt;G||||||,C|non_coding_transcript_exon_variant|MODIFIER|ESR2|ENSG00000140009|transcript|ENST00000555483.5|processed_transcript|4/7|n.694T&gt;G||||||,C|non_coding_transcript_exon_variant|MODIFIER|ESR2|ENSG00000140009|transcript|ENST00000555783.1|processed_transcript|2/3|n.86T&gt;G||||||</text:p>
          </table:table-cell>
          <table:table-cell office:value-type="string" calcext:value-type="string">
            <text:p>{'MODERATE': 8, 'MODIFIER': 5}</text:p>
          </table:table-cell>
          <table:table-cell office:value-type="string" calcext:value-type="string">
            <text:p>{'missense_variant': 8, 'intron_variant': 3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61726</text:p>
          </table:table-cell>
          <table:table-cell office:value-type="string" calcext:value-type="string">
            <text:p>ESR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64260536" calcext:value-type="float">
            <text:p>64260536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M_001437.2:c.865T&gt;C</text:p>
          </table:table-cell>
          <table:table-cell office:value-type="string" calcext:value-type="string">
            <text:p>"Reduced_binding_affinity_association_with"</text:p>
          </table:table-cell>
          <table:table-cell table:number-columns-repeated="2"/>
          <table:table-cell office:value-type="string" calcext:value-type="string">
            <text:p>NP_001428.1:p.F289L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G|structural_interaction_variant|HIGH|ESR2|ENSG00000140009|interaction|1U3S:B_289-B_366:ENST00000341099|protein_coding|5/9|c.865T&gt;C||||||,G|structural_interaction_variant|HIGH|ESR2|ENSG00000140009|interaction|1U9E:B_289-B_366:ENST00000341099|protein_coding|5/9|c.865T&gt;C||||||,G|structural_interaction_variant|HIGH|ESR2|ENSG00000140009|interaction|1X78:B_289-B_366:ENST00000341099|protein_coding|5/9|c.865T&gt;C||||||,G|missense_variant|MODERATE|ESR2|ENSG00000140009|transcript|ENST00000341099.5|protein_coding|5/9|c.865T&gt;C|p.Phe289Leu|1283/2060|865/1593|289/530||,G|missense_variant|MODERATE|ESR2|ENSG00000140009|transcript|ENST00000554572.5|protein_coding|10/14|c.865T&gt;C|p.Phe289Leu|2139/3588|865/1488|289/495||,G|missense_variant|MODERATE|ESR2|ENSG00000140009|transcript|ENST00000353772.7|protein_coding|5/9|c.865T&gt;C|p.Phe289Leu|1333/2454|865/1488|289/495||,G|missense_variant|MODERATE|ESR2|ENSG00000140009|transcript|ENST00000555278.5|protein_coding|4/8|c.865T&gt;C|p.Phe289Leu|865/1883|865/1446|289/481||,G|missense_variant|MODERATE|ESR2|ENSG00000140009|transcript|ENST00000344288.10|nonsense_mediated_decay|4/7|c.865T&gt;C|p.Phe289Leu|916/1427|865/972|289/323||,G|missense_variant|MODERATE|ESR2|ENSG00000140009|transcript|ENST00000553796.5|protein_coding|4/8|c.865T&gt;C|p.Phe289Leu|865/1634|865/1425|289/474||,G|missense_variant|MODERATE|ESR2|ENSG00000140009|transcript|ENST00000557772.5|protein_coding|4/7|c.865T&gt;C|p.Phe289Leu|865/5458|865/1419|289/472||,G|missense_variant|MODERATE|ESR2|ENSG00000140009|transcript|ENST00000267525.10|protein_coding|4/6|c.865T&gt;C|p.Phe289Leu|955/1518|865/1320|289/439||,G|missense_variant|MODERATE|ESR2|ENSG00000140009|transcript|ENST00000556275.5|protein_coding|5/9|c.865T&gt;C|p.Phe289Leu|1333/2695|865/1542|289/513||,G|missense_variant|MODERATE|ESR2|ENSG00000140009|transcript|ENST00000358599.9|protein_coding|5/9|c.865T&gt;C|p.Phe289Leu|1170/1899|865/1488|289/495||,G|upstream_gene_variant|MODIFIER|ESR2|ENSG00000140009|transcript|ENST00000555783.1|processed_transcript||n.-9T&gt;C|||||9|,G|non_coding_transcript_exon_variant|MODIFIER|ESR2|ENSG00000140009|transcript|ENST00000555483.5|processed_transcript|3/7|n.549T&gt;C||||||,G|non_coding_transcript_exon_variant|MODIFIER|ESR2|ENSG00000140009|transcript|ENST00000554520.1|processed_transcript|4/6|n.693T&gt;C||||||</text:p>
          </table:table-cell>
          <table:table-cell office:value-type="string" calcext:value-type="string">
            <text:p>{'HIGH': 3, 'MODERATE': 10, 'MODIFIER': 3}</text:p>
          </table:table-cell>
          <table:table-cell office:value-type="string" calcext:value-type="string">
            <text:p>{'structural_interaction_variant': 3, 'missense_variant': 10, 'upstream_gene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19954</text:p>
          </table:table-cell>
          <table:table-cell office:value-type="string" calcext:value-type="string">
            <text:p>ESR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64294403" calcext:value-type="float">
            <text:p>64294403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promoter_activity"</text:p>
          </table:table-cell>
          <table:table-cell table:number-columns-repeated="4"/>
          <table:table-cell office:value-type="string" calcext:value-type="string">
            <text:p>rs35036378</text:p>
          </table:table-cell>
          <table:table-cell office:value-type="string" calcext:value-type="string">
            <text:p>C|5_prime_UTR_variant|MODIFIER|ESR2|ENSG00000140009|transcript|ENST00000353772.7|protein_coding|1/9|c.-461T&gt;G|||||11418|,C|5_prime_UTR_variant|MODIFIER|ESR2|ENSG00000140009|transcript|ENST00000556275.5|protein_coding|1/9|c.-461T&gt;G|||||11418|,C|upstream_gene_variant|MODIFIER|ESR2|ENSG00000140009|transcript|ENST00000341099.5|protein_coding||c.-11418T&gt;G|||||43|,C|intron_variant|MODIFIER|ESR2|ENSG00000140009|transcript|ENST00000554572.5|protein_coding|6/13|c.-91+3130T&gt;G||||||,C|intron_variant|MODIFIER|ESR2|ENSG00000140009|transcript|ENST00000358599.9|protein_coding|1/8|c.-90-11328T&gt;G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5_prime_UTR_variant': 2, 'upstream_gene_variant': 1, 'intr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08282</text:p>
          </table:table-cell>
          <table:table-cell office:value-type="string" calcext:value-type="string">
            <text:p>AKT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04793397" calcext:value-type="float">
            <text:p>104793397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transcriptional_activity"</text:p>
          </table:table-cell>
          <table:table-cell table:number-columns-repeated="4"/>
          <table:table-cell office:value-type="string" calcext:value-type="string">
            <text:p>rs1130214</text:p>
          </table:table-cell>
          <table:table-cell office:value-type="string" calcext:value-type="string">
            <text:p>A|5_prime_UTR_variant|MODIFIER|AKT1|ENSG00000142208|transcript|ENST00000554581.5|protein_coding|1/13|c.-754G&gt;T|||||754|,A|5_prime_UTR_variant|MODIFIER|AKT1|ENSG00000142208|transcript|ENST00000402615.6|protein_coding|1/14|c.-350G&gt;T|||||754|,A|5_prime_UTR_variant|MODIFIER|AKT1|ENSG00000142208|transcript|ENST00000555528.5|protein_coding|1/14|c.-350G&gt;T|||||754|,A|downstream_gene_variant|MODIFIER|AKT1|ENSG00000142208|transcript|ENST00000553797.1|processed_transcript||n.*116G&gt;T|||||116|,A|intron_variant|MODIFIER|AKT1|ENSG00000142208|transcript|ENST00000349310.7|protein_coding|1/14|c.-163-187G&gt;T||||||,A|intron_variant|MODIFIER|AKT1|ENSG00000142208|transcript|ENST00000407796.6|protein_coding|1/13|c.-79-675G&gt;T||||||,A|intron_variant|MODIFIER|AKT1|ENSG00000142208|transcript|ENST00000554848.5|protein_coding|1/13|c.-79-675G&gt;T||||||,A|intron_variant|MODIFIER|AKT1|ENSG00000142208|transcript|ENST00000557494.1|processed_transcript|1/1|n.261-93G&gt;T||||||,A|intron_variant|MODIFIER|AKT1|ENSG00000142208|transcript|ENST00000555926.1|protein_coding|1/4|c.-257-93G&gt;T||||||WARNING_TRANSCRIPT_INCOMPLETE</text:p>
          </table:table-cell>
          <table:table-cell office:value-type="string" calcext:value-type="string">
            <text:p>{'MODIFIER': 9}</text:p>
          </table:table-cell>
          <table:table-cell office:value-type="string" calcext:value-type="string">
            <text:p>{'5_prime_UTR_variant': 3, 'downstream_gene_variant': 1, 'intron_variant': 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08281</text:p>
          </table:table-cell>
          <table:table-cell office:value-type="string" calcext:value-type="string">
            <text:p>AKT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04801767" calcext:value-type="float">
            <text:p>104801767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transcriptional_activity"</text:p>
          </table:table-cell>
          <table:table-cell table:number-columns-repeated="4"/>
          <table:table-cell office:value-type="string" calcext:value-type="string">
            <text:p>rs10141867</text:p>
          </table:table-cell>
          <table:table-cell office:value-type="string" calcext:value-type="string">
            <text:p>A|synonymous_variant|LOW|ZBTB42|ENSG00000179627|transcript|ENST00000555360.1|protein_coding|2/2|c.570G&gt;A|p.Leu190Leu|692/1411|570/1269|190/422||,A|synonymous_variant|LOW|ZBTB42|ENSG00000179627|transcript|ENST00000342537.7|protein_coding|1/1|c.570G&gt;A|p.Leu190Leu|855/3800|570/1269|190/422||</text:p>
          </table:table-cell>
          <table:table-cell office:value-type="string" calcext:value-type="string">
            <text:p>{'LOW': 2}</text:p>
          </table:table-cell>
          <table:table-cell office:value-type="string" calcext:value-type="string">
            <text:p>{'synonymous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08283</text:p>
          </table:table-cell>
          <table:table-cell office:value-type="string" calcext:value-type="string">
            <text:p>AKT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04805499" calcext:value-type="float">
            <text:p>104805499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transcriptional_activity"</text:p>
          </table:table-cell>
          <table:table-cell table:number-columns-repeated="4"/>
          <table:table-cell office:value-type="string" calcext:value-type="string">
            <text:p>rs33925946</text:p>
          </table:table-cell>
          <table:table-cell office:value-type="string" calcext:value-type="string">
            <text:p>T|downstream_gene_variant|MODIFIER|ZBTB42|ENSG00000179627|transcript|ENST00000555360.1|protein_coding||c.*3033G&gt;T|||||3013|,T|downstream_gene_variant|MODIFIER|ZBTB42|ENSG00000179627|transcript|ENST00000342537.7|protein_coding||c.*3033G&gt;T|||||787|,T|intergenic_region|MODIFIER|ZBTB42-RP11-477I4.4|ENSG00000179627-ENSG00000279140|intergenic_region|ENSG00000179627-ENSG00000279140|||n.104805499G&gt;T||||||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downstream_gene_variant': 2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993821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45879" calcext:value-type="float">
            <text:p>74745879</text:p>
          </table:table-cell>
          <table:table-cell office:value-type="string" calcext:value-type="string">
            <text:p>DFP</text:p>
          </table:table-cell>
          <table:table-cell/>
          <table:table-cell office:value-type="string" calcext:value-type="string">
            <text:p>"Decreased_activity_in_smokers"</text:p>
          </table:table-cell>
          <table:table-cell table:number-columns-repeated="4"/>
          <table:table-cell office:value-type="string" calcext:value-type="string">
            <text:p>rs2069514</text:p>
          </table:table-cell>
          <table:table-cell office:value-type="string" calcext:value-type="string">
            <text:p>A|upstream_gene_variant|MODIFIER|CYP1A2|ENSG00000140505|transcript|ENST00000343932.4|protein_coding||c.-3860G&gt;A|||||2965|,A|intergenic_region|MODIFIER|CYP1A1-CYP1A2|ENSG00000140465-ENSG00000140505|intergenic_region|ENSG00000140465-ENSG00000140505|||n.74745879G&gt;A||||||</text:p>
          </table:table-cell>
          <table:table-cell office:value-type="string" calcext:value-type="string">
            <text:p>{'MODIFIER': 2}</text:p>
          </table:table-cell>
          <table:table-cell office:value-type="string" calcext:value-type="string">
            <text:p>{'upstream_gene_variant': 1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05485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46141" calcext:value-type="float">
            <text:p>74746141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promoter_activity"</text:p>
          </table:table-cell>
          <table:table-cell table:number-columns-repeated="4"/>
          <table:table-cell office:value-type="string" calcext:value-type="string">
            <text:p>rs2069519</text:p>
          </table:table-cell>
          <table:table-cell office:value-type="string" calcext:value-type="string">
            <text:p>T|upstream_gene_variant|MODIFIER|CYP1A2|ENSG00000140505|transcript|ENST00000343932.4|protein_coding||c.-3598G&gt;T|||||2703|,T|intergenic_region|MODIFIER|CYP1A1-CYP1A2|ENSG00000140465-ENSG00000140505|intergenic_region|ENSG00000140465-ENSG00000140505|||n.74746141G&gt;T||||||</text:p>
          </table:table-cell>
          <table:table-cell office:value-type="string" calcext:value-type="string">
            <text:p>{'MODIFIER': 2}</text:p>
          </table:table-cell>
          <table:table-cell office:value-type="string" calcext:value-type="string">
            <text:p>{'upstream_gene_variant': 1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35958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49010" calcext:value-type="float">
            <text:p>74749010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activity"</text:p>
          </table:table-cell>
          <table:table-cell table:number-columns-repeated="4"/>
          <table:table-cell office:value-type="string" calcext:value-type="string">
            <text:p>rs12720461</text:p>
          </table:table-cell>
          <table:table-cell office:value-type="string" calcext:value-type="string">
            <text:p>T|intron_variant|MODIFIER|CYP1A2|ENSG00000140505|transcript|ENST00000343932.4|protein_coding|1/6|c.-10+113C&gt;T||||||</text:p>
          </table:table-cell>
          <table:table-cell office:value-type="string" calcext:value-type="string">
            <text:p>{'MODIFIER': 1}</text:p>
          </table:table-cell>
          <table:table-cell office:value-type="string" calcext:value-type="string">
            <text:p>{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993820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49576" calcext:value-type="float">
            <text:p>74749576</text:p>
          </table:table-cell>
          <table:table-cell office:value-type="string" calcext:value-type="string">
            <text:p>DFP</text:p>
          </table:table-cell>
          <table:table-cell/>
          <table:table-cell office:value-type="string" calcext:value-type="string">
            <text:p>"Increased_activity_in_smokers_association_with"</text:p>
          </table:table-cell>
          <table:table-cell table:number-columns-repeated="4"/>
          <table:table-cell office:value-type="string" calcext:value-type="string">
            <text:p>rs762551</text:p>
          </table:table-cell>
          <table:table-cell office:value-type="string" calcext:value-type="string">
            <text:p>A|intron_variant|MODIFIER|CYP1A2|ENSG00000140505|transcript|ENST00000343932.4|protein_coding|1/6|c.-9-154C&gt;A||||||</text:p>
          </table:table-cell>
          <table:table-cell office:value-type="string" calcext:value-type="string">
            <text:p>{'MODIFIER': 1}</text:p>
          </table:table-cell>
          <table:table-cell office:value-type="string" calcext:value-type="string">
            <text:p>{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663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49863" calcext:value-type="float">
            <text:p>7474986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125C&gt;G</text:p>
          </table:table-cell>
          <table:table-cell office:value-type="string" calcext:value-type="string">
            <text:p>"Decreased_protein_expression"</text:p>
          </table:table-cell>
          <table:table-cell table:number-columns-repeated="2"/>
          <table:table-cell office:value-type="string" calcext:value-type="string">
            <text:p>NP_000752.2:p.P42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s72547511</text:p>
          </table:table-cell>
          <table:table-cell office:value-type="string" calcext:value-type="string">
            <text:p>G|missense_variant|MODERATE|CYP1A2|ENSG00000140505|transcript|ENST00000343932.4|protein_coding|2/7|c.125C&gt;G|p.Pro42Arg|188/2728|125/1551|42/516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09512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49986" calcext:value-type="float">
            <text:p>7474998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248C&gt;T</text:p>
          </table:table-cell>
          <table:table-cell office:value-type="string" calcext:value-type="string">
            <text:p>"Altered_catalytic_activity"</text:p>
          </table:table-cell>
          <table:table-cell table:number-columns-repeated="2"/>
          <table:table-cell office:value-type="string" calcext:value-type="string">
            <text:p>NP_000752.2:p.T83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38652540</text:p>
          </table:table-cell>
          <table:table-cell office:value-type="string" calcext:value-type="string">
            <text:p>T|missense_variant|MODERATE|CYP1A2|ENSG00000140505|transcript|ENST00000343932.4|protein_coding|2/7|c.248C&gt;T|p.Thr83Met|311/2728|248/1551|83/516||,T|sequence_feature|LOW|CYP1A2|ENSG00000140505|beta-strand:combinatorial_evidence_used_in_manual_assertion|ENST00000343932|protein_coding|2/7|c.248C&gt;T||||||</text:p>
          </table:table-cell>
          <table:table-cell office:value-type="string" calcext:value-type="string">
            <text:p>{'MODERATE': 1, 'LOW': 1}</text:p>
          </table:table-cell>
          <table:table-cell office:value-type="string" calcext:value-type="string">
            <text:p>{'missense_variant': 1, 'sequence_feature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5740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0296" calcext:value-type="float">
            <text:p>7475029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558C&gt;A</text:p>
          </table:table-cell>
          <table:table-cell office:value-type="string" calcext:value-type="string">
            <text:p>"Reduced_catalytic_activity"</text:p>
          </table:table-cell>
          <table:table-cell table:number-columns-repeated="2"/>
          <table:table-cell office:value-type="string" calcext:value-type="string">
            <text:p>NP_000752.2:p.F186L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s72547513</text:p>
          </table:table-cell>
          <table:table-cell office:value-type="string" calcext:value-type="string">
            <text:p>A|missense_variant|MODERATE|CYP1A2|ENSG00000140505|transcript|ENST00000343932.4|protein_coding|2/7|c.558C&gt;A|p.Phe186Leu|621/2728|558/1551|186/516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0440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0372" calcext:value-type="float">
            <text:p>7475037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634A&gt;T</text:p>
          </table:table-cell>
          <table:table-cell office:value-type="string" calcext:value-type="string">
            <text:p>"Reduced_catalytic_activity"</text:p>
          </table:table-cell>
          <table:table-cell table:number-columns-repeated="2"/>
          <table:table-cell office:value-type="string" calcext:value-type="string">
            <text:p>NP_000752.2:p.S212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758748797</text:p>
          </table:table-cell>
          <table:table-cell office:value-type="string" calcext:value-type="string">
            <text:p>T|missense_variant|MODERATE|CYP1A2|ENSG00000140505|transcript|ENST00000343932.4|protein_coding|2/7|c.634A&gt;T|p.Ser212Cys|697/2728|634/1551|212/516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0442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1251" calcext:value-type="float">
            <text:p>7475125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894C&gt;A</text:p>
          </table:table-cell>
          <table:table-cell office:value-type="string" calcext:value-type="string">
            <text:p>"Reduced_catalytic_activity"</text:p>
          </table:table-cell>
          <table:table-cell table:number-columns-repeated="2"/>
          <table:table-cell office:value-type="string" calcext:value-type="string">
            <text:p>NP_000752.2:p.S298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7861157</text:p>
          </table:table-cell>
          <table:table-cell office:value-type="string" calcext:value-type="string">
            <text:p>A|missense_variant|MODERATE|CYP1A2|ENSG00000140505|transcript|ENST00000343932.4|protein_coding|3/7|c.894C&gt;A|p.Ser298Arg|957/2728|894/1551|298/516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09511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1252" calcext:value-type="float">
            <text:p>7475125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895G&gt;A</text:p>
          </table:table-cell>
          <table:table-cell office:value-type="string" calcext:value-type="string">
            <text:p>"Altered_catalytic_activity"</text:p>
          </table:table-cell>
          <table:table-cell table:number-columns-repeated="2"/>
          <table:table-cell office:value-type="string" calcext:value-type="string">
            <text:p>NP_000752.2:p.G299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35796837</text:p>
          </table:table-cell>
          <table:table-cell office:value-type="string" calcext:value-type="string">
            <text:p>A|missense_variant|MODERATE|CYP1A2|ENSG00000140505|transcript|ENST00000343932.4|protein_coding|3/7|c.895G&gt;A|p.Gly299Ser|958/2728|895/1551|299/516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0441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1297" calcext:value-type="float">
            <text:p>7475129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940A&gt;G</text:p>
          </table:table-cell>
          <table:table-cell office:value-type="string" calcext:value-type="string">
            <text:p>"Reduced_catalytic_activity"</text:p>
          </table:table-cell>
          <table:table-cell table:number-columns-repeated="2"/>
          <table:table-cell office:value-type="string" calcext:value-type="string">
            <text:p>NP_000752.2:p.I314V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s28399418</text:p>
          </table:table-cell>
          <table:table-cell office:value-type="string" calcext:value-type="string">
            <text:p>G|missense_variant|MODERATE|CYP1A2|ENSG00000140505|transcript|ENST00000343932.4|protein_coding|3/7|c.940A&gt;G|p.Ile314Val|1003/2728|940/1551|314/516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6028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1854" calcext:value-type="float">
            <text:p>7475185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1042G&gt;A</text:p>
          </table:table-cell>
          <table:table-cell office:value-type="string" calcext:value-type="string">
            <text:p>"Altered_catalytic_activity"</text:p>
          </table:table-cell>
          <table:table-cell table:number-columns-repeated="2"/>
          <table:table-cell office:value-type="string" calcext:value-type="string">
            <text:p>NP_000752.2:p.D348N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s56276455</text:p>
          </table:table-cell>
          <table:table-cell office:value-type="string" calcext:value-type="string">
            <text:p>A|missense_variant&amp;splice_region_variant|MODERATE|CYP1A2|ENSG00000140505|transcript|ENST00000343932.4|protein_coding|4/7|c.1042G&gt;A|p.Asp348Asn|1105/2728|1042/1551|348/516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&amp;splice_regi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664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2211" calcext:value-type="float">
            <text:p>7475221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1130G&gt;A</text:p>
          </table:table-cell>
          <table:table-cell office:value-type="string" calcext:value-type="string">
            <text:p>"Decreased_protein_expression"</text:p>
          </table:table-cell>
          <table:table-cell table:number-columns-repeated="2"/>
          <table:table-cell office:value-type="string" calcext:value-type="string">
            <text:p>NP_000752.2:p.R377Q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rs72547515</text:p>
          </table:table-cell>
          <table:table-cell office:value-type="string" calcext:value-type="string">
            <text:p>A|missense_variant|MODERATE|CYP1A2|ENSG00000140505|transcript|ENST00000343932.4|protein_coding|5/7|c.1130G&gt;A|p.Arg377Gln|1193/2728|1130/1551|377/516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6029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2237" calcext:value-type="float">
            <text:p>74752237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NM_000761.4:c.1156A&gt;T</text:p>
          </table:table-cell>
          <table:table-cell office:value-type="string" calcext:value-type="string">
            <text:p>"Altered_catalytic_activity"</text:p>
          </table:table-cell>
          <table:table-cell table:number-columns-repeated="2"/>
          <table:table-cell office:value-type="string" calcext:value-type="string">
            <text:p>NP_000752.2:p.I386F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rs72547516</text:p>
          </table:table-cell>
          <table:table-cell office:value-type="string" calcext:value-type="string">
            <text:p>T|missense_variant|MODERATE|CYP1A2|ENSG00000140505|transcript|ENST00000343932.4|protein_coding|5/7|c.1156A&gt;T|p.Ile386Phe|1219/2728|1156/1551|386/516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6030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3234" calcext:value-type="float">
            <text:p>7475323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1217G&gt;A</text:p>
          </table:table-cell>
          <table:table-cell office:value-type="string" calcext:value-type="string">
            <text:p>"Altered_catalytic_activity"</text:p>
          </table:table-cell>
          <table:table-cell table:number-columns-repeated="2"/>
          <table:table-cell office:value-type="string" calcext:value-type="string">
            <text:p>NP_000752.2:p.C406Y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s55889066</text:p>
          </table:table-cell>
          <table:table-cell office:value-type="string" calcext:value-type="string">
            <text:p>A|missense_variant|MODERATE|CYP1A2|ENSG00000140505|transcript|ENST00000343932.4|protein_coding|6/7|c.1217G&gt;A|p.Cys406Tyr|1280/2728|1217/1551|406/516||,A|sequence_feature|LOW|CYP1A2|ENSG00000140505|beta-strand:combinatorial_evidence_used_in_manual_assertion|ENST00000343932|protein_coding|6/7|c.1217G&gt;A||||||</text:p>
          </table:table-cell>
          <table:table-cell office:value-type="string" calcext:value-type="string">
            <text:p>{'MODERATE': 1, 'LOW': 1}</text:p>
          </table:table-cell>
          <table:table-cell office:value-type="string" calcext:value-type="string">
            <text:p>{'missense_variant': 1, 'sequence_feature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34693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3271" calcext:value-type="float">
            <text:p>7475327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1253+1G&gt;A</text:p>
          </table:table-cell>
          <table:table-cell office:value-type="string" calcext:value-type="string">
            <text:p>"Poor_clozapine_metabolism"</text:p>
          </table:table-cell>
          <table:table-cell office:value-type="string" calcext:value-type="string">
            <text:p>(CYP1A2|ENSG00000140505|1|1.00)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string" calcext:value-type="string">
            <text:p>rs56107638</text:p>
          </table:table-cell>
          <table:table-cell office:value-type="string" calcext:value-type="string">
            <text:p>A|splice_donor_variant&amp;intron_variant|HIGH|CYP1A2|ENSG00000140505|transcript|ENST00000343932.4|protein_coding|6/6|c.1253+1G&gt;A||||||,A|sequence_feature|LOW|CYP1A2|ENSG00000140505|turn:combinatorial_evidence_used_in_manual_assertion|ENST00000343932|protein_coding|6/6|c.1253+1G&gt;A||||||</text:p>
          </table:table-cell>
          <table:table-cell office:value-type="string" calcext:value-type="string">
            <text:p>{'HIGH': 1, 'LOW': 1}</text:p>
          </table:table-cell>
          <table:table-cell office:value-type="string" calcext:value-type="string">
            <text:p>{'splice_donor_variant&amp;intron_variant': 1, 'sequence_feature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6031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4828" calcext:value-type="float">
            <text:p>74754828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NM_000761.4:c.1291C&gt;T</text:p>
          </table:table-cell>
          <table:table-cell office:value-type="string" calcext:value-type="string">
            <text:p>"Altered_catalytic_activity"</text:p>
          </table:table-cell>
          <table:table-cell table:number-columns-repeated="2"/>
          <table:table-cell office:value-type="string" calcext:value-type="string">
            <text:p>NP_000752.2:p.R431W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s28399424</text:p>
          </table:table-cell>
          <table:table-cell office:value-type="string" calcext:value-type="string">
            <text:p>T|missense_variant|MODERATE|CYP1A2|ENSG00000140505|transcript|ENST00000343932.4|protein_coding|7/7|c.1291C&gt;T|p.Arg431Trp|1354/2728|1291/1551|431/516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665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4754904" calcext:value-type="float">
            <text:p>7475490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1.4:c.1367G&gt;A</text:p>
          </table:table-cell>
          <table:table-cell office:value-type="string" calcext:value-type="string">
            <text:p>"Decreased_protein_expression"</text:p>
          </table:table-cell>
          <table:table-cell table:number-columns-repeated="2"/>
          <table:table-cell office:value-type="string" calcext:value-type="string">
            <text:p>NP_000752.2:p.R456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rs72547517</text:p>
          </table:table-cell>
          <table:table-cell office:value-type="string" calcext:value-type="string">
            <text:p>A|missense_variant|MODERATE|CYP1A2|ENSG00000140505|transcript|ENST00000343932.4|protein_coding|7/7|c.1367G&gt;A|p.Arg456His|1430/2728|1367/1551|456/516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1618527</text:p>
          </table:table-cell>
          <table:table-cell office:value-type="string" calcext:value-type="string">
            <text:p>IGF1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98775732" calcext:value-type="float">
            <text:p>9877573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875.4:c.640+67625C&gt;G</text:p>
          </table:table-cell>
          <table:table-cell office:value-type="string" calcext:value-type="string">
            <text:p>"Increased_estrogen_receptor_binding"</text:p>
          </table:table-cell>
          <table:table-cell table:number-columns-repeated="4"/>
          <table:table-cell office:value-type="string" calcext:value-type="string">
            <text:p>rs62022087</text:p>
          </table:table-cell>
          <table:table-cell office:value-type="string" calcext:value-type="string">
            <text:p>G|intron_variant|MODIFIER|IGF1R|ENSG00000140443|transcript|ENST00000268035.10|protein_coding|2/20|c.640+67625C&gt;G||||||,G|intron_variant|MODIFIER|IGF1R|ENSG00000140443|transcript|ENST00000558762.5|protein_coding|2/20|c.640+67625C&gt;G||||||,G|intron_variant|MODIFIER|IGF1R|ENSG00000140443|transcript|ENST00000559925.5|retained_intron|2/9|n.640+67625C&gt;G||||||,G|intron_variant|MODIFIER|IGF1R|ENSG00000140443|transcript|ENST00000558355.1|protein_coding|1/1|c.277+67625C&gt;G||||||WARNING_TRANSCRIPT_INCOMPLETE,G|intron_variant|MODIFIER|IGF1R|ENSG00000140443|transcript|ENST00000557938.5|processed_transcript|1/3|n.42+40979C&gt;G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intron_variant': 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8039</text:p>
          </table:table-cell>
          <table:table-cell office:value-type="string" calcext:value-type="string">
            <text:p>ALOX1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633299" calcext:value-type="float">
            <text:p>463329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140.4:c.1265G&gt;A</text:p>
          </table:table-cell>
          <table:table-cell office:value-type="string" calcext:value-type="string">
            <text:p>"Reduced_catalytic_activity"</text:p>
          </table:table-cell>
          <table:table-cell table:number-columns-repeated="2"/>
          <table:table-cell office:value-type="string" calcext:value-type="string">
            <text:p>NP_001131.3:p.G422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rs61099320</text:p>
          </table:table-cell>
          <table:table-cell office:value-type="string" calcext:value-type="string">
            <text:p>T|missense_variant|MODERATE|ALOX15|ENSG00000161905|transcript|ENST00000293761.7|protein_coding|10/14|c.1265G&gt;A|p.Gly422Glu|1279/2677|1265/1989|422/662||,T|missense_variant|MODERATE|ALOX15|ENSG00000161905|transcript|ENST00000570836.5|protein_coding|11/15|c.1265G&gt;A|p.Gly422Glu|1362/2784|1265/1989|422/662||,T|missense_variant|MODERATE|ALOX15|ENSG00000161905|transcript|ENST00000574640.1|protein_coding|10/14|c.1148G&gt;A|p.Gly383Glu|1432/2422|1148/1872|383/623||,T|downstream_gene_variant|MODIFIER|ALOX15|ENSG00000161905|transcript|ENST00000576572.1|retained_intron||n.*3871G&gt;A|||||3871|</text:p>
          </table:table-cell>
          <table:table-cell office:value-type="string" calcext:value-type="string">
            <text:p>{'MODERATE': 3, 'MODIFIER': 1}</text:p>
          </table:table-cell>
          <table:table-cell office:value-type="string" calcext:value-type="string">
            <text:p>{'missense_variant': 3, 'down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14929</text:p>
          </table:table-cell>
          <table:table-cell office:value-type="string" calcext:value-type="string">
            <text:p>ALOX1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633300" calcext:value-type="float">
            <text:p>463330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140.4:c.1264G&gt;A</text:p>
          </table:table-cell>
          <table:table-cell office:value-type="string" calcext:value-type="string">
            <text:p>"Reduced_catalytic_activity"</text:p>
          </table:table-cell>
          <table:table-cell table:number-columns-repeated="2"/>
          <table:table-cell office:value-type="string" calcext:value-type="string">
            <text:p>NP_001131.3:p.G422R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rs147238486</text:p>
          </table:table-cell>
          <table:table-cell office:value-type="string" calcext:value-type="string">
            <text:p>T|missense_variant|MODERATE|ALOX15|ENSG00000161905|transcript|ENST00000293761.7|protein_coding|10/14|c.1264G&gt;A|p.Gly422Arg|1278/2677|1264/1989|422/662||,T|missense_variant|MODERATE|ALOX15|ENSG00000161905|transcript|ENST00000570836.5|protein_coding|11/15|c.1264G&gt;A|p.Gly422Arg|1361/2784|1264/1989|422/662||,T|missense_variant|MODERATE|ALOX15|ENSG00000161905|transcript|ENST00000574640.1|protein_coding|10/14|c.1147G&gt;A|p.Gly383Arg|1431/2422|1147/1872|383/623||,T|downstream_gene_variant|MODIFIER|ALOX15|ENSG00000161905|transcript|ENST00000576572.1|retained_intron||n.*3870G&gt;A|||||3870|</text:p>
          </table:table-cell>
          <table:table-cell office:value-type="string" calcext:value-type="string">
            <text:p>{'MODERATE': 3, 'MODIFIER': 1}</text:p>
          </table:table-cell>
          <table:table-cell office:value-type="string" calcext:value-type="string">
            <text:p>{'missense_variant': 3, 'down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14930</text:p>
          </table:table-cell>
          <table:table-cell office:value-type="string" calcext:value-type="string">
            <text:p>ALOX1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633300" calcext:value-type="float">
            <text:p>463330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140.4:c.1264G&gt;C</text:p>
          </table:table-cell>
          <table:table-cell office:value-type="string" calcext:value-type="string">
            <text:p>"Reduced_catalytic_activity"</text:p>
          </table:table-cell>
          <table:table-cell table:number-columns-repeated="2"/>
          <table:table-cell office:value-type="string" calcext:value-type="string">
            <text:p>NP_001131.3:p.G422R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s147238486</text:p>
          </table:table-cell>
          <table:table-cell office:value-type="string" calcext:value-type="string">
            <text:p>G|missense_variant|MODERATE|ALOX15|ENSG00000161905|transcript|ENST00000293761.7|protein_coding|10/14|c.1264G&gt;C|p.Gly422Arg|1278/2677|1264/1989|422/662||,G|missense_variant|MODERATE|ALOX15|ENSG00000161905|transcript|ENST00000570836.5|protein_coding|11/15|c.1264G&gt;C|p.Gly422Arg|1361/2784|1264/1989|422/662||,G|missense_variant|MODERATE|ALOX15|ENSG00000161905|transcript|ENST00000574640.1|protein_coding|10/14|c.1147G&gt;C|p.Gly383Arg|1431/2422|1147/1872|383/623||,G|downstream_gene_variant|MODIFIER|ALOX15|ENSG00000161905|transcript|ENST00000576572.1|retained_intron||n.*3870G&gt;C|||||3870|</text:p>
          </table:table-cell>
          <table:table-cell office:value-type="string" calcext:value-type="string">
            <text:p>{'MODERATE': 3, 'MODIFIER': 1}</text:p>
          </table:table-cell>
          <table:table-cell office:value-type="string" calcext:value-type="string">
            <text:p>{'missense_variant': 3, 'down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14928</text:p>
          </table:table-cell>
          <table:table-cell office:value-type="string" calcext:value-type="string">
            <text:p>ALOX1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633458" calcext:value-type="float">
            <text:p>463345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140.4:c.1204C&gt;T</text:p>
          </table:table-cell>
          <table:table-cell office:value-type="string" calcext:value-type="string">
            <text:p>"Reduced_catalytic_activity"</text:p>
          </table:table-cell>
          <table:table-cell table:number-columns-repeated="2"/>
          <table:table-cell office:value-type="string" calcext:value-type="string">
            <text:p>NP_001131.3:p.R402W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rs144038526</text:p>
          </table:table-cell>
          <table:table-cell office:value-type="string" calcext:value-type="string">
            <text:p>A|missense_variant|MODERATE|ALOX15|ENSG00000161905|transcript|ENST00000293761.7|protein_coding|9/14|c.1204C&gt;T|p.Arg402Trp|1218/2677|1204/1989|402/662||,A|missense_variant|MODERATE|ALOX15|ENSG00000161905|transcript|ENST00000570836.5|protein_coding|10/15|c.1204C&gt;T|p.Arg402Trp|1301/2784|1204/1989|402/662||,A|missense_variant|MODERATE|ALOX15|ENSG00000161905|transcript|ENST00000574640.1|protein_coding|9/14|c.1087C&gt;T|p.Arg363Trp|1371/2422|1087/1872|363/623||,A|downstream_gene_variant|MODIFIER|ALOX15|ENSG00000161905|transcript|ENST00000576572.1|retained_intron||n.*3712C&gt;T|||||3712|</text:p>
          </table:table-cell>
          <table:table-cell office:value-type="string" calcext:value-type="string">
            <text:p>{'MODERATE': 3, 'MODIFIER': 1}</text:p>
          </table:table-cell>
          <table:table-cell office:value-type="string" calcext:value-type="string">
            <text:p>{'missense_variant': 3, 'down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61329</text:p>
          </table:table-cell>
          <table:table-cell office:value-type="string" calcext:value-type="string">
            <text:p>ALOX1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641943" calcext:value-type="float">
            <text:p>4641943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transcriptional_activity"</text:p>
          </table:table-cell>
          <table:table-cell table:number-columns-repeated="4"/>
          <table:table-cell office:value-type="string" calcext:value-type="string">
            <text:p>rs11568070</text:p>
          </table:table-cell>
          <table:table-cell office:value-type="string" calcext:value-type="string">
            <text:p>A|upstream_gene_variant|MODIFIER|ALOX15|ENSG00000161905|transcript|ENST00000293761.7|protein_coding||c.-292C&gt;T|||||278|,A|upstream_gene_variant|MODIFIER|ALOX15|ENSG00000161905|transcript|ENST00000574640.1|protein_coding||c.-292C&gt;T|||||8|,A|upstream_gene_variant|MODIFIER|ALOX15|ENSG00000161905|transcript|ENST00000573740.1|retained_intron||n.-265C&gt;T|||||265|,A|upstream_gene_variant|MODIFIER|ALOX15|ENSG00000161905|transcript|ENST00000576394.1|protein_coding||c.-292C&gt;T|||||68|WARNING_TRANSCRIPT_INCOMPLETE,A|upstream_gene_variant|MODIFIER|ALOX15|ENSG00000161905|transcript|ENST00000572265.1|protein_coding||c.-3005C&gt;T|||||2061|WARNING_TRANSCRIPT_NO_STOP_CODON,A|upstream_gene_variant|MODIFIER|ALOX15|ENSG00000161905|transcript|ENST00000576572.1|retained_intron||n.-2779C&gt;T|||||2779|,A|intron_variant|MODIFIER|ALOX15|ENSG00000161905|transcript|ENST00000570836.5|protein_coding|1/14|c.-25-267C&gt;T||||||</text:p>
          </table:table-cell>
          <table:table-cell office:value-type="string" calcext:value-type="string">
            <text:p>{'MODIFIER': 7}</text:p>
          </table:table-cell>
          <table:table-cell office:value-type="string" calcext:value-type="string">
            <text:p>{'upstream_gene_variant': 6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35962</text:p>
          </table:table-cell>
          <table:table-cell office:value-type="string" calcext:value-type="string">
            <text:p>TP53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7670630" calcext:value-type="float">
            <text:p>767063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546.5:c.1079G&gt;C</text:p>
          </table:table-cell>
          <table:table-cell office:value-type="string" calcext:value-type="string">
            <text:p>"Altered_transcriptional_activity"</text:p>
          </table:table-cell>
          <table:table-cell table:number-columns-repeated="2"/>
          <table:table-cell office:value-type="string" calcext:value-type="string">
            <text:p>NP_000537.3:p.G360A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35993958</text:p>
          </table:table-cell>
          <table:table-cell office:value-type="string" calcext:value-type="string">
            <text:p>G|missense_variant|MODERATE|TP53|ENSG00000141510|transcript|ENST00000504937.5|protein_coding|6/7|c.683G&gt;C|p.Gly228Ala|961/2271|683/786|228/261||,G|missense_variant|MODERATE|TP53|ENSG00000141510|transcript|ENST00000619186.4|protein_coding|6/7|c.602G&gt;C|p.Gly201Ala|961/2271|602/705|201/234||,G|missense_variant|MODERATE|TP53|ENSG00000141510|transcript|ENST00000610292.4|protein_coding|9/10|c.962G&gt;C|p.Gly321Ala|1329/2639|962/1065|321/354||,G|missense_variant|MODERATE|TP53|ENSG00000141510|transcript|ENST00000269305.8|protein_coding|10/11|c.1079G&gt;C|p.Gly360Ala|1269/2579|1079/1182|360/393||,G|missense_variant|MODERATE|TP53|ENSG00000141510|transcript|ENST00000620739.4|protein_coding|10/11|c.962G&gt;C|p.Gly321Ala|1269/2579|962/1065|321/354||,G|missense_variant|MODERATE|TP53|ENSG00000141510|transcript|ENST00000445888.6|protein_coding|10/11|c.1079G&gt;C|p.Gly360Ala|1215/2506|1079/1182|360/393||,G|missense_variant|MODERATE|TP53|ENSG00000141510|transcript|ENST00000619485.4|protein_coding|10/11|c.962G&gt;C|p.Gly321Ala|1215/2506|962/1065|321/354||,G|missense_variant|MODERATE|TP53|ENSG00000141510|transcript|ENST00000635293.1|nonsense_mediated_decay|10/12|c.962G&gt;C|p.Gly321Ala|1222/1883|962/1233|321/410||,G|missense_variant|MODERATE|TP53|ENSG00000141510|transcript|ENST00000615910.4|protein_coding|10/11|c.1046G&gt;C|p.Gly349Ala|1046/1149|1046/1149|349/382||,G|3_prime_UTR_variant|MODIFIER|TP53|ENSG00000141510|transcript|ENST00000504290.5|protein_coding|7/8|c.*98G&gt;C|||||2589|,G|3_prime_UTR_variant|MODIFIER|TP53|ENSG00000141510|transcript|ENST00000510385.5|protein_coding|7/8|c.*186G&gt;C|||||2677|,G|3_prime_UTR_variant|MODIFIER|TP53|ENSG00000141510|transcript|ENST00000610623.4|protein_coding|7/8|c.*98G&gt;C|||||2589|,G|3_prime_UTR_variant|MODIFIER|TP53|ENSG00000141510|transcript|ENST00000618944.4|protein_coding|7/8|c.*186G&gt;C|||||2677|,G|3_prime_UTR_variant|MODIFIER|TP53|ENSG00000141510|transcript|ENST00000617185.4|protein_coding|11/12|c.*186G&gt;C|||||2677|,G|3_prime_UTR_variant|MODIFIER|TP53|ENSG00000141510|transcript|ENST00000420246.6|protein_coding|11/12|c.*186G&gt;C|||||2677|,G|3_prime_UTR_variant|MODIFIER|TP53|ENSG00000141510|transcript|ENST00000455263.6|protein_coding|11/12|c.*98G&gt;C|||||2589|,G|3_prime_UTR_variant|MODIFIER|TP53|ENSG00000141510|transcript|ENST00000610538.4|protein_coding|11/12|c.*98G&gt;C|||||2589|,G|3_prime_UTR_variant|MODIFIER|TP53|ENSG00000141510|transcript|ENST00000622645.4|protein_coding|11/12|c.*186G&gt;C|||||2677|,G|downstream_gene_variant|MODIFIER|TP53|ENSG00000141510|transcript|ENST00000514944.5|protein_coding||c.*3587G&gt;C|||||3587|WARNING_TRANSCRIPT_INCOMPLETE,G|downstream_gene_variant|MODIFIER|TP53|ENSG00000141510|transcript|ENST00000574684.1|processed_transcript||n.*3624G&gt;C|||||3624|,G|downstream_gene_variant|MODIFIER|TP53|ENSG00000141510|transcript|ENST00000505014.5|retained_intron||n.*3896G&gt;C|||||3896|,G|downstream_gene_variant|MODIFIER|TP53|ENSG00000141510|transcript|ENST00000509690.5|protein_coding||c.*2905G&gt;C|||||2905|WARNING_TRANSCRIPT_NO_STOP_CODON,G|downstream_gene_variant|MODIFIER|TP53|ENSG00000141510|transcript|ENST00000508793.5|protein_coding||c.*4486G&gt;C|||||4486|WARNING_TRANSCRIPT_INCOMPLETE,G|downstream_gene_variant|MODIFIER|TP53|ENSG00000141510|transcript|ENST00000604348.5|protein_coding||c.*4532G&gt;C|||||4532|WARNING_TRANSCRIPT_NO_STOP_CODON,G|downstream_gene_variant|MODIFIER|TP53|ENSG00000141510|transcript|ENST00000503591.1|protein_coding||c.*4599G&gt;C|||||4599|WARNING_TRANSCRIPT_INCOMPLETE,G|intron_variant|MODIFIER|TP53|ENSG00000141510|transcript|ENST00000413465.6|protein_coding|6/6|c.782+3551G&gt;C||||||,G|intron_variant|MODIFIER|TP53|ENSG00000141510|transcript|ENST00000359597.8|protein_coding|8/8|c.993+2905G&gt;C||||||,G|intron_variant|MODIFIER|TP53|ENSG00000141510|transcript|ENST00000576024.1|protein_coding|1/1|c.52-940G&gt;C||||||WARNING_TRANSCRIPT_NO_START_CODON</text:p>
          </table:table-cell>
          <table:table-cell office:value-type="string" calcext:value-type="string">
            <text:p>{'MODERATE': 9, 'MODIFIER': 19}</text:p>
          </table:table-cell>
          <table:table-cell office:value-type="string" calcext:value-type="string">
            <text:p>{'missense_variant': 9, '3_prime_UTR_variant': 9, 'downstream_gene_variant': 7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35961</text:p>
          </table:table-cell>
          <table:table-cell office:value-type="string" calcext:value-type="string">
            <text:p>TP53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7674882" calcext:value-type="float">
            <text:p>767488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546.5:c.649G&gt;A</text:p>
          </table:table-cell>
          <table:table-cell office:value-type="string" calcext:value-type="string">
            <text:p>"Altered_transcriptional_activity"</text:p>
          </table:table-cell>
          <table:table-cell table:number-columns-repeated="2"/>
          <table:table-cell office:value-type="string" calcext:value-type="string">
            <text:p>NP_000537.3:p.V217M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rs35163653</text:p>
          </table:table-cell>
          <table:table-cell office:value-type="string" calcext:value-type="string">
            <text:p>T|structural_interaction_variant|HIGH|TP53|ENSG00000141510|interaction|1TSR:B_157-B_217:ENST00000269305|protein_coding|6/11|c.649G&gt;A||||||,T|structural_interaction_variant|HIGH|TP53|ENSG00000141510|interaction|1TSR:C_156-C_217:ENST00000269305|protein_coding|6/11|c.649G&gt;A||||||,T|structural_interaction_variant|HIGH|TP53|ENSG00000141510|interaction|1TSR:C_158-C_217:ENST00000269305|protein_coding|6/11|c.649G&gt;A||||||,T|structural_interaction_variant|HIGH|TP53|ENSG00000141510|interaction|1TUP:B_157-B_217:ENST00000269305|protein_coding|6/11|c.649G&gt;A||||||,T|structural_interaction_variant|HIGH|TP53|ENSG00000141510|interaction|1TUP:C_156-C_217:ENST00000269305|protein_coding|6/11|c.649G&gt;A||||||,T|structural_interaction_variant|HIGH|TP53|ENSG00000141510|interaction|1TUP:C_158-C_217:ENST00000269305|protein_coding|6/11|c.649G&gt;A||||||,T|structural_interaction_variant|HIGH|TP53|ENSG00000141510|interaction|2AC0:D_158-D_217:ENST00000269305|protein_coding|6/11|c.649G&gt;A||||||,T|structural_interaction_variant|HIGH|TP53|ENSG00000141510|interaction|2ADY:A_158-A_217:ENST00000269305|protein_coding|6/11|c.649G&gt;A||||||,T|structural_interaction_variant|HIGH|TP53|ENSG00000141510|interaction|3D07:B_158-B_217:ENST00000269305|protein_coding|6/11|c.649G&gt;A||||||,T|structural_interaction_variant|HIGH|TP53|ENSG00000141510|interaction|3KMD:A_158-A_217:ENST00000269305|protein_coding|6/11|c.649G&gt;A||||||,T|structural_interaction_variant|HIGH|TP53|ENSG00000141510|interaction|3KMD:D_158-D_217:ENST00000269305|protein_coding|6/11|c.649G&gt;A||||||,T|structural_interaction_variant|HIGH|TP53|ENSG00000141510|interaction|3Q01:A_158-A_217:ENST00000269305|protein_coding|6/11|c.649G&gt;A||||||,T|structural_interaction_variant|HIGH|TP53|ENSG00000141510|interaction|3Q01:B_158-B_217:ENST00000269305|protein_coding|6/11|c.649G&gt;A||||||,T|structural_interaction_variant|HIGH|TP53|ENSG00000141510|interaction|3Q05:C_158-C_217:ENST00000269305|protein_coding|6/11|c.649G&gt;A||||||,T|structural_interaction_variant|HIGH|TP53|ENSG00000141510|interaction|3TS8:C_158-C_217:ENST00000269305|protein_coding|6/11|c.649G&gt;A||||||,T|structural_interaction_variant|HIGH|TP53|ENSG00000141510|interaction|4HJE:A_158-A_217:ENST00000269305|protein_coding|6/11|c.649G&gt;A||||||,T|structural_interaction_variant|HIGH|TP53|ENSG00000141510|interaction|4HJE:B_158-B_217:ENST00000269305|protein_coding|6/11|c.649G&gt;A||||||,T|structural_interaction_variant|HIGH|TP53|ENSG00000141510|interaction|1TSR:B_157-B_217:ENST00000617185|protein_coding|6/12|c.649G&gt;A||||||,T|structural_interaction_variant|HIGH|TP53|ENSG00000141510|interaction|1TSR:C_156-C_217:ENST00000617185|protein_coding|6/12|c.649G&gt;A||||||,T|structural_interaction_variant|HIGH|TP53|ENSG00000141510|interaction|1TSR:C_158-C_217:ENST00000617185|protein_coding|6/12|c.649G&gt;A||||||,T|structural_interaction_variant|HIGH|TP53|ENSG00000141510|interaction|1TUP:B_157-B_217:ENST00000617185|protein_coding|6/12|c.649G&gt;A||||||,T|structural_interaction_variant|HIGH|TP53|ENSG00000141510|interaction|1TUP:C_156-C_217:ENST00000617185|protein_coding|6/12|c.649G&gt;A||||||,T|structural_interaction_variant|HIGH|TP53|ENSG00000141510|interaction|1TUP:C_158-C_217:ENST00000617185|protein_coding|6/12|c.649G&gt;A||||||,T|structural_interaction_variant|HIGH|TP53|ENSG00000141510|interaction|2AC0:D_158-D_217:ENST00000617185|protein_coding|6/12|c.649G&gt;A||||||,T|structural_interaction_variant|HIGH|TP53|ENSG00000141510|interaction|2ADY:A_158-A_217:ENST00000617185|protein_coding|6/12|c.649G&gt;A||||||,T|structural_interaction_variant|HIGH|TP53|ENSG00000141510|interaction|3D07:B_158-B_217:ENST00000617185|protein_coding|6/12|c.649G&gt;A||||||,T|structural_interaction_variant|HIGH|TP53|ENSG00000141510|interaction|3KMD:A_158-A_217:ENST00000617185|protein_coding|6/12|c.649G&gt;A||||||,T|structural_interaction_variant|HIGH|TP53|ENSG00000141510|interaction|3KMD:D_158-D_217:ENST00000617185|protein_coding|6/12|c.649G&gt;A||||||,T|structural_interaction_variant|HIGH|TP53|ENSG00000141510|interaction|4HJE:A_158-A_217:ENST00000617185|protein_coding|6/12|c.649G&gt;A||||||,T|structural_interaction_variant|HIGH|TP53|ENSG00000141510|interaction|4HJE:B_158-B_217:ENST00000617185|protein_coding|6/12|c.649G&gt;A||||||,T|structural_interaction_variant|HIGH|TP53|ENSG00000141510|interaction|1TSR:B_157-B_217:ENST00000420246|protein_coding|6/12|c.649G&gt;A||||||,T|structural_interaction_variant|HIGH|TP53|ENSG00000141510|interaction|1TSR:C_156-C_217:ENST00000420246|protein_coding|6/12|c.649G&gt;A||||||,T|structural_interaction_variant|HIGH|TP53|ENSG00000141510|interaction|1TSR:C_158-C_217:ENST00000420246|protein_coding|6/12|c.649G&gt;A||||||,T|structural_interaction_variant|HIGH|TP53|ENSG00000141510|interaction|1TUP:B_157-B_217:ENST00000420246|protein_coding|6/12|c.649G&gt;A||||||,T|structural_interaction_variant|HIGH|TP53|ENSG00000141510|interaction|1TUP:C_156-C_217:ENST00000420246|protein_coding|6/12|c.649G&gt;A||||||,T|structural_interaction_variant|HIGH|TP53|ENSG00000141510|interaction|1TUP:C_158-C_217:ENST00000420246|protein_coding|6/12|c.649G&gt;A||||||,T|structural_interaction_variant|HIGH|TP53|ENSG00000141510|interaction|2AC0:D_158-D_217:ENST00000420246|protein_coding|6/12|c.649G&gt;A||||||,T|structural_interaction_variant|HIGH|TP53|ENSG00000141510|interaction|2ADY:A_158-A_217:ENST00000420246|protein_coding|6/12|c.649G&gt;A||||||,T|structural_interaction_variant|HIGH|TP53|ENSG00000141510|interaction|3D07:B_158-B_217:ENST00000420246|protein_coding|6/12|c.649G&gt;A||||||,T|structural_interaction_variant|HIGH|TP53|ENSG00000141510|interaction|3KMD:A_158-A_217:ENST00000420246|protein_coding|6/12|c.649G&gt;A||||||,T|structural_interaction_variant|HIGH|TP53|ENSG00000141510|interaction|3KMD:D_158-D_217:ENST00000420246|protein_coding|6/12|c.649G&gt;A||||||,T|structural_interaction_variant|HIGH|TP53|ENSG00000141510|interaction|4HJE:A_158-A_217:ENST00000420246|protein_coding|6/12|c.649G&gt;A||||||,T|structural_interaction_variant|HIGH|TP53|ENSG00000141510|interaction|4HJE:B_158-B_217:ENST00000420246|protein_coding|6/12|c.649G&gt;A||||||,T|structural_interaction_variant|HIGH|TP53|ENSG00000141510|interaction|1TSR:B_157-B_217:ENST00000455263|protein_coding|6/12|c.649G&gt;A||||||,T|structural_interaction_variant|HIGH|TP53|ENSG00000141510|interaction|1TSR:C_156-C_217:ENST00000455263|protein_coding|6/12|c.649G&gt;A||||||,T|structural_interaction_variant|HIGH|TP53|ENSG00000141510|interaction|1TSR:C_158-C_217:ENST00000455263|protein_coding|6/12|c.649G&gt;A||||||,T|structural_interaction_variant|HIGH|TP53|ENSG00000141510|interaction|1TUP:B_157-B_217:ENST00000455263|protein_coding|6/12|c.649G&gt;A||||||,T|structural_interaction_variant|HIGH|TP53|ENSG00000141510|interaction|1TUP:C_156-C_217:ENST00000455263|protein_coding|6/12|c.649G&gt;A||||||,T|structural_interaction_variant|HIGH|TP53|ENSG00000141510|interaction|1TUP:C_158-C_217:ENST00000455263|protein_coding|6/12|c.649G&gt;A||||||,T|structural_interaction_variant|HIGH|TP53|ENSG00000141510|interaction|2AC0:D_158-D_217:ENST00000455263|protein_coding|6/12|c.649G&gt;A||||||,T|structural_interaction_variant|HIGH|TP53|ENSG00000141510|interaction|2ADY:A_158-A_217:ENST00000455263|protein_coding|6/12|c.649G&gt;A||||||,T|structural_interaction_variant|HIGH|TP53|ENSG00000141510|interaction|3D07:B_158-B_217:ENST00000455263|protein_coding|6/12|c.649G&gt;A||||||,T|structural_interaction_variant|HIGH|TP53|ENSG00000141510|interaction|3KMD:A_158-A_217:ENST00000455263|protein_coding|6/12|c.649G&gt;A||||||,T|structural_interaction_variant|HIGH|TP53|ENSG00000141510|interaction|3KMD:D_158-D_217:ENST00000455263|protein_coding|6/12|c.649G&gt;A||||||,T|structural_interaction_variant|HIGH|TP53|ENSG00000141510|interaction|4HJE:A_158-A_217:ENST00000455263|protein_coding|6/12|c.649G&gt;A||||||,T|structural_interaction_variant|HIGH|TP53|ENSG00000141510|interaction|4HJE:B_158-B_217:ENST00000455263|protein_coding|6/12|c.649G&gt;A||||||,T|structural_interaction_variant|HIGH|TP53|ENSG00000141510|interaction|1TSR:B_157-B_217:ENST00000445888|protein_coding|6/11|c.649G&gt;A||||||,T|structural_interaction_variant|HIGH|TP53|ENSG00000141510|interaction|1TSR:C_156-C_217:ENST00000445888|protein_coding|6/11|c.649G&gt;A||||||,T|structural_interaction_variant|HIGH|TP53|ENSG00000141510|interaction|1TSR:C_158-C_217:ENST00000445888|protein_coding|6/11|c.649G&gt;A||||||,T|structural_interaction_variant|HIGH|TP53|ENSG00000141510|interaction|1TUP:B_157-B_217:ENST00000445888|protein_coding|6/11|c.649G&gt;A||||||,T|structural_interaction_variant|HIGH|TP53|ENSG00000141510|interaction|1TUP:C_156-C_217:ENST00000445888|protein_coding|6/11|c.649G&gt;A||||||,T|structural_interaction_variant|HIGH|TP53|ENSG00000141510|interaction|1TUP:C_158-C_217:ENST00000445888|protein_coding|6/11|c.649G&gt;A||||||,T|structural_interaction_variant|HIGH|TP53|ENSG00000141510|interaction|2AC0:D_158-D_217:ENST00000445888|protein_coding|6/11|c.649G&gt;A||||||,T|structural_interaction_variant|HIGH|TP53|ENSG00000141510|interaction|2ADY:A_158-A_217:ENST00000445888|protein_coding|6/11|c.649G&gt;A||||||,T|structural_interaction_variant|HIGH|TP53|ENSG00000141510|interaction|3D07:B_158-B_217:ENST00000445888|protein_coding|6/11|c.649G&gt;A||||||,T|structural_interaction_variant|HIGH|TP53|ENSG00000141510|interaction|3KMD:A_158-A_217:ENST00000445888|protein_coding|6/11|c.649G&gt;A||||||,T|structural_interaction_variant|HIGH|TP53|ENSG00000141510|interaction|3KMD:D_158-D_217:ENST00000445888|protein_coding|6/11|c.649G&gt;A||||||,T|structural_interaction_variant|HIGH|TP53|ENSG00000141510|interaction|3Q01:A_158-A_217:ENST00000445888|protein_coding|6/11|c.649G&gt;A||||||,T|structural_interaction_variant|HIGH|TP53|ENSG00000141510|interaction|3Q01:B_158-B_217:ENST00000445888|protein_coding|6/11|c.649G&gt;A||||||,T|structural_interaction_variant|HIGH|TP53|ENSG00000141510|interaction|3Q05:C_158-C_217:ENST00000445888|protein_coding|6/11|c.649G&gt;A||||||,T|structural_interaction_variant|HIGH|TP53|ENSG00000141510|interaction|3TS8:C_158-C_217:ENST00000445888|protein_coding|6/11|c.649G&gt;A||||||,T|structural_interaction_variant|HIGH|TP53|ENSG00000141510|interaction|4HJE:A_158-A_217:ENST00000445888|protein_coding|6/11|c.649G&gt;A||||||,T|structural_interaction_variant|HIGH|TP53|ENSG00000141510|interaction|4HJE:B_158-B_217:ENST00000445888|protein_coding|6/11|c.649G&gt;A||||||,T|missense_variant|MODERATE|TP53|ENSG00000141510|transcript|ENST00000413465.6|protein_coding|5/7|c.649G&gt;A|p.Val217Met|649/1018|649/858|217/285||,T|missense_variant|MODERATE|TP53|ENSG00000141510|transcript|ENST00000359597.8|protein_coding|5/9|c.649G&gt;A|p.Val217Met|649/1152|649/1032|217/343||,T|missense_variant|MODERATE|TP53|ENSG00000141510|transcript|ENST00000504290.5|protein_coding|2/8|c.253G&gt;A|p.Val85Met|531/2331|253/645|85/214||,T|missense_variant|MODERATE|TP53|ENSG00000141510|transcript|ENST00000504937.5|protein_coding|2/7|c.253G&gt;A|p.Val85Met|531/2271|253/786|85/261||,T|missense_variant|MODERATE|TP53|ENSG00000141510|transcript|ENST00000510385.5|protein_coding|2/8|c.253G&gt;A|p.Val85Met|531/2404|253/630|85/209||,T|missense_variant|MODERATE|TP53|ENSG00000141510|transcript|ENST00000610623.4|protein_coding|2/8|c.172G&gt;A|p.Val58Met|531/2331|172/564|58/187||,T|missense_variant|MODERATE|TP53|ENSG00000141510|transcript|ENST00000618944.4|protein_coding|2/8|c.172G&gt;A|p.Val58Met|531/2404|172/549|58/182||,T|missense_variant|MODERATE|TP53|ENSG00000141510|transcript|ENST00000619186.4|protein_coding|2/7|c.172G&gt;A|p.Val58Met|531/2271|172/705|58/234||,T|missense_variant|MODERATE|TP53|ENSG00000141510|transcript|ENST00000610292.4|protein_coding|5/10|c.532G&gt;A|p.Val178Met|899/2639|532/1065|178/354||,T|missense_variant|MODERATE|TP53|ENSG00000141510|transcript|ENST00000269305.8|protein_coding|6/11|c.649G&gt;A|p.Val217Met|839/2579|649/1182|217/393||,T|missense_variant|MODERATE|TP53|ENSG00000141510|transcript|ENST00000620739.4|protein_coding|6/11|c.532G&gt;A|p.Val178Met|839/2579|532/1065|178/354||,T|missense_variant|MODERATE|TP53|ENSG00000141510|transcript|ENST00000617185.4|protein_coding|6/12|c.649G&gt;A|p.Val217Met|851/2724|649/1026|217/341||,T|missense_variant|MODERATE|TP53|ENSG00000141510|transcript|ENST00000420246.6|protein_coding|6/12|c.649G&gt;A|p.Val217Met|782/2653|649/1026|217/341||,T|missense_variant|MODERATE|TP53|ENSG00000141510|transcript|ENST00000455263.6|protein_coding|6/12|c.649G&gt;A|p.Val217Met|782/2580|649/1041|217/346||,T|missense_variant|MODERATE|TP53|ENSG00000141510|transcript|ENST00000610538.4|protein_coding|6/12|c.532G&gt;A|p.Val178Met|782/2580|532/924|178/307||,T|missense_variant|MODERATE|TP53|ENSG00000141510|transcript|ENST00000622645.4|protein_coding|6/12|c.532G&gt;A|p.Val178Met|782/2653|532/909|178/302||,T|missense_variant|MODERATE|TP53|ENSG00000141510|transcript|ENST00000445888.6|protein_coding|6/11|c.649G&gt;A|p.Val217Met|785/2506|649/1182|217/393||,T|missense_variant|MODERATE|TP53|ENSG00000141510|transcript|ENST00000619485.4|protein_coding|6/11|c.532G&gt;A|p.Val178Met|785/2506|532/1065|178/354||,T|missense_variant|MODERATE|TP53|ENSG00000141510|transcript|ENST00000514944.5|protein_coding|5/6|c.370G&gt;A|p.Val124Met|449/546|370/467|124/154||WARNING_TRANSCRIPT_INCOMPLETE,T|missense_variant|MODERATE|TP53|ENSG00000141510|transcript|ENST00000509690.5|protein_coding|3/6|c.253G&gt;A|p.Val85Met|385/729|253/597|85/198||WARNING_TRANSCRIPT_NO_STOP_CODON,T|missense_variant|MODERATE|TP53|ENSG00000141510|transcript|ENST00000635293.1|nonsense_mediated_decay|6/12|c.532G&gt;A|p.Val178Met|792/1883|532/1233|178/410||,T|missense_variant|MODERATE|TP53|ENSG00000141510|transcript|ENST00000615910.4|protein_coding|6/11|c.616G&gt;A|p.Val206Met|616/1149|616/1149|206/382||,T|upstream_gene_variant|MODIFIER|TP53|ENSG00000141510|transcript|ENST00000576024.1|protein_coding||c.-1297G&gt;A|||||1295|WARNING_TRANSCRIPT_NO_START_CODON,T|downstream_gene_variant|MODIFIER|TP53|ENSG00000141510|transcript|ENST00000508793.5|protein_coding||c.*234G&gt;A|||||234|WARNING_TRANSCRIPT_INCOMPLETE,T|downstream_gene_variant|MODIFIER|TP53|ENSG00000141510|transcript|ENST00000604348.5|protein_coding||c.*280G&gt;A|||||280|WARNING_TRANSCRIPT_NO_STOP_CODON,T|downstream_gene_variant|MODIFIER|TP53|ENSG00000141510|transcript|ENST00000503591.1|protein_coding||c.*347G&gt;A|||||347|WARNING_TRANSCRIPT_INCOMPLETE,T|intron_variant|MODIFIER|TP53|ENSG00000141510|transcript|ENST00000574684.1|processed_transcript|1/1|n.67+171G&gt;A||||||,T|non_coding_transcript_exon_variant|MODIFIER|TP53|ENSG00000141510|transcript|ENST00000505014.5|retained_intron|5/5|n.905G&gt;A||||||</text:p>
          </table:table-cell>
          <table:table-cell office:value-type="string" calcext:value-type="string">
            <text:p>{'HIGH': 73, 'MODERATE': 22, 'MODIFIER': 6}</text:p>
          </table:table-cell>
          <table:table-cell office:value-type="string" calcext:value-type="string">
            <text:p>{'structural_interaction_variant': 73, 'missense_variant': 22, 'upstream_gene_variant': 1, 'downstream_gene_variant': 3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04657</text:p>
          </table:table-cell>
          <table:table-cell office:value-type="string" calcext:value-type="string">
            <text:p>TP53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7675519" calcext:value-type="float">
            <text:p>7675519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activity"</text:p>
          </table:table-cell>
          <table:table-cell table:number-columns-repeated="4"/>
          <table:table-cell office:value-type="string" calcext:value-type="string">
            <text:p>rs1794287</text:p>
          </table:table-cell>
          <table:table-cell office:value-type="string" calcext:value-type="string">
            <text:p>G|upstream_gene_variant|MODIFIER|TP53|ENSG00000141510|transcript|ENST00000504290.5|protein_coding||c.-304T&gt;C|||||26|,G|upstream_gene_variant|MODIFIER|TP53|ENSG00000141510|transcript|ENST00000504937.5|protein_coding||c.-304T&gt;C|||||26|,G|upstream_gene_variant|MODIFIER|TP53|ENSG00000141510|transcript|ENST00000510385.5|protein_coding||c.-304T&gt;C|||||26|,G|upstream_gene_variant|MODIFIER|TP53|ENSG00000141510|transcript|ENST00000610623.4|protein_coding||c.-385T&gt;C|||||26|,G|upstream_gene_variant|MODIFIER|TP53|ENSG00000141510|transcript|ENST00000618944.4|protein_coding||c.-385T&gt;C|||||26|,G|upstream_gene_variant|MODIFIER|TP53|ENSG00000141510|transcript|ENST00000619186.4|protein_coding||c.-385T&gt;C|||||26|,G|upstream_gene_variant|MODIFIER|TP53|ENSG00000141510|transcript|ENST00000576024.1|protein_coding||c.-1934T&gt;C|||||1932|WARNING_TRANSCRIPT_NO_START_CODON,G|upstream_gene_variant|MODIFIER|TP53|ENSG00000141510|transcript|ENST00000574684.1|processed_transcript||n.-400T&gt;C|||||400|,G|intron_variant|MODIFIER|TP53|ENSG00000141510|transcript|ENST00000413465.6|protein_coding|3/6|c.376-283T&gt;C||||||,G|intron_variant|MODIFIER|TP53|ENSG00000141510|transcript|ENST00000359597.8|protein_coding|3/8|c.376-283T&gt;C||||||,G|intron_variant|MODIFIER|TP53|ENSG00000141510|transcript|ENST00000610292.4|protein_coding|3/9|c.259-283T&gt;C||||||,G|intron_variant|MODIFIER|TP53|ENSG00000141510|transcript|ENST00000269305.8|protein_coding|4/10|c.376-283T&gt;C||||||,G|intron_variant|MODIFIER|TP53|ENSG00000141510|transcript|ENST00000620739.4|protein_coding|4/10|c.259-283T&gt;C||||||,G|intron_variant|MODIFIER|TP53|ENSG00000141510|transcript|ENST00000617185.4|protein_coding|4/11|c.376-283T&gt;C||||||,G|intron_variant|MODIFIER|TP53|ENSG00000141510|transcript|ENST00000420246.6|protein_coding|4/11|c.376-283T&gt;C||||||,G|intron_variant|MODIFIER|TP53|ENSG00000141510|transcript|ENST00000455263.6|protein_coding|4/11|c.376-283T&gt;C||||||,G|intron_variant|MODIFIER|TP53|ENSG00000141510|transcript|ENST00000610538.4|protein_coding|4/11|c.259-283T&gt;C||||||,G|intron_variant|MODIFIER|TP53|ENSG00000141510|transcript|ENST00000622645.4|protein_coding|4/11|c.259-283T&gt;C||||||,G|intron_variant|MODIFIER|TP53|ENSG00000141510|transcript|ENST00000445888.6|protein_coding|4/10|c.376-283T&gt;C||||||,G|intron_variant|MODIFIER|TP53|ENSG00000141510|transcript|ENST00000619485.4|protein_coding|4/10|c.259-283T&gt;C||||||,G|intron_variant|MODIFIER|TP53|ENSG00000141510|transcript|ENST00000514944.5|protein_coding|3/5|c.97-283T&gt;C||||||WARNING_TRANSCRIPT_INCOMPLETE,G|intron_variant|MODIFIER|TP53|ENSG00000141510|transcript|ENST00000505014.5|retained_intron|3/4|n.632-283T&gt;C||||||,G|intron_variant|MODIFIER|TP53|ENSG00000141510|transcript|ENST00000509690.5|protein_coding|1/5|c.-21-283T&gt;C||||||WARNING_TRANSCRIPT_NO_STOP_CODON,G|intron_variant|MODIFIER|TP53|ENSG00000141510|transcript|ENST00000508793.5|protein_coding|4/4|c.376-283T&gt;C||||||WARNING_TRANSCRIPT_INCOMPLETE,G|intron_variant|MODIFIER|TP53|ENSG00000141510|transcript|ENST00000604348.5|protein_coding|4/4|c.376-304T&gt;C||||||WARNING_TRANSCRIPT_NO_STOP_CODON,G|intron_variant|MODIFIER|TP53|ENSG00000141510|transcript|ENST00000635293.1|nonsense_mediated_decay|4/11|c.259-283T&gt;C||||||,G|intron_variant|MODIFIER|TP53|ENSG00000141510|transcript|ENST00000615910.4|protein_coding|4/10|c.341-281T&gt;C||||||,G|intron_variant|MODIFIER|TP53|ENSG00000141510|transcript|ENST00000503591.1|protein_coding|5/5|c.376-283T&gt;C||||||WARNING_TRANSCRIPT_INCOMPLETE</text:p>
          </table:table-cell>
          <table:table-cell office:value-type="string" calcext:value-type="string">
            <text:p>{'MODIFIER': 28}</text:p>
          </table:table-cell>
          <table:table-cell office:value-type="string" calcext:value-type="string">
            <text:p>{'upstream_gene_variant': 8, 'intron_variant': 20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12507</text:p>
          </table:table-cell>
          <table:table-cell office:value-type="string" calcext:value-type="string">
            <text:p>STAT5B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2276943" calcext:value-type="float">
            <text:p>42276943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transcriptional_activity"</text:p>
          </table:table-cell>
          <table:table-cell table:number-columns-repeated="4"/>
          <table:table-cell office:value-type="string" calcext:value-type="string">
            <text:p>rs4029774</text:p>
          </table:table-cell>
          <table:table-cell office:value-type="string" calcext:value-type="string">
            <text:p>G|upstream_gene_variant|MODIFIER|STAT5B|ENSG00000173757|transcript|ENST00000293328.7|protein_coding||c.-44816T&gt;C|||||537|,G|upstream_gene_variant|MODIFIER|STAT5B|ENSG00000173757|transcript|ENST00000468312.1|retained_intron||n.-537T&gt;C|||||537|,G|upstream_gene_variant|MODIFIER|AC003104.1|ENSG00000236194|transcript|ENST00000597755.2|sense_intronic||n.-4260T&gt;C|||||4260|,G|upstream_gene_variant|MODIFIER|STAT5B|ENSG00000173757|transcript|ENST00000415845.1|protein_coding||c.-44816T&gt;C|||||236|WARNING_TRANSCRIPT_INCOMPLETE,G|upstream_gene_variant|MODIFIER|RP11-358B23.7|ENSG00000278829|transcript|ENST00000617211.1|sense_intronic||n.-1372T&gt;C|||||1372|,G|intergenic_region|MODIFIER|STAT5B-STAT5A|ENSG00000173757-ENSG00000126561|intergenic_region|ENSG00000173757-ENSG00000126561|||n.42276943A&gt;G||||||</text:p>
          </table:table-cell>
          <table:table-cell office:value-type="string" calcext:value-type="string">
            <text:p>{'MODIFIER': 6}</text:p>
          </table:table-cell>
          <table:table-cell office:value-type="string" calcext:value-type="string">
            <text:p>{'upstream_gene_variant': 5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14723</text:p>
          </table:table-cell>
          <table:table-cell office:value-type="string" calcext:value-type="string">
            <text:p>ITGB3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47292354" calcext:value-type="float">
            <text:p>4729235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212.2:c.1476G&gt;A</text:p>
          </table:table-cell>
          <table:table-cell office:value-type="string" calcext:value-type="string">
            <text:p>"Reduced_transcription"</text:p>
          </table:table-cell>
          <table:table-cell table:number-columns-repeated="2" office:value-type="string" calcext:value-type="string">
            <text:p>(ITGB3|ENSG00000259207|3|0.33),(RP11-290H9.2|ENSG00000259753|1|1.00)</text:p>
          </table:table-cell>
          <table:table-cell office:value-type="string" calcext:value-type="string">
            <text:p>NP_000203.2:p.W492*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A|stop_gained|HIGH|ITGB3|ENSG00000259207|transcript|ENST00000559488.5|protein_coding|10/15|c.1476G&gt;A|p.Trp492*|1492/3995|1476/2367|492/788||,A|stop_gained|HIGH|RP11-290H9.2|ENSG00000259753|transcript|ENST00000560629.1|nonsense_mediated_decay|10/18|c.1440G&gt;A|p.Trp480*|1441/2785|1440/2361|480/786||WARNING_TRANSCRIPT_NO_START_CODON,A|downstream_gene_variant|MODIFIER|ITGB3|ENSG00000259207|transcript|ENST00000571680.1|protein_coding||c.*1194G&gt;A|||||867|,A|downstream_gene_variant|MODIFIER|ITGB3|ENSG00000259207|transcript|ENST00000573377.1|nonsense_mediated_decay||c.*1194G&gt;A|||||183|WARNING_TRANSCRIPT_NO_START_CODON</text:p>
          </table:table-cell>
          <table:table-cell office:value-type="string" calcext:value-type="string">
            <text:p>{'HIGH': 2, 'MODIFIER': 2}</text:p>
          </table:table-cell>
          <table:table-cell office:value-type="string" calcext:value-type="string">
            <text:p>{'stop_gained': 2, 'downstream_gene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21206</text:p>
          </table:table-cell>
          <table:table-cell office:value-type="string" calcext:value-type="string">
            <text:p>TBXA2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3600157" calcext:value-type="float">
            <text:p>360015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060.5:c.478G&gt;A</text:p>
          </table:table-cell>
          <table:table-cell office:value-type="string" calcext:value-type="string">
            <text:p>"Reduced_receptor_expression"</text:p>
          </table:table-cell>
          <table:table-cell table:number-columns-repeated="2"/>
          <table:table-cell office:value-type="string" calcext:value-type="string">
            <text:p>NP_001051.1:p.A160T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rs5749</text:p>
          </table:table-cell>
          <table:table-cell office:value-type="string" calcext:value-type="string">
            <text:p>T|missense_variant|MODERATE|TBXA2R|ENSG00000006638|transcript|ENST00000375190.8|protein_coding|2/3|c.478G&gt;A|p.Ala160Thr|872/2608|478/1032|160/343||,T|missense_variant|MODERATE|TBXA2R|ENSG00000006638|transcript|ENST00000411851.3|protein_coding|2/4|c.478G&gt;A|p.Ala160Thr|692/1494|478/1224|160/407||,T|upstream_gene_variant|MODIFIER|TBXA2R|ENSG00000006638|transcript|ENST00000587717.1|processed_transcript||n.-24G&gt;A|||||24|,T|intron_variant|MODIFIER|TBXA2R|ENSG00000006638|transcript|ENST00000589966.1|protein_coding|1/1|c.397+81G&gt;A|||||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upstream_gene_variant': 1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60576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3592" calcext:value-type="float">
            <text:p>40843592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mRNA_stability"</text:p>
          </table:table-cell>
          <table:table-cell table:number-columns-repeated="4"/>
          <table:table-cell office:value-type="string" calcext:value-type="string">
            <text:p>rs28399483</text:p>
          </table:table-cell>
          <table:table-cell office:value-type="string" calcext:value-type="string">
            <text:p>T|3_prime_UTR_variant|MODIFIER|CYP2A6|ENSG00000255974|transcript|ENST00000301141.9|protein_coding|9/9|c.*204C&gt;A|||||204|,T|downstream_gene_variant|MODIFIER|CYP2A6|ENSG00000255974|transcript|ENST00000596719.5|retained_intron||n.*1330C&gt;A|||||1330|,T|downstream_gene_variant|MODIFIER|CYP2A6|ENSG00000255974|transcript|ENST00000600495.1|nonsense_mediated_decay||c.*6381C&gt;A|||||2437|,T|downstream_gene_variant|MODIFIER|CTC-490E21.11|ENSG00000279108|transcript|ENST00000623128.1|TEC||n.*1553G&gt;T|||||1553|,T|intron_variant|MODIFIER|CTC-490E21.12|ENSG00000268797|transcript|ENST00000601627.1|nonsense_mediated_decay|1/3|c.117+42177G&gt;T||||||WARNING_TRANSCRIPT_NO_START_CODON,T|non_coding_transcript_exon_variant|MODIFIER|CYP2A6|ENSG00000255974|transcript|ENST00000599960.1|retained_intron|2/2|n.608C&gt;A||||||</text:p>
          </table:table-cell>
          <table:table-cell office:value-type="string" calcext:value-type="string">
            <text:p>{'MODIFIER': 6}</text:p>
          </table:table-cell>
          <table:table-cell office:value-type="string" calcext:value-type="string">
            <text:p>{'3_prime_UTR_variant': 1, 'downstream_gene_variant': 3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60575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3595" calcext:value-type="float">
            <text:p>40843595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mRNA_stability"</text:p>
          </table:table-cell>
          <table:table-cell table:number-columns-repeated="4"/>
          <table:table-cell office:value-type="string" calcext:value-type="string">
            <text:p>rs8192734</text:p>
          </table:table-cell>
          <table:table-cell office:value-type="string" calcext:value-type="string">
            <text:p>C|3_prime_UTR_variant|MODIFIER|CYP2A6|ENSG00000255974|transcript|ENST00000301141.9|protein_coding|9/9|c.*201A&gt;G|||||201|,C|downstream_gene_variant|MODIFIER|CYP2A6|ENSG00000255974|transcript|ENST00000596719.5|retained_intron||n.*1327A&gt;G|||||1327|,C|downstream_gene_variant|MODIFIER|CYP2A6|ENSG00000255974|transcript|ENST00000600495.1|nonsense_mediated_decay||c.*6378A&gt;G|||||2434|,C|downstream_gene_variant|MODIFIER|CTC-490E21.11|ENSG00000279108|transcript|ENST00000623128.1|TEC||n.*1556T&gt;C|||||1556|,C|intron_variant|MODIFIER|CTC-490E21.12|ENSG00000268797|transcript|ENST00000601627.1|nonsense_mediated_decay|1/3|c.117+42180T&gt;C||||||WARNING_TRANSCRIPT_NO_START_CODON,C|non_coding_transcript_exon_variant|MODIFIER|CYP2A6|ENSG00000255974|transcript|ENST00000599960.1|retained_intron|2/2|n.605A&gt;G||||||</text:p>
          </table:table-cell>
          <table:table-cell office:value-type="string" calcext:value-type="string">
            <text:p>{'MODIFIER': 6}</text:p>
          </table:table-cell>
          <table:table-cell office:value-type="string" calcext:value-type="string">
            <text:p>{'3_prime_UTR_variant': 1, 'downstream_gene_variant': 3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25222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3827" calcext:value-type="float">
            <text:p>4084382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1454G&gt;T</text:p>
          </table:table-cell>
          <table:table-cell office:value-type="string" calcext:value-type="string">
            <text:p>"Reduced_CYP2A6_activity"</text:p>
          </table:table-cell>
          <table:table-cell table:number-columns-repeated="2"/>
          <table:table-cell office:value-type="string" calcext:value-type="string">
            <text:p>NP_000753.3:p.R485L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rs28399468</text:p>
          </table:table-cell>
          <table:table-cell office:value-type="string" calcext:value-type="string">
            <text:p>A|missense_variant|MODERATE|CYP2A6|ENSG00000255974|transcript|ENST00000301141.9|protein_coding|9/9|c.1454G&gt;T|p.Arg485Leu|1475/1764|1454/1485|485/494||,A|downstream_gene_variant|MODIFIER|CYP2A6|ENSG00000255974|transcript|ENST00000596719.5|retained_intron||n.*1095G&gt;T|||||1095|,A|downstream_gene_variant|MODIFIER|CYP2A6|ENSG00000255974|transcript|ENST00000600495.1|nonsense_mediated_decay||c.*6146G&gt;T|||||2202|,A|downstream_gene_variant|MODIFIER|CTC-490E21.11|ENSG00000279108|transcript|ENST00000623128.1|TEC||n.*1788C&gt;A|||||1788|,A|intron_variant|MODIFIER|CTC-490E21.12|ENSG00000268797|transcript|ENST00000601627.1|nonsense_mediated_decay|1/3|c.117+42412C&gt;A||||||WARNING_TRANSCRIPT_NO_START_CODON,A|non_coding_transcript_exon_variant|MODIFIER|CYP2A6|ENSG00000255974|transcript|ENST00000599960.1|retained_intron|2/2|n.373G&gt;T||||||</text:p>
          </table:table-cell>
          <table:table-cell office:value-type="string" calcext:value-type="string">
            <text:p>{'MODERATE': 1, 'MODIFIER': 5}</text:p>
          </table:table-cell>
          <table:table-cell office:value-type="string" calcext:value-type="string">
            <text:p>{'missense_variant': 1, 'downstream_gene_variant': 3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5222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3845" calcext:value-type="float">
            <text:p>4084384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1436G&gt;T</text:p>
          </table:table-cell>
          <table:table-cell office:value-type="string" calcext:value-type="string">
            <text:p>"Reduced_CYP2A6_activity"</text:p>
          </table:table-cell>
          <table:table-cell table:number-columns-repeated="2"/>
          <table:table-cell office:value-type="string" calcext:value-type="string">
            <text:p>NP_000753.3:p.G479V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s5031017</text:p>
          </table:table-cell>
          <table:table-cell office:value-type="string" calcext:value-type="string">
            <text:p>A|missense_variant|MODERATE|CYP2A6|ENSG00000255974|transcript|ENST00000301141.9|protein_coding|9/9|c.1436G&gt;T|p.Gly479Val|1457/1764|1436/1485|479/494||,A|downstream_gene_variant|MODIFIER|CYP2A6|ENSG00000255974|transcript|ENST00000596719.5|retained_intron||n.*1077G&gt;T|||||1077|,A|downstream_gene_variant|MODIFIER|CYP2A6|ENSG00000255974|transcript|ENST00000600495.1|nonsense_mediated_decay||c.*6128G&gt;T|||||2184|,A|downstream_gene_variant|MODIFIER|CTC-490E21.11|ENSG00000279108|transcript|ENST00000623128.1|TEC||n.*1806C&gt;A|||||1806|,A|intron_variant|MODIFIER|CTC-490E21.12|ENSG00000268797|transcript|ENST00000601627.1|nonsense_mediated_decay|1/3|c.117+42430C&gt;A||||||WARNING_TRANSCRIPT_NO_START_CODON,A|non_coding_transcript_exon_variant|MODIFIER|CYP2A6|ENSG00000255974|transcript|ENST00000599960.1|retained_intron|2/2|n.355G&gt;T||||||</text:p>
          </table:table-cell>
          <table:table-cell office:value-type="string" calcext:value-type="string">
            <text:p>{'MODERATE': 1, 'MODIFIER': 5}</text:p>
          </table:table-cell>
          <table:table-cell office:value-type="string" calcext:value-type="string">
            <text:p>{'missense_variant': 1, 'downstream_gene_variant': 3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911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3854" calcext:value-type="float">
            <text:p>4084385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1427A&gt;G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53.3:p.K476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6413474</text:p>
          </table:table-cell>
          <table:table-cell office:value-type="string" calcext:value-type="string">
            <text:p>C|missense_variant|MODERATE|CYP2A6|ENSG00000255974|transcript|ENST00000301141.9|protein_coding|9/9|c.1427A&gt;G|p.Lys476Arg|1448/1764|1427/1485|476/494||,C|downstream_gene_variant|MODIFIER|CYP2A6|ENSG00000255974|transcript|ENST00000596719.5|retained_intron||n.*1068A&gt;G|||||1068|,C|downstream_gene_variant|MODIFIER|CYP2A6|ENSG00000255974|transcript|ENST00000600495.1|nonsense_mediated_decay||c.*6119A&gt;G|||||2175|,C|downstream_gene_variant|MODIFIER|CTC-490E21.11|ENSG00000279108|transcript|ENST00000623128.1|TEC||n.*1815T&gt;C|||||1815|,C|intron_variant|MODIFIER|CTC-490E21.12|ENSG00000268797|transcript|ENST00000601627.1|nonsense_mediated_decay|1/3|c.117+42439T&gt;C||||||WARNING_TRANSCRIPT_NO_START_CODON,C|non_coding_transcript_exon_variant|MODIFIER|CYP2A6|ENSG00000255974|transcript|ENST00000599960.1|retained_intron|2/2|n.346A&gt;G||||||</text:p>
          </table:table-cell>
          <table:table-cell office:value-type="string" calcext:value-type="string">
            <text:p>{'MODERATE': 1, 'MODIFIER': 5}</text:p>
          </table:table-cell>
          <table:table-cell office:value-type="string" calcext:value-type="string">
            <text:p>{'missense_variant': 1, 'downstream_gene_variant': 3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83625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3969" calcext:value-type="float">
            <text:p>4084396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1312A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53.3:p.N438Y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43731390</text:p>
          </table:table-cell>
          <table:table-cell office:value-type="string" calcext:value-type="string">
            <text:p>A|missense_variant|MODERATE|CYP2A6|ENSG00000255974|transcript|ENST00000301141.9|protein_coding|9/9|c.1312A&gt;T|p.Asn438Tyr|1333/1764|1312/1485|438/494||,A|downstream_gene_variant|MODIFIER|CYP2A6|ENSG00000255974|transcript|ENST00000596719.5|retained_intron||n.*953A&gt;T|||||953|,A|downstream_gene_variant|MODIFIER|CYP2A6|ENSG00000255974|transcript|ENST00000600495.1|nonsense_mediated_decay||c.*6004A&gt;T|||||2060|,A|downstream_gene_variant|MODIFIER|CTC-490E21.11|ENSG00000279108|transcript|ENST00000623128.1|TEC||n.*1930T&gt;A|||||1930|,A|intron_variant|MODIFIER|CTC-490E21.12|ENSG00000268797|transcript|ENST00000601627.1|nonsense_mediated_decay|1/3|c.117+42554T&gt;A||||||WARNING_TRANSCRIPT_NO_START_CODON,A|non_coding_transcript_exon_variant|MODIFIER|CYP2A6|ENSG00000255974|transcript|ENST00000599960.1|retained_intron|2/2|n.231A&gt;T||||||</text:p>
          </table:table-cell>
          <table:table-cell office:value-type="string" calcext:value-type="string">
            <text:p>{'MODERATE': 1, 'MODIFIER': 5}</text:p>
          </table:table-cell>
          <table:table-cell office:value-type="string" calcext:value-type="string">
            <text:p>{'missense_variant': 1, 'downstream_gene_variant': 3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913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4759" calcext:value-type="float">
            <text:p>4084475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1175A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53.3:p.Y392F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rs1809810</text:p>
          </table:table-cell>
          <table:table-cell office:value-type="string" calcext:value-type="string">
            <text:p>A|missense_variant|MODERATE|CYP2A6|ENSG00000255974|transcript|ENST00000301141.9|protein_coding|8/9|c.1175A&gt;T|p.Tyr392Phe|1196/1764|1175/1485|392/494||,A|downstream_gene_variant|MODIFIER|CYP2A6|ENSG00000255974|transcript|ENST00000596719.5|retained_intron||n.*163A&gt;T|||||163|,A|downstream_gene_variant|MODIFIER|CYP2A6|ENSG00000255974|transcript|ENST00000600495.1|nonsense_mediated_decay||c.*5214A&gt;T|||||1270|,A|downstream_gene_variant|MODIFIER|CTC-490E21.11|ENSG00000279108|transcript|ENST00000623128.1|TEC||n.*2720T&gt;A|||||2720|,A|intron_variant|MODIFIER|CTC-490E21.12|ENSG00000268797|transcript|ENST00000601627.1|nonsense_mediated_decay|1/3|c.117+43344T&gt;A||||||WARNING_TRANSCRIPT_NO_START_CODON,A|non_coding_transcript_exon_variant|MODIFIER|CYP2A6|ENSG00000255974|transcript|ENST00000599960.1|retained_intron|1/2|n.94A&gt;T||||||</text:p>
          </table:table-cell>
          <table:table-cell office:value-type="string" calcext:value-type="string">
            <text:p>{'MODERATE': 1, 'MODIFIER': 5}</text:p>
          </table:table-cell>
          <table:table-cell office:value-type="string" calcext:value-type="string">
            <text:p>{'missense_variant': 1, 'downstream_gene_variant': 3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5138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5362" calcext:value-type="float">
            <text:p>4084536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1093G&gt;A</text:p>
          </table:table-cell>
          <table:table-cell office:value-type="string" calcext:value-type="string">
            <text:p>"Reduced_CYP2A6_activity"</text:p>
          </table:table-cell>
          <table:table-cell table:number-columns-repeated="2"/>
          <table:table-cell office:value-type="string" calcext:value-type="string">
            <text:p>NP_000753.3:p.V365M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s28399454</text:p>
          </table:table-cell>
          <table:table-cell office:value-type="string" calcext:value-type="string">
            <text:p>T|missense_variant|MODERATE|CYP2A6|ENSG00000255974|transcript|ENST00000301141.9|protein_coding|7/9|c.1093G&gt;A|p.Val365Met|1114/1764|1093/1485|365/494||,T|upstream_gene_variant|MODIFIER|CYP2A6|ENSG00000255974|transcript|ENST00000599960.1|retained_intron||n.-510G&gt;A|||||510|,T|downstream_gene_variant|MODIFIER|CYP2A6|ENSG00000255974|transcript|ENST00000600495.1|nonsense_mediated_decay||c.*4611G&gt;A|||||667|,T|downstream_gene_variant|MODIFIER|CTC-490E21.11|ENSG00000279108|transcript|ENST00000623128.1|TEC||n.*3323C&gt;T|||||3323|,T|intron_variant|MODIFIER|CTC-490E21.12|ENSG00000268797|transcript|ENST00000601627.1|nonsense_mediated_decay|1/3|c.117+43947C&gt;T||||||WARNING_TRANSCRIPT_NO_START_CODON,T|non_coding_transcript_exon_variant|MODIFIER|CYP2A6|ENSG00000255974|transcript|ENST00000596719.5|retained_intron|6/6|n.944G&gt;A||||||</text:p>
          </table:table-cell>
          <table:table-cell office:value-type="string" calcext:value-type="string">
            <text:p>{'MODERATE': 1, 'MODIFIER': 5}</text:p>
          </table:table-cell>
          <table:table-cell office:value-type="string" calcext:value-type="string">
            <text:p>{'missense_variant': 1, 'upstream_gene_variant': 1, 'downstream_gene_variant': 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24238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7036" calcext:value-type="float">
            <text:p>4084703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670T&gt;C</text:p>
          </table:table-cell>
          <table:table-cell office:value-type="string" calcext:value-type="string">
            <text:p>"Reduced_CYP2A6_activity"</text:p>
          </table:table-cell>
          <table:table-cell table:number-columns-repeated="2"/>
          <table:table-cell office:value-type="string" calcext:value-type="string">
            <text:p>NP_000753.3:p.S224P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28399447</text:p>
          </table:table-cell>
          <table:table-cell office:value-type="string" calcext:value-type="string">
            <text:p>G|missense_variant|MODERATE|CYP2A6|ENSG00000255974|transcript|ENST00000301141.9|protein_coding|5/9|c.670T&gt;C|p.Ser224Pro|691/1764|670/1485|224/494||,G|3_prime_UTR_variant|MODIFIER|CYP2A6|ENSG00000255974|transcript|ENST00000600495.1|nonsense_mediated_decay|5/6|c.*482T&gt;C|||||2937|,G|upstream_gene_variant|MODIFIER|CYP2A6|ENSG00000255974|transcript|ENST00000599960.1|retained_intron||n.-2184T&gt;C|||||2184|,G|downstream_gene_variant|MODIFIER|CTC-490E21.11|ENSG00000279108|transcript|ENST00000623128.1|TEC||n.*4997A&gt;G|||||4997|,G|intron_variant|MODIFIER|CTC-490E21.12|ENSG00000268797|transcript|ENST00000601627.1|nonsense_mediated_decay|1/3|c.118-44955A&gt;G||||||WARNING_TRANSCRIPT_NO_START_CODON,G|non_coding_transcript_exon_variant|MODIFIER|CYP2A6|ENSG00000255974|transcript|ENST00000596719.5|retained_intron|4/6|n.521T&gt;C||||||</text:p>
          </table:table-cell>
          <table:table-cell office:value-type="string" calcext:value-type="string">
            <text:p>{'MODERATE': 1, 'MODIFIER': 5}</text:p>
          </table:table-cell>
          <table:table-cell office:value-type="string" calcext:value-type="string">
            <text:p>{'missense_variant': 1, '3_prime_UTR_variant': 1, 'upstream_gene_variant': 1, 'downstream_gene_variant': 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X084341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GC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8263" calcext:value-type="float">
            <text:p>4084826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608_609delGCinsA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A6|ENSG00000255974|4|0.25)</text:p>
          </table:table-cell>
          <table:table-cell table:number-columns-repeated="3"/>
          <table:table-cell office:value-type="string" calcext:value-type="string">
            <text:p>rs28399445</text:p>
          </table:table-cell>
          <table:table-cell office:value-type="string" calcext:value-type="string">
            <text:p>T|frameshift_variant&amp;synonymous_variant|HIGH|CYP2A6|ENSG00000255974|transcript|ENST00000301141.9|protein_coding|4/9|c.608_609delGCinsA|p.Arg203fs|630/1764|608/1485|203/494||,T|3_prime_UTR_variant|MODIFIER|CYP2A6|ENSG00000255974|transcript|ENST00000600495.1|nonsense_mediated_decay|4/6|c.*420_*421delGCinsA|||||1708|,T|upstream_gene_variant|MODIFIER|CYP2A6|ENSG00000255974|transcript|ENST00000599960.1|retained_intron||n.-3413_-3412delGCinsA|||||3412|,T|intron_variant|MODIFIER|CTC-490E21.12|ENSG00000268797|transcript|ENST00000601627.1|nonsense_mediated_decay|1/3|c.118-43727_118-43726delGCinsT||||||WARNING_TRANSCRIPT_NO_START_CODON,T|non_coding_transcript_exon_variant|MODIFIER|CYP2A6|ENSG00000255974|transcript|ENST00000596719.5|retained_intron|3/6|n.459_460delGCinsA||||||</text:p>
          </table:table-cell>
          <table:table-cell office:value-type="string" calcext:value-type="string">
            <text:p>{'HIGH': 1, 'MODIFIER': 4}</text:p>
          </table:table-cell>
          <table:table-cell office:value-type="string" calcext:value-type="string">
            <text:p>{'frameshift_variant&amp;synonymous_variant': 1, '3_prime_UTR_variant': 1, 'upstream_gene_variant': 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02863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8266" calcext:value-type="float">
            <text:p>4084826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607C&gt;A</text:p>
          </table:table-cell>
          <table:table-cell office:value-type="string" calcext:value-type="string">
            <text:p>"Altered_activity"</text:p>
          </table:table-cell>
          <table:table-cell table:number-columns-repeated="2"/>
          <table:table-cell office:value-type="string" calcext:value-type="string">
            <text:p>NP_000753.3:p.R203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56256500</text:p>
          </table:table-cell>
          <table:table-cell office:value-type="string" calcext:value-type="string">
            <text:p>T|missense_variant|MODERATE|CYP2A6|ENSG00000255974|transcript|ENST00000301141.9|protein_coding|4/9|c.607C&gt;A|p.Arg203Ser|628/1764|607/1485|203/494||,T|3_prime_UTR_variant|MODIFIER|CYP2A6|ENSG00000255974|transcript|ENST00000600495.1|nonsense_mediated_decay|4/6|c.*419C&gt;A|||||1707|,T|upstream_gene_variant|MODIFIER|CYP2A6|ENSG00000255974|transcript|ENST00000599960.1|retained_intron||n.-3414C&gt;A|||||3414|,T|intron_variant|MODIFIER|CTC-490E21.12|ENSG00000268797|transcript|ENST00000601627.1|nonsense_mediated_decay|1/3|c.118-43725G&gt;T||||||WARNING_TRANSCRIPT_NO_START_CODON,T|non_coding_transcript_exon_variant|MODIFIER|CYP2A6|ENSG00000255974|transcript|ENST00000596719.5|retained_intron|3/6|n.458C&gt;A||||||</text:p>
          </table:table-cell>
          <table:table-cell office:value-type="string" calcext:value-type="string">
            <text:p>{'MODERATE': 1, 'MODIFIER': 4}</text:p>
          </table:table-cell>
          <table:table-cell office:value-type="string" calcext:value-type="string">
            <text:p>{'missense_variant': 1, '3_prime_UTR_variant': 1, 'upstream_gene_variant': 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80183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8266" calcext:value-type="float">
            <text:p>4084826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607C&gt;T</text:p>
          </table:table-cell>
          <table:table-cell office:value-type="string" calcext:value-type="string">
            <text:p>"Reduced_CYP2A6_activity"</text:p>
          </table:table-cell>
          <table:table-cell table:number-columns-repeated="2"/>
          <table:table-cell office:value-type="string" calcext:value-type="string">
            <text:p>NP_000753.3:p.R203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56256500</text:p>
          </table:table-cell>
          <table:table-cell office:value-type="string" calcext:value-type="string">
            <text:p>A|missense_variant|MODERATE|CYP2A6|ENSG00000255974|transcript|ENST00000301141.9|protein_coding|4/9|c.607C&gt;T|p.Arg203Cys|628/1764|607/1485|203/494||,A|3_prime_UTR_variant|MODIFIER|CYP2A6|ENSG00000255974|transcript|ENST00000600495.1|nonsense_mediated_decay|4/6|c.*419C&gt;T|||||1707|,A|upstream_gene_variant|MODIFIER|CYP2A6|ENSG00000255974|transcript|ENST00000599960.1|retained_intron||n.-3414C&gt;T|||||3414|,A|intron_variant|MODIFIER|CTC-490E21.12|ENSG00000268797|transcript|ENST00000601627.1|nonsense_mediated_decay|1/3|c.118-43725G&gt;A||||||WARNING_TRANSCRIPT_NO_START_CODON,A|non_coding_transcript_exon_variant|MODIFIER|CYP2A6|ENSG00000255974|transcript|ENST00000596719.5|retained_intron|3/6|n.458C&gt;T||||||</text:p>
          </table:table-cell>
          <table:table-cell office:value-type="string" calcext:value-type="string">
            <text:p>{'MODERATE': 1, 'MODIFIER': 4}</text:p>
          </table:table-cell>
          <table:table-cell office:value-type="string" calcext:value-type="string">
            <text:p>{'missense_variant': 1, '3_prime_UTR_variant': 1, 'upstream_gene_variant': 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057916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8284" calcext:value-type="float">
            <text:p>4084828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587_588delAA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A6|ENSG00000255974|4|0.25)</text:p>
          </table:table-cell>
          <table:table-cell/>
          <table:table-cell office:value-type="string" calcext:value-type="string">
            <text:p>NP_000753.3:p.(Lys196Argfs*25)</text:p>
          </table:table-cell>
          <table:table-cell/>
          <table:table-cell office:value-type="string" calcext:value-type="string">
            <text:p>rs568811809</text:p>
          </table:table-cell>
          <table:table-cell office:value-type="string" calcext:value-type="string">
            <text:p>C|frameshift_variant|HIGH|CYP2A6|ENSG00000255974|transcript|ENST00000301141.9|protein_coding|4/9|c.587_588delAA|p.Lys196fs|609/1764|587/1485|196/494||,C|3_prime_UTR_variant|MODIFIER|CYP2A6|ENSG00000255974|transcript|ENST00000600495.1|nonsense_mediated_decay|4/6|c.*399_*400delAA|||||1687|,C|upstream_gene_variant|MODIFIER|CYP2A6|ENSG00000255974|transcript|ENST00000599960.1|retained_intron||n.-3434_-3433delAA|||||3433|,C|intron_variant|MODIFIER|CTC-490E21.12|ENSG00000268797|transcript|ENST00000601627.1|nonsense_mediated_decay|1/3|c.118-43705_118-43704delTT||||||WARNING_TRANSCRIPT_NO_START_CODON&amp;INFO_REALIGN_3_PRIME,C|non_coding_transcript_exon_variant|MODIFIER|CYP2A6|ENSG00000255974|transcript|ENST00000596719.5|retained_intron|3/6|n.438_439delAA||||||</text:p>
          </table:table-cell>
          <table:table-cell office:value-type="string" calcext:value-type="string">
            <text:p>{'HIGH': 1, 'MODIFIER': 4}</text:p>
          </table:table-cell>
          <table:table-cell office:value-type="string" calcext:value-type="string">
            <text:p>{'frameshift_variant': 1, '3_prime_UTR_variant': 1, 'upstream_gene_variant': 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02862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8293" calcext:value-type="float">
            <text:p>4084829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580A&gt;G</text:p>
          </table:table-cell>
          <table:table-cell office:value-type="string" calcext:value-type="string">
            <text:p>"Altered_activity"</text:p>
          </table:table-cell>
          <table:table-cell table:number-columns-repeated="2"/>
          <table:table-cell office:value-type="string" calcext:value-type="string">
            <text:p>NP_000753.3:p.K194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99916117</text:p>
          </table:table-cell>
          <table:table-cell office:value-type="string" calcext:value-type="string">
            <text:p>C|missense_variant|MODERATE|CYP2A6|ENSG00000255974|transcript|ENST00000301141.9|protein_coding|4/9|c.580A&gt;G|p.Lys194Glu|601/1764|580/1485|194/494||,C|3_prime_UTR_variant|MODIFIER|CYP2A6|ENSG00000255974|transcript|ENST00000600495.1|nonsense_mediated_decay|4/6|c.*392A&gt;G|||||1680|,C|upstream_gene_variant|MODIFIER|CYP2A6|ENSG00000255974|transcript|ENST00000599960.1|retained_intron||n.-3441A&gt;G|||||3441|,C|intron_variant|MODIFIER|CTC-490E21.12|ENSG00000268797|transcript|ENST00000601627.1|nonsense_mediated_decay|1/3|c.118-43698T&gt;C||||||WARNING_TRANSCRIPT_NO_START_CODON,C|non_coding_transcript_exon_variant|MODIFIER|CYP2A6|ENSG00000255974|transcript|ENST00000596719.5|retained_intron|3/6|n.431A&gt;G||||||</text:p>
          </table:table-cell>
          <table:table-cell office:value-type="string" calcext:value-type="string">
            <text:p>{'MODERATE': 1, 'MODIFIER': 4}</text:p>
          </table:table-cell>
          <table:table-cell office:value-type="string" calcext:value-type="string">
            <text:p>{'missense_variant': 1, '3_prime_UTR_variant': 1, 'upstream_gene_variant': 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5150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8724" calcext:value-type="float">
            <text:p>4084872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383G&gt;A</text:p>
          </table:table-cell>
          <table:table-cell office:value-type="string" calcext:value-type="string">
            <text:p>"Reduced_CYP2A6_activity"</text:p>
          </table:table-cell>
          <table:table-cell table:number-columns-repeated="2"/>
          <table:table-cell office:value-type="string" calcext:value-type="string">
            <text:p>NP_000753.3:p.R128Q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s4986891</text:p>
          </table:table-cell>
          <table:table-cell office:value-type="string" calcext:value-type="string">
            <text:p>T|missense_variant|MODERATE|CYP2A6|ENSG00000255974|transcript|ENST00000301141.9|protein_coding|3/9|c.383G&gt;A|p.Arg128Gln|404/1764|383/1485|128/494||,T|3_prime_UTR_variant|MODIFIER|CYP2A6|ENSG00000255974|transcript|ENST00000600495.1|nonsense_mediated_decay|3/6|c.*195G&gt;A|||||1249|,T|upstream_gene_variant|MODIFIER|CYP2A6|ENSG00000255974|transcript|ENST00000599960.1|retained_intron||n.-3872G&gt;A|||||3872|,T|intron_variant|MODIFIER|CTC-490E21.12|ENSG00000268797|transcript|ENST00000601627.1|nonsense_mediated_decay|1/3|c.118-43267C&gt;T||||||WARNING_TRANSCRIPT_NO_START_CODON,T|non_coding_transcript_exon_variant|MODIFIER|CYP2A6|ENSG00000255974|transcript|ENST00000596719.5|retained_intron|2/6|n.234G&gt;A||||||</text:p>
          </table:table-cell>
          <table:table-cell office:value-type="string" calcext:value-type="string">
            <text:p>{'MODERATE': 1, 'MODIFIER': 4}</text:p>
          </table:table-cell>
          <table:table-cell office:value-type="string" calcext:value-type="string">
            <text:p>{'missense_variant': 1, '3_prime_UTR_variant': 1, 'upstream_gene_variant': 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83626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9833" calcext:value-type="float">
            <text:p>4084983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328G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753.3:p.V110L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72549435</text:p>
          </table:table-cell>
          <table:table-cell office:value-type="string" calcext:value-type="string">
            <text:p>G|missense_variant|MODERATE|CYP2A6|ENSG00000255974|transcript|ENST00000301141.9|protein_coding|2/9|c.328G&gt;C|p.Val110Leu|349/1764|328/1485|110/494||,G|3_prime_UTR_variant|MODIFIER|CYP2A6|ENSG00000255974|transcript|ENST00000600495.1|nonsense_mediated_decay|2/6|c.*140G&gt;C|||||140|,G|upstream_gene_variant|MODIFIER|CYP2A6|ENSG00000255974|transcript|ENST00000599960.1|retained_intron||n.-4981G&gt;C|||||4981|,G|intron_variant|MODIFIER|CYP2A6|ENSG00000255974|transcript|ENST00000596719.5|retained_intron|1/5|n.194+414G&gt;C||||||,G|intron_variant|MODIFIER|CTC-490E21.12|ENSG00000268797|transcript|ENST00000601627.1|nonsense_mediated_decay|1/3|c.118-42158C&gt;G||||||WARNING_TRANSCRIPT_NO_START_CODON</text:p>
          </table:table-cell>
          <table:table-cell office:value-type="string" calcext:value-type="string">
            <text:p>{'MODERATE': 1, 'MODIFIER': 4}</text:p>
          </table:table-cell>
          <table:table-cell office:value-type="string" calcext:value-type="string">
            <text:p>{'missense_variant': 1, '3_prime_UTR_variant': 1, 'upstream_gene_variant': 1, 'intr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7912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49860" calcext:value-type="float">
            <text:p>4084986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301C&gt;T</text:p>
          </table:table-cell>
          <table:table-cell office:value-type="string" calcext:value-type="string">
            <text:p>"Poor_metaboliser"</text:p>
          </table:table-cell>
          <table:table-cell table:number-columns-repeated="2" office:value-type="string" calcext:value-type="string">
            <text:p>(CYP2A6|ENSG00000255974|4|0.25)</text:p>
          </table:table-cell>
          <table:table-cell office:value-type="string" calcext:value-type="string">
            <text:p>NP_000753.3:p.R101*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s199545200</text:p>
          </table:table-cell>
          <table:table-cell office:value-type="string" calcext:value-type="string">
            <text:p>A|stop_gained|HIGH|CYP2A6|ENSG00000255974|transcript|ENST00000301141.9|protein_coding|2/9|c.301C&gt;T|p.Arg101*|322/1764|301/1485|101/494||,A|3_prime_UTR_variant|MODIFIER|CYP2A6|ENSG00000255974|transcript|ENST00000600495.1|nonsense_mediated_decay|2/6|c.*113C&gt;T|||||113|,A|intron_variant|MODIFIER|CYP2A6|ENSG00000255974|transcript|ENST00000596719.5|retained_intron|1/5|n.194+387C&gt;T||||||,A|intron_variant|MODIFIER|CTC-490E21.12|ENSG00000268797|transcript|ENST00000601627.1|nonsense_mediated_decay|1/3|c.118-42131G&gt;A||||||WARNING_TRANSCRIPT_NO_START_CODON</text:p>
          </table:table-cell>
          <table:table-cell office:value-type="string" calcext:value-type="string">
            <text:p>{'HIGH': 1, 'MODIFIER': 3}</text:p>
          </table:table-cell>
          <table:table-cell office:value-type="string" calcext:value-type="string">
            <text:p>{'stop_gained': 1, '3_prime_UTR_variant': 1, 'intr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1314367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50341" calcext:value-type="float">
            <text:p>4085034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86G&gt;A</text:p>
          </table:table-cell>
          <table:table-cell office:value-type="string" calcext:value-type="string">
            <text:p>"Altered_splicing_efficiency"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rs28399435</text:p>
          </table:table-cell>
          <table:table-cell office:value-type="string" calcext:value-type="string">
            <text:p>T|missense_variant|MODERATE|CYP2A6|ENSG00000255974|transcript|ENST00000301141.9|protein_coding|1/9|c.86G&gt;A|p.Ser29Asn|107/1764|86/1485|29/494||,T|missense_variant|MODERATE|CYP2A6|ENSG00000255974|transcript|ENST00000600495.1|nonsense_mediated_decay|1/6|c.86G&gt;A|p.Ser29Asn|107/931|86/198|29/65||,T|intron_variant|MODIFIER|CTC-490E21.12|ENSG00000268797|transcript|ENST00000601627.1|nonsense_mediated_decay|1/3|c.118-41650C&gt;T||||||WARNING_TRANSCRIPT_NO_START_CODON,T|non_coding_transcript_exon_variant|MODIFIER|CYP2A6|ENSG00000255974|transcript|ENST00000596719.5|retained_intron|1/6|n.100G&gt;A|||||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1314366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50376" calcext:value-type="float">
            <text:p>4085037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2.5:c.51A&gt;G</text:p>
          </table:table-cell>
          <table:table-cell office:value-type="string" calcext:value-type="string">
            <text:p>"Poor_metaboliser"</text:p>
          </table:table-cell>
          <table:table-cell table:number-columns-repeated="4"/>
          <table:table-cell office:value-type="string" calcext:value-type="string">
            <text:p>rs1137115</text:p>
          </table:table-cell>
          <table:table-cell office:value-type="string" calcext:value-type="string">
            <text:p>C|synonymous_variant|LOW|CYP2A6|ENSG00000255974|transcript|ENST00000301141.9|protein_coding|1/9|c.51A&gt;G|p.Val17Val|72/1764|51/1485|17/494||,C|synonymous_variant|LOW|CYP2A6|ENSG00000255974|transcript|ENST00000600495.1|nonsense_mediated_decay|1/6|c.51A&gt;G|p.Val17Val|72/931|51/198|17/65||,C|intron_variant|MODIFIER|CTC-490E21.12|ENSG00000268797|transcript|ENST00000601627.1|nonsense_mediated_decay|1/3|c.118-41615T&gt;C||||||WARNING_TRANSCRIPT_NO_START_CODON,C|non_coding_transcript_exon_variant|MODIFIER|CYP2A6|ENSG00000255974|transcript|ENST00000596719.5|retained_intron|1/6|n.65A&gt;G||||||</text:p>
          </table:table-cell>
          <table:table-cell office:value-type="string" calcext:value-type="string">
            <text:p>{'LOW': 2, 'MODIFIER': 2}</text:p>
          </table:table-cell>
          <table:table-cell office:value-type="string" calcext:value-type="string">
            <text:p>{'synonymous_variant': 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15160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50474" calcext:value-type="float">
            <text:p>40850474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transcriptional_activity"</text:p>
          </table:table-cell>
          <table:table-cell table:number-columns-repeated="4"/>
          <table:table-cell office:value-type="string" calcext:value-type="string">
            <text:p>rs28399433</text:p>
          </table:table-cell>
          <table:table-cell office:value-type="string" calcext:value-type="string">
            <text:p>C|upstream_gene_variant|MODIFIER|CYP2A6|ENSG00000255974|transcript|ENST00000301141.9|protein_coding||c.-48T&gt;G|||||27|,C|upstream_gene_variant|MODIFIER|CYP2A6|ENSG00000255974|transcript|ENST00000596719.5|retained_intron||n.-34T&gt;G|||||34|,C|upstream_gene_variant|MODIFIER|CYP2A6|ENSG00000255974|transcript|ENST00000600495.1|nonsense_mediated_decay||c.-48T&gt;G|||||27|,C|intron_variant|MODIFIER|CTC-490E21.12|ENSG00000268797|transcript|ENST00000601627.1|nonsense_mediated_decay|1/3|c.118-41517A&gt;C||||||WARNING_TRANSCRIPT_NO_START_CODON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upstream_gene_variant': 3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43936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51171" calcext:value-type="float">
            <text:p>40851171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transcriptional_activity"</text:p>
          </table:table-cell>
          <table:table-cell table:number-columns-repeated="4"/>
          <table:table-cell office:value-type="string" calcext:value-type="string">
            <text:p>rs61663607</text:p>
          </table:table-cell>
          <table:table-cell office:value-type="string" calcext:value-type="string">
            <text:p>C|upstream_gene_variant|MODIFIER|CYP2A6|ENSG00000255974|transcript|ENST00000301141.9|protein_coding||c.-745A&gt;G|||||724|,C|upstream_gene_variant|MODIFIER|CYP2A6|ENSG00000255974|transcript|ENST00000596719.5|retained_intron||n.-731A&gt;G|||||731|,C|upstream_gene_variant|MODIFIER|CYP2A6|ENSG00000255974|transcript|ENST00000600495.1|nonsense_mediated_decay||c.-745A&gt;G|||||724|,C|intron_variant|MODIFIER|CTC-490E21.12|ENSG00000268797|transcript|ENST00000601627.1|nonsense_mediated_decay|1/3|c.118-40820T&gt;C||||||WARNING_TRANSCRIPT_NO_START_CODON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upstream_gene_variant': 3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40567</text:p>
          </table:table-cell>
          <table:table-cell office:value-type="string" calcext:value-type="string">
            <text:p>CYP2A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0851439" calcext:value-type="float">
            <text:p>40851439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transcriptional_activity"</text:p>
          </table:table-cell>
          <table:table-cell table:number-columns-repeated="4"/>
          <table:table-cell office:value-type="string" calcext:value-type="string">
            <text:p>rs4803381</text:p>
          </table:table-cell>
          <table:table-cell office:value-type="string" calcext:value-type="string">
            <text:p>C|upstream_gene_variant|MODIFIER|CYP2A6|ENSG00000255974|transcript|ENST00000301141.9|protein_coding||c.-1013A&gt;G|||||992|,C|upstream_gene_variant|MODIFIER|CYP2A6|ENSG00000255974|transcript|ENST00000596719.5|retained_intron||n.-999A&gt;G|||||999|,C|upstream_gene_variant|MODIFIER|CYP2A6|ENSG00000255974|transcript|ENST00000600495.1|nonsense_mediated_decay||c.-1013A&gt;G|||||992|,C|intron_variant|MODIFIER|CTC-490E21.12|ENSG00000268797|transcript|ENST00000601627.1|nonsense_mediated_decay|1/3|c.118-40552T&gt;C||||||WARNING_TRANSCRIPT_NO_START_CODON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upstream_gene_variant': 3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35034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0988986" calcext:value-type="float">
            <text:p>40988986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CYP2B6_expression"</text:p>
          </table:table-cell>
          <table:table-cell table:number-columns-repeated="4"/>
          <table:table-cell office:value-type="string" calcext:value-type="string">
            <text:p>rs7254579</text:p>
          </table:table-cell>
          <table:table-cell office:value-type="string" calcext:value-type="string">
            <text:p>C|upstream_gene_variant|MODIFIER|CYP2B6|ENSG00000197408|transcript|ENST00000324071.8|protein_coding||c.-2320T&gt;C|||||2313|,C|upstream_gene_variant|MODIFIER|CYP2B6|ENSG00000197408|transcript|ENST00000598834.1|processed_transcript||n.-2418T&gt;C|||||2418|,C|intergenic_region|MODIFIER|CYP2B7P-CYP2B6|ENSG00000256612-ENSG00000197408|intergenic_region|ENSG00000256612-ENSG00000197408|||n.40988986T&gt;C||||||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35033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0990556" calcext:value-type="float">
            <text:p>40990556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CYP2B6_expression"</text:p>
          </table:table-cell>
          <table:table-cell table:number-columns-repeated="4"/>
          <table:table-cell office:value-type="string" calcext:value-type="string">
            <text:p>rs4802101</text:p>
          </table:table-cell>
          <table:table-cell office:value-type="string" calcext:value-type="string">
            <text:p>C|upstream_gene_variant|MODIFIER|CYP2B6|ENSG00000197408|transcript|ENST00000324071.8|protein_coding||c.-750T&gt;C|||||743|,C|upstream_gene_variant|MODIFIER|CYP2B6|ENSG00000197408|transcript|ENST00000598834.1|processed_transcript||n.-848T&gt;C|||||848|,C|intergenic_region|MODIFIER|CYP2B7P-CYP2B6|ENSG00000256612-ENSG00000197408|intergenic_region|ENSG00000256612-ENSG00000197408|||n.40990556T&gt;C||||||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50427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0991224" calcext:value-type="float">
            <text:p>40991224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CYP2B6_expression"</text:p>
          </table:table-cell>
          <table:table-cell table:number-columns-repeated="4"/>
          <table:table-cell office:value-type="string" calcext:value-type="string">
            <text:p>rs34223104</text:p>
          </table:table-cell>
          <table:table-cell office:value-type="string" calcext:value-type="string">
            <text:p>C|upstream_gene_variant|MODIFIER|CYP2B6|ENSG00000197408|transcript|ENST00000324071.8|protein_coding||c.-82T&gt;C|||||75|,C|upstream_gene_variant|MODIFIER|CYP2B6|ENSG00000197408|transcript|ENST00000598834.1|processed_transcript||n.-180T&gt;C|||||180|,C|intergenic_region|MODIFIER|CYP2B7P-CYP2B6|ENSG00000256612-ENSG00000197408|intergenic_region|ENSG00000256612-ENSG00000197408|||n.40991224T&gt;C||||||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2692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0991441" calcext:value-type="float">
            <text:p>4099144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136A&gt;G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58.1:p.M46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35303484</text:p>
          </table:table-cell>
          <table:table-cell office:value-type="string" calcext:value-type="string">
            <text:p>G|missense_variant|MODERATE|CYP2B6|ENSG00000197408|transcript|ENST00000324071.8|protein_coding|1/9|c.136A&gt;G|p.Met46Val|143/3054|136/1476|46/491||,G|non_coding_transcript_exon_variant|MODIFIER|CYP2B6|ENSG00000197408|transcript|ENST00000598834.1|processed_transcript|1/5|n.38A&gt;G||||||</text:p>
          </table:table-cell>
          <table:table-cell office:value-type="string" calcext:value-type="string">
            <text:p>{'MODERATE': 1, 'MODIFIER': 1}</text:p>
          </table:table-cell>
          <table:table-cell office:value-type="string" calcext:value-type="string">
            <text:p>{'missens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2693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4125" calcext:value-type="float">
            <text:p>4100412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296G&gt;A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58.1:p.G99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rs36060847</text:p>
          </table:table-cell>
          <table:table-cell office:value-type="string" calcext:value-type="string">
            <text:p>A|structural_interaction_variant|HIGH|CYP2B6|ENSG00000197408|interaction|3IBD:A_99-A_368:ENST00000324071|protein_coding|2/9|c.296G&gt;A||||||,A|structural_interaction_variant|HIGH|CYP2B6|ENSG00000197408|interaction|3QOA:A_99-A_368:ENST00000324071|protein_coding|2/9|c.296G&gt;A||||||,A|structural_interaction_variant|HIGH|CYP2B6|ENSG00000197408|interaction|3QU8:A_99-A_368:ENST00000324071|protein_coding|2/9|c.296G&gt;A||||||,A|structural_interaction_variant|HIGH|CYP2B6|ENSG00000197408|interaction|3QU8:B_99-B_368:ENST00000324071|protein_coding|2/9|c.296G&gt;A||||||,A|structural_interaction_variant|HIGH|CYP2B6|ENSG00000197408|interaction|3QU8:C_99-C_368:ENST00000324071|protein_coding|2/9|c.296G&gt;A||||||,A|structural_interaction_variant|HIGH|CYP2B6|ENSG00000197408|interaction|3QU8:D_99-D_368:ENST00000324071|protein_coding|2/9|c.296G&gt;A||||||,A|structural_interaction_variant|HIGH|CYP2B6|ENSG00000197408|interaction|3QU8:E_99-E_368:ENST00000324071|protein_coding|2/9|c.296G&gt;A||||||,A|structural_interaction_variant|HIGH|CYP2B6|ENSG00000197408|interaction|3QU8:F_99-F_368:ENST00000324071|protein_coding|2/9|c.296G&gt;A||||||,A|structural_interaction_variant|HIGH|CYP2B6|ENSG00000197408|interaction|3UA5:A_99-A_368:ENST00000324071|protein_coding|2/9|c.296G&gt;A||||||,A|structural_interaction_variant|HIGH|CYP2B6|ENSG00000197408|interaction|3UA5:B_99-B_368:ENST00000324071|protein_coding|2/9|c.296G&gt;A||||||,A|structural_interaction_variant|HIGH|CYP2B6|ENSG00000197408|interaction|4I91:A_99-A_368:ENST00000324071|protein_coding|2/9|c.296G&gt;A||||||,A|structural_interaction_variant|HIGH|CYP2B6|ENSG00000197408|interaction|4RQL:A_99-A_368:ENST00000324071|protein_coding|2/9|c.296G&gt;A||||||,A|structural_interaction_variant|HIGH|CYP2B6|ENSG00000197408|interaction|4RQL:B_99-B_368:ENST00000324071|protein_coding|2/9|c.296G&gt;A||||||,A|structural_interaction_variant|HIGH|CYP2B6|ENSG00000197408|interaction|4RRT:A_99-A_368:ENST00000324071|protein_coding|2/9|c.296G&gt;A||||||,A|structural_interaction_variant|HIGH|CYP2B6|ENSG00000197408|interaction|4RRT:B_99-B_368:ENST00000324071|protein_coding|2/9|c.296G&gt;A||||||,A|missense_variant|MODERATE|CYP2B6|ENSG00000197408|transcript|ENST00000324071.8|protein_coding|2/9|c.296G&gt;A|p.Gly99Glu|303/3054|296/1476|99/491||,A|missense_variant|MODERATE|CYP2B6|ENSG00000197408|transcript|ENST00000593831.1|protein_coding|1/5|c.68G&gt;A|p.Gly23Glu|180/1426|68/768|23/255||,A|upstream_gene_variant|MODIFIER|CYP2B6|ENSG00000197408|transcript|ENST00000594187.1|retained_intron||n.-254G&gt;A|||||254|,A|non_coding_transcript_exon_variant|MODIFIER|CYP2B6|ENSG00000197408|transcript|ENST00000598834.1|processed_transcript|2/5|n.198G&gt;A||||||</text:p>
          </table:table-cell>
          <table:table-cell office:value-type="string" calcext:value-type="string">
            <text:p>{'HIGH': 15, 'MODERATE': 2, 'MODIFIER': 2}</text:p>
          </table:table-cell>
          <table:table-cell office:value-type="string" calcext:value-type="string">
            <text:p>{'structural_interaction_variant': 15, 'missense_variant': 2, 'up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6715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4158" calcext:value-type="float">
            <text:p>4100415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329G&gt;T</text:p>
          </table:table-cell>
          <table:table-cell office:value-type="string" calcext:value-type="string">
            <text:p>"Complete_loss_of_function"</text:p>
          </table:table-cell>
          <table:table-cell table:number-columns-repeated="2"/>
          <table:table-cell office:value-type="string" calcext:value-type="string">
            <text:p>NP_000758.1:p.G110V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rs186335453</text:p>
          </table:table-cell>
          <table:table-cell office:value-type="string" calcext:value-type="string">
            <text:p>T|missense_variant|MODERATE|CYP2B6|ENSG00000197408|transcript|ENST00000324071.8|protein_coding|2/9|c.329G&gt;T|p.Gly110Val|336/3054|329/1476|110/491||,T|missense_variant|MODERATE|CYP2B6|ENSG00000197408|transcript|ENST00000593831.1|protein_coding|1/5|c.101G&gt;T|p.Gly34Val|213/1426|101/768|34/255||,T|upstream_gene_variant|MODIFIER|CYP2B6|ENSG00000197408|transcript|ENST00000594187.1|retained_intron||n.-221G&gt;T|||||221|,T|non_coding_transcript_exon_variant|MODIFIER|CYP2B6|ENSG00000197408|transcript|ENST00000598834.1|processed_transcript|2/5|n.231G&gt;T|||||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up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6716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4303" calcext:value-type="float">
            <text:p>4100430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341T&gt;C</text:p>
          </table:table-cell>
          <table:table-cell office:value-type="string" calcext:value-type="string">
            <text:p>"Complete_loss_of_function"</text:p>
          </table:table-cell>
          <table:table-cell table:number-columns-repeated="2"/>
          <table:table-cell office:value-type="string" calcext:value-type="string">
            <text:p>NP_000758.1:p.I114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39801276</text:p>
          </table:table-cell>
          <table:table-cell office:value-type="string" calcext:value-type="string">
            <text:p>C|missense_variant|MODERATE|CYP2B6|ENSG00000197408|transcript|ENST00000324071.8|protein_coding|3/9|c.341T&gt;C|p.Ile114Thr|348/3054|341/1476|114/491||,C|missense_variant|MODERATE|CYP2B6|ENSG00000197408|transcript|ENST00000593831.1|protein_coding|2/5|c.113T&gt;C|p.Ile38Thr|225/1426|113/768|38/255||,C|upstream_gene_variant|MODIFIER|CYP2B6|ENSG00000197408|transcript|ENST00000594187.1|retained_intron||n.-76T&gt;C|||||76|,C|non_coding_transcript_exon_variant|MODIFIER|CYP2B6|ENSG00000197408|transcript|ENST00000598834.1|processed_transcript|3/5|n.243T&gt;C|||||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up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2694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4377" calcext:value-type="float">
            <text:p>4100437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415A&gt;G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58.1:p.K139E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s12721655</text:p>
          </table:table-cell>
          <table:table-cell office:value-type="string" calcext:value-type="string">
            <text:p>G|missense_variant|MODERATE|CYP2B6|ENSG00000197408|transcript|ENST00000324071.8|protein_coding|3/9|c.415A&gt;G|p.Lys139Glu|422/3054|415/1476|139/491||,G|missense_variant|MODERATE|CYP2B6|ENSG00000197408|transcript|ENST00000593831.1|protein_coding|2/5|c.187A&gt;G|p.Lys63Glu|299/1426|187/768|63/255||,G|upstream_gene_variant|MODIFIER|CYP2B6|ENSG00000197408|transcript|ENST00000594187.1|retained_intron||n.-2A&gt;G|||||2|,G|non_coding_transcript_exon_variant|MODIFIER|CYP2B6|ENSG00000197408|transcript|ENST00000598834.1|processed_transcript|3/5|n.317A&gt;G||||||</text:p>
          </table:table-cell>
          <table:table-cell office:value-type="string" calcext:value-type="string">
            <text:p>{'MODERATE': 2, 'MODIFIER': 2}</text:p>
          </table:table-cell>
          <table:table-cell office:value-type="string" calcext:value-type="string">
            <text:p>{'missense_variant': 2, 'up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33987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6887" calcext:value-type="float">
            <text:p>4100688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485-18C&gt;T</text:p>
          </table:table-cell>
          <table:table-cell office:value-type="string" calcext:value-type="string">
            <text:p>"CYP2B6_expression"</text:p>
          </table:table-cell>
          <table:table-cell table:number-columns-repeated="4"/>
          <table:table-cell office:value-type="string" calcext:value-type="string">
            <text:p>rs4803419</text:p>
          </table:table-cell>
          <table:table-cell office:value-type="string" calcext:value-type="string">
            <text:p>T|upstream_gene_variant|MODIFIER|CYP2B6|ENSG00000197408|transcript|ENST00000597612.1|retained_intron||n.-2790C&gt;T|||||2790|,T|intron_variant|MODIFIER|CYP2B6|ENSG00000197408|transcript|ENST00000324071.8|protein_coding|3/8|c.485-18C&gt;T||||||,T|intron_variant|MODIFIER|CYP2B6|ENSG00000197408|transcript|ENST00000593831.1|protein_coding|2/4|c.256+2441C&gt;T||||||,T|intron_variant|MODIFIER|CYP2B6|ENSG00000197408|transcript|ENST00000598834.1|processed_transcript|3/4|n.387-18C&gt;T||||||,T|intron_variant|MODIFIER|CYP2B6|ENSG00000197408|transcript|ENST00000594187.1|retained_intron|1/1|n.69-18C&gt;T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upstream_gene_variant': 1, 'intron_variant': 4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8245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6923" calcext:value-type="float">
            <text:p>4100692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503C&gt;T</text:p>
          </table:table-cell>
          <table:table-cell office:value-type="string" calcext:value-type="string">
            <text:p>"Reduced_expression"</text:p>
          </table:table-cell>
          <table:table-cell table:number-columns-repeated="2"/>
          <table:table-cell office:value-type="string" calcext:value-type="string">
            <text:p>NP_000758.1:p.T168I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s36056539</text:p>
          </table:table-cell>
          <table:table-cell office:value-type="string" calcext:value-type="string">
            <text:p>T|structural_interaction_variant|HIGH|CYP2B6|ENSG00000197408|interaction|3QU8:F_168-F_308:ENST00000324071|protein_coding|4/9|c.503C&gt;T||||||,T|structural_interaction_variant|HIGH|CYP2B6|ENSG00000197408|interaction|4I91:A_168-A_308:ENST00000324071|protein_coding|4/9|c.503C&gt;T||||||,T|structural_interaction_variant|HIGH|CYP2B6|ENSG00000197408|interaction|4RQL:A_168-A_308:ENST00000324071|protein_coding|4/9|c.503C&gt;T||||||,T|structural_interaction_variant|HIGH|CYP2B6|ENSG00000197408|interaction|4RQL:B_168-B_308:ENST00000324071|protein_coding|4/9|c.503C&gt;T||||||,T|structural_interaction_variant|HIGH|CYP2B6|ENSG00000197408|interaction|4RRT:A_168-A_308:ENST00000324071|protein_coding|4/9|c.503C&gt;T||||||,T|structural_interaction_variant|HIGH|CYP2B6|ENSG00000197408|interaction|4RRT:B_168-B_308:ENST00000324071|protein_coding|4/9|c.503C&gt;T||||||,T|missense_variant|MODERATE|CYP2B6|ENSG00000197408|transcript|ENST00000324071.8|protein_coding|4/9|c.503C&gt;T|p.Thr168Ile|510/3054|503/1476|168/491||,T|sequence_feature|LOW|CYP2B6|ENSG00000197408|helix:combinatorial_evidence_used_in_manual_assertion|ENST00000324071|protein_coding|4/9|c.503C&gt;T||||||,T|upstream_gene_variant|MODIFIER|CYP2B6|ENSG00000197408|transcript|ENST00000597612.1|retained_intron||n.-2754C&gt;T|||||2754|,T|intron_variant|MODIFIER|CYP2B6|ENSG00000197408|transcript|ENST00000593831.1|protein_coding|2/4|c.256+2477C&gt;T||||||,T|non_coding_transcript_exon_variant|MODIFIER|CYP2B6|ENSG00000197408|transcript|ENST00000598834.1|processed_transcript|4/5|n.405C&gt;T||||||,T|non_coding_transcript_exon_variant|MODIFIER|CYP2B6|ENSG00000197408|transcript|ENST00000594187.1|retained_intron|2/2|n.87C&gt;T||||||</text:p>
          </table:table-cell>
          <table:table-cell office:value-type="string" calcext:value-type="string">
            <text:p>{'HIGH': 6, 'MODERATE': 1, 'LOW': 1, 'MODIFIER': 4}</text:p>
          </table:table-cell>
          <table:table-cell office:value-type="string" calcext:value-type="string">
            <text:p>{'structural_interaction_variant': 6, 'missense_variant': 1, 'sequence_feature': 1, 'upstream_gene_variant': 1, 'intron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80663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6936" calcext:value-type="float">
            <text:p>4100693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516G&gt;T</text:p>
          </table:table-cell>
          <table:table-cell office:value-type="string" calcext:value-type="string">
            <text:p>"Decreased_expression"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rs3745274</text:p>
          </table:table-cell>
          <table:table-cell office:value-type="string" calcext:value-type="string">
            <text:p>T|structural_interaction_variant|HIGH|CYP2B6|ENSG00000197408|interaction|3IBD:A_172-A_203:ENST00000324071|protein_coding|4/9|c.516G&gt;T||||||,T|structural_interaction_variant|HIGH|CYP2B6|ENSG00000197408|interaction|3QOA:A_172-A_199:ENST00000324071|protein_coding|4/9|c.516G&gt;T||||||,T|structural_interaction_variant|HIGH|CYP2B6|ENSG00000197408|interaction|3QOA:A_172-A_301:ENST00000324071|protein_coding|4/9|c.516G&gt;T||||||,T|structural_interaction_variant|HIGH|CYP2B6|ENSG00000197408|interaction|4I91:A_172-A_199:ENST00000324071|protein_coding|4/9|c.516G&gt;T||||||,T|structural_interaction_variant|HIGH|CYP2B6|ENSG00000197408|interaction|4I91:A_172-A_301:ENST00000324071|protein_coding|4/9|c.516G&gt;T||||||,T|structural_interaction_variant|HIGH|CYP2B6|ENSG00000197408|interaction|4RQL:A_172-A_301:ENST00000324071|protein_coding|4/9|c.516G&gt;T||||||,T|structural_interaction_variant|HIGH|CYP2B6|ENSG00000197408|interaction|4RQL:B_172-B_199:ENST00000324071|protein_coding|4/9|c.516G&gt;T||||||,T|structural_interaction_variant|HIGH|CYP2B6|ENSG00000197408|interaction|4RQL:B_172-B_301:ENST00000324071|protein_coding|4/9|c.516G&gt;T||||||,T|structural_interaction_variant|HIGH|CYP2B6|ENSG00000197408|interaction|4RRT:A_172-A_199:ENST00000324071|protein_coding|4/9|c.516G&gt;T||||||,T|structural_interaction_variant|HIGH|CYP2B6|ENSG00000197408|interaction|4RRT:A_172-A_301:ENST00000324071|protein_coding|4/9|c.516G&gt;T||||||,T|structural_interaction_variant|HIGH|CYP2B6|ENSG00000197408|interaction|4RRT:B_172-B_199:ENST00000324071|protein_coding|4/9|c.516G&gt;T||||||,T|missense_variant|MODERATE|CYP2B6|ENSG00000197408|transcript|ENST00000324071.8|protein_coding|4/9|c.516G&gt;T|p.Gln172His|523/3054|516/1476|172/491||,T|upstream_gene_variant|MODIFIER|CYP2B6|ENSG00000197408|transcript|ENST00000597612.1|retained_intron||n.-2741G&gt;T|||||2741|,T|intron_variant|MODIFIER|CYP2B6|ENSG00000197408|transcript|ENST00000593831.1|protein_coding|2/4|c.256+2490G&gt;T||||||,T|non_coding_transcript_exon_variant|MODIFIER|CYP2B6|ENSG00000197408|transcript|ENST00000598834.1|processed_transcript|4/5|n.418G&gt;T||||||,T|non_coding_transcript_exon_variant|MODIFIER|CYP2B6|ENSG00000197408|transcript|ENST00000594187.1|retained_intron|2/2|n.100G&gt;T||||||</text:p>
          </table:table-cell>
          <table:table-cell office:value-type="string" calcext:value-type="string">
            <text:p>{'HIGH': 11, 'MODERATE': 1, 'MODIFIER': 4}</text:p>
          </table:table-cell>
          <table:table-cell office:value-type="string" calcext:value-type="string">
            <text:p>{'structural_interaction_variant': 11, 'missense_variant': 1, 'upstream_gene_variant': 1, 'intron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6717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6968" calcext:value-type="float">
            <text:p>4100696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548T&gt;G</text:p>
          </table:table-cell>
          <table:table-cell office:value-type="string" calcext:value-type="string">
            <text:p>"Complete_loss_of_function"</text:p>
          </table:table-cell>
          <table:table-cell table:number-columns-repeated="2"/>
          <table:table-cell office:value-type="string" calcext:value-type="string">
            <text:p>NP_000758.1:p.V183G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s373489637</text:p>
          </table:table-cell>
          <table:table-cell office:value-type="string" calcext:value-type="string">
            <text:p>G|structural_interaction_variant|HIGH|CYP2B6|ENSG00000197408|interaction|3UA5:A_183-A_263:ENST00000324071|protein_coding|4/9|c.548T&gt;G||||||,G|structural_interaction_variant|HIGH|CYP2B6|ENSG00000197408|interaction|3UA5:A_183-A_265:ENST00000324071|protein_coding|4/9|c.548T&gt;G||||||,G|structural_interaction_variant|HIGH|CYP2B6|ENSG00000197408|interaction|3UA5:B_183-B_265:ENST00000324071|protein_coding|4/9|c.548T&gt;G||||||,G|missense_variant|MODERATE|CYP2B6|ENSG00000197408|transcript|ENST00000324071.8|protein_coding|4/9|c.548T&gt;G|p.Val183Gly|555/3054|548/1476|183/491||,G|upstream_gene_variant|MODIFIER|CYP2B6|ENSG00000197408|transcript|ENST00000597612.1|retained_intron||n.-2709T&gt;G|||||2709|,G|intron_variant|MODIFIER|CYP2B6|ENSG00000197408|transcript|ENST00000593831.1|protein_coding|2/4|c.256+2522T&gt;G||||||,G|non_coding_transcript_exon_variant|MODIFIER|CYP2B6|ENSG00000197408|transcript|ENST00000598834.1|processed_transcript|4/5|n.450T&gt;G||||||,G|non_coding_transcript_exon_variant|MODIFIER|CYP2B6|ENSG00000197408|transcript|ENST00000594187.1|retained_intron|2/2|n.132T&gt;G||||||</text:p>
          </table:table-cell>
          <table:table-cell office:value-type="string" calcext:value-type="string">
            <text:p>{'HIGH': 3, 'MODERATE': 1, 'MODIFIER': 4}</text:p>
          </table:table-cell>
          <table:table-cell office:value-type="string" calcext:value-type="string">
            <text:p>{'structural_interaction_variant': 3, 'missense_variant': 1, 'upstream_gene_variant': 1, 'intron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6718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7057" calcext:value-type="float">
            <text:p>4100705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637T&gt;C</text:p>
          </table:table-cell>
          <table:table-cell office:value-type="string" calcext:value-type="string">
            <text:p>"Almost_complete_loss_of_function"</text:p>
          </table:table-cell>
          <table:table-cell table:number-columns-repeated="2"/>
          <table:table-cell office:value-type="string" calcext:value-type="string">
            <text:p>NP_000758.1:p.F213L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371424910</text:p>
          </table:table-cell>
          <table:table-cell office:value-type="string" calcext:value-type="string">
            <text:p>C|missense_variant|MODERATE|CYP2B6|ENSG00000197408|transcript|ENST00000324071.8|protein_coding|4/9|c.637T&gt;C|p.Phe213Leu|644/3054|637/1476|213/491||,C|upstream_gene_variant|MODIFIER|CYP2B6|ENSG00000197408|transcript|ENST00000597612.1|retained_intron||n.-2620T&gt;C|||||2620|,C|intron_variant|MODIFIER|CYP2B6|ENSG00000197408|transcript|ENST00000593831.1|protein_coding|2/4|c.256+2611T&gt;C||||||,C|non_coding_transcript_exon_variant|MODIFIER|CYP2B6|ENSG00000197408|transcript|ENST00000598834.1|processed_transcript|4/5|n.539T&gt;C||||||,C|non_coding_transcript_exon_variant|MODIFIER|CYP2B6|ENSG00000197408|transcript|ENST00000594187.1|retained_intron|2/2|n.221T&gt;C||||||</text:p>
          </table:table-cell>
          <table:table-cell office:value-type="string" calcext:value-type="string">
            <text:p>{'MODERATE': 1, 'MODIFIER': 4}</text:p>
          </table:table-cell>
          <table:table-cell office:value-type="string" calcext:value-type="string">
            <text:p>{'missense_variant': 1, 'upstream_gene_variant': 1, 'intron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8246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9342" calcext:value-type="float">
            <text:p>4100934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769G&gt;A</text:p>
          </table:table-cell>
          <table:table-cell office:value-type="string" calcext:value-type="string">
            <text:p>"Reduced_expression"</text:p>
          </table:table-cell>
          <table:table-cell table:number-columns-repeated="2"/>
          <table:table-cell office:value-type="string" calcext:value-type="string">
            <text:p>NP_000758.1:p.D257N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rs34646544</text:p>
          </table:table-cell>
          <table:table-cell office:value-type="string" calcext:value-type="string">
            <text:p>A|missense_variant|MODERATE|CYP2B6|ENSG00000197408|transcript|ENST00000324071.8|protein_coding|5/9|c.769G&gt;A|p.Asp257Asn|776/3054|769/1476|257/491||,A|upstream_gene_variant|MODIFIER|CYP2B6|ENSG00000197408|transcript|ENST00000597612.1|retained_intron||n.-335G&gt;A|||||335|,A|downstream_gene_variant|MODIFIER|CYP2B6|ENSG00000197408|transcript|ENST00000598834.1|processed_transcript||n.*1811G&gt;A|||||1811|,A|downstream_gene_variant|MODIFIER|CYP2B6|ENSG00000197408|transcript|ENST00000594187.1|retained_intron||n.*2167G&gt;A|||||2167|,A|intron_variant|MODIFIER|CYP2B6|ENSG00000197408|transcript|ENST00000593831.1|protein_coding|2/4|c.257-2956G&gt;A||||||</text:p>
          </table:table-cell>
          <table:table-cell office:value-type="string" calcext:value-type="string">
            <text:p>{'MODERATE': 1, 'MODIFIER': 4}</text:p>
          </table:table-cell>
          <table:table-cell office:value-type="string" calcext:value-type="string">
            <text:p>{'missense_variant': 1, 'upstream_gene_variant': 1, 'downstream_gen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80664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9350" calcext:value-type="float">
            <text:p>4100935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777C&gt;A</text:p>
          </table:table-cell>
          <table:table-cell office:value-type="string" calcext:value-type="string">
            <text:p>"Decreased_expression"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string" calcext:value-type="string">
            <text:p>rs45482602</text:p>
          </table:table-cell>
          <table:table-cell office:value-type="string" calcext:value-type="string">
            <text:p>A|missense_variant|MODERATE|CYP2B6|ENSG00000197408|transcript|ENST00000324071.8|protein_coding|5/9|c.777C&gt;A|p.Ser259Arg|784/3054|777/1476|259/491||,A|upstream_gene_variant|MODIFIER|CYP2B6|ENSG00000197408|transcript|ENST00000597612.1|retained_intron||n.-327C&gt;A|||||327|,A|downstream_gene_variant|MODIFIER|CYP2B6|ENSG00000197408|transcript|ENST00000598834.1|processed_transcript||n.*1819C&gt;A|||||1819|,A|downstream_gene_variant|MODIFIER|CYP2B6|ENSG00000197408|transcript|ENST00000594187.1|retained_intron||n.*2175C&gt;A|||||2175|,A|intron_variant|MODIFIER|CYP2B6|ENSG00000197408|transcript|ENST00000593831.1|protein_coding|2/4|c.257-2948C&gt;A||||||</text:p>
          </table:table-cell>
          <table:table-cell office:value-type="string" calcext:value-type="string">
            <text:p>{'MODERATE': 1, 'MODIFIER': 4}</text:p>
          </table:table-cell>
          <table:table-cell office:value-type="string" calcext:value-type="string">
            <text:p>{'missense_variant': 1, 'upstream_gene_variant': 1, 'downstream_gen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34032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09358" calcext:value-type="float">
            <text:p>4100935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785A&gt;G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58.1:p.K262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2279343</text:p>
          </table:table-cell>
          <table:table-cell office:value-type="string" calcext:value-type="string">
            <text:p>G|missense_variant|MODERATE|CYP2B6|ENSG00000197408|transcript|ENST00000324071.8|protein_coding|5/9|c.785A&gt;G|p.Lys262Arg|792/3054|785/1476|262/491||,G|upstream_gene_variant|MODIFIER|CYP2B6|ENSG00000197408|transcript|ENST00000597612.1|retained_intron||n.-319A&gt;G|||||319|,G|downstream_gene_variant|MODIFIER|CYP2B6|ENSG00000197408|transcript|ENST00000598834.1|processed_transcript||n.*1827A&gt;G|||||1827|,G|downstream_gene_variant|MODIFIER|CYP2B6|ENSG00000197408|transcript|ENST00000594187.1|retained_intron||n.*2183A&gt;G|||||2183|,G|intron_variant|MODIFIER|CYP2B6|ENSG00000197408|transcript|ENST00000593831.1|protein_coding|2/4|c.257-2940A&gt;G||||||</text:p>
          </table:table-cell>
          <table:table-cell office:value-type="string" calcext:value-type="string">
            <text:p>{'MODERATE': 1, 'MODIFIER': 4}</text:p>
          </table:table-cell>
          <table:table-cell office:value-type="string" calcext:value-type="string">
            <text:p>{'missense_variant': 1, 'upstream_gene_variant': 1, 'downstream_gen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8247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12339" calcext:value-type="float">
            <text:p>4101233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1006C&gt;T</text:p>
          </table:table-cell>
          <table:table-cell office:value-type="string" calcext:value-type="string">
            <text:p>"Reduced_expression"</text:p>
          </table:table-cell>
          <table:table-cell table:number-columns-repeated="2"/>
          <table:table-cell office:value-type="string" calcext:value-type="string">
            <text:p>NP_000758.1:p.R336C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s34826503</text:p>
          </table:table-cell>
          <table:table-cell office:value-type="string" calcext:value-type="string">
            <text:p>T|structural_interaction_variant|HIGH|CYP2B6|ENSG00000197408|interaction|3IBD:A_336-A_455:ENST00000324071|protein_coding|7/9|c.1006C&gt;T||||||,T|structural_interaction_variant|HIGH|CYP2B6|ENSG00000197408|interaction|3QOA:A_336-A_455:ENST00000324071|protein_coding|7/9|c.1006C&gt;T||||||,T|structural_interaction_variant|HIGH|CYP2B6|ENSG00000197408|interaction|3QU8:A_336-A_455:ENST00000324071|protein_coding|7/9|c.1006C&gt;T||||||,T|structural_interaction_variant|HIGH|CYP2B6|ENSG00000197408|interaction|3QU8:C_336-C_455:ENST00000324071|protein_coding|7/9|c.1006C&gt;T||||||,T|structural_interaction_variant|HIGH|CYP2B6|ENSG00000197408|interaction|3QU8:D_336-D_455:ENST00000324071|protein_coding|7/9|c.1006C&gt;T||||||,T|structural_interaction_variant|HIGH|CYP2B6|ENSG00000197408|interaction|3QU8:E_336-E_455:ENST00000324071|protein_coding|7/9|c.1006C&gt;T||||||,T|structural_interaction_variant|HIGH|CYP2B6|ENSG00000197408|interaction|3QU8:F_336-F_455:ENST00000324071|protein_coding|7/9|c.1006C&gt;T||||||,T|structural_interaction_variant|HIGH|CYP2B6|ENSG00000197408|interaction|3UA5:A_336-A_455:ENST00000324071|protein_coding|7/9|c.1006C&gt;T||||||,T|structural_interaction_variant|HIGH|CYP2B6|ENSG00000197408|interaction|3UA5:B_336-B_455:ENST00000324071|protein_coding|7/9|c.1006C&gt;T||||||,T|structural_interaction_variant|HIGH|CYP2B6|ENSG00000197408|interaction|4I91:A_336-A_455:ENST00000324071|protein_coding|7/9|c.1006C&gt;T||||||,T|structural_interaction_variant|HIGH|CYP2B6|ENSG00000197408|interaction|4RQL:A_336-A_455:ENST00000324071|protein_coding|7/9|c.1006C&gt;T||||||,T|structural_interaction_variant|HIGH|CYP2B6|ENSG00000197408|interaction|4RQL:B_336-B_455:ENST00000324071|protein_coding|7/9|c.1006C&gt;T||||||,T|structural_interaction_variant|HIGH|CYP2B6|ENSG00000197408|interaction|4RRT:A_336-A_455:ENST00000324071|protein_coding|7/9|c.1006C&gt;T||||||,T|structural_interaction_variant|HIGH|CYP2B6|ENSG00000197408|interaction|4RRT:B_336-B_455:ENST00000324071|protein_coding|7/9|c.1006C&gt;T||||||,T|missense_variant|MODERATE|CYP2B6|ENSG00000197408|transcript|ENST00000324071.8|protein_coding|7/9|c.1006C&gt;T|p.Arg336Cys|1013/3054|1006/1476|336/491||,T|missense_variant|MODERATE|CYP2B6|ENSG00000197408|transcript|ENST00000593831.1|protein_coding|3/5|c.298C&gt;T|p.Arg100Cys|410/1426|298/768|100/255||,T|downstream_gene_variant|MODIFIER|CYP2B6|ENSG00000197408|transcript|ENST00000598834.1|processed_transcript||n.*4808C&gt;T|||||4808|,T|non_coding_transcript_exon_variant|MODIFIER|CYP2B6|ENSG00000197408|transcript|ENST00000597612.1|retained_intron|2/3|n.501C&gt;T||||||</text:p>
          </table:table-cell>
          <table:table-cell office:value-type="string" calcext:value-type="string">
            <text:p>{'HIGH': 14, 'MODERATE': 2, 'MODIFIER': 2}</text:p>
          </table:table-cell>
          <table:table-cell office:value-type="string" calcext:value-type="string">
            <text:p>{'structural_interaction_variant': 14, 'missense_variant': 2, 'downstream_gene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2695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12693" calcext:value-type="float">
            <text:p>4101269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1172T&gt;A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00758.1:p.I391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35979566</text:p>
          </table:table-cell>
          <table:table-cell office:value-type="string" calcext:value-type="string">
            <text:p>A|structural_interaction_variant|HIGH|CYP2B6|ENSG00000197408|interaction|3IBD:A_78-A_391:ENST00000324071|protein_coding|8/9|c.1172T&gt;A||||||,A|structural_interaction_variant|HIGH|CYP2B6|ENSG00000197408|interaction|3QOA:A_78-A_391:ENST00000324071|protein_coding|8/9|c.1172T&gt;A||||||,A|structural_interaction_variant|HIGH|CYP2B6|ENSG00000197408|interaction|3QU8:A_78-A_391:ENST00000324071|protein_coding|8/9|c.1172T&gt;A||||||,A|structural_interaction_variant|HIGH|CYP2B6|ENSG00000197408|interaction|3QU8:B_78-B_391:ENST00000324071|protein_coding|8/9|c.1172T&gt;A||||||,A|structural_interaction_variant|HIGH|CYP2B6|ENSG00000197408|interaction|3QU8:C_78-C_391:ENST00000324071|protein_coding|8/9|c.1172T&gt;A||||||,A|structural_interaction_variant|HIGH|CYP2B6|ENSG00000197408|interaction|3QU8:D_78-D_391:ENST00000324071|protein_coding|8/9|c.1172T&gt;A||||||,A|structural_interaction_variant|HIGH|CYP2B6|ENSG00000197408|interaction|3QU8:F_78-F_391:ENST00000324071|protein_coding|8/9|c.1172T&gt;A||||||,A|structural_interaction_variant|HIGH|CYP2B6|ENSG00000197408|interaction|3UA5:B_84-B_391:ENST00000324071|protein_coding|8/9|c.1172T&gt;A||||||,A|structural_interaction_variant|HIGH|CYP2B6|ENSG00000197408|interaction|4I91:A_78-A_391:ENST00000324071|protein_coding|8/9|c.1172T&gt;A||||||,A|structural_interaction_variant|HIGH|CYP2B6|ENSG00000197408|interaction|4RQL:A_78-A_391:ENST00000324071|protein_coding|8/9|c.1172T&gt;A||||||,A|structural_interaction_variant|HIGH|CYP2B6|ENSG00000197408|interaction|4RQL:B_78-B_391:ENST00000324071|protein_coding|8/9|c.1172T&gt;A||||||,A|structural_interaction_variant|HIGH|CYP2B6|ENSG00000197408|interaction|4RRT:A_78-A_391:ENST00000324071|protein_coding|8/9|c.1172T&gt;A||||||,A|structural_interaction_variant|HIGH|CYP2B6|ENSG00000197408|interaction|4RRT:B_78-B_391:ENST00000324071|protein_coding|8/9|c.1172T&gt;A||||||,A|missense_variant|MODERATE|CYP2B6|ENSG00000197408|transcript|ENST00000324071.8|protein_coding|8/9|c.1172T&gt;A|p.Ile391Asn|1179/3054|1172/1476|391/491||,A|missense_variant|MODERATE|CYP2B6|ENSG00000197408|transcript|ENST00000593831.1|protein_coding|4/5|c.464T&gt;A|p.Ile155Asn|576/1426|464/768|155/255||,A|intron_variant|MODIFIER|CYP2B6|ENSG00000197408|transcript|ENST00000597612.1|retained_intron|2/2|n.647+208T&gt;A||||||</text:p>
          </table:table-cell>
          <table:table-cell office:value-type="string" calcext:value-type="string">
            <text:p>{'HIGH': 13, 'MODERATE': 2, 'MODIFIER': 1}</text:p>
          </table:table-cell>
          <table:table-cell office:value-type="string" calcext:value-type="string">
            <text:p>{'structural_interaction_variant': 13, 'missens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8248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12803" calcext:value-type="float">
            <text:p>4101280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1282C&gt;A</text:p>
          </table:table-cell>
          <table:table-cell office:value-type="string" calcext:value-type="string">
            <text:p>"Reduced_expression"</text:p>
          </table:table-cell>
          <table:table-cell table:number-columns-repeated="2"/>
          <table:table-cell office:value-type="string" calcext:value-type="string">
            <text:p>NP_000758.1:p.P428T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rs35010098</text:p>
          </table:table-cell>
          <table:table-cell office:value-type="string" calcext:value-type="string">
            <text:p>A|missense_variant|MODERATE|CYP2B6|ENSG00000197408|transcript|ENST00000324071.8|protein_coding|8/9|c.1282C&gt;A|p.Pro428Thr|1289/3054|1282/1476|428/491||,A|missense_variant|MODERATE|CYP2B6|ENSG00000197408|transcript|ENST00000593831.1|protein_coding|4/5|c.574C&gt;A|p.Pro192Thr|686/1426|574/768|192/255||,A|intron_variant|MODIFIER|CYP2B6|ENSG00000197408|transcript|ENST00000597612.1|retained_intron|2/2|n.647+318C&gt;A||||||</text:p>
          </table:table-cell>
          <table:table-cell office:value-type="string" calcext:value-type="string">
            <text:p>{'MODERATE': 2, 'MODIFIER': 1}</text:p>
          </table:table-cell>
          <table:table-cell office:value-type="string" calcext:value-type="string">
            <text:p>{'missense_variant': 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6107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16810" calcext:value-type="float">
            <text:p>4101681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1459C&gt;T</text:p>
          </table:table-cell>
          <table:table-cell office:value-type="string" calcext:value-type="string">
            <text:p>"Reduced_expression"</text:p>
          </table:table-cell>
          <table:table-cell table:number-columns-repeated="2"/>
          <table:table-cell office:value-type="string" calcext:value-type="string">
            <text:p>NP_000758.1:p.R487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3211371</text:p>
          </table:table-cell>
          <table:table-cell office:value-type="string" calcext:value-type="string">
            <text:p>T|structural_interaction_variant|HIGH|CYP2B6|ENSG00000197408|interaction|3IBD:A_162-A_487:ENST00000324071|protein_coding|9/9|c.1459C&gt;T||||||,T|structural_interaction_variant|HIGH|CYP2B6|ENSG00000197408|interaction|3IBD:A_460-A_487:ENST00000324071|protein_coding|9/9|c.1459C&gt;T||||||,T|structural_interaction_variant|HIGH|CYP2B6|ENSG00000197408|interaction|3QOA:A_162-A_487:ENST00000324071|protein_coding|9/9|c.1459C&gt;T||||||,T|structural_interaction_variant|HIGH|CYP2B6|ENSG00000197408|interaction|3QOA:A_460-A_487:ENST00000324071|protein_coding|9/9|c.1459C&gt;T||||||,T|structural_interaction_variant|HIGH|CYP2B6|ENSG00000197408|interaction|3QU8:A_460-A_487:ENST00000324071|protein_coding|9/9|c.1459C&gt;T||||||,T|structural_interaction_variant|HIGH|CYP2B6|ENSG00000197408|interaction|3QU8:B_460-B_487:ENST00000324071|protein_coding|9/9|c.1459C&gt;T||||||,T|structural_interaction_variant|HIGH|CYP2B6|ENSG00000197408|interaction|3QU8:C_162-C_487:ENST00000324071|protein_coding|9/9|c.1459C&gt;T||||||,T|structural_interaction_variant|HIGH|CYP2B6|ENSG00000197408|interaction|3QU8:C_164-C_487:ENST00000324071|protein_coding|9/9|c.1459C&gt;T||||||,T|structural_interaction_variant|HIGH|CYP2B6|ENSG00000197408|interaction|3QU8:C_460-C_487:ENST00000324071|protein_coding|9/9|c.1459C&gt;T||||||,T|structural_interaction_variant|HIGH|CYP2B6|ENSG00000197408|interaction|3QU8:D_162-D_487:ENST00000324071|protein_coding|9/9|c.1459C&gt;T||||||,T|structural_interaction_variant|HIGH|CYP2B6|ENSG00000197408|interaction|3QU8:D_164-D_487:ENST00000324071|protein_coding|9/9|c.1459C&gt;T||||||,T|structural_interaction_variant|HIGH|CYP2B6|ENSG00000197408|interaction|3QU8:D_460-D_487:ENST00000324071|protein_coding|9/9|c.1459C&gt;T||||||,T|structural_interaction_variant|HIGH|CYP2B6|ENSG00000197408|interaction|3QU8:E_162-E_487:ENST00000324071|protein_coding|9/9|c.1459C&gt;T||||||,T|structural_interaction_variant|HIGH|CYP2B6|ENSG00000197408|interaction|3QU8:E_460-E_487:ENST00000324071|protein_coding|9/9|c.1459C&gt;T||||||,T|structural_interaction_variant|HIGH|CYP2B6|ENSG00000197408|interaction|3UA5:A_162-A_487:ENST00000324071|protein_coding|9/9|c.1459C&gt;T||||||,T|structural_interaction_variant|HIGH|CYP2B6|ENSG00000197408|interaction|3UA5:B_162-B_487:ENST00000324071|protein_coding|9/9|c.1459C&gt;T||||||,T|structural_interaction_variant|HIGH|CYP2B6|ENSG00000197408|interaction|4I91:A_162-A_487:ENST00000324071|protein_coding|9/9|c.1459C&gt;T||||||,T|structural_interaction_variant|HIGH|CYP2B6|ENSG00000197408|interaction|4I91:A_460-A_487:ENST00000324071|protein_coding|9/9|c.1459C&gt;T||||||,T|structural_interaction_variant|HIGH|CYP2B6|ENSG00000197408|interaction|4RQL:A_162-A_487:ENST00000324071|protein_coding|9/9|c.1459C&gt;T||||||,T|structural_interaction_variant|HIGH|CYP2B6|ENSG00000197408|interaction|4RQL:A_460-A_487:ENST00000324071|protein_coding|9/9|c.1459C&gt;T||||||,T|structural_interaction_variant|HIGH|CYP2B6|ENSG00000197408|interaction|4RQL:B_162-B_487:ENST00000324071|protein_coding|9/9|c.1459C&gt;T||||||,T|structural_interaction_variant|HIGH|CYP2B6|ENSG00000197408|interaction|4RQL:B_460-B_487:ENST00000324071|protein_coding|9/9|c.1459C&gt;T||||||,T|structural_interaction_variant|HIGH|CYP2B6|ENSG00000197408|interaction|4RRT:A_162-A_487:ENST00000324071|protein_coding|9/9|c.1459C&gt;T||||||,T|structural_interaction_variant|HIGH|CYP2B6|ENSG00000197408|interaction|4RRT:A_460-A_487:ENST00000324071|protein_coding|9/9|c.1459C&gt;T||||||,T|structural_interaction_variant|HIGH|CYP2B6|ENSG00000197408|interaction|4RRT:B_162-B_487:ENST00000324071|protein_coding|9/9|c.1459C&gt;T||||||,T|structural_interaction_variant|HIGH|CYP2B6|ENSG00000197408|interaction|4RRT:B_460-B_487:ENST00000324071|protein_coding|9/9|c.1459C&gt;T||||||,T|missense_variant|MODERATE|CYP2B6|ENSG00000197408|transcript|ENST00000324071.8|protein_coding|9/9|c.1459C&gt;T|p.Arg487Cys|1466/3054|1459/1476|487/491||,T|missense_variant|MODERATE|CYP2B6|ENSG00000197408|transcript|ENST00000593831.1|protein_coding|5/5|c.751C&gt;T|p.Arg251Cys|863/1426|751/768|251/255||,T|non_coding_transcript_exon_variant|MODIFIER|CYP2B6|ENSG00000197408|transcript|ENST00000597612.1|retained_intron|3/3|n.812C&gt;T||||||</text:p>
          </table:table-cell>
          <table:table-cell office:value-type="string" calcext:value-type="string">
            <text:p>{'HIGH': 26, 'MODERATE': 2, 'MODIFIER': 1}</text:p>
          </table:table-cell>
          <table:table-cell office:value-type="string" calcext:value-type="string">
            <text:p>{'structural_interaction_variant': 26, 'missense_variant': 2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X1816229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1018225" calcext:value-type="float">
            <text:p>4101822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767.4:c.*1399_*1400delAGinsCA</text:p>
          </table:table-cell>
          <table:table-cell office:value-type="string" calcext:value-type="string">
            <text:p>"Decreased_activity"</text:p>
          </table:table-cell>
          <table:table-cell table:number-columns-repeated="4"/>
          <table:table-cell office:value-type="string" calcext:value-type="string">
            <text:p>rs70950385</text:p>
          </table:table-cell>
          <table:table-cell office:value-type="string" calcext:value-type="string">
            <text:p>CCA|3_prime_UTR_variant|MODIFIER|CYP2B6|ENSG00000197408|transcript|ENST00000324071.8|protein_coding|9/9|c.*1399_*1400delAGinsCA|||||1399|,CCA|downstream_gene_variant|MODIFIER|CYP2B6|ENSG00000197408|transcript|ENST00000597612.1|retained_intron||n.*379_*380delAGinsCA|||||379|,CCA|downstream_gene_variant|MODIFIER|CYP2B6|ENSG00000197408|transcript|ENST00000593831.1|protein_coding||c.*1399_*1400delAGinsCA|||||853|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3_prime_UTR_variant': 1, 'downstream_gene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77774</text:p>
          </table:table-cell>
          <table:table-cell office:value-type="string" calcext:value-type="string">
            <text:p>SOD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31659661" calcext:value-type="float">
            <text:p>31659661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expression"</text:p>
          </table:table-cell>
          <table:table-cell table:number-columns-repeated="4"/>
          <table:table-cell office:value-type="string" calcext:value-type="string">
            <text:p>rs7277748</text:p>
          </table:table-cell>
          <table:table-cell office:value-type="string" calcext:value-type="string">
            <text:p>G|5_prime_UTR_premature_start_codon_gain_variant|LOW|SOD1|ENSG00000142168|transcript|ENST00000270142.10|protein_coding|1/5|c.-109A&gt;G||||||,G|5_prime_UTR_variant|MODIFIER|SOD1|ENSG00000142168|transcript|ENST00000270142.10|protein_coding|1/5|c.-109A&gt;G|||||109|,G|upstream_gene_variant|MODIFIER|SOD1|ENSG00000142168|transcript|ENST00000470944.1|processed_transcript||n.-48A&gt;G|||||48|,G|upstream_gene_variant|MODIFIER|AP000253.1|ENSG00000234509|transcript|ENST00000449339.1|lincRNA||n.-161T&gt;C|||||161|,G|upstream_gene_variant|MODIFIER|SOD1|ENSG00000142168|transcript|ENST00000389995.4|protein_coding||c.-109A&gt;G|||||5|,G|upstream_gene_variant|MODIFIER|SOD1|ENSG00000142168|transcript|ENST00000476106.5|processed_transcript||n.-32A&gt;G|||||32|,G|upstream_gene_variant|MODIFIER|SNORA81|ENSG00000238390|transcript|ENST00000458922.1|snoRNA||n.-4645A&gt;G|||||4645|</text:p>
          </table:table-cell>
          <table:table-cell office:value-type="string" calcext:value-type="string">
            <text:p>{'LOW': 1, 'MODIFIER': 6}</text:p>
          </table:table-cell>
          <table:table-cell office:value-type="string" calcext:value-type="string">
            <text:p>{'5_prime_UTR_premature_start_codon_gain_variant': 1, '5_prime_UTR_variant': 1, 'upstream_gene_variant': 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73547</text:p>
          </table:table-cell>
          <table:table-cell office:value-type="string" calcext:value-type="string">
            <text:p>IFNAR1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33324562" calcext:value-type="float">
            <text:p>33324562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expression"</text:p>
          </table:table-cell>
          <table:table-cell table:number-columns-repeated="4"/>
          <table:table-cell office:value-type="string" calcext:value-type="string">
            <text:p>rs16997869</text:p>
          </table:table-cell>
          <table:table-cell office:value-type="string" calcext:value-type="string">
            <text:p>T|upstream_gene_variant|MODIFIER|IFNAR1|ENSG00000142166|transcript|ENST00000270139.7|protein_coding||c.-494C&gt;T|||||342|,T|upstream_gene_variant|MODIFIER|IFNAR1|ENSG00000142166|transcript|ENST00000442071.1|protein_coding||c.-494C&gt;T|||||411|WARNING_TRANSCRIPT_NO_STOP_CODON,T|non_coding_transcript_exon_variant|MODIFIER|IFNAR1|ENSG00000142166|transcript|ENST00000493503.1|processed_transcript|1/2|n.86C&gt;T||||||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78166</text:p>
          </table:table-cell>
          <table:table-cell office:value-type="string" calcext:value-type="string">
            <text:p>IFNA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33324959" calcext:value-type="float">
            <text:p>33324959</text:p>
          </table:table-cell>
          <table:table-cell office:value-type="string" calcext:value-type="string">
            <text:p>DFP</text:p>
          </table:table-cell>
          <table:table-cell/>
          <table:table-cell office:value-type="string" calcext:value-type="string">
            <text:p>"Increased_expression"</text:p>
          </table:table-cell>
          <table:table-cell table:number-columns-repeated="4"/>
          <table:table-cell office:value-type="string" calcext:value-type="string">
            <text:p>rs2850015</text:p>
          </table:table-cell>
          <table:table-cell office:value-type="string" calcext:value-type="string">
            <text:p>C|5_prime_UTR_variant|MODIFIER|IFNAR1|ENSG00000142166|transcript|ENST00000270139.7|protein_coding|1/11|c.-97T&gt;C|||||97|,C|TF_binding_site_variant|MODIFIER|||Nrf1|MA0506.1|||n.33324959T&gt;C||||||,C|upstream_gene_variant|MODIFIER|IFNAR1|ENSG00000142166|transcript|ENST00000442071.1|protein_coding||c.-97T&gt;C|||||14|WARNING_TRANSCRIPT_NO_STOP_CODON,C|intron_variant|MODIFIER|IFNAR1|ENSG00000142166|transcript|ENST00000493503.1|processed_transcript|1/1|n.162+321T&gt;C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5_prime_UTR_variant': 1, 'TF_binding_site_variant': 1, 'upstream_gene_variant': 1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6082</text:p>
          </table:table-cell>
          <table:table-cell office:value-type="string" calcext:value-type="string">
            <text:p>CB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36070377" calcext:value-type="float">
            <text:p>3607037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757.3:c.262G&gt;A</text:p>
          </table:table-cell>
          <table:table-cell office:value-type="string" calcext:value-type="string">
            <text:p>"Altered_NADPH_binding_affinity"</text:p>
          </table:table-cell>
          <table:table-cell table:number-columns-repeated="2"/>
          <table:table-cell office:value-type="string" calcext:value-type="string">
            <text:p>NP_001748.1:p.V88I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rs1143663</text:p>
          </table:table-cell>
          <table:table-cell office:value-type="string" calcext:value-type="string">
            <text:p>A|missense_variant|MODERATE|CBR1|ENSG00000159228|transcript|ENST00000290349.10|protein_coding|1/3|c.262G&gt;A|p.Val88Ile|437/1293|262/834|88/277||,A|missense_variant|MODERATE|CBR1|ENSG00000159228|transcript|ENST00000530908.5|protein_coding|1/3|c.262G&gt;A|p.Val88Ile|437/1924|262/522|88/173||,A|missense_variant|MODERATE|CBR1|ENSG00000159228|transcript|ENST00000439427.2|protein_coding|1/2|c.262G&gt;A|p.Val88Ile|363/1024|262/537|88/178||,A|missense_variant|MODERATE|CBR1|ENSG00000159228|transcript|ENST00000399191.3|protein_coding|1/3|c.262G&gt;A|p.Val88Ile|343/838|262/669|88/222||,A|downstream_gene_variant|MODIFIER|AP000688.14|ENSG00000230212|transcript|ENST00000415147.1|sense_intronic||n.*4504C&gt;T|||||4504|,A|downstream_gene_variant|MODIFIER|RNU6-992P|ENSG00000200213|transcript|ENST00000363343.1|snRNA||n.*3725G&gt;A|||||3725|,A|intron_variant|MODIFIER|SETD4|ENSG00000185917|transcript|ENST00000399201.5|protein_coding|1/7|c.-203+8928C&gt;T||||||,A|non_coding_transcript_exon_variant|MODIFIER|AP000688.14|ENSG00000230212|transcript|ENST00000535199.5|sense_intronic|4/4|n.486C&gt;T||||||,A|non_coding_transcript_exon_variant|MODIFIER|CBR1|ENSG00000159228|transcript|ENST00000466328.2|processed_transcript|1/3|n.437G&gt;A||||||</text:p>
          </table:table-cell>
          <table:table-cell office:value-type="string" calcext:value-type="string">
            <text:p>{'MODERATE': 4, 'MODIFIER': 5}</text:p>
          </table:table-cell>
          <table:table-cell office:value-type="string" calcext:value-type="string">
            <text:p>{'missense_variant': 4, 'downstream_gene_variant': 2, 'intron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3701</text:p>
          </table:table-cell>
          <table:table-cell office:value-type="string" calcext:value-type="string">
            <text:p>CB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36071051" calcext:value-type="float">
            <text:p>3607105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757.3:c.391C&gt;T</text:p>
          </table:table-cell>
          <table:table-cell office:value-type="string" calcext:value-type="string">
            <text:p>"Reduced_catalytic_efficiency"</text:p>
          </table:table-cell>
          <table:table-cell table:number-columns-repeated="2"/>
          <table:table-cell office:value-type="string" calcext:value-type="string">
            <text:p>NP_001748.1:p.P131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s41557318</text:p>
          </table:table-cell>
          <table:table-cell office:value-type="string" calcext:value-type="string">
            <text:p>T|missense_variant|MODERATE|CBR1|ENSG00000159228|transcript|ENST00000290349.10|protein_coding|2/3|c.391C&gt;T|p.Pro131Ser|566/1293|391/834|131/277||,T|missense_variant|MODERATE|CBR1|ENSG00000159228|transcript|ENST00000530908.5|protein_coding|2/3|c.391C&gt;T|p.Pro131Ser|566/1924|391/522|131/173||,T|missense_variant|MODERATE|CBR1|ENSG00000159228|transcript|ENST00000439427.2|protein_coding|2/2|c.391C&gt;T|p.Pro131Ser|492/1024|391/537|131/178||,T|missense_variant|MODERATE|CBR1|ENSG00000159228|transcript|ENST00000399191.3|protein_coding|2/3|c.391C&gt;T|p.Pro131Ser|472/838|391/669|131/222||,T|downstream_gene_variant|MODIFIER|AP000688.14|ENSG00000230212|transcript|ENST00000415147.1|sense_intronic||n.*3830G&gt;A|||||3830|,T|downstream_gene_variant|MODIFIER|RNU6-992P|ENSG00000200213|transcript|ENST00000363343.1|snRNA||n.*4399C&gt;T|||||4399|,T|intron_variant|MODIFIER|SETD4|ENSG00000185917|transcript|ENST00000399201.5|protein_coding|1/7|c.-203+8254G&gt;A||||||,T|intron_variant|MODIFIER|AP000688.14|ENSG00000230212|transcript|ENST00000535199.5|sense_intronic|3/3|n.378-566G&gt;A||||||,T|non_coding_transcript_exon_variant|MODIFIER|CBR1|ENSG00000159228|transcript|ENST00000466328.2|processed_transcript|2/3|n.566C&gt;T||||||</text:p>
          </table:table-cell>
          <table:table-cell office:value-type="string" calcext:value-type="string">
            <text:p>{'MODERATE': 4, 'MODIFIER': 5}</text:p>
          </table:table-cell>
          <table:table-cell office:value-type="string" calcext:value-type="string">
            <text:p>{'missense_variant': 4, 'downstream_gene_variant': 2, 'intron_variant': 2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210023</text:p>
          </table:table-cell>
          <table:table-cell office:value-type="string" calcext:value-type="string">
            <text:p>CB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36073015" calcext:value-type="float">
            <text:p>36073015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miRNA_mediated_expression"</text:p>
          </table:table-cell>
          <table:table-cell table:number-columns-repeated="4"/>
          <table:table-cell office:value-type="string" calcext:value-type="string">
            <text:p>rs9024</text:p>
          </table:table-cell>
          <table:table-cell office:value-type="string" calcext:value-type="string">
            <text:p>A|3_prime_UTR_variant|MODIFIER|CBR1|ENSG00000159228|transcript|ENST00000290349.10|protein_coding|3/3|c.*133G&gt;A|||||133|,A|3_prime_UTR_variant|MODIFIER|CBR1|ENSG00000159228|transcript|ENST00000530908.5|protein_coding|3/3|c.*1076G&gt;A|||||1076|,A|downstream_gene_variant|MODIFIER|CBR1|ENSG00000159228|transcript|ENST00000439427.2|protein_coding||c.*1818G&gt;A|||||1432|,A|downstream_gene_variant|MODIFIER|CBR1|ENSG00000159228|transcript|ENST00000399191.3|protein_coding||c.*570G&gt;A|||||482|,A|downstream_gene_variant|MODIFIER|AP000688.14|ENSG00000230212|transcript|ENST00000415147.1|sense_intronic||n.*1866C&gt;T|||||1866|,A|downstream_gene_variant|MODIFIER|CBR1|ENSG00000159228|transcript|ENST00000466328.2|processed_transcript||n.*1799G&gt;A|||||1799|,A|intron_variant|MODIFIER|SETD4|ENSG00000185917|transcript|ENST00000399201.5|protein_coding|1/7|c.-203+6290C&gt;T||||||,A|intron_variant|MODIFIER|AP000688.14|ENSG00000230212|transcript|ENST00000535199.5|sense_intronic|3/3|n.377+1866C&gt;T||||||</text:p>
          </table:table-cell>
          <table:table-cell office:value-type="string" calcext:value-type="string">
            <text:p>{'MODIFIER': 8}</text:p>
          </table:table-cell>
          <table:table-cell office:value-type="string" calcext:value-type="string">
            <text:p>{'3_prime_UTR_variant': 2, 'downstream_gene_variant': 4, 'intr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40007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016361" calcext:value-type="float">
            <text:p>42016361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Ultrarapid_metaboliser"</text:p>
          </table:table-cell>
          <table:table-cell table:number-columns-repeated="4"/>
          <table:table-cell office:value-type="string" calcext:value-type="string">
            <text:p>rs133333</text:p>
          </table:table-cell>
          <table:table-cell office:value-type="string" calcext:value-type="string">
            <text:p>A|upstream_gene_variant|MODIFIER|WBP2NL|ENSG00000183066|transcript|ENST00000543212.5|protein_coding||c.-3352G&gt;A|||||3352|,A|intron_variant|MODIFIER|WBP2NL|ENSG00000183066|transcript|ENST00000328823.13|protein_coding|1/5|c.63-2950G&gt;A||||||,A|intron_variant|MODIFIER|WBP2NL|ENSG00000183066|transcript|ENST00000329620.9|nonsense_mediated_decay|1/7|c.63-2950G&gt;A||||||,A|intron_variant|MODIFIER|WBP2NL|ENSG00000183066|transcript|ENST00000436265.5|nonsense_mediated_decay|1/8|c.63-2950G&gt;A||||||,A|intron_variant|MODIFIER|WBP2NL|ENSG00000183066|transcript|ENST00000475341.5|processed_transcript|1/3|n.94-3643G&gt;A||||||,A|intron_variant|MODIFIER|WBP2NL|ENSG00000183066|transcript|ENST00000445185.1|nonsense_mediated_decay|1/5|c.63-2950G&gt;A||||||,A|intron_variant|MODIFIER|WBP2NL|ENSG00000183066|transcript|ENST00000412113.5|nonsense_mediated_decay|1/8|c.63-2950G&gt;A||||||</text:p>
          </table:table-cell>
          <table:table-cell office:value-type="string" calcext:value-type="string">
            <text:p>{'MODIFIER': 7}</text:p>
          </table:table-cell>
          <table:table-cell office:value-type="string" calcext:value-type="string">
            <text:p>{'upstream_gene_variant': 1, 'intron_variant': 6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40006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016707" calcext:value-type="float">
            <text:p>42016707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Ultrarapid_metaboliser"</text:p>
          </table:table-cell>
          <table:table-cell table:number-columns-repeated="4"/>
          <table:table-cell office:value-type="string" calcext:value-type="string">
            <text:p>rs5758550</text:p>
          </table:table-cell>
          <table:table-cell office:value-type="string" calcext:value-type="string">
            <text:p>A|upstream_gene_variant|MODIFIER|WBP2NL|ENSG00000183066|transcript|ENST00000543212.5|protein_coding||c.-3006G&gt;A|||||3006|,A|intron_variant|MODIFIER|WBP2NL|ENSG00000183066|transcript|ENST00000328823.13|protein_coding|1/5|c.63-2604G&gt;A||||||,A|intron_variant|MODIFIER|WBP2NL|ENSG00000183066|transcript|ENST00000329620.9|nonsense_mediated_decay|1/7|c.63-2604G&gt;A||||||,A|intron_variant|MODIFIER|WBP2NL|ENSG00000183066|transcript|ENST00000436265.5|nonsense_mediated_decay|1/8|c.63-2604G&gt;A||||||,A|intron_variant|MODIFIER|WBP2NL|ENSG00000183066|transcript|ENST00000475341.5|processed_transcript|1/3|n.94-3297G&gt;A||||||,A|intron_variant|MODIFIER|WBP2NL|ENSG00000183066|transcript|ENST00000445185.1|nonsense_mediated_decay|1/5|c.63-2604G&gt;A||||||,A|intron_variant|MODIFIER|WBP2NL|ENSG00000183066|transcript|ENST00000412113.5|nonsense_mediated_decay|1/8|c.63-2604G&gt;A||||||</text:p>
          </table:table-cell>
          <table:table-cell office:value-type="string" calcext:value-type="string">
            <text:p>{'MODIFIER': 7}</text:p>
          </table:table-cell>
          <table:table-cell office:value-type="string" calcext:value-type="string">
            <text:p>{'upstream_gene_variant': 1, 'intron_variant': 6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31123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6611" calcext:value-type="float">
            <text:p>4212661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457G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S486T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rs1135840</text:p>
          </table:table-cell>
          <table:table-cell office:value-type="string" calcext:value-type="string">
            <text:p>G|missense_variant|MODERATE|CYP2D6|ENSG00000100197|transcript|ENST00000360608.9|protein_coding|9/9|c.1457G&gt;C|p.Ser486Thr|1572/1684|1457/1494|486/497||,G|missense_variant|MODERATE|CYP2D6|ENSG00000100197|transcript|ENST00000359033.4|protein_coding|8/8|c.1304G&gt;C|p.Ser435Thr|1378/1433|1304/1341|435/446||,G|missense_variant|MODERATE|CYP2D6|ENSG00000100197|transcript|ENST00000389970.7|protein_coding|10/10|c.1448G&gt;C|p.Ser483Thr|1604/1714|1448/1485|483/494||,G|3_prime_UTR_variant|MODIFIER|CYP2D6|ENSG00000100197|transcript|ENST00000360124.9|nonsense_mediated_decay|7/7|c.*532G&gt;C|||||1291|,G|downstream_gene_variant|MODIFIER|NDUFA6-AS1|ENSG00000237037|transcript|ENST00000451451.1|antisense||n.*1583C&gt;G|||||1583|,G|downstream_gene_variant|MODIFIER|NDUFA6-AS1|ENSG00000237037|transcript|ENST00000417327.5|antisense||n.*1262C&gt;G|||||1262|,G|downstream_gene_variant|MODIFIER|NDUFA6-AS1|ENSG00000237037|transcript|ENST00000536447.6|antisense||n.*1652C&gt;G|||||1652|,G|downstream_gene_variant|MODIFIER|NDUFA6-AS1|ENSG00000237037|transcript|ENST00000595777.5|antisense||n.*1652C&gt;G|||||1652|,G|downstream_gene_variant|MODIFIER|NDUFA6-AS1|ENSG00000237037|transcript|ENST00000600968.5|antisense||n.*1652C&gt;G|||||1652|,G|downstream_gene_variant|MODIFIER|NDUFA6-AS1|ENSG00000237037|transcript|ENST00000434834.5|antisense||n.*1609C&gt;G|||||1609|,G|downstream_gene_variant|MODIFIER|NDUFA6-AS1|ENSG00000237037|transcript|ENST00000610250.5|antisense||n.*1712C&gt;G|||||1712|,G|downstream_gene_variant|MODIFIER|NDUFA6-AS1|ENSG00000237037|transcript|ENST00000547929.6|retained_intron||n.*1712C&gt;G|||||1712|,G|downstream_gene_variant|MODIFIER|NDUFA6-AS1|ENSG00000237037|transcript|ENST00000617396.4|antisense||n.*2049C&gt;G|||||2049|,G|downstream_gene_variant|MODIFIER|NDUFA6-AS1|ENSG00000237037|transcript|ENST00000609499.5|retained_intron||n.*1712C&gt;G|||||1712|,G|downstream_gene_variant|MODIFIER|NDUFA6-AS1|ENSG00000237037|transcript|ENST00000609833.5|retained_intron||n.*1712C&gt;G|||||1712|,G|downstream_gene_variant|MODIFIER|NDUFA6-AS1|ENSG00000237037|transcript|ENST00000608643.5|retained_intron||n.*1727C&gt;G|||||1727|,G|intron_variant|MODIFIER|NDUFA6-AS1|ENSG00000237037|transcript|ENST00000439129.5|antisense|5/6|n.1718+1204C&gt;G||||||,G|non_coding_transcript_exon_variant|MODIFIER|CYP2D6|ENSG00000100197|transcript|ENST00000488442.1|retained_intron|8/8|n.2181G&gt;C||||||</text:p>
          </table:table-cell>
          <table:table-cell office:value-type="string" calcext:value-type="string">
            <text:p>{'MODERATE': 3, 'MODIFIER': 15}</text:p>
          </table:table-cell>
          <table:table-cell office:value-type="string" calcext:value-type="string">
            <text:p>{'missense_variant': 3, '3_prime_UTR_variant': 1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962673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CAGTGGG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6656" calcext:value-type="float">
            <text:p>4212665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403_1411dupTGCCCACTG</text:p>
          </table:table-cell>
          <table:table-cell office:value-type="string" calcext:value-type="string">
            <text:p>"Poor_metaboliser"</text:p>
          </table:table-cell>
          <table:table-cell table:number-columns-repeated="4"/>
          <table:table-cell office:value-type="string" calcext:value-type="string">
            <text:p>rs765776661</text:p>
          </table:table-cell>
          <table:table-cell office:value-type="string" calcext:value-type="string">
            <text:p>CCAGTGGGCA|conservative_inframe_insertion|MODERATE|CYP2D6|ENSG00000100197|transcript|ENST00000360608.9|protein_coding|9/9|c.1403_1411dupTGCCCACTG|p.Val468_Thr470dup|1526/1684|1411/1494|471/497||,CCAGTGGGCA|conservative_inframe_insertion|MODERATE|CYP2D6|ENSG00000100197|transcript|ENST00000359033.4|protein_coding|8/8|c.1250_1258dupTGCCCACTG|p.Val417_Thr419dup|1332/1433|1258/1341|420/446||,CCAGTGGGCA|conservative_inframe_insertion|MODERATE|CYP2D6|ENSG00000100197|transcript|ENST00000389970.7|protein_coding|10/10|c.1394_1402dupTGCCCACTG|p.Val465_Thr467dup|1558/1714|1402/1485|468/494||,CCAGTGGGCA|3_prime_UTR_variant|MODIFIER|CYP2D6|ENSG00000100197|transcript|ENST00000360124.9|nonsense_mediated_decay|7/7|c.*478_*486dupTGCCCACTG|||||1245|,CCAGTGGGCA|downstream_gene_variant|MODIFIER|NDUFA6-AS1|ENSG00000237037|transcript|ENST00000451451.1|antisense||n.*1628_*1629insCAGTGGGCA|||||1629|,CCAGTGGGCA|downstream_gene_variant|MODIFIER|NDUFA6-AS1|ENSG00000237037|transcript|ENST00000417327.5|antisense||n.*1307_*1308insCAGTGGGCA|||||1308|,CCAGTGGGCA|downstream_gene_variant|MODIFIER|NDUFA6-AS1|ENSG00000237037|transcript|ENST00000536447.6|antisense||n.*1697_*1698insCAGTGGGCA|||||1698|,CCAGTGGGCA|downstream_gene_variant|MODIFIER|NDUFA6-AS1|ENSG00000237037|transcript|ENST00000595777.5|antisense||n.*1697_*1698insCAGTGGGCA|||||1698|,CCAGTGGGCA|downstream_gene_variant|MODIFIER|NDUFA6-AS1|ENSG00000237037|transcript|ENST00000600968.5|antisense||n.*1697_*1698insCAGTGGGCA|||||1698|,CCAGTGGGCA|downstream_gene_variant|MODIFIER|NDUFA6-AS1|ENSG00000237037|transcript|ENST00000434834.5|antisense||n.*1654_*1655insCAGTGGGCA|||||1655|,CCAGTGGGCA|downstream_gene_variant|MODIFIER|NDUFA6-AS1|ENSG00000237037|transcript|ENST00000610250.5|antisense||n.*1757_*1758insCAGTGGGCA|||||1758|,CCAGTGGGCA|downstream_gene_variant|MODIFIER|NDUFA6-AS1|ENSG00000237037|transcript|ENST00000547929.6|retained_intron||n.*1757_*1758insCAGTGGGCA|||||1758|,CCAGTGGGCA|downstream_gene_variant|MODIFIER|NDUFA6-AS1|ENSG00000237037|transcript|ENST00000617396.4|antisense||n.*2094_*2095insCAGTGGGCA|||||2095|,CCAGTGGGCA|downstream_gene_variant|MODIFIER|NDUFA6-AS1|ENSG00000237037|transcript|ENST00000609499.5|retained_intron||n.*1757_*1758insCAGTGGGCA|||||1758|,CCAGTGGGCA|downstream_gene_variant|MODIFIER|NDUFA6-AS1|ENSG00000237037|transcript|ENST00000609833.5|retained_intron||n.*1757_*1758insCAGTGGGCA|||||1758|,CCAGTGGGCA|downstream_gene_variant|MODIFIER|NDUFA6-AS1|ENSG00000237037|transcript|ENST00000608643.5|retained_intron||n.*1772_*1773insCAGTGGGCA|||||1773|,CCAGTGGGCA|intron_variant|MODIFIER|NDUFA6-AS1|ENSG00000237037|transcript|ENST00000439129.5|antisense|5/6|n.1718+1251_1718+1259dupAGTGGGCAC||||||INFO_REALIGN_3_PRIME,CCAGTGGGCA|non_coding_transcript_exon_variant|MODIFIER|CYP2D6|ENSG00000100197|transcript|ENST00000488442.1|retained_intron|8/8|n.2127_2135dupTGCCCACTG||||||</text:p>
          </table:table-cell>
          <table:table-cell office:value-type="string" calcext:value-type="string">
            <text:p>{'MODERATE': 3, 'MODIFIER': 15}</text:p>
          </table:table-cell>
          <table:table-cell office:value-type="string" calcext:value-type="string">
            <text:p>{'conservative_inframe_insertion': 3, '3_prime_UTR_variant': 1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3005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6734" calcext:value-type="float">
            <text:p>4212673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334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G445E</text:p>
          </table:table-cell>
          <table:table-cell office:value-type="float" office:value="0.289286" calcext:value-type="float">
            <text:p>0.289286</text:p>
          </table:table-cell>
          <table:table-cell office:value-type="string" calcext:value-type="string">
            <text:p>rs267608318</text:p>
          </table:table-cell>
          <table:table-cell office:value-type="string" calcext:value-type="string">
            <text:p>T|missense_variant|MODERATE|CYP2D6|ENSG00000100197|transcript|ENST00000360608.9|protein_coding|9/9|c.1334G&gt;A|p.Gly445Glu|1449/1684|1334/1494|445/497||,T|missense_variant|MODERATE|CYP2D6|ENSG00000100197|transcript|ENST00000359033.4|protein_coding|8/8|c.1181G&gt;A|p.Gly394Glu|1255/1433|1181/1341|394/446||,T|missense_variant|MODERATE|CYP2D6|ENSG00000100197|transcript|ENST00000389970.7|protein_coding|10/10|c.1325G&gt;A|p.Gly442Glu|1481/1714|1325/1485|442/494||,T|3_prime_UTR_variant|MODIFIER|CYP2D6|ENSG00000100197|transcript|ENST00000360124.9|nonsense_mediated_decay|7/7|c.*409G&gt;A|||||1168|,T|downstream_gene_variant|MODIFIER|NDUFA6-AS1|ENSG00000237037|transcript|ENST00000451451.1|antisense||n.*1706C&gt;T|||||1706|,T|downstream_gene_variant|MODIFIER|NDUFA6-AS1|ENSG00000237037|transcript|ENST00000417327.5|antisense||n.*1385C&gt;T|||||1385|,T|downstream_gene_variant|MODIFIER|NDUFA6-AS1|ENSG00000237037|transcript|ENST00000536447.6|antisense||n.*1775C&gt;T|||||1775|,T|downstream_gene_variant|MODIFIER|NDUFA6-AS1|ENSG00000237037|transcript|ENST00000595777.5|antisense||n.*1775C&gt;T|||||1775|,T|downstream_gene_variant|MODIFIER|NDUFA6-AS1|ENSG00000237037|transcript|ENST00000600968.5|antisense||n.*1775C&gt;T|||||1775|,T|downstream_gene_variant|MODIFIER|NDUFA6-AS1|ENSG00000237037|transcript|ENST00000434834.5|antisense||n.*1732C&gt;T|||||1732|,T|downstream_gene_variant|MODIFIER|NDUFA6-AS1|ENSG00000237037|transcript|ENST00000610250.5|antisense||n.*1835C&gt;T|||||1835|,T|downstream_gene_variant|MODIFIER|NDUFA6-AS1|ENSG00000237037|transcript|ENST00000547929.6|retained_intron||n.*1835C&gt;T|||||1835|,T|downstream_gene_variant|MODIFIER|NDUFA6-AS1|ENSG00000237037|transcript|ENST00000617396.4|antisense||n.*2172C&gt;T|||||2172|,T|downstream_gene_variant|MODIFIER|NDUFA6-AS1|ENSG00000237037|transcript|ENST00000609499.5|retained_intron||n.*1835C&gt;T|||||1835|,T|downstream_gene_variant|MODIFIER|NDUFA6-AS1|ENSG00000237037|transcript|ENST00000609833.5|retained_intron||n.*1835C&gt;T|||||1835|,T|downstream_gene_variant|MODIFIER|NDUFA6-AS1|ENSG00000237037|transcript|ENST00000608643.5|retained_intron||n.*1850C&gt;T|||||1850|,T|intron_variant|MODIFIER|NDUFA6-AS1|ENSG00000237037|transcript|ENST00000439129.5|antisense|5/6|n.1718+1327C&gt;T||||||,T|non_coding_transcript_exon_variant|MODIFIER|CYP2D6|ENSG00000100197|transcript|ENST00000488442.1|retained_intron|8/8|n.2058G&gt;A||||||</text:p>
          </table:table-cell>
          <table:table-cell office:value-type="string" calcext:value-type="string">
            <text:p>{'MODERATE': 3, 'MODIFIER': 15}</text:p>
          </table:table-cell>
          <table:table-cell office:value-type="string" calcext:value-type="string">
            <text:p>{'missense_variant': 3, '3_prime_UTR_variant': 1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612888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6746" calcext:value-type="float">
            <text:p>4212674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322G&gt;A</text:p>
          </table:table-cell>
          <table:table-cell office:value-type="string" calcext:value-type="string">
            <text:p>"Reduced_enzyme_activity"</text:p>
          </table:table-cell>
          <table:table-cell table:number-columns-repeated="2"/>
          <table:table-cell office:value-type="string" calcext:value-type="string">
            <text:p>NP_000097.3:p.R441H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s532668079</text:p>
          </table:table-cell>
          <table:table-cell office:value-type="string" calcext:value-type="string">
            <text:p>T|structural_interaction_variant|HIGH|CYP2D6|ENSG00000100197|interaction|2F9Q:A_119-A_441:ENST00000360608|protein_coding|9/9|c.1322G&gt;A||||||,T|structural_interaction_variant|HIGH|CYP2D6|ENSG00000100197|interaction|2F9Q:A_122-A_441:ENST00000360608|protein_coding|9/9|c.1322G&gt;A||||||,T|structural_interaction_variant|HIGH|CYP2D6|ENSG00000100197|interaction|2F9Q:A_99-A_441:ENST00000360608|protein_coding|9/9|c.1322G&gt;A||||||,T|structural_interaction_variant|HIGH|CYP2D6|ENSG00000100197|interaction|2F9Q:B_119-B_441:ENST00000360608|protein_coding|9/9|c.1322G&gt;A||||||,T|structural_interaction_variant|HIGH|CYP2D6|ENSG00000100197|interaction|2F9Q:B_122-B_441:ENST00000360608|protein_coding|9/9|c.1322G&gt;A||||||,T|structural_interaction_variant|HIGH|CYP2D6|ENSG00000100197|interaction|2F9Q:B_99-B_441:ENST00000360608|protein_coding|9/9|c.1322G&gt;A||||||,T|structural_interaction_variant|HIGH|CYP2D6|ENSG00000100197|interaction|2F9Q:C_119-C_441:ENST00000360608|protein_coding|9/9|c.1322G&gt;A||||||,T|structural_interaction_variant|HIGH|CYP2D6|ENSG00000100197|interaction|2F9Q:C_122-C_441:ENST00000360608|protein_coding|9/9|c.1322G&gt;A||||||,T|structural_interaction_variant|HIGH|CYP2D6|ENSG00000100197|interaction|2F9Q:C_99-C_441:ENST00000360608|protein_coding|9/9|c.1322G&gt;A||||||,T|structural_interaction_variant|HIGH|CYP2D6|ENSG00000100197|interaction|2F9Q:D_119-D_441:ENST00000360608|protein_coding|9/9|c.1322G&gt;A||||||,T|structural_interaction_variant|HIGH|CYP2D6|ENSG00000100197|interaction|2F9Q:D_122-D_441:ENST00000360608|protein_coding|9/9|c.1322G&gt;A||||||,T|structural_interaction_variant|HIGH|CYP2D6|ENSG00000100197|interaction|2F9Q:D_99-D_441:ENST00000360608|protein_coding|9/9|c.1322G&gt;A||||||,T|structural_interaction_variant|HIGH|CYP2D6|ENSG00000100197|interaction|3QM4:A_122-A_441:ENST00000360608|protein_coding|9/9|c.1322G&gt;A||||||,T|structural_interaction_variant|HIGH|CYP2D6|ENSG00000100197|interaction|3QM4:A_99-A_441:ENST00000360608|protein_coding|9/9|c.1322G&gt;A||||||,T|structural_interaction_variant|HIGH|CYP2D6|ENSG00000100197|interaction|3QM4:B_101-B_441:ENST00000360608|protein_coding|9/9|c.1322G&gt;A||||||,T|structural_interaction_variant|HIGH|CYP2D6|ENSG00000100197|interaction|3QM4:B_122-B_441:ENST00000360608|protein_coding|9/9|c.1322G&gt;A||||||,T|structural_interaction_variant|HIGH|CYP2D6|ENSG00000100197|interaction|3QM4:B_128-B_441:ENST00000360608|protein_coding|9/9|c.1322G&gt;A||||||,T|structural_interaction_variant|HIGH|CYP2D6|ENSG00000100197|interaction|3TBG:A_122-A_441:ENST00000360608|protein_coding|9/9|c.1322G&gt;A||||||,T|structural_interaction_variant|HIGH|CYP2D6|ENSG00000100197|interaction|3TBG:A_99-A_441:ENST00000360608|protein_coding|9/9|c.1322G&gt;A||||||,T|structural_interaction_variant|HIGH|CYP2D6|ENSG00000100197|interaction|3TBG:B_122-B_441:ENST00000360608|protein_coding|9/9|c.1322G&gt;A||||||,T|structural_interaction_variant|HIGH|CYP2D6|ENSG00000100197|interaction|3TBG:B_99-B_441:ENST00000360608|protein_coding|9/9|c.1322G&gt;A||||||,T|structural_interaction_variant|HIGH|CYP2D6|ENSG00000100197|interaction|3TBG:C_122-C_441:ENST00000360608|protein_coding|9/9|c.1322G&gt;A||||||,T|structural_interaction_variant|HIGH|CYP2D6|ENSG00000100197|interaction|3TBG:C_99-C_441:ENST00000360608|protein_coding|9/9|c.1322G&gt;A||||||,T|structural_interaction_variant|HIGH|CYP2D6|ENSG00000100197|interaction|3TBG:D_122-D_441:ENST00000360608|protein_coding|9/9|c.1322G&gt;A||||||,T|structural_interaction_variant|HIGH|CYP2D6|ENSG00000100197|interaction|3TDA:A_122-A_441:ENST00000360608|protein_coding|9/9|c.1322G&gt;A||||||,T|structural_interaction_variant|HIGH|CYP2D6|ENSG00000100197|interaction|3TDA:A_99-A_441:ENST00000360608|protein_coding|9/9|c.1322G&gt;A||||||,T|structural_interaction_variant|HIGH|CYP2D6|ENSG00000100197|interaction|3TDA:B_122-B_441:ENST00000360608|protein_coding|9/9|c.1322G&gt;A||||||,T|structural_interaction_variant|HIGH|CYP2D6|ENSG00000100197|interaction|3TDA:B_99-B_441:ENST00000360608|protein_coding|9/9|c.1322G&gt;A||||||,T|structural_interaction_variant|HIGH|CYP2D6|ENSG00000100197|interaction|3TDA:C_122-C_441:ENST00000360608|protein_coding|9/9|c.1322G&gt;A||||||,T|structural_interaction_variant|HIGH|CYP2D6|ENSG00000100197|interaction|3TDA:C_99-C_441:ENST00000360608|protein_coding|9/9|c.1322G&gt;A||||||,T|structural_interaction_variant|HIGH|CYP2D6|ENSG00000100197|interaction|3TDA:D_122-D_441:ENST00000360608|protein_coding|9/9|c.1322G&gt;A||||||,T|structural_interaction_variant|HIGH|CYP2D6|ENSG00000100197|interaction|3TDA:D_99-D_441:ENST00000360608|protein_coding|9/9|c.1322G&gt;A||||||,T|structural_interaction_variant|HIGH|CYP2D6|ENSG00000100197|interaction|4WNT:A_122-A_441:ENST00000360608|protein_coding|9/9|c.1322G&gt;A||||||,T|structural_interaction_variant|HIGH|CYP2D6|ENSG00000100197|interaction|4WNT:A_99-A_441:ENST00000360608|protein_coding|9/9|c.1322G&gt;A||||||,T|structural_interaction_variant|HIGH|CYP2D6|ENSG00000100197|interaction|4WNT:B_120-B_441:ENST00000360608|protein_coding|9/9|c.1322G&gt;A||||||,T|structural_interaction_variant|HIGH|CYP2D6|ENSG00000100197|interaction|4WNT:B_122-B_441:ENST00000360608|protein_coding|9/9|c.1322G&gt;A||||||,T|structural_interaction_variant|HIGH|CYP2D6|ENSG00000100197|interaction|4WNT:B_99-B_441:ENST00000360608|protein_coding|9/9|c.1322G&gt;A||||||,T|structural_interaction_variant|HIGH|CYP2D6|ENSG00000100197|interaction|4WNU:A_122-A_441:ENST00000360608|protein_coding|9/9|c.1322G&gt;A||||||,T|structural_interaction_variant|HIGH|CYP2D6|ENSG00000100197|interaction|4WNU:A_99-A_441:ENST00000360608|protein_coding|9/9|c.1322G&gt;A||||||,T|structural_interaction_variant|HIGH|CYP2D6|ENSG00000100197|interaction|4WNU:B_122-B_441:ENST00000360608|protein_coding|9/9|c.1322G&gt;A||||||,T|structural_interaction_variant|HIGH|CYP2D6|ENSG00000100197|interaction|4WNU:B_99-B_441:ENST00000360608|protein_coding|9/9|c.1322G&gt;A||||||,T|structural_interaction_variant|HIGH|CYP2D6|ENSG00000100197|interaction|4WNU:C_122-C_441:ENST00000360608|protein_coding|9/9|c.1322G&gt;A||||||,T|structural_interaction_variant|HIGH|CYP2D6|ENSG00000100197|interaction|4WNU:C_99-C_441:ENST00000360608|protein_coding|9/9|c.1322G&gt;A||||||,T|structural_interaction_variant|HIGH|CYP2D6|ENSG00000100197|interaction|4WNU:D_122-D_441:ENST00000360608|protein_coding|9/9|c.1322G&gt;A||||||,T|structural_interaction_variant|HIGH|CYP2D6|ENSG00000100197|interaction|4WNV:A_122-A_441:ENST00000360608|protein_coding|9/9|c.1322G&gt;A||||||,T|structural_interaction_variant|HIGH|CYP2D6|ENSG00000100197|interaction|4WNV:A_99-A_441:ENST00000360608|protein_coding|9/9|c.1322G&gt;A||||||,T|structural_interaction_variant|HIGH|CYP2D6|ENSG00000100197|interaction|4WNV:B_122-B_441:ENST00000360608|protein_coding|9/9|c.1322G&gt;A||||||,T|structural_interaction_variant|HIGH|CYP2D6|ENSG00000100197|interaction|4WNV:B_99-B_441:ENST00000360608|protein_coding|9/9|c.1322G&gt;A||||||,T|structural_interaction_variant|HIGH|CYP2D6|ENSG00000100197|interaction|4WNV:C_122-C_441:ENST00000360608|protein_coding|9/9|c.1322G&gt;A||||||,T|structural_interaction_variant|HIGH|CYP2D6|ENSG00000100197|interaction|4WNV:C_99-C_441:ENST00000360608|protein_coding|9/9|c.1322G&gt;A||||||,T|structural_interaction_variant|HIGH|CYP2D6|ENSG00000100197|interaction|4WNV:D_122-D_441:ENST00000360608|protein_coding|9/9|c.1322G&gt;A||||||,T|structural_interaction_variant|HIGH|CYP2D6|ENSG00000100197|interaction|4WNV:D_99-D_441:ENST00000360608|protein_coding|9/9|c.1322G&gt;A||||||,T|structural_interaction_variant|HIGH|CYP2D6|ENSG00000100197|interaction|4XRY:A_122-A_441:ENST00000360608|protein_coding|9/9|c.1322G&gt;A||||||,T|structural_interaction_variant|HIGH|CYP2D6|ENSG00000100197|interaction|4XRY:A_99-A_441:ENST00000360608|protein_coding|9/9|c.1322G&gt;A||||||,T|structural_interaction_variant|HIGH|CYP2D6|ENSG00000100197|interaction|4XRY:B_122-B_441:ENST00000360608|protein_coding|9/9|c.1322G&gt;A||||||,T|structural_interaction_variant|HIGH|CYP2D6|ENSG00000100197|interaction|4XRY:B_99-B_441:ENST00000360608|protein_coding|9/9|c.1322G&gt;A||||||,T|structural_interaction_variant|HIGH|CYP2D6|ENSG00000100197|interaction|4XRY:C_101-C_441:ENST00000360608|protein_coding|9/9|c.1322G&gt;A||||||,T|structural_interaction_variant|HIGH|CYP2D6|ENSG00000100197|interaction|4XRY:C_122-C_441:ENST00000360608|protein_coding|9/9|c.1322G&gt;A||||||,T|structural_interaction_variant|HIGH|CYP2D6|ENSG00000100197|interaction|4XRY:C_99-C_441:ENST00000360608|protein_coding|9/9|c.1322G&gt;A||||||,T|structural_interaction_variant|HIGH|CYP2D6|ENSG00000100197|interaction|4XRY:D_101-D_441:ENST00000360608|protein_coding|9/9|c.1322G&gt;A||||||,T|structural_interaction_variant|HIGH|CYP2D6|ENSG00000100197|interaction|4XRY:D_122-D_441:ENST00000360608|protein_coding|9/9|c.1322G&gt;A||||||,T|structural_interaction_variant|HIGH|CYP2D6|ENSG00000100197|interaction|4XRY:D_99-D_441:ENST00000360608|protein_coding|9/9|c.1322G&gt;A||||||,T|structural_interaction_variant|HIGH|CYP2D6|ENSG00000100197|interaction|4XRZ:A_122-A_441:ENST00000360608|protein_coding|9/9|c.1322G&gt;A||||||,T|structural_interaction_variant|HIGH|CYP2D6|ENSG00000100197|interaction|4XRZ:A_99-A_441:ENST00000360608|protein_coding|9/9|c.1322G&gt;A||||||,T|structural_interaction_variant|HIGH|CYP2D6|ENSG00000100197|interaction|4XRZ:B_122-B_441:ENST00000360608|protein_coding|9/9|c.1322G&gt;A||||||,T|structural_interaction_variant|HIGH|CYP2D6|ENSG00000100197|interaction|4XRZ:C_122-C_441:ENST00000360608|protein_coding|9/9|c.1322G&gt;A||||||,T|structural_interaction_variant|HIGH|CYP2D6|ENSG00000100197|interaction|4XRZ:D_122-D_441:ENST00000360608|protein_coding|9/9|c.1322G&gt;A||||||,T|structural_interaction_variant|HIGH|CYP2D6|ENSG00000100197|interaction|4XRZ:D_99-D_441:ENST00000360608|protein_coding|9/9|c.1322G&gt;A||||||,T|missense_variant|MODERATE|CYP2D6|ENSG00000100197|transcript|ENST00000360608.9|protein_coding|9/9|c.1322G&gt;A|p.Arg441His|1437/1684|1322/1494|441/497||,T|missense_variant|MODERATE|CYP2D6|ENSG00000100197|transcript|ENST00000359033.4|protein_coding|8/8|c.1169G&gt;A|p.Arg390His|1243/1433|1169/1341|390/446||,T|missense_variant|MODERATE|CYP2D6|ENSG00000100197|transcript|ENST00000389970.7|protein_coding|10/10|c.1313G&gt;A|p.Arg438His|1469/1714|1313/1485|438/494||,T|3_prime_UTR_variant|MODIFIER|CYP2D6|ENSG00000100197|transcript|ENST00000360124.9|nonsense_mediated_decay|7/7|c.*397G&gt;A|||||1156|,T|downstream_gene_variant|MODIFIER|NDUFA6-AS1|ENSG00000237037|transcript|ENST00000451451.1|antisense||n.*1718C&gt;T|||||1718|,T|downstream_gene_variant|MODIFIER|NDUFA6-AS1|ENSG00000237037|transcript|ENST00000417327.5|antisense||n.*1397C&gt;T|||||1397|,T|downstream_gene_variant|MODIFIER|NDUFA6-AS1|ENSG00000237037|transcript|ENST00000536447.6|antisense||n.*1787C&gt;T|||||1787|,T|downstream_gene_variant|MODIFIER|NDUFA6-AS1|ENSG00000237037|transcript|ENST00000595777.5|antisense||n.*1787C&gt;T|||||1787|,T|downstream_gene_variant|MODIFIER|NDUFA6-AS1|ENSG00000237037|transcript|ENST00000600968.5|antisense||n.*1787C&gt;T|||||1787|,T|downstream_gene_variant|MODIFIER|NDUFA6-AS1|ENSG00000237037|transcript|ENST00000434834.5|antisense||n.*1744C&gt;T|||||1744|,T|downstream_gene_variant|MODIFIER|NDUFA6-AS1|ENSG00000237037|transcript|ENST00000610250.5|antisense||n.*1847C&gt;T|||||1847|,T|downstream_gene_variant|MODIFIER|NDUFA6-AS1|ENSG00000237037|transcript|ENST00000547929.6|retained_intron||n.*1847C&gt;T|||||1847|,T|downstream_gene_variant|MODIFIER|NDUFA6-AS1|ENSG00000237037|transcript|ENST00000617396.4|antisense||n.*2184C&gt;T|||||2184|,T|downstream_gene_variant|MODIFIER|NDUFA6-AS1|ENSG00000237037|transcript|ENST00000609499.5|retained_intron||n.*1847C&gt;T|||||1847|,T|downstream_gene_variant|MODIFIER|NDUFA6-AS1|ENSG00000237037|transcript|ENST00000609833.5|retained_intron||n.*1847C&gt;T|||||1847|,T|downstream_gene_variant|MODIFIER|NDUFA6-AS1|ENSG00000237037|transcript|ENST00000608643.5|retained_intron||n.*1862C&gt;T|||||1862|,T|intron_variant|MODIFIER|NDUFA6-AS1|ENSG00000237037|transcript|ENST00000439129.5|antisense|5/6|n.1718+1339C&gt;T||||||,T|non_coding_transcript_exon_variant|MODIFIER|CYP2D6|ENSG00000100197|transcript|ENST00000488442.1|retained_intron|8/8|n.2046G&gt;A||||||</text:p>
          </table:table-cell>
          <table:table-cell office:value-type="string" calcext:value-type="string">
            <text:p>{'HIGH': 68, 'MODERATE': 3, 'MODIFIER': 15}</text:p>
          </table:table-cell>
          <table:table-cell office:value-type="string" calcext:value-type="string">
            <text:p>{'structural_interaction_variant': 68, 'missense_variant': 3, '3_prime_UTR_variant': 1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6142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6747" calcext:value-type="float">
            <text:p>42126747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NM_000106.5:c.1321C&gt;T</text:p>
          </table:table-cell>
          <table:table-cell office:value-type="string" calcext:value-type="string">
            <text:p>"Cytochrome_P450_deficiency"</text:p>
          </table:table-cell>
          <table:table-cell table:number-columns-repeated="2"/>
          <table:table-cell office:value-type="string" calcext:value-type="string">
            <text:p>NP_000097.3:p.R441C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rs730882251</text:p>
          </table:table-cell>
          <table:table-cell office:value-type="string" calcext:value-type="string">
            <text:p>A|structural_interaction_variant|HIGH|CYP2D6|ENSG00000100197|interaction|2F9Q:A_119-A_441:ENST00000360608|protein_coding|9/9|c.1321C&gt;T||||||,A|structural_interaction_variant|HIGH|CYP2D6|ENSG00000100197|interaction|2F9Q:A_122-A_441:ENST00000360608|protein_coding|9/9|c.1321C&gt;T||||||,A|structural_interaction_variant|HIGH|CYP2D6|ENSG00000100197|interaction|2F9Q:A_99-A_441:ENST00000360608|protein_coding|9/9|c.1321C&gt;T||||||,A|structural_interaction_variant|HIGH|CYP2D6|ENSG00000100197|interaction|2F9Q:B_119-B_441:ENST00000360608|protein_coding|9/9|c.1321C&gt;T||||||,A|structural_interaction_variant|HIGH|CYP2D6|ENSG00000100197|interaction|2F9Q:B_122-B_441:ENST00000360608|protein_coding|9/9|c.1321C&gt;T||||||,A|structural_interaction_variant|HIGH|CYP2D6|ENSG00000100197|interaction|2F9Q:B_99-B_441:ENST00000360608|protein_coding|9/9|c.1321C&gt;T||||||,A|structural_interaction_variant|HIGH|CYP2D6|ENSG00000100197|interaction|2F9Q:C_119-C_441:ENST00000360608|protein_coding|9/9|c.1321C&gt;T||||||,A|structural_interaction_variant|HIGH|CYP2D6|ENSG00000100197|interaction|2F9Q:C_122-C_441:ENST00000360608|protein_coding|9/9|c.1321C&gt;T||||||,A|structural_interaction_variant|HIGH|CYP2D6|ENSG00000100197|interaction|2F9Q:C_99-C_441:ENST00000360608|protein_coding|9/9|c.1321C&gt;T||||||,A|structural_interaction_variant|HIGH|CYP2D6|ENSG00000100197|interaction|2F9Q:D_119-D_441:ENST00000360608|protein_coding|9/9|c.1321C&gt;T||||||,A|structural_interaction_variant|HIGH|CYP2D6|ENSG00000100197|interaction|2F9Q:D_122-D_441:ENST00000360608|protein_coding|9/9|c.1321C&gt;T||||||,A|structural_interaction_variant|HIGH|CYP2D6|ENSG00000100197|interaction|2F9Q:D_99-D_441:ENST00000360608|protein_coding|9/9|c.1321C&gt;T||||||,A|structural_interaction_variant|HIGH|CYP2D6|ENSG00000100197|interaction|3QM4:A_122-A_441:ENST00000360608|protein_coding|9/9|c.1321C&gt;T||||||,A|structural_interaction_variant|HIGH|CYP2D6|ENSG00000100197|interaction|3QM4:A_99-A_441:ENST00000360608|protein_coding|9/9|c.1321C&gt;T||||||,A|structural_interaction_variant|HIGH|CYP2D6|ENSG00000100197|interaction|3QM4:B_101-B_441:ENST00000360608|protein_coding|9/9|c.1321C&gt;T||||||,A|structural_interaction_variant|HIGH|CYP2D6|ENSG00000100197|interaction|3QM4:B_122-B_441:ENST00000360608|protein_coding|9/9|c.1321C&gt;T||||||,A|structural_interaction_variant|HIGH|CYP2D6|ENSG00000100197|interaction|3QM4:B_128-B_441:ENST00000360608|protein_coding|9/9|c.1321C&gt;T||||||,A|structural_interaction_variant|HIGH|CYP2D6|ENSG00000100197|interaction|3TBG:A_122-A_441:ENST00000360608|protein_coding|9/9|c.1321C&gt;T||||||,A|structural_interaction_variant|HIGH|CYP2D6|ENSG00000100197|interaction|3TBG:A_99-A_441:ENST00000360608|protein_coding|9/9|c.1321C&gt;T||||||,A|structural_interaction_variant|HIGH|CYP2D6|ENSG00000100197|interaction|3TBG:B_122-B_441:ENST00000360608|protein_coding|9/9|c.1321C&gt;T||||||,A|structural_interaction_variant|HIGH|CYP2D6|ENSG00000100197|interaction|3TBG:B_99-B_441:ENST00000360608|protein_coding|9/9|c.1321C&gt;T||||||,A|structural_interaction_variant|HIGH|CYP2D6|ENSG00000100197|interaction|3TBG:C_122-C_441:ENST00000360608|protein_coding|9/9|c.1321C&gt;T||||||,A|structural_interaction_variant|HIGH|CYP2D6|ENSG00000100197|interaction|3TBG:C_99-C_441:ENST00000360608|protein_coding|9/9|c.1321C&gt;T||||||,A|structural_interaction_variant|HIGH|CYP2D6|ENSG00000100197|interaction|3TBG:D_122-D_441:ENST00000360608|protein_coding|9/9|c.1321C&gt;T||||||,A|structural_interaction_variant|HIGH|CYP2D6|ENSG00000100197|interaction|3TDA:A_122-A_441:ENST00000360608|protein_coding|9/9|c.1321C&gt;T||||||,A|structural_interaction_variant|HIGH|CYP2D6|ENSG00000100197|interaction|3TDA:A_99-A_441:ENST00000360608|protein_coding|9/9|c.1321C&gt;T||||||,A|structural_interaction_variant|HIGH|CYP2D6|ENSG00000100197|interaction|3TDA:B_122-B_441:ENST00000360608|protein_coding|9/9|c.1321C&gt;T||||||,A|structural_interaction_variant|HIGH|CYP2D6|ENSG00000100197|interaction|3TDA:B_99-B_441:ENST00000360608|protein_coding|9/9|c.1321C&gt;T||||||,A|structural_interaction_variant|HIGH|CYP2D6|ENSG00000100197|interaction|3TDA:C_122-C_441:ENST00000360608|protein_coding|9/9|c.1321C&gt;T||||||,A|structural_interaction_variant|HIGH|CYP2D6|ENSG00000100197|interaction|3TDA:C_99-C_441:ENST00000360608|protein_coding|9/9|c.1321C&gt;T||||||,A|structural_interaction_variant|HIGH|CYP2D6|ENSG00000100197|interaction|3TDA:D_122-D_441:ENST00000360608|protein_coding|9/9|c.1321C&gt;T||||||,A|structural_interaction_variant|HIGH|CYP2D6|ENSG00000100197|interaction|3TDA:D_99-D_441:ENST00000360608|protein_coding|9/9|c.1321C&gt;T||||||,A|structural_interaction_variant|HIGH|CYP2D6|ENSG00000100197|interaction|4WNT:A_122-A_441:ENST00000360608|protein_coding|9/9|c.1321C&gt;T||||||,A|structural_interaction_variant|HIGH|CYP2D6|ENSG00000100197|interaction|4WNT:A_99-A_441:ENST00000360608|protein_coding|9/9|c.1321C&gt;T||||||,A|structural_interaction_variant|HIGH|CYP2D6|ENSG00000100197|interaction|4WNT:B_120-B_441:ENST00000360608|protein_coding|9/9|c.1321C&gt;T||||||,A|structural_interaction_variant|HIGH|CYP2D6|ENSG00000100197|interaction|4WNT:B_122-B_441:ENST00000360608|protein_coding|9/9|c.1321C&gt;T||||||,A|structural_interaction_variant|HIGH|CYP2D6|ENSG00000100197|interaction|4WNT:B_99-B_441:ENST00000360608|protein_coding|9/9|c.1321C&gt;T||||||,A|structural_interaction_variant|HIGH|CYP2D6|ENSG00000100197|interaction|4WNU:A_122-A_441:ENST00000360608|protein_coding|9/9|c.1321C&gt;T||||||,A|structural_interaction_variant|HIGH|CYP2D6|ENSG00000100197|interaction|4WNU:A_99-A_441:ENST00000360608|protein_coding|9/9|c.1321C&gt;T||||||,A|structural_interaction_variant|HIGH|CYP2D6|ENSG00000100197|interaction|4WNU:B_122-B_441:ENST00000360608|protein_coding|9/9|c.1321C&gt;T||||||,A|structural_interaction_variant|HIGH|CYP2D6|ENSG00000100197|interaction|4WNU:B_99-B_441:ENST00000360608|protein_coding|9/9|c.1321C&gt;T||||||,A|structural_interaction_variant|HIGH|CYP2D6|ENSG00000100197|interaction|4WNU:C_122-C_441:ENST00000360608|protein_coding|9/9|c.1321C&gt;T||||||,A|structural_interaction_variant|HIGH|CYP2D6|ENSG00000100197|interaction|4WNU:C_99-C_441:ENST00000360608|protein_coding|9/9|c.1321C&gt;T||||||,A|structural_interaction_variant|HIGH|CYP2D6|ENSG00000100197|interaction|4WNU:D_122-D_441:ENST00000360608|protein_coding|9/9|c.1321C&gt;T||||||,A|structural_interaction_variant|HIGH|CYP2D6|ENSG00000100197|interaction|4WNV:A_122-A_441:ENST00000360608|protein_coding|9/9|c.1321C&gt;T||||||,A|structural_interaction_variant|HIGH|CYP2D6|ENSG00000100197|interaction|4WNV:A_99-A_441:ENST00000360608|protein_coding|9/9|c.1321C&gt;T||||||,A|structural_interaction_variant|HIGH|CYP2D6|ENSG00000100197|interaction|4WNV:B_122-B_441:ENST00000360608|protein_coding|9/9|c.1321C&gt;T||||||,A|structural_interaction_variant|HIGH|CYP2D6|ENSG00000100197|interaction|4WNV:B_99-B_441:ENST00000360608|protein_coding|9/9|c.1321C&gt;T||||||,A|structural_interaction_variant|HIGH|CYP2D6|ENSG00000100197|interaction|4WNV:C_122-C_441:ENST00000360608|protein_coding|9/9|c.1321C&gt;T||||||,A|structural_interaction_variant|HIGH|CYP2D6|ENSG00000100197|interaction|4WNV:C_99-C_441:ENST00000360608|protein_coding|9/9|c.1321C&gt;T||||||,A|structural_interaction_variant|HIGH|CYP2D6|ENSG00000100197|interaction|4WNV:D_122-D_441:ENST00000360608|protein_coding|9/9|c.1321C&gt;T||||||,A|structural_interaction_variant|HIGH|CYP2D6|ENSG00000100197|interaction|4WNV:D_99-D_441:ENST00000360608|protein_coding|9/9|c.1321C&gt;T||||||,A|structural_interaction_variant|HIGH|CYP2D6|ENSG00000100197|interaction|4XRY:A_122-A_441:ENST00000360608|protein_coding|9/9|c.1321C&gt;T||||||,A|structural_interaction_variant|HIGH|CYP2D6|ENSG00000100197|interaction|4XRY:A_99-A_441:ENST00000360608|protein_coding|9/9|c.1321C&gt;T||||||,A|structural_interaction_variant|HIGH|CYP2D6|ENSG00000100197|interaction|4XRY:B_122-B_441:ENST00000360608|protein_coding|9/9|c.1321C&gt;T||||||,A|structural_interaction_variant|HIGH|CYP2D6|ENSG00000100197|interaction|4XRY:B_99-B_441:ENST00000360608|protein_coding|9/9|c.1321C&gt;T||||||,A|structural_interaction_variant|HIGH|CYP2D6|ENSG00000100197|interaction|4XRY:C_101-C_441:ENST00000360608|protein_coding|9/9|c.1321C&gt;T||||||,A|structural_interaction_variant|HIGH|CYP2D6|ENSG00000100197|interaction|4XRY:C_122-C_441:ENST00000360608|protein_coding|9/9|c.1321C&gt;T||||||,A|structural_interaction_variant|HIGH|CYP2D6|ENSG00000100197|interaction|4XRY:C_99-C_441:ENST00000360608|protein_coding|9/9|c.1321C&gt;T||||||,A|structural_interaction_variant|HIGH|CYP2D6|ENSG00000100197|interaction|4XRY:D_101-D_441:ENST00000360608|protein_coding|9/9|c.1321C&gt;T||||||,A|structural_interaction_variant|HIGH|CYP2D6|ENSG00000100197|interaction|4XRY:D_122-D_441:ENST00000360608|protein_coding|9/9|c.1321C&gt;T||||||,A|structural_interaction_variant|HIGH|CYP2D6|ENSG00000100197|interaction|4XRY:D_99-D_441:ENST00000360608|protein_coding|9/9|c.1321C&gt;T||||||,A|structural_interaction_variant|HIGH|CYP2D6|ENSG00000100197|interaction|4XRZ:A_122-A_441:ENST00000360608|protein_coding|9/9|c.1321C&gt;T||||||,A|structural_interaction_variant|HIGH|CYP2D6|ENSG00000100197|interaction|4XRZ:A_99-A_441:ENST00000360608|protein_coding|9/9|c.1321C&gt;T||||||,A|structural_interaction_variant|HIGH|CYP2D6|ENSG00000100197|interaction|4XRZ:B_122-B_441:ENST00000360608|protein_coding|9/9|c.1321C&gt;T||||||,A|structural_interaction_variant|HIGH|CYP2D6|ENSG00000100197|interaction|4XRZ:C_122-C_441:ENST00000360608|protein_coding|9/9|c.1321C&gt;T||||||,A|structural_interaction_variant|HIGH|CYP2D6|ENSG00000100197|interaction|4XRZ:D_122-D_441:ENST00000360608|protein_coding|9/9|c.1321C&gt;T||||||,A|structural_interaction_variant|HIGH|CYP2D6|ENSG00000100197|interaction|4XRZ:D_99-D_441:ENST00000360608|protein_coding|9/9|c.1321C&gt;T||||||,A|missense_variant|MODERATE|CYP2D6|ENSG00000100197|transcript|ENST00000360608.9|protein_coding|9/9|c.1321C&gt;T|p.Arg441Cys|1436/1684|1321/1494|441/497||,A|missense_variant|MODERATE|CYP2D6|ENSG00000100197|transcript|ENST00000359033.4|protein_coding|8/8|c.1168C&gt;T|p.Arg390Cys|1242/1433|1168/1341|390/446||,A|missense_variant|MODERATE|CYP2D6|ENSG00000100197|transcript|ENST00000389970.7|protein_coding|10/10|c.1312C&gt;T|p.Arg438Cys|1468/1714|1312/1485|438/494||,A|3_prime_UTR_variant|MODIFIER|CYP2D6|ENSG00000100197|transcript|ENST00000360124.9|nonsense_mediated_decay|7/7|c.*396C&gt;T|||||1155|,A|downstream_gene_variant|MODIFIER|NDUFA6-AS1|ENSG00000237037|transcript|ENST00000451451.1|antisense||n.*1719G&gt;A|||||1719|,A|downstream_gene_variant|MODIFIER|NDUFA6-AS1|ENSG00000237037|transcript|ENST00000417327.5|antisense||n.*1398G&gt;A|||||1398|,A|downstream_gene_variant|MODIFIER|NDUFA6-AS1|ENSG00000237037|transcript|ENST00000536447.6|antisense||n.*1788G&gt;A|||||1788|,A|downstream_gene_variant|MODIFIER|NDUFA6-AS1|ENSG00000237037|transcript|ENST00000595777.5|antisense||n.*1788G&gt;A|||||1788|,A|downstream_gene_variant|MODIFIER|NDUFA6-AS1|ENSG00000237037|transcript|ENST00000600968.5|antisense||n.*1788G&gt;A|||||1788|,A|downstream_gene_variant|MODIFIER|NDUFA6-AS1|ENSG00000237037|transcript|ENST00000434834.5|antisense||n.*1745G&gt;A|||||1745|,A|downstream_gene_variant|MODIFIER|NDUFA6-AS1|ENSG00000237037|transcript|ENST00000610250.5|antisense||n.*1848G&gt;A|||||1848|,A|downstream_gene_variant|MODIFIER|NDUFA6-AS1|ENSG00000237037|transcript|ENST00000547929.6|retained_intron||n.*1848G&gt;A|||||1848|,A|downstream_gene_variant|MODIFIER|NDUFA6-AS1|ENSG00000237037|transcript|ENST00000617396.4|antisense||n.*2185G&gt;A|||||2185|,A|downstream_gene_variant|MODIFIER|NDUFA6-AS1|ENSG00000237037|transcript|ENST00000609499.5|retained_intron||n.*1848G&gt;A|||||1848|,A|downstream_gene_variant|MODIFIER|NDUFA6-AS1|ENSG00000237037|transcript|ENST00000609833.5|retained_intron||n.*1848G&gt;A|||||1848|,A|downstream_gene_variant|MODIFIER|NDUFA6-AS1|ENSG00000237037|transcript|ENST00000608643.5|retained_intron||n.*1863G&gt;A|||||1863|,A|intron_variant|MODIFIER|NDUFA6-AS1|ENSG00000237037|transcript|ENST00000439129.5|antisense|5/6|n.1718+1340G&gt;A||||||,A|non_coding_transcript_exon_variant|MODIFIER|CYP2D6|ENSG00000100197|transcript|ENST00000488442.1|retained_intron|8/8|n.2045C&gt;T||||||</text:p>
          </table:table-cell>
          <table:table-cell office:value-type="string" calcext:value-type="string">
            <text:p>{'HIGH': 68, 'MODERATE': 3, 'MODIFIER': 15}</text:p>
          </table:table-cell>
          <table:table-cell office:value-type="string" calcext:value-type="string">
            <text:p>{'structural_interaction_variant': 68, 'missense_variant': 3, '3_prime_UTR_variant': 1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0242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6749" calcext:value-type="float">
            <text:p>4212674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319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R440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rs267608319</text:p>
          </table:table-cell>
          <table:table-cell office:value-type="string" calcext:value-type="string">
            <text:p>T|structural_interaction_variant|HIGH|CYP2D6|ENSG00000100197|interaction|2F9Q:A_132-A_440:ENST00000360608|protein_coding|9/9|c.1319G&gt;A||||||,T|structural_interaction_variant|HIGH|CYP2D6|ENSG00000100197|interaction|2F9Q:B_132-B_440:ENST00000360608|protein_coding|9/9|c.1319G&gt;A||||||,T|structural_interaction_variant|HIGH|CYP2D6|ENSG00000100197|interaction|2F9Q:B_96-B_440:ENST00000360608|protein_coding|9/9|c.1319G&gt;A||||||,T|structural_interaction_variant|HIGH|CYP2D6|ENSG00000100197|interaction|2F9Q:C_132-C_440:ENST00000360608|protein_coding|9/9|c.1319G&gt;A||||||,T|structural_interaction_variant|HIGH|CYP2D6|ENSG00000100197|interaction|3QM4:A_96-A_440:ENST00000360608|protein_coding|9/9|c.1319G&gt;A||||||,T|structural_interaction_variant|HIGH|CYP2D6|ENSG00000100197|interaction|3QM4:B_124-B_440:ENST00000360608|protein_coding|9/9|c.1319G&gt;A||||||,T|structural_interaction_variant|HIGH|CYP2D6|ENSG00000100197|interaction|3TBG:B_96-B_440:ENST00000360608|protein_coding|9/9|c.1319G&gt;A||||||,T|structural_interaction_variant|HIGH|CYP2D6|ENSG00000100197|interaction|3TBG:C_96-C_440:ENST00000360608|protein_coding|9/9|c.1319G&gt;A||||||,T|structural_interaction_variant|HIGH|CYP2D6|ENSG00000100197|interaction|3TDA:A_124-A_440:ENST00000360608|protein_coding|9/9|c.1319G&gt;A||||||,T|structural_interaction_variant|HIGH|CYP2D6|ENSG00000100197|interaction|4WNT:B_124-B_440:ENST00000360608|protein_coding|9/9|c.1319G&gt;A||||||,T|structural_interaction_variant|HIGH|CYP2D6|ENSG00000100197|interaction|4WNU:A_96-A_440:ENST00000360608|protein_coding|9/9|c.1319G&gt;A||||||,T|structural_interaction_variant|HIGH|CYP2D6|ENSG00000100197|interaction|4WNU:B_96-B_440:ENST00000360608|protein_coding|9/9|c.1319G&gt;A||||||,T|structural_interaction_variant|HIGH|CYP2D6|ENSG00000100197|interaction|4WNU:C_96-C_440:ENST00000360608|protein_coding|9/9|c.1319G&gt;A||||||,T|structural_interaction_variant|HIGH|CYP2D6|ENSG00000100197|interaction|4WNU:D_96-D_440:ENST00000360608|protein_coding|9/9|c.1319G&gt;A||||||,T|structural_interaction_variant|HIGH|CYP2D6|ENSG00000100197|interaction|4XRZ:C_124-C_440:ENST00000360608|protein_coding|9/9|c.1319G&gt;A||||||,T|structural_interaction_variant|HIGH|CYP2D6|ENSG00000100197|interaction|4XRZ:D_124-D_440:ENST00000360608|protein_coding|9/9|c.1319G&gt;A||||||,T|missense_variant|MODERATE|CYP2D6|ENSG00000100197|transcript|ENST00000360608.9|protein_coding|9/9|c.1319G&gt;A|p.Arg440His|1434/1684|1319/1494|440/497||,T|missense_variant|MODERATE|CYP2D6|ENSG00000100197|transcript|ENST00000359033.4|protein_coding|8/8|c.1166G&gt;A|p.Arg389His|1240/1433|1166/1341|389/446||,T|missense_variant|MODERATE|CYP2D6|ENSG00000100197|transcript|ENST00000389970.7|protein_coding|10/10|c.1310G&gt;A|p.Arg437His|1466/1714|1310/1485|437/494||,T|3_prime_UTR_variant|MODIFIER|CYP2D6|ENSG00000100197|transcript|ENST00000360124.9|nonsense_mediated_decay|7/7|c.*394G&gt;A|||||1153|,T|downstream_gene_variant|MODIFIER|NDUFA6-AS1|ENSG00000237037|transcript|ENST00000451451.1|antisense||n.*1721C&gt;T|||||1721|,T|downstream_gene_variant|MODIFIER|NDUFA6-AS1|ENSG00000237037|transcript|ENST00000417327.5|antisense||n.*1400C&gt;T|||||1400|,T|downstream_gene_variant|MODIFIER|NDUFA6-AS1|ENSG00000237037|transcript|ENST00000536447.6|antisense||n.*1790C&gt;T|||||1790|,T|downstream_gene_variant|MODIFIER|NDUFA6-AS1|ENSG00000237037|transcript|ENST00000595777.5|antisense||n.*1790C&gt;T|||||1790|,T|downstream_gene_variant|MODIFIER|NDUFA6-AS1|ENSG00000237037|transcript|ENST00000600968.5|antisense||n.*1790C&gt;T|||||1790|,T|downstream_gene_variant|MODIFIER|NDUFA6-AS1|ENSG00000237037|transcript|ENST00000434834.5|antisense||n.*1747C&gt;T|||||1747|,T|downstream_gene_variant|MODIFIER|NDUFA6-AS1|ENSG00000237037|transcript|ENST00000610250.5|antisense||n.*1850C&gt;T|||||1850|,T|downstream_gene_variant|MODIFIER|NDUFA6-AS1|ENSG00000237037|transcript|ENST00000547929.6|retained_intron||n.*1850C&gt;T|||||1850|,T|downstream_gene_variant|MODIFIER|NDUFA6-AS1|ENSG00000237037|transcript|ENST00000617396.4|antisense||n.*2187C&gt;T|||||2187|,T|downstream_gene_variant|MODIFIER|NDUFA6-AS1|ENSG00000237037|transcript|ENST00000609499.5|retained_intron||n.*1850C&gt;T|||||1850|,T|downstream_gene_variant|MODIFIER|NDUFA6-AS1|ENSG00000237037|transcript|ENST00000609833.5|retained_intron||n.*1850C&gt;T|||||1850|,T|downstream_gene_variant|MODIFIER|NDUFA6-AS1|ENSG00000237037|transcript|ENST00000608643.5|retained_intron||n.*1865C&gt;T|||||1865|,T|intron_variant|MODIFIER|NDUFA6-AS1|ENSG00000237037|transcript|ENST00000439129.5|antisense|5/6|n.1718+1342C&gt;T||||||,T|non_coding_transcript_exon_variant|MODIFIER|CYP2D6|ENSG00000100197|transcript|ENST00000488442.1|retained_intron|8/8|n.2043G&gt;A||||||</text:p>
          </table:table-cell>
          <table:table-cell office:value-type="string" calcext:value-type="string">
            <text:p>{'HIGH': 16, 'MODERATE': 3, 'MODIFIER': 15}</text:p>
          </table:table-cell>
          <table:table-cell office:value-type="string" calcext:value-type="string">
            <text:p>{'structural_interaction_variant': 16, 'missense_variant': 3, '3_prime_UTR_variant': 1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3524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6750" calcext:value-type="float">
            <text:p>4212675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318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R440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rs777560972</text:p>
          </table:table-cell>
          <table:table-cell office:value-type="string" calcext:value-type="string">
            <text:p>A|structural_interaction_variant|HIGH|CYP2D6|ENSG00000100197|interaction|2F9Q:A_132-A_440:ENST00000360608|protein_coding|9/9|c.1318C&gt;T||||||,A|structural_interaction_variant|HIGH|CYP2D6|ENSG00000100197|interaction|2F9Q:B_132-B_440:ENST00000360608|protein_coding|9/9|c.1318C&gt;T||||||,A|structural_interaction_variant|HIGH|CYP2D6|ENSG00000100197|interaction|2F9Q:B_96-B_440:ENST00000360608|protein_coding|9/9|c.1318C&gt;T||||||,A|structural_interaction_variant|HIGH|CYP2D6|ENSG00000100197|interaction|2F9Q:C_132-C_440:ENST00000360608|protein_coding|9/9|c.1318C&gt;T||||||,A|structural_interaction_variant|HIGH|CYP2D6|ENSG00000100197|interaction|3QM4:A_96-A_440:ENST00000360608|protein_coding|9/9|c.1318C&gt;T||||||,A|structural_interaction_variant|HIGH|CYP2D6|ENSG00000100197|interaction|3QM4:B_124-B_440:ENST00000360608|protein_coding|9/9|c.1318C&gt;T||||||,A|structural_interaction_variant|HIGH|CYP2D6|ENSG00000100197|interaction|3TBG:B_96-B_440:ENST00000360608|protein_coding|9/9|c.1318C&gt;T||||||,A|structural_interaction_variant|HIGH|CYP2D6|ENSG00000100197|interaction|3TBG:C_96-C_440:ENST00000360608|protein_coding|9/9|c.1318C&gt;T||||||,A|structural_interaction_variant|HIGH|CYP2D6|ENSG00000100197|interaction|3TDA:A_124-A_440:ENST00000360608|protein_coding|9/9|c.1318C&gt;T||||||,A|structural_interaction_variant|HIGH|CYP2D6|ENSG00000100197|interaction|4WNT:B_124-B_440:ENST00000360608|protein_coding|9/9|c.1318C&gt;T||||||,A|structural_interaction_variant|HIGH|CYP2D6|ENSG00000100197|interaction|4WNU:A_96-A_440:ENST00000360608|protein_coding|9/9|c.1318C&gt;T||||||,A|structural_interaction_variant|HIGH|CYP2D6|ENSG00000100197|interaction|4WNU:B_96-B_440:ENST00000360608|protein_coding|9/9|c.1318C&gt;T||||||,A|structural_interaction_variant|HIGH|CYP2D6|ENSG00000100197|interaction|4WNU:C_96-C_440:ENST00000360608|protein_coding|9/9|c.1318C&gt;T||||||,A|structural_interaction_variant|HIGH|CYP2D6|ENSG00000100197|interaction|4WNU:D_96-D_440:ENST00000360608|protein_coding|9/9|c.1318C&gt;T||||||,A|structural_interaction_variant|HIGH|CYP2D6|ENSG00000100197|interaction|4XRZ:C_124-C_440:ENST00000360608|protein_coding|9/9|c.1318C&gt;T||||||,A|structural_interaction_variant|HIGH|CYP2D6|ENSG00000100197|interaction|4XRZ:D_124-D_440:ENST00000360608|protein_coding|9/9|c.1318C&gt;T||||||,A|missense_variant&amp;splice_region_variant|MODERATE|CYP2D6|ENSG00000100197|transcript|ENST00000360608.9|protein_coding|9/9|c.1318C&gt;T|p.Arg440Cys|1433/1684|1318/1494|440/497||,A|missense_variant&amp;splice_region_variant|MODERATE|CYP2D6|ENSG00000100197|transcript|ENST00000359033.4|protein_coding|8/8|c.1165C&gt;T|p.Arg389Cys|1239/1433|1165/1341|389/446||,A|missense_variant&amp;splice_region_variant|MODERATE|CYP2D6|ENSG00000100197|transcript|ENST00000389970.7|protein_coding|10/10|c.1309C&gt;T|p.Arg437Cys|1465/1714|1309/1485|437/494||,A|splice_region_variant|LOW|CYP2D6|ENSG00000100197|transcript|ENST00000360124.9|nonsense_mediated_decay|7/7|c.*393C&gt;T||||||,A|splice_region_variant&amp;non_coding_transcript_exon_variant|LOW|CYP2D6|ENSG00000100197|transcript|ENST00000488442.1|retained_intron|8/8|n.2042C&gt;T||||||,A|3_prime_UTR_variant|MODIFIER|CYP2D6|ENSG00000100197|transcript|ENST00000360124.9|nonsense_mediated_decay|7/7|c.*393C&gt;T|||||1152|,A|downstream_gene_variant|MODIFIER|NDUFA6-AS1|ENSG00000237037|transcript|ENST00000451451.1|antisense||n.*1722G&gt;A|||||1722|,A|downstream_gene_variant|MODIFIER|NDUFA6-AS1|ENSG00000237037|transcript|ENST00000417327.5|antisense||n.*1401G&gt;A|||||1401|,A|downstream_gene_variant|MODIFIER|NDUFA6-AS1|ENSG00000237037|transcript|ENST00000536447.6|antisense||n.*1791G&gt;A|||||1791|,A|downstream_gene_variant|MODIFIER|NDUFA6-AS1|ENSG00000237037|transcript|ENST00000595777.5|antisense||n.*1791G&gt;A|||||1791|,A|downstream_gene_variant|MODIFIER|NDUFA6-AS1|ENSG00000237037|transcript|ENST00000600968.5|antisense||n.*1791G&gt;A|||||1791|,A|downstream_gene_variant|MODIFIER|NDUFA6-AS1|ENSG00000237037|transcript|ENST00000434834.5|antisense||n.*1748G&gt;A|||||1748|,A|downstream_gene_variant|MODIFIER|NDUFA6-AS1|ENSG00000237037|transcript|ENST00000610250.5|antisense||n.*1851G&gt;A|||||1851|,A|downstream_gene_variant|MODIFIER|NDUFA6-AS1|ENSG00000237037|transcript|ENST00000547929.6|retained_intron||n.*1851G&gt;A|||||1851|,A|downstream_gene_variant|MODIFIER|NDUFA6-AS1|ENSG00000237037|transcript|ENST00000617396.4|antisense||n.*2188G&gt;A|||||2188|,A|downstream_gene_variant|MODIFIER|NDUFA6-AS1|ENSG00000237037|transcript|ENST00000609499.5|retained_intron||n.*1851G&gt;A|||||1851|,A|downstream_gene_variant|MODIFIER|NDUFA6-AS1|ENSG00000237037|transcript|ENST00000609833.5|retained_intron||n.*1851G&gt;A|||||1851|,A|downstream_gene_variant|MODIFIER|NDUFA6-AS1|ENSG00000237037|transcript|ENST00000608643.5|retained_intron||n.*1866G&gt;A|||||1866|,A|intron_variant|MODIFIER|NDUFA6-AS1|ENSG00000237037|transcript|ENST00000439129.5|antisense|5/6|n.1718+1343G&gt;A||||||</text:p>
          </table:table-cell>
          <table:table-cell office:value-type="string" calcext:value-type="string">
            <text:p>{'HIGH': 16, 'MODERATE': 3, 'LOW': 2, 'MODIFIER': 14}</text:p>
          </table:table-cell>
          <table:table-cell office:value-type="string" calcext:value-type="string">
            <text:p>{'structural_interaction_variant': 16, 'missense_variant&amp;splice_region_variant': 3, 'splice_region_variant': 1, 'splice_region_variant&amp;non_coding_transcript_exon_variant': 1, '3_prime_UTR_variant': 1, 'downstream_gene_variant': 1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3522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6896" calcext:value-type="float">
            <text:p>4212689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270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Q424*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rs763964554</text:p>
          </table:table-cell>
          <table:table-cell office:value-type="string" calcext:value-type="string">
            <text:p>A|stop_gained|HIGH|CYP2D6|ENSG00000100197|transcript|ENST00000360608.9|protein_coding|8/9|c.1270C&gt;T|p.Gln424*|1385/1684|1270/1494|424/497||,A|stop_gained|HIGH|CYP2D6|ENSG00000100197|transcript|ENST00000359033.4|protein_coding|7/8|c.1117C&gt;T|p.Gln373*|1191/1433|1117/1341|373/446||,A|stop_gained|HIGH|CYP2D6|ENSG00000100197|transcript|ENST00000389970.7|protein_coding|9/10|c.1261C&gt;T|p.Gln421*|1417/1714|1261/1485|421/494||,A|3_prime_UTR_variant|MODIFIER|CYP2D6|ENSG00000100197|transcript|ENST00000360124.9|nonsense_mediated_decay|6/7|c.*345C&gt;T|||||1006|,A|downstream_gene_variant|MODIFIER|NDUFA6-AS1|ENSG00000237037|transcript|ENST00000451451.1|antisense||n.*1868G&gt;A|||||1868|,A|downstream_gene_variant|MODIFIER|NDUFA6-AS1|ENSG00000237037|transcript|ENST00000417327.5|antisense||n.*1547G&gt;A|||||1547|,A|downstream_gene_variant|MODIFIER|NDUFA6-AS1|ENSG00000237037|transcript|ENST00000536447.6|antisense||n.*1937G&gt;A|||||1937|,A|downstream_gene_variant|MODIFIER|NDUFA6-AS1|ENSG00000237037|transcript|ENST00000595777.5|antisense||n.*1937G&gt;A|||||1937|,A|downstream_gene_variant|MODIFIER|NDUFA6-AS1|ENSG00000237037|transcript|ENST00000600968.5|antisense||n.*1937G&gt;A|||||1937|,A|downstream_gene_variant|MODIFIER|NDUFA6-AS1|ENSG00000237037|transcript|ENST00000434834.5|antisense||n.*1894G&gt;A|||||1894|,A|downstream_gene_variant|MODIFIER|NDUFA6-AS1|ENSG00000237037|transcript|ENST00000610250.5|antisense||n.*1997G&gt;A|||||1997|,A|downstream_gene_variant|MODIFIER|NDUFA6-AS1|ENSG00000237037|transcript|ENST00000547929.6|retained_intron||n.*1997G&gt;A|||||1997|,A|downstream_gene_variant|MODIFIER|NDUFA6-AS1|ENSG00000237037|transcript|ENST00000617396.4|antisense||n.*2334G&gt;A|||||2334|,A|downstream_gene_variant|MODIFIER|NDUFA6-AS1|ENSG00000237037|transcript|ENST00000609499.5|retained_intron||n.*1997G&gt;A|||||1997|,A|downstream_gene_variant|MODIFIER|NDUFA6-AS1|ENSG00000237037|transcript|ENST00000609833.5|retained_intron||n.*1997G&gt;A|||||1997|,A|downstream_gene_variant|MODIFIER|NDUFA6-AS1|ENSG00000237037|transcript|ENST00000608643.5|retained_intron||n.*2012G&gt;A|||||2012|,A|intron_variant|MODIFIER|NDUFA6-AS1|ENSG00000237037|transcript|ENST00000439129.5|antisense|5/6|n.1718+1489G&gt;A||||||,A|non_coding_transcript_exon_variant|MODIFIER|CYP2D6|ENSG00000100197|transcript|ENST00000488442.1|retained_intron|7/8|n.1994C&gt;T||||||</text:p>
          </table:table-cell>
          <table:table-cell office:value-type="string" calcext:value-type="string">
            <text:p>{'HIGH': 3, 'MODIFIER': 15}</text:p>
          </table:table-cell>
          <table:table-cell office:value-type="string" calcext:value-type="string">
            <text:p>{'stop_gained': 3, '3_prime_UTR_variant': 1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8526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6914" calcext:value-type="float">
            <text:p>4212691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252G&gt;A</text:p>
          </table:table-cell>
          <table:table-cell office:value-type="string" calcext:value-type="string">
            <text:p>"Reduced_enzyme_activity"</text:p>
          </table:table-cell>
          <table:table-cell table:number-columns-repeated="2"/>
          <table:table-cell office:value-type="string" calcext:value-type="string">
            <text:p>NP_000097.3:p.E418K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rs28371733</text:p>
          </table:table-cell>
          <table:table-cell office:value-type="string" calcext:value-type="string">
            <text:p>T|missense_variant|MODERATE|CYP2D6|ENSG00000100197|transcript|ENST00000360608.9|protein_coding|8/9|c.1252G&gt;A|p.Glu418Lys|1367/1684|1252/1494|418/497||,T|missense_variant|MODERATE|CYP2D6|ENSG00000100197|transcript|ENST00000359033.4|protein_coding|7/8|c.1099G&gt;A|p.Glu367Lys|1173/1433|1099/1341|367/446||,T|missense_variant|MODERATE|CYP2D6|ENSG00000100197|transcript|ENST00000389970.7|protein_coding|9/10|c.1243G&gt;A|p.Glu415Lys|1399/1714|1243/1485|415/494||,T|3_prime_UTR_variant|MODIFIER|CYP2D6|ENSG00000100197|transcript|ENST00000360124.9|nonsense_mediated_decay|6/7|c.*327G&gt;A|||||988|,T|downstream_gene_variant|MODIFIER|NDUFA6-AS1|ENSG00000237037|transcript|ENST00000451451.1|antisense||n.*1886C&gt;T|||||1886|,T|downstream_gene_variant|MODIFIER|NDUFA6-AS1|ENSG00000237037|transcript|ENST00000417327.5|antisense||n.*1565C&gt;T|||||1565|,T|downstream_gene_variant|MODIFIER|NDUFA6-AS1|ENSG00000237037|transcript|ENST00000536447.6|antisense||n.*1955C&gt;T|||||1955|,T|downstream_gene_variant|MODIFIER|NDUFA6-AS1|ENSG00000237037|transcript|ENST00000595777.5|antisense||n.*1955C&gt;T|||||1955|,T|downstream_gene_variant|MODIFIER|NDUFA6-AS1|ENSG00000237037|transcript|ENST00000600968.5|antisense||n.*1955C&gt;T|||||1955|,T|downstream_gene_variant|MODIFIER|NDUFA6-AS1|ENSG00000237037|transcript|ENST00000434834.5|antisense||n.*1912C&gt;T|||||1912|,T|downstream_gene_variant|MODIFIER|NDUFA6-AS1|ENSG00000237037|transcript|ENST00000610250.5|antisense||n.*2015C&gt;T|||||2015|,T|downstream_gene_variant|MODIFIER|NDUFA6-AS1|ENSG00000237037|transcript|ENST00000547929.6|retained_intron||n.*2015C&gt;T|||||2015|,T|downstream_gene_variant|MODIFIER|NDUFA6-AS1|ENSG00000237037|transcript|ENST00000617396.4|antisense||n.*2352C&gt;T|||||2352|,T|downstream_gene_variant|MODIFIER|NDUFA6-AS1|ENSG00000237037|transcript|ENST00000609499.5|retained_intron||n.*2015C&gt;T|||||2015|,T|downstream_gene_variant|MODIFIER|NDUFA6-AS1|ENSG00000237037|transcript|ENST00000609833.5|retained_intron||n.*2015C&gt;T|||||2015|,T|downstream_gene_variant|MODIFIER|NDUFA6-AS1|ENSG00000237037|transcript|ENST00000608643.5|retained_intron||n.*2030C&gt;T|||||2030|,T|intron_variant|MODIFIER|NDUFA6-AS1|ENSG00000237037|transcript|ENST00000439129.5|antisense|5/6|n.1718+1507C&gt;T||||||,T|non_coding_transcript_exon_variant|MODIFIER|CYP2D6|ENSG00000100197|transcript|ENST00000488442.1|retained_intron|7/8|n.1976G&gt;A||||||</text:p>
          </table:table-cell>
          <table:table-cell office:value-type="string" calcext:value-type="string">
            <text:p>{'MODERATE': 3, 'MODIFIER': 15}</text:p>
          </table:table-cell>
          <table:table-cell office:value-type="string" calcext:value-type="string">
            <text:p>{'missense_variant': 3, '3_prime_UTR_variant': 1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8215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6956" calcext:value-type="float">
            <text:p>4212695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210A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K404Q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rs267608285</text:p>
          </table:table-cell>
          <table:table-cell office:value-type="string" calcext:value-type="string">
            <text:p>G|structural_interaction_variant|HIGH|CYP2D6|ENSG00000100197|interaction|2F9Q:A_366-A_404:ENST00000360608|protein_coding|8/9|c.1210A&gt;C||||||,G|structural_interaction_variant|HIGH|CYP2D6|ENSG00000100197|interaction|2F9Q:B_366-B_404:ENST00000360608|protein_coding|8/9|c.1210A&gt;C||||||,G|structural_interaction_variant|HIGH|CYP2D6|ENSG00000100197|interaction|2F9Q:C_366-C_404:ENST00000360608|protein_coding|8/9|c.1210A&gt;C||||||,G|structural_interaction_variant|HIGH|CYP2D6|ENSG00000100197|interaction|2F9Q:D_366-D_404:ENST00000360608|protein_coding|8/9|c.1210A&gt;C||||||,G|structural_interaction_variant|HIGH|CYP2D6|ENSG00000100197|interaction|3TDA:D_366-D_404:ENST00000360608|protein_coding|8/9|c.1210A&gt;C||||||,G|structural_interaction_variant|HIGH|CYP2D6|ENSG00000100197|interaction|4WNT:B_368-B_404:ENST00000360608|protein_coding|8/9|c.1210A&gt;C||||||,G|missense_variant|MODERATE|CYP2D6|ENSG00000100197|transcript|ENST00000360608.9|protein_coding|8/9|c.1210A&gt;C|p.Lys404Gln|1325/1684|1210/1494|404/497||,G|missense_variant|MODERATE|CYP2D6|ENSG00000100197|transcript|ENST00000359033.4|protein_coding|7/8|c.1057A&gt;C|p.Lys353Gln|1131/1433|1057/1341|353/446||,G|missense_variant|MODERATE|CYP2D6|ENSG00000100197|transcript|ENST00000389970.7|protein_coding|9/10|c.1201A&gt;C|p.Lys401Gln|1357/1714|1201/1485|401/494||,G|3_prime_UTR_variant|MODIFIER|CYP2D6|ENSG00000100197|transcript|ENST00000360124.9|nonsense_mediated_decay|6/7|c.*285A&gt;C|||||946|,G|downstream_gene_variant|MODIFIER|NDUFA6-AS1|ENSG00000237037|transcript|ENST00000451451.1|antisense||n.*1928T&gt;G|||||1928|,G|downstream_gene_variant|MODIFIER|NDUFA6-AS1|ENSG00000237037|transcript|ENST00000417327.5|antisense||n.*1607T&gt;G|||||1607|,G|downstream_gene_variant|MODIFIER|NDUFA6-AS1|ENSG00000237037|transcript|ENST00000536447.6|antisense||n.*1997T&gt;G|||||1997|,G|downstream_gene_variant|MODIFIER|NDUFA6-AS1|ENSG00000237037|transcript|ENST00000595777.5|antisense||n.*1997T&gt;G|||||1997|,G|downstream_gene_variant|MODIFIER|NDUFA6-AS1|ENSG00000237037|transcript|ENST00000600968.5|antisense||n.*1997T&gt;G|||||1997|,G|downstream_gene_variant|MODIFIER|NDUFA6-AS1|ENSG00000237037|transcript|ENST00000434834.5|antisense||n.*1954T&gt;G|||||1954|,G|downstream_gene_variant|MODIFIER|NDUFA6-AS1|ENSG00000237037|transcript|ENST00000610250.5|antisense||n.*2057T&gt;G|||||2057|,G|downstream_gene_variant|MODIFIER|NDUFA6-AS1|ENSG00000237037|transcript|ENST00000547929.6|retained_intron||n.*2057T&gt;G|||||2057|,G|downstream_gene_variant|MODIFIER|NDUFA6-AS1|ENSG00000237037|transcript|ENST00000617396.4|antisense||n.*2394T&gt;G|||||2394|,G|downstream_gene_variant|MODIFIER|NDUFA6-AS1|ENSG00000237037|transcript|ENST00000609499.5|retained_intron||n.*2057T&gt;G|||||2057|,G|downstream_gene_variant|MODIFIER|NDUFA6-AS1|ENSG00000237037|transcript|ENST00000609833.5|retained_intron||n.*2057T&gt;G|||||2057|,G|downstream_gene_variant|MODIFIER|NDUFA6-AS1|ENSG00000237037|transcript|ENST00000608643.5|retained_intron||n.*2072T&gt;G|||||2072|,G|intron_variant|MODIFIER|NDUFA6-AS1|ENSG00000237037|transcript|ENST00000439129.5|antisense|5/6|n.1718+1549T&gt;G||||||,G|non_coding_transcript_exon_variant|MODIFIER|CYP2D6|ENSG00000100197|transcript|ENST00000488442.1|retained_intron|7/8|n.1934A&gt;C||||||</text:p>
          </table:table-cell>
          <table:table-cell office:value-type="string" calcext:value-type="string">
            <text:p>{'HIGH': 6, 'MODERATE': 3, 'MODIFIER': 15}</text:p>
          </table:table-cell>
          <table:table-cell office:value-type="string" calcext:value-type="string">
            <text:p>{'structural_interaction_variant': 6, 'missense_variant': 3, '3_prime_UTR_variant': 1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2491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7473" calcext:value-type="float">
            <text:p>4212747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147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E383K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rs75386357</text:p>
          </table:table-cell>
          <table:table-cell office:value-type="string" calcext:value-type="string">
            <text:p>T|structural_interaction_variant|HIGH|CYP2D6|ENSG00000100197|interaction|3QM4:A_89-A_383:ENST00000360608|protein_coding|7/9|c.1147G&gt;A||||||,T|structural_interaction_variant|HIGH|CYP2D6|ENSG00000100197|interaction|3TBG:B_94-B_383:ENST00000360608|protein_coding|7/9|c.1147G&gt;A||||||,T|structural_interaction_variant|HIGH|CYP2D6|ENSG00000100197|interaction|3TDA:B_89-B_383:ENST00000360608|protein_coding|7/9|c.1147G&gt;A||||||,T|structural_interaction_variant|HIGH|CYP2D6|ENSG00000100197|interaction|3TDA:B_94-B_383:ENST00000360608|protein_coding|7/9|c.1147G&gt;A||||||,T|structural_interaction_variant|HIGH|CYP2D6|ENSG00000100197|interaction|3TDA:C_94-C_383:ENST00000360608|protein_coding|7/9|c.1147G&gt;A||||||,T|structural_interaction_variant|HIGH|CYP2D6|ENSG00000100197|interaction|3TDA:D_94-D_383:ENST00000360608|protein_coding|7/9|c.1147G&gt;A||||||,T|structural_interaction_variant|HIGH|CYP2D6|ENSG00000100197|interaction|4WNU:B_89-B_383:ENST00000360608|protein_coding|7/9|c.1147G&gt;A||||||,T|structural_interaction_variant|HIGH|CYP2D6|ENSG00000100197|interaction|4WNU:B_94-B_383:ENST00000360608|protein_coding|7/9|c.1147G&gt;A||||||,T|structural_interaction_variant|HIGH|CYP2D6|ENSG00000100197|interaction|4WNU:D_94-D_383:ENST00000360608|protein_coding|7/9|c.1147G&gt;A||||||,T|structural_interaction_variant|HIGH|CYP2D6|ENSG00000100197|interaction|4WNV:B_89-B_383:ENST00000360608|protein_coding|7/9|c.1147G&gt;A||||||,T|structural_interaction_variant|HIGH|CYP2D6|ENSG00000100197|interaction|4WNV:D_94-D_383:ENST00000360608|protein_coding|7/9|c.1147G&gt;A||||||,T|structural_interaction_variant|HIGH|CYP2D6|ENSG00000100197|interaction|4XRZ:A_89-A_383:ENST00000360608|protein_coding|7/9|c.1147G&gt;A||||||,T|structural_interaction_variant|HIGH|CYP2D6|ENSG00000100197|interaction|4XRZ:B_89-B_383:ENST00000360608|protein_coding|7/9|c.1147G&gt;A||||||,T|structural_interaction_variant|HIGH|CYP2D6|ENSG00000100197|interaction|4XRZ:C_94-C_383:ENST00000360608|protein_coding|7/9|c.1147G&gt;A||||||,T|structural_interaction_variant|HIGH|CYP2D6|ENSG00000100197|interaction|4XRZ:D_94-D_383:ENST00000360608|protein_coding|7/9|c.1147G&gt;A||||||,T|missense_variant|MODERATE|CYP2D6|ENSG00000100197|transcript|ENST00000360608.9|protein_coding|7/9|c.1147G&gt;A|p.Glu383Lys|1262/1684|1147/1494|383/497||,T|missense_variant|MODERATE|CYP2D6|ENSG00000100197|transcript|ENST00000359033.4|protein_coding|6/8|c.994G&gt;A|p.Glu332Lys|1068/1433|994/1341|332/446||,T|missense_variant|MODERATE|CYP2D6|ENSG00000100197|transcript|ENST00000389970.7|protein_coding|8/10|c.1138G&gt;A|p.Glu380Lys|1294/1714|1138/1485|380/494||,T|3_prime_UTR_variant|MODIFIER|CYP2D6|ENSG00000100197|transcript|ENST00000360124.9|nonsense_mediated_decay|5/7|c.*222G&gt;A|||||429|,T|upstream_gene_variant|MODIFIER|NDUFA6-AS1|ENSG00000237037|transcript|ENST00000617009.4|antisense||n.-4558C&gt;T|||||4558|,T|upstream_gene_variant|MODIFIER|NDUFA6-AS1|ENSG00000237037|transcript|ENST00000621190.1|antisense||n.-4558C&gt;T|||||4558|,T|downstream_gene_variant|MODIFIER|NDUFA6-AS1|ENSG00000237037|transcript|ENST00000451451.1|antisense||n.*2445C&gt;T|||||2445|,T|downstream_gene_variant|MODIFIER|NDUFA6-AS1|ENSG00000237037|transcript|ENST00000417327.5|antisense||n.*2124C&gt;T|||||2124|,T|downstream_gene_variant|MODIFIER|NDUFA6-AS1|ENSG00000237037|transcript|ENST00000536447.6|antisense||n.*2514C&gt;T|||||2514|,T|downstream_gene_variant|MODIFIER|NDUFA6-AS1|ENSG00000237037|transcript|ENST00000595777.5|antisense||n.*2514C&gt;T|||||2514|,T|downstream_gene_variant|MODIFIER|NDUFA6-AS1|ENSG00000237037|transcript|ENST00000600968.5|antisense||n.*2514C&gt;T|||||2514|,T|downstream_gene_variant|MODIFIER|NDUFA6-AS1|ENSG00000237037|transcript|ENST00000434834.5|antisense||n.*2471C&gt;T|||||2471|,T|downstream_gene_variant|MODIFIER|NDUFA6-AS1|ENSG00000237037|transcript|ENST00000610250.5|antisense||n.*2574C&gt;T|||||2574|,T|downstream_gene_variant|MODIFIER|NDUFA6-AS1|ENSG00000237037|transcript|ENST00000547929.6|retained_intron||n.*2574C&gt;T|||||2574|,T|downstream_gene_variant|MODIFIER|NDUFA6-AS1|ENSG00000237037|transcript|ENST00000617396.4|antisense||n.*2911C&gt;T|||||2911|,T|downstream_gene_variant|MODIFIER|NDUFA6-AS1|ENSG00000237037|transcript|ENST00000609499.5|retained_intron||n.*2574C&gt;T|||||2574|,T|downstream_gene_variant|MODIFIER|NDUFA6-AS1|ENSG00000237037|transcript|ENST00000609833.5|retained_intron||n.*2574C&gt;T|||||2574|,T|downstream_gene_variant|MODIFIER|NDUFA6-AS1|ENSG00000237037|transcript|ENST00000608643.5|retained_intron||n.*2589C&gt;T|||||2589|,T|intron_variant|MODIFIER|NDUFA6-AS1|ENSG00000237037|transcript|ENST00000439129.5|antisense|5/6|n.1718+2066C&gt;T||||||,T|non_coding_transcript_exon_variant|MODIFIER|CYP2D6|ENSG00000100197|transcript|ENST00000488442.1|retained_intron|6/8|n.1871G&gt;A||||||</text:p>
          </table:table-cell>
          <table:table-cell office:value-type="string" calcext:value-type="string">
            <text:p>{'HIGH': 15, 'MODERATE': 3, 'MODIFIER': 17}</text:p>
          </table:table-cell>
          <table:table-cell office:value-type="string" calcext:value-type="string">
            <text:p>{'structural_interaction_variant': 15, 'missense_variant': 3, '3_prime_UTR_variant': 1, 'upstream_gene_variant': 2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110690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7523" calcext:value-type="float">
            <text:p>4212752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097T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F366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rs267608294</text:p>
          </table:table-cell>
          <table:table-cell office:value-type="string" calcext:value-type="string">
            <text:p>G|structural_interaction_variant|HIGH|CYP2D6|ENSG00000100197|interaction|2F9Q:A_366-A_404:ENST00000360608|protein_coding|7/9|c.1097T&gt;C||||||,G|structural_interaction_variant|HIGH|CYP2D6|ENSG00000100197|interaction|2F9Q:B_366-B_404:ENST00000360608|protein_coding|7/9|c.1097T&gt;C||||||,G|structural_interaction_variant|HIGH|CYP2D6|ENSG00000100197|interaction|2F9Q:C_366-C_404:ENST00000360608|protein_coding|7/9|c.1097T&gt;C||||||,G|structural_interaction_variant|HIGH|CYP2D6|ENSG00000100197|interaction|2F9Q:D_366-D_404:ENST00000360608|protein_coding|7/9|c.1097T&gt;C||||||,G|structural_interaction_variant|HIGH|CYP2D6|ENSG00000100197|interaction|3TDA:D_366-D_404:ENST00000360608|protein_coding|7/9|c.1097T&gt;C||||||,G|missense_variant|MODERATE|CYP2D6|ENSG00000100197|transcript|ENST00000360608.9|protein_coding|7/9|c.1097T&gt;C|p.Phe366Ser|1212/1684|1097/1494|366/497||,G|missense_variant|MODERATE|CYP2D6|ENSG00000100197|transcript|ENST00000359033.4|protein_coding|6/8|c.944T&gt;C|p.Phe315Ser|1018/1433|944/1341|315/446||,G|missense_variant|MODERATE|CYP2D6|ENSG00000100197|transcript|ENST00000389970.7|protein_coding|8/10|c.1088T&gt;C|p.Phe363Ser|1244/1714|1088/1485|363/494||,G|3_prime_UTR_variant|MODIFIER|CYP2D6|ENSG00000100197|transcript|ENST00000360124.9|nonsense_mediated_decay|5/7|c.*172T&gt;C|||||379|,G|upstream_gene_variant|MODIFIER|NDUFA6-AS1|ENSG00000237037|transcript|ENST00000617009.4|antisense||n.-4508A&gt;G|||||4508|,G|upstream_gene_variant|MODIFIER|NDUFA6-AS1|ENSG00000237037|transcript|ENST00000621190.1|antisense||n.-4508A&gt;G|||||4508|,G|downstream_gene_variant|MODIFIER|NDUFA6-AS1|ENSG00000237037|transcript|ENST00000451451.1|antisense||n.*2495A&gt;G|||||2495|,G|downstream_gene_variant|MODIFIER|NDUFA6-AS1|ENSG00000237037|transcript|ENST00000417327.5|antisense||n.*2174A&gt;G|||||2174|,G|downstream_gene_variant|MODIFIER|NDUFA6-AS1|ENSG00000237037|transcript|ENST00000536447.6|antisense||n.*2564A&gt;G|||||2564|,G|downstream_gene_variant|MODIFIER|NDUFA6-AS1|ENSG00000237037|transcript|ENST00000595777.5|antisense||n.*2564A&gt;G|||||2564|,G|downstream_gene_variant|MODIFIER|NDUFA6-AS1|ENSG00000237037|transcript|ENST00000600968.5|antisense||n.*2564A&gt;G|||||2564|,G|downstream_gene_variant|MODIFIER|NDUFA6-AS1|ENSG00000237037|transcript|ENST00000434834.5|antisense||n.*2521A&gt;G|||||2521|,G|downstream_gene_variant|MODIFIER|NDUFA6-AS1|ENSG00000237037|transcript|ENST00000610250.5|antisense||n.*2624A&gt;G|||||2624|,G|downstream_gene_variant|MODIFIER|NDUFA6-AS1|ENSG00000237037|transcript|ENST00000547929.6|retained_intron||n.*2624A&gt;G|||||2624|,G|downstream_gene_variant|MODIFIER|NDUFA6-AS1|ENSG00000237037|transcript|ENST00000617396.4|antisense||n.*2961A&gt;G|||||2961|,G|downstream_gene_variant|MODIFIER|NDUFA6-AS1|ENSG00000237037|transcript|ENST00000609499.5|retained_intron||n.*2624A&gt;G|||||2624|,G|downstream_gene_variant|MODIFIER|NDUFA6-AS1|ENSG00000237037|transcript|ENST00000609833.5|retained_intron||n.*2624A&gt;G|||||2624|,G|downstream_gene_variant|MODIFIER|NDUFA6-AS1|ENSG00000237037|transcript|ENST00000608643.5|retained_intron||n.*2639A&gt;G|||||2639|,G|intron_variant|MODIFIER|NDUFA6-AS1|ENSG00000237037|transcript|ENST00000439129.5|antisense|5/6|n.1718+2116A&gt;G||||||,G|non_coding_transcript_exon_variant|MODIFIER|CYP2D6|ENSG00000100197|transcript|ENST00000488442.1|retained_intron|6/8|n.1821T&gt;C||||||</text:p>
          </table:table-cell>
          <table:table-cell office:value-type="string" calcext:value-type="string">
            <text:p>{'HIGH': 5, 'MODERATE': 3, 'MODIFIER': 17}</text:p>
          </table:table-cell>
          <table:table-cell office:value-type="string" calcext:value-type="string">
            <text:p>{'structural_interaction_variant': 5, 'missense_variant': 3, '3_prime_UTR_variant': 1, 'upstream_gene_variant': 2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035914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7530" calcext:value-type="float">
            <text:p>4212753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088_1089dupTG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60)</text:p>
          </table:table-cell>
          <table:table-cell table:number-columns-repeated="3"/>
          <table:table-cell office:value-type="string" calcext:value-type="string">
            <text:p>rs747955910</text:p>
          </table:table-cell>
          <table:table-cell office:value-type="string" calcext:value-type="string">
            <text:p>GCA|frameshift_variant|HIGH|CYP2D6|ENSG00000100197|transcript|ENST00000360608.9|protein_coding|7/9|c.1088_1089dupTG|p.Gln364fs|1204/1684|1089/1494|363/497||,GCA|frameshift_variant|HIGH|CYP2D6|ENSG00000100197|transcript|ENST00000359033.4|protein_coding|6/8|c.935_936dupTG|p.Gln313fs|1010/1433|936/1341|312/446||,GCA|frameshift_variant|HIGH|CYP2D6|ENSG00000100197|transcript|ENST00000389970.7|protein_coding|8/10|c.1079_1080dupTG|p.Gln361fs|1236/1714|1080/1485|360/494||,GCA|3_prime_UTR_variant|MODIFIER|CYP2D6|ENSG00000100197|transcript|ENST00000360124.9|nonsense_mediated_decay|5/7|c.*163_*164dupTG|||||371|,GCA|upstream_gene_variant|MODIFIER|NDUFA6-AS1|ENSG00000237037|transcript|ENST00000617009.4|antisense||n.-4501_-4500insCA|||||4500|,GCA|upstream_gene_variant|MODIFIER|NDUFA6-AS1|ENSG00000237037|transcript|ENST00000621190.1|antisense||n.-4501_-4500insCA|||||4500|,GCA|downstream_gene_variant|MODIFIER|NDUFA6-AS1|ENSG00000237037|transcript|ENST00000451451.1|antisense||n.*2502_*2503insCA|||||2503|,GCA|downstream_gene_variant|MODIFIER|NDUFA6-AS1|ENSG00000237037|transcript|ENST00000417327.5|antisense||n.*2181_*2182insCA|||||2182|,GCA|downstream_gene_variant|MODIFIER|NDUFA6-AS1|ENSG00000237037|transcript|ENST00000536447.6|antisense||n.*2571_*2572insCA|||||2572|,GCA|downstream_gene_variant|MODIFIER|NDUFA6-AS1|ENSG00000237037|transcript|ENST00000595777.5|antisense||n.*2571_*2572insCA|||||2572|,GCA|downstream_gene_variant|MODIFIER|NDUFA6-AS1|ENSG00000237037|transcript|ENST00000600968.5|antisense||n.*2571_*2572insCA|||||2572|,GCA|downstream_gene_variant|MODIFIER|NDUFA6-AS1|ENSG00000237037|transcript|ENST00000434834.5|antisense||n.*2528_*2529insCA|||||2529|,GCA|downstream_gene_variant|MODIFIER|NDUFA6-AS1|ENSG00000237037|transcript|ENST00000610250.5|antisense||n.*2631_*2632insCA|||||2632|,GCA|downstream_gene_variant|MODIFIER|NDUFA6-AS1|ENSG00000237037|transcript|ENST00000547929.6|retained_intron||n.*2631_*2632insCA|||||2632|,GCA|downstream_gene_variant|MODIFIER|NDUFA6-AS1|ENSG00000237037|transcript|ENST00000617396.4|antisense||n.*2968_*2969insCA|||||2969|,GCA|downstream_gene_variant|MODIFIER|NDUFA6-AS1|ENSG00000237037|transcript|ENST00000609499.5|retained_intron||n.*2631_*2632insCA|||||2632|,GCA|downstream_gene_variant|MODIFIER|NDUFA6-AS1|ENSG00000237037|transcript|ENST00000609833.5|retained_intron||n.*2631_*2632insCA|||||2632|,GCA|downstream_gene_variant|MODIFIER|NDUFA6-AS1|ENSG00000237037|transcript|ENST00000608643.5|retained_intron||n.*2646_*2647insCA|||||2647|,GCA|intron_variant|MODIFIER|NDUFA6-AS1|ENSG00000237037|transcript|ENST00000439129.5|antisense|5/6|n.1718+2125_1718+2126dupAC||||||INFO_REALIGN_3_PRIME,GCA|non_coding_transcript_exon_variant|MODIFIER|CYP2D6|ENSG00000100197|transcript|ENST00000488442.1|retained_intron|6/8|n.1812_1813dupTG||||||</text:p>
          </table:table-cell>
          <table:table-cell office:value-type="string" calcext:value-type="string">
            <text:p>{'HIGH': 3, 'MODIFIER': 17}</text:p>
          </table:table-cell>
          <table:table-cell office:value-type="string" calcext:value-type="string">
            <text:p>{'frameshift_variant': 3, '3_prime_UTR_variant': 1, 'upstream_gene_variant': 2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68222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7590" calcext:value-type="float">
            <text:p>4212759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030C&gt;T</text:p>
          </table:table-cell>
          <table:table-cell office:value-type="string" calcext:value-type="string">
            <text:p>"Poor_metaboliser"</text:p>
          </table:table-cell>
          <table:table-cell table:number-columns-repeated="2" office:value-type="string" calcext:value-type="string">
            <text:p>(CYP2D6|ENSG00000100197|5|0.60)</text:p>
          </table:table-cell>
          <table:table-cell office:value-type="string" calcext:value-type="string">
            <text:p>NP_000097.3:p.R344*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s72549347</text:p>
          </table:table-cell>
          <table:table-cell office:value-type="string" calcext:value-type="string">
            <text:p>A|stop_gained|HIGH|CYP2D6|ENSG00000100197|transcript|ENST00000360608.9|protein_coding|7/9|c.1030C&gt;T|p.Arg344*|1145/1684|1030/1494|344/497||,A|stop_gained|HIGH|CYP2D6|ENSG00000100197|transcript|ENST00000359033.4|protein_coding|6/8|c.877C&gt;T|p.Arg293*|951/1433|877/1341|293/446||,A|stop_gained|HIGH|CYP2D6|ENSG00000100197|transcript|ENST00000389970.7|protein_coding|8/10|c.1021C&gt;T|p.Arg341*|1177/1714|1021/1485|341/494||,A|structural_interaction_variant|HIGH|CYP2D6|ENSG00000100197|interaction|4XRZ:C_155-C_344:ENST00000360608|protein_coding|7/9|c.1030C&gt;T||||||,A|3_prime_UTR_variant|MODIFIER|CYP2D6|ENSG00000100197|transcript|ENST00000360124.9|nonsense_mediated_decay|5/7|c.*105C&gt;T|||||312|,A|upstream_gene_variant|MODIFIER|NDUFA6-AS1|ENSG00000237037|transcript|ENST00000617009.4|antisense||n.-4441G&gt;A|||||4441|,A|upstream_gene_variant|MODIFIER|NDUFA6-AS1|ENSG00000237037|transcript|ENST00000621190.1|antisense||n.-4441G&gt;A|||||4441|,A|upstream_gene_variant|MODIFIER|RP4-669P10.19|ENSG00000227370|transcript|ENST00000417586.1|processed_pseudogene||n.-4953G&gt;A|||||4953|,A|downstream_gene_variant|MODIFIER|NDUFA6-AS1|ENSG00000237037|transcript|ENST00000451451.1|antisense||n.*2562G&gt;A|||||2562|,A|downstream_gene_variant|MODIFIER|NDUFA6-AS1|ENSG00000237037|transcript|ENST00000417327.5|antisense||n.*2241G&gt;A|||||2241|,A|downstream_gene_variant|MODIFIER|NDUFA6-AS1|ENSG00000237037|transcript|ENST00000536447.6|antisense||n.*2631G&gt;A|||||2631|,A|downstream_gene_variant|MODIFIER|NDUFA6-AS1|ENSG00000237037|transcript|ENST00000595777.5|antisense||n.*2631G&gt;A|||||2631|,A|downstream_gene_variant|MODIFIER|NDUFA6-AS1|ENSG00000237037|transcript|ENST00000600968.5|antisense||n.*2631G&gt;A|||||2631|,A|downstream_gene_variant|MODIFIER|NDUFA6-AS1|ENSG00000237037|transcript|ENST00000434834.5|antisense||n.*2588G&gt;A|||||2588|,A|downstream_gene_variant|MODIFIER|NDUFA6-AS1|ENSG00000237037|transcript|ENST00000610250.5|antisense||n.*2691G&gt;A|||||2691|,A|downstream_gene_variant|MODIFIER|NDUFA6-AS1|ENSG00000237037|transcript|ENST00000547929.6|retained_intron||n.*2691G&gt;A|||||2691|,A|downstream_gene_variant|MODIFIER|NDUFA6-AS1|ENSG00000237037|transcript|ENST00000617396.4|antisense||n.*3028G&gt;A|||||3028|,A|downstream_gene_variant|MODIFIER|NDUFA6-AS1|ENSG00000237037|transcript|ENST00000609499.5|retained_intron||n.*2691G&gt;A|||||2691|,A|downstream_gene_variant|MODIFIER|NDUFA6-AS1|ENSG00000237037|transcript|ENST00000609833.5|retained_intron||n.*2691G&gt;A|||||2691|,A|downstream_gene_variant|MODIFIER|NDUFA6-AS1|ENSG00000237037|transcript|ENST00000608643.5|retained_intron||n.*2706G&gt;A|||||2706|,A|intron_variant|MODIFIER|NDUFA6-AS1|ENSG00000237037|transcript|ENST00000439129.5|antisense|5/6|n.1718+2183G&gt;A||||||,A|non_coding_transcript_exon_variant|MODIFIER|CYP2D6|ENSG00000100197|transcript|ENST00000488442.1|retained_intron|6/8|n.1754C&gt;T||||||</text:p>
          </table:table-cell>
          <table:table-cell office:value-type="string" calcext:value-type="string">
            <text:p>{'HIGH': 4, 'MODIFIER': 18}</text:p>
          </table:table-cell>
          <table:table-cell office:value-type="string" calcext:value-type="string">
            <text:p>{'stop_gained': 3, 'structural_interaction_variant': 1, '3_prime_UTR_variant': 1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6155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7608" calcext:value-type="float">
            <text:p>4212760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012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V338M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rs59421388</text:p>
          </table:table-cell>
          <table:table-cell office:value-type="string" calcext:value-type="string">
            <text:p>T|missense_variant|MODERATE|CYP2D6|ENSG00000100197|transcript|ENST00000360608.9|protein_coding|7/9|c.1012G&gt;A|p.Val338Met|1127/1684|1012/1494|338/497||,T|missense_variant|MODERATE|CYP2D6|ENSG00000100197|transcript|ENST00000359033.4|protein_coding|6/8|c.859G&gt;A|p.Val287Met|933/1433|859/1341|287/446||,T|missense_variant|MODERATE|CYP2D6|ENSG00000100197|transcript|ENST00000389970.7|protein_coding|8/10|c.1003G&gt;A|p.Val335Met|1159/1714|1003/1485|335/494||,T|3_prime_UTR_variant|MODIFIER|CYP2D6|ENSG00000100197|transcript|ENST00000360124.9|nonsense_mediated_decay|5/7|c.*87G&gt;A|||||294|,T|upstream_gene_variant|MODIFIER|NDUFA6-AS1|ENSG00000237037|transcript|ENST00000617009.4|antisense||n.-4423C&gt;T|||||4423|,T|upstream_gene_variant|MODIFIER|NDUFA6-AS1|ENSG00000237037|transcript|ENST00000621190.1|antisense||n.-4423C&gt;T|||||4423|,T|upstream_gene_variant|MODIFIER|RP4-669P10.19|ENSG00000227370|transcript|ENST00000417586.1|processed_pseudogene||n.-4935C&gt;T|||||4935|,T|downstream_gene_variant|MODIFIER|NDUFA6-AS1|ENSG00000237037|transcript|ENST00000451451.1|antisense||n.*2580C&gt;T|||||2580|,T|downstream_gene_variant|MODIFIER|NDUFA6-AS1|ENSG00000237037|transcript|ENST00000417327.5|antisense||n.*2259C&gt;T|||||2259|,T|downstream_gene_variant|MODIFIER|NDUFA6-AS1|ENSG00000237037|transcript|ENST00000536447.6|antisense||n.*2649C&gt;T|||||2649|,T|downstream_gene_variant|MODIFIER|NDUFA6-AS1|ENSG00000237037|transcript|ENST00000595777.5|antisense||n.*2649C&gt;T|||||2649|,T|downstream_gene_variant|MODIFIER|NDUFA6-AS1|ENSG00000237037|transcript|ENST00000600968.5|antisense||n.*2649C&gt;T|||||2649|,T|downstream_gene_variant|MODIFIER|NDUFA6-AS1|ENSG00000237037|transcript|ENST00000434834.5|antisense||n.*2606C&gt;T|||||2606|,T|downstream_gene_variant|MODIFIER|NDUFA6-AS1|ENSG00000237037|transcript|ENST00000610250.5|antisense||n.*2709C&gt;T|||||2709|,T|downstream_gene_variant|MODIFIER|NDUFA6-AS1|ENSG00000237037|transcript|ENST00000547929.6|retained_intron||n.*2709C&gt;T|||||2709|,T|downstream_gene_variant|MODIFIER|NDUFA6-AS1|ENSG00000237037|transcript|ENST00000617396.4|antisense||n.*3046C&gt;T|||||3046|,T|downstream_gene_variant|MODIFIER|NDUFA6-AS1|ENSG00000237037|transcript|ENST00000609499.5|retained_intron||n.*2709C&gt;T|||||2709|,T|downstream_gene_variant|MODIFIER|NDUFA6-AS1|ENSG00000237037|transcript|ENST00000609833.5|retained_intron||n.*2709C&gt;T|||||2709|,T|downstream_gene_variant|MODIFIER|NDUFA6-AS1|ENSG00000237037|transcript|ENST00000608643.5|retained_intron||n.*2724C&gt;T|||||2724|,T|intron_variant|MODIFIER|NDUFA6-AS1|ENSG00000237037|transcript|ENST00000439129.5|antisense|5/6|n.1718+2201C&gt;T||||||,T|non_coding_transcript_exon_variant|MODIFIER|CYP2D6|ENSG00000100197|transcript|ENST00000488442.1|retained_intron|6/8|n.1736G&gt;A||||||</text:p>
          </table:table-cell>
          <table:table-cell office:value-type="string" calcext:value-type="string">
            <text:p>{'MODERATE': 3, 'MODIFIER': 18}</text:p>
          </table:table-cell>
          <table:table-cell office:value-type="string" calcext:value-type="string">
            <text:p>{'missense_variant': 3, '3_prime_UTR_variant': 1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87931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7619" calcext:value-type="float">
            <text:p>4212761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001A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E334A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rs72549348</text:p>
          </table:table-cell>
          <table:table-cell office:value-type="string" calcext:value-type="string">
            <text:p>G|structural_interaction_variant|HIGH|CYP2D6|ENSG00000100197|interaction|2F9Q:A_334-A_355:ENST00000360608|protein_coding|7/9|c.1001A&gt;C||||||,G|structural_interaction_variant|HIGH|CYP2D6|ENSG00000100197|interaction|2F9Q:A_334-A_356:ENST00000360608|protein_coding|7/9|c.1001A&gt;C||||||,G|structural_interaction_variant|HIGH|CYP2D6|ENSG00000100197|interaction|2F9Q:B_334-B_355:ENST00000360608|protein_coding|7/9|c.1001A&gt;C||||||,G|structural_interaction_variant|HIGH|CYP2D6|ENSG00000100197|interaction|2F9Q:B_334-B_356:ENST00000360608|protein_coding|7/9|c.1001A&gt;C||||||,G|structural_interaction_variant|HIGH|CYP2D6|ENSG00000100197|interaction|2F9Q:C_334-C_354:ENST00000360608|protein_coding|7/9|c.1001A&gt;C||||||,G|structural_interaction_variant|HIGH|CYP2D6|ENSG00000100197|interaction|2F9Q:C_334-C_356:ENST00000360608|protein_coding|7/9|c.1001A&gt;C||||||,G|structural_interaction_variant|HIGH|CYP2D6|ENSG00000100197|interaction|2F9Q:D_334-D_354:ENST00000360608|protein_coding|7/9|c.1001A&gt;C||||||,G|structural_interaction_variant|HIGH|CYP2D6|ENSG00000100197|interaction|2F9Q:D_334-D_355:ENST00000360608|protein_coding|7/9|c.1001A&gt;C||||||,G|structural_interaction_variant|HIGH|CYP2D6|ENSG00000100197|interaction|2F9Q:D_334-D_356:ENST00000360608|protein_coding|7/9|c.1001A&gt;C||||||,G|structural_interaction_variant|HIGH|CYP2D6|ENSG00000100197|interaction|3QM4:A_334-A_355:ENST00000360608|protein_coding|7/9|c.1001A&gt;C||||||,G|structural_interaction_variant|HIGH|CYP2D6|ENSG00000100197|interaction|3QM4:A_334-A_356:ENST00000360608|protein_coding|7/9|c.1001A&gt;C||||||,G|structural_interaction_variant|HIGH|CYP2D6|ENSG00000100197|interaction|3QM4:B_334-B_356:ENST00000360608|protein_coding|7/9|c.1001A&gt;C||||||,G|structural_interaction_variant|HIGH|CYP2D6|ENSG00000100197|interaction|3TBG:A_334-A_356:ENST00000360608|protein_coding|7/9|c.1001A&gt;C||||||,G|structural_interaction_variant|HIGH|CYP2D6|ENSG00000100197|interaction|3TBG:B_334-B_356:ENST00000360608|protein_coding|7/9|c.1001A&gt;C||||||,G|structural_interaction_variant|HIGH|CYP2D6|ENSG00000100197|interaction|3TBG:C_334-C_356:ENST00000360608|protein_coding|7/9|c.1001A&gt;C||||||,G|structural_interaction_variant|HIGH|CYP2D6|ENSG00000100197|interaction|3TBG:D_334-D_356:ENST00000360608|protein_coding|7/9|c.1001A&gt;C||||||,G|structural_interaction_variant|HIGH|CYP2D6|ENSG00000100197|interaction|3TDA:A_334-A_354:ENST00000360608|protein_coding|7/9|c.1001A&gt;C||||||,G|structural_interaction_variant|HIGH|CYP2D6|ENSG00000100197|interaction|3TDA:A_334-A_356:ENST00000360608|protein_coding|7/9|c.1001A&gt;C||||||,G|structural_interaction_variant|HIGH|CYP2D6|ENSG00000100197|interaction|3TDA:B_334-B_354:ENST00000360608|protein_coding|7/9|c.1001A&gt;C||||||,G|structural_interaction_variant|HIGH|CYP2D6|ENSG00000100197|interaction|3TDA:B_334-B_356:ENST00000360608|protein_coding|7/9|c.1001A&gt;C||||||,G|structural_interaction_variant|HIGH|CYP2D6|ENSG00000100197|interaction|3TDA:C_334-C_355:ENST00000360608|protein_coding|7/9|c.1001A&gt;C||||||,G|structural_interaction_variant|HIGH|CYP2D6|ENSG00000100197|interaction|3TDA:C_334-C_356:ENST00000360608|protein_coding|7/9|c.1001A&gt;C||||||,G|structural_interaction_variant|HIGH|CYP2D6|ENSG00000100197|interaction|3TDA:D_334-D_354:ENST00000360608|protein_coding|7/9|c.1001A&gt;C||||||,G|structural_interaction_variant|HIGH|CYP2D6|ENSG00000100197|interaction|3TDA:D_334-D_356:ENST00000360608|protein_coding|7/9|c.1001A&gt;C||||||,G|structural_interaction_variant|HIGH|CYP2D6|ENSG00000100197|interaction|4WNT:A_334-A_356:ENST00000360608|protein_coding|7/9|c.1001A&gt;C||||||,G|structural_interaction_variant|HIGH|CYP2D6|ENSG00000100197|interaction|4WNT:B_334-B_354:ENST00000360608|protein_coding|7/9|c.1001A&gt;C||||||,G|structural_interaction_variant|HIGH|CYP2D6|ENSG00000100197|interaction|4WNT:B_334-B_356:ENST00000360608|protein_coding|7/9|c.1001A&gt;C||||||,G|structural_interaction_variant|HIGH|CYP2D6|ENSG00000100197|interaction|4WNU:A_334-A_355:ENST00000360608|protein_coding|7/9|c.1001A&gt;C||||||,G|structural_interaction_variant|HIGH|CYP2D6|ENSG00000100197|interaction|4WNU:A_334-A_356:ENST00000360608|protein_coding|7/9|c.1001A&gt;C||||||,G|structural_interaction_variant|HIGH|CYP2D6|ENSG00000100197|interaction|4WNU:B_334-B_355:ENST00000360608|protein_coding|7/9|c.1001A&gt;C||||||,G|structural_interaction_variant|HIGH|CYP2D6|ENSG00000100197|interaction|4WNU:B_334-B_356:ENST00000360608|protein_coding|7/9|c.1001A&gt;C||||||,G|structural_interaction_variant|HIGH|CYP2D6|ENSG00000100197|interaction|4WNU:C_334-C_356:ENST00000360608|protein_coding|7/9|c.1001A&gt;C||||||,G|structural_interaction_variant|HIGH|CYP2D6|ENSG00000100197|interaction|4WNU:D_334-D_356:ENST00000360608|protein_coding|7/9|c.1001A&gt;C||||||,G|structural_interaction_variant|HIGH|CYP2D6|ENSG00000100197|interaction|4WNV:A_334-A_355:ENST00000360608|protein_coding|7/9|c.1001A&gt;C||||||,G|structural_interaction_variant|HIGH|CYP2D6|ENSG00000100197|interaction|4WNV:A_334-A_356:ENST00000360608|protein_coding|7/9|c.1001A&gt;C||||||,G|structural_interaction_variant|HIGH|CYP2D6|ENSG00000100197|interaction|4WNV:B_334-B_356:ENST00000360608|protein_coding|7/9|c.1001A&gt;C||||||,G|structural_interaction_variant|HIGH|CYP2D6|ENSG00000100197|interaction|4WNV:C_334-C_355:ENST00000360608|protein_coding|7/9|c.1001A&gt;C||||||,G|structural_interaction_variant|HIGH|CYP2D6|ENSG00000100197|interaction|4WNV:C_334-C_356:ENST00000360608|protein_coding|7/9|c.1001A&gt;C||||||,G|structural_interaction_variant|HIGH|CYP2D6|ENSG00000100197|interaction|4WNV:D_334-D_356:ENST00000360608|protein_coding|7/9|c.1001A&gt;C||||||,G|structural_interaction_variant|HIGH|CYP2D6|ENSG00000100197|interaction|4XRY:A_334-A_356:ENST00000360608|protein_coding|7/9|c.1001A&gt;C||||||,G|structural_interaction_variant|HIGH|CYP2D6|ENSG00000100197|interaction|4XRY:B_334-B_356:ENST00000360608|protein_coding|7/9|c.1001A&gt;C||||||,G|structural_interaction_variant|HIGH|CYP2D6|ENSG00000100197|interaction|4XRY:C_334-C_356:ENST00000360608|protein_coding|7/9|c.1001A&gt;C||||||,G|structural_interaction_variant|HIGH|CYP2D6|ENSG00000100197|interaction|4XRY:D_334-D_356:ENST00000360608|protein_coding|7/9|c.1001A&gt;C||||||,G|structural_interaction_variant|HIGH|CYP2D6|ENSG00000100197|interaction|4XRZ:A_334-A_356:ENST00000360608|protein_coding|7/9|c.1001A&gt;C||||||,G|structural_interaction_variant|HIGH|CYP2D6|ENSG00000100197|interaction|4XRZ:B_334-B_356:ENST00000360608|protein_coding|7/9|c.1001A&gt;C||||||,G|structural_interaction_variant|HIGH|CYP2D6|ENSG00000100197|interaction|4XRZ:C_334-C_356:ENST00000360608|protein_coding|7/9|c.1001A&gt;C||||||,G|structural_interaction_variant|HIGH|CYP2D6|ENSG00000100197|interaction|4XRZ:D_334-D_356:ENST00000360608|protein_coding|7/9|c.1001A&gt;C||||||,G|missense_variant|MODERATE|CYP2D6|ENSG00000100197|transcript|ENST00000360608.9|protein_coding|7/9|c.1001A&gt;C|p.Glu334Ala|1116/1684|1001/1494|334/497||,G|missense_variant|MODERATE|CYP2D6|ENSG00000100197|transcript|ENST00000359033.4|protein_coding|6/8|c.848A&gt;C|p.Glu283Ala|922/1433|848/1341|283/446||,G|missense_variant|MODERATE|CYP2D6|ENSG00000100197|transcript|ENST00000389970.7|protein_coding|8/10|c.992A&gt;C|p.Glu331Ala|1148/1714|992/1485|331/494||,G|3_prime_UTR_variant|MODIFIER|CYP2D6|ENSG00000100197|transcript|ENST00000360124.9|nonsense_mediated_decay|5/7|c.*76A&gt;C|||||283|,G|upstream_gene_variant|MODIFIER|NDUFA6-AS1|ENSG00000237037|transcript|ENST00000617009.4|antisense||n.-4412T&gt;G|||||4412|,G|upstream_gene_variant|MODIFIER|NDUFA6-AS1|ENSG00000237037|transcript|ENST00000621190.1|antisense||n.-4412T&gt;G|||||4412|,G|upstream_gene_variant|MODIFIER|RP4-669P10.19|ENSG00000227370|transcript|ENST00000417586.1|processed_pseudogene||n.-4924T&gt;G|||||4924|,G|downstream_gene_variant|MODIFIER|NDUFA6-AS1|ENSG00000237037|transcript|ENST00000451451.1|antisense||n.*2591T&gt;G|||||2591|,G|downstream_gene_variant|MODIFIER|NDUFA6-AS1|ENSG00000237037|transcript|ENST00000417327.5|antisense||n.*2270T&gt;G|||||2270|,G|downstream_gene_variant|MODIFIER|NDUFA6-AS1|ENSG00000237037|transcript|ENST00000536447.6|antisense||n.*2660T&gt;G|||||2660|,G|downstream_gene_variant|MODIFIER|NDUFA6-AS1|ENSG00000237037|transcript|ENST00000595777.5|antisense||n.*2660T&gt;G|||||2660|,G|downstream_gene_variant|MODIFIER|NDUFA6-AS1|ENSG00000237037|transcript|ENST00000600968.5|antisense||n.*2660T&gt;G|||||2660|,G|downstream_gene_variant|MODIFIER|NDUFA6-AS1|ENSG00000237037|transcript|ENST00000434834.5|antisense||n.*2617T&gt;G|||||2617|,G|downstream_gene_variant|MODIFIER|NDUFA6-AS1|ENSG00000237037|transcript|ENST00000610250.5|antisense||n.*2720T&gt;G|||||2720|,G|downstream_gene_variant|MODIFIER|NDUFA6-AS1|ENSG00000237037|transcript|ENST00000547929.6|retained_intron||n.*2720T&gt;G|||||2720|,G|downstream_gene_variant|MODIFIER|NDUFA6-AS1|ENSG00000237037|transcript|ENST00000617396.4|antisense||n.*3057T&gt;G|||||3057|,G|downstream_gene_variant|MODIFIER|NDUFA6-AS1|ENSG00000237037|transcript|ENST00000609499.5|retained_intron||n.*2720T&gt;G|||||2720|,G|downstream_gene_variant|MODIFIER|NDUFA6-AS1|ENSG00000237037|transcript|ENST00000609833.5|retained_intron||n.*2720T&gt;G|||||2720|,G|downstream_gene_variant|MODIFIER|NDUFA6-AS1|ENSG00000237037|transcript|ENST00000608643.5|retained_intron||n.*2735T&gt;G|||||2735|,G|intron_variant|MODIFIER|NDUFA6-AS1|ENSG00000237037|transcript|ENST00000439129.5|antisense|5/6|n.1718+2212T&gt;G||||||,G|non_coding_transcript_exon_variant|MODIFIER|CYP2D6|ENSG00000100197|transcript|ENST00000488442.1|retained_intron|6/8|n.1725A&gt;C||||||</text:p>
          </table:table-cell>
          <table:table-cell office:value-type="string" calcext:value-type="string">
            <text:p>{'HIGH': 47, 'MODERATE': 3, 'MODIFIER': 18}</text:p>
          </table:table-cell>
          <table:table-cell office:value-type="string" calcext:value-type="string">
            <text:p>{'structural_interaction_variant': 47, 'missense_variant': 3, '3_prime_UTR_variant': 1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45903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7803" calcext:value-type="float">
            <text:p>4212780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985+39G&gt;A</text:p>
          </table:table-cell>
          <table:table-cell office:value-type="string" calcext:value-type="string">
            <text:p>"Intermediate_metaboliser"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rs28371725</text:p>
          </table:table-cell>
          <table:table-cell office:value-type="string" calcext:value-type="string">
            <text:p>T|missense_variant|MODERATE|CYP2D6|ENSG00000100197|transcript|ENST00000389970.7|protein_coding|7/10|c.926G&gt;A|p.Gly309Glu|1082/1714|926/1485|309/494||,T|upstream_gene_variant|MODIFIER|NDUFA6-AS1|ENSG00000237037|transcript|ENST00000617009.4|antisense||n.-4228C&gt;T|||||4228|,T|upstream_gene_variant|MODIFIER|NDUFA6-AS1|ENSG00000237037|transcript|ENST00000621190.1|antisense||n.-4228C&gt;T|||||4228|,T|upstream_gene_variant|MODIFIER|RP4-669P10.19|ENSG00000227370|transcript|ENST00000417586.1|processed_pseudogene||n.-4740C&gt;T|||||4740|,T|downstream_gene_variant|MODIFIER|NDUFA6-AS1|ENSG00000237037|transcript|ENST00000451451.1|antisense||n.*2775C&gt;T|||||2775|,T|downstream_gene_variant|MODIFIER|NDUFA6-AS1|ENSG00000237037|transcript|ENST00000417327.5|antisense||n.*2454C&gt;T|||||2454|,T|downstream_gene_variant|MODIFIER|NDUFA6-AS1|ENSG00000237037|transcript|ENST00000536447.6|antisense||n.*2844C&gt;T|||||2844|,T|downstream_gene_variant|MODIFIER|NDUFA6-AS1|ENSG00000237037|transcript|ENST00000595777.5|antisense||n.*2844C&gt;T|||||2844|,T|downstream_gene_variant|MODIFIER|NDUFA6-AS1|ENSG00000237037|transcript|ENST00000600968.5|antisense||n.*2844C&gt;T|||||2844|,T|downstream_gene_variant|MODIFIER|NDUFA6-AS1|ENSG00000237037|transcript|ENST00000434834.5|antisense||n.*2801C&gt;T|||||2801|,T|downstream_gene_variant|MODIFIER|NDUFA6-AS1|ENSG00000237037|transcript|ENST00000610250.5|antisense||n.*2904C&gt;T|||||2904|,T|downstream_gene_variant|MODIFIER|NDUFA6-AS1|ENSG00000237037|transcript|ENST00000547929.6|retained_intron||n.*2904C&gt;T|||||2904|,T|downstream_gene_variant|MODIFIER|NDUFA6-AS1|ENSG00000237037|transcript|ENST00000617396.4|antisense||n.*3241C&gt;T|||||3241|,T|downstream_gene_variant|MODIFIER|NDUFA6-AS1|ENSG00000237037|transcript|ENST00000609499.5|retained_intron||n.*2904C&gt;T|||||2904|,T|downstream_gene_variant|MODIFIER|NDUFA6-AS1|ENSG00000237037|transcript|ENST00000609833.5|retained_intron||n.*2904C&gt;T|||||2904|,T|downstream_gene_variant|MODIFIER|NDUFA6-AS1|ENSG00000237037|transcript|ENST00000608643.5|retained_intron||n.*2919C&gt;T|||||2919|,T|intron_variant|MODIFIER|CYP2D6|ENSG00000100197|transcript|ENST00000360608.9|protein_coding|6/8|c.985+39G&gt;A||||||,T|intron_variant|MODIFIER|CYP2D6|ENSG00000100197|transcript|ENST00000360124.9|nonsense_mediated_decay|4/6|c.*60+39G&gt;A||||||,T|intron_variant|MODIFIER|CYP2D6|ENSG00000100197|transcript|ENST00000359033.4|protein_coding|5/7|c.832+39G&gt;A||||||,T|intron_variant|MODIFIER|NDUFA6-AS1|ENSG00000237037|transcript|ENST00000439129.5|antisense|5/6|n.1718+2396C&gt;T||||||,T|intron_variant|MODIFIER|CYP2D6|ENSG00000100197|transcript|ENST00000488442.1|retained_intron|5/7|n.1709+39G&gt;A||||||</text:p>
          </table:table-cell>
          <table:table-cell office:value-type="string" calcext:value-type="string">
            <text:p>{'MODERATE': 1, 'MODIFIER': 20}</text:p>
          </table:table-cell>
          <table:table-cell office:value-type="string" calcext:value-type="string">
            <text:p>{'missense_variant': 1, 'upstream_gene_variant': 3, 'downstream_gene_variant': 12, 'intron_variant': 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35908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7841" calcext:value-type="float">
            <text:p>4212784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985+1G&gt;C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80)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string" calcext:value-type="string">
            <text:p>rs72549349</text:p>
          </table:table-cell>
          <table:table-cell office:value-type="string" calcext:value-type="string">
            <text:p>G|splice_donor_variant&amp;intron_variant|HIGH|CYP2D6|ENSG00000100197|transcript|ENST00000360608.9|protein_coding|6/8|c.985+1G&gt;C||||||,G|splice_donor_variant&amp;intron_variant|HIGH|CYP2D6|ENSG00000100197|transcript|ENST00000360124.9|nonsense_mediated_decay|4/6|c.*60+1G&gt;C||||||,G|splice_donor_variant&amp;intron_variant|HIGH|CYP2D6|ENSG00000100197|transcript|ENST00000359033.4|protein_coding|5/7|c.832+1G&gt;C||||||,G|splice_donor_variant&amp;intron_variant|HIGH|CYP2D6|ENSG00000100197|transcript|ENST00000389970.7|protein_coding|6/9|c.919+1G&gt;C||||||,G|splice_donor_variant&amp;intron_variant|HIGH|CYP2D6|ENSG00000100197|transcript|ENST00000488442.1|retained_intron|5/7|n.1709+1G&gt;C||||||,G|upstream_gene_variant|MODIFIER|NDUFA6-AS1|ENSG00000237037|transcript|ENST00000617009.4|antisense||n.-4190C&gt;G|||||4190|,G|upstream_gene_variant|MODIFIER|NDUFA6-AS1|ENSG00000237037|transcript|ENST00000621190.1|antisense||n.-4190C&gt;G|||||4190|,G|upstream_gene_variant|MODIFIER|RP4-669P10.19|ENSG00000227370|transcript|ENST00000417586.1|processed_pseudogene||n.-4702C&gt;G|||||4702|,G|downstream_gene_variant|MODIFIER|NDUFA6-AS1|ENSG00000237037|transcript|ENST00000451451.1|antisense||n.*2813C&gt;G|||||2813|,G|downstream_gene_variant|MODIFIER|NDUFA6-AS1|ENSG00000237037|transcript|ENST00000417327.5|antisense||n.*2492C&gt;G|||||2492|,G|downstream_gene_variant|MODIFIER|NDUFA6-AS1|ENSG00000237037|transcript|ENST00000536447.6|antisense||n.*2882C&gt;G|||||2882|,G|downstream_gene_variant|MODIFIER|NDUFA6-AS1|ENSG00000237037|transcript|ENST00000595777.5|antisense||n.*2882C&gt;G|||||2882|,G|downstream_gene_variant|MODIFIER|NDUFA6-AS1|ENSG00000237037|transcript|ENST00000600968.5|antisense||n.*2882C&gt;G|||||2882|,G|downstream_gene_variant|MODIFIER|NDUFA6-AS1|ENSG00000237037|transcript|ENST00000434834.5|antisense||n.*2839C&gt;G|||||2839|,G|downstream_gene_variant|MODIFIER|NDUFA6-AS1|ENSG00000237037|transcript|ENST00000610250.5|antisense||n.*2942C&gt;G|||||2942|,G|downstream_gene_variant|MODIFIER|NDUFA6-AS1|ENSG00000237037|transcript|ENST00000547929.6|retained_intron||n.*2942C&gt;G|||||2942|,G|downstream_gene_variant|MODIFIER|NDUFA6-AS1|ENSG00000237037|transcript|ENST00000617396.4|antisense||n.*3279C&gt;G|||||3279|,G|downstream_gene_variant|MODIFIER|NDUFA6-AS1|ENSG00000237037|transcript|ENST00000609499.5|retained_intron||n.*2942C&gt;G|||||2942|,G|downstream_gene_variant|MODIFIER|NDUFA6-AS1|ENSG00000237037|transcript|ENST00000609833.5|retained_intron||n.*2942C&gt;G|||||2942|,G|downstream_gene_variant|MODIFIER|NDUFA6-AS1|ENSG00000237037|transcript|ENST00000608643.5|retained_intron||n.*2957C&gt;G|||||2957|,G|intron_variant|MODIFIER|NDUFA6-AS1|ENSG00000237037|transcript|ENST00000439129.5|antisense|5/6|n.1718+2434C&gt;G||||||</text:p>
          </table:table-cell>
          <table:table-cell office:value-type="string" calcext:value-type="string">
            <text:p>{'HIGH': 5, 'MODIFIER': 16}</text:p>
          </table:table-cell>
          <table:table-cell office:value-type="string" calcext:value-type="string">
            <text:p>{'splice_donor_variant&amp;intron_variant': 5, 'upstream_gene_variant': 3, 'downstream_gene_variant': 1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63948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7852" calcext:value-type="float">
            <text:p>4212785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975G&gt;A</text:p>
          </table:table-cell>
          <table:table-cell office:value-type="string" calcext:value-type="string">
            <text:p>"Intermediate_metaboliser"</text:p>
          </table:table-cell>
          <table:table-cell table:number-columns-repeated="2"/>
          <table:table-cell office:value-type="string" calcext:value-type="string">
            <text:p>NP_000097.3:p.P325%3D</text:p>
          </table:table-cell>
          <table:table-cell/>
          <table:table-cell office:value-type="string" calcext:value-type="string">
            <text:p>rs79292917</text:p>
          </table:table-cell>
          <table:table-cell office:value-type="string" calcext:value-type="string">
            <text:p>T|synonymous_variant|LOW|CYP2D6|ENSG00000100197|transcript|ENST00000360608.9|protein_coding|6/9|c.975G&gt;A|p.Pro325Pro|1090/1684|975/1494|325/497||,T|synonymous_variant|LOW|CYP2D6|ENSG00000100197|transcript|ENST00000359033.4|protein_coding|5/8|c.822G&gt;A|p.Pro274Pro|896/1433|822/1341|274/446||,T|synonymous_variant|LOW|CYP2D6|ENSG00000100197|transcript|ENST00000389970.7|protein_coding|6/10|c.909G&gt;A|p.Pro303Pro|1065/1714|909/1485|303/494||,T|sequence_feature|LOW|CYP2D6|ENSG00000100197|helix:combinatorial_evidence_used_in_manual_assertion|ENST00000360608|protein_coding|6/9|c.975G&gt;A||||||,T|sequence_feature|LOW|CYP2D6|ENSG00000100197|helix:combinatorial_evidence_used_in_manual_assertion|ENST00000359033|protein_coding|5/8|c.822G&gt;A||||||,T|3_prime_UTR_variant|MODIFIER|CYP2D6|ENSG00000100197|transcript|ENST00000360124.9|nonsense_mediated_decay|4/7|c.*50G&gt;A|||||50|,T|upstream_gene_variant|MODIFIER|NDUFA6-AS1|ENSG00000237037|transcript|ENST00000617009.4|antisense||n.-4179C&gt;T|||||4179|,T|upstream_gene_variant|MODIFIER|NDUFA6-AS1|ENSG00000237037|transcript|ENST00000621190.1|antisense||n.-4179C&gt;T|||||4179|,T|upstream_gene_variant|MODIFIER|RP4-669P10.19|ENSG00000227370|transcript|ENST00000417586.1|processed_pseudogene||n.-4691C&gt;T|||||4691|,T|downstream_gene_variant|MODIFIER|NDUFA6-AS1|ENSG00000237037|transcript|ENST00000451451.1|antisense||n.*2824C&gt;T|||||2824|,T|downstream_gene_variant|MODIFIER|NDUFA6-AS1|ENSG00000237037|transcript|ENST00000417327.5|antisense||n.*2503C&gt;T|||||2503|,T|downstream_gene_variant|MODIFIER|NDUFA6-AS1|ENSG00000237037|transcript|ENST00000536447.6|antisense||n.*2893C&gt;T|||||2893|,T|downstream_gene_variant|MODIFIER|NDUFA6-AS1|ENSG00000237037|transcript|ENST00000595777.5|antisense||n.*2893C&gt;T|||||2893|,T|downstream_gene_variant|MODIFIER|NDUFA6-AS1|ENSG00000237037|transcript|ENST00000600968.5|antisense||n.*2893C&gt;T|||||2893|,T|downstream_gene_variant|MODIFIER|NDUFA6-AS1|ENSG00000237037|transcript|ENST00000434834.5|antisense||n.*2850C&gt;T|||||2850|,T|downstream_gene_variant|MODIFIER|NDUFA6-AS1|ENSG00000237037|transcript|ENST00000610250.5|antisense||n.*2953C&gt;T|||||2953|,T|downstream_gene_variant|MODIFIER|NDUFA6-AS1|ENSG00000237037|transcript|ENST00000547929.6|retained_intron||n.*2953C&gt;T|||||2953|,T|downstream_gene_variant|MODIFIER|NDUFA6-AS1|ENSG00000237037|transcript|ENST00000617396.4|antisense||n.*3290C&gt;T|||||3290|,T|downstream_gene_variant|MODIFIER|NDUFA6-AS1|ENSG00000237037|transcript|ENST00000609499.5|retained_intron||n.*2953C&gt;T|||||2953|,T|downstream_gene_variant|MODIFIER|NDUFA6-AS1|ENSG00000237037|transcript|ENST00000609833.5|retained_intron||n.*2953C&gt;T|||||2953|,T|downstream_gene_variant|MODIFIER|NDUFA6-AS1|ENSG00000237037|transcript|ENST00000608643.5|retained_intron||n.*2968C&gt;T|||||2968|,T|intron_variant|MODIFIER|NDUFA6-AS1|ENSG00000237037|transcript|ENST00000439129.5|antisense|5/6|n.1718+2445C&gt;T||||||,T|non_coding_transcript_exon_variant|MODIFIER|CYP2D6|ENSG00000100197|transcript|ENST00000488442.1|retained_intron|5/8|n.1699G&gt;A||||||</text:p>
          </table:table-cell>
          <table:table-cell office:value-type="string" calcext:value-type="string">
            <text:p>{'LOW': 5, 'MODIFIER': 18}</text:p>
          </table:table-cell>
          <table:table-cell office:value-type="string" calcext:value-type="string">
            <text:p>{'synonymous_variant': 3, 'sequence_feature': 2, '3_prime_UTR_variant': 1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24577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7853" calcext:value-type="float">
            <text:p>4212785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974C&gt;T</text:p>
          </table:table-cell>
          <table:table-cell office:value-type="string" calcext:value-type="string">
            <text:p>"Poor_metaboliser"</text:p>
          </table:table-cell>
          <table:table-cell table:number-columns-repeated="3"/>
          <table:table-cell office:value-type="float" office:value="0.12" calcext:value-type="float">
            <text:p>0.12</text:p>
          </table:table-cell>
          <table:table-cell office:value-type="string" calcext:value-type="string">
            <text:p>rs140513104</text:p>
          </table:table-cell>
          <table:table-cell office:value-type="string" calcext:value-type="string">
            <text:p>A|missense_variant|MODERATE|CYP2D6|ENSG00000100197|transcript|ENST00000360608.9|protein_coding|6/9|c.974C&gt;T|p.Pro325Leu|1089/1684|974/1494|325/497||,A|missense_variant|MODERATE|CYP2D6|ENSG00000100197|transcript|ENST00000359033.4|protein_coding|5/8|c.821C&gt;T|p.Pro274Leu|895/1433|821/1341|274/446||,A|missense_variant|MODERATE|CYP2D6|ENSG00000100197|transcript|ENST00000389970.7|protein_coding|6/10|c.908C&gt;T|p.Pro303Leu|1064/1714|908/1485|303/494||,A|sequence_feature|LOW|CYP2D6|ENSG00000100197|helix:combinatorial_evidence_used_in_manual_assertion|ENST00000360608|protein_coding|6/9|c.974C&gt;T||||||,A|sequence_feature|LOW|CYP2D6|ENSG00000100197|helix:combinatorial_evidence_used_in_manual_assertion|ENST00000359033|protein_coding|5/8|c.821C&gt;T||||||,A|3_prime_UTR_variant|MODIFIER|CYP2D6|ENSG00000100197|transcript|ENST00000360124.9|nonsense_mediated_decay|4/7|c.*49C&gt;T|||||49|,A|upstream_gene_variant|MODIFIER|NDUFA6-AS1|ENSG00000237037|transcript|ENST00000617009.4|antisense||n.-4178G&gt;A|||||4178|,A|upstream_gene_variant|MODIFIER|NDUFA6-AS1|ENSG00000237037|transcript|ENST00000621190.1|antisense||n.-4178G&gt;A|||||4178|,A|upstream_gene_variant|MODIFIER|RP4-669P10.19|ENSG00000227370|transcript|ENST00000417586.1|processed_pseudogene||n.-4690G&gt;A|||||4690|,A|downstream_gene_variant|MODIFIER|NDUFA6-AS1|ENSG00000237037|transcript|ENST00000451451.1|antisense||n.*2825G&gt;A|||||2825|,A|downstream_gene_variant|MODIFIER|NDUFA6-AS1|ENSG00000237037|transcript|ENST00000417327.5|antisense||n.*2504G&gt;A|||||2504|,A|downstream_gene_variant|MODIFIER|NDUFA6-AS1|ENSG00000237037|transcript|ENST00000536447.6|antisense||n.*2894G&gt;A|||||2894|,A|downstream_gene_variant|MODIFIER|NDUFA6-AS1|ENSG00000237037|transcript|ENST00000595777.5|antisense||n.*2894G&gt;A|||||2894|,A|downstream_gene_variant|MODIFIER|NDUFA6-AS1|ENSG00000237037|transcript|ENST00000600968.5|antisense||n.*2894G&gt;A|||||2894|,A|downstream_gene_variant|MODIFIER|NDUFA6-AS1|ENSG00000237037|transcript|ENST00000434834.5|antisense||n.*2851G&gt;A|||||2851|,A|downstream_gene_variant|MODIFIER|NDUFA6-AS1|ENSG00000237037|transcript|ENST00000610250.5|antisense||n.*2954G&gt;A|||||2954|,A|downstream_gene_variant|MODIFIER|NDUFA6-AS1|ENSG00000237037|transcript|ENST00000547929.6|retained_intron||n.*2954G&gt;A|||||2954|,A|downstream_gene_variant|MODIFIER|NDUFA6-AS1|ENSG00000237037|transcript|ENST00000617396.4|antisense||n.*3291G&gt;A|||||3291|,A|downstream_gene_variant|MODIFIER|NDUFA6-AS1|ENSG00000237037|transcript|ENST00000609499.5|retained_intron||n.*2954G&gt;A|||||2954|,A|downstream_gene_variant|MODIFIER|NDUFA6-AS1|ENSG00000237037|transcript|ENST00000609833.5|retained_intron||n.*2954G&gt;A|||||2954|,A|downstream_gene_variant|MODIFIER|NDUFA6-AS1|ENSG00000237037|transcript|ENST00000608643.5|retained_intron||n.*2969G&gt;A|||||2969|,A|intron_variant|MODIFIER|NDUFA6-AS1|ENSG00000237037|transcript|ENST00000439129.5|antisense|5/6|n.1718+2446G&gt;A||||||,A|non_coding_transcript_exon_variant|MODIFIER|CYP2D6|ENSG00000100197|transcript|ENST00000488442.1|retained_intron|5/8|n.1698C&gt;T||||||</text:p>
          </table:table-cell>
          <table:table-cell office:value-type="string" calcext:value-type="string">
            <text:p>{'MODERATE': 3, 'LOW': 2, 'MODIFIER': 18}</text:p>
          </table:table-cell>
          <table:table-cell office:value-type="string" calcext:value-type="string">
            <text:p>{'missense_variant': 3, 'sequence_feature': 2, '3_prime_UTR_variant': 1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73337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7856" calcext:value-type="float">
            <text:p>4212785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971A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H324P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s5030867</text:p>
          </table:table-cell>
          <table:table-cell office:value-type="string" calcext:value-type="string">
            <text:p>G|missense_variant|MODERATE|CYP2D6|ENSG00000100197|transcript|ENST00000360608.9|protein_coding|6/9|c.971A&gt;C|p.His324Pro|1086/1684|971/1494|324/497||,G|missense_variant|MODERATE|CYP2D6|ENSG00000100197|transcript|ENST00000359033.4|protein_coding|5/8|c.818A&gt;C|p.His273Pro|892/1433|818/1341|273/446||,G|missense_variant|MODERATE|CYP2D6|ENSG00000100197|transcript|ENST00000389970.7|protein_coding|6/10|c.905A&gt;C|p.His302Pro|1061/1714|905/1485|302/494||,G|3_prime_UTR_variant|MODIFIER|CYP2D6|ENSG00000100197|transcript|ENST00000360124.9|nonsense_mediated_decay|4/7|c.*46A&gt;C|||||46|,G|upstream_gene_variant|MODIFIER|NDUFA6-AS1|ENSG00000237037|transcript|ENST00000617009.4|antisense||n.-4175T&gt;G|||||4175|,G|upstream_gene_variant|MODIFIER|NDUFA6-AS1|ENSG00000237037|transcript|ENST00000621190.1|antisense||n.-4175T&gt;G|||||4175|,G|upstream_gene_variant|MODIFIER|RP4-669P10.19|ENSG00000227370|transcript|ENST00000417586.1|processed_pseudogene||n.-4687T&gt;G|||||4687|,G|downstream_gene_variant|MODIFIER|NDUFA6-AS1|ENSG00000237037|transcript|ENST00000451451.1|antisense||n.*2828T&gt;G|||||2828|,G|downstream_gene_variant|MODIFIER|NDUFA6-AS1|ENSG00000237037|transcript|ENST00000417327.5|antisense||n.*2507T&gt;G|||||2507|,G|downstream_gene_variant|MODIFIER|NDUFA6-AS1|ENSG00000237037|transcript|ENST00000536447.6|antisense||n.*2897T&gt;G|||||2897|,G|downstream_gene_variant|MODIFIER|NDUFA6-AS1|ENSG00000237037|transcript|ENST00000595777.5|antisense||n.*2897T&gt;G|||||2897|,G|downstream_gene_variant|MODIFIER|NDUFA6-AS1|ENSG00000237037|transcript|ENST00000600968.5|antisense||n.*2897T&gt;G|||||2897|,G|downstream_gene_variant|MODIFIER|NDUFA6-AS1|ENSG00000237037|transcript|ENST00000434834.5|antisense||n.*2854T&gt;G|||||2854|,G|downstream_gene_variant|MODIFIER|NDUFA6-AS1|ENSG00000237037|transcript|ENST00000610250.5|antisense||n.*2957T&gt;G|||||2957|,G|downstream_gene_variant|MODIFIER|NDUFA6-AS1|ENSG00000237037|transcript|ENST00000547929.6|retained_intron||n.*2957T&gt;G|||||2957|,G|downstream_gene_variant|MODIFIER|NDUFA6-AS1|ENSG00000237037|transcript|ENST00000617396.4|antisense||n.*3294T&gt;G|||||3294|,G|downstream_gene_variant|MODIFIER|NDUFA6-AS1|ENSG00000237037|transcript|ENST00000609499.5|retained_intron||n.*2957T&gt;G|||||2957|,G|downstream_gene_variant|MODIFIER|NDUFA6-AS1|ENSG00000237037|transcript|ENST00000609833.5|retained_intron||n.*2957T&gt;G|||||2957|,G|downstream_gene_variant|MODIFIER|NDUFA6-AS1|ENSG00000237037|transcript|ENST00000608643.5|retained_intron||n.*2972T&gt;G|||||2972|,G|intron_variant|MODIFIER|NDUFA6-AS1|ENSG00000237037|transcript|ENST00000439129.5|antisense|5/6|n.1718+2449T&gt;G||||||,G|non_coding_transcript_exon_variant|MODIFIER|CYP2D6|ENSG00000100197|transcript|ENST00000488442.1|retained_intron|5/8|n.1695A&gt;C||||||</text:p>
          </table:table-cell>
          <table:table-cell office:value-type="string" calcext:value-type="string">
            <text:p>{'MODERATE': 3, 'MODIFIER': 18}</text:p>
          </table:table-cell>
          <table:table-cell office:value-type="string" calcext:value-type="string">
            <text:p>{'missense_variant': 3, '3_prime_UTR_variant': 1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033535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TT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173" calcext:value-type="float">
            <text:p>4212817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841_843delAAG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(Lys281del)</text:p>
          </table:table-cell>
          <table:table-cell/>
          <table:table-cell office:value-type="string" calcext:value-type="string">
            <text:p>rs5030656</text:p>
          </table:table-cell>
          <table:table-cell office:value-type="string" calcext:value-type="string">
            <text:p>C|splice_region_variant&amp;conservative_inframe_deletion|MODERATE|CYP2D6|ENSG00000100197|transcript|ENST00000360608.9|protein_coding|5/9|c.841_843delAAG|p.Lys281del|958/1684|841/1494|281/497||,C|splice_region_variant&amp;conservative_inframe_deletion|MODERATE|CYP2D6|ENSG00000100197|transcript|ENST00000360124.9|nonsense_mediated_decay|3/7|c.508_510delAAG|p.Lys170del|510/1187|508/543|170/180||,C|splice_region_variant&amp;conservative_inframe_deletion|MODERATE|CYP2D6|ENSG00000100197|transcript|ENST00000359033.4|protein_coding|4/8|c.688_690delAAG|p.Lys230del|764/1433|688/1341|230/446||,C|splice_region_variant&amp;conservative_inframe_deletion|MODERATE|CYP2D6|ENSG00000100197|transcript|ENST00000389970.7|protein_coding|5/10|c.775_777delAAG|p.Lys259del|933/1714|775/1485|259/494||,C|splice_region_variant&amp;non_coding_transcript_exon_variant|LOW|CYP2D6|ENSG00000100197|transcript|ENST00000488442.1|retained_intron|4/8|n.1565_1567delAAG||||||,C|upstream_gene_variant|MODIFIER|NDUFA6-AS1|ENSG00000237037|transcript|ENST00000617009.4|antisense||n.-3857_-3855delCTT|||||3857|,C|upstream_gene_variant|MODIFIER|NDUFA6-AS1|ENSG00000237037|transcript|ENST00000621190.1|antisense||n.-3857_-3855delCTT|||||3857|,C|upstream_gene_variant|MODIFIER|RP4-669P10.19|ENSG00000227370|transcript|ENST00000417586.1|processed_pseudogene||n.-4369_-4367delCTT|||||4369|,C|downstream_gene_variant|MODIFIER|NDUFA6-AS1|ENSG00000237037|transcript|ENST00000451451.1|antisense||n.*3146_*3148delCTT|||||3146|,C|downstream_gene_variant|MODIFIER|NDUFA6-AS1|ENSG00000237037|transcript|ENST00000417327.5|antisense||n.*2825_*2827delCTT|||||2825|,C|downstream_gene_variant|MODIFIER|NDUFA6-AS1|ENSG00000237037|transcript|ENST00000536447.6|antisense||n.*3215_*3217delCTT|||||3215|,C|downstream_gene_variant|MODIFIER|NDUFA6-AS1|ENSG00000237037|transcript|ENST00000595777.5|antisense||n.*3215_*3217delCTT|||||3215|,C|downstream_gene_variant|MODIFIER|NDUFA6-AS1|ENSG00000237037|transcript|ENST00000600968.5|antisense||n.*3215_*3217delCTT|||||3215|,C|downstream_gene_variant|MODIFIER|NDUFA6-AS1|ENSG00000237037|transcript|ENST00000434834.5|antisense||n.*3172_*3174delCTT|||||3172|,C|downstream_gene_variant|MODIFIER|NDUFA6-AS1|ENSG00000237037|transcript|ENST00000610250.5|antisense||n.*3275_*3277delCTT|||||3275|,C|downstream_gene_variant|MODIFIER|NDUFA6-AS1|ENSG00000237037|transcript|ENST00000547929.6|retained_intron||n.*3275_*3277delCTT|||||3275|,C|downstream_gene_variant|MODIFIER|NDUFA6-AS1|ENSG00000237037|transcript|ENST00000617396.4|antisense||n.*3612_*3614delCTT|||||3612|,C|downstream_gene_variant|MODIFIER|NDUFA6-AS1|ENSG00000237037|transcript|ENST00000609499.5|retained_intron||n.*3275_*3277delCTT|||||3275|,C|downstream_gene_variant|MODIFIER|NDUFA6-AS1|ENSG00000237037|transcript|ENST00000609833.5|retained_intron||n.*3275_*3277delCTT|||||3275|,C|downstream_gene_variant|MODIFIER|NDUFA6-AS1|ENSG00000237037|transcript|ENST00000608643.5|retained_intron||n.*3290_*3292delCTT|||||3290|,C|intron_variant|MODIFIER|NDUFA6-AS1|ENSG00000237037|transcript|ENST00000439129.5|antisense|5/6|n.1718+2769_1718+2771delTCT||||||INFO_REALIGN_3_PRIME</text:p>
          </table:table-cell>
          <table:table-cell office:value-type="string" calcext:value-type="string">
            <text:p>{'MODERATE': 4, 'LOW': 1, 'MODIFIER': 16}</text:p>
          </table:table-cell>
          <table:table-cell office:value-type="string" calcext:value-type="string">
            <text:p>{'splice_region_variant&amp;conservative_inframe_deletion': 4, 'splice_region_variant&amp;non_coding_transcript_exon_variant': 1, 'upstream_gene_variant': 3, 'downstream_gene_variant': 1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985501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CA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198" calcext:value-type="float">
            <text:p>4212819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815_818delCTGA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80)</text:p>
          </table:table-cell>
          <table:table-cell/>
          <table:table-cell office:value-type="string" calcext:value-type="string">
            <text:p>NP_000097.3:p.(Thr272Argfs*25)</text:p>
          </table:table-cell>
          <table:table-cell/>
          <table:table-cell office:value-type="string" calcext:value-type="string">
            <text:p>rs72549351</text:p>
          </table:table-cell>
          <table:table-cell office:value-type="string" calcext:value-type="string">
            <text:p>C|frameshift_variant|HIGH|CYP2D6|ENSG00000100197|transcript|ENST00000360608.9|protein_coding|5/9|c.815_818delCTGA|p.Thr272fs|933/1684|815/1494|272/497||,C|frameshift_variant|HIGH|CYP2D6|ENSG00000100197|transcript|ENST00000360124.9|nonsense_mediated_decay|3/7|c.482_485delCTGA|p.Thr161fs|485/1187|482/543|161/180||,C|frameshift_variant|HIGH|CYP2D6|ENSG00000100197|transcript|ENST00000359033.4|protein_coding|4/8|c.662_665delCTGA|p.Thr221fs|739/1433|662/1341|221/446||,C|frameshift_variant|HIGH|CYP2D6|ENSG00000100197|transcript|ENST00000389970.7|protein_coding|5/10|c.749_752delCTGA|p.Thr250fs|908/1714|749/1485|250/494||,C|structural_interaction_variant|HIGH|CYP2D6|ENSG00000100197|interaction|2F9Q:A_190-A_272:ENST00000360608|protein_coding|5/9|c.815_818delCTGA||||||,C|structural_interaction_variant|HIGH|CYP2D6|ENSG00000100197|interaction|2F9Q:B_190-B_272:ENST00000360608|protein_coding|5/9|c.815_818delCTGA||||||,C|structural_interaction_variant|HIGH|CYP2D6|ENSG00000100197|interaction|2F9Q:C_190-C_272:ENST00000360608|protein_coding|5/9|c.815_818delCTGA||||||,C|structural_interaction_variant|HIGH|CYP2D6|ENSG00000100197|interaction|2F9Q:D_190-D_272:ENST00000360608|protein_coding|5/9|c.815_818delCTGA||||||,C|structural_interaction_variant|HIGH|CYP2D6|ENSG00000100197|interaction|3QM4:A_190-A_272:ENST00000360608|protein_coding|5/9|c.815_818delCTGA||||||,C|structural_interaction_variant|HIGH|CYP2D6|ENSG00000100197|interaction|3QM4:B_190-B_272:ENST00000360608|protein_coding|5/9|c.815_818delCTGA||||||,C|structural_interaction_variant|HIGH|CYP2D6|ENSG00000100197|interaction|3TBG:A_190-A_272:ENST00000360608|protein_coding|5/9|c.815_818delCTGA||||||,C|structural_interaction_variant|HIGH|CYP2D6|ENSG00000100197|interaction|3TBG:B_190-B_272:ENST00000360608|protein_coding|5/9|c.815_818delCTGA||||||,C|structural_interaction_variant|HIGH|CYP2D6|ENSG00000100197|interaction|3TBG:C_190-C_272:ENST00000360608|protein_coding|5/9|c.815_818delCTGA||||||,C|structural_interaction_variant|HIGH|CYP2D6|ENSG00000100197|interaction|3TBG:D_190-D_272:ENST00000360608|protein_coding|5/9|c.815_818delCTGA||||||,C|structural_interaction_variant|HIGH|CYP2D6|ENSG00000100197|interaction|3TDA:A_190-A_272:ENST00000360608|protein_coding|5/9|c.815_818delCTGA||||||,C|structural_interaction_variant|HIGH|CYP2D6|ENSG00000100197|interaction|3TDA:B_190-B_272:ENST00000360608|protein_coding|5/9|c.815_818delCTGA||||||,C|structural_interaction_variant|HIGH|CYP2D6|ENSG00000100197|interaction|3TDA:C_190-C_272:ENST00000360608|protein_coding|5/9|c.815_818delCTGA||||||,C|structural_interaction_variant|HIGH|CYP2D6|ENSG00000100197|interaction|3TDA:D_190-D_272:ENST00000360608|protein_coding|5/9|c.815_818delCTGA||||||,C|structural_interaction_variant|HIGH|CYP2D6|ENSG00000100197|interaction|4WNT:A_190-A_272:ENST00000360608|protein_coding|5/9|c.815_818delCTGA||||||,C|structural_interaction_variant|HIGH|CYP2D6|ENSG00000100197|interaction|4WNT:B_190-B_272:ENST00000360608|protein_coding|5/9|c.815_818delCTGA||||||,C|structural_interaction_variant|HIGH|CYP2D6|ENSG00000100197|interaction|4WNU:A_190-A_272:ENST00000360608|protein_coding|5/9|c.815_818delCTGA||||||,C|structural_interaction_variant|HIGH|CYP2D6|ENSG00000100197|interaction|4WNU:B_190-B_272:ENST00000360608|protein_coding|5/9|c.815_818delCTGA||||||,C|structural_interaction_variant|HIGH|CYP2D6|ENSG00000100197|interaction|4WNU:C_190-C_272:ENST00000360608|protein_coding|5/9|c.815_818delCTGA||||||,C|structural_interaction_variant|HIGH|CYP2D6|ENSG00000100197|interaction|4WNU:D_190-D_272:ENST00000360608|protein_coding|5/9|c.815_818delCTGA||||||,C|structural_interaction_variant|HIGH|CYP2D6|ENSG00000100197|interaction|4WNV:A_190-A_272:ENST00000360608|protein_coding|5/9|c.815_818delCTGA||||||,C|structural_interaction_variant|HIGH|CYP2D6|ENSG00000100197|interaction|4WNV:B_190-B_272:ENST00000360608|protein_coding|5/9|c.815_818delCTGA||||||,C|structural_interaction_variant|HIGH|CYP2D6|ENSG00000100197|interaction|4WNV:C_190-C_272:ENST00000360608|protein_coding|5/9|c.815_818delCTGA||||||,C|structural_interaction_variant|HIGH|CYP2D6|ENSG00000100197|interaction|4WNV:D_190-D_272:ENST00000360608|protein_coding|5/9|c.815_818delCTGA||||||,C|structural_interaction_variant|HIGH|CYP2D6|ENSG00000100197|interaction|4XRY:A_190-A_272:ENST00000360608|protein_coding|5/9|c.815_818delCTGA||||||,C|structural_interaction_variant|HIGH|CYP2D6|ENSG00000100197|interaction|4XRY:B_190-B_272:ENST00000360608|protein_coding|5/9|c.815_818delCTGA||||||,C|structural_interaction_variant|HIGH|CYP2D6|ENSG00000100197|interaction|4XRY:C_190-C_272:ENST00000360608|protein_coding|5/9|c.815_818delCTGA||||||,C|structural_interaction_variant|HIGH|CYP2D6|ENSG00000100197|interaction|4XRY:D_190-D_272:ENST00000360608|protein_coding|5/9|c.815_818delCTGA||||||,C|structural_interaction_variant|HIGH|CYP2D6|ENSG00000100197|interaction|4XRZ:A_190-A_272:ENST00000360608|protein_coding|5/9|c.815_818delCTGA||||||,C|structural_interaction_variant|HIGH|CYP2D6|ENSG00000100197|interaction|4XRZ:B_190-B_272:ENST00000360608|protein_coding|5/9|c.815_818delCTGA||||||,C|structural_interaction_variant|HIGH|CYP2D6|ENSG00000100197|interaction|4XRZ:C_190-C_272:ENST00000360608|protein_coding|5/9|c.815_818delCTGA||||||,C|structural_interaction_variant|HIGH|CYP2D6|ENSG00000100197|interaction|4XRZ:D_190-D_272:ENST00000360608|protein_coding|5/9|c.815_818delCTGA||||||,C|upstream_gene_variant|MODIFIER|NDUFA6-AS1|ENSG00000237037|transcript|ENST00000617009.4|antisense||n.-3832_-3829delTCAG|||||3832|,C|upstream_gene_variant|MODIFIER|NDUFA6-AS1|ENSG00000237037|transcript|ENST00000621190.1|antisense||n.-3832_-3829delTCAG|||||3832|,C|upstream_gene_variant|MODIFIER|RP4-669P10.19|ENSG00000227370|transcript|ENST00000417586.1|processed_pseudogene||n.-4344_-4341delTCAG|||||4344|,C|downstream_gene_variant|MODIFIER|NDUFA6-AS1|ENSG00000237037|transcript|ENST00000451451.1|antisense||n.*3171_*3174delTCAG|||||3171|,C|downstream_gene_variant|MODIFIER|NDUFA6-AS1|ENSG00000237037|transcript|ENST00000417327.5|antisense||n.*2850_*2853delTCAG|||||2850|,C|downstream_gene_variant|MODIFIER|NDUFA6-AS1|ENSG00000237037|transcript|ENST00000536447.6|antisense||n.*3240_*3243delTCAG|||||3240|,C|downstream_gene_variant|MODIFIER|NDUFA6-AS1|ENSG00000237037|transcript|ENST00000595777.5|antisense||n.*3240_*3243delTCAG|||||3240|,C|downstream_gene_variant|MODIFIER|NDUFA6-AS1|ENSG00000237037|transcript|ENST00000600968.5|antisense||n.*3240_*3243delTCAG|||||3240|,C|downstream_gene_variant|MODIFIER|NDUFA6-AS1|ENSG00000237037|transcript|ENST00000434834.5|antisense||n.*3197_*3200delTCAG|||||3197|,C|downstream_gene_variant|MODIFIER|NDUFA6-AS1|ENSG00000237037|transcript|ENST00000610250.5|antisense||n.*3300_*3303delTCAG|||||3300|,C|downstream_gene_variant|MODIFIER|NDUFA6-AS1|ENSG00000237037|transcript|ENST00000547929.6|retained_intron||n.*3300_*3303delTCAG|||||3300|,C|downstream_gene_variant|MODIFIER|NDUFA6-AS1|ENSG00000237037|transcript|ENST00000617396.4|antisense||n.*3637_*3640delTCAG|||||3637|,C|downstream_gene_variant|MODIFIER|NDUFA6-AS1|ENSG00000237037|transcript|ENST00000609499.5|retained_intron||n.*3300_*3303delTCAG|||||3300|,C|downstream_gene_variant|MODIFIER|NDUFA6-AS1|ENSG00000237037|transcript|ENST00000609833.5|retained_intron||n.*3300_*3303delTCAG|||||3300|,C|downstream_gene_variant|MODIFIER|NDUFA6-AS1|ENSG00000237037|transcript|ENST00000608643.5|retained_intron||n.*3315_*3318delTCAG|||||3315|,C|intron_variant|MODIFIER|NDUFA6-AS1|ENSG00000237037|transcript|ENST00000439129.5|antisense|5/6|n.1718+2796_1718+2799delTCAG||||||INFO_REALIGN_3_PRIME,C|non_coding_transcript_exon_variant|MODIFIER|CYP2D6|ENSG00000100197|transcript|ENST00000488442.1|retained_intron|4/8|n.1539_1542delCTGA||||||</text:p>
          </table:table-cell>
          <table:table-cell office:value-type="string" calcext:value-type="string">
            <text:p>{'HIGH': 36, 'MODIFIER': 17}</text:p>
          </table:table-cell>
          <table:table-cell office:value-type="string" calcext:value-type="string">
            <text:p>{'frameshift_variant': 4, 'structural_interaction_variant': 32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994342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211" calcext:value-type="float">
            <text:p>4212821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805dupC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80)</text:p>
          </table:table-cell>
          <table:table-cell table:number-columns-repeated="3"/>
          <table:table-cell office:value-type="string" calcext:value-type="string">
            <text:p>rs72549352</text:p>
          </table:table-cell>
          <table:table-cell office:value-type="string" calcext:value-type="string">
            <text:p>CG|frameshift_variant|HIGH|CYP2D6|ENSG00000100197|transcript|ENST00000360608.9|protein_coding|5/9|c.805dupC|p.Arg269fs|920/1684|805/1494|269/497||,CG|frameshift_variant|HIGH|CYP2D6|ENSG00000100197|transcript|ENST00000360124.9|nonsense_mediated_decay|3/7|c.472dupC|p.Arg158fs|472/1187|472/543|158/180||,CG|frameshift_variant|HIGH|CYP2D6|ENSG00000100197|transcript|ENST00000359033.4|protein_coding|4/8|c.652dupC|p.Arg218fs|726/1433|652/1341|218/446||,CG|frameshift_variant|HIGH|CYP2D6|ENSG00000100197|transcript|ENST00000389970.7|protein_coding|5/10|c.739dupC|p.Arg247fs|895/1714|739/1485|247/494||,CG|structural_interaction_variant|HIGH|CYP2D6|ENSG00000100197|interaction|2F9Q:A_192-A_269:ENST00000360608|protein_coding|5/9|c.805dupC||||||,CG|structural_interaction_variant|HIGH|CYP2D6|ENSG00000100197|interaction|3TBG:A_192-A_269:ENST00000360608|protein_coding|5/9|c.805dupC||||||,CG|structural_interaction_variant|HIGH|CYP2D6|ENSG00000100197|interaction|3TBG:B_192-B_269:ENST00000360608|protein_coding|5/9|c.805dupC||||||,CG|structural_interaction_variant|HIGH|CYP2D6|ENSG00000100197|interaction|3TBG:C_192-C_269:ENST00000360608|protein_coding|5/9|c.805dupC||||||,CG|structural_interaction_variant|HIGH|CYP2D6|ENSG00000100197|interaction|3TBG:D_192-D_269:ENST00000360608|protein_coding|5/9|c.805dupC||||||,CG|structural_interaction_variant|HIGH|CYP2D6|ENSG00000100197|interaction|3TDA:A_192-A_269:ENST00000360608|protein_coding|5/9|c.805dupC||||||,CG|structural_interaction_variant|HIGH|CYP2D6|ENSG00000100197|interaction|3TDA:B_192-B_269:ENST00000360608|protein_coding|5/9|c.805dupC||||||,CG|structural_interaction_variant|HIGH|CYP2D6|ENSG00000100197|interaction|3TDA:C_192-C_269:ENST00000360608|protein_coding|5/9|c.805dupC||||||,CG|structural_interaction_variant|HIGH|CYP2D6|ENSG00000100197|interaction|3TDA:D_192-D_269:ENST00000360608|protein_coding|5/9|c.805dupC||||||,CG|structural_interaction_variant|HIGH|CYP2D6|ENSG00000100197|interaction|4WNT:A_192-A_269:ENST00000360608|protein_coding|5/9|c.805dupC||||||,CG|structural_interaction_variant|HIGH|CYP2D6|ENSG00000100197|interaction|4WNT:B_192-B_269:ENST00000360608|protein_coding|5/9|c.805dupC||||||,CG|structural_interaction_variant|HIGH|CYP2D6|ENSG00000100197|interaction|4WNU:A_192-A_269:ENST00000360608|protein_coding|5/9|c.805dupC||||||,CG|structural_interaction_variant|HIGH|CYP2D6|ENSG00000100197|interaction|4WNU:B_192-B_269:ENST00000360608|protein_coding|5/9|c.805dupC||||||,CG|structural_interaction_variant|HIGH|CYP2D6|ENSG00000100197|interaction|4WNU:C_192-C_269:ENST00000360608|protein_coding|5/9|c.805dupC||||||,CG|structural_interaction_variant|HIGH|CYP2D6|ENSG00000100197|interaction|4WNU:D_192-D_269:ENST00000360608|protein_coding|5/9|c.805dupC||||||,CG|structural_interaction_variant|HIGH|CYP2D6|ENSG00000100197|interaction|4WNV:B_192-B_269:ENST00000360608|protein_coding|5/9|c.805dupC||||||,CG|structural_interaction_variant|HIGH|CYP2D6|ENSG00000100197|interaction|4WNV:D_192-D_269:ENST00000360608|protein_coding|5/9|c.805dupC||||||,CG|structural_interaction_variant|HIGH|CYP2D6|ENSG00000100197|interaction|4XRY:A_192-A_269:ENST00000360608|protein_coding|5/9|c.805dupC||||||,CG|structural_interaction_variant|HIGH|CYP2D6|ENSG00000100197|interaction|4XRY:B_192-B_269:ENST00000360608|protein_coding|5/9|c.805dupC||||||,CG|structural_interaction_variant|HIGH|CYP2D6|ENSG00000100197|interaction|4XRY:C_192-C_269:ENST00000360608|protein_coding|5/9|c.805dupC||||||,CG|structural_interaction_variant|HIGH|CYP2D6|ENSG00000100197|interaction|4XRY:D_192-D_269:ENST00000360608|protein_coding|5/9|c.805dupC||||||,CG|structural_interaction_variant|HIGH|CYP2D6|ENSG00000100197|interaction|4XRZ:A_192-A_269:ENST00000360608|protein_coding|5/9|c.805dupC||||||,CG|structural_interaction_variant|HIGH|CYP2D6|ENSG00000100197|interaction|4XRZ:B_192-B_269:ENST00000360608|protein_coding|5/9|c.805dupC||||||,CG|structural_interaction_variant|HIGH|CYP2D6|ENSG00000100197|interaction|4XRZ:C_192-C_269:ENST00000360608|protein_coding|5/9|c.805dupC||||||,CG|structural_interaction_variant|HIGH|CYP2D6|ENSG00000100197|interaction|4XRZ:D_192-D_269:ENST00000360608|protein_coding|5/9|c.805dupC||||||,CG|upstream_gene_variant|MODIFIER|NDUFA6-AS1|ENSG00000237037|transcript|ENST00000617009.4|antisense||n.-3820_-3819insG|||||3819|,CG|upstream_gene_variant|MODIFIER|NDUFA6-AS1|ENSG00000237037|transcript|ENST00000621190.1|antisense||n.-3820_-3819insG|||||3819|,CG|upstream_gene_variant|MODIFIER|RP4-669P10.19|ENSG00000227370|transcript|ENST00000417586.1|processed_pseudogene||n.-4332_-4331insG|||||4331|,CG|downstream_gene_variant|MODIFIER|NDUFA6-AS1|ENSG00000237037|transcript|ENST00000451451.1|antisense||n.*3183_*3184insG|||||3184|,CG|downstream_gene_variant|MODIFIER|NDUFA6-AS1|ENSG00000237037|transcript|ENST00000417327.5|antisense||n.*2862_*2863insG|||||2863|,CG|downstream_gene_variant|MODIFIER|NDUFA6-AS1|ENSG00000237037|transcript|ENST00000536447.6|antisense||n.*3252_*3253insG|||||3253|,CG|downstream_gene_variant|MODIFIER|NDUFA6-AS1|ENSG00000237037|transcript|ENST00000595777.5|antisense||n.*3252_*3253insG|||||3253|,CG|downstream_gene_variant|MODIFIER|NDUFA6-AS1|ENSG00000237037|transcript|ENST00000600968.5|antisense||n.*3252_*3253insG|||||3253|,CG|downstream_gene_variant|MODIFIER|NDUFA6-AS1|ENSG00000237037|transcript|ENST00000434834.5|antisense||n.*3209_*3210insG|||||3210|,CG|downstream_gene_variant|MODIFIER|NDUFA6-AS1|ENSG00000237037|transcript|ENST00000610250.5|antisense||n.*3312_*3313insG|||||3313|,CG|downstream_gene_variant|MODIFIER|NDUFA6-AS1|ENSG00000237037|transcript|ENST00000547929.6|retained_intron||n.*3312_*3313insG|||||3313|,CG|downstream_gene_variant|MODIFIER|NDUFA6-AS1|ENSG00000237037|transcript|ENST00000617396.4|antisense||n.*3649_*3650insG|||||3650|,CG|downstream_gene_variant|MODIFIER|NDUFA6-AS1|ENSG00000237037|transcript|ENST00000609499.5|retained_intron||n.*3312_*3313insG|||||3313|,CG|downstream_gene_variant|MODIFIER|NDUFA6-AS1|ENSG00000237037|transcript|ENST00000609833.5|retained_intron||n.*3312_*3313insG|||||3313|,CG|downstream_gene_variant|MODIFIER|NDUFA6-AS1|ENSG00000237037|transcript|ENST00000608643.5|retained_intron||n.*3327_*3328insG|||||3328|,CG|intron_variant|MODIFIER|NDUFA6-AS1|ENSG00000237037|transcript|ENST00000439129.5|antisense|5/6|n.1718+2811dupG||||||INFO_REALIGN_3_PRIME,CG|non_coding_transcript_exon_variant|MODIFIER|CYP2D6|ENSG00000100197|transcript|ENST00000488442.1|retained_intron|4/8|n.1529dupC||||||</text:p>
          </table:table-cell>
          <table:table-cell office:value-type="string" calcext:value-type="string">
            <text:p>{'HIGH': 29, 'MODIFIER': 17}</text:p>
          </table:table-cell>
          <table:table-cell office:value-type="string" calcext:value-type="string">
            <text:p>{'frameshift_variant': 4, 'structural_interaction_variant': 25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310127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212" calcext:value-type="float">
            <text:p>4212821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805C&gt;T</text:p>
          </table:table-cell>
          <table:table-cell office:value-type="string" calcext:value-type="string">
            <text:p>"Intermediate_metaboliser"</text:p>
          </table:table-cell>
          <table:table-cell table:number-columns-repeated="2" office:value-type="string" calcext:value-type="string">
            <text:p>(CYP2D6|ENSG00000100197|5|0.60)</text:p>
          </table:table-cell>
          <table:table-cell office:value-type="string" calcext:value-type="string">
            <text:p>NP_000097.3:p.R269*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rs367543000</text:p>
          </table:table-cell>
          <table:table-cell office:value-type="string" calcext:value-type="string">
            <text:p>A|stop_gained|HIGH|CYP2D6|ENSG00000100197|transcript|ENST00000360608.9|protein_coding|5/9|c.805C&gt;T|p.Arg269*|920/1684|805/1494|269/497||,A|stop_gained|HIGH|CYP2D6|ENSG00000100197|transcript|ENST00000360124.9|nonsense_mediated_decay|3/7|c.472C&gt;T|p.Arg158*|472/1187|472/543|158/180||,A|stop_gained|HIGH|CYP2D6|ENSG00000100197|transcript|ENST00000359033.4|protein_coding|4/8|c.652C&gt;T|p.Arg218*|726/1433|652/1341|218/446||,A|stop_gained|HIGH|CYP2D6|ENSG00000100197|transcript|ENST00000389970.7|protein_coding|5/10|c.739C&gt;T|p.Arg247*|895/1714|739/1485|247/494||,A|structural_interaction_variant|HIGH|CYP2D6|ENSG00000100197|interaction|2F9Q:A_192-A_269:ENST00000360608|protein_coding|5/9|c.805C&gt;T||||||,A|structural_interaction_variant|HIGH|CYP2D6|ENSG00000100197|interaction|3TBG:A_192-A_269:ENST00000360608|protein_coding|5/9|c.805C&gt;T||||||,A|structural_interaction_variant|HIGH|CYP2D6|ENSG00000100197|interaction|3TBG:B_192-B_269:ENST00000360608|protein_coding|5/9|c.805C&gt;T||||||,A|structural_interaction_variant|HIGH|CYP2D6|ENSG00000100197|interaction|3TBG:C_192-C_269:ENST00000360608|protein_coding|5/9|c.805C&gt;T||||||,A|structural_interaction_variant|HIGH|CYP2D6|ENSG00000100197|interaction|3TBG:D_192-D_269:ENST00000360608|protein_coding|5/9|c.805C&gt;T||||||,A|structural_interaction_variant|HIGH|CYP2D6|ENSG00000100197|interaction|3TDA:A_192-A_269:ENST00000360608|protein_coding|5/9|c.805C&gt;T||||||,A|structural_interaction_variant|HIGH|CYP2D6|ENSG00000100197|interaction|3TDA:B_192-B_269:ENST00000360608|protein_coding|5/9|c.805C&gt;T||||||,A|structural_interaction_variant|HIGH|CYP2D6|ENSG00000100197|interaction|3TDA:C_192-C_269:ENST00000360608|protein_coding|5/9|c.805C&gt;T||||||,A|structural_interaction_variant|HIGH|CYP2D6|ENSG00000100197|interaction|3TDA:D_192-D_269:ENST00000360608|protein_coding|5/9|c.805C&gt;T||||||,A|structural_interaction_variant|HIGH|CYP2D6|ENSG00000100197|interaction|4WNT:A_192-A_269:ENST00000360608|protein_coding|5/9|c.805C&gt;T||||||,A|structural_interaction_variant|HIGH|CYP2D6|ENSG00000100197|interaction|4WNT:B_192-B_269:ENST00000360608|protein_coding|5/9|c.805C&gt;T||||||,A|structural_interaction_variant|HIGH|CYP2D6|ENSG00000100197|interaction|4WNU:A_192-A_269:ENST00000360608|protein_coding|5/9|c.805C&gt;T||||||,A|structural_interaction_variant|HIGH|CYP2D6|ENSG00000100197|interaction|4WNU:B_192-B_269:ENST00000360608|protein_coding|5/9|c.805C&gt;T||||||,A|structural_interaction_variant|HIGH|CYP2D6|ENSG00000100197|interaction|4WNU:C_192-C_269:ENST00000360608|protein_coding|5/9|c.805C&gt;T||||||,A|structural_interaction_variant|HIGH|CYP2D6|ENSG00000100197|interaction|4WNU:D_192-D_269:ENST00000360608|protein_coding|5/9|c.805C&gt;T||||||,A|structural_interaction_variant|HIGH|CYP2D6|ENSG00000100197|interaction|4WNV:B_192-B_269:ENST00000360608|protein_coding|5/9|c.805C&gt;T||||||,A|structural_interaction_variant|HIGH|CYP2D6|ENSG00000100197|interaction|4WNV:D_192-D_269:ENST00000360608|protein_coding|5/9|c.805C&gt;T||||||,A|structural_interaction_variant|HIGH|CYP2D6|ENSG00000100197|interaction|4XRY:A_192-A_269:ENST00000360608|protein_coding|5/9|c.805C&gt;T||||||,A|structural_interaction_variant|HIGH|CYP2D6|ENSG00000100197|interaction|4XRY:B_192-B_269:ENST00000360608|protein_coding|5/9|c.805C&gt;T||||||,A|structural_interaction_variant|HIGH|CYP2D6|ENSG00000100197|interaction|4XRY:C_192-C_269:ENST00000360608|protein_coding|5/9|c.805C&gt;T||||||,A|structural_interaction_variant|HIGH|CYP2D6|ENSG00000100197|interaction|4XRY:D_192-D_269:ENST00000360608|protein_coding|5/9|c.805C&gt;T||||||,A|structural_interaction_variant|HIGH|CYP2D6|ENSG00000100197|interaction|4XRZ:A_192-A_269:ENST00000360608|protein_coding|5/9|c.805C&gt;T||||||,A|structural_interaction_variant|HIGH|CYP2D6|ENSG00000100197|interaction|4XRZ:B_192-B_269:ENST00000360608|protein_coding|5/9|c.805C&gt;T||||||,A|structural_interaction_variant|HIGH|CYP2D6|ENSG00000100197|interaction|4XRZ:C_192-C_269:ENST00000360608|protein_coding|5/9|c.805C&gt;T||||||,A|structural_interaction_variant|HIGH|CYP2D6|ENSG00000100197|interaction|4XRZ:D_192-D_269:ENST00000360608|protein_coding|5/9|c.805C&gt;T||||||,A|upstream_gene_variant|MODIFIER|NDUFA6-AS1|ENSG00000237037|transcript|ENST00000617009.4|antisense||n.-3819G&gt;A|||||3819|,A|upstream_gene_variant|MODIFIER|NDUFA6-AS1|ENSG00000237037|transcript|ENST00000621190.1|antisense||n.-3819G&gt;A|||||3819|,A|upstream_gene_variant|MODIFIER|RP4-669P10.19|ENSG00000227370|transcript|ENST00000417586.1|processed_pseudogene||n.-4331G&gt;A|||||4331|,A|downstream_gene_variant|MODIFIER|NDUFA6-AS1|ENSG00000237037|transcript|ENST00000451451.1|antisense||n.*3184G&gt;A|||||3184|,A|downstream_gene_variant|MODIFIER|NDUFA6-AS1|ENSG00000237037|transcript|ENST00000417327.5|antisense||n.*2863G&gt;A|||||2863|,A|downstream_gene_variant|MODIFIER|NDUFA6-AS1|ENSG00000237037|transcript|ENST00000536447.6|antisense||n.*3253G&gt;A|||||3253|,A|downstream_gene_variant|MODIFIER|NDUFA6-AS1|ENSG00000237037|transcript|ENST00000595777.5|antisense||n.*3253G&gt;A|||||3253|,A|downstream_gene_variant|MODIFIER|NDUFA6-AS1|ENSG00000237037|transcript|ENST00000600968.5|antisense||n.*3253G&gt;A|||||3253|,A|downstream_gene_variant|MODIFIER|NDUFA6-AS1|ENSG00000237037|transcript|ENST00000434834.5|antisense||n.*3210G&gt;A|||||3210|,A|downstream_gene_variant|MODIFIER|NDUFA6-AS1|ENSG00000237037|transcript|ENST00000610250.5|antisense||n.*3313G&gt;A|||||3313|,A|downstream_gene_variant|MODIFIER|NDUFA6-AS1|ENSG00000237037|transcript|ENST00000547929.6|retained_intron||n.*3313G&gt;A|||||3313|,A|downstream_gene_variant|MODIFIER|NDUFA6-AS1|ENSG00000237037|transcript|ENST00000617396.4|antisense||n.*3650G&gt;A|||||3650|,A|downstream_gene_variant|MODIFIER|NDUFA6-AS1|ENSG00000237037|transcript|ENST00000609499.5|retained_intron||n.*3313G&gt;A|||||3313|,A|downstream_gene_variant|MODIFIER|NDUFA6-AS1|ENSG00000237037|transcript|ENST00000609833.5|retained_intron||n.*3313G&gt;A|||||3313|,A|downstream_gene_variant|MODIFIER|NDUFA6-AS1|ENSG00000237037|transcript|ENST00000608643.5|retained_intron||n.*3328G&gt;A|||||3328|,A|intron_variant|MODIFIER|NDUFA6-AS1|ENSG00000237037|transcript|ENST00000439129.5|antisense|5/6|n.1718+2805G&gt;A||||||,A|non_coding_transcript_exon_variant|MODIFIER|CYP2D6|ENSG00000100197|transcript|ENST00000488442.1|retained_intron|4/8|n.1529C&gt;T||||||</text:p>
          </table:table-cell>
          <table:table-cell office:value-type="string" calcext:value-type="string">
            <text:p>{'HIGH': 29, 'MODIFIER': 17}</text:p>
          </table:table-cell>
          <table:table-cell office:value-type="string" calcext:value-type="string">
            <text:p>{'stop_gained': 4, 'structural_interaction_variant': 25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8214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235" calcext:value-type="float">
            <text:p>4212823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782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T261I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rs267608297</text:p>
          </table:table-cell>
          <table:table-cell office:value-type="string" calcext:value-type="string">
            <text:p>A|missense_variant|MODERATE|CYP2D6|ENSG00000100197|transcript|ENST00000360608.9|protein_coding|5/9|c.782C&gt;T|p.Thr261Ile|897/1684|782/1494|261/497||,A|missense_variant|MODERATE|CYP2D6|ENSG00000100197|transcript|ENST00000360124.9|nonsense_mediated_decay|3/7|c.449C&gt;T|p.Thr150Ile|449/1187|449/543|150/180||,A|missense_variant|MODERATE|CYP2D6|ENSG00000100197|transcript|ENST00000359033.4|protein_coding|4/8|c.629C&gt;T|p.Thr210Ile|703/1433|629/1341|210/446||,A|missense_variant|MODERATE|CYP2D6|ENSG00000100197|transcript|ENST00000389970.7|protein_coding|5/10|c.716C&gt;T|p.Thr239Ile|872/1714|716/1485|239/494||,A|upstream_gene_variant|MODIFIER|NDUFA6-AS1|ENSG00000237037|transcript|ENST00000617009.4|antisense||n.-3796G&gt;A|||||3796|,A|upstream_gene_variant|MODIFIER|NDUFA6-AS1|ENSG00000237037|transcript|ENST00000621190.1|antisense||n.-3796G&gt;A|||||3796|,A|upstream_gene_variant|MODIFIER|RP4-669P10.19|ENSG00000227370|transcript|ENST00000417586.1|processed_pseudogene||n.-4308G&gt;A|||||4308|,A|downstream_gene_variant|MODIFIER|NDUFA6-AS1|ENSG00000237037|transcript|ENST00000451451.1|antisense||n.*3207G&gt;A|||||3207|,A|downstream_gene_variant|MODIFIER|NDUFA6-AS1|ENSG00000237037|transcript|ENST00000417327.5|antisense||n.*2886G&gt;A|||||2886|,A|downstream_gene_variant|MODIFIER|NDUFA6-AS1|ENSG00000237037|transcript|ENST00000536447.6|antisense||n.*3276G&gt;A|||||3276|,A|downstream_gene_variant|MODIFIER|NDUFA6-AS1|ENSG00000237037|transcript|ENST00000595777.5|antisense||n.*3276G&gt;A|||||3276|,A|downstream_gene_variant|MODIFIER|NDUFA6-AS1|ENSG00000237037|transcript|ENST00000600968.5|antisense||n.*3276G&gt;A|||||3276|,A|downstream_gene_variant|MODIFIER|NDUFA6-AS1|ENSG00000237037|transcript|ENST00000434834.5|antisense||n.*3233G&gt;A|||||3233|,A|downstream_gene_variant|MODIFIER|NDUFA6-AS1|ENSG00000237037|transcript|ENST00000610250.5|antisense||n.*3336G&gt;A|||||3336|,A|downstream_gene_variant|MODIFIER|NDUFA6-AS1|ENSG00000237037|transcript|ENST00000547929.6|retained_intron||n.*3336G&gt;A|||||3336|,A|downstream_gene_variant|MODIFIER|NDUFA6-AS1|ENSG00000237037|transcript|ENST00000617396.4|antisense||n.*3673G&gt;A|||||3673|,A|downstream_gene_variant|MODIFIER|NDUFA6-AS1|ENSG00000237037|transcript|ENST00000609499.5|retained_intron||n.*3336G&gt;A|||||3336|,A|downstream_gene_variant|MODIFIER|NDUFA6-AS1|ENSG00000237037|transcript|ENST00000609833.5|retained_intron||n.*3336G&gt;A|||||3336|,A|downstream_gene_variant|MODIFIER|NDUFA6-AS1|ENSG00000237037|transcript|ENST00000608643.5|retained_intron||n.*3351G&gt;A|||||3351|,A|intron_variant|MODIFIER|NDUFA6-AS1|ENSG00000237037|transcript|ENST00000439129.5|antisense|5/6|n.1718+2828G&gt;A||||||,A|non_coding_transcript_exon_variant|MODIFIER|CYP2D6|ENSG00000100197|transcript|ENST00000488442.1|retained_intron|4/8|n.1506C&gt;T||||||</text:p>
          </table:table-cell>
          <table:table-cell office:value-type="string" calcext:value-type="string">
            <text:p>{'MODERATE': 4, 'MODIFIER': 17}</text:p>
          </table:table-cell>
          <table:table-cell office:value-type="string" calcext:value-type="string">
            <text:p>{'missense_variant': 4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900279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241" calcext:value-type="float">
            <text:p>4212824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775delA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80)</text:p>
          </table:table-cell>
          <table:table-cell/>
          <table:table-cell office:value-type="string" calcext:value-type="string">
            <text:p>NP_000097.3:p.(Arg259Glyfs*2)</text:p>
          </table:table-cell>
          <table:table-cell/>
          <table:table-cell office:value-type="string" calcext:value-type="string">
            <text:p>rs35742686</text:p>
          </table:table-cell>
          <table:table-cell office:value-type="string" calcext:value-type="string">
            <text:p>C|frameshift_variant|HIGH|CYP2D6|ENSG00000100197|transcript|ENST00000360608.9|protein_coding|5/9|c.775delA|p.Arg259fs|890/1684|775/1494|259/497||,C|frameshift_variant|HIGH|CYP2D6|ENSG00000100197|transcript|ENST00000360124.9|nonsense_mediated_decay|3/7|c.442delA|p.Arg148fs|442/1187|442/543|148/180||,C|frameshift_variant|HIGH|CYP2D6|ENSG00000100197|transcript|ENST00000359033.4|protein_coding|4/8|c.622delA|p.Arg208fs|696/1433|622/1341|208/446||,C|frameshift_variant|HIGH|CYP2D6|ENSG00000100197|transcript|ENST00000389970.7|protein_coding|5/10|c.709delA|p.Arg237fs|865/1714|709/1485|237/494||,C|structural_interaction_variant|HIGH|CYP2D6|ENSG00000100197|interaction|2F9Q:A_259-A_292:ENST00000360608|protein_coding|5/9|c.775delA||||||,C|structural_interaction_variant|HIGH|CYP2D6|ENSG00000100197|interaction|2F9Q:B_259-B_292:ENST00000360608|protein_coding|5/9|c.775delA||||||,C|structural_interaction_variant|HIGH|CYP2D6|ENSG00000100197|interaction|3QM4:A_259-A_292:ENST00000360608|protein_coding|5/9|c.775delA||||||,C|structural_interaction_variant|HIGH|CYP2D6|ENSG00000100197|interaction|3TBG:B_259-B_292:ENST00000360608|protein_coding|5/9|c.775delA||||||,C|structural_interaction_variant|HIGH|CYP2D6|ENSG00000100197|interaction|3TDA:B_259-B_292:ENST00000360608|protein_coding|5/9|c.775delA||||||,C|structural_interaction_variant|HIGH|CYP2D6|ENSG00000100197|interaction|4WNT:A_259-A_292:ENST00000360608|protein_coding|5/9|c.775delA||||||,C|structural_interaction_variant|HIGH|CYP2D6|ENSG00000100197|interaction|4WNT:B_259-B_292:ENST00000360608|protein_coding|5/9|c.775delA||||||,C|structural_interaction_variant|HIGH|CYP2D6|ENSG00000100197|interaction|4WNU:A_259-A_292:ENST00000360608|protein_coding|5/9|c.775delA||||||,C|structural_interaction_variant|HIGH|CYP2D6|ENSG00000100197|interaction|4WNU:B_259-B_292:ENST00000360608|protein_coding|5/9|c.775delA||||||,C|structural_interaction_variant|HIGH|CYP2D6|ENSG00000100197|interaction|4WNU:C_259-C_292:ENST00000360608|protein_coding|5/9|c.775delA||||||,C|structural_interaction_variant|HIGH|CYP2D6|ENSG00000100197|interaction|4WNU:D_259-D_292:ENST00000360608|protein_coding|5/9|c.775delA||||||,C|structural_interaction_variant|HIGH|CYP2D6|ENSG00000100197|interaction|4WNV:A_259-A_292:ENST00000360608|protein_coding|5/9|c.775delA||||||,C|structural_interaction_variant|HIGH|CYP2D6|ENSG00000100197|interaction|4WNV:B_259-B_292:ENST00000360608|protein_coding|5/9|c.775delA||||||,C|structural_interaction_variant|HIGH|CYP2D6|ENSG00000100197|interaction|4WNV:C_259-C_292:ENST00000360608|protein_coding|5/9|c.775delA||||||,C|structural_interaction_variant|HIGH|CYP2D6|ENSG00000100197|interaction|4WNV:D_259-D_292:ENST00000360608|protein_coding|5/9|c.775delA||||||,C|structural_interaction_variant|HIGH|CYP2D6|ENSG00000100197|interaction|4XRY:A_259-A_292:ENST00000360608|protein_coding|5/9|c.775delA||||||,C|structural_interaction_variant|HIGH|CYP2D6|ENSG00000100197|interaction|4XRY:C_259-C_292:ENST00000360608|protein_coding|5/9|c.775delA||||||,C|structural_interaction_variant|HIGH|CYP2D6|ENSG00000100197|interaction|4XRZ:A_259-A_292:ENST00000360608|protein_coding|5/9|c.775delA||||||,C|structural_interaction_variant|HIGH|CYP2D6|ENSG00000100197|interaction|4XRZ:B_259-B_292:ENST00000360608|protein_coding|5/9|c.775delA||||||,C|structural_interaction_variant|HIGH|CYP2D6|ENSG00000100197|interaction|4XRZ:D_259-D_292:ENST00000360608|protein_coding|5/9|c.775delA||||||,C|upstream_gene_variant|MODIFIER|NDUFA6-AS1|ENSG00000237037|transcript|ENST00000617009.4|antisense||n.-3789delT|||||3789|,C|upstream_gene_variant|MODIFIER|NDUFA6-AS1|ENSG00000237037|transcript|ENST00000621190.1|antisense||n.-3789delT|||||3789|,C|upstream_gene_variant|MODIFIER|RP4-669P10.19|ENSG00000227370|transcript|ENST00000417586.1|processed_pseudogene||n.-4301delT|||||4301|,C|downstream_gene_variant|MODIFIER|NDUFA6-AS1|ENSG00000237037|transcript|ENST00000451451.1|antisense||n.*3214delT|||||3214|,C|downstream_gene_variant|MODIFIER|NDUFA6-AS1|ENSG00000237037|transcript|ENST00000417327.5|antisense||n.*2893delT|||||2893|,C|downstream_gene_variant|MODIFIER|NDUFA6-AS1|ENSG00000237037|transcript|ENST00000536447.6|antisense||n.*3283delT|||||3283|,C|downstream_gene_variant|MODIFIER|NDUFA6-AS1|ENSG00000237037|transcript|ENST00000595777.5|antisense||n.*3283delT|||||3283|,C|downstream_gene_variant|MODIFIER|NDUFA6-AS1|ENSG00000237037|transcript|ENST00000600968.5|antisense||n.*3283delT|||||3283|,C|downstream_gene_variant|MODIFIER|NDUFA6-AS1|ENSG00000237037|transcript|ENST00000434834.5|antisense||n.*3240delT|||||3240|,C|downstream_gene_variant|MODIFIER|NDUFA6-AS1|ENSG00000237037|transcript|ENST00000610250.5|antisense||n.*3343delT|||||3343|,C|downstream_gene_variant|MODIFIER|NDUFA6-AS1|ENSG00000237037|transcript|ENST00000547929.6|retained_intron||n.*3343delT|||||3343|,C|downstream_gene_variant|MODIFIER|NDUFA6-AS1|ENSG00000237037|transcript|ENST00000617396.4|antisense||n.*3680delT|||||3680|,C|downstream_gene_variant|MODIFIER|NDUFA6-AS1|ENSG00000237037|transcript|ENST00000609499.5|retained_intron||n.*3343delT|||||3343|,C|downstream_gene_variant|MODIFIER|NDUFA6-AS1|ENSG00000237037|transcript|ENST00000609833.5|retained_intron||n.*3343delT|||||3343|,C|downstream_gene_variant|MODIFIER|NDUFA6-AS1|ENSG00000237037|transcript|ENST00000608643.5|retained_intron||n.*3358delT|||||3358|,C|intron_variant|MODIFIER|NDUFA6-AS1|ENSG00000237037|transcript|ENST00000439129.5|antisense|5/6|n.1718+2835delT||||||,C|non_coding_transcript_exon_variant|MODIFIER|CYP2D6|ENSG00000100197|transcript|ENST00000488442.1|retained_intron|4/8|n.1499delA||||||</text:p>
          </table:table-cell>
          <table:table-cell office:value-type="string" calcext:value-type="string">
            <text:p>{'HIGH': 24, 'MODIFIER': 17}</text:p>
          </table:table-cell>
          <table:table-cell office:value-type="string" calcext:value-type="string">
            <text:p>{'frameshift_variant': 4, 'structural_interaction_variant': 20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024580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GTT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248" calcext:value-type="float">
            <text:p>4212824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765_768delAACT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80)</text:p>
          </table:table-cell>
          <table:table-cell/>
          <table:table-cell office:value-type="string" calcext:value-type="string">
            <text:p>NP_000097.3:p.(Thr256Serfs*4)</text:p>
          </table:table-cell>
          <table:table-cell/>
          <table:table-cell office:value-type="string" calcext:value-type="string">
            <text:p>rs72549353</text:p>
          </table:table-cell>
          <table:table-cell office:value-type="string" calcext:value-type="string">
            <text:p>C|frameshift_variant|HIGH|CYP2D6|ENSG00000100197|transcript|ENST00000360608.9|protein_coding|5/9|c.765_768delAACT|p.Thr256fs|883/1684|765/1494|255/497||,C|frameshift_variant|HIGH|CYP2D6|ENSG00000100197|transcript|ENST00000360124.9|nonsense_mediated_decay|3/7|c.432_435delAACT|p.Thr145fs|435/1187|432/543|144/180||,C|frameshift_variant|HIGH|CYP2D6|ENSG00000100197|transcript|ENST00000359033.4|protein_coding|4/8|c.612_615delAACT|p.Thr205fs|689/1433|612/1341|204/446||,C|frameshift_variant|HIGH|CYP2D6|ENSG00000100197|transcript|ENST00000389970.7|protein_coding|5/10|c.699_702delAACT|p.Thr234fs|858/1714|699/1485|233/494||,C|upstream_gene_variant|MODIFIER|NDUFA6-AS1|ENSG00000237037|transcript|ENST00000617009.4|antisense||n.-3782_-3779delAGTT|||||3782|,C|upstream_gene_variant|MODIFIER|NDUFA6-AS1|ENSG00000237037|transcript|ENST00000621190.1|antisense||n.-3782_-3779delAGTT|||||3782|,C|upstream_gene_variant|MODIFIER|RP4-669P10.19|ENSG00000227370|transcript|ENST00000417586.1|processed_pseudogene||n.-4294_-4291delAGTT|||||4294|,C|downstream_gene_variant|MODIFIER|NDUFA6-AS1|ENSG00000237037|transcript|ENST00000451451.1|antisense||n.*3221_*3224delAGTT|||||3221|,C|downstream_gene_variant|MODIFIER|NDUFA6-AS1|ENSG00000237037|transcript|ENST00000417327.5|antisense||n.*2900_*2903delAGTT|||||2900|,C|downstream_gene_variant|MODIFIER|NDUFA6-AS1|ENSG00000237037|transcript|ENST00000536447.6|antisense||n.*3290_*3293delAGTT|||||3290|,C|downstream_gene_variant|MODIFIER|NDUFA6-AS1|ENSG00000237037|transcript|ENST00000595777.5|antisense||n.*3290_*3293delAGTT|||||3290|,C|downstream_gene_variant|MODIFIER|NDUFA6-AS1|ENSG00000237037|transcript|ENST00000600968.5|antisense||n.*3290_*3293delAGTT|||||3290|,C|downstream_gene_variant|MODIFIER|NDUFA6-AS1|ENSG00000237037|transcript|ENST00000434834.5|antisense||n.*3247_*3250delAGTT|||||3247|,C|downstream_gene_variant|MODIFIER|NDUFA6-AS1|ENSG00000237037|transcript|ENST00000610250.5|antisense||n.*3350_*3353delAGTT|||||3350|,C|downstream_gene_variant|MODIFIER|NDUFA6-AS1|ENSG00000237037|transcript|ENST00000547929.6|retained_intron||n.*3350_*3353delAGTT|||||3350|,C|downstream_gene_variant|MODIFIER|NDUFA6-AS1|ENSG00000237037|transcript|ENST00000617396.4|antisense||n.*3687_*3690delAGTT|||||3687|,C|downstream_gene_variant|MODIFIER|NDUFA6-AS1|ENSG00000237037|transcript|ENST00000609499.5|retained_intron||n.*3350_*3353delAGTT|||||3350|,C|downstream_gene_variant|MODIFIER|NDUFA6-AS1|ENSG00000237037|transcript|ENST00000609833.5|retained_intron||n.*3350_*3353delAGTT|||||3350|,C|downstream_gene_variant|MODIFIER|NDUFA6-AS1|ENSG00000237037|transcript|ENST00000608643.5|retained_intron||n.*3365_*3368delAGTT|||||3365|,C|intron_variant|MODIFIER|NDUFA6-AS1|ENSG00000237037|transcript|ENST00000439129.5|antisense|5/6|n.1718+2844_1718+2847delTTAG||||||INFO_REALIGN_3_PRIME,C|non_coding_transcript_exon_variant|MODIFIER|CYP2D6|ENSG00000100197|transcript|ENST00000488442.1|retained_intron|4/8|n.1489_1492delAACT||||||</text:p>
          </table:table-cell>
          <table:table-cell office:value-type="string" calcext:value-type="string">
            <text:p>{'HIGH': 4, 'MODIFIER': 17}</text:p>
          </table:table-cell>
          <table:table-cell office:value-type="string" calcext:value-type="string">
            <text:p>{'frameshift_variant': 4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3521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272" calcext:value-type="float">
            <text:p>4212827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745A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T249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G|missense_variant|MODERATE|CYP2D6|ENSG00000100197|transcript|ENST00000360608.9|protein_coding|5/9|c.745A&gt;C|p.Thr249Pro|860/1684|745/1494|249/497||,G|missense_variant|MODERATE|CYP2D6|ENSG00000100197|transcript|ENST00000360124.9|nonsense_mediated_decay|3/7|c.412A&gt;C|p.Thr138Pro|412/1187|412/543|138/180||,G|missense_variant|MODERATE|CYP2D6|ENSG00000100197|transcript|ENST00000359033.4|protein_coding|4/8|c.592A&gt;C|p.Thr198Pro|666/1433|592/1341|198/446||,G|missense_variant|MODERATE|CYP2D6|ENSG00000100197|transcript|ENST00000389970.7|protein_coding|5/10|c.679A&gt;C|p.Thr227Pro|835/1714|679/1485|227/494||,G|upstream_gene_variant|MODIFIER|NDUFA6-AS1|ENSG00000237037|transcript|ENST00000617009.4|antisense||n.-3759T&gt;G|||||3759|,G|upstream_gene_variant|MODIFIER|NDUFA6-AS1|ENSG00000237037|transcript|ENST00000621190.1|antisense||n.-3759T&gt;G|||||3759|,G|upstream_gene_variant|MODIFIER|RP4-669P10.19|ENSG00000227370|transcript|ENST00000417586.1|processed_pseudogene||n.-4271T&gt;G|||||4271|,G|downstream_gene_variant|MODIFIER|NDUFA6-AS1|ENSG00000237037|transcript|ENST00000451451.1|antisense||n.*3244T&gt;G|||||3244|,G|downstream_gene_variant|MODIFIER|NDUFA6-AS1|ENSG00000237037|transcript|ENST00000417327.5|antisense||n.*2923T&gt;G|||||2923|,G|downstream_gene_variant|MODIFIER|NDUFA6-AS1|ENSG00000237037|transcript|ENST00000536447.6|antisense||n.*3313T&gt;G|||||3313|,G|downstream_gene_variant|MODIFIER|NDUFA6-AS1|ENSG00000237037|transcript|ENST00000595777.5|antisense||n.*3313T&gt;G|||||3313|,G|downstream_gene_variant|MODIFIER|NDUFA6-AS1|ENSG00000237037|transcript|ENST00000600968.5|antisense||n.*3313T&gt;G|||||3313|,G|downstream_gene_variant|MODIFIER|NDUFA6-AS1|ENSG00000237037|transcript|ENST00000434834.5|antisense||n.*3270T&gt;G|||||3270|,G|downstream_gene_variant|MODIFIER|NDUFA6-AS1|ENSG00000237037|transcript|ENST00000610250.5|antisense||n.*3373T&gt;G|||||3373|,G|downstream_gene_variant|MODIFIER|NDUFA6-AS1|ENSG00000237037|transcript|ENST00000547929.6|retained_intron||n.*3373T&gt;G|||||3373|,G|downstream_gene_variant|MODIFIER|NDUFA6-AS1|ENSG00000237037|transcript|ENST00000617396.4|antisense||n.*3710T&gt;G|||||3710|,G|downstream_gene_variant|MODIFIER|NDUFA6-AS1|ENSG00000237037|transcript|ENST00000609499.5|retained_intron||n.*3373T&gt;G|||||3373|,G|downstream_gene_variant|MODIFIER|NDUFA6-AS1|ENSG00000237037|transcript|ENST00000609833.5|retained_intron||n.*3373T&gt;G|||||3373|,G|downstream_gene_variant|MODIFIER|NDUFA6-AS1|ENSG00000237037|transcript|ENST00000608643.5|retained_intron||n.*3388T&gt;G|||||3388|,G|intron_variant|MODIFIER|NDUFA6-AS1|ENSG00000237037|transcript|ENST00000439129.5|antisense|5/6|n.1718+2865T&gt;G||||||,G|non_coding_transcript_exon_variant|MODIFIER|CYP2D6|ENSG00000100197|transcript|ENST00000488442.1|retained_intron|4/8|n.1469A&gt;C||||||</text:p>
          </table:table-cell>
          <table:table-cell office:value-type="string" calcext:value-type="string">
            <text:p>{'MODERATE': 4, 'MODIFIER': 17}</text:p>
          </table:table-cell>
          <table:table-cell office:value-type="string" calcext:value-type="string">
            <text:p>{'missense_variant': 4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612887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325" calcext:value-type="float">
            <text:p>4212832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692T&gt;C</text:p>
          </table:table-cell>
          <table:table-cell office:value-type="string" calcext:value-type="string">
            <text:p>"Reduced_enzyme_activity"</text:p>
          </table:table-cell>
          <table:table-cell table:number-columns-repeated="2"/>
          <table:table-cell office:value-type="string" calcext:value-type="string">
            <text:p>NP_000097.3:p.L231P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rs17002853</text:p>
          </table:table-cell>
          <table:table-cell office:value-type="string" calcext:value-type="string">
            <text:p>G|missense_variant|MODERATE|CYP2D6|ENSG00000100197|transcript|ENST00000360608.9|protein_coding|5/9|c.692T&gt;C|p.Leu231Pro|807/1684|692/1494|231/497||,G|missense_variant|MODERATE|CYP2D6|ENSG00000100197|transcript|ENST00000360124.9|nonsense_mediated_decay|3/7|c.359T&gt;C|p.Leu120Pro|359/1187|359/543|120/180||,G|missense_variant|MODERATE|CYP2D6|ENSG00000100197|transcript|ENST00000359033.4|protein_coding|4/8|c.539T&gt;C|p.Leu180Pro|613/1433|539/1341|180/446||,G|missense_variant|MODERATE|CYP2D6|ENSG00000100197|transcript|ENST00000389970.7|protein_coding|5/10|c.626T&gt;C|p.Leu209Pro|782/1714|626/1485|209/494||,G|upstream_gene_variant|MODIFIER|NDUFA6-AS1|ENSG00000237037|transcript|ENST00000617009.4|antisense||n.-3706A&gt;G|||||3706|,G|upstream_gene_variant|MODIFIER|NDUFA6-AS1|ENSG00000237037|transcript|ENST00000621190.1|antisense||n.-3706A&gt;G|||||3706|,G|upstream_gene_variant|MODIFIER|RP4-669P10.19|ENSG00000227370|transcript|ENST00000417586.1|processed_pseudogene||n.-4218A&gt;G|||||4218|,G|downstream_gene_variant|MODIFIER|NDUFA6-AS1|ENSG00000237037|transcript|ENST00000451451.1|antisense||n.*3297A&gt;G|||||3297|,G|downstream_gene_variant|MODIFIER|NDUFA6-AS1|ENSG00000237037|transcript|ENST00000417327.5|antisense||n.*2976A&gt;G|||||2976|,G|downstream_gene_variant|MODIFIER|NDUFA6-AS1|ENSG00000237037|transcript|ENST00000536447.6|antisense||n.*3366A&gt;G|||||3366|,G|downstream_gene_variant|MODIFIER|NDUFA6-AS1|ENSG00000237037|transcript|ENST00000595777.5|antisense||n.*3366A&gt;G|||||3366|,G|downstream_gene_variant|MODIFIER|NDUFA6-AS1|ENSG00000237037|transcript|ENST00000600968.5|antisense||n.*3366A&gt;G|||||3366|,G|downstream_gene_variant|MODIFIER|NDUFA6-AS1|ENSG00000237037|transcript|ENST00000434834.5|antisense||n.*3323A&gt;G|||||3323|,G|downstream_gene_variant|MODIFIER|NDUFA6-AS1|ENSG00000237037|transcript|ENST00000610250.5|antisense||n.*3426A&gt;G|||||3426|,G|downstream_gene_variant|MODIFIER|NDUFA6-AS1|ENSG00000237037|transcript|ENST00000547929.6|retained_intron||n.*3426A&gt;G|||||3426|,G|downstream_gene_variant|MODIFIER|NDUFA6-AS1|ENSG00000237037|transcript|ENST00000617396.4|antisense||n.*3763A&gt;G|||||3763|,G|downstream_gene_variant|MODIFIER|NDUFA6-AS1|ENSG00000237037|transcript|ENST00000609499.5|retained_intron||n.*3426A&gt;G|||||3426|,G|downstream_gene_variant|MODIFIER|NDUFA6-AS1|ENSG00000237037|transcript|ENST00000609833.5|retained_intron||n.*3426A&gt;G|||||3426|,G|downstream_gene_variant|MODIFIER|NDUFA6-AS1|ENSG00000237037|transcript|ENST00000608643.5|retained_intron||n.*3441A&gt;G|||||3441|,G|intron_variant|MODIFIER|NDUFA6-AS1|ENSG00000237037|transcript|ENST00000439129.5|antisense|5/6|n.1718+2918A&gt;G||||||,G|non_coding_transcript_exon_variant|MODIFIER|CYP2D6|ENSG00000100197|transcript|ENST00000488442.1|retained_intron|4/8|n.1416T&gt;C||||||</text:p>
          </table:table-cell>
          <table:table-cell office:value-type="string" calcext:value-type="string">
            <text:p>{'MODERATE': 4, 'MODIFIER': 17}</text:p>
          </table:table-cell>
          <table:table-cell office:value-type="string" calcext:value-type="string">
            <text:p>{'missense_variant': 4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1413525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795" calcext:value-type="float">
            <text:p>4212879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654delC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80)</text:p>
          </table:table-cell>
          <table:table-cell/>
          <table:table-cell office:value-type="string" calcext:value-type="string">
            <text:p>NP_000097.3:p.(Leu220Cysfs*5)</text:p>
          </table:table-cell>
          <table:table-cell table:number-columns-repeated="2"/>
          <table:table-cell office:value-type="string" calcext:value-type="string">
            <text:p>A|frameshift_variant|HIGH|CYP2D6|ENSG00000100197|transcript|ENST00000360608.9|protein_coding|4/9|c.654delC|p.Leu220fs|769/1684|654/1494|218/497||,A|frameshift_variant|HIGH|CYP2D6|ENSG00000100197|transcript|ENST00000360124.9|nonsense_mediated_decay|2/7|c.321delC|p.Leu109fs|321/1187|321/543|107/180||,A|frameshift_variant|HIGH|CYP2D6|ENSG00000100197|transcript|ENST00000359033.4|protein_coding|3/8|c.501delC|p.Leu169fs|575/1433|501/1341|167/446||,A|frameshift_variant|HIGH|CYP2D6|ENSG00000100197|transcript|ENST00000389970.7|protein_coding|4/10|c.588delC|p.Leu198fs|744/1714|588/1485|196/494||,A|upstream_gene_variant|MODIFIER|NDUFA6-AS1|ENSG00000237037|transcript|ENST00000617009.4|antisense||n.-3235delG|||||3235|,A|upstream_gene_variant|MODIFIER|NDUFA6-AS1|ENSG00000237037|transcript|ENST00000621190.1|antisense||n.-3235delG|||||3235|,A|upstream_gene_variant|MODIFIER|RP4-669P10.19|ENSG00000227370|transcript|ENST00000417586.1|processed_pseudogene||n.-3747delG|||||3747|,A|downstream_gene_variant|MODIFIER|NDUFA6-AS1|ENSG00000237037|transcript|ENST00000451451.1|antisense||n.*3768delG|||||3768|,A|downstream_gene_variant|MODIFIER|NDUFA6-AS1|ENSG00000237037|transcript|ENST00000417327.5|antisense||n.*3447delG|||||3447|,A|downstream_gene_variant|MODIFIER|NDUFA6-AS1|ENSG00000237037|transcript|ENST00000536447.6|antisense||n.*3837delG|||||3837|,A|downstream_gene_variant|MODIFIER|NDUFA6-AS1|ENSG00000237037|transcript|ENST00000595777.5|antisense||n.*3837delG|||||3837|,A|downstream_gene_variant|MODIFIER|NDUFA6-AS1|ENSG00000237037|transcript|ENST00000600968.5|antisense||n.*3837delG|||||3837|,A|downstream_gene_variant|MODIFIER|NDUFA6-AS1|ENSG00000237037|transcript|ENST00000434834.5|antisense||n.*3794delG|||||3794|,A|downstream_gene_variant|MODIFIER|NDUFA6-AS1|ENSG00000237037|transcript|ENST00000610250.5|antisense||n.*3897delG|||||3897|,A|downstream_gene_variant|MODIFIER|NDUFA6-AS1|ENSG00000237037|transcript|ENST00000547929.6|retained_intron||n.*3897delG|||||3897|,A|downstream_gene_variant|MODIFIER|NDUFA6-AS1|ENSG00000237037|transcript|ENST00000617396.4|antisense||n.*4234delG|||||4234|,A|downstream_gene_variant|MODIFIER|NDUFA6-AS1|ENSG00000237037|transcript|ENST00000609499.5|retained_intron||n.*3897delG|||||3897|,A|downstream_gene_variant|MODIFIER|NDUFA6-AS1|ENSG00000237037|transcript|ENST00000609833.5|retained_intron||n.*3897delG|||||3897|,A|downstream_gene_variant|MODIFIER|NDUFA6-AS1|ENSG00000237037|transcript|ENST00000608643.5|retained_intron||n.*3912delG|||||3912|,A|intron_variant|MODIFIER|NDUFA6-AS1|ENSG00000237037|transcript|ENST00000439129.5|antisense|5/6|n.1718+3389delG||||||,A|non_coding_transcript_exon_variant|MODIFIER|CYP2D6|ENSG00000100197|transcript|ENST00000488442.1|retained_intron|3/8|n.1378delC||||||</text:p>
          </table:table-cell>
          <table:table-cell office:value-type="string" calcext:value-type="string">
            <text:p>{'HIGH': 4, 'MODIFIER': 17}</text:p>
          </table:table-cell>
          <table:table-cell office:value-type="string" calcext:value-type="string">
            <text:p>{'frameshift_variant': 4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3523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807" calcext:value-type="float">
            <text:p>4212880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643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E215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567606867</text:p>
          </table:table-cell>
          <table:table-cell office:value-type="string" calcext:value-type="string">
            <text:p>T|structural_interaction_variant|HIGH|CYP2D6|ENSG00000100197|interaction|2F9Q:A_215-A_241:ENST00000360608|protein_coding|4/9|c.643G&gt;A||||||,T|structural_interaction_variant|HIGH|CYP2D6|ENSG00000100197|interaction|2F9Q:A_215-A_244:ENST00000360608|protein_coding|4/9|c.643G&gt;A||||||,T|structural_interaction_variant|HIGH|CYP2D6|ENSG00000100197|interaction|2F9Q:B_215-B_241:ENST00000360608|protein_coding|4/9|c.643G&gt;A||||||,T|structural_interaction_variant|HIGH|CYP2D6|ENSG00000100197|interaction|2F9Q:B_215-B_244:ENST00000360608|protein_coding|4/9|c.643G&gt;A||||||,T|structural_interaction_variant|HIGH|CYP2D6|ENSG00000100197|interaction|2F9Q:C_215-C_241:ENST00000360608|protein_coding|4/9|c.643G&gt;A||||||,T|structural_interaction_variant|HIGH|CYP2D6|ENSG00000100197|interaction|2F9Q:D_215-D_241:ENST00000360608|protein_coding|4/9|c.643G&gt;A||||||,T|structural_interaction_variant|HIGH|CYP2D6|ENSG00000100197|interaction|3QM4:A_215-A_241:ENST00000360608|protein_coding|4/9|c.643G&gt;A||||||,T|structural_interaction_variant|HIGH|CYP2D6|ENSG00000100197|interaction|3QM4:A_215-A_244:ENST00000360608|protein_coding|4/9|c.643G&gt;A||||||,T|structural_interaction_variant|HIGH|CYP2D6|ENSG00000100197|interaction|3QM4:B_215-B_243:ENST00000360608|protein_coding|4/9|c.643G&gt;A||||||,T|structural_interaction_variant|HIGH|CYP2D6|ENSG00000100197|interaction|3QM4:B_215-B_244:ENST00000360608|protein_coding|4/9|c.643G&gt;A||||||,T|structural_interaction_variant|HIGH|CYP2D6|ENSG00000100197|interaction|3TBG:A_215-A_243:ENST00000360608|protein_coding|4/9|c.643G&gt;A||||||,T|structural_interaction_variant|HIGH|CYP2D6|ENSG00000100197|interaction|3TBG:A_215-A_244:ENST00000360608|protein_coding|4/9|c.643G&gt;A||||||,T|structural_interaction_variant|HIGH|CYP2D6|ENSG00000100197|interaction|3TBG:B_215-B_243:ENST00000360608|protein_coding|4/9|c.643G&gt;A||||||,T|structural_interaction_variant|HIGH|CYP2D6|ENSG00000100197|interaction|3TBG:B_215-B_244:ENST00000360608|protein_coding|4/9|c.643G&gt;A||||||,T|structural_interaction_variant|HIGH|CYP2D6|ENSG00000100197|interaction|3TBG:C_215-C_243:ENST00000360608|protein_coding|4/9|c.643G&gt;A||||||,T|structural_interaction_variant|HIGH|CYP2D6|ENSG00000100197|interaction|3TBG:C_215-C_244:ENST00000360608|protein_coding|4/9|c.643G&gt;A||||||,T|structural_interaction_variant|HIGH|CYP2D6|ENSG00000100197|interaction|3TBG:D_215-D_243:ENST00000360608|protein_coding|4/9|c.643G&gt;A||||||,T|structural_interaction_variant|HIGH|CYP2D6|ENSG00000100197|interaction|3TBG:D_215-D_244:ENST00000360608|protein_coding|4/9|c.643G&gt;A||||||,T|structural_interaction_variant|HIGH|CYP2D6|ENSG00000100197|interaction|3TDA:A_215-A_242:ENST00000360608|protein_coding|4/9|c.643G&gt;A||||||,T|structural_interaction_variant|HIGH|CYP2D6|ENSG00000100197|interaction|3TDA:A_215-A_243:ENST00000360608|protein_coding|4/9|c.643G&gt;A||||||,T|structural_interaction_variant|HIGH|CYP2D6|ENSG00000100197|interaction|3TDA:A_215-A_244:ENST00000360608|protein_coding|4/9|c.643G&gt;A||||||,T|structural_interaction_variant|HIGH|CYP2D6|ENSG00000100197|interaction|3TDA:B_215-B_243:ENST00000360608|protein_coding|4/9|c.643G&gt;A||||||,T|structural_interaction_variant|HIGH|CYP2D6|ENSG00000100197|interaction|3TDA:B_215-B_244:ENST00000360608|protein_coding|4/9|c.643G&gt;A||||||,T|structural_interaction_variant|HIGH|CYP2D6|ENSG00000100197|interaction|3TDA:C_215-C_242:ENST00000360608|protein_coding|4/9|c.643G&gt;A||||||,T|structural_interaction_variant|HIGH|CYP2D6|ENSG00000100197|interaction|3TDA:C_215-C_243:ENST00000360608|protein_coding|4/9|c.643G&gt;A||||||,T|structural_interaction_variant|HIGH|CYP2D6|ENSG00000100197|interaction|3TDA:C_215-C_244:ENST00000360608|protein_coding|4/9|c.643G&gt;A||||||,T|structural_interaction_variant|HIGH|CYP2D6|ENSG00000100197|interaction|3TDA:D_215-D_244:ENST00000360608|protein_coding|4/9|c.643G&gt;A||||||,T|structural_interaction_variant|HIGH|CYP2D6|ENSG00000100197|interaction|4WNT:B_215-B_243:ENST00000360608|protein_coding|4/9|c.643G&gt;A||||||,T|structural_interaction_variant|HIGH|CYP2D6|ENSG00000100197|interaction|4WNU:A_215-A_243:ENST00000360608|protein_coding|4/9|c.643G&gt;A||||||,T|structural_interaction_variant|HIGH|CYP2D6|ENSG00000100197|interaction|4WNU:B_215-B_243:ENST00000360608|protein_coding|4/9|c.643G&gt;A||||||,T|structural_interaction_variant|HIGH|CYP2D6|ENSG00000100197|interaction|4WNU:C_215-C_243:ENST00000360608|protein_coding|4/9|c.643G&gt;A||||||,T|structural_interaction_variant|HIGH|CYP2D6|ENSG00000100197|interaction|4WNV:A_215-A_243:ENST00000360608|protein_coding|4/9|c.643G&gt;A||||||,T|structural_interaction_variant|HIGH|CYP2D6|ENSG00000100197|interaction|4WNV:B_215-B_243:ENST00000360608|protein_coding|4/9|c.643G&gt;A||||||,T|structural_interaction_variant|HIGH|CYP2D6|ENSG00000100197|interaction|4WNV:C_215-C_243:ENST00000360608|protein_coding|4/9|c.643G&gt;A||||||,T|structural_interaction_variant|HIGH|CYP2D6|ENSG00000100197|interaction|4WNV:D_215-D_243:ENST00000360608|protein_coding|4/9|c.643G&gt;A||||||,T|structural_interaction_variant|HIGH|CYP2D6|ENSG00000100197|interaction|4XRZ:A_215-A_243:ENST00000360608|protein_coding|4/9|c.643G&gt;A||||||,T|missense_variant|MODERATE|CYP2D6|ENSG00000100197|transcript|ENST00000360608.9|protein_coding|4/9|c.643G&gt;A|p.Glu215Lys|758/1684|643/1494|215/497||,T|missense_variant|MODERATE|CYP2D6|ENSG00000100197|transcript|ENST00000360124.9|nonsense_mediated_decay|2/7|c.310G&gt;A|p.Glu104Lys|310/1187|310/543|104/180||,T|missense_variant|MODERATE|CYP2D6|ENSG00000100197|transcript|ENST00000359033.4|protein_coding|3/8|c.490G&gt;A|p.Glu164Lys|564/1433|490/1341|164/446||,T|missense_variant|MODERATE|CYP2D6|ENSG00000100197|transcript|ENST00000389970.7|protein_coding|4/10|c.577G&gt;A|p.Glu193Lys|733/1714|577/1485|193/494||,T|upstream_gene_variant|MODIFIER|NDUFA6-AS1|ENSG00000237037|transcript|ENST00000617009.4|antisense||n.-3224C&gt;T|||||3224|,T|upstream_gene_variant|MODIFIER|NDUFA6-AS1|ENSG00000237037|transcript|ENST00000621190.1|antisense||n.-3224C&gt;T|||||3224|,T|upstream_gene_variant|MODIFIER|RP4-669P10.19|ENSG00000227370|transcript|ENST00000417586.1|processed_pseudogene||n.-3736C&gt;T|||||3736|,T|downstream_gene_variant|MODIFIER|NDUFA6-AS1|ENSG00000237037|transcript|ENST00000451451.1|antisense||n.*3779C&gt;T|||||3779|,T|downstream_gene_variant|MODIFIER|NDUFA6-AS1|ENSG00000237037|transcript|ENST00000417327.5|antisense||n.*3458C&gt;T|||||3458|,T|downstream_gene_variant|MODIFIER|NDUFA6-AS1|ENSG00000237037|transcript|ENST00000536447.6|antisense||n.*3848C&gt;T|||||3848|,T|downstream_gene_variant|MODIFIER|NDUFA6-AS1|ENSG00000237037|transcript|ENST00000595777.5|antisense||n.*3848C&gt;T|||||3848|,T|downstream_gene_variant|MODIFIER|NDUFA6-AS1|ENSG00000237037|transcript|ENST00000600968.5|antisense||n.*3848C&gt;T|||||3848|,T|downstream_gene_variant|MODIFIER|NDUFA6-AS1|ENSG00000237037|transcript|ENST00000434834.5|antisense||n.*3805C&gt;T|||||3805|,T|downstream_gene_variant|MODIFIER|NDUFA6-AS1|ENSG00000237037|transcript|ENST00000610250.5|antisense||n.*3908C&gt;T|||||3908|,T|downstream_gene_variant|MODIFIER|NDUFA6-AS1|ENSG00000237037|transcript|ENST00000547929.6|retained_intron||n.*3908C&gt;T|||||3908|,T|downstream_gene_variant|MODIFIER|NDUFA6-AS1|ENSG00000237037|transcript|ENST00000617396.4|antisense||n.*4245C&gt;T|||||4245|,T|downstream_gene_variant|MODIFIER|NDUFA6-AS1|ENSG00000237037|transcript|ENST00000609499.5|retained_intron||n.*3908C&gt;T|||||3908|,T|downstream_gene_variant|MODIFIER|NDUFA6-AS1|ENSG00000237037|transcript|ENST00000609833.5|retained_intron||n.*3908C&gt;T|||||3908|,T|downstream_gene_variant|MODIFIER|NDUFA6-AS1|ENSG00000237037|transcript|ENST00000608643.5|retained_intron||n.*3923C&gt;T|||||3923|,T|intron_variant|MODIFIER|NDUFA6-AS1|ENSG00000237037|transcript|ENST00000439129.5|antisense|5/6|n.1718+3400C&gt;T||||||,T|non_coding_transcript_exon_variant|MODIFIER|CYP2D6|ENSG00000100197|transcript|ENST00000488442.1|retained_intron|3/8|n.1367G&gt;A||||||</text:p>
          </table:table-cell>
          <table:table-cell office:value-type="string" calcext:value-type="string">
            <text:p>{'HIGH': 36, 'MODERATE': 4, 'MODIFIER': 17}</text:p>
          </table:table-cell>
          <table:table-cell office:value-type="string" calcext:value-type="string">
            <text:p>{'structural_interaction_variant': 36, 'missense_variant': 4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94691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812" calcext:value-type="float">
            <text:p>4212881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638T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L213P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rs199535154</text:p>
          </table:table-cell>
          <table:table-cell office:value-type="string" calcext:value-type="string">
            <text:p>G|missense_variant|MODERATE|CYP2D6|ENSG00000100197|transcript|ENST00000360608.9|protein_coding|4/9|c.638T&gt;C|p.Leu213Pro|753/1684|638/1494|213/497||,G|missense_variant|MODERATE|CYP2D6|ENSG00000100197|transcript|ENST00000360124.9|nonsense_mediated_decay|2/7|c.305T&gt;C|p.Leu102Pro|305/1187|305/543|102/180||,G|missense_variant|MODERATE|CYP2D6|ENSG00000100197|transcript|ENST00000359033.4|protein_coding|3/8|c.485T&gt;C|p.Leu162Pro|559/1433|485/1341|162/446||,G|missense_variant|MODERATE|CYP2D6|ENSG00000100197|transcript|ENST00000389970.7|protein_coding|4/10|c.572T&gt;C|p.Leu191Pro|728/1714|572/1485|191/494||,G|upstream_gene_variant|MODIFIER|NDUFA6-AS1|ENSG00000237037|transcript|ENST00000617009.4|antisense||n.-3219A&gt;G|||||3219|,G|upstream_gene_variant|MODIFIER|NDUFA6-AS1|ENSG00000237037|transcript|ENST00000621190.1|antisense||n.-3219A&gt;G|||||3219|,G|upstream_gene_variant|MODIFIER|RP4-669P10.19|ENSG00000227370|transcript|ENST00000417586.1|processed_pseudogene||n.-3731A&gt;G|||||3731|,G|downstream_gene_variant|MODIFIER|NDUFA6-AS1|ENSG00000237037|transcript|ENST00000451451.1|antisense||n.*3784A&gt;G|||||3784|,G|downstream_gene_variant|MODIFIER|NDUFA6-AS1|ENSG00000237037|transcript|ENST00000417327.5|antisense||n.*3463A&gt;G|||||3463|,G|downstream_gene_variant|MODIFIER|NDUFA6-AS1|ENSG00000237037|transcript|ENST00000536447.6|antisense||n.*3853A&gt;G|||||3853|,G|downstream_gene_variant|MODIFIER|NDUFA6-AS1|ENSG00000237037|transcript|ENST00000595777.5|antisense||n.*3853A&gt;G|||||3853|,G|downstream_gene_variant|MODIFIER|NDUFA6-AS1|ENSG00000237037|transcript|ENST00000600968.5|antisense||n.*3853A&gt;G|||||3853|,G|downstream_gene_variant|MODIFIER|NDUFA6-AS1|ENSG00000237037|transcript|ENST00000434834.5|antisense||n.*3810A&gt;G|||||3810|,G|downstream_gene_variant|MODIFIER|NDUFA6-AS1|ENSG00000237037|transcript|ENST00000610250.5|antisense||n.*3913A&gt;G|||||3913|,G|downstream_gene_variant|MODIFIER|NDUFA6-AS1|ENSG00000237037|transcript|ENST00000547929.6|retained_intron||n.*3913A&gt;G|||||3913|,G|downstream_gene_variant|MODIFIER|NDUFA6-AS1|ENSG00000237037|transcript|ENST00000617396.4|antisense||n.*4250A&gt;G|||||4250|,G|downstream_gene_variant|MODIFIER|NDUFA6-AS1|ENSG00000237037|transcript|ENST00000609499.5|retained_intron||n.*3913A&gt;G|||||3913|,G|downstream_gene_variant|MODIFIER|NDUFA6-AS1|ENSG00000237037|transcript|ENST00000609833.5|retained_intron||n.*3913A&gt;G|||||3913|,G|downstream_gene_variant|MODIFIER|NDUFA6-AS1|ENSG00000237037|transcript|ENST00000608643.5|retained_intron||n.*3928A&gt;G|||||3928|,G|intron_variant|MODIFIER|NDUFA6-AS1|ENSG00000237037|transcript|ENST00000439129.5|antisense|5/6|n.1718+3405A&gt;G||||||,G|non_coding_transcript_exon_variant|MODIFIER|CYP2D6|ENSG00000100197|transcript|ENST00000488442.1|retained_intron|3/8|n.1362T&gt;C||||||</text:p>
          </table:table-cell>
          <table:table-cell office:value-type="string" calcext:value-type="string">
            <text:p>{'MODERATE': 4, 'MODIFIER': 17}</text:p>
          </table:table-cell>
          <table:table-cell office:value-type="string" calcext:value-type="string">
            <text:p>{'missense_variant': 4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50335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815" calcext:value-type="float">
            <text:p>42128815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NM_000106.5:c.635G&gt;A</text:p>
          </table:table-cell>
          <table:table-cell office:value-type="string" calcext:value-type="string">
            <text:p>"Cytochrome_P450_deficiency"</text:p>
          </table:table-cell>
          <table:table-cell table:number-columns-repeated="2"/>
          <table:table-cell office:value-type="string" calcext:value-type="string">
            <text:p>NP_000097.3:p.G212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5030866</text:p>
          </table:table-cell>
          <table:table-cell office:value-type="string" calcext:value-type="string">
            <text:p>T|structural_interaction_variant|HIGH|CYP2D6|ENSG00000100197|interaction|3QM4:B_212-B_244:ENST00000360608|protein_coding|4/9|c.635G&gt;A||||||,T|structural_interaction_variant|HIGH|CYP2D6|ENSG00000100197|interaction|3TBG:A_212-A_244:ENST00000360608|protein_coding|4/9|c.635G&gt;A||||||,T|structural_interaction_variant|HIGH|CYP2D6|ENSG00000100197|interaction|3TBG:C_212-C_244:ENST00000360608|protein_coding|4/9|c.635G&gt;A||||||,T|structural_interaction_variant|HIGH|CYP2D6|ENSG00000100197|interaction|3TDA:A_212-A_244:ENST00000360608|protein_coding|4/9|c.635G&gt;A||||||,T|structural_interaction_variant|HIGH|CYP2D6|ENSG00000100197|interaction|3TDA:B_212-B_244:ENST00000360608|protein_coding|4/9|c.635G&gt;A||||||,T|structural_interaction_variant|HIGH|CYP2D6|ENSG00000100197|interaction|3TDA:D_212-D_244:ENST00000360608|protein_coding|4/9|c.635G&gt;A||||||,T|structural_interaction_variant|HIGH|CYP2D6|ENSG00000100197|interaction|4WNU:A_212-A_244:ENST00000360608|protein_coding|4/9|c.635G&gt;A||||||,T|structural_interaction_variant|HIGH|CYP2D6|ENSG00000100197|interaction|4WNU:B_212-B_244:ENST00000360608|protein_coding|4/9|c.635G&gt;A||||||,T|structural_interaction_variant|HIGH|CYP2D6|ENSG00000100197|interaction|4XRY:A_212-A_244:ENST00000360608|protein_coding|4/9|c.635G&gt;A||||||,T|structural_interaction_variant|HIGH|CYP2D6|ENSG00000100197|interaction|4XRY:B_212-B_244:ENST00000360608|protein_coding|4/9|c.635G&gt;A||||||,T|structural_interaction_variant|HIGH|CYP2D6|ENSG00000100197|interaction|4XRY:D_212-D_244:ENST00000360608|protein_coding|4/9|c.635G&gt;A||||||,T|structural_interaction_variant|HIGH|CYP2D6|ENSG00000100197|interaction|4XRZ:A_212-A_244:ENST00000360608|protein_coding|4/9|c.635G&gt;A||||||,T|structural_interaction_variant|HIGH|CYP2D6|ENSG00000100197|interaction|4XRZ:C_212-C_244:ENST00000360608|protein_coding|4/9|c.635G&gt;A||||||,T|missense_variant|MODERATE|CYP2D6|ENSG00000100197|transcript|ENST00000360608.9|protein_coding|4/9|c.635G&gt;A|p.Gly212Glu|750/1684|635/1494|212/497||,T|missense_variant|MODERATE|CYP2D6|ENSG00000100197|transcript|ENST00000360124.9|nonsense_mediated_decay|2/7|c.302G&gt;A|p.Gly101Glu|302/1187|302/543|101/180||,T|missense_variant|MODERATE|CYP2D6|ENSG00000100197|transcript|ENST00000359033.4|protein_coding|3/8|c.482G&gt;A|p.Gly161Glu|556/1433|482/1341|161/446||,T|missense_variant|MODERATE|CYP2D6|ENSG00000100197|transcript|ENST00000389970.7|protein_coding|4/10|c.569G&gt;A|p.Gly190Glu|725/1714|569/1485|190/494||,T|upstream_gene_variant|MODIFIER|NDUFA6-AS1|ENSG00000237037|transcript|ENST00000617009.4|antisense||n.-3216C&gt;T|||||3216|,T|upstream_gene_variant|MODIFIER|NDUFA6-AS1|ENSG00000237037|transcript|ENST00000621190.1|antisense||n.-3216C&gt;T|||||3216|,T|upstream_gene_variant|MODIFIER|RP4-669P10.19|ENSG00000227370|transcript|ENST00000417586.1|processed_pseudogene||n.-3728C&gt;T|||||3728|,T|downstream_gene_variant|MODIFIER|NDUFA6-AS1|ENSG00000237037|transcript|ENST00000451451.1|antisense||n.*3787C&gt;T|||||3787|,T|downstream_gene_variant|MODIFIER|NDUFA6-AS1|ENSG00000237037|transcript|ENST00000417327.5|antisense||n.*3466C&gt;T|||||3466|,T|downstream_gene_variant|MODIFIER|NDUFA6-AS1|ENSG00000237037|transcript|ENST00000536447.6|antisense||n.*3856C&gt;T|||||3856|,T|downstream_gene_variant|MODIFIER|NDUFA6-AS1|ENSG00000237037|transcript|ENST00000595777.5|antisense||n.*3856C&gt;T|||||3856|,T|downstream_gene_variant|MODIFIER|NDUFA6-AS1|ENSG00000237037|transcript|ENST00000600968.5|antisense||n.*3856C&gt;T|||||3856|,T|downstream_gene_variant|MODIFIER|NDUFA6-AS1|ENSG00000237037|transcript|ENST00000434834.5|antisense||n.*3813C&gt;T|||||3813|,T|downstream_gene_variant|MODIFIER|NDUFA6-AS1|ENSG00000237037|transcript|ENST00000610250.5|antisense||n.*3916C&gt;T|||||3916|,T|downstream_gene_variant|MODIFIER|NDUFA6-AS1|ENSG00000237037|transcript|ENST00000547929.6|retained_intron||n.*3916C&gt;T|||||3916|,T|downstream_gene_variant|MODIFIER|NDUFA6-AS1|ENSG00000237037|transcript|ENST00000617396.4|antisense||n.*4253C&gt;T|||||4253|,T|downstream_gene_variant|MODIFIER|NDUFA6-AS1|ENSG00000237037|transcript|ENST00000609499.5|retained_intron||n.*3916C&gt;T|||||3916|,T|downstream_gene_variant|MODIFIER|NDUFA6-AS1|ENSG00000237037|transcript|ENST00000609833.5|retained_intron||n.*3916C&gt;T|||||3916|,T|downstream_gene_variant|MODIFIER|NDUFA6-AS1|ENSG00000237037|transcript|ENST00000608643.5|retained_intron||n.*3931C&gt;T|||||3931|,T|intron_variant|MODIFIER|NDUFA6-AS1|ENSG00000237037|transcript|ENST00000439129.5|antisense|5/6|n.1718+3408C&gt;T||||||,T|non_coding_transcript_exon_variant|MODIFIER|CYP2D6|ENSG00000100197|transcript|ENST00000488442.1|retained_intron|3/8|n.1359G&gt;A||||||</text:p>
          </table:table-cell>
          <table:table-cell office:value-type="string" calcext:value-type="string">
            <text:p>{'HIGH': 13, 'MODERATE': 4, 'MODIFIER': 17}</text:p>
          </table:table-cell>
          <table:table-cell office:value-type="string" calcext:value-type="string">
            <text:p>{'structural_interaction_variant': 13, 'missense_variant': 4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994706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818" calcext:value-type="float">
            <text:p>4212881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631dupG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80)</text:p>
          </table:table-cell>
          <table:table-cell table:number-columns-repeated="3"/>
          <table:table-cell office:value-type="string" calcext:value-type="string">
            <text:p>rs763609904</text:p>
          </table:table-cell>
          <table:table-cell office:value-type="string" calcext:value-type="string">
            <text:p>TC|frameshift_variant|HIGH|CYP2D6|ENSG00000100197|transcript|ENST00000360608.9|protein_coding|4/9|c.631dupG|p.Glu211fs|746/1684|631/1494|211/497||,TC|frameshift_variant|HIGH|CYP2D6|ENSG00000100197|transcript|ENST00000360124.9|nonsense_mediated_decay|2/7|c.298dupG|p.Glu100fs|298/1187|298/543|100/180||,TC|frameshift_variant|HIGH|CYP2D6|ENSG00000100197|transcript|ENST00000359033.4|protein_coding|3/8|c.478dupG|p.Glu160fs|552/1433|478/1341|160/446||,TC|frameshift_variant|HIGH|CYP2D6|ENSG00000100197|transcript|ENST00000389970.7|protein_coding|4/10|c.565dupG|p.Glu189fs|721/1714|565/1485|189/494||,TC|structural_interaction_variant|HIGH|CYP2D6|ENSG00000100197|interaction|3QM4:B_211-B_243:ENST00000360608|protein_coding|4/9|c.631dupG||||||,TC|upstream_gene_variant|MODIFIER|NDUFA6-AS1|ENSG00000237037|transcript|ENST00000617009.4|antisense||n.-3213_-3212insC|||||3212|,TC|upstream_gene_variant|MODIFIER|NDUFA6-AS1|ENSG00000237037|transcript|ENST00000621190.1|antisense||n.-3213_-3212insC|||||3212|,TC|upstream_gene_variant|MODIFIER|RP4-669P10.19|ENSG00000227370|transcript|ENST00000417586.1|processed_pseudogene||n.-3725_-3724insC|||||3724|,TC|downstream_gene_variant|MODIFIER|NDUFA6-AS1|ENSG00000237037|transcript|ENST00000451451.1|antisense||n.*3790_*3791insC|||||3791|,TC|downstream_gene_variant|MODIFIER|NDUFA6-AS1|ENSG00000237037|transcript|ENST00000417327.5|antisense||n.*3469_*3470insC|||||3470|,TC|downstream_gene_variant|MODIFIER|NDUFA6-AS1|ENSG00000237037|transcript|ENST00000536447.6|antisense||n.*3859_*3860insC|||||3860|,TC|downstream_gene_variant|MODIFIER|NDUFA6-AS1|ENSG00000237037|transcript|ENST00000595777.5|antisense||n.*3859_*3860insC|||||3860|,TC|downstream_gene_variant|MODIFIER|NDUFA6-AS1|ENSG00000237037|transcript|ENST00000600968.5|antisense||n.*3859_*3860insC|||||3860|,TC|downstream_gene_variant|MODIFIER|NDUFA6-AS1|ENSG00000237037|transcript|ENST00000434834.5|antisense||n.*3816_*3817insC|||||3817|,TC|downstream_gene_variant|MODIFIER|NDUFA6-AS1|ENSG00000237037|transcript|ENST00000610250.5|antisense||n.*3919_*3920insC|||||3920|,TC|downstream_gene_variant|MODIFIER|NDUFA6-AS1|ENSG00000237037|transcript|ENST00000547929.6|retained_intron||n.*3919_*3920insC|||||3920|,TC|downstream_gene_variant|MODIFIER|NDUFA6-AS1|ENSG00000237037|transcript|ENST00000617396.4|antisense||n.*4256_*4257insC|||||4257|,TC|downstream_gene_variant|MODIFIER|NDUFA6-AS1|ENSG00000237037|transcript|ENST00000609499.5|retained_intron||n.*3919_*3920insC|||||3920|,TC|downstream_gene_variant|MODIFIER|NDUFA6-AS1|ENSG00000237037|transcript|ENST00000609833.5|retained_intron||n.*3919_*3920insC|||||3920|,TC|downstream_gene_variant|MODIFIER|NDUFA6-AS1|ENSG00000237037|transcript|ENST00000608643.5|retained_intron||n.*3934_*3935insC|||||3935|,TC|intron_variant|MODIFIER|NDUFA6-AS1|ENSG00000237037|transcript|ENST00000439129.5|antisense|5/6|n.1718+3413dupC||||||INFO_REALIGN_3_PRIME,TC|non_coding_transcript_exon_variant|MODIFIER|CYP2D6|ENSG00000100197|transcript|ENST00000488442.1|retained_intron|3/8|n.1355dupG||||||</text:p>
          </table:table-cell>
          <table:table-cell office:value-type="string" calcext:value-type="string">
            <text:p>{'HIGH': 5, 'MODIFIER': 17}</text:p>
          </table:table-cell>
          <table:table-cell office:value-type="string" calcext:value-type="string">
            <text:p>{'frameshift_variant': 4, 'structural_interaction_variant': 1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025905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GGGGCGAAAGGGGCGA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927" calcext:value-type="float">
            <text:p>4212892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522_523insTTTCGCCCCTTTCGCCCC</text:p>
          </table:table-cell>
          <table:table-cell office:value-type="string" calcext:value-type="string">
            <text:p>"Poor_metaboliser"</text:p>
          </table:table-cell>
          <table:table-cell table:number-columns-repeated="4"/>
          <table:table-cell office:value-type="string" calcext:value-type="string">
            <text:p>rs72549356</text:p>
          </table:table-cell>
          <table:table-cell office:value-type="string" calcext:value-type="string">
            <text:p>TGGGGCGAAAGGGGCGAAA|conservative_inframe_insertion|MODERATE|CYP2D6|ENSG00000100197|transcript|ENST00000360608.9|protein_coding|4/9|c.522_523insTTTCGCCCCTTTCGCCCC|p.Pro174_Asn175insPheArgProPheArgPro|637/1684|522/1494|174/497||,TGGGGCGAAAGGGGCGAAA|conservative_inframe_insertion|MODERATE|CYP2D6|ENSG00000100197|transcript|ENST00000360124.9|nonsense_mediated_decay|2/7|c.189_190insTTTCGCCCCTTTCGCCCC|p.Pro63_Asn64insPheArgProPheArgPro|189/1187|189/543|63/180||,TGGGGCGAAAGGGGCGAAA|conservative_inframe_insertion|MODERATE|CYP2D6|ENSG00000100197|transcript|ENST00000359033.4|protein_coding|3/8|c.369_370insTTTCGCCCCTTTCGCCCC|p.Pro123_Asn124insPheArgProPheArgPro|443/1433|369/1341|123/446||,TGGGGCGAAAGGGGCGAAA|conservative_inframe_insertion|MODERATE|CYP2D6|ENSG00000100197|transcript|ENST00000389970.7|protein_coding|4/10|c.456_457insTTTCGCCCCTTTCGCCCC|p.Pro152_Asn153insPheArgProPheArgPro|612/1714|456/1485|152/494||,TGGGGCGAAAGGGGCGAAA|upstream_gene_variant|MODIFIER|NDUFA6-AS1|ENSG00000237037|transcript|ENST00000617009.4|antisense||n.-3104_-3103insGGGGCGAAAGGGGCGAAA|||||3103|,TGGGGCGAAAGGGGCGAAA|upstream_gene_variant|MODIFIER|NDUFA6-AS1|ENSG00000237037|transcript|ENST00000621190.1|antisense||n.-3104_-3103insGGGGCGAAAGGGGCGAAA|||||3103|,TGGGGCGAAAGGGGCGAAA|upstream_gene_variant|MODIFIER|RP4-669P10.19|ENSG00000227370|transcript|ENST00000417586.1|processed_pseudogene||n.-3616_-3615insGGGGCGAAAGGGGCGAAA|||||3615|,TGGGGCGAAAGGGGCGAAA|downstream_gene_variant|MODIFIER|NDUFA6-AS1|ENSG00000237037|transcript|ENST00000451451.1|antisense||n.*3899_*3900insGGGGCGAAAGGGGCGAAA|||||3900|,TGGGGCGAAAGGGGCGAAA|downstream_gene_variant|MODIFIER|NDUFA6-AS1|ENSG00000237037|transcript|ENST00000417327.5|antisense||n.*3578_*3579insGGGGCGAAAGGGGCGAAA|||||3579|,TGGGGCGAAAGGGGCGAAA|downstream_gene_variant|MODIFIER|NDUFA6-AS1|ENSG00000237037|transcript|ENST00000536447.6|antisense||n.*3968_*3969insGGGGCGAAAGGGGCGAAA|||||3969|,TGGGGCGAAAGGGGCGAAA|downstream_gene_variant|MODIFIER|NDUFA6-AS1|ENSG00000237037|transcript|ENST00000595777.5|antisense||n.*3968_*3969insGGGGCGAAAGGGGCGAAA|||||3969|,TGGGGCGAAAGGGGCGAAA|downstream_gene_variant|MODIFIER|NDUFA6-AS1|ENSG00000237037|transcript|ENST00000600968.5|antisense||n.*3968_*3969insGGGGCGAAAGGGGCGAAA|||||3969|,TGGGGCGAAAGGGGCGAAA|downstream_gene_variant|MODIFIER|NDUFA6-AS1|ENSG00000237037|transcript|ENST00000434834.5|antisense||n.*3925_*3926insGGGGCGAAAGGGGCGAAA|||||3926|,TGGGGCGAAAGGGGCGAAA|downstream_gene_variant|MODIFIER|NDUFA6-AS1|ENSG00000237037|transcript|ENST00000610250.5|antisense||n.*4028_*4029insGGGGCGAAAGGGGCGAAA|||||4029|,TGGGGCGAAAGGGGCGAAA|downstream_gene_variant|MODIFIER|NDUFA6-AS1|ENSG00000237037|transcript|ENST00000547929.6|retained_intron||n.*4028_*4029insGGGGCGAAAGGGGCGAAA|||||4029|,TGGGGCGAAAGGGGCGAAA|downstream_gene_variant|MODIFIER|NDUFA6-AS1|ENSG00000237037|transcript|ENST00000617396.4|antisense||n.*4365_*4366insGGGGCGAAAGGGGCGAAA|||||4366|,TGGGGCGAAAGGGGCGAAA|downstream_gene_variant|MODIFIER|NDUFA6-AS1|ENSG00000237037|transcript|ENST00000609499.5|retained_intron||n.*4028_*4029insGGGGCGAAAGGGGCGAAA|||||4029|,TGGGGCGAAAGGGGCGAAA|downstream_gene_variant|MODIFIER|NDUFA6-AS1|ENSG00000237037|transcript|ENST00000609833.5|retained_intron||n.*4028_*4029insGGGGCGAAAGGGGCGAAA|||||4029|,TGGGGCGAAAGGGGCGAAA|downstream_gene_variant|MODIFIER|NDUFA6-AS1|ENSG00000237037|transcript|ENST00000608643.5|retained_intron||n.*4043_*4044insGGGGCGAAAGGGGCGAAA|||||4044|,TGGGGCGAAAGGGGCGAAA|intron_variant|MODIFIER|NDUFA6-AS1|ENSG00000237037|transcript|ENST00000439129.5|antisense|5/6|n.1718+3535_1718+3536insAAAGGGGCGAAAGGGGCG||||||INFO_REALIGN_3_PRIME,TGGGGCGAAAGGGGCGAAA|non_coding_transcript_exon_variant|MODIFIER|CYP2D6|ENSG00000100197|transcript|ENST00000488442.1|retained_intron|3/8|n.1246_1247insTTTCGCCCCTTTCGCCCC||||||</text:p>
          </table:table-cell>
          <table:table-cell office:value-type="string" calcext:value-type="string">
            <text:p>{'MODERATE': 4, 'MODIFIER': 17}</text:p>
          </table:table-cell>
          <table:table-cell office:value-type="string" calcext:value-type="string">
            <text:p>{'conservative_inframe_insertion': 4, 'upstream_gene_variant': 3, 'downstream_gene_variant': 12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900241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8945" calcext:value-type="float">
            <text:p>4212894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506-1G&gt;A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80)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rs3892097</text:p>
          </table:table-cell>
          <table:table-cell office:value-type="string" calcext:value-type="string">
            <text:p>T|splice_acceptor_variant&amp;intron_variant|HIGH|CYP2D6|ENSG00000100197|transcript|ENST00000360608.9|protein_coding|3/8|c.506-1G&gt;A||||||,T|splice_acceptor_variant&amp;intron_variant|HIGH|CYP2D6|ENSG00000100197|transcript|ENST00000360124.9|nonsense_mediated_decay|1/6|c.173-1G&gt;A||||||,T|splice_acceptor_variant&amp;intron_variant|HIGH|CYP2D6|ENSG00000100197|transcript|ENST00000359033.4|protein_coding|2/7|c.353-1G&gt;A||||||,T|splice_acceptor_variant&amp;intron_variant|HIGH|CYP2D6|ENSG00000100197|transcript|ENST00000389970.7|protein_coding|3/9|c.440-1G&gt;A||||||,T|splice_acceptor_variant&amp;intron_variant|HIGH|CYP2D6|ENSG00000100197|transcript|ENST00000488442.1|retained_intron|2/7|n.1230-1G&gt;A||||||,T|upstream_gene_variant|MODIFIER|NDUFA6-AS1|ENSG00000237037|transcript|ENST00000617009.4|antisense||n.-3086C&gt;T|||||3086|,T|upstream_gene_variant|MODIFIER|NDUFA6-AS1|ENSG00000237037|transcript|ENST00000621190.1|antisense||n.-3086C&gt;T|||||3086|,T|upstream_gene_variant|MODIFIER|RP4-669P10.19|ENSG00000227370|transcript|ENST00000417586.1|processed_pseudogene||n.-3598C&gt;T|||||3598|,T|downstream_gene_variant|MODIFIER|NDUFA6-AS1|ENSG00000237037|transcript|ENST00000451451.1|antisense||n.*3917C&gt;T|||||3917|,T|downstream_gene_variant|MODIFIER|NDUFA6-AS1|ENSG00000237037|transcript|ENST00000417327.5|antisense||n.*3596C&gt;T|||||3596|,T|downstream_gene_variant|MODIFIER|NDUFA6-AS1|ENSG00000237037|transcript|ENST00000536447.6|antisense||n.*3986C&gt;T|||||3986|,T|downstream_gene_variant|MODIFIER|NDUFA6-AS1|ENSG00000237037|transcript|ENST00000595777.5|antisense||n.*3986C&gt;T|||||3986|,T|downstream_gene_variant|MODIFIER|NDUFA6-AS1|ENSG00000237037|transcript|ENST00000600968.5|antisense||n.*3986C&gt;T|||||3986|,T|downstream_gene_variant|MODIFIER|NDUFA6-AS1|ENSG00000237037|transcript|ENST00000434834.5|antisense||n.*3943C&gt;T|||||3943|,T|downstream_gene_variant|MODIFIER|NDUFA6-AS1|ENSG00000237037|transcript|ENST00000610250.5|antisense||n.*4046C&gt;T|||||4046|,T|downstream_gene_variant|MODIFIER|NDUFA6-AS1|ENSG00000237037|transcript|ENST00000547929.6|retained_intron||n.*4046C&gt;T|||||4046|,T|downstream_gene_variant|MODIFIER|NDUFA6-AS1|ENSG00000237037|transcript|ENST00000617396.4|antisense||n.*4383C&gt;T|||||4383|,T|downstream_gene_variant|MODIFIER|NDUFA6-AS1|ENSG00000237037|transcript|ENST00000609499.5|retained_intron||n.*4046C&gt;T|||||4046|,T|downstream_gene_variant|MODIFIER|NDUFA6-AS1|ENSG00000237037|transcript|ENST00000609833.5|retained_intron||n.*4046C&gt;T|||||4046|,T|downstream_gene_variant|MODIFIER|NDUFA6-AS1|ENSG00000237037|transcript|ENST00000608643.5|retained_intron||n.*4061C&gt;T|||||4061|,T|intron_variant|MODIFIER|NDUFA6-AS1|ENSG00000237037|transcript|ENST00000439129.5|antisense|5/6|n.1718+3538C&gt;T||||||</text:p>
          </table:table-cell>
          <table:table-cell office:value-type="string" calcext:value-type="string">
            <text:p>{'HIGH': 5, 'MODIFIER': 16}</text:p>
          </table:table-cell>
          <table:table-cell office:value-type="string" calcext:value-type="string">
            <text:p>{'splice_acceptor_variant&amp;intron_variant': 5, 'upstream_gene_variant': 3, 'downstream_gene_variant': 12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92872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033" calcext:value-type="float">
            <text:p>4212903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505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G169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s5030865</text:p>
          </table:table-cell>
          <table:table-cell office:value-type="string" calcext:value-type="string">
            <text:p>T|missense_variant&amp;splice_region_variant|MODERATE|CYP2D6|ENSG00000100197|transcript|ENST00000360608.9|protein_coding|3/9|c.505G&gt;A|p.Gly169Arg|620/1684|505/1494|169/497||,T|missense_variant&amp;splice_region_variant|MODERATE|CYP2D6|ENSG00000100197|transcript|ENST00000389970.7|protein_coding|3/10|c.439G&gt;A|p.Gly147Arg|595/1714|439/1485|147/494||,T|splice_region_variant&amp;non_coding_transcript_exon_variant|LOW|CYP2D6|ENSG00000100197|transcript|ENST00000488442.1|retained_intron|2/8|n.1229G&gt;A||||||,T|upstream_gene_variant|MODIFIER|NDUFA6-AS1|ENSG00000237037|transcript|ENST00000617009.4|antisense||n.-2998C&gt;T|||||2998|,T|upstream_gene_variant|MODIFIER|NDUFA6-AS1|ENSG00000237037|transcript|ENST00000621190.1|antisense||n.-2998C&gt;T|||||2998|,T|upstream_gene_variant|MODIFIER|RP4-669P10.19|ENSG00000227370|transcript|ENST00000417586.1|processed_pseudogene||n.-3510C&gt;T|||||3510|,T|downstream_gene_variant|MODIFIER|NDUFA6-AS1|ENSG00000237037|transcript|ENST00000451451.1|antisense||n.*4005C&gt;T|||||4005|,T|downstream_gene_variant|MODIFIER|NDUFA6-AS1|ENSG00000237037|transcript|ENST00000417327.5|antisense||n.*3684C&gt;T|||||3684|,T|downstream_gene_variant|MODIFIER|NDUFA6-AS1|ENSG00000237037|transcript|ENST00000536447.6|antisense||n.*4074C&gt;T|||||4074|,T|downstream_gene_variant|MODIFIER|NDUFA6-AS1|ENSG00000237037|transcript|ENST00000595777.5|antisense||n.*4074C&gt;T|||||4074|,T|downstream_gene_variant|MODIFIER|NDUFA6-AS1|ENSG00000237037|transcript|ENST00000600968.5|antisense||n.*4074C&gt;T|||||4074|,T|downstream_gene_variant|MODIFIER|NDUFA6-AS1|ENSG00000237037|transcript|ENST00000434834.5|antisense||n.*4031C&gt;T|||||4031|,T|downstream_gene_variant|MODIFIER|NDUFA6-AS1|ENSG00000237037|transcript|ENST00000610250.5|antisense||n.*4134C&gt;T|||||4134|,T|downstream_gene_variant|MODIFIER|NDUFA6-AS1|ENSG00000237037|transcript|ENST00000547929.6|retained_intron||n.*4134C&gt;T|||||4134|,T|downstream_gene_variant|MODIFIER|NDUFA6-AS1|ENSG00000237037|transcript|ENST00000617396.4|antisense||n.*4471C&gt;T|||||4471|,T|downstream_gene_variant|MODIFIER|NDUFA6-AS1|ENSG00000237037|transcript|ENST00000609499.5|retained_intron||n.*4134C&gt;T|||||4134|,T|downstream_gene_variant|MODIFIER|NDUFA6-AS1|ENSG00000237037|transcript|ENST00000609833.5|retained_intron||n.*4134C&gt;T|||||4134|,T|downstream_gene_variant|MODIFIER|NDUFA6-AS1|ENSG00000237037|transcript|ENST00000608643.5|retained_intron||n.*4149C&gt;T|||||4149|,T|intron_variant|MODIFIER|CYP2D6|ENSG00000100197|transcript|ENST00000360124.9|nonsense_mediated_decay|1/6|c.173-89G&gt;A||||||,T|intron_variant|MODIFIER|CYP2D6|ENSG00000100197|transcript|ENST00000359033.4|protein_coding|2/7|c.353-89G&gt;A||||||,T|intron_variant|MODIFIER|NDUFA6-AS1|ENSG00000237037|transcript|ENST00000439129.5|antisense|5/6|n.1718+3626C&gt;T||||||</text:p>
          </table:table-cell>
          <table:table-cell office:value-type="string" calcext:value-type="string">
            <text:p>{'MODERATE': 2, 'LOW': 1, 'MODIFIER': 18}</text:p>
          </table:table-cell>
          <table:table-cell office:value-type="string" calcext:value-type="string">
            <text:p>{'missense_variant&amp;splice_region_variant': 2, 'splice_region_variant&amp;non_coding_transcript_exon_variant': 1, 'upstream_gene_variant': 3, 'downstream_gene_variant': 12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50334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033" calcext:value-type="float">
            <text:p>42129033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NM_000106.5:c.505G&gt;T</text:p>
          </table:table-cell>
          <table:table-cell office:value-type="string" calcext:value-type="string">
            <text:p>"Cytochrome_P450_deficiency"</text:p>
          </table:table-cell>
          <table:table-cell table:number-columns-repeated="2" office:value-type="string" calcext:value-type="string">
            <text:p>(CYP2D6|ENSG00000100197|5|0.40)</text:p>
          </table:table-cell>
          <table:table-cell office:value-type="string" calcext:value-type="string">
            <text:p>NP_000097.3:p.G169*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rs5030865</text:p>
          </table:table-cell>
          <table:table-cell office:value-type="string" calcext:value-type="string">
            <text:p>A|stop_gained&amp;splice_region_variant|HIGH|CYP2D6|ENSG00000100197|transcript|ENST00000360608.9|protein_coding|3/9|c.505G&gt;T|p.Gly169*|620/1684|505/1494|169/497||,A|stop_gained&amp;splice_region_variant|HIGH|CYP2D6|ENSG00000100197|transcript|ENST00000389970.7|protein_coding|3/10|c.439G&gt;T|p.Gly147*|595/1714|439/1485|147/494||,A|splice_region_variant&amp;non_coding_transcript_exon_variant|LOW|CYP2D6|ENSG00000100197|transcript|ENST00000488442.1|retained_intron|2/8|n.1229G&gt;T||||||,A|upstream_gene_variant|MODIFIER|NDUFA6-AS1|ENSG00000237037|transcript|ENST00000617009.4|antisense||n.-2998C&gt;A|||||2998|,A|upstream_gene_variant|MODIFIER|NDUFA6-AS1|ENSG00000237037|transcript|ENST00000621190.1|antisense||n.-2998C&gt;A|||||2998|,A|upstream_gene_variant|MODIFIER|RP4-669P10.19|ENSG00000227370|transcript|ENST00000417586.1|processed_pseudogene||n.-3510C&gt;A|||||3510|,A|downstream_gene_variant|MODIFIER|NDUFA6-AS1|ENSG00000237037|transcript|ENST00000451451.1|antisense||n.*4005C&gt;A|||||4005|,A|downstream_gene_variant|MODIFIER|NDUFA6-AS1|ENSG00000237037|transcript|ENST00000417327.5|antisense||n.*3684C&gt;A|||||3684|,A|downstream_gene_variant|MODIFIER|NDUFA6-AS1|ENSG00000237037|transcript|ENST00000536447.6|antisense||n.*4074C&gt;A|||||4074|,A|downstream_gene_variant|MODIFIER|NDUFA6-AS1|ENSG00000237037|transcript|ENST00000595777.5|antisense||n.*4074C&gt;A|||||4074|,A|downstream_gene_variant|MODIFIER|NDUFA6-AS1|ENSG00000237037|transcript|ENST00000600968.5|antisense||n.*4074C&gt;A|||||4074|,A|downstream_gene_variant|MODIFIER|NDUFA6-AS1|ENSG00000237037|transcript|ENST00000434834.5|antisense||n.*4031C&gt;A|||||4031|,A|downstream_gene_variant|MODIFIER|NDUFA6-AS1|ENSG00000237037|transcript|ENST00000610250.5|antisense||n.*4134C&gt;A|||||4134|,A|downstream_gene_variant|MODIFIER|NDUFA6-AS1|ENSG00000237037|transcript|ENST00000547929.6|retained_intron||n.*4134C&gt;A|||||4134|,A|downstream_gene_variant|MODIFIER|NDUFA6-AS1|ENSG00000237037|transcript|ENST00000617396.4|antisense||n.*4471C&gt;A|||||4471|,A|downstream_gene_variant|MODIFIER|NDUFA6-AS1|ENSG00000237037|transcript|ENST00000609499.5|retained_intron||n.*4134C&gt;A|||||4134|,A|downstream_gene_variant|MODIFIER|NDUFA6-AS1|ENSG00000237037|transcript|ENST00000609833.5|retained_intron||n.*4134C&gt;A|||||4134|,A|downstream_gene_variant|MODIFIER|NDUFA6-AS1|ENSG00000237037|transcript|ENST00000608643.5|retained_intron||n.*4149C&gt;A|||||4149|,A|intron_variant|MODIFIER|CYP2D6|ENSG00000100197|transcript|ENST00000360124.9|nonsense_mediated_decay|1/6|c.173-89G&gt;T||||||,A|intron_variant|MODIFIER|CYP2D6|ENSG00000100197|transcript|ENST00000359033.4|protein_coding|2/7|c.353-89G&gt;T||||||,A|intron_variant|MODIFIER|NDUFA6-AS1|ENSG00000237037|transcript|ENST00000439129.5|antisense|5/6|n.1718+3626C&gt;A||||||</text:p>
          </table:table-cell>
          <table:table-cell office:value-type="string" calcext:value-type="string">
            <text:p>{'HIGH': 2, 'LOW': 1, 'MODIFIER': 18}</text:p>
          </table:table-cell>
          <table:table-cell office:value-type="string" calcext:value-type="string">
            <text:p>{'stop_gained&amp;splice_region_variant': 2, 'splice_region_variant&amp;non_coding_transcript_exon_variant': 1, 'upstream_gene_variant': 3, 'downstream_gene_variant': 12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87930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071" calcext:value-type="float">
            <text:p>4212907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467A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E156A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rs267608302</text:p>
          </table:table-cell>
          <table:table-cell office:value-type="string" calcext:value-type="string">
            <text:p>G|structural_interaction_variant|HIGH|CYP2D6|ENSG00000100197|interaction|2F9Q:A_156-A_194:ENST00000360608|protein_coding|3/9|c.467A&gt;C||||||,G|structural_interaction_variant|HIGH|CYP2D6|ENSG00000100197|interaction|2F9Q:A_156-A_197:ENST00000360608|protein_coding|3/9|c.467A&gt;C||||||,G|structural_interaction_variant|HIGH|CYP2D6|ENSG00000100197|interaction|2F9Q:B_156-B_184:ENST00000360608|protein_coding|3/9|c.467A&gt;C||||||,G|structural_interaction_variant|HIGH|CYP2D6|ENSG00000100197|interaction|2F9Q:B_156-B_194:ENST00000360608|protein_coding|3/9|c.467A&gt;C||||||,G|structural_interaction_variant|HIGH|CYP2D6|ENSG00000100197|interaction|2F9Q:B_156-B_197:ENST00000360608|protein_coding|3/9|c.467A&gt;C||||||,G|structural_interaction_variant|HIGH|CYP2D6|ENSG00000100197|interaction|2F9Q:C_156-C_184:ENST00000360608|protein_coding|3/9|c.467A&gt;C||||||,G|structural_interaction_variant|HIGH|CYP2D6|ENSG00000100197|interaction|2F9Q:C_156-C_194:ENST00000360608|protein_coding|3/9|c.467A&gt;C||||||,G|structural_interaction_variant|HIGH|CYP2D6|ENSG00000100197|interaction|2F9Q:C_156-C_197:ENST00000360608|protein_coding|3/9|c.467A&gt;C||||||,G|structural_interaction_variant|HIGH|CYP2D6|ENSG00000100197|interaction|2F9Q:D_156-D_194:ENST00000360608|protein_coding|3/9|c.467A&gt;C||||||,G|structural_interaction_variant|HIGH|CYP2D6|ENSG00000100197|interaction|2F9Q:D_156-D_197:ENST00000360608|protein_coding|3/9|c.467A&gt;C||||||,G|structural_interaction_variant|HIGH|CYP2D6|ENSG00000100197|interaction|3QM4:A_156-A_194:ENST00000360608|protein_coding|3/9|c.467A&gt;C||||||,G|structural_interaction_variant|HIGH|CYP2D6|ENSG00000100197|interaction|3QM4:A_156-A_197:ENST00000360608|protein_coding|3/9|c.467A&gt;C||||||,G|structural_interaction_variant|HIGH|CYP2D6|ENSG00000100197|interaction|3QM4:B_156-B_184:ENST00000360608|protein_coding|3/9|c.467A&gt;C||||||,G|structural_interaction_variant|HIGH|CYP2D6|ENSG00000100197|interaction|3QM4:B_156-B_194:ENST00000360608|protein_coding|3/9|c.467A&gt;C||||||,G|structural_interaction_variant|HIGH|CYP2D6|ENSG00000100197|interaction|3QM4:B_156-B_197:ENST00000360608|protein_coding|3/9|c.467A&gt;C||||||,G|structural_interaction_variant|HIGH|CYP2D6|ENSG00000100197|interaction|3TBG:A_156-A_184:ENST00000360608|protein_coding|3/9|c.467A&gt;C||||||,G|structural_interaction_variant|HIGH|CYP2D6|ENSG00000100197|interaction|3TBG:A_156-A_194:ENST00000360608|protein_coding|3/9|c.467A&gt;C||||||,G|structural_interaction_variant|HIGH|CYP2D6|ENSG00000100197|interaction|3TBG:A_156-A_197:ENST00000360608|protein_coding|3/9|c.467A&gt;C||||||,G|structural_interaction_variant|HIGH|CYP2D6|ENSG00000100197|interaction|3TBG:B_156-B_184:ENST00000360608|protein_coding|3/9|c.467A&gt;C||||||,G|structural_interaction_variant|HIGH|CYP2D6|ENSG00000100197|interaction|3TBG:B_156-B_194:ENST00000360608|protein_coding|3/9|c.467A&gt;C||||||,G|structural_interaction_variant|HIGH|CYP2D6|ENSG00000100197|interaction|3TBG:B_156-B_197:ENST00000360608|protein_coding|3/9|c.467A&gt;C||||||,G|structural_interaction_variant|HIGH|CYP2D6|ENSG00000100197|interaction|3TBG:C_156-C_184:ENST00000360608|protein_coding|3/9|c.467A&gt;C||||||,G|structural_interaction_variant|HIGH|CYP2D6|ENSG00000100197|interaction|3TBG:C_156-C_194:ENST00000360608|protein_coding|3/9|c.467A&gt;C||||||,G|structural_interaction_variant|HIGH|CYP2D6|ENSG00000100197|interaction|3TBG:C_156-C_197:ENST00000360608|protein_coding|3/9|c.467A&gt;C||||||,G|structural_interaction_variant|HIGH|CYP2D6|ENSG00000100197|interaction|3TBG:D_156-D_184:ENST00000360608|protein_coding|3/9|c.467A&gt;C||||||,G|structural_interaction_variant|HIGH|CYP2D6|ENSG00000100197|interaction|3TBG:D_156-D_194:ENST00000360608|protein_coding|3/9|c.467A&gt;C||||||,G|structural_interaction_variant|HIGH|CYP2D6|ENSG00000100197|interaction|3TBG:D_156-D_197:ENST00000360608|protein_coding|3/9|c.467A&gt;C||||||,G|structural_interaction_variant|HIGH|CYP2D6|ENSG00000100197|interaction|3TDA:A_156-A_194:ENST00000360608|protein_coding|3/9|c.467A&gt;C||||||,G|structural_interaction_variant|HIGH|CYP2D6|ENSG00000100197|interaction|3TDA:A_156-A_197:ENST00000360608|protein_coding|3/9|c.467A&gt;C||||||,G|structural_interaction_variant|HIGH|CYP2D6|ENSG00000100197|interaction|3TDA:B_156-B_184:ENST00000360608|protein_coding|3/9|c.467A&gt;C||||||,G|structural_interaction_variant|HIGH|CYP2D6|ENSG00000100197|interaction|3TDA:B_156-B_194:ENST00000360608|protein_coding|3/9|c.467A&gt;C||||||,G|structural_interaction_variant|HIGH|CYP2D6|ENSG00000100197|interaction|3TDA:B_156-B_197:ENST00000360608|protein_coding|3/9|c.467A&gt;C||||||,G|structural_interaction_variant|HIGH|CYP2D6|ENSG00000100197|interaction|3TDA:C_156-C_184:ENST00000360608|protein_coding|3/9|c.467A&gt;C||||||,G|structural_interaction_variant|HIGH|CYP2D6|ENSG00000100197|interaction|3TDA:C_156-C_194:ENST00000360608|protein_coding|3/9|c.467A&gt;C||||||,G|structural_interaction_variant|HIGH|CYP2D6|ENSG00000100197|interaction|3TDA:C_156-C_197:ENST00000360608|protein_coding|3/9|c.467A&gt;C||||||,G|structural_interaction_variant|HIGH|CYP2D6|ENSG00000100197|interaction|3TDA:D_156-D_184:ENST00000360608|protein_coding|3/9|c.467A&gt;C||||||,G|structural_interaction_variant|HIGH|CYP2D6|ENSG00000100197|interaction|3TDA:D_156-D_194:ENST00000360608|protein_coding|3/9|c.467A&gt;C||||||,G|structural_interaction_variant|HIGH|CYP2D6|ENSG00000100197|interaction|3TDA:D_156-D_197:ENST00000360608|protein_coding|3/9|c.467A&gt;C||||||,G|structural_interaction_variant|HIGH|CYP2D6|ENSG00000100197|interaction|4WNT:A_156-A_184:ENST00000360608|protein_coding|3/9|c.467A&gt;C||||||,G|structural_interaction_variant|HIGH|CYP2D6|ENSG00000100197|interaction|4WNT:A_156-A_194:ENST00000360608|protein_coding|3/9|c.467A&gt;C||||||,G|structural_interaction_variant|HIGH|CYP2D6|ENSG00000100197|interaction|4WNT:A_156-A_197:ENST00000360608|protein_coding|3/9|c.467A&gt;C||||||,G|structural_interaction_variant|HIGH|CYP2D6|ENSG00000100197|interaction|4WNT:B_156-B_194:ENST00000360608|protein_coding|3/9|c.467A&gt;C||||||,G|structural_interaction_variant|HIGH|CYP2D6|ENSG00000100197|interaction|4WNT:B_156-B_197:ENST00000360608|protein_coding|3/9|c.467A&gt;C||||||,G|structural_interaction_variant|HIGH|CYP2D6|ENSG00000100197|interaction|4WNU:A_156-A_194:ENST00000360608|protein_coding|3/9|c.467A&gt;C||||||,G|structural_interaction_variant|HIGH|CYP2D6|ENSG00000100197|interaction|4WNU:A_156-A_197:ENST00000360608|protein_coding|3/9|c.467A&gt;C||||||,G|structural_interaction_variant|HIGH|CYP2D6|ENSG00000100197|interaction|4WNU:B_156-B_184:ENST00000360608|protein_coding|3/9|c.467A&gt;C||||||,G|structural_interaction_variant|HIGH|CYP2D6|ENSG00000100197|interaction|4WNU:B_156-B_194:ENST00000360608|protein_coding|3/9|c.467A&gt;C||||||,G|structural_interaction_variant|HIGH|CYP2D6|ENSG00000100197|interaction|4WNU:B_156-B_197:ENST00000360608|protein_coding|3/9|c.467A&gt;C||||||,G|structural_interaction_variant|HIGH|CYP2D6|ENSG00000100197|interaction|4WNU:C_156-C_194:ENST00000360608|protein_coding|3/9|c.467A&gt;C||||||,G|structural_interaction_variant|HIGH|CYP2D6|ENSG00000100197|interaction|4WNU:C_156-C_197:ENST00000360608|protein_coding|3/9|c.467A&gt;C||||||,G|structural_interaction_variant|HIGH|CYP2D6|ENSG00000100197|interaction|4WNU:D_156-D_184:ENST00000360608|protein_coding|3/9|c.467A&gt;C||||||,G|structural_interaction_variant|HIGH|CYP2D6|ENSG00000100197|interaction|4WNU:D_156-D_194:ENST00000360608|protein_coding|3/9|c.467A&gt;C||||||,G|structural_interaction_variant|HIGH|CYP2D6|ENSG00000100197|interaction|4WNU:D_156-D_197:ENST00000360608|protein_coding|3/9|c.467A&gt;C||||||,G|structural_interaction_variant|HIGH|CYP2D6|ENSG00000100197|interaction|4WNV:A_156-A_184:ENST00000360608|protein_coding|3/9|c.467A&gt;C||||||,G|structural_interaction_variant|HIGH|CYP2D6|ENSG00000100197|interaction|4WNV:A_156-A_194:ENST00000360608|protein_coding|3/9|c.467A&gt;C||||||,G|structural_interaction_variant|HIGH|CYP2D6|ENSG00000100197|interaction|4WNV:A_156-A_197:ENST00000360608|protein_coding|3/9|c.467A&gt;C||||||,G|structural_interaction_variant|HIGH|CYP2D6|ENSG00000100197|interaction|4WNV:B_156-B_194:ENST00000360608|protein_coding|3/9|c.467A&gt;C||||||,G|structural_interaction_variant|HIGH|CYP2D6|ENSG00000100197|interaction|4WNV:B_156-B_197:ENST00000360608|protein_coding|3/9|c.467A&gt;C||||||,G|structural_interaction_variant|HIGH|CYP2D6|ENSG00000100197|interaction|4WNV:C_156-C_194:ENST00000360608|protein_coding|3/9|c.467A&gt;C||||||,G|structural_interaction_variant|HIGH|CYP2D6|ENSG00000100197|interaction|4WNV:C_156-C_197:ENST00000360608|protein_coding|3/9|c.467A&gt;C||||||,G|structural_interaction_variant|HIGH|CYP2D6|ENSG00000100197|interaction|4WNV:D_156-D_184:ENST00000360608|protein_coding|3/9|c.467A&gt;C||||||,G|structural_interaction_variant|HIGH|CYP2D6|ENSG00000100197|interaction|4WNV:D_156-D_194:ENST00000360608|protein_coding|3/9|c.467A&gt;C||||||,G|structural_interaction_variant|HIGH|CYP2D6|ENSG00000100197|interaction|4WNV:D_156-D_197:ENST00000360608|protein_coding|3/9|c.467A&gt;C||||||,G|structural_interaction_variant|HIGH|CYP2D6|ENSG00000100197|interaction|4XRY:A_156-A_184:ENST00000360608|protein_coding|3/9|c.467A&gt;C||||||,G|structural_interaction_variant|HIGH|CYP2D6|ENSG00000100197|interaction|4XRY:A_156-A_194:ENST00000360608|protein_coding|3/9|c.467A&gt;C||||||,G|structural_interaction_variant|HIGH|CYP2D6|ENSG00000100197|interaction|4XRY:A_156-A_197:ENST00000360608|protein_coding|3/9|c.467A&gt;C||||||,G|structural_interaction_variant|HIGH|CYP2D6|ENSG00000100197|interaction|4XRY:B_156-B_184:ENST00000360608|protein_coding|3/9|c.467A&gt;C||||||,G|structural_interaction_variant|HIGH|CYP2D6|ENSG00000100197|interaction|4XRY:B_156-B_194:ENST00000360608|protein_coding|3/9|c.467A&gt;C||||||,G|structural_interaction_variant|HIGH|CYP2D6|ENSG00000100197|interaction|4XRY:B_156-B_197:ENST00000360608|protein_coding|3/9|c.467A&gt;C||||||,G|structural_interaction_variant|HIGH|CYP2D6|ENSG00000100197|interaction|4XRY:C_156-C_194:ENST00000360608|protein_coding|3/9|c.467A&gt;C||||||,G|structural_interaction_variant|HIGH|CYP2D6|ENSG00000100197|interaction|4XRY:C_156-C_197:ENST00000360608|protein_coding|3/9|c.467A&gt;C||||||,G|structural_interaction_variant|HIGH|CYP2D6|ENSG00000100197|interaction|4XRY:D_156-D_184:ENST00000360608|protein_coding|3/9|c.467A&gt;C||||||,G|structural_interaction_variant|HIGH|CYP2D6|ENSG00000100197|interaction|4XRY:D_156-D_194:ENST00000360608|protein_coding|3/9|c.467A&gt;C||||||,G|structural_interaction_variant|HIGH|CYP2D6|ENSG00000100197|interaction|4XRY:D_156-D_197:ENST00000360608|protein_coding|3/9|c.467A&gt;C||||||,G|structural_interaction_variant|HIGH|CYP2D6|ENSG00000100197|interaction|4XRZ:A_156-A_184:ENST00000360608|protein_coding|3/9|c.467A&gt;C||||||,G|structural_interaction_variant|HIGH|CYP2D6|ENSG00000100197|interaction|4XRZ:A_156-A_194:ENST00000360608|protein_coding|3/9|c.467A&gt;C||||||,G|structural_interaction_variant|HIGH|CYP2D6|ENSG00000100197|interaction|4XRZ:A_156-A_197:ENST00000360608|protein_coding|3/9|c.467A&gt;C||||||,G|structural_interaction_variant|HIGH|CYP2D6|ENSG00000100197|interaction|4XRZ:B_156-B_184:ENST00000360608|protein_coding|3/9|c.467A&gt;C||||||,G|structural_interaction_variant|HIGH|CYP2D6|ENSG00000100197|interaction|4XRZ:B_156-B_194:ENST00000360608|protein_coding|3/9|c.467A&gt;C||||||,G|structural_interaction_variant|HIGH|CYP2D6|ENSG00000100197|interaction|4XRZ:B_156-B_197:ENST00000360608|protein_coding|3/9|c.467A&gt;C||||||,G|structural_interaction_variant|HIGH|CYP2D6|ENSG00000100197|interaction|4XRZ:C_156-C_184:ENST00000360608|protein_coding|3/9|c.467A&gt;C||||||,G|structural_interaction_variant|HIGH|CYP2D6|ENSG00000100197|interaction|4XRZ:C_156-C_194:ENST00000360608|protein_coding|3/9|c.467A&gt;C||||||,G|structural_interaction_variant|HIGH|CYP2D6|ENSG00000100197|interaction|4XRZ:C_156-C_197:ENST00000360608|protein_coding|3/9|c.467A&gt;C||||||,G|structural_interaction_variant|HIGH|CYP2D6|ENSG00000100197|interaction|4XRZ:D_156-D_194:ENST00000360608|protein_coding|3/9|c.467A&gt;C||||||,G|structural_interaction_variant|HIGH|CYP2D6|ENSG00000100197|interaction|4XRZ:D_156-D_197:ENST00000360608|protein_coding|3/9|c.467A&gt;C||||||,G|missense_variant|MODERATE|CYP2D6|ENSG00000100197|transcript|ENST00000360608.9|protein_coding|3/9|c.467A&gt;C|p.Glu156Ala|582/1684|467/1494|156/497||,G|missense_variant|MODERATE|CYP2D6|ENSG00000100197|transcript|ENST00000389970.7|protein_coding|3/10|c.401A&gt;C|p.Glu134Ala|557/1714|401/1485|134/494||,G|upstream_gene_variant|MODIFIER|NDUFA6-AS1|ENSG00000237037|transcript|ENST00000617009.4|antisense||n.-2960T&gt;G|||||2960|,G|upstream_gene_variant|MODIFIER|NDUFA6-AS1|ENSG00000237037|transcript|ENST00000621190.1|antisense||n.-2960T&gt;G|||||2960|,G|upstream_gene_variant|MODIFIER|RP4-669P10.19|ENSG00000227370|transcript|ENST00000417586.1|processed_pseudogene||n.-3472T&gt;G|||||3472|,G|downstream_gene_variant|MODIFIER|NDUFA6-AS1|ENSG00000237037|transcript|ENST00000451451.1|antisense||n.*4043T&gt;G|||||4043|,G|downstream_gene_variant|MODIFIER|NDUFA6-AS1|ENSG00000237037|transcript|ENST00000417327.5|antisense||n.*3722T&gt;G|||||3722|,G|downstream_gene_variant|MODIFIER|NDUFA6-AS1|ENSG00000237037|transcript|ENST00000536447.6|antisense||n.*4112T&gt;G|||||4112|,G|downstream_gene_variant|MODIFIER|NDUFA6-AS1|ENSG00000237037|transcript|ENST00000595777.5|antisense||n.*4112T&gt;G|||||4112|,G|downstream_gene_variant|MODIFIER|NDUFA6-AS1|ENSG00000237037|transcript|ENST00000600968.5|antisense||n.*4112T&gt;G|||||4112|,G|downstream_gene_variant|MODIFIER|NDUFA6-AS1|ENSG00000237037|transcript|ENST00000434834.5|antisense||n.*4069T&gt;G|||||4069|,G|downstream_gene_variant|MODIFIER|NDUFA6-AS1|ENSG00000237037|transcript|ENST00000610250.5|antisense||n.*4172T&gt;G|||||4172|,G|downstream_gene_variant|MODIFIER|NDUFA6-AS1|ENSG00000237037|transcript|ENST00000547929.6|retained_intron||n.*4172T&gt;G|||||4172|,G|downstream_gene_variant|MODIFIER|NDUFA6-AS1|ENSG00000237037|transcript|ENST00000617396.4|antisense||n.*4509T&gt;G|||||4509|,G|downstream_gene_variant|MODIFIER|NDUFA6-AS1|ENSG00000237037|transcript|ENST00000609499.5|retained_intron||n.*4172T&gt;G|||||4172|,G|downstream_gene_variant|MODIFIER|NDUFA6-AS1|ENSG00000237037|transcript|ENST00000609833.5|retained_intron||n.*4172T&gt;G|||||4172|,G|downstream_gene_variant|MODIFIER|NDUFA6-AS1|ENSG00000237037|transcript|ENST00000608643.5|retained_intron||n.*4187T&gt;G|||||4187|,G|intron_variant|MODIFIER|CYP2D6|ENSG00000100197|transcript|ENST00000360124.9|nonsense_mediated_decay|1/6|c.173-127A&gt;C||||||,G|intron_variant|MODIFIER|CYP2D6|ENSG00000100197|transcript|ENST00000359033.4|protein_coding|2/7|c.353-127A&gt;C||||||,G|intron_variant|MODIFIER|NDUFA6-AS1|ENSG00000237037|transcript|ENST00000439129.5|antisense|5/6|n.1718+3664T&gt;G||||||,G|non_coding_transcript_exon_variant|MODIFIER|CYP2D6|ENSG00000100197|transcript|ENST00000488442.1|retained_intron|2/8|n.1191A&gt;C||||||</text:p>
          </table:table-cell>
          <table:table-cell office:value-type="string" calcext:value-type="string">
            <text:p>{'HIGH': 85, 'MODERATE': 2, 'MODIFIER': 19}</text:p>
          </table:table-cell>
          <table:table-cell office:value-type="string" calcext:value-type="string">
            <text:p>{'structural_interaction_variant': 85, 'missense_variant': 2, 'upstream_gene_variant': 3, 'downstream_gene_variant': 12, 'intron_variant': 3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941660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083" calcext:value-type="float">
            <text:p>4212908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454delT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40)</text:p>
          </table:table-cell>
          <table:table-cell/>
          <table:table-cell office:value-type="string" calcext:value-type="string">
            <text:p>NP_000097.3:p.(Trp152Glyfs*2)</text:p>
          </table:table-cell>
          <table:table-cell/>
          <table:table-cell office:value-type="string" calcext:value-type="string">
            <text:p>rs5030655</text:p>
          </table:table-cell>
          <table:table-cell office:value-type="string" calcext:value-type="string">
            <text:p>C|frameshift_variant|HIGH|CYP2D6|ENSG00000100197|transcript|ENST00000360608.9|protein_coding|3/9|c.454delT|p.Trp152fs|569/1684|454/1494|152/497||,C|frameshift_variant|HIGH|CYP2D6|ENSG00000100197|transcript|ENST00000389970.7|protein_coding|3/10|c.388delT|p.Trp130fs|544/1714|388/1485|130/494||,C|structural_interaction_variant|HIGH|CYP2D6|ENSG00000100197|interaction|4WNU:D_152-D_188:ENST00000360608|protein_coding|3/9|c.454delT||||||,C|upstream_gene_variant|MODIFIER|NDUFA6-AS1|ENSG00000237037|transcript|ENST00000617009.4|antisense||n.-2947delA|||||2947|,C|upstream_gene_variant|MODIFIER|NDUFA6-AS1|ENSG00000237037|transcript|ENST00000621190.1|antisense||n.-2947delA|||||2947|,C|upstream_gene_variant|MODIFIER|RP4-669P10.19|ENSG00000227370|transcript|ENST00000417586.1|processed_pseudogene||n.-3459delA|||||3459|,C|downstream_gene_variant|MODIFIER|NDUFA6-AS1|ENSG00000237037|transcript|ENST00000451451.1|antisense||n.*4056delA|||||4056|,C|downstream_gene_variant|MODIFIER|NDUFA6-AS1|ENSG00000237037|transcript|ENST00000417327.5|antisense||n.*3735delA|||||3735|,C|downstream_gene_variant|MODIFIER|NDUFA6-AS1|ENSG00000237037|transcript|ENST00000536447.6|antisense||n.*4125delA|||||4125|,C|downstream_gene_variant|MODIFIER|NDUFA6-AS1|ENSG00000237037|transcript|ENST00000595777.5|antisense||n.*4125delA|||||4125|,C|downstream_gene_variant|MODIFIER|NDUFA6-AS1|ENSG00000237037|transcript|ENST00000600968.5|antisense||n.*4125delA|||||4125|,C|downstream_gene_variant|MODIFIER|NDUFA6-AS1|ENSG00000237037|transcript|ENST00000434834.5|antisense||n.*4082delA|||||4082|,C|downstream_gene_variant|MODIFIER|NDUFA6-AS1|ENSG00000237037|transcript|ENST00000610250.5|antisense||n.*4185delA|||||4185|,C|downstream_gene_variant|MODIFIER|NDUFA6-AS1|ENSG00000237037|transcript|ENST00000547929.6|retained_intron||n.*4185delA|||||4185|,C|downstream_gene_variant|MODIFIER|NDUFA6-AS1|ENSG00000237037|transcript|ENST00000617396.4|antisense||n.*4522delA|||||4522|,C|downstream_gene_variant|MODIFIER|NDUFA6-AS1|ENSG00000237037|transcript|ENST00000609499.5|retained_intron||n.*4185delA|||||4185|,C|downstream_gene_variant|MODIFIER|NDUFA6-AS1|ENSG00000237037|transcript|ENST00000609833.5|retained_intron||n.*4185delA|||||4185|,C|downstream_gene_variant|MODIFIER|NDUFA6-AS1|ENSG00000237037|transcript|ENST00000608643.5|retained_intron||n.*4200delA|||||4200|,C|intron_variant|MODIFIER|CYP2D6|ENSG00000100197|transcript|ENST00000360124.9|nonsense_mediated_decay|1/6|c.173-140delT||||||,C|intron_variant|MODIFIER|CYP2D6|ENSG00000100197|transcript|ENST00000359033.4|protein_coding|2/7|c.353-140delT||||||,C|intron_variant|MODIFIER|NDUFA6-AS1|ENSG00000237037|transcript|ENST00000439129.5|antisense|5/6|n.1718+3677delA||||||,C|non_coding_transcript_exon_variant|MODIFIER|CYP2D6|ENSG00000100197|transcript|ENST00000488442.1|retained_intron|2/8|n.1178delT||||||</text:p>
          </table:table-cell>
          <table:table-cell office:value-type="string" calcext:value-type="string">
            <text:p>{'HIGH': 3, 'MODIFIER': 19}</text:p>
          </table:table-cell>
          <table:table-cell office:value-type="string" calcext:value-type="string">
            <text:p>{'frameshift_variant': 2, 'structural_interaction_variant': 1, 'upstream_gene_variant': 3, 'downstream_gene_variant': 12, 'intron_variant': 3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413520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113" calcext:value-type="float">
            <text:p>4212911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425T&gt;C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L142S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rs375135093</text:p>
          </table:table-cell>
          <table:table-cell office:value-type="string" calcext:value-type="string">
            <text:p>G|missense_variant|MODERATE|CYP2D6|ENSG00000100197|transcript|ENST00000360608.9|protein_coding|3/9|c.425T&gt;C|p.Leu142Ser|540/1684|425/1494|142/497||,G|missense_variant|MODERATE|CYP2D6|ENSG00000100197|transcript|ENST00000389970.7|protein_coding|3/10|c.359T&gt;C|p.Leu120Ser|515/1714|359/1485|120/494||,G|upstream_gene_variant|MODIFIER|NDUFA6-AS1|ENSG00000237037|transcript|ENST00000617009.4|antisense||n.-2918A&gt;G|||||2918|,G|upstream_gene_variant|MODIFIER|NDUFA6-AS1|ENSG00000237037|transcript|ENST00000621190.1|antisense||n.-2918A&gt;G|||||2918|,G|upstream_gene_variant|MODIFIER|RP4-669P10.19|ENSG00000227370|transcript|ENST00000417586.1|processed_pseudogene||n.-3430A&gt;G|||||3430|,G|downstream_gene_variant|MODIFIER|NDUFA6-AS1|ENSG00000237037|transcript|ENST00000451451.1|antisense||n.*4085A&gt;G|||||4085|,G|downstream_gene_variant|MODIFIER|NDUFA6-AS1|ENSG00000237037|transcript|ENST00000417327.5|antisense||n.*3764A&gt;G|||||3764|,G|downstream_gene_variant|MODIFIER|NDUFA6-AS1|ENSG00000237037|transcript|ENST00000536447.6|antisense||n.*4154A&gt;G|||||4154|,G|downstream_gene_variant|MODIFIER|NDUFA6-AS1|ENSG00000237037|transcript|ENST00000595777.5|antisense||n.*4154A&gt;G|||||4154|,G|downstream_gene_variant|MODIFIER|NDUFA6-AS1|ENSG00000237037|transcript|ENST00000600968.5|antisense||n.*4154A&gt;G|||||4154|,G|downstream_gene_variant|MODIFIER|NDUFA6-AS1|ENSG00000237037|transcript|ENST00000434834.5|antisense||n.*4111A&gt;G|||||4111|,G|downstream_gene_variant|MODIFIER|NDUFA6-AS1|ENSG00000237037|transcript|ENST00000610250.5|antisense||n.*4214A&gt;G|||||4214|,G|downstream_gene_variant|MODIFIER|NDUFA6-AS1|ENSG00000237037|transcript|ENST00000547929.6|retained_intron||n.*4214A&gt;G|||||4214|,G|downstream_gene_variant|MODIFIER|NDUFA6-AS1|ENSG00000237037|transcript|ENST00000617396.4|antisense||n.*4551A&gt;G|||||4551|,G|downstream_gene_variant|MODIFIER|NDUFA6-AS1|ENSG00000237037|transcript|ENST00000609499.5|retained_intron||n.*4214A&gt;G|||||4214|,G|downstream_gene_variant|MODIFIER|NDUFA6-AS1|ENSG00000237037|transcript|ENST00000609833.5|retained_intron||n.*4214A&gt;G|||||4214|,G|downstream_gene_variant|MODIFIER|NDUFA6-AS1|ENSG00000237037|transcript|ENST00000608643.5|retained_intron||n.*4229A&gt;G|||||4229|,G|intron_variant|MODIFIER|CYP2D6|ENSG00000100197|transcript|ENST00000360124.9|nonsense_mediated_decay|1/6|c.173-169T&gt;C||||||,G|intron_variant|MODIFIER|CYP2D6|ENSG00000100197|transcript|ENST00000359033.4|protein_coding|2/7|c.353-169T&gt;C||||||,G|intron_variant|MODIFIER|NDUFA6-AS1|ENSG00000237037|transcript|ENST00000439129.5|antisense|5/6|n.1718+3706A&gt;G||||||,G|non_coding_transcript_exon_variant|MODIFIER|CYP2D6|ENSG00000100197|transcript|ENST00000488442.1|retained_intron|2/8|n.1149T&gt;C||||||</text:p>
          </table:table-cell>
          <table:table-cell office:value-type="string" calcext:value-type="string">
            <text:p>{'MODERATE': 2, 'MODIFIER': 19}</text:p>
          </table:table-cell>
          <table:table-cell office:value-type="string" calcext:value-type="string">
            <text:p>{'missense_variant': 2, 'upstream_gene_variant': 3, 'downstream_gene_variant': 12, 'intron_variant': 3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87932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174" calcext:value-type="float">
            <text:p>4212917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364G&gt;T</text:p>
          </table:table-cell>
          <table:table-cell office:value-type="string" calcext:value-type="string">
            <text:p>"Increased_activity"</text:p>
          </table:table-cell>
          <table:table-cell table:number-columns-repeated="2"/>
          <table:table-cell office:value-type="string" calcext:value-type="string">
            <text:p>NP_000097.3:p.A122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135823</text:p>
          </table:table-cell>
          <table:table-cell office:value-type="string" calcext:value-type="string">
            <text:p>A|structural_interaction_variant|HIGH|CYP2D6|ENSG00000100197|interaction|2F9Q:A_122-A_441:ENST00000360608|protein_coding|3/9|c.364G&gt;T||||||,A|structural_interaction_variant|HIGH|CYP2D6|ENSG00000100197|interaction|2F9Q:B_122-B_441:ENST00000360608|protein_coding|3/9|c.364G&gt;T||||||,A|structural_interaction_variant|HIGH|CYP2D6|ENSG00000100197|interaction|2F9Q:C_122-C_441:ENST00000360608|protein_coding|3/9|c.364G&gt;T||||||,A|structural_interaction_variant|HIGH|CYP2D6|ENSG00000100197|interaction|2F9Q:D_122-D_441:ENST00000360608|protein_coding|3/9|c.364G&gt;T||||||,A|structural_interaction_variant|HIGH|CYP2D6|ENSG00000100197|interaction|3QM4:A_122-A_441:ENST00000360608|protein_coding|3/9|c.364G&gt;T||||||,A|structural_interaction_variant|HIGH|CYP2D6|ENSG00000100197|interaction|3QM4:B_122-B_441:ENST00000360608|protein_coding|3/9|c.364G&gt;T||||||,A|structural_interaction_variant|HIGH|CYP2D6|ENSG00000100197|interaction|3TBG:A_122-A_441:ENST00000360608|protein_coding|3/9|c.364G&gt;T||||||,A|structural_interaction_variant|HIGH|CYP2D6|ENSG00000100197|interaction|3TBG:B_122-B_441:ENST00000360608|protein_coding|3/9|c.364G&gt;T||||||,A|structural_interaction_variant|HIGH|CYP2D6|ENSG00000100197|interaction|3TBG:C_122-C_441:ENST00000360608|protein_coding|3/9|c.364G&gt;T||||||,A|structural_interaction_variant|HIGH|CYP2D6|ENSG00000100197|interaction|3TBG:D_122-D_441:ENST00000360608|protein_coding|3/9|c.364G&gt;T||||||,A|structural_interaction_variant|HIGH|CYP2D6|ENSG00000100197|interaction|3TDA:A_122-A_441:ENST00000360608|protein_coding|3/9|c.364G&gt;T||||||,A|structural_interaction_variant|HIGH|CYP2D6|ENSG00000100197|interaction|3TDA:B_122-B_441:ENST00000360608|protein_coding|3/9|c.364G&gt;T||||||,A|structural_interaction_variant|HIGH|CYP2D6|ENSG00000100197|interaction|3TDA:C_122-C_441:ENST00000360608|protein_coding|3/9|c.364G&gt;T||||||,A|structural_interaction_variant|HIGH|CYP2D6|ENSG00000100197|interaction|3TDA:D_122-D_441:ENST00000360608|protein_coding|3/9|c.364G&gt;T||||||,A|structural_interaction_variant|HIGH|CYP2D6|ENSG00000100197|interaction|4WNT:A_122-A_441:ENST00000360608|protein_coding|3/9|c.364G&gt;T||||||,A|structural_interaction_variant|HIGH|CYP2D6|ENSG00000100197|interaction|4WNT:B_122-B_441:ENST00000360608|protein_coding|3/9|c.364G&gt;T||||||,A|structural_interaction_variant|HIGH|CYP2D6|ENSG00000100197|interaction|4WNU:A_122-A_441:ENST00000360608|protein_coding|3/9|c.364G&gt;T||||||,A|structural_interaction_variant|HIGH|CYP2D6|ENSG00000100197|interaction|4WNU:B_122-B_441:ENST00000360608|protein_coding|3/9|c.364G&gt;T||||||,A|structural_interaction_variant|HIGH|CYP2D6|ENSG00000100197|interaction|4WNU:C_122-C_441:ENST00000360608|protein_coding|3/9|c.364G&gt;T||||||,A|structural_interaction_variant|HIGH|CYP2D6|ENSG00000100197|interaction|4WNU:D_122-D_441:ENST00000360608|protein_coding|3/9|c.364G&gt;T||||||,A|structural_interaction_variant|HIGH|CYP2D6|ENSG00000100197|interaction|4WNV:A_122-A_441:ENST00000360608|protein_coding|3/9|c.364G&gt;T||||||,A|structural_interaction_variant|HIGH|CYP2D6|ENSG00000100197|interaction|4WNV:B_122-B_441:ENST00000360608|protein_coding|3/9|c.364G&gt;T||||||,A|structural_interaction_variant|HIGH|CYP2D6|ENSG00000100197|interaction|4WNV:C_122-C_441:ENST00000360608|protein_coding|3/9|c.364G&gt;T||||||,A|structural_interaction_variant|HIGH|CYP2D6|ENSG00000100197|interaction|4WNV:D_122-D_441:ENST00000360608|protein_coding|3/9|c.364G&gt;T||||||,A|structural_interaction_variant|HIGH|CYP2D6|ENSG00000100197|interaction|4XRY:A_122-A_441:ENST00000360608|protein_coding|3/9|c.364G&gt;T||||||,A|structural_interaction_variant|HIGH|CYP2D6|ENSG00000100197|interaction|4XRY:B_122-B_441:ENST00000360608|protein_coding|3/9|c.364G&gt;T||||||,A|structural_interaction_variant|HIGH|CYP2D6|ENSG00000100197|interaction|4XRY:C_122-C_441:ENST00000360608|protein_coding|3/9|c.364G&gt;T||||||,A|structural_interaction_variant|HIGH|CYP2D6|ENSG00000100197|interaction|4XRY:D_122-D_441:ENST00000360608|protein_coding|3/9|c.364G&gt;T||||||,A|structural_interaction_variant|HIGH|CYP2D6|ENSG00000100197|interaction|4XRZ:A_122-A_441:ENST00000360608|protein_coding|3/9|c.364G&gt;T||||||,A|structural_interaction_variant|HIGH|CYP2D6|ENSG00000100197|interaction|4XRZ:B_122-B_441:ENST00000360608|protein_coding|3/9|c.364G&gt;T||||||,A|structural_interaction_variant|HIGH|CYP2D6|ENSG00000100197|interaction|4XRZ:C_122-C_441:ENST00000360608|protein_coding|3/9|c.364G&gt;T||||||,A|structural_interaction_variant|HIGH|CYP2D6|ENSG00000100197|interaction|4XRZ:D_122-D_441:ENST00000360608|protein_coding|3/9|c.364G&gt;T||||||,A|missense_variant|MODERATE|CYP2D6|ENSG00000100197|transcript|ENST00000360608.9|protein_coding|3/9|c.364G&gt;T|p.Ala122Ser|479/1684|364/1494|122/497||,A|missense_variant|MODERATE|CYP2D6|ENSG00000100197|transcript|ENST00000389970.7|protein_coding|3/10|c.298G&gt;T|p.Ala100Ser|454/1714|298/1485|100/494||,A|upstream_gene_variant|MODIFIER|NDUFA6-AS1|ENSG00000237037|transcript|ENST00000617009.4|antisense||n.-2857C&gt;A|||||2857|,A|upstream_gene_variant|MODIFIER|NDUFA6-AS1|ENSG00000237037|transcript|ENST00000621190.1|antisense||n.-2857C&gt;A|||||2857|,A|upstream_gene_variant|MODIFIER|RP4-669P10.19|ENSG00000227370|transcript|ENST00000417586.1|processed_pseudogene||n.-3369C&gt;A|||||3369|,A|downstream_gene_variant|MODIFIER|NDUFA6-AS1|ENSG00000237037|transcript|ENST00000451451.1|antisense||n.*4146C&gt;A|||||4146|,A|downstream_gene_variant|MODIFIER|NDUFA6-AS1|ENSG00000237037|transcript|ENST00000417327.5|antisense||n.*3825C&gt;A|||||3825|,A|downstream_gene_variant|MODIFIER|NDUFA6-AS1|ENSG00000237037|transcript|ENST00000536447.6|antisense||n.*4215C&gt;A|||||4215|,A|downstream_gene_variant|MODIFIER|NDUFA6-AS1|ENSG00000237037|transcript|ENST00000595777.5|antisense||n.*4215C&gt;A|||||4215|,A|downstream_gene_variant|MODIFIER|NDUFA6-AS1|ENSG00000237037|transcript|ENST00000600968.5|antisense||n.*4215C&gt;A|||||4215|,A|downstream_gene_variant|MODIFIER|NDUFA6-AS1|ENSG00000237037|transcript|ENST00000434834.5|antisense||n.*4172C&gt;A|||||4172|,A|downstream_gene_variant|MODIFIER|NDUFA6-AS1|ENSG00000237037|transcript|ENST00000610250.5|antisense||n.*4275C&gt;A|||||4275|,A|downstream_gene_variant|MODIFIER|NDUFA6-AS1|ENSG00000237037|transcript|ENST00000547929.6|retained_intron||n.*4275C&gt;A|||||4275|,A|downstream_gene_variant|MODIFIER|NDUFA6-AS1|ENSG00000237037|transcript|ENST00000617396.4|antisense||n.*4612C&gt;A|||||4612|,A|downstream_gene_variant|MODIFIER|NDUFA6-AS1|ENSG00000237037|transcript|ENST00000609499.5|retained_intron||n.*4275C&gt;A|||||4275|,A|downstream_gene_variant|MODIFIER|NDUFA6-AS1|ENSG00000237037|transcript|ENST00000609833.5|retained_intron||n.*4275C&gt;A|||||4275|,A|downstream_gene_variant|MODIFIER|NDUFA6-AS1|ENSG00000237037|transcript|ENST00000608643.5|retained_intron||n.*4290C&gt;A|||||4290|,A|intron_variant|MODIFIER|CYP2D6|ENSG00000100197|transcript|ENST00000360124.9|nonsense_mediated_decay|1/6|c.173-230G&gt;T||||||,A|intron_variant|MODIFIER|CYP2D6|ENSG00000100197|transcript|ENST00000359033.4|protein_coding|2/7|c.353-230G&gt;T||||||,A|intron_variant|MODIFIER|NDUFA6-AS1|ENSG00000237037|transcript|ENST00000439129.5|antisense|5/6|n.1718+3767C&gt;A||||||,A|non_coding_transcript_exon_variant|MODIFIER|CYP2D6|ENSG00000100197|transcript|ENST00000488442.1|retained_intron|2/8|n.1088G&gt;T||||||</text:p>
          </table:table-cell>
          <table:table-cell office:value-type="string" calcext:value-type="string">
            <text:p>{'HIGH': 32, 'MODERATE': 2, 'MODIFIER': 19}</text:p>
          </table:table-cell>
          <table:table-cell office:value-type="string" calcext:value-type="string">
            <text:p>{'structural_interaction_variant': 32, 'missense_variant': 2, 'upstream_gene_variant': 3, 'downstream_gene_variant': 12, 'intron_variant': 3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2492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180" calcext:value-type="float">
            <text:p>4212918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358T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F120I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135822</text:p>
          </table:table-cell>
          <table:table-cell office:value-type="string" calcext:value-type="string">
            <text:p>T|structural_interaction_variant|HIGH|CYP2D6|ENSG00000100197|interaction|2F9Q:A_120-A_301:ENST00000360608|protein_coding|3/9|c.358T&gt;A||||||,T|structural_interaction_variant|HIGH|CYP2D6|ENSG00000100197|interaction|2F9Q:B_120-B_301:ENST00000360608|protein_coding|3/9|c.358T&gt;A||||||,T|structural_interaction_variant|HIGH|CYP2D6|ENSG00000100197|interaction|2F9Q:C_120-C_301:ENST00000360608|protein_coding|3/9|c.358T&gt;A||||||,T|structural_interaction_variant|HIGH|CYP2D6|ENSG00000100197|interaction|2F9Q:D_120-D_301:ENST00000360608|protein_coding|3/9|c.358T&gt;A||||||,T|structural_interaction_variant|HIGH|CYP2D6|ENSG00000100197|interaction|3QM4:A_120-A_301:ENST00000360608|protein_coding|3/9|c.358T&gt;A||||||,T|structural_interaction_variant|HIGH|CYP2D6|ENSG00000100197|interaction|3QM4:B_120-B_301:ENST00000360608|protein_coding|3/9|c.358T&gt;A||||||,T|structural_interaction_variant|HIGH|CYP2D6|ENSG00000100197|interaction|4WNT:A_120-A_301:ENST00000360608|protein_coding|3/9|c.358T&gt;A||||||,T|structural_interaction_variant|HIGH|CYP2D6|ENSG00000100197|interaction|4WNT:B_120-B_301:ENST00000360608|protein_coding|3/9|c.358T&gt;A||||||,T|structural_interaction_variant|HIGH|CYP2D6|ENSG00000100197|interaction|4WNT:B_120-B_441:ENST00000360608|protein_coding|3/9|c.358T&gt;A||||||,T|structural_interaction_variant|HIGH|CYP2D6|ENSG00000100197|interaction|4WNU:B_120-B_301:ENST00000360608|protein_coding|3/9|c.358T&gt;A||||||,T|structural_interaction_variant|HIGH|CYP2D6|ENSG00000100197|interaction|4WNV:B_120-B_301:ENST00000360608|protein_coding|3/9|c.358T&gt;A||||||,T|structural_interaction_variant|HIGH|CYP2D6|ENSG00000100197|interaction|4WNV:D_120-D_301:ENST00000360608|protein_coding|3/9|c.358T&gt;A||||||,T|missense_variant|MODERATE|CYP2D6|ENSG00000100197|transcript|ENST00000360608.9|protein_coding|3/9|c.358T&gt;A|p.Phe120Ile|473/1684|358/1494|120/497||,T|missense_variant|MODERATE|CYP2D6|ENSG00000100197|transcript|ENST00000389970.7|protein_coding|3/10|c.292T&gt;A|p.Phe98Ile|448/1714|292/1485|98/494||,T|upstream_gene_variant|MODIFIER|NDUFA6-AS1|ENSG00000237037|transcript|ENST00000617009.4|antisense||n.-2851A&gt;T|||||2851|,T|upstream_gene_variant|MODIFIER|NDUFA6-AS1|ENSG00000237037|transcript|ENST00000621190.1|antisense||n.-2851A&gt;T|||||2851|,T|upstream_gene_variant|MODIFIER|RP4-669P10.19|ENSG00000227370|transcript|ENST00000417586.1|processed_pseudogene||n.-3363A&gt;T|||||3363|,T|downstream_gene_variant|MODIFIER|NDUFA6-AS1|ENSG00000237037|transcript|ENST00000451451.1|antisense||n.*4152A&gt;T|||||4152|,T|downstream_gene_variant|MODIFIER|NDUFA6-AS1|ENSG00000237037|transcript|ENST00000417327.5|antisense||n.*3831A&gt;T|||||3831|,T|downstream_gene_variant|MODIFIER|NDUFA6-AS1|ENSG00000237037|transcript|ENST00000536447.6|antisense||n.*4221A&gt;T|||||4221|,T|downstream_gene_variant|MODIFIER|NDUFA6-AS1|ENSG00000237037|transcript|ENST00000595777.5|antisense||n.*4221A&gt;T|||||4221|,T|downstream_gene_variant|MODIFIER|NDUFA6-AS1|ENSG00000237037|transcript|ENST00000600968.5|antisense||n.*4221A&gt;T|||||4221|,T|downstream_gene_variant|MODIFIER|NDUFA6-AS1|ENSG00000237037|transcript|ENST00000434834.5|antisense||n.*4178A&gt;T|||||4178|,T|downstream_gene_variant|MODIFIER|NDUFA6-AS1|ENSG00000237037|transcript|ENST00000610250.5|antisense||n.*4281A&gt;T|||||4281|,T|downstream_gene_variant|MODIFIER|NDUFA6-AS1|ENSG00000237037|transcript|ENST00000547929.6|retained_intron||n.*4281A&gt;T|||||4281|,T|downstream_gene_variant|MODIFIER|NDUFA6-AS1|ENSG00000237037|transcript|ENST00000617396.4|antisense||n.*4618A&gt;T|||||4618|,T|downstream_gene_variant|MODIFIER|NDUFA6-AS1|ENSG00000237037|transcript|ENST00000609499.5|retained_intron||n.*4281A&gt;T|||||4281|,T|downstream_gene_variant|MODIFIER|NDUFA6-AS1|ENSG00000237037|transcript|ENST00000609833.5|retained_intron||n.*4281A&gt;T|||||4281|,T|downstream_gene_variant|MODIFIER|NDUFA6-AS1|ENSG00000237037|transcript|ENST00000608643.5|retained_intron||n.*4296A&gt;T|||||4296|,T|intron_variant|MODIFIER|CYP2D6|ENSG00000100197|transcript|ENST00000360124.9|nonsense_mediated_decay|1/6|c.173-236T&gt;A||||||,T|intron_variant|MODIFIER|CYP2D6|ENSG00000100197|transcript|ENST00000359033.4|protein_coding|2/7|c.353-236T&gt;A||||||,T|intron_variant|MODIFIER|NDUFA6-AS1|ENSG00000237037|transcript|ENST00000439129.5|antisense|5/6|n.1718+3773A&gt;T||||||,T|non_coding_transcript_exon_variant|MODIFIER|CYP2D6|ENSG00000100197|transcript|ENST00000488442.1|retained_intron|2/8|n.1082T&gt;A||||||</text:p>
          </table:table-cell>
          <table:table-cell office:value-type="string" calcext:value-type="string">
            <text:p>{'HIGH': 12, 'MODERATE': 2, 'MODIFIER': 19}</text:p>
          </table:table-cell>
          <table:table-cell office:value-type="string" calcext:value-type="string">
            <text:p>{'structural_interaction_variant': 12, 'missense_variant': 2, 'upstream_gene_variant': 3, 'downstream_gene_variant': 12, 'intron_variant': 3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60483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770" calcext:value-type="float">
            <text:p>4212977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320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T107I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28371706</text:p>
          </table:table-cell>
          <table:table-cell office:value-type="string" calcext:value-type="string">
            <text:p>A|missense_variant|MODERATE|CYP2D6|ENSG00000100197|transcript|ENST00000360608.9|protein_coding|2/9|c.320C&gt;T|p.Thr107Ile|435/1684|320/1494|107/497||,A|missense_variant|MODERATE|CYP2D6|ENSG00000100197|transcript|ENST00000360124.9|nonsense_mediated_decay|1/7|c.140C&gt;T|p.Thr47Ile|140/1187|140/543|47/180||,A|missense_variant|MODERATE|CYP2D6|ENSG00000100197|transcript|ENST00000359033.4|protein_coding|2/8|c.320C&gt;T|p.Thr107Ile|394/1433|320/1341|107/446||,A|missense_variant|MODERATE|CYP2D6|ENSG00000100197|transcript|ENST00000389970.7|protein_coding|2/10|c.254C&gt;T|p.Thr85Ile|410/1714|254/1485|85/494||,A|upstream_gene_variant|MODIFIER|NDUFA6-AS1|ENSG00000237037|transcript|ENST00000617009.4|antisense||n.-2261G&gt;A|||||2261|,A|upstream_gene_variant|MODIFIER|NDUFA6-AS1|ENSG00000237037|transcript|ENST00000621190.1|antisense||n.-2261G&gt;A|||||2261|,A|upstream_gene_variant|MODIFIER|RP4-669P10.19|ENSG00000227370|transcript|ENST00000417586.1|processed_pseudogene||n.-2773G&gt;A|||||2773|,A|downstream_gene_variant|MODIFIER|NDUFA6-AS1|ENSG00000237037|transcript|ENST00000451451.1|antisense||n.*4742G&gt;A|||||4742|,A|downstream_gene_variant|MODIFIER|NDUFA6-AS1|ENSG00000237037|transcript|ENST00000417327.5|antisense||n.*4421G&gt;A|||||4421|,A|downstream_gene_variant|MODIFIER|NDUFA6-AS1|ENSG00000237037|transcript|ENST00000536447.6|antisense||n.*4811G&gt;A|||||4811|,A|downstream_gene_variant|MODIFIER|NDUFA6-AS1|ENSG00000237037|transcript|ENST00000595777.5|antisense||n.*4811G&gt;A|||||4811|,A|downstream_gene_variant|MODIFIER|NDUFA6-AS1|ENSG00000237037|transcript|ENST00000600968.5|antisense||n.*4811G&gt;A|||||4811|,A|downstream_gene_variant|MODIFIER|NDUFA6-AS1|ENSG00000237037|transcript|ENST00000434834.5|antisense||n.*4768G&gt;A|||||4768|,A|downstream_gene_variant|MODIFIER|NDUFA6-AS1|ENSG00000237037|transcript|ENST00000610250.5|antisense||n.*4871G&gt;A|||||4871|,A|downstream_gene_variant|MODIFIER|NDUFA6-AS1|ENSG00000237037|transcript|ENST00000547929.6|retained_intron||n.*4871G&gt;A|||||4871|,A|downstream_gene_variant|MODIFIER|NDUFA6-AS1|ENSG00000237037|transcript|ENST00000609499.5|retained_intron||n.*4871G&gt;A|||||4871|,A|downstream_gene_variant|MODIFIER|NDUFA6-AS1|ENSG00000237037|transcript|ENST00000609833.5|retained_intron||n.*4871G&gt;A|||||4871|,A|downstream_gene_variant|MODIFIER|NDUFA6-AS1|ENSG00000237037|transcript|ENST00000608643.5|retained_intron||n.*4886G&gt;A|||||4886|,A|intron_variant|MODIFIER|NDUFA6-AS1|ENSG00000237037|transcript|ENST00000439129.5|antisense|5/6|n.1718+4363G&gt;A||||||,A|non_coding_transcript_exon_variant|MODIFIER|CYP2D6|ENSG00000100197|transcript|ENST00000488442.1|retained_intron|1/8|n.1044C&gt;T||||||</text:p>
          </table:table-cell>
          <table:table-cell office:value-type="string" calcext:value-type="string">
            <text:p>{'MODERATE': 4, 'MODIFIER': 16}</text:p>
          </table:table-cell>
          <table:table-cell office:value-type="string" calcext:value-type="string">
            <text:p>{'missense_variant': 4, 'upstream_gene_variant': 3, 'downstream_gene_variant': 1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9351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801" calcext:value-type="float">
            <text:p>4212980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289G&gt;A</text:p>
          </table:table-cell>
          <table:table-cell office:value-type="string" calcext:value-type="string">
            <text:p>"Decreased_response_to_PKA-mediated_phosphorylation"</text:p>
          </table:table-cell>
          <table:table-cell table:number-columns-repeated="2"/>
          <table:table-cell office:value-type="string" calcext:value-type="string">
            <text:p>NP_000097.3:p.D97N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T|structural_interaction_variant|HIGH|CYP2D6|ENSG00000100197|interaction|2F9Q:A_97-A_379:ENST00000360608|protein_coding|2/9|c.289G&gt;A||||||,T|structural_interaction_variant|HIGH|CYP2D6|ENSG00000100197|interaction|2F9Q:B_97-B_379:ENST00000360608|protein_coding|2/9|c.289G&gt;A||||||,T|structural_interaction_variant|HIGH|CYP2D6|ENSG00000100197|interaction|2F9Q:C_97-C_379:ENST00000360608|protein_coding|2/9|c.289G&gt;A||||||,T|structural_interaction_variant|HIGH|CYP2D6|ENSG00000100197|interaction|2F9Q:D_97-D_379:ENST00000360608|protein_coding|2/9|c.289G&gt;A||||||,T|structural_interaction_variant|HIGH|CYP2D6|ENSG00000100197|interaction|3QM4:A_97-A_379:ENST00000360608|protein_coding|2/9|c.289G&gt;A||||||,T|structural_interaction_variant|HIGH|CYP2D6|ENSG00000100197|interaction|3QM4:A_97-A_380:ENST00000360608|protein_coding|2/9|c.289G&gt;A||||||,T|structural_interaction_variant|HIGH|CYP2D6|ENSG00000100197|interaction|3QM4:B_97-B_379:ENST00000360608|protein_coding|2/9|c.289G&gt;A||||||,T|structural_interaction_variant|HIGH|CYP2D6|ENSG00000100197|interaction|3TBG:A_97-A_379:ENST00000360608|protein_coding|2/9|c.289G&gt;A||||||,T|structural_interaction_variant|HIGH|CYP2D6|ENSG00000100197|interaction|3TBG:B_97-B_379:ENST00000360608|protein_coding|2/9|c.289G&gt;A||||||,T|structural_interaction_variant|HIGH|CYP2D6|ENSG00000100197|interaction|3TBG:C_97-C_379:ENST00000360608|protein_coding|2/9|c.289G&gt;A||||||,T|structural_interaction_variant|HIGH|CYP2D6|ENSG00000100197|interaction|3TBG:D_97-D_379:ENST00000360608|protein_coding|2/9|c.289G&gt;A||||||,T|structural_interaction_variant|HIGH|CYP2D6|ENSG00000100197|interaction|3TDA:A_97-A_379:ENST00000360608|protein_coding|2/9|c.289G&gt;A||||||,T|structural_interaction_variant|HIGH|CYP2D6|ENSG00000100197|interaction|3TDA:A_97-A_380:ENST00000360608|protein_coding|2/9|c.289G&gt;A||||||,T|structural_interaction_variant|HIGH|CYP2D6|ENSG00000100197|interaction|3TDA:B_97-B_379:ENST00000360608|protein_coding|2/9|c.289G&gt;A||||||,T|structural_interaction_variant|HIGH|CYP2D6|ENSG00000100197|interaction|3TDA:C_97-C_379:ENST00000360608|protein_coding|2/9|c.289G&gt;A||||||,T|structural_interaction_variant|HIGH|CYP2D6|ENSG00000100197|interaction|3TDA:D_97-D_379:ENST00000360608|protein_coding|2/9|c.289G&gt;A||||||,T|structural_interaction_variant|HIGH|CYP2D6|ENSG00000100197|interaction|4WNT:A_97-A_379:ENST00000360608|protein_coding|2/9|c.289G&gt;A||||||,T|structural_interaction_variant|HIGH|CYP2D6|ENSG00000100197|interaction|4WNT:B_97-B_379:ENST00000360608|protein_coding|2/9|c.289G&gt;A||||||,T|structural_interaction_variant|HIGH|CYP2D6|ENSG00000100197|interaction|4WNU:A_97-A_379:ENST00000360608|protein_coding|2/9|c.289G&gt;A||||||,T|structural_interaction_variant|HIGH|CYP2D6|ENSG00000100197|interaction|4WNU:B_97-B_379:ENST00000360608|protein_coding|2/9|c.289G&gt;A||||||,T|structural_interaction_variant|HIGH|CYP2D6|ENSG00000100197|interaction|4WNU:B_97-B_380:ENST00000360608|protein_coding|2/9|c.289G&gt;A||||||,T|structural_interaction_variant|HIGH|CYP2D6|ENSG00000100197|interaction|4WNU:C_97-C_379:ENST00000360608|protein_coding|2/9|c.289G&gt;A||||||,T|structural_interaction_variant|HIGH|CYP2D6|ENSG00000100197|interaction|4WNU:D_97-D_379:ENST00000360608|protein_coding|2/9|c.289G&gt;A||||||,T|structural_interaction_variant|HIGH|CYP2D6|ENSG00000100197|interaction|4WNV:A_97-A_379:ENST00000360608|protein_coding|2/9|c.289G&gt;A||||||,T|structural_interaction_variant|HIGH|CYP2D6|ENSG00000100197|interaction|4WNV:B_97-B_379:ENST00000360608|protein_coding|2/9|c.289G&gt;A||||||,T|structural_interaction_variant|HIGH|CYP2D6|ENSG00000100197|interaction|4WNV:B_97-B_380:ENST00000360608|protein_coding|2/9|c.289G&gt;A||||||,T|structural_interaction_variant|HIGH|CYP2D6|ENSG00000100197|interaction|4WNV:C_97-C_379:ENST00000360608|protein_coding|2/9|c.289G&gt;A||||||,T|structural_interaction_variant|HIGH|CYP2D6|ENSG00000100197|interaction|4WNV:D_97-D_379:ENST00000360608|protein_coding|2/9|c.289G&gt;A||||||,T|structural_interaction_variant|HIGH|CYP2D6|ENSG00000100197|interaction|4XRY:A_97-A_379:ENST00000360608|protein_coding|2/9|c.289G&gt;A||||||,T|structural_interaction_variant|HIGH|CYP2D6|ENSG00000100197|interaction|4XRY:B_97-B_379:ENST00000360608|protein_coding|2/9|c.289G&gt;A||||||,T|structural_interaction_variant|HIGH|CYP2D6|ENSG00000100197|interaction|4XRY:C_97-C_379:ENST00000360608|protein_coding|2/9|c.289G&gt;A||||||,T|structural_interaction_variant|HIGH|CYP2D6|ENSG00000100197|interaction|4XRY:D_97-D_379:ENST00000360608|protein_coding|2/9|c.289G&gt;A||||||,T|structural_interaction_variant|HIGH|CYP2D6|ENSG00000100197|interaction|4XRZ:A_97-A_379:ENST00000360608|protein_coding|2/9|c.289G&gt;A||||||,T|structural_interaction_variant|HIGH|CYP2D6|ENSG00000100197|interaction|4XRZ:B_97-B_379:ENST00000360608|protein_coding|2/9|c.289G&gt;A||||||,T|structural_interaction_variant|HIGH|CYP2D6|ENSG00000100197|interaction|4XRZ:C_97-C_379:ENST00000360608|protein_coding|2/9|c.289G&gt;A||||||,T|missense_variant|MODERATE|CYP2D6|ENSG00000100197|transcript|ENST00000360608.9|protein_coding|2/9|c.289G&gt;A|p.Asp97Asn|404/1684|289/1494|97/497||,T|missense_variant|MODERATE|CYP2D6|ENSG00000100197|transcript|ENST00000360124.9|nonsense_mediated_decay|1/7|c.109G&gt;A|p.Asp37Asn|109/1187|109/543|37/180||,T|missense_variant|MODERATE|CYP2D6|ENSG00000100197|transcript|ENST00000359033.4|protein_coding|2/8|c.289G&gt;A|p.Asp97Asn|363/1433|289/1341|97/446||,T|missense_variant|MODERATE|CYP2D6|ENSG00000100197|transcript|ENST00000389970.7|protein_coding|2/10|c.223G&gt;A|p.Asp75Asn|379/1714|223/1485|75/494||,T|upstream_gene_variant|MODIFIER|NDUFA6-AS1|ENSG00000237037|transcript|ENST00000617009.4|antisense||n.-2230C&gt;T|||||2230|,T|upstream_gene_variant|MODIFIER|NDUFA6-AS1|ENSG00000237037|transcript|ENST00000621190.1|antisense||n.-2230C&gt;T|||||2230|,T|upstream_gene_variant|MODIFIER|RP4-669P10.19|ENSG00000227370|transcript|ENST00000417586.1|processed_pseudogene||n.-2742C&gt;T|||||2742|,T|downstream_gene_variant|MODIFIER|NDUFA6-AS1|ENSG00000237037|transcript|ENST00000451451.1|antisense||n.*4773C&gt;T|||||4773|,T|downstream_gene_variant|MODIFIER|NDUFA6-AS1|ENSG00000237037|transcript|ENST00000417327.5|antisense||n.*4452C&gt;T|||||4452|,T|downstream_gene_variant|MODIFIER|NDUFA6-AS1|ENSG00000237037|transcript|ENST00000536447.6|antisense||n.*4842C&gt;T|||||4842|,T|downstream_gene_variant|MODIFIER|NDUFA6-AS1|ENSG00000237037|transcript|ENST00000595777.5|antisense||n.*4842C&gt;T|||||4842|,T|downstream_gene_variant|MODIFIER|NDUFA6-AS1|ENSG00000237037|transcript|ENST00000600968.5|antisense||n.*4842C&gt;T|||||4842|,T|downstream_gene_variant|MODIFIER|NDUFA6-AS1|ENSG00000237037|transcript|ENST00000434834.5|antisense||n.*4799C&gt;T|||||4799|,T|downstream_gene_variant|MODIFIER|NDUFA6-AS1|ENSG00000237037|transcript|ENST00000610250.5|antisense||n.*4902C&gt;T|||||4902|,T|downstream_gene_variant|MODIFIER|NDUFA6-AS1|ENSG00000237037|transcript|ENST00000547929.6|retained_intron||n.*4902C&gt;T|||||4902|,T|downstream_gene_variant|MODIFIER|NDUFA6-AS1|ENSG00000237037|transcript|ENST00000609499.5|retained_intron||n.*4902C&gt;T|||||4902|,T|downstream_gene_variant|MODIFIER|NDUFA6-AS1|ENSG00000237037|transcript|ENST00000609833.5|retained_intron||n.*4902C&gt;T|||||4902|,T|downstream_gene_variant|MODIFIER|NDUFA6-AS1|ENSG00000237037|transcript|ENST00000608643.5|retained_intron||n.*4917C&gt;T|||||4917|,T|intron_variant|MODIFIER|NDUFA6-AS1|ENSG00000237037|transcript|ENST00000439129.5|antisense|5/6|n.1718+4394C&gt;T||||||,T|non_coding_transcript_exon_variant|MODIFIER|CYP2D6|ENSG00000100197|transcript|ENST00000488442.1|retained_intron|1/8|n.1013G&gt;A||||||</text:p>
          </table:table-cell>
          <table:table-cell office:value-type="string" calcext:value-type="string">
            <text:p>{'HIGH': 35, 'MODERATE': 4, 'MODIFIER': 16}</text:p>
          </table:table-cell>
          <table:table-cell office:value-type="string" calcext:value-type="string">
            <text:p>{'structural_interaction_variant': 35, 'missense_variant': 4, 'upstream_gene_variant': 3, 'downstream_gene_variant': 1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94690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809" calcext:value-type="float">
            <text:p>4212980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281A&gt;G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H94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28371704</text:p>
          </table:table-cell>
          <table:table-cell office:value-type="string" calcext:value-type="string">
            <text:p>C|structural_interaction_variant|HIGH|CYP2D6|ENSG00000100197|interaction|3TBG:B_94-B_383:ENST00000360608|protein_coding|2/9|c.281A&gt;G||||||,C|structural_interaction_variant|HIGH|CYP2D6|ENSG00000100197|interaction|3TDA:B_94-B_383:ENST00000360608|protein_coding|2/9|c.281A&gt;G||||||,C|structural_interaction_variant|HIGH|CYP2D6|ENSG00000100197|interaction|3TDA:C_94-C_383:ENST00000360608|protein_coding|2/9|c.281A&gt;G||||||,C|structural_interaction_variant|HIGH|CYP2D6|ENSG00000100197|interaction|3TDA:D_94-D_383:ENST00000360608|protein_coding|2/9|c.281A&gt;G||||||,C|structural_interaction_variant|HIGH|CYP2D6|ENSG00000100197|interaction|4WNU:B_94-B_383:ENST00000360608|protein_coding|2/9|c.281A&gt;G||||||,C|structural_interaction_variant|HIGH|CYP2D6|ENSG00000100197|interaction|4WNU:D_94-D_383:ENST00000360608|protein_coding|2/9|c.281A&gt;G||||||,C|structural_interaction_variant|HIGH|CYP2D6|ENSG00000100197|interaction|4WNV:D_94-D_383:ENST00000360608|protein_coding|2/9|c.281A&gt;G||||||,C|structural_interaction_variant|HIGH|CYP2D6|ENSG00000100197|interaction|4XRZ:C_94-C_383:ENST00000360608|protein_coding|2/9|c.281A&gt;G||||||,C|structural_interaction_variant|HIGH|CYP2D6|ENSG00000100197|interaction|4XRZ:D_94-D_383:ENST00000360608|protein_coding|2/9|c.281A&gt;G||||||,C|missense_variant|MODERATE|CYP2D6|ENSG00000100197|transcript|ENST00000360608.9|protein_coding|2/9|c.281A&gt;G|p.His94Arg|396/1684|281/1494|94/497||,C|missense_variant|MODERATE|CYP2D6|ENSG00000100197|transcript|ENST00000360124.9|nonsense_mediated_decay|1/7|c.101A&gt;G|p.His34Arg|101/1187|101/543|34/180||,C|missense_variant|MODERATE|CYP2D6|ENSG00000100197|transcript|ENST00000359033.4|protein_coding|2/8|c.281A&gt;G|p.His94Arg|355/1433|281/1341|94/446||,C|missense_variant|MODERATE|CYP2D6|ENSG00000100197|transcript|ENST00000389970.7|protein_coding|2/10|c.215A&gt;G|p.His72Arg|371/1714|215/1485|72/494||,C|upstream_gene_variant|MODIFIER|NDUFA6-AS1|ENSG00000237037|transcript|ENST00000617009.4|antisense||n.-2222T&gt;C|||||2222|,C|upstream_gene_variant|MODIFIER|NDUFA6-AS1|ENSG00000237037|transcript|ENST00000621190.1|antisense||n.-2222T&gt;C|||||2222|,C|upstream_gene_variant|MODIFIER|RP4-669P10.19|ENSG00000227370|transcript|ENST00000417586.1|processed_pseudogene||n.-2734T&gt;C|||||2734|,C|downstream_gene_variant|MODIFIER|NDUFA6-AS1|ENSG00000237037|transcript|ENST00000451451.1|antisense||n.*4781T&gt;C|||||4781|,C|downstream_gene_variant|MODIFIER|NDUFA6-AS1|ENSG00000237037|transcript|ENST00000417327.5|antisense||n.*4460T&gt;C|||||4460|,C|downstream_gene_variant|MODIFIER|NDUFA6-AS1|ENSG00000237037|transcript|ENST00000536447.6|antisense||n.*4850T&gt;C|||||4850|,C|downstream_gene_variant|MODIFIER|NDUFA6-AS1|ENSG00000237037|transcript|ENST00000595777.5|antisense||n.*4850T&gt;C|||||4850|,C|downstream_gene_variant|MODIFIER|NDUFA6-AS1|ENSG00000237037|transcript|ENST00000600968.5|antisense||n.*4850T&gt;C|||||4850|,C|downstream_gene_variant|MODIFIER|NDUFA6-AS1|ENSG00000237037|transcript|ENST00000434834.5|antisense||n.*4807T&gt;C|||||4807|,C|downstream_gene_variant|MODIFIER|NDUFA6-AS1|ENSG00000237037|transcript|ENST00000610250.5|antisense||n.*4910T&gt;C|||||4910|,C|downstream_gene_variant|MODIFIER|NDUFA6-AS1|ENSG00000237037|transcript|ENST00000547929.6|retained_intron||n.*4910T&gt;C|||||4910|,C|downstream_gene_variant|MODIFIER|NDUFA6-AS1|ENSG00000237037|transcript|ENST00000609499.5|retained_intron||n.*4910T&gt;C|||||4910|,C|downstream_gene_variant|MODIFIER|NDUFA6-AS1|ENSG00000237037|transcript|ENST00000609833.5|retained_intron||n.*4910T&gt;C|||||4910|,C|downstream_gene_variant|MODIFIER|NDUFA6-AS1|ENSG00000237037|transcript|ENST00000608643.5|retained_intron||n.*4925T&gt;C|||||4925|,C|intron_variant|MODIFIER|NDUFA6-AS1|ENSG00000237037|transcript|ENST00000439129.5|antisense|5/6|n.1718+4402T&gt;C||||||,C|non_coding_transcript_exon_variant|MODIFIER|CYP2D6|ENSG00000100197|transcript|ENST00000488442.1|retained_intron|1/8|n.1005A&gt;G||||||</text:p>
          </table:table-cell>
          <table:table-cell office:value-type="string" calcext:value-type="string">
            <text:p>{'HIGH': 9, 'MODERATE': 4, 'MODIFIER': 16}</text:p>
          </table:table-cell>
          <table:table-cell office:value-type="string" calcext:value-type="string">
            <text:p>{'structural_interaction_variant': 9, 'missense_variant': 4, 'upstream_gene_variant': 3, 'downstream_gene_variant': 1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94689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819" calcext:value-type="float">
            <text:p>4212981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271C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L91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28371703</text:p>
          </table:table-cell>
          <table:table-cell office:value-type="string" calcext:value-type="string">
            <text:p>T|missense_variant|MODERATE|CYP2D6|ENSG00000100197|transcript|ENST00000360608.9|protein_coding|2/9|c.271C&gt;A|p.Leu91Met|386/1684|271/1494|91/497||,T|missense_variant|MODERATE|CYP2D6|ENSG00000100197|transcript|ENST00000360124.9|nonsense_mediated_decay|1/7|c.91C&gt;A|p.Leu31Met|91/1187|91/543|31/180||,T|missense_variant|MODERATE|CYP2D6|ENSG00000100197|transcript|ENST00000359033.4|protein_coding|2/8|c.271C&gt;A|p.Leu91Met|345/1433|271/1341|91/446||,T|missense_variant|MODERATE|CYP2D6|ENSG00000100197|transcript|ENST00000389970.7|protein_coding|2/10|c.205C&gt;A|p.Leu69Met|361/1714|205/1485|69/494||,T|upstream_gene_variant|MODIFIER|NDUFA6-AS1|ENSG00000237037|transcript|ENST00000617009.4|antisense||n.-2212G&gt;T|||||2212|,T|upstream_gene_variant|MODIFIER|NDUFA6-AS1|ENSG00000237037|transcript|ENST00000621190.1|antisense||n.-2212G&gt;T|||||2212|,T|upstream_gene_variant|MODIFIER|RP4-669P10.19|ENSG00000227370|transcript|ENST00000417586.1|processed_pseudogene||n.-2724G&gt;T|||||2724|,T|downstream_gene_variant|MODIFIER|NDUFA6-AS1|ENSG00000237037|transcript|ENST00000451451.1|antisense||n.*4791G&gt;T|||||4791|,T|downstream_gene_variant|MODIFIER|NDUFA6-AS1|ENSG00000237037|transcript|ENST00000417327.5|antisense||n.*4470G&gt;T|||||4470|,T|downstream_gene_variant|MODIFIER|NDUFA6-AS1|ENSG00000237037|transcript|ENST00000536447.6|antisense||n.*4860G&gt;T|||||4860|,T|downstream_gene_variant|MODIFIER|NDUFA6-AS1|ENSG00000237037|transcript|ENST00000595777.5|antisense||n.*4860G&gt;T|||||4860|,T|downstream_gene_variant|MODIFIER|NDUFA6-AS1|ENSG00000237037|transcript|ENST00000600968.5|antisense||n.*4860G&gt;T|||||4860|,T|downstream_gene_variant|MODIFIER|NDUFA6-AS1|ENSG00000237037|transcript|ENST00000434834.5|antisense||n.*4817G&gt;T|||||4817|,T|downstream_gene_variant|MODIFIER|NDUFA6-AS1|ENSG00000237037|transcript|ENST00000610250.5|antisense||n.*4920G&gt;T|||||4920|,T|downstream_gene_variant|MODIFIER|NDUFA6-AS1|ENSG00000237037|transcript|ENST00000547929.6|retained_intron||n.*4920G&gt;T|||||4920|,T|downstream_gene_variant|MODIFIER|NDUFA6-AS1|ENSG00000237037|transcript|ENST00000609499.5|retained_intron||n.*4920G&gt;T|||||4920|,T|downstream_gene_variant|MODIFIER|NDUFA6-AS1|ENSG00000237037|transcript|ENST00000609833.5|retained_intron||n.*4920G&gt;T|||||4920|,T|downstream_gene_variant|MODIFIER|NDUFA6-AS1|ENSG00000237037|transcript|ENST00000608643.5|retained_intron||n.*4935G&gt;T|||||4935|,T|intron_variant|MODIFIER|NDUFA6-AS1|ENSG00000237037|transcript|ENST00000439129.5|antisense|5/6|n.1718+4412G&gt;T||||||,T|non_coding_transcript_exon_variant|MODIFIER|CYP2D6|ENSG00000100197|transcript|ENST00000488442.1|retained_intron|1/8|n.995C&gt;A||||||</text:p>
          </table:table-cell>
          <table:table-cell office:value-type="string" calcext:value-type="string">
            <text:p>{'MODERATE': 4, 'MODIFIER': 16}</text:p>
          </table:table-cell>
          <table:table-cell office:value-type="string" calcext:value-type="string">
            <text:p>{'missense_variant': 4, 'upstream_gene_variant': 3, 'downstream_gene_variant': 11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952439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29910" calcext:value-type="float">
            <text:p>4212991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81-1G&gt;C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60)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office:value-type="string" calcext:value-type="string">
            <text:p>rs201377835</text:p>
          </table:table-cell>
          <table:table-cell office:value-type="string" calcext:value-type="string">
            <text:p>G|splice_acceptor_variant&amp;intron_variant|HIGH|CYP2D6|ENSG00000100197|transcript|ENST00000360608.9|protein_coding|1/8|c.181-1G&gt;C||||||,G|splice_acceptor_variant&amp;intron_variant|HIGH|CYP2D6|ENSG00000100197|transcript|ENST00000359033.4|protein_coding|1/7|c.181-1G&gt;C||||||,G|splice_acceptor_variant&amp;intron_variant|HIGH|CYP2D6|ENSG00000100197|transcript|ENST00000389970.7|protein_coding|1/9|c.115-1G&gt;C||||||,G|upstream_gene_variant|MODIFIER|CYP2D6|ENSG00000100197|transcript|ENST00000360124.9|nonsense_mediated_decay||c.-1G&gt;C|||||1|,G|upstream_gene_variant|MODIFIER|NDUFA6-AS1|ENSG00000237037|transcript|ENST00000617009.4|antisense||n.-2121C&gt;G|||||2121|,G|upstream_gene_variant|MODIFIER|NDUFA6-AS1|ENSG00000237037|transcript|ENST00000621190.1|antisense||n.-2121C&gt;G|||||2121|,G|upstream_gene_variant|MODIFIER|RP4-669P10.19|ENSG00000227370|transcript|ENST00000417586.1|processed_pseudogene||n.-2633C&gt;G|||||2633|,G|downstream_gene_variant|MODIFIER|NDUFA6-AS1|ENSG00000237037|transcript|ENST00000451451.1|antisense||n.*4882C&gt;G|||||4882|,G|downstream_gene_variant|MODIFIER|NDUFA6-AS1|ENSG00000237037|transcript|ENST00000417327.5|antisense||n.*4561C&gt;G|||||4561|,G|downstream_gene_variant|MODIFIER|NDUFA6-AS1|ENSG00000237037|transcript|ENST00000536447.6|antisense||n.*4951C&gt;G|||||4951|,G|downstream_gene_variant|MODIFIER|NDUFA6-AS1|ENSG00000237037|transcript|ENST00000595777.5|antisense||n.*4951C&gt;G|||||4951|,G|downstream_gene_variant|MODIFIER|NDUFA6-AS1|ENSG00000237037|transcript|ENST00000600968.5|antisense||n.*4951C&gt;G|||||4951|,G|downstream_gene_variant|MODIFIER|NDUFA6-AS1|ENSG00000237037|transcript|ENST00000434834.5|antisense||n.*4908C&gt;G|||||4908|,G|intron_variant|MODIFIER|NDUFA6-AS1|ENSG00000237037|transcript|ENST00000439129.5|antisense|5/6|n.1718+4503C&gt;G||||||,G|non_coding_transcript_exon_variant|MODIFIER|CYP2D6|ENSG00000100197|transcript|ENST00000488442.1|retained_intron|1/8|n.904G&gt;C||||||</text:p>
          </table:table-cell>
          <table:table-cell office:value-type="string" calcext:value-type="string">
            <text:p>{'HIGH': 3, 'MODIFIER': 12}</text:p>
          </table:table-cell>
          <table:table-cell office:value-type="string" calcext:value-type="string">
            <text:p>{'splice_acceptor_variant&amp;intron_variant': 3, 'upstream_gene_variant': 4, 'downstream_gene_variant': 6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962744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30654" calcext:value-type="float">
            <text:p>4213065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37dupT</text:p>
          </table:table-cell>
          <table:table-cell office:value-type="string" calcext:value-type="string">
            <text:p>"Poor_metaboliser"</text:p>
          </table:table-cell>
          <table:table-cell office:value-type="string" calcext:value-type="string">
            <text:p>(CYP2D6|ENSG00000100197|5|0.40)</text:p>
          </table:table-cell>
          <table:table-cell table:number-columns-repeated="3"/>
          <table:table-cell office:value-type="string" calcext:value-type="string">
            <text:p>rs774671100</text:p>
          </table:table-cell>
          <table:table-cell office:value-type="string" calcext:value-type="string">
            <text:p>CA|frameshift_variant|HIGH|CYP2D6|ENSG00000100197|transcript|ENST00000360608.9|protein_coding|1/9|c.137dupT|p.Leu47fs|252/1684|137/1494|46/497||,CA|frameshift_variant|HIGH|CYP2D6|ENSG00000100197|transcript|ENST00000359033.4|protein_coding|1/8|c.137dupT|p.Leu47fs|211/1433|137/1341|46/446||,CA|frameshift_variant|HIGH|CYP2D6|ENSG00000100197|transcript|ENST00000389970.7|protein_coding|1/10|c.71dupT|p.Leu25fs|227/1714|71/1485|24/494||,CA|sequence_feature|LOW|CYP2D6|ENSG00000100197|helix:combinatorial_evidence_used_in_manual_assertion|ENST00000360608|protein_coding|1/9|c.137dupT||||||,CA|sequence_feature|LOW|CYP2D6|ENSG00000100197|helix:combinatorial_evidence_used_in_manual_assertion|ENST00000359033|protein_coding|1/8|c.137dupT||||||,CA|upstream_gene_variant|MODIFIER|CYP2D6|ENSG00000100197|transcript|ENST00000360124.9|nonsense_mediated_decay||c.-746dupT|||||746|,CA|upstream_gene_variant|MODIFIER|NDUFA6-AS1|ENSG00000237037|transcript|ENST00000617009.4|antisense||n.-1377_-1376insA|||||1376|,CA|upstream_gene_variant|MODIFIER|NDUFA6-AS1|ENSG00000237037|transcript|ENST00000621190.1|antisense||n.-1377_-1376insA|||||1376|,CA|upstream_gene_variant|MODIFIER|RP4-669P10.19|ENSG00000227370|transcript|ENST00000417586.1|processed_pseudogene||n.-1889_-1888insA|||||1888|,CA|intron_variant|MODIFIER|NDUFA6-AS1|ENSG00000237037|transcript|ENST00000439129.5|antisense|5/6|n.1718+5248dupA||||||INFO_REALIGN_3_PRIME,CA|non_coding_transcript_exon_variant|MODIFIER|CYP2D6|ENSG00000100197|transcript|ENST00000488442.1|retained_intron|1/8|n.159dupT||||||</text:p>
          </table:table-cell>
          <table:table-cell office:value-type="string" calcext:value-type="string">
            <text:p>{'HIGH': 3, 'LOW': 2, 'MODIFIER': 6}</text:p>
          </table:table-cell>
          <table:table-cell office:value-type="string" calcext:value-type="string">
            <text:p>{'frameshift_variant': 3, 'sequence_feature': 2, 'upstream_gene_variant': 4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60482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30668" calcext:value-type="float">
            <text:p>4213066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24G&gt;A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G42R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rs5030862</text:p>
          </table:table-cell>
          <table:table-cell office:value-type="string" calcext:value-type="string">
            <text:p>T|missense_variant|MODERATE|CYP2D6|ENSG00000100197|transcript|ENST00000360608.9|protein_coding|1/9|c.124G&gt;A|p.Gly42Arg|239/1684|124/1494|42/497||,T|missense_variant|MODERATE|CYP2D6|ENSG00000100197|transcript|ENST00000359033.4|protein_coding|1/8|c.124G&gt;A|p.Gly42Arg|198/1433|124/1341|42/446||,T|missense_variant|MODERATE|CYP2D6|ENSG00000100197|transcript|ENST00000389970.7|protein_coding|1/10|c.58G&gt;A|p.Gly20Arg|214/1714|58/1485|20/494||,T|upstream_gene_variant|MODIFIER|CYP2D6|ENSG00000100197|transcript|ENST00000360124.9|nonsense_mediated_decay||c.-759G&gt;A|||||759|,T|upstream_gene_variant|MODIFIER|NDUFA6-AS1|ENSG00000237037|transcript|ENST00000617009.4|antisense||n.-1363C&gt;T|||||1363|,T|upstream_gene_variant|MODIFIER|NDUFA6-AS1|ENSG00000237037|transcript|ENST00000621190.1|antisense||n.-1363C&gt;T|||||1363|,T|upstream_gene_variant|MODIFIER|RP4-669P10.19|ENSG00000227370|transcript|ENST00000417586.1|processed_pseudogene||n.-1875C&gt;T|||||1875|,T|intron_variant|MODIFIER|NDUFA6-AS1|ENSG00000237037|transcript|ENST00000439129.5|antisense|5/6|n.1718+5261C&gt;T||||||,T|non_coding_transcript_exon_variant|MODIFIER|CYP2D6|ENSG00000100197|transcript|ENST00000488442.1|retained_intron|1/8|n.146G&gt;A||||||</text:p>
          </table:table-cell>
          <table:table-cell office:value-type="string" calcext:value-type="string">
            <text:p>{'MODERATE': 3, 'MODIFIER': 6}</text:p>
          </table:table-cell>
          <table:table-cell office:value-type="string" calcext:value-type="string">
            <text:p>{'missense_variant': 3, 'upstream_gene_variant': 4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900081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30692" calcext:value-type="float">
            <text:p>4213069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100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P34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s1065852</text:p>
          </table:table-cell>
          <table:table-cell office:value-type="string" calcext:value-type="string">
            <text:p>A|structural_interaction_variant|HIGH|CYP2D6|ENSG00000100197|interaction|2F9Q:A_34-A_388:ENST00000360608|protein_coding|1/9|c.100C&gt;T||||||,A|structural_interaction_variant|HIGH|CYP2D6|ENSG00000100197|interaction|2F9Q:A_34-A_70:ENST00000360608|protein_coding|1/9|c.100C&gt;T||||||,A|structural_interaction_variant|HIGH|CYP2D6|ENSG00000100197|interaction|2F9Q:B_34-B_388:ENST00000360608|protein_coding|1/9|c.100C&gt;T||||||,A|structural_interaction_variant|HIGH|CYP2D6|ENSG00000100197|interaction|2F9Q:B_34-B_70:ENST00000360608|protein_coding|1/9|c.100C&gt;T||||||,A|structural_interaction_variant|HIGH|CYP2D6|ENSG00000100197|interaction|2F9Q:C_34-C_388:ENST00000360608|protein_coding|1/9|c.100C&gt;T||||||,A|structural_interaction_variant|HIGH|CYP2D6|ENSG00000100197|interaction|2F9Q:C_34-C_70:ENST00000360608|protein_coding|1/9|c.100C&gt;T||||||,A|structural_interaction_variant|HIGH|CYP2D6|ENSG00000100197|interaction|2F9Q:D_34-D_388:ENST00000360608|protein_coding|1/9|c.100C&gt;T||||||,A|structural_interaction_variant|HIGH|CYP2D6|ENSG00000100197|interaction|3TBG:A_34-A_70:ENST00000360608|protein_coding|1/9|c.100C&gt;T||||||,A|structural_interaction_variant|HIGH|CYP2D6|ENSG00000100197|interaction|3TBG:B_34-B_70:ENST00000360608|protein_coding|1/9|c.100C&gt;T||||||,A|structural_interaction_variant|HIGH|CYP2D6|ENSG00000100197|interaction|3TBG:C_34-C_70:ENST00000360608|protein_coding|1/9|c.100C&gt;T||||||,A|structural_interaction_variant|HIGH|CYP2D6|ENSG00000100197|interaction|3TBG:D_34-D_70:ENST00000360608|protein_coding|1/9|c.100C&gt;T||||||,A|structural_interaction_variant|HIGH|CYP2D6|ENSG00000100197|interaction|3TDA:B_34-B_70:ENST00000360608|protein_coding|1/9|c.100C&gt;T||||||,A|structural_interaction_variant|HIGH|CYP2D6|ENSG00000100197|interaction|3TDA:D_34-D_70:ENST00000360608|protein_coding|1/9|c.100C&gt;T||||||,A|structural_interaction_variant|HIGH|CYP2D6|ENSG00000100197|interaction|4WNT:B_34-B_70:ENST00000360608|protein_coding|1/9|c.100C&gt;T||||||,A|structural_interaction_variant|HIGH|CYP2D6|ENSG00000100197|interaction|4WNU:A_34-A_70:ENST00000360608|protein_coding|1/9|c.100C&gt;T||||||,A|structural_interaction_variant|HIGH|CYP2D6|ENSG00000100197|interaction|4WNU:B_34-B_70:ENST00000360608|protein_coding|1/9|c.100C&gt;T||||||,A|structural_interaction_variant|HIGH|CYP2D6|ENSG00000100197|interaction|4WNU:D_34-D_70:ENST00000360608|protein_coding|1/9|c.100C&gt;T||||||,A|structural_interaction_variant|HIGH|CYP2D6|ENSG00000100197|interaction|4WNV:A_34-A_70:ENST00000360608|protein_coding|1/9|c.100C&gt;T||||||,A|structural_interaction_variant|HIGH|CYP2D6|ENSG00000100197|interaction|4WNV:B_34-B_70:ENST00000360608|protein_coding|1/9|c.100C&gt;T||||||,A|structural_interaction_variant|HIGH|CYP2D6|ENSG00000100197|interaction|4XRY:B_34-B_70:ENST00000360608|protein_coding|1/9|c.100C&gt;T||||||,A|structural_interaction_variant|HIGH|CYP2D6|ENSG00000100197|interaction|4XRY:C_34-C_70:ENST00000360608|protein_coding|1/9|c.100C&gt;T||||||,A|structural_interaction_variant|HIGH|CYP2D6|ENSG00000100197|interaction|4XRZ:C_34-C_70:ENST00000360608|protein_coding|1/9|c.100C&gt;T||||||,A|structural_interaction_variant|HIGH|CYP2D6|ENSG00000100197|interaction|4XRZ:D_34-D_70:ENST00000360608|protein_coding|1/9|c.100C&gt;T||||||,A|missense_variant|MODERATE|CYP2D6|ENSG00000100197|transcript|ENST00000360608.9|protein_coding|1/9|c.100C&gt;T|p.Pro34Ser|215/1684|100/1494|34/497||,A|missense_variant|MODERATE|CYP2D6|ENSG00000100197|transcript|ENST00000359033.4|protein_coding|1/8|c.100C&gt;T|p.Pro34Ser|174/1433|100/1341|34/446||,A|missense_variant|MODERATE|CYP2D6|ENSG00000100197|transcript|ENST00000389970.7|protein_coding|1/10|c.34C&gt;T|p.Pro12Ser|190/1714|34/1485|12/494||,A|upstream_gene_variant|MODIFIER|CYP2D6|ENSG00000100197|transcript|ENST00000360124.9|nonsense_mediated_decay||c.-783C&gt;T|||||783|,A|upstream_gene_variant|MODIFIER|NDUFA6-AS1|ENSG00000237037|transcript|ENST00000617009.4|antisense||n.-1339G&gt;A|||||1339|,A|upstream_gene_variant|MODIFIER|NDUFA6-AS1|ENSG00000237037|transcript|ENST00000621190.1|antisense||n.-1339G&gt;A|||||1339|,A|upstream_gene_variant|MODIFIER|RP4-669P10.19|ENSG00000227370|transcript|ENST00000417586.1|processed_pseudogene||n.-1851G&gt;A|||||1851|,A|intron_variant|MODIFIER|NDUFA6-AS1|ENSG00000237037|transcript|ENST00000439129.5|antisense|5/6|n.1718+5285G&gt;A||||||,A|non_coding_transcript_exon_variant|MODIFIER|CYP2D6|ENSG00000100197|transcript|ENST00000488442.1|retained_intron|1/8|n.122C&gt;T||||||</text:p>
          </table:table-cell>
          <table:table-cell office:value-type="string" calcext:value-type="string">
            <text:p>{'HIGH': 23, 'MODERATE': 3, 'MODIFIER': 6}</text:p>
          </table:table-cell>
          <table:table-cell office:value-type="string" calcext:value-type="string">
            <text:p>{'structural_interaction_variant': 23, 'missense_variant': 3, 'upstream_gene_variant': 4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87929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30719" calcext:value-type="float">
            <text:p>4213071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73C&gt;T</text:p>
          </table:table-cell>
          <table:table-cell office:value-type="string" calcext:value-type="string">
            <text:p>"Poor_metaboliser"</text:p>
          </table:table-cell>
          <table:table-cell table:number-columns-repeated="2"/>
          <table:table-cell office:value-type="string" calcext:value-type="string">
            <text:p>NP_000097.3:p.R25W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rs267608313</text:p>
          </table:table-cell>
          <table:table-cell office:value-type="string" calcext:value-type="string">
            <text:p>A|missense_variant|MODERATE|CYP2D6|ENSG00000100197|transcript|ENST00000360608.9|protein_coding|1/9|c.73C&gt;T|p.Arg25Trp|188/1684|73/1494|25/497||,A|missense_variant|MODERATE|CYP2D6|ENSG00000100197|transcript|ENST00000359033.4|protein_coding|1/8|c.73C&gt;T|p.Arg25Trp|147/1433|73/1341|25/446||,A|missense_variant|MODERATE|CYP2D6|ENSG00000100197|transcript|ENST00000389970.7|protein_coding|1/10|c.7C&gt;T|p.Arg3Trp|163/1714|7/1485|3/494||,A|upstream_gene_variant|MODIFIER|CYP2D6|ENSG00000100197|transcript|ENST00000360124.9|nonsense_mediated_decay||c.-810C&gt;T|||||810|,A|upstream_gene_variant|MODIFIER|NDUFA6-AS1|ENSG00000237037|transcript|ENST00000617009.4|antisense||n.-1312G&gt;A|||||1312|,A|upstream_gene_variant|MODIFIER|NDUFA6-AS1|ENSG00000237037|transcript|ENST00000621190.1|antisense||n.-1312G&gt;A|||||1312|,A|upstream_gene_variant|MODIFIER|RP4-669P10.19|ENSG00000227370|transcript|ENST00000417586.1|processed_pseudogene||n.-1824G&gt;A|||||1824|,A|intron_variant|MODIFIER|NDUFA6-AS1|ENSG00000237037|transcript|ENST00000439129.5|antisense|5/6|n.1718+5312G&gt;A||||||,A|non_coding_transcript_exon_variant|MODIFIER|CYP2D6|ENSG00000100197|transcript|ENST00000488442.1|retained_intron|1/8|n.95C&gt;T||||||</text:p>
          </table:table-cell>
          <table:table-cell office:value-type="string" calcext:value-type="string">
            <text:p>{'MODERATE': 3, 'MODIFIER': 6}</text:p>
          </table:table-cell>
          <table:table-cell office:value-type="string" calcext:value-type="string">
            <text:p>{'missense_variant': 3, 'upstream_gene_variant': 4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33368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30761" calcext:value-type="float">
            <text:p>4213076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106.5:c.31G&gt;A</text:p>
          </table:table-cell>
          <table:table-cell office:value-type="string" calcext:value-type="string">
            <text:p>"Ultrarapid_metaboliser"</text:p>
          </table:table-cell>
          <table:table-cell table:number-columns-repeated="2"/>
          <table:table-cell office:value-type="string" calcext:value-type="string">
            <text:p>NP_000097.3:p.V11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769258</text:p>
          </table:table-cell>
          <table:table-cell office:value-type="string" calcext:value-type="string">
            <text:p>T|missense_variant|MODERATE|CYP2D6|ENSG00000100197|transcript|ENST00000360608.9|protein_coding|1/9|c.31G&gt;A|p.Val11Met|146/1684|31/1494|11/497||,T|missense_variant|MODERATE|CYP2D6|ENSG00000100197|transcript|ENST00000359033.4|protein_coding|1/8|c.31G&gt;A|p.Val11Met|105/1433|31/1341|11/446||,T|5_prime_UTR_premature_start_codon_gain_variant|LOW|CYP2D6|ENSG00000100197|transcript|ENST00000389970.7|protein_coding|1/10|c.-36G&gt;A||||||,T|5_prime_UTR_variant|MODIFIER|CYP2D6|ENSG00000100197|transcript|ENST00000389970.7|protein_coding|1/10|c.-36G&gt;A|||||36|,T|upstream_gene_variant|MODIFIER|CYP2D6|ENSG00000100197|transcript|ENST00000360124.9|nonsense_mediated_decay||c.-852G&gt;A|||||852|,T|upstream_gene_variant|MODIFIER|NDUFA6-AS1|ENSG00000237037|transcript|ENST00000617009.4|antisense||n.-1270C&gt;T|||||1270|,T|upstream_gene_variant|MODIFIER|NDUFA6-AS1|ENSG00000237037|transcript|ENST00000621190.1|antisense||n.-1270C&gt;T|||||1270|,T|upstream_gene_variant|MODIFIER|RP4-669P10.19|ENSG00000227370|transcript|ENST00000417586.1|processed_pseudogene||n.-1782C&gt;T|||||1782|,T|intron_variant|MODIFIER|NDUFA6-AS1|ENSG00000237037|transcript|ENST00000439129.5|antisense|5/6|n.1718+5354C&gt;T||||||,T|non_coding_transcript_exon_variant|MODIFIER|CYP2D6|ENSG00000100197|transcript|ENST00000488442.1|retained_intron|1/8|n.53G&gt;A||||||</text:p>
          </table:table-cell>
          <table:table-cell office:value-type="string" calcext:value-type="string">
            <text:p>{'MODERATE': 2, 'LOW': 1, 'MODIFIER': 7}</text:p>
          </table:table-cell>
          <table:table-cell office:value-type="string" calcext:value-type="string">
            <text:p>{'missense_variant': 2, '5_prime_UTR_premature_start_codon_gain_variant': 1, '5_prime_UTR_variant': 1, 'upstream_gene_variant': 4, 'intron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31349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31289" calcext:value-type="float">
            <text:p>42131289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promoter_activity"</text:p>
          </table:table-cell>
          <table:table-cell table:number-columns-repeated="4"/>
          <table:table-cell office:value-type="string" calcext:value-type="string">
            <text:p>rs74966855</text:p>
          </table:table-cell>
          <table:table-cell office:value-type="string" calcext:value-type="string">
            <text:p>T|upstream_gene_variant|MODIFIER|CYP2D6|ENSG00000100197|transcript|ENST00000360608.9|protein_coding||c.-498C&gt;A|||||383|,T|upstream_gene_variant|MODIFIER|CYP2D6|ENSG00000100197|transcript|ENST00000360124.9|nonsense_mediated_decay||c.-1380C&gt;A|||||1380|,T|upstream_gene_variant|MODIFIER|CYP2D6|ENSG00000100197|transcript|ENST00000359033.4|protein_coding||c.-498C&gt;A|||||424|,T|upstream_gene_variant|MODIFIER|CYP2D6|ENSG00000100197|transcript|ENST00000389970.7|protein_coding||c.-564C&gt;A|||||408|,T|upstream_gene_variant|MODIFIER|CYP2D6|ENSG00000100197|transcript|ENST00000488442.1|retained_intron||n.-476C&gt;A|||||476|,T|upstream_gene_variant|MODIFIER|NDUFA6-AS1|ENSG00000237037|transcript|ENST00000617009.4|antisense||n.-742G&gt;T|||||742|,T|upstream_gene_variant|MODIFIER|NDUFA6-AS1|ENSG00000237037|transcript|ENST00000621190.1|antisense||n.-742G&gt;T|||||742|,T|upstream_gene_variant|MODIFIER|RP4-669P10.19|ENSG00000227370|transcript|ENST00000417586.1|processed_pseudogene||n.-1254G&gt;T|||||1254|,T|intron_variant|MODIFIER|NDUFA6-AS1|ENSG00000237037|transcript|ENST00000439129.5|antisense|5/6|n.1719-4910G&gt;T||||||</text:p>
          </table:table-cell>
          <table:table-cell office:value-type="string" calcext:value-type="string">
            <text:p>{'MODIFIER': 9}</text:p>
          </table:table-cell>
          <table:table-cell office:value-type="string" calcext:value-type="string">
            <text:p>{'upstream_gene_variant': 8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15272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32375" calcext:value-type="float">
            <text:p>42132375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termediate_metaboliser"</text:p>
          </table:table-cell>
          <table:table-cell table:number-columns-repeated="4"/>
          <table:table-cell office:value-type="string" calcext:value-type="string">
            <text:p>rs1080985</text:p>
          </table:table-cell>
          <table:table-cell office:value-type="string" calcext:value-type="string">
            <text:p>C|upstream_gene_variant|MODIFIER|CYP2D6|ENSG00000100197|transcript|ENST00000360608.9|protein_coding||c.-1584C&gt;G|||||1469|,C|upstream_gene_variant|MODIFIER|CYP2D6|ENSG00000100197|transcript|ENST00000360124.9|nonsense_mediated_decay||c.-2466C&gt;G|||||2466|,C|upstream_gene_variant|MODIFIER|CYP2D6|ENSG00000100197|transcript|ENST00000359033.4|protein_coding||c.-1584C&gt;G|||||1510|,C|upstream_gene_variant|MODIFIER|CYP2D6|ENSG00000100197|transcript|ENST00000389970.7|protein_coding||c.-1650C&gt;G|||||1494|,C|upstream_gene_variant|MODIFIER|CYP2D6|ENSG00000100197|transcript|ENST00000488442.1|retained_intron||n.-1562C&gt;G|||||1562|,C|upstream_gene_variant|MODIFIER|RP4-669P10.19|ENSG00000227370|transcript|ENST00000417586.1|processed_pseudogene||n.-168G&gt;C|||||168|,C|downstream_gene_variant|MODIFIER|RP4-669P10.16|ENSG00000232710|transcript|ENST00000428786.1|lincRNA||n.*4058C&gt;G|||||4058|,C|intron_variant|MODIFIER|NDUFA6-AS1|ENSG00000237037|transcript|ENST00000439129.5|antisense|5/6|n.1719-3824G&gt;C||||||,C|non_coding_transcript_exon_variant|MODIFIER|NDUFA6-AS1|ENSG00000237037|transcript|ENST00000617009.4|antisense|2/5|n.166G&gt;C||||||,C|non_coding_transcript_exon_variant|MODIFIER|NDUFA6-AS1|ENSG00000237037|transcript|ENST00000621190.1|antisense|2/8|n.166G&gt;C||||||</text:p>
          </table:table-cell>
          <table:table-cell office:value-type="string" calcext:value-type="string">
            <text:p>{'MODIFIER': 10}</text:p>
          </table:table-cell>
          <table:table-cell office:value-type="string" calcext:value-type="string">
            <text:p>{'upstream_gene_variant': 6, 'downstream_gene_variant': 1, 'intron_variant': 1, 'non_coding_transcript_ex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39984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2132971" calcext:value-type="float">
            <text:p>42132971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Poor_metaboliser"</text:p>
          </table:table-cell>
          <table:table-cell table:number-columns-repeated="5"/>
          <table:table-cell office:value-type="string" calcext:value-type="string">
            <text:p>T|upstream_gene_variant|MODIFIER|CYP2D6|ENSG00000100197|transcript|ENST00000360608.9|protein_coding||c.-2180G&gt;A|||||2065|,T|upstream_gene_variant|MODIFIER|CYP2D6|ENSG00000100197|transcript|ENST00000360124.9|nonsense_mediated_decay||c.-3062G&gt;A|||||3062|,T|upstream_gene_variant|MODIFIER|CYP2D6|ENSG00000100197|transcript|ENST00000359033.4|protein_coding||c.-2180G&gt;A|||||2106|,T|upstream_gene_variant|MODIFIER|CYP2D6|ENSG00000100197|transcript|ENST00000389970.7|protein_coding||c.-2246G&gt;A|||||2090|,T|upstream_gene_variant|MODIFIER|CYP2D6|ENSG00000100197|transcript|ENST00000488442.1|retained_intron||n.-2158G&gt;A|||||2158|,T|downstream_gene_variant|MODIFIER|RP4-669P10.16|ENSG00000232710|transcript|ENST00000428786.1|lincRNA||n.*3462G&gt;A|||||3462|,T|intron_variant|MODIFIER|NDUFA6-AS1|ENSG00000237037|transcript|ENST00000439129.5|antisense|5/6|n.1719-3228C&gt;T||||||,T|intron_variant|MODIFIER|NDUFA6-AS1|ENSG00000237037|transcript|ENST00000617009.4|antisense|2/4|n.394-69C&gt;T||||||,T|intron_variant|MODIFIER|NDUFA6-AS1|ENSG00000237037|transcript|ENST00000621190.1|antisense|2/7|n.394-69C&gt;T||||||,T|non_coding_transcript_exon_variant|MODIFIER|RP4-669P10.19|ENSG00000227370|transcript|ENST00000417586.1|processed_pseudogene|1/1|n.429C&gt;T||||||</text:p>
          </table:table-cell>
          <table:table-cell office:value-type="string" calcext:value-type="string">
            <text:p>{'MODIFIER': 10}</text:p>
          </table:table-cell>
          <table:table-cell office:value-type="string" calcext:value-type="string">
            <text:p>{'upstream_gene_variant': 5, 'downstream_gene_variant': 1, 'intron_variant': 3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73544</text:p>
          </table:table-cell>
          <table:table-cell office:value-type="string" calcext:value-type="string">
            <text:p>CYSLTR1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float" office:value="78327951" calcext:value-type="float">
            <text:p>78327951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Decreased_expression"</text:p>
          </table:table-cell>
          <table:table-cell table:number-columns-repeated="4"/>
          <table:table-cell office:value-type="string" calcext:value-type="string">
            <text:p>rs2806489</text:p>
          </table:table-cell>
          <table:table-cell office:value-type="string" calcext:value-type="string">
            <text:p>T|upstream_gene_variant|MODIFIER|CYSLTR1|ENSG00000173198|transcript|ENST00000373304.3|protein_coding||c.-54205G&gt;A|||||468|,T|upstream_gene_variant|MODIFIER|CYSLTR1|ENSG00000173198|transcript|ENST00000614798.1|protein_coding||c.-54205G&gt;A|||||260|,T|upstream_gene_variant|MODIFIER|CYSLTR1|ENSG00000173198|transcript|ENST00000493254.1|processed_transcript||n.-400G&gt;A|||||400|,T|intergenic_region|MODIFIER|CYSLTR1-HMGN1P34|ENSG00000173198-ENSG00000224755|intergenic_region|ENSG00000173198-ENSG00000224755|||n.78327951C&gt;T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upstream_gene_variant': 3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05467</text:p>
          </table:table-cell>
          <table:table-cell office:value-type="string" calcext:value-type="string">
            <text:p>HTR2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float" office:value="114584047" calcext:value-type="float">
            <text:p>114584047</text:p>
          </table:table-cell>
          <table:table-cell office:value-type="string" calcext:value-type="string">
            <text:p>DFP</text:p>
          </table:table-cell>
          <table:table-cell/>
          <table:table-cell office:value-type="string" calcext:value-type="string">
            <text:p>"Increased_promoter_activity_association_with"</text:p>
          </table:table-cell>
          <table:table-cell table:number-columns-repeated="4"/>
          <table:table-cell office:value-type="string" calcext:value-type="string">
            <text:p>rs3813929</text:p>
          </table:table-cell>
          <table:table-cell office:value-type="string" calcext:value-type="string">
            <text:p>T|upstream_gene_variant|MODIFIER|HTR2C|ENSG00000147246|transcript|ENST00000276198.5|protein_coding||c.-142890C&gt;T|||||31|,T|upstream_gene_variant|MODIFIER|HTR2C|ENSG00000147246|transcript|ENST00000371951.5|protein_coding||c.-142890C&gt;T|||||31|,T|upstream_gene_variant|MODIFIER|HTR2C|ENSG00000147246|transcript|ENST00000371950.3|protein_coding||c.-142890C&gt;T|||||35|,T|intergenic_region|MODIFIER|SSU72P1-HTR2C|ENSG00000226547-ENSG00000147246|intergenic_region|ENSG00000226547-ENSG00000147246|||n.114584047C&gt;T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upstream_gene_variant': 3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77381</text:p>
          </table:table-cell>
          <table:table-cell office:value-type="string" calcext:value-type="string">
            <text:p>HTR2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float" office:value="114584109" calcext:value-type="float">
            <text:p>114584109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promoter_activity"</text:p>
          </table:table-cell>
          <table:table-cell table:number-columns-repeated="4"/>
          <table:table-cell office:value-type="string" calcext:value-type="string">
            <text:p>rs518147</text:p>
          </table:table-cell>
          <table:table-cell office:value-type="string" calcext:value-type="string">
            <text:p>G|5_prime_UTR_variant|MODIFIER|HTR2C|ENSG00000147246|transcript|ENST00000276198.5|protein_coding|1/6|c.-697C&gt;G|||||142828|,G|5_prime_UTR_variant|MODIFIER|HTR2C|ENSG00000147246|transcript|ENST00000371951.5|protein_coding|1/7|c.-788C&gt;G|||||142828|,G|5_prime_UTR_variant|MODIFIER|HTR2C|ENSG00000147246|transcript|ENST00000371950.3|protein_coding|1/6|c.-697C&gt;G|||||142828|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5_prime_UTR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76696</text:p>
          </table:table-cell>
          <table:table-cell office:value-type="string" calcext:value-type="string">
            <text:p>ERBB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12539345" calcext:value-type="float">
            <text:p>212539345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promoter_activity"</text:p>
          </table:table-cell>
          <table:table-cell table:number-columns-repeated="4"/>
          <table:table-cell office:value-type="string" calcext:value-type="string">
            <text:p>rs62626347</text:p>
          </table:table-cell>
          <table:table-cell office:value-type="string" calcext:value-type="string">
            <text:p>A|upstream_gene_variant|MODIFIER|ERBB4|ENSG00000178568|transcript|ENST00000342788.8|protein_coding||c.-815A&gt;T|||||504|,A|upstream_gene_variant|MODIFIER|ERBB4|ENSG00000178568|transcript|ENST00000436443.5|protein_coding||c.-815A&gt;T|||||504|,A|upstream_gene_variant|MODIFIER|ERBB4|ENSG00000178568|transcript|ENST00000484594.5|retained_intron||n.-763A&gt;T|||||763|,A|upstream_gene_variant|MODIFIER|ERBB4|ENSG00000178568|transcript|ENST00000260943.10|protein_coding||c.-818A&gt;T|||||816|WARNING_TRANSCRIPT_INCOMPLETE,A|intergenic_region|MODIFIER|ERBB4-AC079610.1|ENSG00000178568-ENSG00000273118|intergenic_region|ENSG00000178568-ENSG00000273118|||n.212539345T&gt;A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upstream_gene_variant': 4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68594</text:p>
          </table:table-cell>
          <table:table-cell office:value-type="string" calcext:value-type="string">
            <text:p>UGT1A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17835" calcext:value-type="float">
            <text:p>23361783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76.4:c.128C&gt;T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1949.3:p.S43L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s372427845</text:p>
          </table:table-cell>
          <table:table-cell office:value-type="string" calcext:value-type="string">
            <text:p>T|missense_variant|MODERATE|UGT1A8|ENSG00000242366|transcript|ENST00000373450.4|protein_coding|1/5|c.128C&gt;T|p.Ser43Leu|191/2407|128/1593|43/53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68595</text:p>
          </table:table-cell>
          <table:table-cell office:value-type="string" calcext:value-type="string">
            <text:p>UGT1A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17864" calcext:value-type="float">
            <text:p>23361786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76.4:c.157C&gt;A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1949.3:p.H53N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rs45504099</text:p>
          </table:table-cell>
          <table:table-cell office:value-type="string" calcext:value-type="string">
            <text:p>A|missense_variant|MODERATE|UGT1A8|ENSG00000242366|transcript|ENST00000373450.4|protein_coding|1/5|c.157C&gt;A|p.His53Asn|220/2407|157/1593|53/53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68598</text:p>
          </table:table-cell>
          <table:table-cell office:value-type="string" calcext:value-type="string">
            <text:p>UGT1A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18083" calcext:value-type="float">
            <text:p>23361808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76.4:c.376A&gt;G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1949.3:p.S126G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72551324</text:p>
          </table:table-cell>
          <table:table-cell office:value-type="string" calcext:value-type="string">
            <text:p>G|missense_variant|MODERATE|UGT1A8|ENSG00000242366|transcript|ENST00000373450.4|protein_coding|1/5|c.376A&gt;G|p.Ser126Gly|439/2407|376/1593|126/53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68596</text:p>
          </table:table-cell>
          <table:table-cell office:value-type="string" calcext:value-type="string">
            <text:p>UGT1A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18138" calcext:value-type="float">
            <text:p>23361813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76.4:c.431C&gt;T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1949.3:p.A144V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s17862841</text:p>
          </table:table-cell>
          <table:table-cell office:value-type="string" calcext:value-type="string">
            <text:p>T|missense_variant|MODERATE|UGT1A8|ENSG00000242366|transcript|ENST00000373450.4|protein_coding|1/5|c.431C&gt;T|p.Ala144Val|494/2407|431/1593|144/53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10596</text:p>
          </table:table-cell>
          <table:table-cell office:value-type="string" calcext:value-type="string">
            <text:p>UGT1A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18225" calcext:value-type="float">
            <text:p>23361822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76.4:c.518C&gt;G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1949.3:p.A173G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042597</text:p>
          </table:table-cell>
          <table:table-cell office:value-type="string" calcext:value-type="string">
            <text:p>G|missense_variant|MODERATE|UGT1A8|ENSG00000242366|transcript|ENST00000373450.4|protein_coding|1/5|c.518C&gt;G|p.Ala173Gly|581/2407|518/1593|173/53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68593</text:p>
          </table:table-cell>
          <table:table-cell office:value-type="string" calcext:value-type="string">
            <text:p>UGT1A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18398" calcext:value-type="float">
            <text:p>23361839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76.4:c.691G&gt;A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1949.3:p.A231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rs72551325</text:p>
          </table:table-cell>
          <table:table-cell office:value-type="string" calcext:value-type="string">
            <text:p>A|missense_variant|MODERATE|UGT1A8|ENSG00000242366|transcript|ENST00000373450.4|protein_coding|1/5|c.691G&gt;A|p.Ala231Thr|754/2407|691/1593|231/53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68597</text:p>
          </table:table-cell>
          <table:table-cell office:value-type="string" calcext:value-type="string">
            <text:p>UGT1A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18425" calcext:value-type="float">
            <text:p>23361842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76.4:c.718A&gt;G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1949.3:p.T240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rs72551326</text:p>
          </table:table-cell>
          <table:table-cell office:value-type="string" calcext:value-type="string">
            <text:p>G|missense_variant|MODERATE|UGT1A8|ENSG00000242366|transcript|ENST00000373450.4|protein_coding|1/5|c.718A&gt;G|p.Thr240Ala|781/2407|718/1593|240/53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24461</text:p>
          </table:table-cell>
          <table:table-cell office:value-type="string" calcext:value-type="string">
            <text:p>UGT1A8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18537" calcext:value-type="float">
            <text:p>23361853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76.4:c.830G&gt;A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1949.3:p.C277Y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7863762</text:p>
          </table:table-cell>
          <table:table-cell office:value-type="string" calcext:value-type="string">
            <text:p>A|missense_variant|MODERATE|UGT1A8|ENSG00000242366|transcript|ENST00000373450.4|protein_coding|1/5|c.830G&gt;A|p.Cys277Tyr|893/2407|830/1593|277/530||</text:p>
          </table:table-cell>
          <table:table-cell office:value-type="string" calcext:value-type="string">
            <text:p>{'MODERATE': 1}</text:p>
          </table:table-cell>
          <table:table-cell office:value-type="string" calcext:value-type="string">
            <text:p>{'missens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45715</text:p>
          </table:table-cell>
          <table:table-cell office:value-type="string" calcext:value-type="string">
            <text:p>UGT1A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69782" calcext:value-type="float">
            <text:p>233669782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expression"</text:p>
          </table:table-cell>
          <table:table-cell table:number-columns-repeated="4"/>
          <table:table-cell office:value-type="string" calcext:value-type="string">
            <text:p>rs17868320</text:p>
          </table:table-cell>
          <table:table-cell office:value-type="string" calcext:value-type="string">
            <text:p>T|upstream_gene_variant|MODIFIER|UGT1A9|ENSG00000241119|transcript|ENST00000354728.4|protein_coding||c.-2153C&gt;T|||||2071|,T|intron_variant|MODIFIER|UGT1A8|ENSG00000242366|transcript|ENST00000373450.4|protein_coding|1/4|c.855+51220C&gt;T||||||,T|intron_variant|MODIFIER|UGT1A10|ENSG00000242515|transcript|ENST00000344644.9|protein_coding|1/4|c.855+32405C&gt;T||||||,T|intron_variant|MODIFIER|UGT1A10|ENSG00000242515|transcript|ENST00000373445.1|protein_coding|1/4|c.855+32405C&gt;T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upstream_gene_variant': 1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45716</text:p>
          </table:table-cell>
          <table:table-cell office:value-type="string" calcext:value-type="string">
            <text:p>UGT1A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71659" calcext:value-type="float">
            <text:p>233671659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expression"</text:p>
          </table:table-cell>
          <table:table-cell table:number-columns-repeated="4"/>
          <table:table-cell office:value-type="string" calcext:value-type="string">
            <text:p>rs6714486</text:p>
          </table:table-cell>
          <table:table-cell office:value-type="string" calcext:value-type="string">
            <text:p>A|upstream_gene_variant|MODIFIER|UGT1A9|ENSG00000241119|transcript|ENST00000354728.4|protein_coding||c.-276T&gt;A|||||194|,A|intron_variant|MODIFIER|UGT1A8|ENSG00000242366|transcript|ENST00000373450.4|protein_coding|1/4|c.855+53097T&gt;A||||||,A|intron_variant|MODIFIER|UGT1A10|ENSG00000242515|transcript|ENST00000344644.9|protein_coding|1/4|c.855+34282T&gt;A||||||,A|intron_variant|MODIFIER|UGT1A10|ENSG00000242515|transcript|ENST00000373445.1|protein_coding|1/4|c.855+34282T&gt;A||||||</text:p>
          </table:table-cell>
          <table:table-cell office:value-type="string" calcext:value-type="string">
            <text:p>{'MODIFIER': 4}</text:p>
          </table:table-cell>
          <table:table-cell office:value-type="string" calcext:value-type="string">
            <text:p>{'upstream_gene_variant': 1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33677</text:p>
          </table:table-cell>
          <table:table-cell office:value-type="string" calcext:value-type="string">
            <text:p>UGT1A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72032" calcext:value-type="float">
            <text:p>23367203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21027.2:c.98T&gt;C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6307.1:p.M33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72551330</text:p>
          </table:table-cell>
          <table:table-cell office:value-type="string" calcext:value-type="string">
            <text:p>C|missense_variant|MODERATE|UGT1A9|ENSG00000241119|transcript|ENST00000354728.4|protein_coding|1/5|c.98T&gt;C|p.Met33Thr|180/2416|98/1593|33/530||,C|intron_variant|MODIFIER|UGT1A8|ENSG00000242366|transcript|ENST00000373450.4|protein_coding|1/4|c.855+53470T&gt;C||||||,C|intron_variant|MODIFIER|UGT1A10|ENSG00000242515|transcript|ENST00000344644.9|protein_coding|1/4|c.855+34655T&gt;C||||||,C|intron_variant|MODIFIER|UGT1A10|ENSG00000242515|transcript|ENST00000373445.1|protein_coding|1/4|c.855+34655T&gt;C||||||</text:p>
          </table:table-cell>
          <table:table-cell office:value-type="string" calcext:value-type="string">
            <text:p>{'MODERATE': 1, 'MODIFIER': 3}</text:p>
          </table:table-cell>
          <table:table-cell office:value-type="string" calcext:value-type="string">
            <text:p>{'missense_variant': 1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8999</text:p>
          </table:table-cell>
          <table:table-cell office:value-type="string" calcext:value-type="string">
            <text:p>UGT1A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72481" calcext:value-type="float">
            <text:p>23367248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21027.2:c.547T&gt;G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6307.1:p.C183G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45038612</text:p>
          </table:table-cell>
          <table:table-cell office:value-type="string" calcext:value-type="string">
            <text:p>G|missense_variant|MODERATE|UGT1A9|ENSG00000241119|transcript|ENST00000354728.4|protein_coding|1/5|c.547T&gt;G|p.Cys183Gly|629/2416|547/1593|183/530||,G|intron_variant|MODIFIER|UGT1A8|ENSG00000242366|transcript|ENST00000373450.4|protein_coding|1/4|c.855+53919T&gt;G||||||,G|intron_variant|MODIFIER|UGT1A10|ENSG00000242515|transcript|ENST00000344644.9|protein_coding|1/4|c.855+35104T&gt;G||||||,G|intron_variant|MODIFIER|UGT1A10|ENSG00000242515|transcript|ENST00000373445.1|protein_coding|1/4|c.855+35104T&gt;G||||||</text:p>
          </table:table-cell>
          <table:table-cell office:value-type="string" calcext:value-type="string">
            <text:p>{'MODERATE': 1, 'MODIFIER': 3}</text:p>
          </table:table-cell>
          <table:table-cell office:value-type="string" calcext:value-type="string">
            <text:p>{'missense_variant': 1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35878</text:p>
          </table:table-cell>
          <table:table-cell office:value-type="string" calcext:value-type="string">
            <text:p>UGT1A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672700" calcext:value-type="float">
            <text:p>23367270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21027.2:c.766G&gt;A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6307.1:p.D256N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rs58597806</text:p>
          </table:table-cell>
          <table:table-cell office:value-type="string" calcext:value-type="string">
            <text:p>A|missense_variant|MODERATE|UGT1A9|ENSG00000241119|transcript|ENST00000354728.4|protein_coding|1/5|c.766G&gt;A|p.Asp256Asn|848/2416|766/1593|256/530||,A|intron_variant|MODIFIER|UGT1A8|ENSG00000242366|transcript|ENST00000373450.4|protein_coding|1/4|c.855+54138G&gt;A||||||,A|intron_variant|MODIFIER|UGT1A10|ENSG00000242515|transcript|ENST00000344644.9|protein_coding|1/4|c.855+35323G&gt;A||||||,A|intron_variant|MODIFIER|UGT1A10|ENSG00000242515|transcript|ENST00000373445.1|protein_coding|1/4|c.855+35323G&gt;A||||||</text:p>
          </table:table-cell>
          <table:table-cell office:value-type="string" calcext:value-type="string">
            <text:p>{'MODERATE': 1, 'MODIFIER': 3}</text:p>
          </table:table-cell>
          <table:table-cell office:value-type="string" calcext:value-type="string">
            <text:p>{'missense_variant': 1, 'intron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86331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8602" calcext:value-type="float">
            <text:p>233718602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expression"</text:p>
          </table:table-cell>
          <table:table-cell table:number-columns-repeated="4"/>
          <table:table-cell office:value-type="string" calcext:value-type="string">
            <text:p>rs3732219</text:p>
          </table:table-cell>
          <table:table-cell office:value-type="string" calcext:value-type="string">
            <text:p>T|upstream_gene_variant|MODIFIER|UGT1A4|ENSG00000244474|transcript|ENST00000373409.7|protein_coding||c.-219C&gt;T|||||176|,T|upstream_gene_variant|MODIFIER|UGT1A4|ENSG00000244474|transcript|ENST00000450233.1|nonsense_mediated_decay||c.-219C&gt;T|||||219|,T|downstream_gene_variant|MODIFIER|RPL17P11|ENSG00000233445|transcript|ENST00000417593.1|processed_pseudogene||n.*2920G&gt;A|||||2920|,T|intron_variant|MODIFIER|UGT1A8|ENSG00000242366|transcript|ENST00000373450.4|protein_coding|1/4|c.856-48432C&gt;T||||||,T|intron_variant|MODIFIER|UGT1A10|ENSG00000242515|transcript|ENST00000344644.9|protein_coding|1/4|c.856-48432C&gt;T||||||,T|intron_variant|MODIFIER|UGT1A9|ENSG00000241119|transcript|ENST00000354728.4|protein_coding|1/4|c.855+45813C&gt;T||||||,T|intron_variant|MODIFIER|UGT1A7|ENSG00000244122|transcript|ENST00000373426.3|protein_coding|1/4|c.855+35810C&gt;T||||||,T|intron_variant|MODIFIER|UGT1A6|ENSG00000167165|transcript|ENST00000305139.10|protein_coding|1/4|c.861+24737C&gt;T||||||,T|intron_variant|MODIFIER|UGT1A5|ENSG00000240224|transcript|ENST00000373414.3|protein_coding|1/4|c.867+4744C&gt;T||||||,T|intron_variant|MODIFIER|UGT1A10|ENSG00000242515|transcript|ENST00000373445.1|protein_coding|1/4|c.856-48432C&gt;T||||||,T|intron_variant|MODIFIER|UGT1A6|ENSG00000167165|transcript|ENST00000406651.1|protein_coding|1/4|c.60+24737C&gt;T||||||,T|intron_variant|MODIFIER|UGT1A6|ENSG00000167165|transcript|ENST00000373424.5|protein_coding|2/5|c.60+24737C&gt;T||||||,T|intron_variant|MODIFIER|UGT1A6|ENSG00000167165|transcript|ENST00000480628.1|processed_transcript|2/2|n.186+24737C&gt;T||||||,T|intron_variant|MODIFIER|UGT1A6|ENSG00000167165|transcript|ENST00000478062.2|processed_transcript|1/1|n.182-10902C&gt;T||||||,T|intron_variant|MODIFIER|UGT1A6|ENSG00000167165|transcript|ENST00000484784.2|nonsense_mediated_decay|2/2|c.*237+570C&gt;T||||||WARNING_TRANSCRIPT_NO_START_CODON,T|intron_variant|MODIFIER|UGT1A6|ENSG00000167165|transcript|ENST00000446481.6|nonsense_mediated_decay|2/6|c.60+24737C&gt;T||||||</text:p>
          </table:table-cell>
          <table:table-cell office:value-type="string" calcext:value-type="string">
            <text:p>{'MODIFIER': 16}</text:p>
          </table:table-cell>
          <table:table-cell office:value-type="string" calcext:value-type="string">
            <text:p>{'upstream_gene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99111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8617" calcext:value-type="float">
            <text:p>233718617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promoter_activity"</text:p>
          </table:table-cell>
          <table:table-cell table:number-columns-repeated="4"/>
          <table:table-cell office:value-type="string" calcext:value-type="string">
            <text:p>rs45454101</text:p>
          </table:table-cell>
          <table:table-cell office:value-type="string" calcext:value-type="string">
            <text:p>A|upstream_gene_variant|MODIFIER|UGT1A4|ENSG00000244474|transcript|ENST00000373409.7|protein_coding||c.-204G&gt;A|||||161|,A|upstream_gene_variant|MODIFIER|UGT1A4|ENSG00000244474|transcript|ENST00000450233.1|nonsense_mediated_decay||c.-204G&gt;A|||||204|,A|downstream_gene_variant|MODIFIER|RPL17P11|ENSG00000233445|transcript|ENST00000417593.1|processed_pseudogene||n.*2905C&gt;T|||||2905|,A|intron_variant|MODIFIER|UGT1A8|ENSG00000242366|transcript|ENST00000373450.4|protein_coding|1/4|c.856-48417G&gt;A||||||,A|intron_variant|MODIFIER|UGT1A10|ENSG00000242515|transcript|ENST00000344644.9|protein_coding|1/4|c.856-48417G&gt;A||||||,A|intron_variant|MODIFIER|UGT1A9|ENSG00000241119|transcript|ENST00000354728.4|protein_coding|1/4|c.855+45828G&gt;A||||||,A|intron_variant|MODIFIER|UGT1A7|ENSG00000244122|transcript|ENST00000373426.3|protein_coding|1/4|c.855+35825G&gt;A||||||,A|intron_variant|MODIFIER|UGT1A6|ENSG00000167165|transcript|ENST00000305139.10|protein_coding|1/4|c.861+24752G&gt;A||||||,A|intron_variant|MODIFIER|UGT1A5|ENSG00000240224|transcript|ENST00000373414.3|protein_coding|1/4|c.867+4759G&gt;A||||||,A|intron_variant|MODIFIER|UGT1A10|ENSG00000242515|transcript|ENST00000373445.1|protein_coding|1/4|c.856-48417G&gt;A||||||,A|intron_variant|MODIFIER|UGT1A6|ENSG00000167165|transcript|ENST00000406651.1|protein_coding|1/4|c.60+24752G&gt;A||||||,A|intron_variant|MODIFIER|UGT1A6|ENSG00000167165|transcript|ENST00000373424.5|protein_coding|2/5|c.60+24752G&gt;A||||||,A|intron_variant|MODIFIER|UGT1A6|ENSG00000167165|transcript|ENST00000480628.1|processed_transcript|2/2|n.186+24752G&gt;A||||||,A|intron_variant|MODIFIER|UGT1A6|ENSG00000167165|transcript|ENST00000478062.2|processed_transcript|1/1|n.182-10887G&gt;A||||||,A|intron_variant|MODIFIER|UGT1A6|ENSG00000167165|transcript|ENST00000484784.2|nonsense_mediated_decay|2/2|c.*237+585G&gt;A||||||WARNING_TRANSCRIPT_NO_START_CODON,A|intron_variant|MODIFIER|UGT1A6|ENSG00000167165|transcript|ENST00000446481.6|nonsense_mediated_decay|2/6|c.60+24752G&gt;A||||||</text:p>
          </table:table-cell>
          <table:table-cell office:value-type="string" calcext:value-type="string">
            <text:p>{'MODIFIER': 16}</text:p>
          </table:table-cell>
          <table:table-cell office:value-type="string" calcext:value-type="string">
            <text:p>{'upstream_gene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86332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8658" calcext:value-type="float">
            <text:p>233718658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Reduced_expression"</text:p>
          </table:table-cell>
          <table:table-cell table:number-columns-repeated="4"/>
          <table:table-cell office:value-type="string" calcext:value-type="string">
            <text:p>rs3732218</text:p>
          </table:table-cell>
          <table:table-cell office:value-type="string" calcext:value-type="string">
            <text:p>A|upstream_gene_variant|MODIFIER|UGT1A4|ENSG00000244474|transcript|ENST00000373409.7|protein_coding||c.-163G&gt;A|||||120|,A|upstream_gene_variant|MODIFIER|UGT1A4|ENSG00000244474|transcript|ENST00000450233.1|nonsense_mediated_decay||c.-163G&gt;A|||||163|,A|downstream_gene_variant|MODIFIER|RPL17P11|ENSG00000233445|transcript|ENST00000417593.1|processed_pseudogene||n.*2864C&gt;T|||||2864|,A|intron_variant|MODIFIER|UGT1A8|ENSG00000242366|transcript|ENST00000373450.4|protein_coding|1/4|c.856-48376G&gt;A||||||,A|intron_variant|MODIFIER|UGT1A10|ENSG00000242515|transcript|ENST00000344644.9|protein_coding|1/4|c.856-48376G&gt;A||||||,A|intron_variant|MODIFIER|UGT1A9|ENSG00000241119|transcript|ENST00000354728.4|protein_coding|1/4|c.855+45869G&gt;A||||||,A|intron_variant|MODIFIER|UGT1A7|ENSG00000244122|transcript|ENST00000373426.3|protein_coding|1/4|c.855+35866G&gt;A||||||,A|intron_variant|MODIFIER|UGT1A6|ENSG00000167165|transcript|ENST00000305139.10|protein_coding|1/4|c.861+24793G&gt;A||||||,A|intron_variant|MODIFIER|UGT1A5|ENSG00000240224|transcript|ENST00000373414.3|protein_coding|1/4|c.867+4800G&gt;A||||||,A|intron_variant|MODIFIER|UGT1A10|ENSG00000242515|transcript|ENST00000373445.1|protein_coding|1/4|c.856-48376G&gt;A||||||,A|intron_variant|MODIFIER|UGT1A6|ENSG00000167165|transcript|ENST00000406651.1|protein_coding|1/4|c.60+24793G&gt;A||||||,A|intron_variant|MODIFIER|UGT1A6|ENSG00000167165|transcript|ENST00000373424.5|protein_coding|2/5|c.60+24793G&gt;A||||||,A|intron_variant|MODIFIER|UGT1A6|ENSG00000167165|transcript|ENST00000480628.1|processed_transcript|2/2|n.186+24793G&gt;A||||||,A|intron_variant|MODIFIER|UGT1A6|ENSG00000167165|transcript|ENST00000478062.2|processed_transcript|1/1|n.182-10846G&gt;A||||||,A|intron_variant|MODIFIER|UGT1A6|ENSG00000167165|transcript|ENST00000484784.2|nonsense_mediated_decay|2/2|c.*237+626G&gt;A||||||WARNING_TRANSCRIPT_NO_START_CODON,A|intron_variant|MODIFIER|UGT1A6|ENSG00000167165|transcript|ENST00000446481.6|nonsense_mediated_decay|2/6|c.60+24793G&gt;A||||||</text:p>
          </table:table-cell>
          <table:table-cell office:value-type="string" calcext:value-type="string">
            <text:p>{'MODIFIER': 16}</text:p>
          </table:table-cell>
          <table:table-cell office:value-type="string" calcext:value-type="string">
            <text:p>{'upstream_gene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2131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8890" calcext:value-type="float">
            <text:p>23371889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7120.2:c.70C&gt;A</text:p>
          </table:table-cell>
          <table:table-cell office:value-type="string" calcext:value-type="string">
            <text:p>"Decreased_activity"</text:p>
          </table:table-cell>
          <table:table-cell table:number-columns-repeated="2"/>
          <table:table-cell office:value-type="string" calcext:value-type="string">
            <text:p>NP_009051.1:p.P24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6755571</text:p>
          </table:table-cell>
          <table:table-cell office:value-type="string" calcext:value-type="string">
            <text:p>A|missense_variant|MODERATE|UGT1A4|ENSG00000244474|transcript|ENST00000373409.7|protein_coding|1/5|c.70C&gt;A|p.Pro24Thr|113/2388|70/1605|24/534||,A|missense_variant|MODERATE|UGT1A4|ENSG00000244474|transcript|ENST00000450233.1|nonsense_mediated_decay|1/6|c.70C&gt;A|p.Pro24Thr|70/2186|70/1338|24/445||,A|downstream_gene_variant|MODIFIER|RPL17P11|ENSG00000233445|transcript|ENST00000417593.1|processed_pseudogene||n.*2632G&gt;T|||||2632|,A|intron_variant|MODIFIER|UGT1A8|ENSG00000242366|transcript|ENST00000373450.4|protein_coding|1/4|c.856-48144C&gt;A||||||,A|intron_variant|MODIFIER|UGT1A10|ENSG00000242515|transcript|ENST00000344644.9|protein_coding|1/4|c.856-48144C&gt;A||||||,A|intron_variant|MODIFIER|UGT1A9|ENSG00000241119|transcript|ENST00000354728.4|protein_coding|1/4|c.855+46101C&gt;A||||||,A|intron_variant|MODIFIER|UGT1A7|ENSG00000244122|transcript|ENST00000373426.3|protein_coding|1/4|c.855+36098C&gt;A||||||,A|intron_variant|MODIFIER|UGT1A6|ENSG00000167165|transcript|ENST00000305139.10|protein_coding|1/4|c.861+25025C&gt;A||||||,A|intron_variant|MODIFIER|UGT1A5|ENSG00000240224|transcript|ENST00000373414.3|protein_coding|1/4|c.867+5032C&gt;A||||||,A|intron_variant|MODIFIER|UGT1A10|ENSG00000242515|transcript|ENST00000373445.1|protein_coding|1/4|c.856-48144C&gt;A||||||,A|intron_variant|MODIFIER|UGT1A6|ENSG00000167165|transcript|ENST00000406651.1|protein_coding|1/4|c.60+25025C&gt;A||||||,A|intron_variant|MODIFIER|UGT1A6|ENSG00000167165|transcript|ENST00000373424.5|protein_coding|2/5|c.60+25025C&gt;A||||||,A|intron_variant|MODIFIER|UGT1A6|ENSG00000167165|transcript|ENST00000480628.1|processed_transcript|2/2|n.186+25025C&gt;A||||||,A|intron_variant|MODIFIER|UGT1A6|ENSG00000167165|transcript|ENST00000478062.2|processed_transcript|1/1|n.182-10614C&gt;A||||||,A|intron_variant|MODIFIER|UGT1A6|ENSG00000167165|transcript|ENST00000484784.2|nonsense_mediated_decay|2/2|c.*237+858C&gt;A||||||WARNING_TRANSCRIPT_NO_START_CODON,A|intron_variant|MODIFIER|UGT1A6|ENSG00000167165|transcript|ENST00000446481.6|nonsense_mediated_decay|2/6|c.60+25025C&gt;A||||||</text:p>
          </table:table-cell>
          <table:table-cell office:value-type="string" calcext:value-type="string">
            <text:p>{'MODERATE': 2, 'MODIFIER': 14}</text:p>
          </table:table-cell>
          <table:table-cell office:value-type="string" calcext:value-type="string">
            <text:p>{'missense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058231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8946" calcext:value-type="float">
            <text:p>23371894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7120.2:c.127delA</text:p>
          </table:table-cell>
          <table:table-cell office:value-type="string" calcext:value-type="string">
            <text:p>"Null_allele"</text:p>
          </table:table-cell>
          <table:table-cell office:value-type="string" calcext:value-type="string">
            <text:p>(UGT1A4|ENSG00000244474|2|1.00)</text:p>
          </table:table-cell>
          <table:table-cell/>
          <table:table-cell office:value-type="string" calcext:value-type="string">
            <text:p>NP_009051.1:p.(Ser43Alafs*23)</text:p>
          </table:table-cell>
          <table:table-cell/>
          <table:table-cell office:value-type="string" calcext:value-type="string">
            <text:p>rs1233406017</text:p>
          </table:table-cell>
          <table:table-cell office:value-type="string" calcext:value-type="string">
            <text:p>C|frameshift_variant|HIGH|UGT1A4|ENSG00000244474|transcript|ENST00000373409.7|protein_coding|1/5|c.127delA|p.Ser43fs|170/2388|127/1605|43/534||,C|frameshift_variant|HIGH|UGT1A4|ENSG00000244474|transcript|ENST00000450233.1|nonsense_mediated_decay|1/6|c.127delA|p.Ser43fs|127/2186|127/1338|43/445||,C|downstream_gene_variant|MODIFIER|RPL17P11|ENSG00000233445|transcript|ENST00000417593.1|processed_pseudogene||n.*2575delT|||||2575|,C|intron_variant|MODIFIER|UGT1A8|ENSG00000242366|transcript|ENST00000373450.4|protein_coding|1/4|c.856-48087delA||||||,C|intron_variant|MODIFIER|UGT1A10|ENSG00000242515|transcript|ENST00000344644.9|protein_coding|1/4|c.856-48087delA||||||,C|intron_variant|MODIFIER|UGT1A9|ENSG00000241119|transcript|ENST00000354728.4|protein_coding|1/4|c.855+46158delA||||||,C|intron_variant|MODIFIER|UGT1A7|ENSG00000244122|transcript|ENST00000373426.3|protein_coding|1/4|c.855+36155delA||||||,C|intron_variant|MODIFIER|UGT1A6|ENSG00000167165|transcript|ENST00000305139.10|protein_coding|1/4|c.861+25082delA||||||,C|intron_variant|MODIFIER|UGT1A5|ENSG00000240224|transcript|ENST00000373414.3|protein_coding|1/4|c.867+5089delA||||||,C|intron_variant|MODIFIER|UGT1A10|ENSG00000242515|transcript|ENST00000373445.1|protein_coding|1/4|c.856-48087delA||||||,C|intron_variant|MODIFIER|UGT1A6|ENSG00000167165|transcript|ENST00000406651.1|protein_coding|1/4|c.60+25082delA||||||,C|intron_variant|MODIFIER|UGT1A6|ENSG00000167165|transcript|ENST00000373424.5|protein_coding|2/5|c.60+25082delA||||||,C|intron_variant|MODIFIER|UGT1A6|ENSG00000167165|transcript|ENST00000480628.1|processed_transcript|2/2|n.186+25082delA||||||,C|intron_variant|MODIFIER|UGT1A6|ENSG00000167165|transcript|ENST00000478062.2|processed_transcript|1/1|n.182-10557delA||||||,C|intron_variant|MODIFIER|UGT1A6|ENSG00000167165|transcript|ENST00000484784.2|nonsense_mediated_decay|2/2|c.*237+915delA||||||WARNING_TRANSCRIPT_NO_START_CODON,C|intron_variant|MODIFIER|UGT1A6|ENSG00000167165|transcript|ENST00000446481.6|nonsense_mediated_decay|2/6|c.60+25082delA||||||</text:p>
          </table:table-cell>
          <table:table-cell office:value-type="string" calcext:value-type="string">
            <text:p>{'HIGH': 2, 'MODIFIER': 14}</text:p>
          </table:table-cell>
          <table:table-cell office:value-type="string" calcext:value-type="string">
            <text:p>{'frameshift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2132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8962" calcext:value-type="float">
            <text:p>23371896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7120.2:c.142T&gt;G</text:p>
          </table:table-cell>
          <table:table-cell office:value-type="string" calcext:value-type="string">
            <text:p>"Decreased_activity"</text:p>
          </table:table-cell>
          <table:table-cell table:number-columns-repeated="2"/>
          <table:table-cell office:value-type="string" calcext:value-type="string">
            <text:p>NP_009051.1:p.L48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2011425</text:p>
          </table:table-cell>
          <table:table-cell office:value-type="string" calcext:value-type="string">
            <text:p>G|missense_variant|MODERATE|UGT1A4|ENSG00000244474|transcript|ENST00000373409.7|protein_coding|1/5|c.142T&gt;G|p.Leu48Val|185/2388|142/1605|48/534||,G|missense_variant|MODERATE|UGT1A4|ENSG00000244474|transcript|ENST00000450233.1|nonsense_mediated_decay|1/6|c.142T&gt;G|p.Leu48Val|142/2186|142/1338|48/445||,G|downstream_gene_variant|MODIFIER|RPL17P11|ENSG00000233445|transcript|ENST00000417593.1|processed_pseudogene||n.*2560A&gt;C|||||2560|,G|intron_variant|MODIFIER|UGT1A8|ENSG00000242366|transcript|ENST00000373450.4|protein_coding|1/4|c.856-48072T&gt;G||||||,G|intron_variant|MODIFIER|UGT1A10|ENSG00000242515|transcript|ENST00000344644.9|protein_coding|1/4|c.856-48072T&gt;G||||||,G|intron_variant|MODIFIER|UGT1A9|ENSG00000241119|transcript|ENST00000354728.4|protein_coding|1/4|c.855+46173T&gt;G||||||,G|intron_variant|MODIFIER|UGT1A7|ENSG00000244122|transcript|ENST00000373426.3|protein_coding|1/4|c.855+36170T&gt;G||||||,G|intron_variant|MODIFIER|UGT1A6|ENSG00000167165|transcript|ENST00000305139.10|protein_coding|1/4|c.861+25097T&gt;G||||||,G|intron_variant|MODIFIER|UGT1A5|ENSG00000240224|transcript|ENST00000373414.3|protein_coding|1/4|c.867+5104T&gt;G||||||,G|intron_variant|MODIFIER|UGT1A10|ENSG00000242515|transcript|ENST00000373445.1|protein_coding|1/4|c.856-48072T&gt;G||||||,G|intron_variant|MODIFIER|UGT1A6|ENSG00000167165|transcript|ENST00000406651.1|protein_coding|1/4|c.60+25097T&gt;G||||||,G|intron_variant|MODIFIER|UGT1A6|ENSG00000167165|transcript|ENST00000373424.5|protein_coding|2/5|c.60+25097T&gt;G||||||,G|intron_variant|MODIFIER|UGT1A6|ENSG00000167165|transcript|ENST00000480628.1|processed_transcript|2/2|n.186+25097T&gt;G||||||,G|intron_variant|MODIFIER|UGT1A6|ENSG00000167165|transcript|ENST00000478062.2|processed_transcript|1/1|n.182-10542T&gt;G||||||,G|intron_variant|MODIFIER|UGT1A6|ENSG00000167165|transcript|ENST00000484784.2|nonsense_mediated_decay|2/2|c.*237+930T&gt;G||||||WARNING_TRANSCRIPT_NO_START_CODON,G|intron_variant|MODIFIER|UGT1A6|ENSG00000167165|transcript|ENST00000446481.6|nonsense_mediated_decay|2/6|c.60+25097T&gt;G||||||</text:p>
          </table:table-cell>
          <table:table-cell office:value-type="string" calcext:value-type="string">
            <text:p>{'MODERATE': 2, 'MODIFIER': 14}</text:p>
          </table:table-cell>
          <table:table-cell office:value-type="string" calcext:value-type="string">
            <text:p>{'missense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9098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8970" calcext:value-type="float">
            <text:p>23371897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7120.2:c.150G&gt;C</text:p>
          </table:table-cell>
          <table:table-cell office:value-type="string" calcext:value-type="string">
            <text:p>"Decreased_activity"</text:p>
          </table:table-cell>
          <table:table-cell table:number-columns-repeated="2"/>
          <table:table-cell office:value-type="string" calcext:value-type="string">
            <text:p>NP_009051.1:p.E50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s45510694</text:p>
          </table:table-cell>
          <table:table-cell office:value-type="string" calcext:value-type="string">
            <text:p>C|missense_variant|MODERATE|UGT1A4|ENSG00000244474|transcript|ENST00000373409.7|protein_coding|1/5|c.150G&gt;C|p.Glu50Asp|193/2388|150/1605|50/534||,C|missense_variant|MODERATE|UGT1A4|ENSG00000244474|transcript|ENST00000450233.1|nonsense_mediated_decay|1/6|c.150G&gt;C|p.Glu50Asp|150/2186|150/1338|50/445||,C|downstream_gene_variant|MODIFIER|RPL17P11|ENSG00000233445|transcript|ENST00000417593.1|processed_pseudogene||n.*2552C&gt;G|||||2552|,C|intron_variant|MODIFIER|UGT1A8|ENSG00000242366|transcript|ENST00000373450.4|protein_coding|1/4|c.856-48064G&gt;C||||||,C|intron_variant|MODIFIER|UGT1A10|ENSG00000242515|transcript|ENST00000344644.9|protein_coding|1/4|c.856-48064G&gt;C||||||,C|intron_variant|MODIFIER|UGT1A9|ENSG00000241119|transcript|ENST00000354728.4|protein_coding|1/4|c.855+46181G&gt;C||||||,C|intron_variant|MODIFIER|UGT1A7|ENSG00000244122|transcript|ENST00000373426.3|protein_coding|1/4|c.855+36178G&gt;C||||||,C|intron_variant|MODIFIER|UGT1A6|ENSG00000167165|transcript|ENST00000305139.10|protein_coding|1/4|c.861+25105G&gt;C||||||,C|intron_variant|MODIFIER|UGT1A5|ENSG00000240224|transcript|ENST00000373414.3|protein_coding|1/4|c.867+5112G&gt;C||||||,C|intron_variant|MODIFIER|UGT1A10|ENSG00000242515|transcript|ENST00000373445.1|protein_coding|1/4|c.856-48064G&gt;C||||||,C|intron_variant|MODIFIER|UGT1A6|ENSG00000167165|transcript|ENST00000406651.1|protein_coding|1/4|c.60+25105G&gt;C||||||,C|intron_variant|MODIFIER|UGT1A6|ENSG00000167165|transcript|ENST00000373424.5|protein_coding|2/5|c.60+25105G&gt;C||||||,C|intron_variant|MODIFIER|UGT1A6|ENSG00000167165|transcript|ENST00000480628.1|processed_transcript|2/2|n.186+25105G&gt;C||||||,C|intron_variant|MODIFIER|UGT1A6|ENSG00000167165|transcript|ENST00000478062.2|processed_transcript|1/1|n.182-10534G&gt;C||||||,C|intron_variant|MODIFIER|UGT1A6|ENSG00000167165|transcript|ENST00000484784.2|nonsense_mediated_decay|2/2|c.*237+938G&gt;C||||||WARNING_TRANSCRIPT_NO_START_CODON,C|intron_variant|MODIFIER|UGT1A6|ENSG00000167165|transcript|ENST00000446481.6|nonsense_mediated_decay|2/6|c.60+25105G&gt;C||||||</text:p>
          </table:table-cell>
          <table:table-cell office:value-type="string" calcext:value-type="string">
            <text:p>{'MODERATE': 2, 'MODIFIER': 14}</text:p>
          </table:table-cell>
          <table:table-cell office:value-type="string" calcext:value-type="string">
            <text:p>{'missense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9102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8988" calcext:value-type="float">
            <text:p>23371898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7120.2:c.168C&gt;A</text:p>
          </table:table-cell>
          <table:table-cell office:value-type="string" calcext:value-type="string">
            <text:p>"Decreased_activity"</text:p>
          </table:table-cell>
          <table:table-cell table:number-columns-repeated="2"/>
          <table:table-cell office:value-type="string" calcext:value-type="string">
            <text:p>NP_009051.1:p.H56Q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rs144275831</text:p>
          </table:table-cell>
          <table:table-cell office:value-type="string" calcext:value-type="string">
            <text:p>A|missense_variant|MODERATE|UGT1A4|ENSG00000244474|transcript|ENST00000373409.7|protein_coding|1/5|c.168C&gt;A|p.His56Gln|211/2388|168/1605|56/534||,A|missense_variant|MODERATE|UGT1A4|ENSG00000244474|transcript|ENST00000450233.1|nonsense_mediated_decay|1/6|c.168C&gt;A|p.His56Gln|168/2186|168/1338|56/445||,A|downstream_gene_variant|MODIFIER|RPL17P11|ENSG00000233445|transcript|ENST00000417593.1|processed_pseudogene||n.*2534G&gt;T|||||2534|,A|intron_variant|MODIFIER|UGT1A8|ENSG00000242366|transcript|ENST00000373450.4|protein_coding|1/4|c.856-48046C&gt;A||||||,A|intron_variant|MODIFIER|UGT1A10|ENSG00000242515|transcript|ENST00000344644.9|protein_coding|1/4|c.856-48046C&gt;A||||||,A|intron_variant|MODIFIER|UGT1A9|ENSG00000241119|transcript|ENST00000354728.4|protein_coding|1/4|c.855+46199C&gt;A||||||,A|intron_variant|MODIFIER|UGT1A7|ENSG00000244122|transcript|ENST00000373426.3|protein_coding|1/4|c.855+36196C&gt;A||||||,A|intron_variant|MODIFIER|UGT1A6|ENSG00000167165|transcript|ENST00000305139.10|protein_coding|1/4|c.861+25123C&gt;A||||||,A|intron_variant|MODIFIER|UGT1A5|ENSG00000240224|transcript|ENST00000373414.3|protein_coding|1/4|c.867+5130C&gt;A||||||,A|intron_variant|MODIFIER|UGT1A10|ENSG00000242515|transcript|ENST00000373445.1|protein_coding|1/4|c.856-48046C&gt;A||||||,A|intron_variant|MODIFIER|UGT1A6|ENSG00000167165|transcript|ENST00000406651.1|protein_coding|1/4|c.60+25123C&gt;A||||||,A|intron_variant|MODIFIER|UGT1A6|ENSG00000167165|transcript|ENST00000373424.5|protein_coding|2/5|c.60+25123C&gt;A||||||,A|intron_variant|MODIFIER|UGT1A6|ENSG00000167165|transcript|ENST00000480628.1|processed_transcript|2/2|n.186+25123C&gt;A||||||,A|intron_variant|MODIFIER|UGT1A6|ENSG00000167165|transcript|ENST00000478062.2|processed_transcript|1/1|n.182-10516C&gt;A||||||,A|intron_variant|MODIFIER|UGT1A6|ENSG00000167165|transcript|ENST00000484784.2|nonsense_mediated_decay|2/2|c.*237+956C&gt;A||||||WARNING_TRANSCRIPT_NO_START_CODON,A|intron_variant|MODIFIER|UGT1A6|ENSG00000167165|transcript|ENST00000446481.6|nonsense_mediated_decay|2/6|c.60+25123C&gt;A||||||</text:p>
          </table:table-cell>
          <table:table-cell office:value-type="string" calcext:value-type="string">
            <text:p>{'MODERATE': 2, 'MODIFIER': 14}</text:p>
          </table:table-cell>
          <table:table-cell office:value-type="string" calcext:value-type="string">
            <text:p>{'missense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058232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8993" calcext:value-type="float">
            <text:p>23371899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7120.2:c.175delG</text:p>
          </table:table-cell>
          <table:table-cell office:value-type="string" calcext:value-type="string">
            <text:p>"Null_allele"</text:p>
          </table:table-cell>
          <table:table-cell office:value-type="string" calcext:value-type="string">
            <text:p>(UGT1A4|ENSG00000244474|2|1.00)</text:p>
          </table:table-cell>
          <table:table-cell/>
          <table:table-cell office:value-type="string" calcext:value-type="string">
            <text:p>NP_009051.1:p.(Val59Trpfs*7)</text:p>
          </table:table-cell>
          <table:table-cell/>
          <table:table-cell office:value-type="string" calcext:value-type="string">
            <text:p>rs757477070</text:p>
          </table:table-cell>
          <table:table-cell office:value-type="string" calcext:value-type="string">
            <text:p>C|frameshift_variant|HIGH|UGT1A4|ENSG00000244474|transcript|ENST00000373409.7|protein_coding|1/5|c.175delG|p.Val59fs|218/2388|175/1605|59/534||INFO_REALIGN_3_PRIME,C|frameshift_variant|HIGH|UGT1A4|ENSG00000244474|transcript|ENST00000450233.1|nonsense_mediated_decay|1/6|c.175delG|p.Val59fs|175/2186|175/1338|59/445||INFO_REALIGN_3_PRIME,C|downstream_gene_variant|MODIFIER|RPL17P11|ENSG00000233445|transcript|ENST00000417593.1|processed_pseudogene||n.*2528delC|||||2528|,C|intron_variant|MODIFIER|UGT1A8|ENSG00000242366|transcript|ENST00000373450.4|protein_coding|1/4|c.856-48039delG||||||INFO_REALIGN_3_PRIME,C|intron_variant|MODIFIER|UGT1A10|ENSG00000242515|transcript|ENST00000344644.9|protein_coding|1/4|c.856-48039delG||||||INFO_REALIGN_3_PRIME,C|intron_variant|MODIFIER|UGT1A9|ENSG00000241119|transcript|ENST00000354728.4|protein_coding|1/4|c.855+46206delG||||||INFO_REALIGN_3_PRIME,C|intron_variant|MODIFIER|UGT1A7|ENSG00000244122|transcript|ENST00000373426.3|protein_coding|1/4|c.855+36203delG||||||INFO_REALIGN_3_PRIME,C|intron_variant|MODIFIER|UGT1A6|ENSG00000167165|transcript|ENST00000305139.10|protein_coding|1/4|c.861+25130delG||||||INFO_REALIGN_3_PRIME,C|intron_variant|MODIFIER|UGT1A5|ENSG00000240224|transcript|ENST00000373414.3|protein_coding|1/4|c.867+5137delG||||||INFO_REALIGN_3_PRIME,C|intron_variant|MODIFIER|UGT1A10|ENSG00000242515|transcript|ENST00000373445.1|protein_coding|1/4|c.856-48039delG||||||INFO_REALIGN_3_PRIME,C|intron_variant|MODIFIER|UGT1A6|ENSG00000167165|transcript|ENST00000406651.1|protein_coding|1/4|c.60+25130delG||||||INFO_REALIGN_3_PRIME,C|intron_variant|MODIFIER|UGT1A6|ENSG00000167165|transcript|ENST00000373424.5|protein_coding|2/5|c.60+25130delG||||||INFO_REALIGN_3_PRIME,C|intron_variant|MODIFIER|UGT1A6|ENSG00000167165|transcript|ENST00000480628.1|processed_transcript|2/2|n.186+25130delG||||||INFO_REALIGN_3_PRIME,C|intron_variant|MODIFIER|UGT1A6|ENSG00000167165|transcript|ENST00000478062.2|processed_transcript|1/1|n.182-10509delG||||||INFO_REALIGN_3_PRIME,C|intron_variant|MODIFIER|UGT1A6|ENSG00000167165|transcript|ENST00000484784.2|nonsense_mediated_decay|2/2|c.*237+963delG||||||WARNING_TRANSCRIPT_NO_START_CODON&amp;INFO_REALIGN_3_PRIME,C|intron_variant|MODIFIER|UGT1A6|ENSG00000167165|transcript|ENST00000446481.6|nonsense_mediated_decay|2/6|c.60+25130delG||||||INFO_REALIGN_3_PRIME</text:p>
          </table:table-cell>
          <table:table-cell office:value-type="string" calcext:value-type="string">
            <text:p>{'HIGH': 2, 'MODIFIER': 14}</text:p>
          </table:table-cell>
          <table:table-cell office:value-type="string" calcext:value-type="string">
            <text:p>{'frameshift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88456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9112" calcext:value-type="float">
            <text:p>23371911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7120.2:c.292C&gt;T</text:p>
          </table:table-cell>
          <table:table-cell office:value-type="string" calcext:value-type="string">
            <text:p>"Decreased_activity"</text:p>
          </table:table-cell>
          <table:table-cell table:number-columns-repeated="2" office:value-type="string" calcext:value-type="string">
            <text:p>(UGT1A4|ENSG00000244474|2|1.00)</text:p>
          </table:table-cell>
          <table:table-cell office:value-type="string" calcext:value-type="string">
            <text:p>NP_009051.1:p.Q98*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rs201323245</text:p>
          </table:table-cell>
          <table:table-cell office:value-type="string" calcext:value-type="string">
            <text:p>T|stop_gained|HIGH|UGT1A4|ENSG00000244474|transcript|ENST00000373409.7|protein_coding|1/5|c.292C&gt;T|p.Gln98*|335/2388|292/1605|98/534||,T|stop_gained|HIGH|UGT1A4|ENSG00000244474|transcript|ENST00000450233.1|nonsense_mediated_decay|1/6|c.292C&gt;T|p.Gln98*|292/2186|292/1338|98/445||,T|downstream_gene_variant|MODIFIER|RPL17P11|ENSG00000233445|transcript|ENST00000417593.1|processed_pseudogene||n.*2410G&gt;A|||||2410|,T|intron_variant|MODIFIER|UGT1A8|ENSG00000242366|transcript|ENST00000373450.4|protein_coding|1/4|c.856-47922C&gt;T||||||,T|intron_variant|MODIFIER|UGT1A10|ENSG00000242515|transcript|ENST00000344644.9|protein_coding|1/4|c.856-47922C&gt;T||||||,T|intron_variant|MODIFIER|UGT1A9|ENSG00000241119|transcript|ENST00000354728.4|protein_coding|1/4|c.855+46323C&gt;T||||||,T|intron_variant|MODIFIER|UGT1A7|ENSG00000244122|transcript|ENST00000373426.3|protein_coding|1/4|c.855+36320C&gt;T||||||,T|intron_variant|MODIFIER|UGT1A6|ENSG00000167165|transcript|ENST00000305139.10|protein_coding|1/4|c.861+25247C&gt;T||||||,T|intron_variant|MODIFIER|UGT1A5|ENSG00000240224|transcript|ENST00000373414.3|protein_coding|1/4|c.867+5254C&gt;T||||||,T|intron_variant|MODIFIER|UGT1A10|ENSG00000242515|transcript|ENST00000373445.1|protein_coding|1/4|c.856-47922C&gt;T||||||,T|intron_variant|MODIFIER|UGT1A6|ENSG00000167165|transcript|ENST00000406651.1|protein_coding|1/4|c.60+25247C&gt;T||||||,T|intron_variant|MODIFIER|UGT1A6|ENSG00000167165|transcript|ENST00000373424.5|protein_coding|2/5|c.60+25247C&gt;T||||||,T|intron_variant|MODIFIER|UGT1A6|ENSG00000167165|transcript|ENST00000480628.1|processed_transcript|2/2|n.186+25247C&gt;T||||||,T|intron_variant|MODIFIER|UGT1A6|ENSG00000167165|transcript|ENST00000478062.2|processed_transcript|1/1|n.182-10392C&gt;T||||||,T|intron_variant|MODIFIER|UGT1A6|ENSG00000167165|transcript|ENST00000484784.2|nonsense_mediated_decay|2/2|c.*237+1080C&gt;T||||||WARNING_TRANSCRIPT_NO_START_CODON,T|intron_variant|MODIFIER|UGT1A6|ENSG00000167165|transcript|ENST00000446481.6|nonsense_mediated_decay|2/6|c.60+25247C&gt;T||||||</text:p>
          </table:table-cell>
          <table:table-cell office:value-type="string" calcext:value-type="string">
            <text:p>{'HIGH': 2, 'MODIFIER': 14}</text:p>
          </table:table-cell>
          <table:table-cell office:value-type="string" calcext:value-type="string">
            <text:p>{'stop_gained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9093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9346" calcext:value-type="float">
            <text:p>23371934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7120.2:c.526A&gt;T</text:p>
          </table:table-cell>
          <table:table-cell office:value-type="string" calcext:value-type="string">
            <text:p>"Decreased_activity"</text:p>
          </table:table-cell>
          <table:table-cell table:number-columns-repeated="2"/>
          <table:table-cell office:value-type="string" calcext:value-type="string">
            <text:p>NP_009051.1:p.I176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45540231</text:p>
          </table:table-cell>
          <table:table-cell office:value-type="string" calcext:value-type="string">
            <text:p>T|missense_variant|MODERATE|UGT1A4|ENSG00000244474|transcript|ENST00000373409.7|protein_coding|1/5|c.526A&gt;T|p.Ile176Phe|569/2388|526/1605|176/534||,T|missense_variant|MODERATE|UGT1A4|ENSG00000244474|transcript|ENST00000450233.1|nonsense_mediated_decay|1/6|c.526A&gt;T|p.Ile176Phe|526/2186|526/1338|176/445||,T|downstream_gene_variant|MODIFIER|RPL17P11|ENSG00000233445|transcript|ENST00000417593.1|processed_pseudogene||n.*2176T&gt;A|||||2176|,T|intron_variant|MODIFIER|UGT1A8|ENSG00000242366|transcript|ENST00000373450.4|protein_coding|1/4|c.856-47688A&gt;T||||||,T|intron_variant|MODIFIER|UGT1A10|ENSG00000242515|transcript|ENST00000344644.9|protein_coding|1/4|c.856-47688A&gt;T||||||,T|intron_variant|MODIFIER|UGT1A9|ENSG00000241119|transcript|ENST00000354728.4|protein_coding|1/4|c.855+46557A&gt;T||||||,T|intron_variant|MODIFIER|UGT1A7|ENSG00000244122|transcript|ENST00000373426.3|protein_coding|1/4|c.855+36554A&gt;T||||||,T|intron_variant|MODIFIER|UGT1A6|ENSG00000167165|transcript|ENST00000305139.10|protein_coding|1/4|c.861+25481A&gt;T||||||,T|intron_variant|MODIFIER|UGT1A5|ENSG00000240224|transcript|ENST00000373414.3|protein_coding|1/4|c.867+5488A&gt;T||||||,T|intron_variant|MODIFIER|UGT1A10|ENSG00000242515|transcript|ENST00000373445.1|protein_coding|1/4|c.856-47688A&gt;T||||||,T|intron_variant|MODIFIER|UGT1A6|ENSG00000167165|transcript|ENST00000406651.1|protein_coding|1/4|c.60+25481A&gt;T||||||,T|intron_variant|MODIFIER|UGT1A6|ENSG00000167165|transcript|ENST00000373424.5|protein_coding|2/5|c.60+25481A&gt;T||||||,T|intron_variant|MODIFIER|UGT1A6|ENSG00000167165|transcript|ENST00000480628.1|processed_transcript|2/2|n.186+25481A&gt;T||||||,T|intron_variant|MODIFIER|UGT1A6|ENSG00000167165|transcript|ENST00000478062.2|processed_transcript|1/1|n.182-10158A&gt;T||||||,T|intron_variant|MODIFIER|UGT1A6|ENSG00000167165|transcript|ENST00000484784.2|nonsense_mediated_decay|2/2|c.*237+1314A&gt;T||||||WARNING_TRANSCRIPT_NO_START_CODON,T|intron_variant|MODIFIER|UGT1A6|ENSG00000167165|transcript|ENST00000446481.6|nonsense_mediated_decay|2/6|c.60+25481A&gt;T||||||</text:p>
          </table:table-cell>
          <table:table-cell office:value-type="string" calcext:value-type="string">
            <text:p>{'MODERATE': 2, 'MODIFIER': 14}</text:p>
          </table:table-cell>
          <table:table-cell office:value-type="string" calcext:value-type="string">
            <text:p>{'missense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9094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9569" calcext:value-type="float">
            <text:p>23371956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7120.2:c.749G&gt;A</text:p>
          </table:table-cell>
          <table:table-cell office:value-type="string" calcext:value-type="string">
            <text:p>"Decreased_activity"</text:p>
          </table:table-cell>
          <table:table-cell table:number-columns-repeated="2"/>
          <table:table-cell office:value-type="string" calcext:value-type="string">
            <text:p>NP_009051.1:p.S250N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A|missense_variant|MODERATE|UGT1A4|ENSG00000244474|transcript|ENST00000373409.7|protein_coding|1/5|c.749G&gt;A|p.Ser250Asn|792/2388|749/1605|250/534||,A|missense_variant|MODERATE|UGT1A4|ENSG00000244474|transcript|ENST00000450233.1|nonsense_mediated_decay|1/6|c.749G&gt;A|p.Ser250Asn|749/2186|749/1338|250/445||,A|downstream_gene_variant|MODIFIER|RPL17P11|ENSG00000233445|transcript|ENST00000417593.1|processed_pseudogene||n.*1953C&gt;T|||||1953|,A|intron_variant|MODIFIER|UGT1A8|ENSG00000242366|transcript|ENST00000373450.4|protein_coding|1/4|c.856-47465G&gt;A||||||,A|intron_variant|MODIFIER|UGT1A10|ENSG00000242515|transcript|ENST00000344644.9|protein_coding|1/4|c.856-47465G&gt;A||||||,A|intron_variant|MODIFIER|UGT1A9|ENSG00000241119|transcript|ENST00000354728.4|protein_coding|1/4|c.855+46780G&gt;A||||||,A|intron_variant|MODIFIER|UGT1A7|ENSG00000244122|transcript|ENST00000373426.3|protein_coding|1/4|c.855+36777G&gt;A||||||,A|intron_variant|MODIFIER|UGT1A6|ENSG00000167165|transcript|ENST00000305139.10|protein_coding|1/4|c.861+25704G&gt;A||||||,A|intron_variant|MODIFIER|UGT1A5|ENSG00000240224|transcript|ENST00000373414.3|protein_coding|1/4|c.867+5711G&gt;A||||||,A|intron_variant|MODIFIER|UGT1A10|ENSG00000242515|transcript|ENST00000373445.1|protein_coding|1/4|c.856-47465G&gt;A||||||,A|intron_variant|MODIFIER|UGT1A6|ENSG00000167165|transcript|ENST00000406651.1|protein_coding|1/4|c.60+25704G&gt;A||||||,A|intron_variant|MODIFIER|UGT1A6|ENSG00000167165|transcript|ENST00000373424.5|protein_coding|2/5|c.60+25704G&gt;A||||||,A|intron_variant|MODIFIER|UGT1A6|ENSG00000167165|transcript|ENST00000480628.1|processed_transcript|2/2|n.186+25704G&gt;A||||||,A|intron_variant|MODIFIER|UGT1A6|ENSG00000167165|transcript|ENST00000478062.2|processed_transcript|1/1|n.182-9935G&gt;A||||||,A|intron_variant|MODIFIER|UGT1A6|ENSG00000167165|transcript|ENST00000484784.2|nonsense_mediated_decay|2/2|c.*237+1537G&gt;A||||||WARNING_TRANSCRIPT_NO_START_CODON,A|intron_variant|MODIFIER|UGT1A6|ENSG00000167165|transcript|ENST00000446481.6|nonsense_mediated_decay|2/6|c.60+25704G&gt;A||||||</text:p>
          </table:table-cell>
          <table:table-cell office:value-type="string" calcext:value-type="string">
            <text:p>{'MODERATE': 2, 'MODIFIER': 14}</text:p>
          </table:table-cell>
          <table:table-cell office:value-type="string" calcext:value-type="string">
            <text:p>{'missense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99095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9646" calcext:value-type="float">
            <text:p>23371964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7120.2:c.826A&gt;C</text:p>
          </table:table-cell>
          <table:table-cell office:value-type="string" calcext:value-type="string">
            <text:p>"Decreased_activity"</text:p>
          </table:table-cell>
          <table:table-cell table:number-columns-repeated="2"/>
          <table:table-cell office:value-type="string" calcext:value-type="string">
            <text:p>NP_009051.1:p.I276L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rs147342917</text:p>
          </table:table-cell>
          <table:table-cell office:value-type="string" calcext:value-type="string">
            <text:p>C|missense_variant|MODERATE|UGT1A4|ENSG00000244474|transcript|ENST00000373409.7|protein_coding|1/5|c.826A&gt;C|p.Ile276Leu|869/2388|826/1605|276/534||,C|missense_variant|MODERATE|UGT1A4|ENSG00000244474|transcript|ENST00000450233.1|nonsense_mediated_decay|1/6|c.826A&gt;C|p.Ile276Leu|826/2186|826/1338|276/445||,C|downstream_gene_variant|MODIFIER|RPL17P11|ENSG00000233445|transcript|ENST00000417593.1|processed_pseudogene||n.*1876T&gt;G|||||1876|,C|intron_variant|MODIFIER|UGT1A8|ENSG00000242366|transcript|ENST00000373450.4|protein_coding|1/4|c.856-47388A&gt;C||||||,C|intron_variant|MODIFIER|UGT1A10|ENSG00000242515|transcript|ENST00000344644.9|protein_coding|1/4|c.856-47388A&gt;C||||||,C|intron_variant|MODIFIER|UGT1A9|ENSG00000241119|transcript|ENST00000354728.4|protein_coding|1/4|c.855+46857A&gt;C||||||,C|intron_variant|MODIFIER|UGT1A7|ENSG00000244122|transcript|ENST00000373426.3|protein_coding|1/4|c.855+36854A&gt;C||||||,C|intron_variant|MODIFIER|UGT1A6|ENSG00000167165|transcript|ENST00000305139.10|protein_coding|1/4|c.861+25781A&gt;C||||||,C|intron_variant|MODIFIER|UGT1A5|ENSG00000240224|transcript|ENST00000373414.3|protein_coding|1/4|c.867+5788A&gt;C||||||,C|intron_variant|MODIFIER|UGT1A10|ENSG00000242515|transcript|ENST00000373445.1|protein_coding|1/4|c.856-47388A&gt;C||||||,C|intron_variant|MODIFIER|UGT1A6|ENSG00000167165|transcript|ENST00000406651.1|protein_coding|1/4|c.60+25781A&gt;C||||||,C|intron_variant|MODIFIER|UGT1A6|ENSG00000167165|transcript|ENST00000373424.5|protein_coding|2/5|c.60+25781A&gt;C||||||,C|intron_variant|MODIFIER|UGT1A6|ENSG00000167165|transcript|ENST00000480628.1|processed_transcript|2/2|n.186+25781A&gt;C||||||,C|intron_variant|MODIFIER|UGT1A6|ENSG00000167165|transcript|ENST00000478062.2|processed_transcript|1/1|n.182-9858A&gt;C||||||,C|intron_variant|MODIFIER|UGT1A6|ENSG00000167165|transcript|ENST00000484784.2|nonsense_mediated_decay|2/2|c.*237+1614A&gt;C||||||WARNING_TRANSCRIPT_NO_START_CODON,C|intron_variant|MODIFIER|UGT1A6|ENSG00000167165|transcript|ENST00000446481.6|nonsense_mediated_decay|2/6|c.60+25781A&gt;C||||||</text:p>
          </table:table-cell>
          <table:table-cell office:value-type="string" calcext:value-type="string">
            <text:p>{'MODERATE': 2, 'MODIFIER': 14}</text:p>
          </table:table-cell>
          <table:table-cell office:value-type="string" calcext:value-type="string">
            <text:p>{'missense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58230</text:p>
          </table:table-cell>
          <table:table-cell office:value-type="string" calcext:value-type="string">
            <text:p>UGT1A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19688" calcext:value-type="float">
            <text:p>23371968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7120.2:c.867+1G&gt;T</text:p>
          </table:table-cell>
          <table:table-cell office:value-type="string" calcext:value-type="string">
            <text:p>"Null_allele"</text:p>
          </table:table-cell>
          <table:table-cell office:value-type="string" calcext:value-type="string">
            <text:p>(UGT1A4|ENSG00000244474|2|1.00)</text:p>
          </table:table-cell>
          <table:table-cell table:number-columns-repeated="2"/>
          <table:table-cell office:value-type="float" office:value="0.18" calcext:value-type="float">
            <text:p>0.18</text:p>
          </table:table-cell>
          <table:table-cell office:value-type="string" calcext:value-type="string">
            <text:p>rs562977700</text:p>
          </table:table-cell>
          <table:table-cell office:value-type="string" calcext:value-type="string">
            <text:p>T|splice_donor_variant&amp;intron_variant|HIGH|UGT1A4|ENSG00000244474|transcript|ENST00000373409.7|protein_coding|1/4|c.867+1G&gt;T||||||,T|splice_donor_variant&amp;intron_variant|HIGH|UGT1A4|ENSG00000244474|transcript|ENST00000450233.1|nonsense_mediated_decay|1/5|c.867+1G&gt;T||||||,T|downstream_gene_variant|MODIFIER|RPL17P11|ENSG00000233445|transcript|ENST00000417593.1|processed_pseudogene||n.*1834C&gt;A|||||1834|,T|intron_variant|MODIFIER|UGT1A8|ENSG00000242366|transcript|ENST00000373450.4|protein_coding|1/4|c.856-47346G&gt;T||||||,T|intron_variant|MODIFIER|UGT1A10|ENSG00000242515|transcript|ENST00000344644.9|protein_coding|1/4|c.856-47346G&gt;T||||||,T|intron_variant|MODIFIER|UGT1A9|ENSG00000241119|transcript|ENST00000354728.4|protein_coding|1/4|c.855+46899G&gt;T||||||,T|intron_variant|MODIFIER|UGT1A7|ENSG00000244122|transcript|ENST00000373426.3|protein_coding|1/4|c.855+36896G&gt;T||||||,T|intron_variant|MODIFIER|UGT1A6|ENSG00000167165|transcript|ENST00000305139.10|protein_coding|1/4|c.861+25823G&gt;T||||||,T|intron_variant|MODIFIER|UGT1A5|ENSG00000240224|transcript|ENST00000373414.3|protein_coding|1/4|c.867+5830G&gt;T||||||,T|intron_variant|MODIFIER|UGT1A10|ENSG00000242515|transcript|ENST00000373445.1|protein_coding|1/4|c.856-47346G&gt;T||||||,T|intron_variant|MODIFIER|UGT1A6|ENSG00000167165|transcript|ENST00000406651.1|protein_coding|1/4|c.60+25823G&gt;T||||||,T|intron_variant|MODIFIER|UGT1A6|ENSG00000167165|transcript|ENST00000373424.5|protein_coding|2/5|c.60+25823G&gt;T||||||,T|intron_variant|MODIFIER|UGT1A6|ENSG00000167165|transcript|ENST00000480628.1|processed_transcript|2/2|n.186+25823G&gt;T||||||,T|intron_variant|MODIFIER|UGT1A6|ENSG00000167165|transcript|ENST00000478062.2|processed_transcript|1/1|n.182-9816G&gt;T||||||,T|intron_variant|MODIFIER|UGT1A6|ENSG00000167165|transcript|ENST00000484784.2|nonsense_mediated_decay|2/2|c.*237+1656G&gt;T||||||WARNING_TRANSCRIPT_NO_START_CODON,T|intron_variant|MODIFIER|UGT1A6|ENSG00000167165|transcript|ENST00000446481.6|nonsense_mediated_decay|2/6|c.60+25823G&gt;T||||||</text:p>
          </table:table-cell>
          <table:table-cell office:value-type="string" calcext:value-type="string">
            <text:p>{'HIGH': 2, 'MODIFIER': 14}</text:p>
          </table:table-cell>
          <table:table-cell office:value-type="string" calcext:value-type="string">
            <text:p>{'splice_donor_variant&amp;intron_variant': 2, 'downstream_gene_variant': 1, 'intron_variant': 1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2127</text:p>
          </table:table-cell>
          <table:table-cell office:value-type="string" calcext:value-type="string">
            <text:p>UGT1A3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29143" calcext:value-type="float">
            <text:p>23372914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93.2:c.17A&gt;G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61966.1:p.Q6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28898617</text:p>
          </table:table-cell>
          <table:table-cell office:value-type="string" calcext:value-type="string">
            <text:p>G|missense_variant|MODERATE|UGT1A3|ENSG00000243135|transcript|ENST00000482026.5|protein_coding|1/5|c.17A&gt;G|p.Gln6Arg|36/2364|17/1605|6/534||,G|intron_variant|MODIFIER|UGT1A8|ENSG00000242366|transcript|ENST00000373450.4|protein_coding|1/4|c.856-37891A&gt;G||||||,G|intron_variant|MODIFIER|UGT1A10|ENSG00000242515|transcript|ENST00000344644.9|protein_coding|1/4|c.856-37891A&gt;G||||||,G|intron_variant|MODIFIER|UGT1A9|ENSG00000241119|transcript|ENST00000354728.4|protein_coding|1/4|c.856-37891A&gt;G||||||,G|intron_variant|MODIFIER|UGT1A7|ENSG00000244122|transcript|ENST00000373426.3|protein_coding|1/4|c.856-37891A&gt;G||||||,G|intron_variant|MODIFIER|UGT1A6|ENSG00000167165|transcript|ENST00000305139.10|protein_coding|1/4|c.861+35278A&gt;G||||||,G|intron_variant|MODIFIER|UGT1A5|ENSG00000240224|transcript|ENST00000373414.3|protein_coding|1/4|c.867+15285A&gt;G||||||,G|intron_variant|MODIFIER|UGT1A4|ENSG00000244474|transcript|ENST00000373409.7|protein_coding|1/4|c.867+9456A&gt;G||||||,G|intron_variant|MODIFIER|UGT1A10|ENSG00000242515|transcript|ENST00000373445.1|protein_coding|1/4|c.856-37891A&gt;G||||||,G|intron_variant|MODIFIER|UGT1A6|ENSG00000167165|transcript|ENST00000406651.1|protein_coding|1/4|c.60+35278A&gt;G||||||,G|intron_variant|MODIFIER|UGT1A4|ENSG00000244474|transcript|ENST00000450233.1|nonsense_mediated_decay|1/5|c.867+9456A&gt;G||||||,G|intron_variant|MODIFIER|UGT1A6|ENSG00000167165|transcript|ENST00000373424.5|protein_coding|2/5|c.60+35278A&gt;G||||||,G|intron_variant|MODIFIER|UGT1A6|ENSG00000167165|transcript|ENST00000480628.1|processed_transcript|2/2|n.187-25547A&gt;G||||||,G|intron_variant|MODIFIER|UGT1A6|ENSG00000167165|transcript|ENST00000478062.2|processed_transcript|1/1|n.182-361A&gt;G||||||,G|intron_variant|MODIFIER|UGT1A6|ENSG00000167165|transcript|ENST00000484784.2|nonsense_mediated_decay|2/2|c.*237+11111A&gt;G||||||WARNING_TRANSCRIPT_NO_START_CODON,G|intron_variant|MODIFIER|UGT1A6|ENSG00000167165|transcript|ENST00000446481.6|nonsense_mediated_decay|2/6|c.60+35278A&gt;G||||||</text:p>
          </table:table-cell>
          <table:table-cell office:value-type="string" calcext:value-type="string">
            <text:p>{'MODERATE': 1, 'MODIFIER': 15}</text:p>
          </table:table-cell>
          <table:table-cell office:value-type="string" calcext:value-type="string">
            <text:p>{'missense_variant': 1, 'intron_variant': 1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2128</text:p>
          </table:table-cell>
          <table:table-cell office:value-type="string" calcext:value-type="string">
            <text:p>UGT1A3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29157" calcext:value-type="float">
            <text:p>23372915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93.2:c.31T&gt;C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61966.1:p.W11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3821242</text:p>
          </table:table-cell>
          <table:table-cell office:value-type="string" calcext:value-type="string">
            <text:p>C|missense_variant|MODERATE|UGT1A3|ENSG00000243135|transcript|ENST00000482026.5|protein_coding|1/5|c.31T&gt;C|p.Trp11Arg|50/2364|31/1605|11/534||,C|intron_variant|MODIFIER|UGT1A8|ENSG00000242366|transcript|ENST00000373450.4|protein_coding|1/4|c.856-37877T&gt;C||||||,C|intron_variant|MODIFIER|UGT1A10|ENSG00000242515|transcript|ENST00000344644.9|protein_coding|1/4|c.856-37877T&gt;C||||||,C|intron_variant|MODIFIER|UGT1A9|ENSG00000241119|transcript|ENST00000354728.4|protein_coding|1/4|c.856-37877T&gt;C||||||,C|intron_variant|MODIFIER|UGT1A7|ENSG00000244122|transcript|ENST00000373426.3|protein_coding|1/4|c.856-37877T&gt;C||||||,C|intron_variant|MODIFIER|UGT1A6|ENSG00000167165|transcript|ENST00000305139.10|protein_coding|1/4|c.861+35292T&gt;C||||||,C|intron_variant|MODIFIER|UGT1A5|ENSG00000240224|transcript|ENST00000373414.3|protein_coding|1/4|c.867+15299T&gt;C||||||,C|intron_variant|MODIFIER|UGT1A4|ENSG00000244474|transcript|ENST00000373409.7|protein_coding|1/4|c.867+9470T&gt;C||||||,C|intron_variant|MODIFIER|UGT1A10|ENSG00000242515|transcript|ENST00000373445.1|protein_coding|1/4|c.856-37877T&gt;C||||||,C|intron_variant|MODIFIER|UGT1A6|ENSG00000167165|transcript|ENST00000406651.1|protein_coding|1/4|c.60+35292T&gt;C||||||,C|intron_variant|MODIFIER|UGT1A4|ENSG00000244474|transcript|ENST00000450233.1|nonsense_mediated_decay|1/5|c.867+9470T&gt;C||||||,C|intron_variant|MODIFIER|UGT1A6|ENSG00000167165|transcript|ENST00000373424.5|protein_coding|2/5|c.60+35292T&gt;C||||||,C|intron_variant|MODIFIER|UGT1A6|ENSG00000167165|transcript|ENST00000480628.1|processed_transcript|2/2|n.187-25533T&gt;C||||||,C|intron_variant|MODIFIER|UGT1A6|ENSG00000167165|transcript|ENST00000478062.2|processed_transcript|1/1|n.182-347T&gt;C||||||,C|intron_variant|MODIFIER|UGT1A6|ENSG00000167165|transcript|ENST00000484784.2|nonsense_mediated_decay|2/2|c.*237+11125T&gt;C||||||WARNING_TRANSCRIPT_NO_START_CODON,C|intron_variant|MODIFIER|UGT1A6|ENSG00000167165|transcript|ENST00000446481.6|nonsense_mediated_decay|2/6|c.60+35292T&gt;C||||||</text:p>
          </table:table-cell>
          <table:table-cell office:value-type="string" calcext:value-type="string">
            <text:p>{'MODERATE': 1, 'MODIFIER': 15}</text:p>
          </table:table-cell>
          <table:table-cell office:value-type="string" calcext:value-type="string">
            <text:p>{'missense_variant': 1, 'intron_variant': 1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2129</text:p>
          </table:table-cell>
          <table:table-cell office:value-type="string" calcext:value-type="string">
            <text:p>UGT1A3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29259" calcext:value-type="float">
            <text:p>23372925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93.2:c.133C&gt;T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61966.1:p.R45W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rs45625338</text:p>
          </table:table-cell>
          <table:table-cell office:value-type="string" calcext:value-type="string">
            <text:p>T|missense_variant|MODERATE|UGT1A3|ENSG00000243135|transcript|ENST00000482026.5|protein_coding|1/5|c.133C&gt;T|p.Arg45Trp|152/2364|133/1605|45/534||,T|intron_variant|MODIFIER|UGT1A8|ENSG00000242366|transcript|ENST00000373450.4|protein_coding|1/4|c.856-37775C&gt;T||||||,T|intron_variant|MODIFIER|UGT1A10|ENSG00000242515|transcript|ENST00000344644.9|protein_coding|1/4|c.856-37775C&gt;T||||||,T|intron_variant|MODIFIER|UGT1A9|ENSG00000241119|transcript|ENST00000354728.4|protein_coding|1/4|c.856-37775C&gt;T||||||,T|intron_variant|MODIFIER|UGT1A7|ENSG00000244122|transcript|ENST00000373426.3|protein_coding|1/4|c.856-37775C&gt;T||||||,T|intron_variant|MODIFIER|UGT1A6|ENSG00000167165|transcript|ENST00000305139.10|protein_coding|1/4|c.861+35394C&gt;T||||||,T|intron_variant|MODIFIER|UGT1A5|ENSG00000240224|transcript|ENST00000373414.3|protein_coding|1/4|c.867+15401C&gt;T||||||,T|intron_variant|MODIFIER|UGT1A4|ENSG00000244474|transcript|ENST00000373409.7|protein_coding|1/4|c.867+9572C&gt;T||||||,T|intron_variant|MODIFIER|UGT1A10|ENSG00000242515|transcript|ENST00000373445.1|protein_coding|1/4|c.856-37775C&gt;T||||||,T|intron_variant|MODIFIER|UGT1A6|ENSG00000167165|transcript|ENST00000406651.1|protein_coding|1/4|c.60+35394C&gt;T||||||,T|intron_variant|MODIFIER|UGT1A4|ENSG00000244474|transcript|ENST00000450233.1|nonsense_mediated_decay|1/5|c.867+9572C&gt;T||||||,T|intron_variant|MODIFIER|UGT1A6|ENSG00000167165|transcript|ENST00000373424.5|protein_coding|2/5|c.60+35394C&gt;T||||||,T|intron_variant|MODIFIER|UGT1A6|ENSG00000167165|transcript|ENST00000480628.1|processed_transcript|2/2|n.187-25431C&gt;T||||||,T|intron_variant|MODIFIER|UGT1A6|ENSG00000167165|transcript|ENST00000478062.2|processed_transcript|1/1|n.182-245C&gt;T||||||,T|intron_variant|MODIFIER|UGT1A6|ENSG00000167165|transcript|ENST00000484784.2|nonsense_mediated_decay|2/2|c.*237+11227C&gt;T||||||WARNING_TRANSCRIPT_NO_START_CODON,T|intron_variant|MODIFIER|UGT1A6|ENSG00000167165|transcript|ENST00000446481.6|nonsense_mediated_decay|2/6|c.60+35394C&gt;T||||||</text:p>
          </table:table-cell>
          <table:table-cell office:value-type="string" calcext:value-type="string">
            <text:p>{'MODERATE': 1, 'MODIFIER': 15}</text:p>
          </table:table-cell>
          <table:table-cell office:value-type="string" calcext:value-type="string">
            <text:p>{'missense_variant': 1, 'intron_variant': 1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2130</text:p>
          </table:table-cell>
          <table:table-cell office:value-type="string" calcext:value-type="string">
            <text:p>UGT1A3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29266" calcext:value-type="float">
            <text:p>23372926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19093.2:c.140T&gt;C</text:p>
          </table:table-cell>
          <table:table-cell office:value-type="string" calcext:value-type="string">
            <text:p>"Altered_enzyme_activity"</text:p>
          </table:table-cell>
          <table:table-cell table:number-columns-repeated="2"/>
          <table:table-cell office:value-type="string" calcext:value-type="string">
            <text:p>NP_061966.1:p.V47A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6431625</text:p>
          </table:table-cell>
          <table:table-cell office:value-type="string" calcext:value-type="string">
            <text:p>C|missense_variant|MODERATE|UGT1A3|ENSG00000243135|transcript|ENST00000482026.5|protein_coding|1/5|c.140T&gt;C|p.Val47Ala|159/2364|140/1605|47/534||,C|intron_variant|MODIFIER|UGT1A8|ENSG00000242366|transcript|ENST00000373450.4|protein_coding|1/4|c.856-37768T&gt;C||||||,C|intron_variant|MODIFIER|UGT1A10|ENSG00000242515|transcript|ENST00000344644.9|protein_coding|1/4|c.856-37768T&gt;C||||||,C|intron_variant|MODIFIER|UGT1A9|ENSG00000241119|transcript|ENST00000354728.4|protein_coding|1/4|c.856-37768T&gt;C||||||,C|intron_variant|MODIFIER|UGT1A7|ENSG00000244122|transcript|ENST00000373426.3|protein_coding|1/4|c.856-37768T&gt;C||||||,C|intron_variant|MODIFIER|UGT1A6|ENSG00000167165|transcript|ENST00000305139.10|protein_coding|1/4|c.861+35401T&gt;C||||||,C|intron_variant|MODIFIER|UGT1A5|ENSG00000240224|transcript|ENST00000373414.3|protein_coding|1/4|c.867+15408T&gt;C||||||,C|intron_variant|MODIFIER|UGT1A4|ENSG00000244474|transcript|ENST00000373409.7|protein_coding|1/4|c.867+9579T&gt;C||||||,C|intron_variant|MODIFIER|UGT1A10|ENSG00000242515|transcript|ENST00000373445.1|protein_coding|1/4|c.856-37768T&gt;C||||||,C|intron_variant|MODIFIER|UGT1A6|ENSG00000167165|transcript|ENST00000406651.1|protein_coding|1/4|c.60+35401T&gt;C||||||,C|intron_variant|MODIFIER|UGT1A4|ENSG00000244474|transcript|ENST00000450233.1|nonsense_mediated_decay|1/5|c.867+9579T&gt;C||||||,C|intron_variant|MODIFIER|UGT1A6|ENSG00000167165|transcript|ENST00000373424.5|protein_coding|2/5|c.60+35401T&gt;C||||||,C|intron_variant|MODIFIER|UGT1A6|ENSG00000167165|transcript|ENST00000480628.1|processed_transcript|2/2|n.187-25424T&gt;C||||||,C|intron_variant|MODIFIER|UGT1A6|ENSG00000167165|transcript|ENST00000478062.2|processed_transcript|1/1|n.182-238T&gt;C||||||,C|intron_variant|MODIFIER|UGT1A6|ENSG00000167165|transcript|ENST00000484784.2|nonsense_mediated_decay|2/2|c.*237+11234T&gt;C||||||WARNING_TRANSCRIPT_NO_START_CODON,C|intron_variant|MODIFIER|UGT1A6|ENSG00000167165|transcript|ENST00000446481.6|nonsense_mediated_decay|2/6|c.60+35401T&gt;C||||||</text:p>
          </table:table-cell>
          <table:table-cell office:value-type="string" calcext:value-type="string">
            <text:p>{'MODERATE': 1, 'MODIFIER': 15}</text:p>
          </table:table-cell>
          <table:table-cell office:value-type="string" calcext:value-type="string">
            <text:p>{'missense_variant': 1, 'intron_variant': 1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8402</text:p>
          </table:table-cell>
          <table:table-cell office:value-type="string" calcext:value-type="string">
            <text:p>UGT1A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60973" calcext:value-type="float">
            <text:p>23376097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463.2:c.686C&gt;T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00454.1:p.P229L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s35350960</text:p>
          </table:table-cell>
          <table:table-cell office:value-type="string" calcext:value-type="string">
            <text:p>T|missense_variant|MODERATE|UGT1A1|ENSG00000241635|transcript|ENST00000305208.9|protein_coding|1/5|c.686C&gt;T|p.Pro229Leu|726/2382|686/1602|229/533||,T|missense_variant|MODERATE|UGT1A1|ENSG00000241635|transcript|ENST00000360418.4|protein_coding|1/5|c.686C&gt;T|p.Pro229Leu|686/3389|686/1335|229/444||,T|downstream_gene_variant|MODIFIER|UGT1A6|ENSG00000167165|transcript|ENST00000480628.1|processed_transcript||n.*4622C&gt;T|||||4622|,T|intron_variant|MODIFIER|UGT1A8|ENSG00000242366|transcript|ENST00000373450.4|protein_coding|1/4|c.856-6061C&gt;T||||||,T|intron_variant|MODIFIER|UGT1A10|ENSG00000242515|transcript|ENST00000344644.9|protein_coding|1/4|c.856-6061C&gt;T||||||,T|intron_variant|MODIFIER|UGT1A9|ENSG00000241119|transcript|ENST00000354728.4|protein_coding|1/4|c.856-6061C&gt;T||||||,T|intron_variant|MODIFIER|UGT1A7|ENSG00000244122|transcript|ENST00000373426.3|protein_coding|1/4|c.856-6061C&gt;T||||||,T|intron_variant|MODIFIER|UGT1A6|ENSG00000167165|transcript|ENST00000305139.10|protein_coding|1/4|c.862-6061C&gt;T||||||,T|intron_variant|MODIFIER|UGT1A5|ENSG00000240224|transcript|ENST00000373414.3|protein_coding|1/4|c.868-6061C&gt;T||||||,T|intron_variant|MODIFIER|UGT1A4|ENSG00000244474|transcript|ENST00000373409.7|protein_coding|1/4|c.868-6061C&gt;T||||||,T|intron_variant|MODIFIER|UGT1A3|ENSG00000243135|transcript|ENST00000482026.5|protein_coding|1/4|c.868-6061C&gt;T||||||,T|intron_variant|MODIFIER|UGT1A10|ENSG00000242515|transcript|ENST00000373445.1|protein_coding|1/4|c.856-6061C&gt;T||||||,T|intron_variant|MODIFIER|UGT1A6|ENSG00000167165|transcript|ENST00000406651.1|protein_coding|1/4|c.61-6061C&gt;T||||||,T|intron_variant|MODIFIER|UGT1A4|ENSG00000244474|transcript|ENST00000450233.1|nonsense_mediated_decay|1/5|c.868-6061C&gt;T||||||,T|intron_variant|MODIFIER|UGT1A6|ENSG00000167165|transcript|ENST00000373424.5|protein_coding|2/5|c.61-6061C&gt;T||||||,T|intron_variant|MODIFIER|UGT1A6|ENSG00000167165|transcript|ENST00000484784.2|nonsense_mediated_decay|2/2|c.*238-6061C&gt;T||||||WARNING_TRANSCRIPT_NO_START_CODON,T|intron_variant|MODIFIER|UGT1A6|ENSG00000167165|transcript|ENST00000446481.6|nonsense_mediated_decay|2/6|c.61-6061C&gt;T||||||</text:p>
          </table:table-cell>
          <table:table-cell office:value-type="string" calcext:value-type="string">
            <text:p>{'MODERATE': 2, 'MODIFIER': 15}</text:p>
          </table:table-cell>
          <table:table-cell office:value-type="string" calcext:value-type="string">
            <text:p>{'missense_variant': 2, 'downstream_gene_variant': 1, 'intron_variant': 14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25503</text:p>
          </table:table-cell>
          <table:table-cell office:value-type="string" calcext:value-type="string">
            <text:p>UGT1A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60985" calcext:value-type="float">
            <text:p>23376098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463.2:c.698T&gt;G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00454.1:p.L233R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rs72551344</text:p>
          </table:table-cell>
          <table:table-cell office:value-type="string" calcext:value-type="string">
            <text:p>G|missense_variant|MODERATE|UGT1A1|ENSG00000241635|transcript|ENST00000305208.9|protein_coding|1/5|c.698T&gt;G|p.Leu233Arg|738/2382|698/1602|233/533||,G|missense_variant|MODERATE|UGT1A1|ENSG00000241635|transcript|ENST00000360418.4|protein_coding|1/5|c.698T&gt;G|p.Leu233Arg|698/3389|698/1335|233/444||,G|downstream_gene_variant|MODIFIER|UGT1A6|ENSG00000167165|transcript|ENST00000480628.1|processed_transcript||n.*4634T&gt;G|||||4634|,G|intron_variant|MODIFIER|UGT1A8|ENSG00000242366|transcript|ENST00000373450.4|protein_coding|1/4|c.856-6049T&gt;G||||||,G|intron_variant|MODIFIER|UGT1A10|ENSG00000242515|transcript|ENST00000344644.9|protein_coding|1/4|c.856-6049T&gt;G||||||,G|intron_variant|MODIFIER|UGT1A9|ENSG00000241119|transcript|ENST00000354728.4|protein_coding|1/4|c.856-6049T&gt;G||||||,G|intron_variant|MODIFIER|UGT1A7|ENSG00000244122|transcript|ENST00000373426.3|protein_coding|1/4|c.856-6049T&gt;G||||||,G|intron_variant|MODIFIER|UGT1A6|ENSG00000167165|transcript|ENST00000305139.10|protein_coding|1/4|c.862-6049T&gt;G||||||,G|intron_variant|MODIFIER|UGT1A5|ENSG00000240224|transcript|ENST00000373414.3|protein_coding|1/4|c.868-6049T&gt;G||||||,G|intron_variant|MODIFIER|UGT1A4|ENSG00000244474|transcript|ENST00000373409.7|protein_coding|1/4|c.868-6049T&gt;G||||||,G|intron_variant|MODIFIER|UGT1A3|ENSG00000243135|transcript|ENST00000482026.5|protein_coding|1/4|c.868-6049T&gt;G||||||,G|intron_variant|MODIFIER|UGT1A10|ENSG00000242515|transcript|ENST00000373445.1|protein_coding|1/4|c.856-6049T&gt;G||||||,G|intron_variant|MODIFIER|UGT1A6|ENSG00000167165|transcript|ENST00000406651.1|protein_coding|1/4|c.61-6049T&gt;G||||||,G|intron_variant|MODIFIER|UGT1A4|ENSG00000244474|transcript|ENST00000450233.1|nonsense_mediated_decay|1/5|c.868-6049T&gt;G||||||,G|intron_variant|MODIFIER|UGT1A6|ENSG00000167165|transcript|ENST00000373424.5|protein_coding|2/5|c.61-6049T&gt;G||||||,G|intron_variant|MODIFIER|UGT1A6|ENSG00000167165|transcript|ENST00000484784.2|nonsense_mediated_decay|2/2|c.*238-6049T&gt;G||||||WARNING_TRANSCRIPT_NO_START_CODON,G|intron_variant|MODIFIER|UGT1A6|ENSG00000167165|transcript|ENST00000446481.6|nonsense_mediated_decay|2/6|c.61-6049T&gt;G||||||</text:p>
          </table:table-cell>
          <table:table-cell office:value-type="string" calcext:value-type="string">
            <text:p>{'MODERATE': 2, 'MODIFIER': 15}</text:p>
          </table:table-cell>
          <table:table-cell office:value-type="string" calcext:value-type="string">
            <text:p>{'missense_variant': 2, 'downstream_gene_variant': 1, 'intron_variant': 14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86742</text:p>
          </table:table-cell>
          <table:table-cell office:value-type="string" calcext:value-type="string">
            <text:p>UGT1A9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33772413" calcext:value-type="float">
            <text:p>23377241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21027.2:c.1447T&gt;G</text:p>
          </table:table-cell>
          <table:table-cell office:value-type="string" calcext:value-type="string">
            <text:p>"Reduced_activity"</text:p>
          </table:table-cell>
          <table:table-cell table:number-columns-repeated="2"/>
          <table:table-cell office:value-type="string" calcext:value-type="string">
            <text:p>NP_066307.1:p.Y483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rs34993780</text:p>
          </table:table-cell>
          <table:table-cell office:value-type="string" calcext:value-type="string">
            <text:p>G|missense_variant|MODERATE|UGT1A8|ENSG00000242366|transcript|ENST00000373450.4|protein_coding|5/5|c.1447T&gt;G|p.Tyr483Asp|1510/2407|1447/1593|483/530||,G|missense_variant|MODERATE|UGT1A10|ENSG00000242515|transcript|ENST00000344644.9|protein_coding|5/5|c.1447T&gt;G|p.Tyr483Asp|1516/2408|1447/1593|483/530||,G|missense_variant|MODERATE|UGT1A9|ENSG00000241119|transcript|ENST00000354728.4|protein_coding|5/5|c.1447T&gt;G|p.Tyr483Asp|1529/2416|1447/1593|483/530||,G|missense_variant|MODERATE|UGT1A7|ENSG00000244122|transcript|ENST00000373426.3|protein_coding|5/5|c.1447T&gt;G|p.Tyr483Asp|1447/2333|1447/1593|483/530||,G|missense_variant|MODERATE|UGT1A6|ENSG00000167165|transcript|ENST00000305139.10|protein_coding|5/5|c.1453T&gt;G|p.Tyr485Asp|1592/2479|1453/1599|485/532||,G|missense_variant|MODERATE|UGT1A5|ENSG00000240224|transcript|ENST00000373414.3|protein_coding|5/5|c.1459T&gt;G|p.Tyr487Asp|1459/2345|1459/1605|487/534||,G|missense_variant|MODERATE|UGT1A4|ENSG00000244474|transcript|ENST00000373409.7|protein_coding|5/5|c.1459T&gt;G|p.Tyr487Asp|1502/2388|1459/1605|487/534||,G|missense_variant|MODERATE|UGT1A3|ENSG00000243135|transcript|ENST00000482026.5|protein_coding|5/5|c.1459T&gt;G|p.Tyr487Asp|1478/2364|1459/1605|487/534||,G|missense_variant|MODERATE|UGT1A1|ENSG00000241635|transcript|ENST00000305208.9|protein_coding|5/5|c.1456T&gt;G|p.Tyr486Asp|1496/2382|1456/1602|486/533||,G|missense_variant|MODERATE|UGT1A6|ENSG00000167165|transcript|ENST00000373424.5|protein_coding|6/6|c.652T&gt;G|p.Tyr218Asp|873/1128|652/798|218/265||,G|3_prime_UTR_variant|MODIFIER|UGT1A4|ENSG00000244474|transcript|ENST00000450233.1|nonsense_mediated_decay|6/6|c.*255T&gt;G|||||2852|,G|upstream_gene_variant|MODIFIER|MROH2A|ENSG00000185038|transcript|ENST00000428446.5|protein_coding||c.-6946T&gt;G|||||3311|WARNING_TRANSCRIPT_INCOMPLETE,G|upstream_gene_variant|MODIFIER|MROH2A|ENSG00000185038|transcript|ENST00000430892.5|protein_coding||c.-6946T&gt;G|||||3311|WARNING_TRANSCRIPT_INCOMPLETE,G|upstream_gene_variant|MODIFIER|MROH2A|ENSG00000185038|transcript|ENST00000454283.1|protein_coding||c.-7341T&gt;G|||||3311|WARNING_TRANSCRIPT_INCOMPLETE,G|upstream_gene_variant|MODIFIER|MROH2A|ENSG00000185038|transcript|ENST00000610772.4|protein_coding||c.-6946T&gt;G|||||3266|,G|downstream_gene_variant|MODIFIER|UGT1A10|ENSG00000242515|transcript|ENST00000373445.1|protein_coding||c.*2852T&gt;G|||||2134|,G|downstream_gene_variant|MODIFIER|UGT1A6|ENSG00000167165|transcript|ENST00000406651.1|protein_coding||c.*2852T&gt;G|||||2712|,G|downstream_gene_variant|MODIFIER|UGT1A1|ENSG00000241635|transcript|ENST00000360418.4|protein_coding||c.*2852T&gt;G|||||798|,G|downstream_gene_variant|MODIFIER|UGT1A6|ENSG00000167165|transcript|ENST00000446481.6|nonsense_mediated_decay||c.*2852T&gt;G|||||72|</text:p>
          </table:table-cell>
          <table:table-cell office:value-type="string" calcext:value-type="string">
            <text:p>{'MODERATE': 10, 'MODIFIER': 9}</text:p>
          </table:table-cell>
          <table:table-cell office:value-type="string" calcext:value-type="string">
            <text:p>{'missense_variant': 10, '3_prime_UTR_variant': 1, 'upstream_gene_variant': 4, 'downstream_gene_variant': 4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16130</text:p>
          </table:table-cell>
          <table:table-cell office:value-type="string" calcext:value-type="string">
            <text:p>PTAF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8150351" calcext:value-type="float">
            <text:p>28150351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M_000952.4:c.671C&gt;A</text:p>
          </table:table-cell>
          <table:table-cell office:value-type="string" calcext:value-type="string">
            <text:p>"Impaired_G-protein_activation_association_with"</text:p>
          </table:table-cell>
          <table:table-cell table:number-columns-repeated="2"/>
          <table:table-cell office:value-type="string" calcext:value-type="string">
            <text:p>NP_000943.1:p.A224D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s5938</text:p>
          </table:table-cell>
          <table:table-cell office:value-type="string" calcext:value-type="string">
            <text:p>T|missense_variant|MODERATE|PTAFR|ENSG00000169403|transcript|ENST00000305392.3|protein_coding|2/2|c.671C&gt;A|p.Ala224Asp|861/1539|671/1029|224/342||,T|missense_variant|MODERATE|PTAFR|ENSG00000169403|transcript|ENST00000373857.7|protein_coding|2/2|c.671C&gt;A|p.Ala224Asp|1306/4491|671/1029|224/342||,T|missense_variant|MODERATE|PTAFR|ENSG00000169403|transcript|ENST00000539896.1|protein_coding|3/3|c.671C&gt;A|p.Ala224Asp|1006/4191|671/1029|224/342||</text:p>
          </table:table-cell>
          <table:table-cell office:value-type="string" calcext:value-type="string">
            <text:p>{'MODERATE': 3}</text:p>
          </table:table-cell>
          <table:table-cell office:value-type="string" calcext:value-type="string">
            <text:p>{'missense_variant': 3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5868</text:p>
          </table:table-cell>
          <table:table-cell office:value-type="string" calcext:value-type="string">
            <text:p>AGT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148741168" calcext:value-type="float">
            <text:p>14874116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31850.3:c.238G&gt;A</text:p>
          </table:table-cell>
          <table:table-cell office:value-type="string" calcext:value-type="string">
            <text:p>"Reduced_function"</text:p>
          </table:table-cell>
          <table:table-cell table:number-columns-repeated="2"/>
          <table:table-cell office:value-type="string" calcext:value-type="string">
            <text:p>NP_114038.4:p.G80R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A|missense_variant|MODERATE|AGTR1|ENSG00000144891|transcript|ENST00000497524.5|protein_coding|2/2|c.133G&gt;A|p.Gly45Arg|524/2359|133/1080|45/359||,A|missense_variant|MODERATE|AGTR1|ENSG00000144891|transcript|ENST00000349243.7|protein_coding|3/3|c.133G&gt;A|p.Gly45Arg|521/2356|133/1080|45/359||,A|missense_variant|MODERATE|AGTR1|ENSG00000144891|transcript|ENST00000404754.2|protein_coding|2/2|c.133G&gt;A|p.Gly45Arg|412/2252|133/1080|45/359||,A|missense_variant|MODERATE|AGTR1|ENSG00000144891|transcript|ENST00000474935.5|protein_coding|3/3|c.133G&gt;A|p.Gly45Arg|716/1795|133/1080|45/359||,A|missense_variant|MODERATE|AGTR1|ENSG00000144891|transcript|ENST00000475347.5|protein_coding|2/2|c.133G&gt;A|p.Gly45Arg|590/1669|133/1080|45/359||,A|missense_variant|MODERATE|AGTR1|ENSG00000144891|transcript|ENST00000461609.1|protein_coding|3/3|c.133G&gt;A|p.Gly45Arg|466/1545|133/1080|45/359||,A|missense_variant|MODERATE|AGTR1|ENSG00000144891|transcript|ENST00000418473.6|protein_coding|2/2|c.238G&gt;A|p.Gly80Arg|238/2071|238/1185|80/394||,A|missense_variant|MODERATE|AGTR1|ENSG00000144891|transcript|ENST00000402260.1|protein_coding|2/2|c.220G&gt;A|p.Gly74Arg|339/2172|220/1167|74/388||</text:p>
          </table:table-cell>
          <table:table-cell office:value-type="string" calcext:value-type="string">
            <text:p>{'MODERATE': 8}</text:p>
          </table:table-cell>
          <table:table-cell office:value-type="string" calcext:value-type="string">
            <text:p>{'missense_variant': 8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5870</text:p>
          </table:table-cell>
          <table:table-cell office:value-type="string" calcext:value-type="string">
            <text:p>AGT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148741646" calcext:value-type="float">
            <text:p>14874164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31850.3:c.716T&gt;C</text:p>
          </table:table-cell>
          <table:table-cell office:value-type="string" calcext:value-type="string">
            <text:p>"Reduced_function"</text:p>
          </table:table-cell>
          <table:table-cell table:number-columns-repeated="2"/>
          <table:table-cell office:value-type="string" calcext:value-type="string">
            <text:p>NP_114038.4:p.F239S</text:p>
          </table:table-cell>
          <table:table-cell office:value-type="float" office:value="0.790333" calcext:value-type="float">
            <text:p>0.790333</text:p>
          </table:table-cell>
          <table:table-cell/>
          <table:table-cell office:value-type="string" calcext:value-type="string">
            <text:p>C|missense_variant|MODERATE|AGTR1|ENSG00000144891|transcript|ENST00000497524.5|protein_coding|2/2|c.611T&gt;C|p.Phe204Ser|1002/2359|611/1080|204/359||,C|missense_variant|MODERATE|AGTR1|ENSG00000144891|transcript|ENST00000349243.7|protein_coding|3/3|c.611T&gt;C|p.Phe204Ser|999/2356|611/1080|204/359||,C|missense_variant|MODERATE|AGTR1|ENSG00000144891|transcript|ENST00000404754.2|protein_coding|2/2|c.611T&gt;C|p.Phe204Ser|890/2252|611/1080|204/359||,C|missense_variant|MODERATE|AGTR1|ENSG00000144891|transcript|ENST00000474935.5|protein_coding|3/3|c.611T&gt;C|p.Phe204Ser|1194/1795|611/1080|204/359||,C|missense_variant|MODERATE|AGTR1|ENSG00000144891|transcript|ENST00000475347.5|protein_coding|2/2|c.611T&gt;C|p.Phe204Ser|1068/1669|611/1080|204/359||,C|missense_variant|MODERATE|AGTR1|ENSG00000144891|transcript|ENST00000461609.1|protein_coding|3/3|c.611T&gt;C|p.Phe204Ser|944/1545|611/1080|204/359||,C|missense_variant|MODERATE|AGTR1|ENSG00000144891|transcript|ENST00000418473.6|protein_coding|2/2|c.716T&gt;C|p.Phe239Ser|716/2071|716/1185|239/394||,C|missense_variant|MODERATE|AGTR1|ENSG00000144891|transcript|ENST00000402260.1|protein_coding|2/2|c.698T&gt;C|p.Phe233Ser|817/2172|698/1167|233/388||</text:p>
          </table:table-cell>
          <table:table-cell office:value-type="string" calcext:value-type="string">
            <text:p>{'MODERATE': 8}</text:p>
          </table:table-cell>
          <table:table-cell office:value-type="string" calcext:value-type="string">
            <text:p>{'missense_variant': 8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45869</text:p>
          </table:table-cell>
          <table:table-cell office:value-type="string" calcext:value-type="string">
            <text:p>AGTR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148741902" calcext:value-type="float">
            <text:p>14874190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31850.3:c.972T&gt;G</text:p>
          </table:table-cell>
          <table:table-cell office:value-type="string" calcext:value-type="string">
            <text:p>"Reduced_function"</text:p>
          </table:table-cell>
          <table:table-cell table:number-columns-repeated="2"/>
          <table:table-cell office:value-type="string" calcext:value-type="string">
            <text:p>NP_114038.4:p.C324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s1064533</text:p>
          </table:table-cell>
          <table:table-cell office:value-type="string" calcext:value-type="string">
            <text:p>G|missense_variant|MODERATE|AGTR1|ENSG00000144891|transcript|ENST00000497524.5|protein_coding|2/2|c.867T&gt;G|p.Cys289Trp|1258/2359|867/1080|289/359||,G|missense_variant|MODERATE|AGTR1|ENSG00000144891|transcript|ENST00000349243.7|protein_coding|3/3|c.867T&gt;G|p.Cys289Trp|1255/2356|867/1080|289/359||,G|missense_variant|MODERATE|AGTR1|ENSG00000144891|transcript|ENST00000404754.2|protein_coding|2/2|c.867T&gt;G|p.Cys289Trp|1146/2252|867/1080|289/359||,G|missense_variant|MODERATE|AGTR1|ENSG00000144891|transcript|ENST00000474935.5|protein_coding|3/3|c.867T&gt;G|p.Cys289Trp|1450/1795|867/1080|289/359||,G|missense_variant|MODERATE|AGTR1|ENSG00000144891|transcript|ENST00000475347.5|protein_coding|2/2|c.867T&gt;G|p.Cys289Trp|1324/1669|867/1080|289/359||,G|missense_variant|MODERATE|AGTR1|ENSG00000144891|transcript|ENST00000461609.1|protein_coding|3/3|c.867T&gt;G|p.Cys289Trp|1200/1545|867/1080|289/359||,G|missense_variant|MODERATE|AGTR1|ENSG00000144891|transcript|ENST00000418473.6|protein_coding|2/2|c.972T&gt;G|p.Cys324Trp|972/2071|972/1185|324/394||,G|missense_variant|MODERATE|AGTR1|ENSG00000144891|transcript|ENST00000402260.1|protein_coding|2/2|c.954T&gt;G|p.Cys318Trp|1073/2172|954/1167|318/388||</text:p>
          </table:table-cell>
          <table:table-cell office:value-type="string" calcext:value-type="string">
            <text:p>{'MODERATE': 8}</text:p>
          </table:table-cell>
          <table:table-cell office:value-type="string" calcext:value-type="string">
            <text:p>{'missense_variant': 8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58344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54736599" calcext:value-type="float">
            <text:p>5473659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0222.2:c.2586G&gt;C</text:p>
          </table:table-cell>
          <table:table-cell office:value-type="string" calcext:value-type="string">
            <text:p>"Altered_miRNA:target_gene_mRNA_duplex_conformation"</text:p>
          </table:table-cell>
          <table:table-cell table:number-columns-repeated="2"/>
          <table:table-cell office:value-type="string" calcext:value-type="string">
            <text:p>NP_000213.1:p.L862%3D</text:p>
          </table:table-cell>
          <table:table-cell/>
          <table:table-cell office:value-type="string" calcext:value-type="string">
            <text:p>rs3733542</text:p>
          </table:table-cell>
          <table:table-cell office:value-type="string" calcext:value-type="string">
            <text:p>C|synonymous_variant|LOW|KIT|ENSG00000157404|transcript|ENST00000288135.5|protein_coding|18/21|c.2586G&gt;C|p.Leu862Leu|2683/5186|2586/2931|862/976||,C|synonymous_variant|LOW|KIT|ENSG00000157404|transcript|ENST00000412167.6|protein_coding|18/21|c.2574G&gt;C|p.Leu858Leu|2671/3470|2574/2919|858/972||,C|downstream_gene_variant|MODIFIER|KIT|ENSG00000157404|transcript|ENST00000512959.1|retained_intron||n.*3198G&gt;C|||||3198|</text:p>
          </table:table-cell>
          <table:table-cell office:value-type="string" calcext:value-type="string">
            <text:p>{'LOW': 2, 'MODIFIER': 1}</text:p>
          </table:table-cell>
          <table:table-cell office:value-type="string" calcext:value-type="string">
            <text:p>{'synonymous_variant': 2, 'down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16625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5101886" calcext:value-type="float">
            <text:p>55101886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mRNA_levels"</text:p>
          </table:table-cell>
          <table:table-cell table:number-columns-repeated="4"/>
          <table:table-cell office:value-type="string" calcext:value-type="string">
            <text:p>rs7655964</text:p>
          </table:table-cell>
          <table:table-cell office:value-type="string" calcext:value-type="string">
            <text:p>C|downstream_gene_variant|MODIFIER|KDR|ENSG00000128052|transcript|ENST00000512566.1|retained_intron||n.*2707T&gt;G|||||2707|,C|intron_variant|MODIFIER|KDR|ENSG00000128052|transcript|ENST00000263923.4|protein_coding|15/29|c.2266+11T&gt;G||||||</text:p>
          </table:table-cell>
          <table:table-cell office:value-type="string" calcext:value-type="string">
            <text:p>{'MODIFIER': 2}</text:p>
          </table:table-cell>
          <table:table-cell office:value-type="string" calcext:value-type="string">
            <text:p>{'downstream_gene_variant': 1, 'intr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93046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5125564" calcext:value-type="float">
            <text:p>55125564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mRNA_expression"</text:p>
          </table:table-cell>
          <table:table-cell table:number-columns-repeated="4"/>
          <table:table-cell office:value-type="string" calcext:value-type="string">
            <text:p>rs7667298</text:p>
          </table:table-cell>
          <table:table-cell office:value-type="string" calcext:value-type="string">
            <text:p>C|5_prime_UTR_variant|MODIFIER|KDR|ENSG00000128052|transcript|ENST00000263923.4|protein_coding|1/30|c.-271A&gt;G|||||271|,C|upstream_gene_variant|MODIFIER|KDR|ENSG00000128052|transcript|ENST00000512566.1|retained_intron||n.-271A&gt;G|||||271|</text:p>
          </table:table-cell>
          <table:table-cell office:value-type="string" calcext:value-type="string">
            <text:p>{'MODIFIER': 2}</text:p>
          </table:table-cell>
          <table:table-cell office:value-type="string" calcext:value-type="string">
            <text:p>{'5_prime_UTR_variant': 1, 'upstream_gene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16623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5127748" calcext:value-type="float">
            <text:p>55127748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transcriptional_activity"</text:p>
          </table:table-cell>
          <table:table-cell table:number-columns-repeated="4"/>
          <table:table-cell office:value-type="string" calcext:value-type="string">
            <text:p>rs1551641</text:p>
          </table:table-cell>
          <table:table-cell office:value-type="string" calcext:value-type="string">
            <text:p>T|upstream_gene_variant|MODIFIER|KDR|ENSG00000128052|transcript|ENST00000263923.4|protein_coding||c.-2455G&gt;A|||||2159|,T|upstream_gene_variant|MODIFIER|KDR|ENSG00000128052|transcript|ENST00000512566.1|retained_intron||n.-2455G&gt;A|||||2455|,T|intergenic_region|MODIFIER|KDR-RN7SL822P|ENSG00000128052-ENSG00000239545|intergenic_region|ENSG00000128052-ENSG00000239545|||n.55127748C&gt;T||||||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116624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5128147" calcext:value-type="float">
            <text:p>55128147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Increased_transcriptional_activity"</text:p>
          </table:table-cell>
          <table:table-cell table:number-columns-repeated="4"/>
          <table:table-cell office:value-type="string" calcext:value-type="string">
            <text:p>rs1551645</text:p>
          </table:table-cell>
          <table:table-cell office:value-type="string" calcext:value-type="string">
            <text:p>G|upstream_gene_variant|MODIFIER|KDR|ENSG00000128052|transcript|ENST00000263923.4|protein_coding||c.-2854A&gt;C|||||2558|,G|upstream_gene_variant|MODIFIER|KDR|ENSG00000128052|transcript|ENST00000512566.1|retained_intron||n.-2854A&gt;C|||||2854|,G|intergenic_region|MODIFIER|KDR-RN7SL822P|ENSG00000128052-ENSG00000239545|intergenic_region|ENSG00000128052-ENSG00000239545|||n.55128147T&gt;G||||||</text:p>
          </table:table-cell>
          <table:table-cell office:value-type="string" calcext:value-type="string">
            <text:p>{'MODIFIER': 3}</text:p>
          </table:table-cell>
          <table:table-cell office:value-type="string" calcext:value-type="string">
            <text:p>{'upstream_gene_variant': 2, 'intergenic_region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45948</text:p>
          </table:table-cell>
          <table:table-cell office:value-type="string" calcext:value-type="string">
            <text:p>UGT2B7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9095621" calcext:value-type="float">
            <text:p>69095621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promoter_activity"</text:p>
          </table:table-cell>
          <table:table-cell table:number-columns-repeated="4"/>
          <table:table-cell office:value-type="string" calcext:value-type="string">
            <text:p>rs7438135</text:p>
          </table:table-cell>
          <table:table-cell office:value-type="string" calcext:value-type="string">
            <text:p>A|upstream_gene_variant|MODIFIER|UGT2B7|ENSG00000171234|transcript|ENST00000305231.11|protein_coding||c.-900G&gt;A|||||854|,A|upstream_gene_variant|MODIFIER|UGT2B7|ENSG00000171234|transcript|ENST00000508661.5|protein_coding||c.-900G&gt;A|||||873|,A|upstream_gene_variant|MODIFIER|UGT2B7|ENSG00000171234|transcript|ENST00000622664.1|protein_coding||c.-900G&gt;A|||||898|,A|intron_variant|MODIFIER|UGT2B7|ENSG00000171234|transcript|ENST00000502942.5|protein_coding|2/5|c.-26-2919G&gt;A||||||WARNING_TRANSCRIPT_NO_STOP_CODON,A|intron_variant|MODIFIER|UGT2B7|ENSG00000171234|transcript|ENST00000509763.1|processed_transcript|2/5|n.260-2919G&gt;A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upstream_gene_variant': 3, 'intr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042177</text:p>
          </table:table-cell>
          <table:table-cell office:value-type="string" calcext:value-type="string">
            <text:p>UGT2B7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9096383" calcext:value-type="float">
            <text:p>69096383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"Altered_promoter_activity"</text:p>
          </table:table-cell>
          <table:table-cell table:number-columns-repeated="4"/>
          <table:table-cell office:value-type="string" calcext:value-type="string">
            <text:p>rs73823859</text:p>
          </table:table-cell>
          <table:table-cell office:value-type="string" calcext:value-type="string">
            <text:p>A|upstream_gene_variant|MODIFIER|UGT2B7|ENSG00000171234|transcript|ENST00000305231.11|protein_coding||c.-138G&gt;A|||||92|,A|upstream_gene_variant|MODIFIER|UGT2B7|ENSG00000171234|transcript|ENST00000508661.5|protein_coding||c.-138G&gt;A|||||111|,A|upstream_gene_variant|MODIFIER|UGT2B7|ENSG00000171234|transcript|ENST00000622664.1|protein_coding||c.-138G&gt;A|||||136|,A|intron_variant|MODIFIER|UGT2B7|ENSG00000171234|transcript|ENST00000502942.5|protein_coding|2/5|c.-26-2157G&gt;A||||||WARNING_TRANSCRIPT_NO_STOP_CODON,A|intron_variant|MODIFIER|UGT2B7|ENSG00000171234|transcript|ENST00000509763.1|processed_transcript|2/5|n.260-2157G&gt;A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upstream_gene_variant': 3, 'intr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077880</text:p>
          </table:table-cell>
          <table:table-cell office:value-type="string" calcext:value-type="string">
            <text:p>UGT2B7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9096731" calcext:value-type="float">
            <text:p>6909673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074.3:c.211G&gt;T</text:p>
          </table:table-cell>
          <table:table-cell office:value-type="string" calcext:value-type="string">
            <text:p>"Reduced_binding_capacity"</text:p>
          </table:table-cell>
          <table:table-cell table:number-columns-repeated="2"/>
          <table:table-cell office:value-type="string" calcext:value-type="string">
            <text:p>NP_001065.2:p.A71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s12233719</text:p>
          </table:table-cell>
          <table:table-cell office:value-type="string" calcext:value-type="string">
            <text:p>T|missense_variant|MODERATE|UGT2B7|ENSG00000171234|transcript|ENST00000305231.11|protein_coding|1/6|c.211G&gt;T|p.Ala71Ser|257/1887|211/1590|71/529||,T|missense_variant|MODERATE|UGT2B7|ENSG00000171234|transcript|ENST00000508661.5|protein_coding|1/5|c.211G&gt;T|p.Ala71Ser|238/1633|211/1110|71/369||,T|missense_variant|MODERATE|UGT2B7|ENSG00000171234|transcript|ENST00000622664.1|protein_coding|1/4|c.211G&gt;T|p.Ala71Ser|213/1532|211/1008|71/335||,T|intron_variant|MODIFIER|UGT2B7|ENSG00000171234|transcript|ENST00000502942.5|protein_coding|2/5|c.-26-1809G&gt;T||||||WARNING_TRANSCRIPT_NO_STOP_CODON,T|intron_variant|MODIFIER|UGT2B7|ENSG00000171234|transcript|ENST00000509763.1|processed_transcript|2/5|n.260-1809G&gt;T||||||</text:p>
          </table:table-cell>
          <table:table-cell office:value-type="string" calcext:value-type="string">
            <text:p>{'MODERATE': 3, 'MODIFIER': 2}</text:p>
          </table:table-cell>
          <table:table-cell office:value-type="string" calcext:value-type="string">
            <text:p>{'missense_variant': 3, 'intr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M1614575</text:p>
          </table:table-cell>
          <table:table-cell office:value-type="string" calcext:value-type="string">
            <text:p>UGT2B7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9096881" calcext:value-type="float">
            <text:p>6909688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074.3:c.361G&gt;A</text:p>
          </table:table-cell>
          <table:table-cell office:value-type="string" calcext:value-type="string">
            <text:p>"Reduced_enzyme_activity"</text:p>
          </table:table-cell>
          <table:table-cell table:number-columns-repeated="2"/>
          <table:table-cell office:value-type="string" calcext:value-type="string">
            <text:p>NP_001065.2:p.D121N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rs1387977501</text:p>
          </table:table-cell>
          <table:table-cell office:value-type="string" calcext:value-type="string">
            <text:p>A|missense_variant|MODERATE|UGT2B7|ENSG00000171234|transcript|ENST00000305231.11|protein_coding|1/6|c.361G&gt;A|p.Asp121Asn|407/1887|361/1590|121/529||,A|missense_variant|MODERATE|UGT2B7|ENSG00000171234|transcript|ENST00000508661.5|protein_coding|1/5|c.361G&gt;A|p.Asp121Asn|388/1633|361/1110|121/369||,A|missense_variant|MODERATE|UGT2B7|ENSG00000171234|transcript|ENST00000622664.1|protein_coding|1/4|c.361G&gt;A|p.Asp121Asn|363/1532|361/1008|121/335||,A|intron_variant|MODIFIER|UGT2B7|ENSG00000171234|transcript|ENST00000502942.5|protein_coding|2/5|c.-26-1659G&gt;A||||||WARNING_TRANSCRIPT_NO_STOP_CODON,A|intron_variant|MODIFIER|UGT2B7|ENSG00000171234|transcript|ENST00000509763.1|processed_transcript|2/5|n.260-1659G&gt;A||||||</text:p>
          </table:table-cell>
          <table:table-cell office:value-type="string" calcext:value-type="string">
            <text:p>{'MODERATE': 3, 'MODIFIER': 2}</text:p>
          </table:table-cell>
          <table:table-cell office:value-type="string" calcext:value-type="string">
            <text:p>{'missense_variant': 3, 'intron_variant': 2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86285</text:p>
          </table:table-cell>
          <table:table-cell office:value-type="string" calcext:value-type="string">
            <text:p>UGT2B7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9098226" calcext:value-type="float">
            <text:p>6909822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074.3:c.722-314A&gt;G</text:p>
          </table:table-cell>
          <table:table-cell office:value-type="string" calcext:value-type="string">
            <text:p>"Altered_mRNA_expression"</text:p>
          </table:table-cell>
          <table:table-cell table:number-columns-repeated="4"/>
          <table:table-cell office:value-type="string" calcext:value-type="string">
            <text:p>rs62298861</text:p>
          </table:table-cell>
          <table:table-cell office:value-type="string" calcext:value-type="string">
            <text:p>G|intron_variant|MODIFIER|UGT2B7|ENSG00000171234|transcript|ENST00000305231.11|protein_coding|1/5|c.722-314A&gt;G||||||,G|intron_variant|MODIFIER|UGT2B7|ENSG00000171234|transcript|ENST00000502942.5|protein_coding|2/5|c.-26-314A&gt;G||||||WARNING_TRANSCRIPT_NO_STOP_CODON,G|intron_variant|MODIFIER|UGT2B7|ENSG00000171234|transcript|ENST00000508661.5|protein_coding|1/4|c.722-314A&gt;G||||||,G|intron_variant|MODIFIER|UGT2B7|ENSG00000171234|transcript|ENST00000509763.1|processed_transcript|2/5|n.260-314A&gt;G||||||,G|intron_variant|MODIFIER|UGT2B7|ENSG00000171234|transcript|ENST00000622664.1|protein_coding|1/3|c.722-314A&gt;G||||||</text:p>
          </table:table-cell>
          <table:table-cell office:value-type="string" calcext:value-type="string">
            <text:p>{'MODIFIER': 5}</text:p>
          </table:table-cell>
          <table:table-cell office:value-type="string" calcext:value-type="string">
            <text:p>{'intron_variant': 5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86286</text:p>
          </table:table-cell>
          <table:table-cell office:value-type="string" calcext:value-type="string">
            <text:p>UGT2B7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9098553" calcext:value-type="float">
            <text:p>6909855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074.3:c.735A&gt;G</text:p>
          </table:table-cell>
          <table:table-cell office:value-type="string" calcext:value-type="string">
            <text:p>"Altered_mRNA_expression"</text:p>
          </table:table-cell>
          <table:table-cell table:number-columns-repeated="4"/>
          <table:table-cell office:value-type="string" calcext:value-type="string">
            <text:p>rs28365062</text:p>
          </table:table-cell>
          <table:table-cell office:value-type="string" calcext:value-type="string">
            <text:p>G|synonymous_variant|LOW|UGT2B7|ENSG00000171234|transcript|ENST00000305231.11|protein_coding|2/6|c.735A&gt;G|p.Thr245Thr|781/1887|735/1590|245/529||,G|synonymous_variant|LOW|UGT2B7|ENSG00000171234|transcript|ENST00000508661.5|protein_coding|2/5|c.735A&gt;G|p.Thr245Thr|762/1633|735/1110|245/369||,G|synonymous_variant|LOW|UGT2B7|ENSG00000171234|transcript|ENST00000622664.1|protein_coding|2/4|c.735A&gt;G|p.Thr245Thr|737/1532|735/1008|245/335||,G|5_prime_UTR_variant|MODIFIER|UGT2B7|ENSG00000171234|transcript|ENST00000502942.5|protein_coding|3/6|c.-13A&gt;G|||||13|WARNING_TRANSCRIPT_NO_STOP_CODON,G|non_coding_transcript_exon_variant|MODIFIER|UGT2B7|ENSG00000171234|transcript|ENST00000509763.1|processed_transcript|3/6|n.273A&gt;G||||||</text:p>
          </table:table-cell>
          <table:table-cell office:value-type="string" calcext:value-type="string">
            <text:p>{'LOW': 3, 'MODIFIER': 2}</text:p>
          </table:table-cell>
          <table:table-cell office:value-type="string" calcext:value-type="string">
            <text:p>{'synonymous_variant': 3, '5_prime_UTR_variant': 1, 'non_coding_transcript_exon_variant': 1}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086287</text:p>
          </table:table-cell>
          <table:table-cell office:value-type="string" calcext:value-type="string">
            <text:p>UGT2B7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9107234" calcext:value-type="float">
            <text:p>6910723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M_001074.3:c.1062C&gt;T</text:p>
          </table:table-cell>
          <table:table-cell office:value-type="string" calcext:value-type="string">
            <text:p>"Altered_mRNA_expression"</text:p>
          </table:table-cell>
          <table:table-cell table:number-columns-repeated="4"/>
          <table:table-cell office:value-type="string" calcext:value-type="string">
            <text:p>rs4348159</text:p>
          </table:table-cell>
          <table:table-cell office:value-type="string" calcext:value-type="string">
            <text:p>T|synonymous_variant|LOW|UGT2B7|ENSG00000171234|transcript|ENST00000305231.11|protein_coding|4/6|c.1062C&gt;T|p.Tyr354Tyr|1108/1887|1062/1590|354/529||,T|synonymous_variant|LOW|UGT2B7|ENSG00000171234|transcript|ENST00000502942.5|protein_coding|5/6|c.315C&gt;T|p.Tyr105Tyr|713/866|315/468|105/155||WARNING_TRANSCRIPT_NO_STOP_CODON,T|synonymous_variant|LOW|UGT2B7|ENSG00000171234|transcript|ENST00000508661.5|protein_coding|4/5|c.1062C&gt;T|p.Tyr354Tyr|1089/1633|1062/1110|354/369||,T|intron_variant|MODIFIER|UGT2B7|ENSG00000171234|transcript|ENST00000622664.1|protein_coding|3/3|c.1002+4296C&gt;T||||||,T|non_coding_transcript_exon_variant|MODIFIER|UGT2B7|ENSG00000171234|transcript|ENST00000509763.1|processed_transcript|5/6|n.600C&gt;T||||||</text:p>
          </table:table-cell>
          <table:table-cell office:value-type="string" calcext:value-type="string">
            <text:p>{'LOW': 3, 'MODIFIER': 2}</text:p>
          </table:table-cell>
          <table:table-cell office:value-type="string" calcext:value-type="string">
            <text:p>{'synonymous_variant': 3, 'intron_variant': 1, 'non_coding_transcript_exon_variant': 1}</text:p>
          </table:table-cell>
          <table:table-cell table:number-columns-repeated="1005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ariants.D1:variants.S38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 style:data-style-name="N2" text:time-value="20:56:01.962763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8T21:08:18.010399196</dc:date>
    <meta:editing-duration>P1DT21H30M2S</meta:editing-duration>
    <meta:editing-cycles>14</meta:editing-cycles>
    <meta:generator>LibreOffice/5.1.6.2$Linux_X86_64 LibreOffice_project/10m0$Build-2</meta:generator>
    <meta:document-statistic meta:table-count="1" meta:cell-count="6267" meta:object-count="0"/>
  </office:meta>
</office:document-meta>
</file>